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5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3.124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Idx</text:p>
          </table:table-cell>
          <table:table-cell table:style-name="ce1" office:value-type="string">
            <text:p>Created_at</text:p>
          </table:table-cell>
          <table:table-cell office:value-type="string">
            <text:p>Simple Request</text:p>
          </table:table-cell>
          <table:table-cell office:value-type="string">
            <text:p>Bytes Consumed (GB)</text:p>
          </table:table-cell>
          <table:table-cell office:value-type="string">
            <text:p>New Request</text:p>
          </table:table-cell>
          <table:table-cell/>
          <table:table-cell office:value-type="string">
            <text:p>Byte per request</text:p>
          </table:table-cell>
          <table:table-cell office:value-type="float" office:value="7">
            <text:p>7</text:p>
          </table:table-cell>
          <table:table-cell office:value-type="string">
            <text:p>GB</text:p>
          </table:table-cell>
          <table:table-cell office:value-type="string">
            <text:p>Max Byte per day</text:p>
          </table:table-cell>
          <table:table-cell office:value-type="float" office:value="700">
            <text:p>700</text:p>
          </table:table-cell>
          <table:table-cell office:value-type="string">
            <text:p>GB</text:p>
          </table:table-cell>
          <table:table-cell office:value-type="string">
            <text:p>DaysOfMining</text:p>
          </table:table-cell>
          <table:table-cell table:formula="of:=CEILING(MAX([.A2:.A876])*[.H1]/[.K1];1)" office:value-type="float" office:value="9">
            <text:p/>
          </table:table-cell>
          <table:table-cell table:number-columns-repeated="6"/>
          <table:table-cell office:value-type="string">
            <text:p>Execution 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2012-03-11</text:p>
          </table:table-cell>
          <table:table-cell table:formula="of:=CONCATENATE([$Feuille2.$A$1];[.B2];[$Feuille2.$A$2];[$Feuille2.$A$3];[$Feuille2.$A$4];[.B2];[$Feuille2.$A$5];[$Feuille2.$A$6])" office:value-type="string" office:string-value="(SELECT TIMESTAMP_TO_SEC(TIMESTAMP(&quot;2012-03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1&quot; GROUP EACH BY repository_created_at))">
            <text:p>(SELECT TIMESTAMP_TO_SEC(TIMESTAMP("2012-03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1" GROUP EACH BY repository_created_at))</text:p>
          </table:table-cell>
          <table:table-cell table:formula="of:=MOD([.$H$1]*[.A2];[.$K$1])" office:value-type="float" office:value="7">
            <text:p/>
          </table:table-cell>
          <table:table-cell table:formula="of:=IF([.D2]=[.$H$1];&quot;TRUE&quot;;&quot;&quot;)" office:value-type="string" office:string-value="TRUE">
            <text:p>TRUE</text:p>
          </table:table-cell>
          <table:table-cell table:formula="of:=CONCATENATE(IF([.E2]=&quot;TRUE&quot;;[$Feuille2.$A$14];&quot;&quot;);[.C2];IF([.E3]&lt;&gt;&quot;TRUE&quot;;&quot;, &quot;;&quot;&quot;))" office:value-type="string" office:string-value="SELECT * FROM (SELECT TIMESTAMP_TO_SEC(TIMESTAMP(&quot;2012-03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1&quot; GROUP EACH BY repository_created_at)), ">
            <text:p>SELECT * FROM (SELECT TIMESTAMP_TO_SEC(TIMESTAMP("2012-03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1" GROUP EACH BY repository_created_at)), </text:p>
          </table:table-cell>
          <table:table-cell table:number-columns-repeated="14"/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2012-03-12</text:p>
          </table:table-cell>
          <table:table-cell table:formula="of:=CONCATENATE([$Feuille2.$A$1];[.B3];[$Feuille2.$A$2];[$Feuille2.$A$3];[$Feuille2.$A$4];[.B3];[$Feuille2.$A$5];[$Feuille2.$A$6])" office:value-type="string" office:string-value="(SELECT TIMESTAMP_TO_SEC(TIMESTAMP(&quot;2012-03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2&quot; GROUP EACH BY repository_created_at))">
            <text:p>(SELECT TIMESTAMP_TO_SEC(TIMESTAMP("2012-03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2" GROUP EACH BY repository_created_at))</text:p>
          </table:table-cell>
          <table:table-cell table:formula="of:=MOD([.$H$1]*[.A3];[.$K$1])" office:value-type="float" office:value="14">
            <text:p/>
          </table:table-cell>
          <table:table-cell table:formula="of:=IF([.D3]=[.$H$1];&quot;TRUE&quot;;&quot;&quot;)">
            <text:p/>
          </table:table-cell>
          <table:table-cell table:formula="of:=CONCATENATE(IF([.E3]=&quot;TRUE&quot;;[$Feuille2.$A$14];&quot;&quot;);[.C3];IF([.E4]&lt;&gt;&quot;TRUE&quot;;&quot;, &quot;;&quot;&quot;))" office:value-type="string" office:string-value="(SELECT TIMESTAMP_TO_SEC(TIMESTAMP(&quot;2012-03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2&quot; GROUP EACH BY repository_created_at)), ">
            <text:p>(SELECT TIMESTAMP_TO_SEC(TIMESTAMP("2012-03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2012-03-13</text:p>
          </table:table-cell>
          <table:table-cell table:formula="of:=CONCATENATE([$Feuille2.$A$1];[.B4];[$Feuille2.$A$2];[$Feuille2.$A$3];[$Feuille2.$A$4];[.B4];[$Feuille2.$A$5];[$Feuille2.$A$6])" office:value-type="string" office:string-value="(SELECT TIMESTAMP_TO_SEC(TIMESTAMP(&quot;2012-03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3&quot; GROUP EACH BY repository_created_at))">
            <text:p>(SELECT TIMESTAMP_TO_SEC(TIMESTAMP("2012-03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3" GROUP EACH BY repository_created_at))</text:p>
          </table:table-cell>
          <table:table-cell table:formula="of:=MOD([.$H$1]*[.A4];[.$K$1])" office:value-type="float" office:value="21">
            <text:p/>
          </table:table-cell>
          <table:table-cell table:formula="of:=IF([.D4]=[.$H$1];&quot;TRUE&quot;;&quot;&quot;)">
            <text:p/>
          </table:table-cell>
          <table:table-cell table:formula="of:=CONCATENATE(IF([.E4]=&quot;TRUE&quot;;[$Feuille2.$A$14];&quot;&quot;);[.C4];IF([.E5]&lt;&gt;&quot;TRUE&quot;;&quot;, &quot;;&quot;&quot;))" office:value-type="string" office:string-value="(SELECT TIMESTAMP_TO_SEC(TIMESTAMP(&quot;2012-03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3&quot; GROUP EACH BY repository_created_at)), ">
            <text:p>(SELECT TIMESTAMP_TO_SEC(TIMESTAMP("2012-03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2012-03-14</text:p>
          </table:table-cell>
          <table:table-cell table:formula="of:=CONCATENATE([$Feuille2.$A$1];[.B5];[$Feuille2.$A$2];[$Feuille2.$A$3];[$Feuille2.$A$4];[.B5];[$Feuille2.$A$5];[$Feuille2.$A$6])" office:value-type="string" office:string-value="(SELECT TIMESTAMP_TO_SEC(TIMESTAMP(&quot;2012-03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4&quot; GROUP EACH BY repository_created_at))">
            <text:p>(SELECT TIMESTAMP_TO_SEC(TIMESTAMP("2012-03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4" GROUP EACH BY repository_created_at))</text:p>
          </table:table-cell>
          <table:table-cell table:formula="of:=MOD([.$H$1]*[.A5];[.$K$1])" office:value-type="float" office:value="28">
            <text:p/>
          </table:table-cell>
          <table:table-cell table:formula="of:=IF([.D5]=[.$H$1];&quot;TRUE&quot;;&quot;&quot;)">
            <text:p/>
          </table:table-cell>
          <table:table-cell table:formula="of:=CONCATENATE(IF([.E5]=&quot;TRUE&quot;;[$Feuille2.$A$14];&quot;&quot;);[.C5];IF([.E6]&lt;&gt;&quot;TRUE&quot;;&quot;, &quot;;&quot;&quot;))" office:value-type="string" office:string-value="(SELECT TIMESTAMP_TO_SEC(TIMESTAMP(&quot;2012-03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4&quot; GROUP EACH BY repository_created_at)), ">
            <text:p>(SELECT TIMESTAMP_TO_SEC(TIMESTAMP("2012-03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2012-03-15</text:p>
          </table:table-cell>
          <table:table-cell table:formula="of:=CONCATENATE([$Feuille2.$A$1];[.B6];[$Feuille2.$A$2];[$Feuille2.$A$3];[$Feuille2.$A$4];[.B6];[$Feuille2.$A$5];[$Feuille2.$A$6])" office:value-type="string" office:string-value="(SELECT TIMESTAMP_TO_SEC(TIMESTAMP(&quot;2012-03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5&quot; GROUP EACH BY repository_created_at))">
            <text:p>(SELECT TIMESTAMP_TO_SEC(TIMESTAMP("2012-03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5" GROUP EACH BY repository_created_at))</text:p>
          </table:table-cell>
          <table:table-cell table:formula="of:=MOD([.$H$1]*[.A6];[.$K$1])" office:value-type="float" office:value="35">
            <text:p/>
          </table:table-cell>
          <table:table-cell table:formula="of:=IF([.D6]=[.$H$1];&quot;TRUE&quot;;&quot;&quot;)">
            <text:p/>
          </table:table-cell>
          <table:table-cell table:formula="of:=CONCATENATE(IF([.E6]=&quot;TRUE&quot;;[$Feuille2.$A$14];&quot;&quot;);[.C6];IF([.E7]&lt;&gt;&quot;TRUE&quot;;&quot;, &quot;;&quot;&quot;))" office:value-type="string" office:string-value="(SELECT TIMESTAMP_TO_SEC(TIMESTAMP(&quot;2012-03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5&quot; GROUP EACH BY repository_created_at)), ">
            <text:p>(SELECT TIMESTAMP_TO_SEC(TIMESTAMP("2012-03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2012-03-16</text:p>
          </table:table-cell>
          <table:table-cell table:formula="of:=CONCATENATE([$Feuille2.$A$1];[.B7];[$Feuille2.$A$2];[$Feuille2.$A$3];[$Feuille2.$A$4];[.B7];[$Feuille2.$A$5];[$Feuille2.$A$6])" office:value-type="string" office:string-value="(SELECT TIMESTAMP_TO_SEC(TIMESTAMP(&quot;2012-03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6&quot; GROUP EACH BY repository_created_at))">
            <text:p>(SELECT TIMESTAMP_TO_SEC(TIMESTAMP("2012-03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6" GROUP EACH BY repository_created_at))</text:p>
          </table:table-cell>
          <table:table-cell table:formula="of:=MOD([.$H$1]*[.A7];[.$K$1])" office:value-type="float" office:value="42">
            <text:p/>
          </table:table-cell>
          <table:table-cell table:formula="of:=IF([.D7]=[.$H$1];&quot;TRUE&quot;;&quot;&quot;)">
            <text:p/>
          </table:table-cell>
          <table:table-cell table:formula="of:=CONCATENATE(IF([.E7]=&quot;TRUE&quot;;[$Feuille2.$A$14];&quot;&quot;);[.C7];IF([.E8]&lt;&gt;&quot;TRUE&quot;;&quot;, &quot;;&quot;&quot;))" office:value-type="string" office:string-value="(SELECT TIMESTAMP_TO_SEC(TIMESTAMP(&quot;2012-03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6&quot; GROUP EACH BY repository_created_at)), ">
            <text:p>(SELECT TIMESTAMP_TO_SEC(TIMESTAMP("2012-03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2012-03-17</text:p>
          </table:table-cell>
          <table:table-cell table:formula="of:=CONCATENATE([$Feuille2.$A$1];[.B8];[$Feuille2.$A$2];[$Feuille2.$A$3];[$Feuille2.$A$4];[.B8];[$Feuille2.$A$5];[$Feuille2.$A$6])" office:value-type="string" office:string-value="(SELECT TIMESTAMP_TO_SEC(TIMESTAMP(&quot;2012-03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7&quot; GROUP EACH BY repository_created_at))">
            <text:p>(SELECT TIMESTAMP_TO_SEC(TIMESTAMP("2012-03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7" GROUP EACH BY repository_created_at))</text:p>
          </table:table-cell>
          <table:table-cell table:formula="of:=MOD([.$H$1]*[.A8];[.$K$1])" office:value-type="float" office:value="49">
            <text:p/>
          </table:table-cell>
          <table:table-cell table:formula="of:=IF([.D8]=[.$H$1];&quot;TRUE&quot;;&quot;&quot;)">
            <text:p/>
          </table:table-cell>
          <table:table-cell table:formula="of:=CONCATENATE(IF([.E8]=&quot;TRUE&quot;;[$Feuille2.$A$14];&quot;&quot;);[.C8];IF([.E9]&lt;&gt;&quot;TRUE&quot;;&quot;, &quot;;&quot;&quot;))" office:value-type="string" office:string-value="(SELECT TIMESTAMP_TO_SEC(TIMESTAMP(&quot;2012-03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7&quot; GROUP EACH BY repository_created_at)), ">
            <text:p>(SELECT TIMESTAMP_TO_SEC(TIMESTAMP("2012-03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2012-03-18</text:p>
          </table:table-cell>
          <table:table-cell table:formula="of:=CONCATENATE([$Feuille2.$A$1];[.B9];[$Feuille2.$A$2];[$Feuille2.$A$3];[$Feuille2.$A$4];[.B9];[$Feuille2.$A$5];[$Feuille2.$A$6])" office:value-type="string" office:string-value="(SELECT TIMESTAMP_TO_SEC(TIMESTAMP(&quot;2012-03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8&quot; GROUP EACH BY repository_created_at))">
            <text:p>(SELECT TIMESTAMP_TO_SEC(TIMESTAMP("2012-03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8" GROUP EACH BY repository_created_at))</text:p>
          </table:table-cell>
          <table:table-cell table:formula="of:=MOD([.$H$1]*[.A9];[.$K$1])" office:value-type="float" office:value="56">
            <text:p/>
          </table:table-cell>
          <table:table-cell table:formula="of:=IF([.D9]=[.$H$1];&quot;TRUE&quot;;&quot;&quot;)">
            <text:p/>
          </table:table-cell>
          <table:table-cell table:formula="of:=CONCATENATE(IF([.E9]=&quot;TRUE&quot;;[$Feuille2.$A$14];&quot;&quot;);[.C9];IF([.E10]&lt;&gt;&quot;TRUE&quot;;&quot;, &quot;;&quot;&quot;))" office:value-type="string" office:string-value="(SELECT TIMESTAMP_TO_SEC(TIMESTAMP(&quot;2012-03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8&quot; GROUP EACH BY repository_created_at)), ">
            <text:p>(SELECT TIMESTAMP_TO_SEC(TIMESTAMP("2012-03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2012-03-19</text:p>
          </table:table-cell>
          <table:table-cell table:formula="of:=CONCATENATE([$Feuille2.$A$1];[.B10];[$Feuille2.$A$2];[$Feuille2.$A$3];[$Feuille2.$A$4];[.B10];[$Feuille2.$A$5];[$Feuille2.$A$6])" office:value-type="string" office:string-value="(SELECT TIMESTAMP_TO_SEC(TIMESTAMP(&quot;2012-03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9&quot; GROUP EACH BY repository_created_at))">
            <text:p>(SELECT TIMESTAMP_TO_SEC(TIMESTAMP("2012-03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9" GROUP EACH BY repository_created_at))</text:p>
          </table:table-cell>
          <table:table-cell table:formula="of:=MOD([.$H$1]*[.A10];[.$K$1])" office:value-type="float" office:value="63">
            <text:p/>
          </table:table-cell>
          <table:table-cell table:formula="of:=IF([.D10]=[.$H$1];&quot;TRUE&quot;;&quot;&quot;)">
            <text:p/>
          </table:table-cell>
          <table:table-cell table:formula="of:=CONCATENATE(IF([.E10]=&quot;TRUE&quot;;[$Feuille2.$A$14];&quot;&quot;);[.C10];IF([.E11]&lt;&gt;&quot;TRUE&quot;;&quot;, &quot;;&quot;&quot;))" office:value-type="string" office:string-value="(SELECT TIMESTAMP_TO_SEC(TIMESTAMP(&quot;2012-03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19&quot; GROUP EACH BY repository_created_at)), ">
            <text:p>(SELECT TIMESTAMP_TO_SEC(TIMESTAMP("2012-03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2012-03-20</text:p>
          </table:table-cell>
          <table:table-cell table:formula="of:=CONCATENATE([$Feuille2.$A$1];[.B11];[$Feuille2.$A$2];[$Feuille2.$A$3];[$Feuille2.$A$4];[.B11];[$Feuille2.$A$5];[$Feuille2.$A$6])" office:value-type="string" office:string-value="(SELECT TIMESTAMP_TO_SEC(TIMESTAMP(&quot;2012-03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0&quot; GROUP EACH BY repository_created_at))">
            <text:p>(SELECT TIMESTAMP_TO_SEC(TIMESTAMP("2012-03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0" GROUP EACH BY repository_created_at))</text:p>
          </table:table-cell>
          <table:table-cell table:formula="of:=MOD([.$H$1]*[.A11];[.$K$1])" office:value-type="float" office:value="70">
            <text:p/>
          </table:table-cell>
          <table:table-cell table:formula="of:=IF([.D11]=[.$H$1];&quot;TRUE&quot;;&quot;&quot;)">
            <text:p/>
          </table:table-cell>
          <table:table-cell table:formula="of:=CONCATENATE(IF([.E11]=&quot;TRUE&quot;;[$Feuille2.$A$14];&quot;&quot;);[.C11];IF([.E12]&lt;&gt;&quot;TRUE&quot;;&quot;, &quot;;&quot;&quot;))" office:value-type="string" office:string-value="(SELECT TIMESTAMP_TO_SEC(TIMESTAMP(&quot;2012-03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0&quot; GROUP EACH BY repository_created_at)), ">
            <text:p>(SELECT TIMESTAMP_TO_SEC(TIMESTAMP("2012-03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string">
            <text:p>2012-03-21</text:p>
          </table:table-cell>
          <table:table-cell table:formula="of:=CONCATENATE([$Feuille2.$A$1];[.B12];[$Feuille2.$A$2];[$Feuille2.$A$3];[$Feuille2.$A$4];[.B12];[$Feuille2.$A$5];[$Feuille2.$A$6])" office:value-type="string" office:string-value="(SELECT TIMESTAMP_TO_SEC(TIMESTAMP(&quot;2012-03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1&quot; GROUP EACH BY repository_created_at))">
            <text:p>(SELECT TIMESTAMP_TO_SEC(TIMESTAMP("2012-03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1" GROUP EACH BY repository_created_at))</text:p>
          </table:table-cell>
          <table:table-cell table:formula="of:=MOD([.$H$1]*[.A12];[.$K$1])" office:value-type="float" office:value="77">
            <text:p/>
          </table:table-cell>
          <table:table-cell table:formula="of:=IF([.D12]=[.$H$1];&quot;TRUE&quot;;&quot;&quot;)">
            <text:p/>
          </table:table-cell>
          <table:table-cell table:formula="of:=CONCATENATE(IF([.E12]=&quot;TRUE&quot;;[$Feuille2.$A$14];&quot;&quot;);[.C12];IF([.E13]&lt;&gt;&quot;TRUE&quot;;&quot;, &quot;;&quot;&quot;))" office:value-type="string" office:string-value="(SELECT TIMESTAMP_TO_SEC(TIMESTAMP(&quot;2012-03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1&quot; GROUP EACH BY repository_created_at)), ">
            <text:p>(SELECT TIMESTAMP_TO_SEC(TIMESTAMP("2012-03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string">
            <text:p>2012-03-22</text:p>
          </table:table-cell>
          <table:table-cell table:formula="of:=CONCATENATE([$Feuille2.$A$1];[.B13];[$Feuille2.$A$2];[$Feuille2.$A$3];[$Feuille2.$A$4];[.B13];[$Feuille2.$A$5];[$Feuille2.$A$6])" office:value-type="string" office:string-value="(SELECT TIMESTAMP_TO_SEC(TIMESTAMP(&quot;2012-03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2&quot; GROUP EACH BY repository_created_at))">
            <text:p>(SELECT TIMESTAMP_TO_SEC(TIMESTAMP("2012-03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2" GROUP EACH BY repository_created_at))</text:p>
          </table:table-cell>
          <table:table-cell table:formula="of:=MOD([.$H$1]*[.A13];[.$K$1])" office:value-type="float" office:value="84">
            <text:p/>
          </table:table-cell>
          <table:table-cell table:formula="of:=IF([.D13]=[.$H$1];&quot;TRUE&quot;;&quot;&quot;)">
            <text:p/>
          </table:table-cell>
          <table:table-cell table:formula="of:=CONCATENATE(IF([.E13]=&quot;TRUE&quot;;[$Feuille2.$A$14];&quot;&quot;);[.C13];IF([.E14]&lt;&gt;&quot;TRUE&quot;;&quot;, &quot;;&quot;&quot;))" office:value-type="string" office:string-value="(SELECT TIMESTAMP_TO_SEC(TIMESTAMP(&quot;2012-03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2&quot; GROUP EACH BY repository_created_at)), ">
            <text:p>(SELECT TIMESTAMP_TO_SEC(TIMESTAMP("2012-03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string">
            <text:p>2012-03-23</text:p>
          </table:table-cell>
          <table:table-cell table:formula="of:=CONCATENATE([$Feuille2.$A$1];[.B14];[$Feuille2.$A$2];[$Feuille2.$A$3];[$Feuille2.$A$4];[.B14];[$Feuille2.$A$5];[$Feuille2.$A$6])" office:value-type="string" office:string-value="(SELECT TIMESTAMP_TO_SEC(TIMESTAMP(&quot;2012-03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3&quot; GROUP EACH BY repository_created_at))">
            <text:p>(SELECT TIMESTAMP_TO_SEC(TIMESTAMP("2012-03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3" GROUP EACH BY repository_created_at))</text:p>
          </table:table-cell>
          <table:table-cell table:formula="of:=MOD([.$H$1]*[.A14];[.$K$1])" office:value-type="float" office:value="91">
            <text:p/>
          </table:table-cell>
          <table:table-cell table:formula="of:=IF([.D14]=[.$H$1];&quot;TRUE&quot;;&quot;&quot;)">
            <text:p/>
          </table:table-cell>
          <table:table-cell table:formula="of:=CONCATENATE(IF([.E14]=&quot;TRUE&quot;;[$Feuille2.$A$14];&quot;&quot;);[.C14];IF([.E15]&lt;&gt;&quot;TRUE&quot;;&quot;, &quot;;&quot;&quot;))" office:value-type="string" office:string-value="(SELECT TIMESTAMP_TO_SEC(TIMESTAMP(&quot;2012-03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3&quot; GROUP EACH BY repository_created_at)), ">
            <text:p>(SELECT TIMESTAMP_TO_SEC(TIMESTAMP("2012-03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string">
            <text:p>2012-03-24</text:p>
          </table:table-cell>
          <table:table-cell table:formula="of:=CONCATENATE([$Feuille2.$A$1];[.B15];[$Feuille2.$A$2];[$Feuille2.$A$3];[$Feuille2.$A$4];[.B15];[$Feuille2.$A$5];[$Feuille2.$A$6])" office:value-type="string" office:string-value="(SELECT TIMESTAMP_TO_SEC(TIMESTAMP(&quot;2012-03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4&quot; GROUP EACH BY repository_created_at))">
            <text:p>(SELECT TIMESTAMP_TO_SEC(TIMESTAMP("2012-03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4" GROUP EACH BY repository_created_at))</text:p>
          </table:table-cell>
          <table:table-cell table:formula="of:=MOD([.$H$1]*[.A15];[.$K$1])" office:value-type="float" office:value="98">
            <text:p/>
          </table:table-cell>
          <table:table-cell table:formula="of:=IF([.D15]=[.$H$1];&quot;TRUE&quot;;&quot;&quot;)">
            <text:p/>
          </table:table-cell>
          <table:table-cell table:formula="of:=CONCATENATE(IF([.E15]=&quot;TRUE&quot;;[$Feuille2.$A$14];&quot;&quot;);[.C15];IF([.E16]&lt;&gt;&quot;TRUE&quot;;&quot;, &quot;;&quot;&quot;))" office:value-type="string" office:string-value="(SELECT TIMESTAMP_TO_SEC(TIMESTAMP(&quot;2012-03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4&quot; GROUP EACH BY repository_created_at)), ">
            <text:p>(SELECT TIMESTAMP_TO_SEC(TIMESTAMP("2012-03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2012-03-25</text:p>
          </table:table-cell>
          <table:table-cell table:formula="of:=CONCATENATE([$Feuille2.$A$1];[.B16];[$Feuille2.$A$2];[$Feuille2.$A$3];[$Feuille2.$A$4];[.B16];[$Feuille2.$A$5];[$Feuille2.$A$6])" office:value-type="string" office:string-value="(SELECT TIMESTAMP_TO_SEC(TIMESTAMP(&quot;2012-03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5&quot; GROUP EACH BY repository_created_at))">
            <text:p>(SELECT TIMESTAMP_TO_SEC(TIMESTAMP("2012-03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5" GROUP EACH BY repository_created_at))</text:p>
          </table:table-cell>
          <table:table-cell table:formula="of:=MOD([.$H$1]*[.A16];[.$K$1])" office:value-type="float" office:value="105">
            <text:p/>
          </table:table-cell>
          <table:table-cell table:formula="of:=IF([.D16]=[.$H$1];&quot;TRUE&quot;;&quot;&quot;)">
            <text:p/>
          </table:table-cell>
          <table:table-cell table:formula="of:=CONCATENATE(IF([.E16]=&quot;TRUE&quot;;[$Feuille2.$A$14];&quot;&quot;);[.C16];IF([.E17]&lt;&gt;&quot;TRUE&quot;;&quot;, &quot;;&quot;&quot;))" office:value-type="string" office:string-value="(SELECT TIMESTAMP_TO_SEC(TIMESTAMP(&quot;2012-03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5&quot; GROUP EACH BY repository_created_at)), ">
            <text:p>(SELECT TIMESTAMP_TO_SEC(TIMESTAMP("2012-03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2012-03-26</text:p>
          </table:table-cell>
          <table:table-cell table:formula="of:=CONCATENATE([$Feuille2.$A$1];[.B17];[$Feuille2.$A$2];[$Feuille2.$A$3];[$Feuille2.$A$4];[.B17];[$Feuille2.$A$5];[$Feuille2.$A$6])" office:value-type="string" office:string-value="(SELECT TIMESTAMP_TO_SEC(TIMESTAMP(&quot;2012-03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6&quot; GROUP EACH BY repository_created_at))">
            <text:p>(SELECT TIMESTAMP_TO_SEC(TIMESTAMP("2012-03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6" GROUP EACH BY repository_created_at))</text:p>
          </table:table-cell>
          <table:table-cell table:formula="of:=MOD([.$H$1]*[.A17];[.$K$1])" office:value-type="float" office:value="112">
            <text:p/>
          </table:table-cell>
          <table:table-cell table:formula="of:=IF([.D17]=[.$H$1];&quot;TRUE&quot;;&quot;&quot;)">
            <text:p/>
          </table:table-cell>
          <table:table-cell table:formula="of:=CONCATENATE(IF([.E17]=&quot;TRUE&quot;;[$Feuille2.$A$14];&quot;&quot;);[.C17];IF([.E18]&lt;&gt;&quot;TRUE&quot;;&quot;, &quot;;&quot;&quot;))" office:value-type="string" office:string-value="(SELECT TIMESTAMP_TO_SEC(TIMESTAMP(&quot;2012-03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6&quot; GROUP EACH BY repository_created_at)), ">
            <text:p>(SELECT TIMESTAMP_TO_SEC(TIMESTAMP("2012-03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string">
            <text:p>2012-03-27</text:p>
          </table:table-cell>
          <table:table-cell table:formula="of:=CONCATENATE([$Feuille2.$A$1];[.B18];[$Feuille2.$A$2];[$Feuille2.$A$3];[$Feuille2.$A$4];[.B18];[$Feuille2.$A$5];[$Feuille2.$A$6])" office:value-type="string" office:string-value="(SELECT TIMESTAMP_TO_SEC(TIMESTAMP(&quot;2012-03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7&quot; GROUP EACH BY repository_created_at))">
            <text:p>(SELECT TIMESTAMP_TO_SEC(TIMESTAMP("2012-03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7" GROUP EACH BY repository_created_at))</text:p>
          </table:table-cell>
          <table:table-cell table:formula="of:=MOD([.$H$1]*[.A18];[.$K$1])" office:value-type="float" office:value="119">
            <text:p/>
          </table:table-cell>
          <table:table-cell table:formula="of:=IF([.D18]=[.$H$1];&quot;TRUE&quot;;&quot;&quot;)">
            <text:p/>
          </table:table-cell>
          <table:table-cell table:formula="of:=CONCATENATE(IF([.E18]=&quot;TRUE&quot;;[$Feuille2.$A$14];&quot;&quot;);[.C18];IF([.E19]&lt;&gt;&quot;TRUE&quot;;&quot;, &quot;;&quot;&quot;))" office:value-type="string" office:string-value="(SELECT TIMESTAMP_TO_SEC(TIMESTAMP(&quot;2012-03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7&quot; GROUP EACH BY repository_created_at)), ">
            <text:p>(SELECT TIMESTAMP_TO_SEC(TIMESTAMP("2012-03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string">
            <text:p>2012-03-28</text:p>
          </table:table-cell>
          <table:table-cell table:formula="of:=CONCATENATE([$Feuille2.$A$1];[.B19];[$Feuille2.$A$2];[$Feuille2.$A$3];[$Feuille2.$A$4];[.B19];[$Feuille2.$A$5];[$Feuille2.$A$6])" office:value-type="string" office:string-value="(SELECT TIMESTAMP_TO_SEC(TIMESTAMP(&quot;2012-03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8&quot; GROUP EACH BY repository_created_at))">
            <text:p>(SELECT TIMESTAMP_TO_SEC(TIMESTAMP("2012-03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8" GROUP EACH BY repository_created_at))</text:p>
          </table:table-cell>
          <table:table-cell table:formula="of:=MOD([.$H$1]*[.A19];[.$K$1])" office:value-type="float" office:value="126">
            <text:p/>
          </table:table-cell>
          <table:table-cell table:formula="of:=IF([.D19]=[.$H$1];&quot;TRUE&quot;;&quot;&quot;)">
            <text:p/>
          </table:table-cell>
          <table:table-cell table:formula="of:=CONCATENATE(IF([.E19]=&quot;TRUE&quot;;[$Feuille2.$A$14];&quot;&quot;);[.C19];IF([.E20]&lt;&gt;&quot;TRUE&quot;;&quot;, &quot;;&quot;&quot;))" office:value-type="string" office:string-value="(SELECT TIMESTAMP_TO_SEC(TIMESTAMP(&quot;2012-03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8&quot; GROUP EACH BY repository_created_at)), ">
            <text:p>(SELECT TIMESTAMP_TO_SEC(TIMESTAMP("2012-03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string">
            <text:p>2012-03-29</text:p>
          </table:table-cell>
          <table:table-cell table:formula="of:=CONCATENATE([$Feuille2.$A$1];[.B20];[$Feuille2.$A$2];[$Feuille2.$A$3];[$Feuille2.$A$4];[.B20];[$Feuille2.$A$5];[$Feuille2.$A$6])" office:value-type="string" office:string-value="(SELECT TIMESTAMP_TO_SEC(TIMESTAMP(&quot;2012-03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9&quot; GROUP EACH BY repository_created_at))">
            <text:p>(SELECT TIMESTAMP_TO_SEC(TIMESTAMP("2012-03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9" GROUP EACH BY repository_created_at))</text:p>
          </table:table-cell>
          <table:table-cell table:formula="of:=MOD([.$H$1]*[.A20];[.$K$1])" office:value-type="float" office:value="133">
            <text:p/>
          </table:table-cell>
          <table:table-cell table:formula="of:=IF([.D20]=[.$H$1];&quot;TRUE&quot;;&quot;&quot;)">
            <text:p/>
          </table:table-cell>
          <table:table-cell table:formula="of:=CONCATENATE(IF([.E20]=&quot;TRUE&quot;;[$Feuille2.$A$14];&quot;&quot;);[.C20];IF([.E21]&lt;&gt;&quot;TRUE&quot;;&quot;, &quot;;&quot;&quot;))" office:value-type="string" office:string-value="(SELECT TIMESTAMP_TO_SEC(TIMESTAMP(&quot;2012-03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29&quot; GROUP EACH BY repository_created_at)), ">
            <text:p>(SELECT TIMESTAMP_TO_SEC(TIMESTAMP("2012-03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2012-03-30</text:p>
          </table:table-cell>
          <table:table-cell table:formula="of:=CONCATENATE([$Feuille2.$A$1];[.B21];[$Feuille2.$A$2];[$Feuille2.$A$3];[$Feuille2.$A$4];[.B21];[$Feuille2.$A$5];[$Feuille2.$A$6])" office:value-type="string" office:string-value="(SELECT TIMESTAMP_TO_SEC(TIMESTAMP(&quot;2012-03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30&quot; GROUP EACH BY repository_created_at))">
            <text:p>(SELECT TIMESTAMP_TO_SEC(TIMESTAMP("2012-03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30" GROUP EACH BY repository_created_at))</text:p>
          </table:table-cell>
          <table:table-cell table:formula="of:=MOD([.$H$1]*[.A21];[.$K$1])" office:value-type="float" office:value="140">
            <text:p/>
          </table:table-cell>
          <table:table-cell table:formula="of:=IF([.D21]=[.$H$1];&quot;TRUE&quot;;&quot;&quot;)">
            <text:p/>
          </table:table-cell>
          <table:table-cell table:formula="of:=CONCATENATE(IF([.E21]=&quot;TRUE&quot;;[$Feuille2.$A$14];&quot;&quot;);[.C21];IF([.E22]&lt;&gt;&quot;TRUE&quot;;&quot;, &quot;;&quot;&quot;))" office:value-type="string" office:string-value="(SELECT TIMESTAMP_TO_SEC(TIMESTAMP(&quot;2012-03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30&quot; GROUP EACH BY repository_created_at)), ">
            <text:p>(SELECT TIMESTAMP_TO_SEC(TIMESTAMP("2012-03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2012-03-31</text:p>
          </table:table-cell>
          <table:table-cell table:formula="of:=CONCATENATE([$Feuille2.$A$1];[.B22];[$Feuille2.$A$2];[$Feuille2.$A$3];[$Feuille2.$A$4];[.B22];[$Feuille2.$A$5];[$Feuille2.$A$6])" office:value-type="string" office:string-value="(SELECT TIMESTAMP_TO_SEC(TIMESTAMP(&quot;2012-03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31&quot; GROUP EACH BY repository_created_at))">
            <text:p>(SELECT TIMESTAMP_TO_SEC(TIMESTAMP("2012-03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31" GROUP EACH BY repository_created_at))</text:p>
          </table:table-cell>
          <table:table-cell table:formula="of:=MOD([.$H$1]*[.A22];[.$K$1])" office:value-type="float" office:value="147">
            <text:p/>
          </table:table-cell>
          <table:table-cell table:formula="of:=IF([.D22]=[.$H$1];&quot;TRUE&quot;;&quot;&quot;)">
            <text:p/>
          </table:table-cell>
          <table:table-cell table:formula="of:=CONCATENATE(IF([.E22]=&quot;TRUE&quot;;[$Feuille2.$A$14];&quot;&quot;);[.C22];IF([.E23]&lt;&gt;&quot;TRUE&quot;;&quot;, &quot;;&quot;&quot;))" office:value-type="string" office:string-value="(SELECT TIMESTAMP_TO_SEC(TIMESTAMP(&quot;2012-03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3-31&quot; GROUP EACH BY repository_created_at)), ">
            <text:p>(SELECT TIMESTAMP_TO_SEC(TIMESTAMP("2012-03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3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2012-04-01</text:p>
          </table:table-cell>
          <table:table-cell table:formula="of:=CONCATENATE([$Feuille2.$A$1];[.B23];[$Feuille2.$A$2];[$Feuille2.$A$3];[$Feuille2.$A$4];[.B23];[$Feuille2.$A$5];[$Feuille2.$A$6])" office:value-type="string" office:string-value="(SELECT TIMESTAMP_TO_SEC(TIMESTAMP(&quot;2012-04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1&quot; GROUP EACH BY repository_created_at))">
            <text:p>(SELECT TIMESTAMP_TO_SEC(TIMESTAMP("2012-04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1" GROUP EACH BY repository_created_at))</text:p>
          </table:table-cell>
          <table:table-cell table:formula="of:=MOD([.$H$1]*[.A23];[.$K$1])" office:value-type="float" office:value="154">
            <text:p/>
          </table:table-cell>
          <table:table-cell table:formula="of:=IF([.D23]=[.$H$1];&quot;TRUE&quot;;&quot;&quot;)">
            <text:p/>
          </table:table-cell>
          <table:table-cell table:formula="of:=CONCATENATE(IF([.E23]=&quot;TRUE&quot;;[$Feuille2.$A$14];&quot;&quot;);[.C23];IF([.E24]&lt;&gt;&quot;TRUE&quot;;&quot;, &quot;;&quot;&quot;))" office:value-type="string" office:string-value="(SELECT TIMESTAMP_TO_SEC(TIMESTAMP(&quot;2012-04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1&quot; GROUP EACH BY repository_created_at)), ">
            <text:p>(SELECT TIMESTAMP_TO_SEC(TIMESTAMP("2012-04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string">
            <text:p>2012-04-02</text:p>
          </table:table-cell>
          <table:table-cell table:formula="of:=CONCATENATE([$Feuille2.$A$1];[.B24];[$Feuille2.$A$2];[$Feuille2.$A$3];[$Feuille2.$A$4];[.B24];[$Feuille2.$A$5];[$Feuille2.$A$6])" office:value-type="string" office:string-value="(SELECT TIMESTAMP_TO_SEC(TIMESTAMP(&quot;2012-04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2&quot; GROUP EACH BY repository_created_at))">
            <text:p>(SELECT TIMESTAMP_TO_SEC(TIMESTAMP("2012-04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2" GROUP EACH BY repository_created_at))</text:p>
          </table:table-cell>
          <table:table-cell table:formula="of:=MOD([.$H$1]*[.A24];[.$K$1])" office:value-type="float" office:value="161">
            <text:p/>
          </table:table-cell>
          <table:table-cell table:formula="of:=IF([.D24]=[.$H$1];&quot;TRUE&quot;;&quot;&quot;)">
            <text:p/>
          </table:table-cell>
          <table:table-cell table:formula="of:=CONCATENATE(IF([.E24]=&quot;TRUE&quot;;[$Feuille2.$A$14];&quot;&quot;);[.C24];IF([.E25]&lt;&gt;&quot;TRUE&quot;;&quot;, &quot;;&quot;&quot;))" office:value-type="string" office:string-value="(SELECT TIMESTAMP_TO_SEC(TIMESTAMP(&quot;2012-04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2&quot; GROUP EACH BY repository_created_at)), ">
            <text:p>(SELECT TIMESTAMP_TO_SEC(TIMESTAMP("2012-04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string">
            <text:p>2012-04-03</text:p>
          </table:table-cell>
          <table:table-cell table:formula="of:=CONCATENATE([$Feuille2.$A$1];[.B25];[$Feuille2.$A$2];[$Feuille2.$A$3];[$Feuille2.$A$4];[.B25];[$Feuille2.$A$5];[$Feuille2.$A$6])" office:value-type="string" office:string-value="(SELECT TIMESTAMP_TO_SEC(TIMESTAMP(&quot;2012-04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3&quot; GROUP EACH BY repository_created_at))">
            <text:p>(SELECT TIMESTAMP_TO_SEC(TIMESTAMP("2012-04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3" GROUP EACH BY repository_created_at))</text:p>
          </table:table-cell>
          <table:table-cell table:formula="of:=MOD([.$H$1]*[.A25];[.$K$1])" office:value-type="float" office:value="168">
            <text:p/>
          </table:table-cell>
          <table:table-cell table:formula="of:=IF([.D25]=[.$H$1];&quot;TRUE&quot;;&quot;&quot;)">
            <text:p/>
          </table:table-cell>
          <table:table-cell table:formula="of:=CONCATENATE(IF([.E25]=&quot;TRUE&quot;;[$Feuille2.$A$14];&quot;&quot;);[.C25];IF([.E26]&lt;&gt;&quot;TRUE&quot;;&quot;, &quot;;&quot;&quot;))" office:value-type="string" office:string-value="(SELECT TIMESTAMP_TO_SEC(TIMESTAMP(&quot;2012-04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3&quot; GROUP EACH BY repository_created_at)), ">
            <text:p>(SELECT TIMESTAMP_TO_SEC(TIMESTAMP("2012-04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string">
            <text:p>2012-04-04</text:p>
          </table:table-cell>
          <table:table-cell table:formula="of:=CONCATENATE([$Feuille2.$A$1];[.B26];[$Feuille2.$A$2];[$Feuille2.$A$3];[$Feuille2.$A$4];[.B26];[$Feuille2.$A$5];[$Feuille2.$A$6])" office:value-type="string" office:string-value="(SELECT TIMESTAMP_TO_SEC(TIMESTAMP(&quot;2012-04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4&quot; GROUP EACH BY repository_created_at))">
            <text:p>(SELECT TIMESTAMP_TO_SEC(TIMESTAMP("2012-04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4" GROUP EACH BY repository_created_at))</text:p>
          </table:table-cell>
          <table:table-cell table:formula="of:=MOD([.$H$1]*[.A26];[.$K$1])" office:value-type="float" office:value="175">
            <text:p/>
          </table:table-cell>
          <table:table-cell table:formula="of:=IF([.D26]=[.$H$1];&quot;TRUE&quot;;&quot;&quot;)">
            <text:p/>
          </table:table-cell>
          <table:table-cell table:formula="of:=CONCATENATE(IF([.E26]=&quot;TRUE&quot;;[$Feuille2.$A$14];&quot;&quot;);[.C26];IF([.E27]&lt;&gt;&quot;TRUE&quot;;&quot;, &quot;;&quot;&quot;))" office:value-type="string" office:string-value="(SELECT TIMESTAMP_TO_SEC(TIMESTAMP(&quot;2012-04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4&quot; GROUP EACH BY repository_created_at)), ">
            <text:p>(SELECT TIMESTAMP_TO_SEC(TIMESTAMP("2012-04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string">
            <text:p>2012-04-05</text:p>
          </table:table-cell>
          <table:table-cell table:formula="of:=CONCATENATE([$Feuille2.$A$1];[.B27];[$Feuille2.$A$2];[$Feuille2.$A$3];[$Feuille2.$A$4];[.B27];[$Feuille2.$A$5];[$Feuille2.$A$6])" office:value-type="string" office:string-value="(SELECT TIMESTAMP_TO_SEC(TIMESTAMP(&quot;2012-04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5&quot; GROUP EACH BY repository_created_at))">
            <text:p>(SELECT TIMESTAMP_TO_SEC(TIMESTAMP("2012-04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5" GROUP EACH BY repository_created_at))</text:p>
          </table:table-cell>
          <table:table-cell table:formula="of:=MOD([.$H$1]*[.A27];[.$K$1])" office:value-type="float" office:value="182">
            <text:p/>
          </table:table-cell>
          <table:table-cell table:formula="of:=IF([.D27]=[.$H$1];&quot;TRUE&quot;;&quot;&quot;)">
            <text:p/>
          </table:table-cell>
          <table:table-cell table:formula="of:=CONCATENATE(IF([.E27]=&quot;TRUE&quot;;[$Feuille2.$A$14];&quot;&quot;);[.C27];IF([.E28]&lt;&gt;&quot;TRUE&quot;;&quot;, &quot;;&quot;&quot;))" office:value-type="string" office:string-value="(SELECT TIMESTAMP_TO_SEC(TIMESTAMP(&quot;2012-04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5&quot; GROUP EACH BY repository_created_at)), ">
            <text:p>(SELECT TIMESTAMP_TO_SEC(TIMESTAMP("2012-04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string">
            <text:p>2012-04-06</text:p>
          </table:table-cell>
          <table:table-cell table:formula="of:=CONCATENATE([$Feuille2.$A$1];[.B28];[$Feuille2.$A$2];[$Feuille2.$A$3];[$Feuille2.$A$4];[.B28];[$Feuille2.$A$5];[$Feuille2.$A$6])" office:value-type="string" office:string-value="(SELECT TIMESTAMP_TO_SEC(TIMESTAMP(&quot;2012-04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6&quot; GROUP EACH BY repository_created_at))">
            <text:p>(SELECT TIMESTAMP_TO_SEC(TIMESTAMP("2012-04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6" GROUP EACH BY repository_created_at))</text:p>
          </table:table-cell>
          <table:table-cell table:formula="of:=MOD([.$H$1]*[.A28];[.$K$1])" office:value-type="float" office:value="189">
            <text:p/>
          </table:table-cell>
          <table:table-cell table:formula="of:=IF([.D28]=[.$H$1];&quot;TRUE&quot;;&quot;&quot;)">
            <text:p/>
          </table:table-cell>
          <table:table-cell table:formula="of:=CONCATENATE(IF([.E28]=&quot;TRUE&quot;;[$Feuille2.$A$14];&quot;&quot;);[.C28];IF([.E29]&lt;&gt;&quot;TRUE&quot;;&quot;, &quot;;&quot;&quot;))" office:value-type="string" office:string-value="(SELECT TIMESTAMP_TO_SEC(TIMESTAMP(&quot;2012-04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6&quot; GROUP EACH BY repository_created_at)), ">
            <text:p>(SELECT TIMESTAMP_TO_SEC(TIMESTAMP("2012-04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2012-04-07</text:p>
          </table:table-cell>
          <table:table-cell table:formula="of:=CONCATENATE([$Feuille2.$A$1];[.B29];[$Feuille2.$A$2];[$Feuille2.$A$3];[$Feuille2.$A$4];[.B29];[$Feuille2.$A$5];[$Feuille2.$A$6])" office:value-type="string" office:string-value="(SELECT TIMESTAMP_TO_SEC(TIMESTAMP(&quot;2012-04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7&quot; GROUP EACH BY repository_created_at))">
            <text:p>(SELECT TIMESTAMP_TO_SEC(TIMESTAMP("2012-04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7" GROUP EACH BY repository_created_at))</text:p>
          </table:table-cell>
          <table:table-cell table:formula="of:=MOD([.$H$1]*[.A29];[.$K$1])" office:value-type="float" office:value="196">
            <text:p/>
          </table:table-cell>
          <table:table-cell table:formula="of:=IF([.D29]=[.$H$1];&quot;TRUE&quot;;&quot;&quot;)">
            <text:p/>
          </table:table-cell>
          <table:table-cell table:formula="of:=CONCATENATE(IF([.E29]=&quot;TRUE&quot;;[$Feuille2.$A$14];&quot;&quot;);[.C29];IF([.E30]&lt;&gt;&quot;TRUE&quot;;&quot;, &quot;;&quot;&quot;))" office:value-type="string" office:string-value="(SELECT TIMESTAMP_TO_SEC(TIMESTAMP(&quot;2012-04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7&quot; GROUP EACH BY repository_created_at)), ">
            <text:p>(SELECT TIMESTAMP_TO_SEC(TIMESTAMP("2012-04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string">
            <text:p>2012-04-08</text:p>
          </table:table-cell>
          <table:table-cell table:formula="of:=CONCATENATE([$Feuille2.$A$1];[.B30];[$Feuille2.$A$2];[$Feuille2.$A$3];[$Feuille2.$A$4];[.B30];[$Feuille2.$A$5];[$Feuille2.$A$6])" office:value-type="string" office:string-value="(SELECT TIMESTAMP_TO_SEC(TIMESTAMP(&quot;2012-04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8&quot; GROUP EACH BY repository_created_at))">
            <text:p>(SELECT TIMESTAMP_TO_SEC(TIMESTAMP("2012-04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8" GROUP EACH BY repository_created_at))</text:p>
          </table:table-cell>
          <table:table-cell table:formula="of:=MOD([.$H$1]*[.A30];[.$K$1])" office:value-type="float" office:value="203">
            <text:p/>
          </table:table-cell>
          <table:table-cell table:formula="of:=IF([.D30]=[.$H$1];&quot;TRUE&quot;;&quot;&quot;)">
            <text:p/>
          </table:table-cell>
          <table:table-cell table:formula="of:=CONCATENATE(IF([.E30]=&quot;TRUE&quot;;[$Feuille2.$A$14];&quot;&quot;);[.C30];IF([.E31]&lt;&gt;&quot;TRUE&quot;;&quot;, &quot;;&quot;&quot;))" office:value-type="string" office:string-value="(SELECT TIMESTAMP_TO_SEC(TIMESTAMP(&quot;2012-04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8&quot; GROUP EACH BY repository_created_at)), ">
            <text:p>(SELECT TIMESTAMP_TO_SEC(TIMESTAMP("2012-04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2012-04-09</text:p>
          </table:table-cell>
          <table:table-cell table:formula="of:=CONCATENATE([$Feuille2.$A$1];[.B31];[$Feuille2.$A$2];[$Feuille2.$A$3];[$Feuille2.$A$4];[.B31];[$Feuille2.$A$5];[$Feuille2.$A$6])" office:value-type="string" office:string-value="(SELECT TIMESTAMP_TO_SEC(TIMESTAMP(&quot;2012-04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9&quot; GROUP EACH BY repository_created_at))">
            <text:p>(SELECT TIMESTAMP_TO_SEC(TIMESTAMP("2012-04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9" GROUP EACH BY repository_created_at))</text:p>
          </table:table-cell>
          <table:table-cell table:formula="of:=MOD([.$H$1]*[.A31];[.$K$1])" office:value-type="float" office:value="210">
            <text:p/>
          </table:table-cell>
          <table:table-cell table:formula="of:=IF([.D31]=[.$H$1];&quot;TRUE&quot;;&quot;&quot;)">
            <text:p/>
          </table:table-cell>
          <table:table-cell table:formula="of:=CONCATENATE(IF([.E31]=&quot;TRUE&quot;;[$Feuille2.$A$14];&quot;&quot;);[.C31];IF([.E32]&lt;&gt;&quot;TRUE&quot;;&quot;, &quot;;&quot;&quot;))" office:value-type="string" office:string-value="(SELECT TIMESTAMP_TO_SEC(TIMESTAMP(&quot;2012-04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09&quot; GROUP EACH BY repository_created_at)), ">
            <text:p>(SELECT TIMESTAMP_TO_SEC(TIMESTAMP("2012-04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string">
            <text:p>2012-04-10</text:p>
          </table:table-cell>
          <table:table-cell table:formula="of:=CONCATENATE([$Feuille2.$A$1];[.B32];[$Feuille2.$A$2];[$Feuille2.$A$3];[$Feuille2.$A$4];[.B32];[$Feuille2.$A$5];[$Feuille2.$A$6])" office:value-type="string" office:string-value="(SELECT TIMESTAMP_TO_SEC(TIMESTAMP(&quot;2012-04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0&quot; GROUP EACH BY repository_created_at))">
            <text:p>(SELECT TIMESTAMP_TO_SEC(TIMESTAMP("2012-04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0" GROUP EACH BY repository_created_at))</text:p>
          </table:table-cell>
          <table:table-cell table:formula="of:=MOD([.$H$1]*[.A32];[.$K$1])" office:value-type="float" office:value="217">
            <text:p/>
          </table:table-cell>
          <table:table-cell table:formula="of:=IF([.D32]=[.$H$1];&quot;TRUE&quot;;&quot;&quot;)">
            <text:p/>
          </table:table-cell>
          <table:table-cell table:formula="of:=CONCATENATE(IF([.E32]=&quot;TRUE&quot;;[$Feuille2.$A$14];&quot;&quot;);[.C32];IF([.E33]&lt;&gt;&quot;TRUE&quot;;&quot;, &quot;;&quot;&quot;))" office:value-type="string" office:string-value="(SELECT TIMESTAMP_TO_SEC(TIMESTAMP(&quot;2012-04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0&quot; GROUP EACH BY repository_created_at)), ">
            <text:p>(SELECT TIMESTAMP_TO_SEC(TIMESTAMP("2012-04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2012-04-11</text:p>
          </table:table-cell>
          <table:table-cell table:formula="of:=CONCATENATE([$Feuille2.$A$1];[.B33];[$Feuille2.$A$2];[$Feuille2.$A$3];[$Feuille2.$A$4];[.B33];[$Feuille2.$A$5];[$Feuille2.$A$6])" office:value-type="string" office:string-value="(SELECT TIMESTAMP_TO_SEC(TIMESTAMP(&quot;2012-04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1&quot; GROUP EACH BY repository_created_at))">
            <text:p>(SELECT TIMESTAMP_TO_SEC(TIMESTAMP("2012-04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1" GROUP EACH BY repository_created_at))</text:p>
          </table:table-cell>
          <table:table-cell table:formula="of:=MOD([.$H$1]*[.A33];[.$K$1])" office:value-type="float" office:value="224">
            <text:p/>
          </table:table-cell>
          <table:table-cell table:formula="of:=IF([.D33]=[.$H$1];&quot;TRUE&quot;;&quot;&quot;)">
            <text:p/>
          </table:table-cell>
          <table:table-cell table:formula="of:=CONCATENATE(IF([.E33]=&quot;TRUE&quot;;[$Feuille2.$A$14];&quot;&quot;);[.C33];IF([.E34]&lt;&gt;&quot;TRUE&quot;;&quot;, &quot;;&quot;&quot;))" office:value-type="string" office:string-value="(SELECT TIMESTAMP_TO_SEC(TIMESTAMP(&quot;2012-04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1&quot; GROUP EACH BY repository_created_at)), ">
            <text:p>(SELECT TIMESTAMP_TO_SEC(TIMESTAMP("2012-04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string">
            <text:p>2012-04-12</text:p>
          </table:table-cell>
          <table:table-cell table:formula="of:=CONCATENATE([$Feuille2.$A$1];[.B34];[$Feuille2.$A$2];[$Feuille2.$A$3];[$Feuille2.$A$4];[.B34];[$Feuille2.$A$5];[$Feuille2.$A$6])" office:value-type="string" office:string-value="(SELECT TIMESTAMP_TO_SEC(TIMESTAMP(&quot;2012-04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2&quot; GROUP EACH BY repository_created_at))">
            <text:p>(SELECT TIMESTAMP_TO_SEC(TIMESTAMP("2012-04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2" GROUP EACH BY repository_created_at))</text:p>
          </table:table-cell>
          <table:table-cell table:formula="of:=MOD([.$H$1]*[.A34];[.$K$1])" office:value-type="float" office:value="231">
            <text:p/>
          </table:table-cell>
          <table:table-cell table:formula="of:=IF([.D34]=[.$H$1];&quot;TRUE&quot;;&quot;&quot;)">
            <text:p/>
          </table:table-cell>
          <table:table-cell table:formula="of:=CONCATENATE(IF([.E34]=&quot;TRUE&quot;;[$Feuille2.$A$14];&quot;&quot;);[.C34];IF([.E35]&lt;&gt;&quot;TRUE&quot;;&quot;, &quot;;&quot;&quot;))" office:value-type="string" office:string-value="(SELECT TIMESTAMP_TO_SEC(TIMESTAMP(&quot;2012-04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2&quot; GROUP EACH BY repository_created_at)), ">
            <text:p>(SELECT TIMESTAMP_TO_SEC(TIMESTAMP("2012-04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string">
            <text:p>2012-04-13</text:p>
          </table:table-cell>
          <table:table-cell table:formula="of:=CONCATENATE([$Feuille2.$A$1];[.B35];[$Feuille2.$A$2];[$Feuille2.$A$3];[$Feuille2.$A$4];[.B35];[$Feuille2.$A$5];[$Feuille2.$A$6])" office:value-type="string" office:string-value="(SELECT TIMESTAMP_TO_SEC(TIMESTAMP(&quot;2012-04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3&quot; GROUP EACH BY repository_created_at))">
            <text:p>(SELECT TIMESTAMP_TO_SEC(TIMESTAMP("2012-04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3" GROUP EACH BY repository_created_at))</text:p>
          </table:table-cell>
          <table:table-cell table:formula="of:=MOD([.$H$1]*[.A35];[.$K$1])" office:value-type="float" office:value="238">
            <text:p/>
          </table:table-cell>
          <table:table-cell table:formula="of:=IF([.D35]=[.$H$1];&quot;TRUE&quot;;&quot;&quot;)">
            <text:p/>
          </table:table-cell>
          <table:table-cell table:formula="of:=CONCATENATE(IF([.E35]=&quot;TRUE&quot;;[$Feuille2.$A$14];&quot;&quot;);[.C35];IF([.E36]&lt;&gt;&quot;TRUE&quot;;&quot;, &quot;;&quot;&quot;))" office:value-type="string" office:string-value="(SELECT TIMESTAMP_TO_SEC(TIMESTAMP(&quot;2012-04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3&quot; GROUP EACH BY repository_created_at)), ">
            <text:p>(SELECT TIMESTAMP_TO_SEC(TIMESTAMP("2012-04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">
            <text:p>35</text:p>
          </table:table-cell>
          <table:table-cell table:style-name="ce1" office:value-type="string">
            <text:p>2012-04-14</text:p>
          </table:table-cell>
          <table:table-cell table:formula="of:=CONCATENATE([$Feuille2.$A$1];[.B36];[$Feuille2.$A$2];[$Feuille2.$A$3];[$Feuille2.$A$4];[.B36];[$Feuille2.$A$5];[$Feuille2.$A$6])" office:value-type="string" office:string-value="(SELECT TIMESTAMP_TO_SEC(TIMESTAMP(&quot;2012-04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4&quot; GROUP EACH BY repository_created_at))">
            <text:p>(SELECT TIMESTAMP_TO_SEC(TIMESTAMP("2012-04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4" GROUP EACH BY repository_created_at))</text:p>
          </table:table-cell>
          <table:table-cell table:formula="of:=MOD([.$H$1]*[.A36];[.$K$1])" office:value-type="float" office:value="245">
            <text:p/>
          </table:table-cell>
          <table:table-cell table:formula="of:=IF([.D36]=[.$H$1];&quot;TRUE&quot;;&quot;&quot;)">
            <text:p/>
          </table:table-cell>
          <table:table-cell table:formula="of:=CONCATENATE(IF([.E36]=&quot;TRUE&quot;;[$Feuille2.$A$14];&quot;&quot;);[.C36];IF([.E37]&lt;&gt;&quot;TRUE&quot;;&quot;, &quot;;&quot;&quot;))" office:value-type="string" office:string-value="(SELECT TIMESTAMP_TO_SEC(TIMESTAMP(&quot;2012-04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4&quot; GROUP EACH BY repository_created_at)), ">
            <text:p>(SELECT TIMESTAMP_TO_SEC(TIMESTAMP("2012-04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string">
            <text:p>2012-04-15</text:p>
          </table:table-cell>
          <table:table-cell table:formula="of:=CONCATENATE([$Feuille2.$A$1];[.B37];[$Feuille2.$A$2];[$Feuille2.$A$3];[$Feuille2.$A$4];[.B37];[$Feuille2.$A$5];[$Feuille2.$A$6])" office:value-type="string" office:string-value="(SELECT TIMESTAMP_TO_SEC(TIMESTAMP(&quot;2012-04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5&quot; GROUP EACH BY repository_created_at))">
            <text:p>(SELECT TIMESTAMP_TO_SEC(TIMESTAMP("2012-04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5" GROUP EACH BY repository_created_at))</text:p>
          </table:table-cell>
          <table:table-cell table:formula="of:=MOD([.$H$1]*[.A37];[.$K$1])" office:value-type="float" office:value="252">
            <text:p/>
          </table:table-cell>
          <table:table-cell table:formula="of:=IF([.D37]=[.$H$1];&quot;TRUE&quot;;&quot;&quot;)">
            <text:p/>
          </table:table-cell>
          <table:table-cell table:formula="of:=CONCATENATE(IF([.E37]=&quot;TRUE&quot;;[$Feuille2.$A$14];&quot;&quot;);[.C37];IF([.E38]&lt;&gt;&quot;TRUE&quot;;&quot;, &quot;;&quot;&quot;))" office:value-type="string" office:string-value="(SELECT TIMESTAMP_TO_SEC(TIMESTAMP(&quot;2012-04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5&quot; GROUP EACH BY repository_created_at)), ">
            <text:p>(SELECT TIMESTAMP_TO_SEC(TIMESTAMP("2012-04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">
            <text:p>37</text:p>
          </table:table-cell>
          <table:table-cell table:style-name="ce1" office:value-type="string">
            <text:p>2012-04-16</text:p>
          </table:table-cell>
          <table:table-cell table:formula="of:=CONCATENATE([$Feuille2.$A$1];[.B38];[$Feuille2.$A$2];[$Feuille2.$A$3];[$Feuille2.$A$4];[.B38];[$Feuille2.$A$5];[$Feuille2.$A$6])" office:value-type="string" office:string-value="(SELECT TIMESTAMP_TO_SEC(TIMESTAMP(&quot;2012-04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6&quot; GROUP EACH BY repository_created_at))">
            <text:p>(SELECT TIMESTAMP_TO_SEC(TIMESTAMP("2012-04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6" GROUP EACH BY repository_created_at))</text:p>
          </table:table-cell>
          <table:table-cell table:formula="of:=MOD([.$H$1]*[.A38];[.$K$1])" office:value-type="float" office:value="259">
            <text:p/>
          </table:table-cell>
          <table:table-cell table:formula="of:=IF([.D38]=[.$H$1];&quot;TRUE&quot;;&quot;&quot;)">
            <text:p/>
          </table:table-cell>
          <table:table-cell table:formula="of:=CONCATENATE(IF([.E38]=&quot;TRUE&quot;;[$Feuille2.$A$14];&quot;&quot;);[.C38];IF([.E39]&lt;&gt;&quot;TRUE&quot;;&quot;, &quot;;&quot;&quot;))" office:value-type="string" office:string-value="(SELECT TIMESTAMP_TO_SEC(TIMESTAMP(&quot;2012-04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6&quot; GROUP EACH BY repository_created_at)), ">
            <text:p>(SELECT TIMESTAMP_TO_SEC(TIMESTAMP("2012-04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">
            <text:p>38</text:p>
          </table:table-cell>
          <table:table-cell table:style-name="ce1" office:value-type="string">
            <text:p>2012-04-17</text:p>
          </table:table-cell>
          <table:table-cell table:formula="of:=CONCATENATE([$Feuille2.$A$1];[.B39];[$Feuille2.$A$2];[$Feuille2.$A$3];[$Feuille2.$A$4];[.B39];[$Feuille2.$A$5];[$Feuille2.$A$6])" office:value-type="string" office:string-value="(SELECT TIMESTAMP_TO_SEC(TIMESTAMP(&quot;2012-04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7&quot; GROUP EACH BY repository_created_at))">
            <text:p>(SELECT TIMESTAMP_TO_SEC(TIMESTAMP("2012-04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7" GROUP EACH BY repository_created_at))</text:p>
          </table:table-cell>
          <table:table-cell table:formula="of:=MOD([.$H$1]*[.A39];[.$K$1])" office:value-type="float" office:value="266">
            <text:p/>
          </table:table-cell>
          <table:table-cell table:formula="of:=IF([.D39]=[.$H$1];&quot;TRUE&quot;;&quot;&quot;)">
            <text:p/>
          </table:table-cell>
          <table:table-cell table:formula="of:=CONCATENATE(IF([.E39]=&quot;TRUE&quot;;[$Feuille2.$A$14];&quot;&quot;);[.C39];IF([.E40]&lt;&gt;&quot;TRUE&quot;;&quot;, &quot;;&quot;&quot;))" office:value-type="string" office:string-value="(SELECT TIMESTAMP_TO_SEC(TIMESTAMP(&quot;2012-04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7&quot; GROUP EACH BY repository_created_at)), ">
            <text:p>(SELECT TIMESTAMP_TO_SEC(TIMESTAMP("2012-04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">
            <text:p>39</text:p>
          </table:table-cell>
          <table:table-cell table:style-name="ce1" office:value-type="string">
            <text:p>2012-04-18</text:p>
          </table:table-cell>
          <table:table-cell table:formula="of:=CONCATENATE([$Feuille2.$A$1];[.B40];[$Feuille2.$A$2];[$Feuille2.$A$3];[$Feuille2.$A$4];[.B40];[$Feuille2.$A$5];[$Feuille2.$A$6])" office:value-type="string" office:string-value="(SELECT TIMESTAMP_TO_SEC(TIMESTAMP(&quot;2012-04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8&quot; GROUP EACH BY repository_created_at))">
            <text:p>(SELECT TIMESTAMP_TO_SEC(TIMESTAMP("2012-04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8" GROUP EACH BY repository_created_at))</text:p>
          </table:table-cell>
          <table:table-cell table:formula="of:=MOD([.$H$1]*[.A40];[.$K$1])" office:value-type="float" office:value="273">
            <text:p/>
          </table:table-cell>
          <table:table-cell table:formula="of:=IF([.D40]=[.$H$1];&quot;TRUE&quot;;&quot;&quot;)">
            <text:p/>
          </table:table-cell>
          <table:table-cell table:formula="of:=CONCATENATE(IF([.E40]=&quot;TRUE&quot;;[$Feuille2.$A$14];&quot;&quot;);[.C40];IF([.E41]&lt;&gt;&quot;TRUE&quot;;&quot;, &quot;;&quot;&quot;))" office:value-type="string" office:string-value="(SELECT TIMESTAMP_TO_SEC(TIMESTAMP(&quot;2012-04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8&quot; GROUP EACH BY repository_created_at)), ">
            <text:p>(SELECT TIMESTAMP_TO_SEC(TIMESTAMP("2012-04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string">
            <text:p>2012-04-19</text:p>
          </table:table-cell>
          <table:table-cell table:formula="of:=CONCATENATE([$Feuille2.$A$1];[.B41];[$Feuille2.$A$2];[$Feuille2.$A$3];[$Feuille2.$A$4];[.B41];[$Feuille2.$A$5];[$Feuille2.$A$6])" office:value-type="string" office:string-value="(SELECT TIMESTAMP_TO_SEC(TIMESTAMP(&quot;2012-04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9&quot; GROUP EACH BY repository_created_at))">
            <text:p>(SELECT TIMESTAMP_TO_SEC(TIMESTAMP("2012-04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9" GROUP EACH BY repository_created_at))</text:p>
          </table:table-cell>
          <table:table-cell table:formula="of:=MOD([.$H$1]*[.A41];[.$K$1])" office:value-type="float" office:value="280">
            <text:p/>
          </table:table-cell>
          <table:table-cell table:formula="of:=IF([.D41]=[.$H$1];&quot;TRUE&quot;;&quot;&quot;)">
            <text:p/>
          </table:table-cell>
          <table:table-cell table:formula="of:=CONCATENATE(IF([.E41]=&quot;TRUE&quot;;[$Feuille2.$A$14];&quot;&quot;);[.C41];IF([.E42]&lt;&gt;&quot;TRUE&quot;;&quot;, &quot;;&quot;&quot;))" office:value-type="string" office:string-value="(SELECT TIMESTAMP_TO_SEC(TIMESTAMP(&quot;2012-04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19&quot; GROUP EACH BY repository_created_at)), ">
            <text:p>(SELECT TIMESTAMP_TO_SEC(TIMESTAMP("2012-04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">
            <text:p>41</text:p>
          </table:table-cell>
          <table:table-cell table:style-name="ce1" office:value-type="string">
            <text:p>2012-04-20</text:p>
          </table:table-cell>
          <table:table-cell table:formula="of:=CONCATENATE([$Feuille2.$A$1];[.B42];[$Feuille2.$A$2];[$Feuille2.$A$3];[$Feuille2.$A$4];[.B42];[$Feuille2.$A$5];[$Feuille2.$A$6])" office:value-type="string" office:string-value="(SELECT TIMESTAMP_TO_SEC(TIMESTAMP(&quot;2012-04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0&quot; GROUP EACH BY repository_created_at))">
            <text:p>(SELECT TIMESTAMP_TO_SEC(TIMESTAMP("2012-04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0" GROUP EACH BY repository_created_at))</text:p>
          </table:table-cell>
          <table:table-cell table:formula="of:=MOD([.$H$1]*[.A42];[.$K$1])" office:value-type="float" office:value="287">
            <text:p/>
          </table:table-cell>
          <table:table-cell table:formula="of:=IF([.D42]=[.$H$1];&quot;TRUE&quot;;&quot;&quot;)">
            <text:p/>
          </table:table-cell>
          <table:table-cell table:formula="of:=CONCATENATE(IF([.E42]=&quot;TRUE&quot;;[$Feuille2.$A$14];&quot;&quot;);[.C42];IF([.E43]&lt;&gt;&quot;TRUE&quot;;&quot;, &quot;;&quot;&quot;))" office:value-type="string" office:string-value="(SELECT TIMESTAMP_TO_SEC(TIMESTAMP(&quot;2012-04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0&quot; GROUP EACH BY repository_created_at)), ">
            <text:p>(SELECT TIMESTAMP_TO_SEC(TIMESTAMP("2012-04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">
            <text:p>42</text:p>
          </table:table-cell>
          <table:table-cell table:style-name="ce1" office:value-type="string">
            <text:p>2012-04-21</text:p>
          </table:table-cell>
          <table:table-cell table:formula="of:=CONCATENATE([$Feuille2.$A$1];[.B43];[$Feuille2.$A$2];[$Feuille2.$A$3];[$Feuille2.$A$4];[.B43];[$Feuille2.$A$5];[$Feuille2.$A$6])" office:value-type="string" office:string-value="(SELECT TIMESTAMP_TO_SEC(TIMESTAMP(&quot;2012-04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1&quot; GROUP EACH BY repository_created_at))">
            <text:p>(SELECT TIMESTAMP_TO_SEC(TIMESTAMP("2012-04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1" GROUP EACH BY repository_created_at))</text:p>
          </table:table-cell>
          <table:table-cell table:formula="of:=MOD([.$H$1]*[.A43];[.$K$1])" office:value-type="float" office:value="294">
            <text:p/>
          </table:table-cell>
          <table:table-cell table:formula="of:=IF([.D43]=[.$H$1];&quot;TRUE&quot;;&quot;&quot;)">
            <text:p/>
          </table:table-cell>
          <table:table-cell table:formula="of:=CONCATENATE(IF([.E43]=&quot;TRUE&quot;;[$Feuille2.$A$14];&quot;&quot;);[.C43];IF([.E44]&lt;&gt;&quot;TRUE&quot;;&quot;, &quot;;&quot;&quot;))" office:value-type="string" office:string-value="(SELECT TIMESTAMP_TO_SEC(TIMESTAMP(&quot;2012-04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1&quot; GROUP EACH BY repository_created_at)), ">
            <text:p>(SELECT TIMESTAMP_TO_SEC(TIMESTAMP("2012-04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">
            <text:p>43</text:p>
          </table:table-cell>
          <table:table-cell table:style-name="ce1" office:value-type="string">
            <text:p>2012-04-22</text:p>
          </table:table-cell>
          <table:table-cell table:formula="of:=CONCATENATE([$Feuille2.$A$1];[.B44];[$Feuille2.$A$2];[$Feuille2.$A$3];[$Feuille2.$A$4];[.B44];[$Feuille2.$A$5];[$Feuille2.$A$6])" office:value-type="string" office:string-value="(SELECT TIMESTAMP_TO_SEC(TIMESTAMP(&quot;2012-04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2&quot; GROUP EACH BY repository_created_at))">
            <text:p>(SELECT TIMESTAMP_TO_SEC(TIMESTAMP("2012-04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2" GROUP EACH BY repository_created_at))</text:p>
          </table:table-cell>
          <table:table-cell table:formula="of:=MOD([.$H$1]*[.A44];[.$K$1])" office:value-type="float" office:value="301">
            <text:p/>
          </table:table-cell>
          <table:table-cell table:formula="of:=IF([.D44]=[.$H$1];&quot;TRUE&quot;;&quot;&quot;)">
            <text:p/>
          </table:table-cell>
          <table:table-cell table:formula="of:=CONCATENATE(IF([.E44]=&quot;TRUE&quot;;[$Feuille2.$A$14];&quot;&quot;);[.C44];IF([.E45]&lt;&gt;&quot;TRUE&quot;;&quot;, &quot;;&quot;&quot;))" office:value-type="string" office:string-value="(SELECT TIMESTAMP_TO_SEC(TIMESTAMP(&quot;2012-04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2&quot; GROUP EACH BY repository_created_at)), ">
            <text:p>(SELECT TIMESTAMP_TO_SEC(TIMESTAMP("2012-04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">
            <text:p>44</text:p>
          </table:table-cell>
          <table:table-cell table:style-name="ce1" office:value-type="string">
            <text:p>2012-04-23</text:p>
          </table:table-cell>
          <table:table-cell table:formula="of:=CONCATENATE([$Feuille2.$A$1];[.B45];[$Feuille2.$A$2];[$Feuille2.$A$3];[$Feuille2.$A$4];[.B45];[$Feuille2.$A$5];[$Feuille2.$A$6])" office:value-type="string" office:string-value="(SELECT TIMESTAMP_TO_SEC(TIMESTAMP(&quot;2012-04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3&quot; GROUP EACH BY repository_created_at))">
            <text:p>(SELECT TIMESTAMP_TO_SEC(TIMESTAMP("2012-04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3" GROUP EACH BY repository_created_at))</text:p>
          </table:table-cell>
          <table:table-cell table:formula="of:=MOD([.$H$1]*[.A45];[.$K$1])" office:value-type="float" office:value="308">
            <text:p/>
          </table:table-cell>
          <table:table-cell table:formula="of:=IF([.D45]=[.$H$1];&quot;TRUE&quot;;&quot;&quot;)">
            <text:p/>
          </table:table-cell>
          <table:table-cell table:formula="of:=CONCATENATE(IF([.E45]=&quot;TRUE&quot;;[$Feuille2.$A$14];&quot;&quot;);[.C45];IF([.E46]&lt;&gt;&quot;TRUE&quot;;&quot;, &quot;;&quot;&quot;))" office:value-type="string" office:string-value="(SELECT TIMESTAMP_TO_SEC(TIMESTAMP(&quot;2012-04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3&quot; GROUP EACH BY repository_created_at)), ">
            <text:p>(SELECT TIMESTAMP_TO_SEC(TIMESTAMP("2012-04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">
            <text:p>45</text:p>
          </table:table-cell>
          <table:table-cell table:style-name="ce1" office:value-type="string">
            <text:p>2012-04-24</text:p>
          </table:table-cell>
          <table:table-cell table:formula="of:=CONCATENATE([$Feuille2.$A$1];[.B46];[$Feuille2.$A$2];[$Feuille2.$A$3];[$Feuille2.$A$4];[.B46];[$Feuille2.$A$5];[$Feuille2.$A$6])" office:value-type="string" office:string-value="(SELECT TIMESTAMP_TO_SEC(TIMESTAMP(&quot;2012-04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4&quot; GROUP EACH BY repository_created_at))">
            <text:p>(SELECT TIMESTAMP_TO_SEC(TIMESTAMP("2012-04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4" GROUP EACH BY repository_created_at))</text:p>
          </table:table-cell>
          <table:table-cell table:formula="of:=MOD([.$H$1]*[.A46];[.$K$1])" office:value-type="float" office:value="315">
            <text:p/>
          </table:table-cell>
          <table:table-cell table:formula="of:=IF([.D46]=[.$H$1];&quot;TRUE&quot;;&quot;&quot;)">
            <text:p/>
          </table:table-cell>
          <table:table-cell table:formula="of:=CONCATENATE(IF([.E46]=&quot;TRUE&quot;;[$Feuille2.$A$14];&quot;&quot;);[.C46];IF([.E47]&lt;&gt;&quot;TRUE&quot;;&quot;, &quot;;&quot;&quot;))" office:value-type="string" office:string-value="(SELECT TIMESTAMP_TO_SEC(TIMESTAMP(&quot;2012-04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4&quot; GROUP EACH BY repository_created_at)), ">
            <text:p>(SELECT TIMESTAMP_TO_SEC(TIMESTAMP("2012-04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string">
            <text:p>2012-04-25</text:p>
          </table:table-cell>
          <table:table-cell table:formula="of:=CONCATENATE([$Feuille2.$A$1];[.B47];[$Feuille2.$A$2];[$Feuille2.$A$3];[$Feuille2.$A$4];[.B47];[$Feuille2.$A$5];[$Feuille2.$A$6])" office:value-type="string" office:string-value="(SELECT TIMESTAMP_TO_SEC(TIMESTAMP(&quot;2012-04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5&quot; GROUP EACH BY repository_created_at))">
            <text:p>(SELECT TIMESTAMP_TO_SEC(TIMESTAMP("2012-04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5" GROUP EACH BY repository_created_at))</text:p>
          </table:table-cell>
          <table:table-cell table:formula="of:=MOD([.$H$1]*[.A47];[.$K$1])" office:value-type="float" office:value="322">
            <text:p/>
          </table:table-cell>
          <table:table-cell table:formula="of:=IF([.D47]=[.$H$1];&quot;TRUE&quot;;&quot;&quot;)">
            <text:p/>
          </table:table-cell>
          <table:table-cell table:formula="of:=CONCATENATE(IF([.E47]=&quot;TRUE&quot;;[$Feuille2.$A$14];&quot;&quot;);[.C47];IF([.E48]&lt;&gt;&quot;TRUE&quot;;&quot;, &quot;;&quot;&quot;))" office:value-type="string" office:string-value="(SELECT TIMESTAMP_TO_SEC(TIMESTAMP(&quot;2012-04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5&quot; GROUP EACH BY repository_created_at)), ">
            <text:p>(SELECT TIMESTAMP_TO_SEC(TIMESTAMP("2012-04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">
            <text:p>47</text:p>
          </table:table-cell>
          <table:table-cell table:style-name="ce1" office:value-type="string">
            <text:p>2012-04-26</text:p>
          </table:table-cell>
          <table:table-cell table:formula="of:=CONCATENATE([$Feuille2.$A$1];[.B48];[$Feuille2.$A$2];[$Feuille2.$A$3];[$Feuille2.$A$4];[.B48];[$Feuille2.$A$5];[$Feuille2.$A$6])" office:value-type="string" office:string-value="(SELECT TIMESTAMP_TO_SEC(TIMESTAMP(&quot;2012-04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6&quot; GROUP EACH BY repository_created_at))">
            <text:p>(SELECT TIMESTAMP_TO_SEC(TIMESTAMP("2012-04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6" GROUP EACH BY repository_created_at))</text:p>
          </table:table-cell>
          <table:table-cell table:formula="of:=MOD([.$H$1]*[.A48];[.$K$1])" office:value-type="float" office:value="329">
            <text:p/>
          </table:table-cell>
          <table:table-cell table:formula="of:=IF([.D48]=[.$H$1];&quot;TRUE&quot;;&quot;&quot;)">
            <text:p/>
          </table:table-cell>
          <table:table-cell table:formula="of:=CONCATENATE(IF([.E48]=&quot;TRUE&quot;;[$Feuille2.$A$14];&quot;&quot;);[.C48];IF([.E49]&lt;&gt;&quot;TRUE&quot;;&quot;, &quot;;&quot;&quot;))" office:value-type="string" office:string-value="(SELECT TIMESTAMP_TO_SEC(TIMESTAMP(&quot;2012-04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6&quot; GROUP EACH BY repository_created_at)), ">
            <text:p>(SELECT TIMESTAMP_TO_SEC(TIMESTAMP("2012-04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">
            <text:p>48</text:p>
          </table:table-cell>
          <table:table-cell table:style-name="ce1" office:value-type="string">
            <text:p>2012-04-27</text:p>
          </table:table-cell>
          <table:table-cell table:formula="of:=CONCATENATE([$Feuille2.$A$1];[.B49];[$Feuille2.$A$2];[$Feuille2.$A$3];[$Feuille2.$A$4];[.B49];[$Feuille2.$A$5];[$Feuille2.$A$6])" office:value-type="string" office:string-value="(SELECT TIMESTAMP_TO_SEC(TIMESTAMP(&quot;2012-04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7&quot; GROUP EACH BY repository_created_at))">
            <text:p>(SELECT TIMESTAMP_TO_SEC(TIMESTAMP("2012-04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7" GROUP EACH BY repository_created_at))</text:p>
          </table:table-cell>
          <table:table-cell table:formula="of:=MOD([.$H$1]*[.A49];[.$K$1])" office:value-type="float" office:value="336">
            <text:p/>
          </table:table-cell>
          <table:table-cell table:formula="of:=IF([.D49]=[.$H$1];&quot;TRUE&quot;;&quot;&quot;)">
            <text:p/>
          </table:table-cell>
          <table:table-cell table:formula="of:=CONCATENATE(IF([.E49]=&quot;TRUE&quot;;[$Feuille2.$A$14];&quot;&quot;);[.C49];IF([.E50]&lt;&gt;&quot;TRUE&quot;;&quot;, &quot;;&quot;&quot;))" office:value-type="string" office:string-value="(SELECT TIMESTAMP_TO_SEC(TIMESTAMP(&quot;2012-04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7&quot; GROUP EACH BY repository_created_at)), ">
            <text:p>(SELECT TIMESTAMP_TO_SEC(TIMESTAMP("2012-04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">
            <text:p>49</text:p>
          </table:table-cell>
          <table:table-cell table:style-name="ce1" office:value-type="string">
            <text:p>2012-04-28</text:p>
          </table:table-cell>
          <table:table-cell table:formula="of:=CONCATENATE([$Feuille2.$A$1];[.B50];[$Feuille2.$A$2];[$Feuille2.$A$3];[$Feuille2.$A$4];[.B50];[$Feuille2.$A$5];[$Feuille2.$A$6])" office:value-type="string" office:string-value="(SELECT TIMESTAMP_TO_SEC(TIMESTAMP(&quot;2012-04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8&quot; GROUP EACH BY repository_created_at))">
            <text:p>(SELECT TIMESTAMP_TO_SEC(TIMESTAMP("2012-04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8" GROUP EACH BY repository_created_at))</text:p>
          </table:table-cell>
          <table:table-cell table:formula="of:=MOD([.$H$1]*[.A50];[.$K$1])" office:value-type="float" office:value="343">
            <text:p/>
          </table:table-cell>
          <table:table-cell table:formula="of:=IF([.D50]=[.$H$1];&quot;TRUE&quot;;&quot;&quot;)">
            <text:p/>
          </table:table-cell>
          <table:table-cell table:formula="of:=CONCATENATE(IF([.E50]=&quot;TRUE&quot;;[$Feuille2.$A$14];&quot;&quot;);[.C50];IF([.E51]&lt;&gt;&quot;TRUE&quot;;&quot;, &quot;;&quot;&quot;))" office:value-type="string" office:string-value="(SELECT TIMESTAMP_TO_SEC(TIMESTAMP(&quot;2012-04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8&quot; GROUP EACH BY repository_created_at)), ">
            <text:p>(SELECT TIMESTAMP_TO_SEC(TIMESTAMP("2012-04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">
            <text:p>50</text:p>
          </table:table-cell>
          <table:table-cell table:style-name="ce1" office:value-type="string">
            <text:p>2012-04-29</text:p>
          </table:table-cell>
          <table:table-cell table:formula="of:=CONCATENATE([$Feuille2.$A$1];[.B51];[$Feuille2.$A$2];[$Feuille2.$A$3];[$Feuille2.$A$4];[.B51];[$Feuille2.$A$5];[$Feuille2.$A$6])" office:value-type="string" office:string-value="(SELECT TIMESTAMP_TO_SEC(TIMESTAMP(&quot;2012-04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9&quot; GROUP EACH BY repository_created_at))">
            <text:p>(SELECT TIMESTAMP_TO_SEC(TIMESTAMP("2012-04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9" GROUP EACH BY repository_created_at))</text:p>
          </table:table-cell>
          <table:table-cell table:formula="of:=MOD([.$H$1]*[.A51];[.$K$1])" office:value-type="float" office:value="350">
            <text:p/>
          </table:table-cell>
          <table:table-cell table:formula="of:=IF([.D51]=[.$H$1];&quot;TRUE&quot;;&quot;&quot;)">
            <text:p/>
          </table:table-cell>
          <table:table-cell table:formula="of:=CONCATENATE(IF([.E51]=&quot;TRUE&quot;;[$Feuille2.$A$14];&quot;&quot;);[.C51];IF([.E52]&lt;&gt;&quot;TRUE&quot;;&quot;, &quot;;&quot;&quot;))" office:value-type="string" office:string-value="(SELECT TIMESTAMP_TO_SEC(TIMESTAMP(&quot;2012-04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29&quot; GROUP EACH BY repository_created_at)), ">
            <text:p>(SELECT TIMESTAMP_TO_SEC(TIMESTAMP("2012-04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">
            <text:p>51</text:p>
          </table:table-cell>
          <table:table-cell table:style-name="ce1" office:value-type="string">
            <text:p>2012-04-30</text:p>
          </table:table-cell>
          <table:table-cell table:formula="of:=CONCATENATE([$Feuille2.$A$1];[.B52];[$Feuille2.$A$2];[$Feuille2.$A$3];[$Feuille2.$A$4];[.B52];[$Feuille2.$A$5];[$Feuille2.$A$6])" office:value-type="string" office:string-value="(SELECT TIMESTAMP_TO_SEC(TIMESTAMP(&quot;2012-04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30&quot; GROUP EACH BY repository_created_at))">
            <text:p>(SELECT TIMESTAMP_TO_SEC(TIMESTAMP("2012-04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30" GROUP EACH BY repository_created_at))</text:p>
          </table:table-cell>
          <table:table-cell table:formula="of:=MOD([.$H$1]*[.A52];[.$K$1])" office:value-type="float" office:value="357">
            <text:p/>
          </table:table-cell>
          <table:table-cell table:formula="of:=IF([.D52]=[.$H$1];&quot;TRUE&quot;;&quot;&quot;)">
            <text:p/>
          </table:table-cell>
          <table:table-cell table:formula="of:=CONCATENATE(IF([.E52]=&quot;TRUE&quot;;[$Feuille2.$A$14];&quot;&quot;);[.C52];IF([.E53]&lt;&gt;&quot;TRUE&quot;;&quot;, &quot;;&quot;&quot;))" office:value-type="string" office:string-value="(SELECT TIMESTAMP_TO_SEC(TIMESTAMP(&quot;2012-04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4-30&quot; GROUP EACH BY repository_created_at)), ">
            <text:p>(SELECT TIMESTAMP_TO_SEC(TIMESTAMP("2012-04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4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">
            <text:p>52</text:p>
          </table:table-cell>
          <table:table-cell table:style-name="ce1" office:value-type="string">
            <text:p>2012-05-01</text:p>
          </table:table-cell>
          <table:table-cell table:formula="of:=CONCATENATE([$Feuille2.$A$1];[.B53];[$Feuille2.$A$2];[$Feuille2.$A$3];[$Feuille2.$A$4];[.B53];[$Feuille2.$A$5];[$Feuille2.$A$6])" office:value-type="string" office:string-value="(SELECT TIMESTAMP_TO_SEC(TIMESTAMP(&quot;2012-05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1&quot; GROUP EACH BY repository_created_at))">
            <text:p>(SELECT TIMESTAMP_TO_SEC(TIMESTAMP("2012-05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1" GROUP EACH BY repository_created_at))</text:p>
          </table:table-cell>
          <table:table-cell table:formula="of:=MOD([.$H$1]*[.A53];[.$K$1])" office:value-type="float" office:value="364">
            <text:p/>
          </table:table-cell>
          <table:table-cell table:formula="of:=IF([.D53]=[.$H$1];&quot;TRUE&quot;;&quot;&quot;)">
            <text:p/>
          </table:table-cell>
          <table:table-cell table:formula="of:=CONCATENATE(IF([.E53]=&quot;TRUE&quot;;[$Feuille2.$A$14];&quot;&quot;);[.C53];IF([.E54]&lt;&gt;&quot;TRUE&quot;;&quot;, &quot;;&quot;&quot;))" office:value-type="string" office:string-value="(SELECT TIMESTAMP_TO_SEC(TIMESTAMP(&quot;2012-05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1&quot; GROUP EACH BY repository_created_at)), ">
            <text:p>(SELECT TIMESTAMP_TO_SEC(TIMESTAMP("2012-05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">
            <text:p>53</text:p>
          </table:table-cell>
          <table:table-cell table:style-name="ce1" office:value-type="string">
            <text:p>2012-05-02</text:p>
          </table:table-cell>
          <table:table-cell table:formula="of:=CONCATENATE([$Feuille2.$A$1];[.B54];[$Feuille2.$A$2];[$Feuille2.$A$3];[$Feuille2.$A$4];[.B54];[$Feuille2.$A$5];[$Feuille2.$A$6])" office:value-type="string" office:string-value="(SELECT TIMESTAMP_TO_SEC(TIMESTAMP(&quot;2012-05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2&quot; GROUP EACH BY repository_created_at))">
            <text:p>(SELECT TIMESTAMP_TO_SEC(TIMESTAMP("2012-05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2" GROUP EACH BY repository_created_at))</text:p>
          </table:table-cell>
          <table:table-cell table:formula="of:=MOD([.$H$1]*[.A54];[.$K$1])" office:value-type="float" office:value="371">
            <text:p/>
          </table:table-cell>
          <table:table-cell table:formula="of:=IF([.D54]=[.$H$1];&quot;TRUE&quot;;&quot;&quot;)">
            <text:p/>
          </table:table-cell>
          <table:table-cell table:formula="of:=CONCATENATE(IF([.E54]=&quot;TRUE&quot;;[$Feuille2.$A$14];&quot;&quot;);[.C54];IF([.E55]&lt;&gt;&quot;TRUE&quot;;&quot;, &quot;;&quot;&quot;))" office:value-type="string" office:string-value="(SELECT TIMESTAMP_TO_SEC(TIMESTAMP(&quot;2012-05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2&quot; GROUP EACH BY repository_created_at)), ">
            <text:p>(SELECT TIMESTAMP_TO_SEC(TIMESTAMP("2012-05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">
            <text:p>54</text:p>
          </table:table-cell>
          <table:table-cell table:style-name="ce1" office:value-type="string">
            <text:p>2012-05-03</text:p>
          </table:table-cell>
          <table:table-cell table:formula="of:=CONCATENATE([$Feuille2.$A$1];[.B55];[$Feuille2.$A$2];[$Feuille2.$A$3];[$Feuille2.$A$4];[.B55];[$Feuille2.$A$5];[$Feuille2.$A$6])" office:value-type="string" office:string-value="(SELECT TIMESTAMP_TO_SEC(TIMESTAMP(&quot;2012-05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3&quot; GROUP EACH BY repository_created_at))">
            <text:p>(SELECT TIMESTAMP_TO_SEC(TIMESTAMP("2012-05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3" GROUP EACH BY repository_created_at))</text:p>
          </table:table-cell>
          <table:table-cell table:formula="of:=MOD([.$H$1]*[.A55];[.$K$1])" office:value-type="float" office:value="378">
            <text:p/>
          </table:table-cell>
          <table:table-cell table:formula="of:=IF([.D55]=[.$H$1];&quot;TRUE&quot;;&quot;&quot;)">
            <text:p/>
          </table:table-cell>
          <table:table-cell table:formula="of:=CONCATENATE(IF([.E55]=&quot;TRUE&quot;;[$Feuille2.$A$14];&quot;&quot;);[.C55];IF([.E56]&lt;&gt;&quot;TRUE&quot;;&quot;, &quot;;&quot;&quot;))" office:value-type="string" office:string-value="(SELECT TIMESTAMP_TO_SEC(TIMESTAMP(&quot;2012-05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3&quot; GROUP EACH BY repository_created_at)), ">
            <text:p>(SELECT TIMESTAMP_TO_SEC(TIMESTAMP("2012-05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string">
            <text:p>2012-05-04</text:p>
          </table:table-cell>
          <table:table-cell table:formula="of:=CONCATENATE([$Feuille2.$A$1];[.B56];[$Feuille2.$A$2];[$Feuille2.$A$3];[$Feuille2.$A$4];[.B56];[$Feuille2.$A$5];[$Feuille2.$A$6])" office:value-type="string" office:string-value="(SELECT TIMESTAMP_TO_SEC(TIMESTAMP(&quot;2012-05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4&quot; GROUP EACH BY repository_created_at))">
            <text:p>(SELECT TIMESTAMP_TO_SEC(TIMESTAMP("2012-05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4" GROUP EACH BY repository_created_at))</text:p>
          </table:table-cell>
          <table:table-cell table:formula="of:=MOD([.$H$1]*[.A56];[.$K$1])" office:value-type="float" office:value="385">
            <text:p/>
          </table:table-cell>
          <table:table-cell table:formula="of:=IF([.D56]=[.$H$1];&quot;TRUE&quot;;&quot;&quot;)">
            <text:p/>
          </table:table-cell>
          <table:table-cell table:formula="of:=CONCATENATE(IF([.E56]=&quot;TRUE&quot;;[$Feuille2.$A$14];&quot;&quot;);[.C56];IF([.E57]&lt;&gt;&quot;TRUE&quot;;&quot;, &quot;;&quot;&quot;))" office:value-type="string" office:string-value="(SELECT TIMESTAMP_TO_SEC(TIMESTAMP(&quot;2012-05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4&quot; GROUP EACH BY repository_created_at)), ">
            <text:p>(SELECT TIMESTAMP_TO_SEC(TIMESTAMP("2012-05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">
            <text:p>56</text:p>
          </table:table-cell>
          <table:table-cell table:style-name="ce1" office:value-type="string">
            <text:p>2012-05-05</text:p>
          </table:table-cell>
          <table:table-cell table:formula="of:=CONCATENATE([$Feuille2.$A$1];[.B57];[$Feuille2.$A$2];[$Feuille2.$A$3];[$Feuille2.$A$4];[.B57];[$Feuille2.$A$5];[$Feuille2.$A$6])" office:value-type="string" office:string-value="(SELECT TIMESTAMP_TO_SEC(TIMESTAMP(&quot;2012-05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5&quot; GROUP EACH BY repository_created_at))">
            <text:p>(SELECT TIMESTAMP_TO_SEC(TIMESTAMP("2012-05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5" GROUP EACH BY repository_created_at))</text:p>
          </table:table-cell>
          <table:table-cell table:formula="of:=MOD([.$H$1]*[.A57];[.$K$1])" office:value-type="float" office:value="392">
            <text:p/>
          </table:table-cell>
          <table:table-cell table:formula="of:=IF([.D57]=[.$H$1];&quot;TRUE&quot;;&quot;&quot;)">
            <text:p/>
          </table:table-cell>
          <table:table-cell table:formula="of:=CONCATENATE(IF([.E57]=&quot;TRUE&quot;;[$Feuille2.$A$14];&quot;&quot;);[.C57];IF([.E58]&lt;&gt;&quot;TRUE&quot;;&quot;, &quot;;&quot;&quot;))" office:value-type="string" office:string-value="(SELECT TIMESTAMP_TO_SEC(TIMESTAMP(&quot;2012-05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5&quot; GROUP EACH BY repository_created_at)), ">
            <text:p>(SELECT TIMESTAMP_TO_SEC(TIMESTAMP("2012-05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">
            <text:p>57</text:p>
          </table:table-cell>
          <table:table-cell table:style-name="ce1" office:value-type="string">
            <text:p>2012-05-06</text:p>
          </table:table-cell>
          <table:table-cell table:formula="of:=CONCATENATE([$Feuille2.$A$1];[.B58];[$Feuille2.$A$2];[$Feuille2.$A$3];[$Feuille2.$A$4];[.B58];[$Feuille2.$A$5];[$Feuille2.$A$6])" office:value-type="string" office:string-value="(SELECT TIMESTAMP_TO_SEC(TIMESTAMP(&quot;2012-05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6&quot; GROUP EACH BY repository_created_at))">
            <text:p>(SELECT TIMESTAMP_TO_SEC(TIMESTAMP("2012-05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6" GROUP EACH BY repository_created_at))</text:p>
          </table:table-cell>
          <table:table-cell table:formula="of:=MOD([.$H$1]*[.A58];[.$K$1])" office:value-type="float" office:value="399">
            <text:p/>
          </table:table-cell>
          <table:table-cell table:formula="of:=IF([.D58]=[.$H$1];&quot;TRUE&quot;;&quot;&quot;)">
            <text:p/>
          </table:table-cell>
          <table:table-cell table:formula="of:=CONCATENATE(IF([.E58]=&quot;TRUE&quot;;[$Feuille2.$A$14];&quot;&quot;);[.C58];IF([.E59]&lt;&gt;&quot;TRUE&quot;;&quot;, &quot;;&quot;&quot;))" office:value-type="string" office:string-value="(SELECT TIMESTAMP_TO_SEC(TIMESTAMP(&quot;2012-05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6&quot; GROUP EACH BY repository_created_at)), ">
            <text:p>(SELECT TIMESTAMP_TO_SEC(TIMESTAMP("2012-05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">
            <text:p>58</text:p>
          </table:table-cell>
          <table:table-cell table:style-name="ce1" office:value-type="string">
            <text:p>2012-05-07</text:p>
          </table:table-cell>
          <table:table-cell table:formula="of:=CONCATENATE([$Feuille2.$A$1];[.B59];[$Feuille2.$A$2];[$Feuille2.$A$3];[$Feuille2.$A$4];[.B59];[$Feuille2.$A$5];[$Feuille2.$A$6])" office:value-type="string" office:string-value="(SELECT TIMESTAMP_TO_SEC(TIMESTAMP(&quot;2012-05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7&quot; GROUP EACH BY repository_created_at))">
            <text:p>(SELECT TIMESTAMP_TO_SEC(TIMESTAMP("2012-05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7" GROUP EACH BY repository_created_at))</text:p>
          </table:table-cell>
          <table:table-cell table:formula="of:=MOD([.$H$1]*[.A59];[.$K$1])" office:value-type="float" office:value="406">
            <text:p/>
          </table:table-cell>
          <table:table-cell table:formula="of:=IF([.D59]=[.$H$1];&quot;TRUE&quot;;&quot;&quot;)">
            <text:p/>
          </table:table-cell>
          <table:table-cell table:formula="of:=CONCATENATE(IF([.E59]=&quot;TRUE&quot;;[$Feuille2.$A$14];&quot;&quot;);[.C59];IF([.E60]&lt;&gt;&quot;TRUE&quot;;&quot;, &quot;;&quot;&quot;))" office:value-type="string" office:string-value="(SELECT TIMESTAMP_TO_SEC(TIMESTAMP(&quot;2012-05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7&quot; GROUP EACH BY repository_created_at)), ">
            <text:p>(SELECT TIMESTAMP_TO_SEC(TIMESTAMP("2012-05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">
            <text:p>59</text:p>
          </table:table-cell>
          <table:table-cell table:style-name="ce1" office:value-type="string">
            <text:p>2012-05-08</text:p>
          </table:table-cell>
          <table:table-cell table:formula="of:=CONCATENATE([$Feuille2.$A$1];[.B60];[$Feuille2.$A$2];[$Feuille2.$A$3];[$Feuille2.$A$4];[.B60];[$Feuille2.$A$5];[$Feuille2.$A$6])" office:value-type="string" office:string-value="(SELECT TIMESTAMP_TO_SEC(TIMESTAMP(&quot;2012-05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8&quot; GROUP EACH BY repository_created_at))">
            <text:p>(SELECT TIMESTAMP_TO_SEC(TIMESTAMP("2012-05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8" GROUP EACH BY repository_created_at))</text:p>
          </table:table-cell>
          <table:table-cell table:formula="of:=MOD([.$H$1]*[.A60];[.$K$1])" office:value-type="float" office:value="413">
            <text:p/>
          </table:table-cell>
          <table:table-cell table:formula="of:=IF([.D60]=[.$H$1];&quot;TRUE&quot;;&quot;&quot;)">
            <text:p/>
          </table:table-cell>
          <table:table-cell table:formula="of:=CONCATENATE(IF([.E60]=&quot;TRUE&quot;;[$Feuille2.$A$14];&quot;&quot;);[.C60];IF([.E61]&lt;&gt;&quot;TRUE&quot;;&quot;, &quot;;&quot;&quot;))" office:value-type="string" office:string-value="(SELECT TIMESTAMP_TO_SEC(TIMESTAMP(&quot;2012-05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8&quot; GROUP EACH BY repository_created_at)), ">
            <text:p>(SELECT TIMESTAMP_TO_SEC(TIMESTAMP("2012-05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string">
            <text:p>2012-05-09</text:p>
          </table:table-cell>
          <table:table-cell table:formula="of:=CONCATENATE([$Feuille2.$A$1];[.B61];[$Feuille2.$A$2];[$Feuille2.$A$3];[$Feuille2.$A$4];[.B61];[$Feuille2.$A$5];[$Feuille2.$A$6])" office:value-type="string" office:string-value="(SELECT TIMESTAMP_TO_SEC(TIMESTAMP(&quot;2012-05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9&quot; GROUP EACH BY repository_created_at))">
            <text:p>(SELECT TIMESTAMP_TO_SEC(TIMESTAMP("2012-05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9" GROUP EACH BY repository_created_at))</text:p>
          </table:table-cell>
          <table:table-cell table:formula="of:=MOD([.$H$1]*[.A61];[.$K$1])" office:value-type="float" office:value="420">
            <text:p/>
          </table:table-cell>
          <table:table-cell table:formula="of:=IF([.D61]=[.$H$1];&quot;TRUE&quot;;&quot;&quot;)">
            <text:p/>
          </table:table-cell>
          <table:table-cell table:formula="of:=CONCATENATE(IF([.E61]=&quot;TRUE&quot;;[$Feuille2.$A$14];&quot;&quot;);[.C61];IF([.E62]&lt;&gt;&quot;TRUE&quot;;&quot;, &quot;;&quot;&quot;))" office:value-type="string" office:string-value="(SELECT TIMESTAMP_TO_SEC(TIMESTAMP(&quot;2012-05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09&quot; GROUP EACH BY repository_created_at)), ">
            <text:p>(SELECT TIMESTAMP_TO_SEC(TIMESTAMP("2012-05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">
            <text:p>61</text:p>
          </table:table-cell>
          <table:table-cell table:style-name="ce1" office:value-type="string">
            <text:p>2012-05-10</text:p>
          </table:table-cell>
          <table:table-cell table:formula="of:=CONCATENATE([$Feuille2.$A$1];[.B62];[$Feuille2.$A$2];[$Feuille2.$A$3];[$Feuille2.$A$4];[.B62];[$Feuille2.$A$5];[$Feuille2.$A$6])" office:value-type="string" office:string-value="(SELECT TIMESTAMP_TO_SEC(TIMESTAMP(&quot;2012-05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0&quot; GROUP EACH BY repository_created_at))">
            <text:p>(SELECT TIMESTAMP_TO_SEC(TIMESTAMP("2012-05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0" GROUP EACH BY repository_created_at))</text:p>
          </table:table-cell>
          <table:table-cell table:formula="of:=MOD([.$H$1]*[.A62];[.$K$1])" office:value-type="float" office:value="427">
            <text:p/>
          </table:table-cell>
          <table:table-cell table:formula="of:=IF([.D62]=[.$H$1];&quot;TRUE&quot;;&quot;&quot;)">
            <text:p/>
          </table:table-cell>
          <table:table-cell table:formula="of:=CONCATENATE(IF([.E62]=&quot;TRUE&quot;;[$Feuille2.$A$14];&quot;&quot;);[.C62];IF([.E63]&lt;&gt;&quot;TRUE&quot;;&quot;, &quot;;&quot;&quot;))" office:value-type="string" office:string-value="(SELECT TIMESTAMP_TO_SEC(TIMESTAMP(&quot;2012-05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0&quot; GROUP EACH BY repository_created_at)), ">
            <text:p>(SELECT TIMESTAMP_TO_SEC(TIMESTAMP("2012-05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">
            <text:p>62</text:p>
          </table:table-cell>
          <table:table-cell table:style-name="ce1" office:value-type="string">
            <text:p>2012-05-11</text:p>
          </table:table-cell>
          <table:table-cell table:formula="of:=CONCATENATE([$Feuille2.$A$1];[.B63];[$Feuille2.$A$2];[$Feuille2.$A$3];[$Feuille2.$A$4];[.B63];[$Feuille2.$A$5];[$Feuille2.$A$6])" office:value-type="string" office:string-value="(SELECT TIMESTAMP_TO_SEC(TIMESTAMP(&quot;2012-05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1&quot; GROUP EACH BY repository_created_at))">
            <text:p>(SELECT TIMESTAMP_TO_SEC(TIMESTAMP("2012-05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1" GROUP EACH BY repository_created_at))</text:p>
          </table:table-cell>
          <table:table-cell table:formula="of:=MOD([.$H$1]*[.A63];[.$K$1])" office:value-type="float" office:value="434">
            <text:p/>
          </table:table-cell>
          <table:table-cell table:formula="of:=IF([.D63]=[.$H$1];&quot;TRUE&quot;;&quot;&quot;)">
            <text:p/>
          </table:table-cell>
          <table:table-cell table:formula="of:=CONCATENATE(IF([.E63]=&quot;TRUE&quot;;[$Feuille2.$A$14];&quot;&quot;);[.C63];IF([.E64]&lt;&gt;&quot;TRUE&quot;;&quot;, &quot;;&quot;&quot;))" office:value-type="string" office:string-value="(SELECT TIMESTAMP_TO_SEC(TIMESTAMP(&quot;2012-05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1&quot; GROUP EACH BY repository_created_at)), ">
            <text:p>(SELECT TIMESTAMP_TO_SEC(TIMESTAMP("2012-05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">
            <text:p>63</text:p>
          </table:table-cell>
          <table:table-cell table:style-name="ce1" office:value-type="string">
            <text:p>2012-05-12</text:p>
          </table:table-cell>
          <table:table-cell table:formula="of:=CONCATENATE([$Feuille2.$A$1];[.B64];[$Feuille2.$A$2];[$Feuille2.$A$3];[$Feuille2.$A$4];[.B64];[$Feuille2.$A$5];[$Feuille2.$A$6])" office:value-type="string" office:string-value="(SELECT TIMESTAMP_TO_SEC(TIMESTAMP(&quot;2012-05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2&quot; GROUP EACH BY repository_created_at))">
            <text:p>(SELECT TIMESTAMP_TO_SEC(TIMESTAMP("2012-05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2" GROUP EACH BY repository_created_at))</text:p>
          </table:table-cell>
          <table:table-cell table:formula="of:=MOD([.$H$1]*[.A64];[.$K$1])" office:value-type="float" office:value="441">
            <text:p/>
          </table:table-cell>
          <table:table-cell table:formula="of:=IF([.D64]=[.$H$1];&quot;TRUE&quot;;&quot;&quot;)">
            <text:p/>
          </table:table-cell>
          <table:table-cell table:formula="of:=CONCATENATE(IF([.E64]=&quot;TRUE&quot;;[$Feuille2.$A$14];&quot;&quot;);[.C64];IF([.E65]&lt;&gt;&quot;TRUE&quot;;&quot;, &quot;;&quot;&quot;))" office:value-type="string" office:string-value="(SELECT TIMESTAMP_TO_SEC(TIMESTAMP(&quot;2012-05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2&quot; GROUP EACH BY repository_created_at)), ">
            <text:p>(SELECT TIMESTAMP_TO_SEC(TIMESTAMP("2012-05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">
            <text:p>64</text:p>
          </table:table-cell>
          <table:table-cell table:style-name="ce1" office:value-type="string">
            <text:p>2012-05-13</text:p>
          </table:table-cell>
          <table:table-cell table:formula="of:=CONCATENATE([$Feuille2.$A$1];[.B65];[$Feuille2.$A$2];[$Feuille2.$A$3];[$Feuille2.$A$4];[.B65];[$Feuille2.$A$5];[$Feuille2.$A$6])" office:value-type="string" office:string-value="(SELECT TIMESTAMP_TO_SEC(TIMESTAMP(&quot;2012-05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3&quot; GROUP EACH BY repository_created_at))">
            <text:p>(SELECT TIMESTAMP_TO_SEC(TIMESTAMP("2012-05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3" GROUP EACH BY repository_created_at))</text:p>
          </table:table-cell>
          <table:table-cell table:formula="of:=MOD([.$H$1]*[.A65];[.$K$1])" office:value-type="float" office:value="448">
            <text:p/>
          </table:table-cell>
          <table:table-cell table:formula="of:=IF([.D65]=[.$H$1];&quot;TRUE&quot;;&quot;&quot;)">
            <text:p/>
          </table:table-cell>
          <table:table-cell table:formula="of:=CONCATENATE(IF([.E65]=&quot;TRUE&quot;;[$Feuille2.$A$14];&quot;&quot;);[.C65];IF([.E66]&lt;&gt;&quot;TRUE&quot;;&quot;, &quot;;&quot;&quot;))" office:value-type="string" office:string-value="(SELECT TIMESTAMP_TO_SEC(TIMESTAMP(&quot;2012-05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3&quot; GROUP EACH BY repository_created_at)), ">
            <text:p>(SELECT TIMESTAMP_TO_SEC(TIMESTAMP("2012-05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string">
            <text:p>2012-05-14</text:p>
          </table:table-cell>
          <table:table-cell table:formula="of:=CONCATENATE([$Feuille2.$A$1];[.B66];[$Feuille2.$A$2];[$Feuille2.$A$3];[$Feuille2.$A$4];[.B66];[$Feuille2.$A$5];[$Feuille2.$A$6])" office:value-type="string" office:string-value="(SELECT TIMESTAMP_TO_SEC(TIMESTAMP(&quot;2012-05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4&quot; GROUP EACH BY repository_created_at))">
            <text:p>(SELECT TIMESTAMP_TO_SEC(TIMESTAMP("2012-05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4" GROUP EACH BY repository_created_at))</text:p>
          </table:table-cell>
          <table:table-cell table:formula="of:=MOD([.$H$1]*[.A66];[.$K$1])" office:value-type="float" office:value="455">
            <text:p/>
          </table:table-cell>
          <table:table-cell table:formula="of:=IF([.D66]=[.$H$1];&quot;TRUE&quot;;&quot;&quot;)">
            <text:p/>
          </table:table-cell>
          <table:table-cell table:formula="of:=CONCATENATE(IF([.E66]=&quot;TRUE&quot;;[$Feuille2.$A$14];&quot;&quot;);[.C66];IF([.E67]&lt;&gt;&quot;TRUE&quot;;&quot;, &quot;;&quot;&quot;))" office:value-type="string" office:string-value="(SELECT TIMESTAMP_TO_SEC(TIMESTAMP(&quot;2012-05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4&quot; GROUP EACH BY repository_created_at)), ">
            <text:p>(SELECT TIMESTAMP_TO_SEC(TIMESTAMP("2012-05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">
            <text:p>66</text:p>
          </table:table-cell>
          <table:table-cell table:style-name="ce1" office:value-type="string">
            <text:p>2012-05-15</text:p>
          </table:table-cell>
          <table:table-cell table:formula="of:=CONCATENATE([$Feuille2.$A$1];[.B67];[$Feuille2.$A$2];[$Feuille2.$A$3];[$Feuille2.$A$4];[.B67];[$Feuille2.$A$5];[$Feuille2.$A$6])" office:value-type="string" office:string-value="(SELECT TIMESTAMP_TO_SEC(TIMESTAMP(&quot;2012-05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5&quot; GROUP EACH BY repository_created_at))">
            <text:p>(SELECT TIMESTAMP_TO_SEC(TIMESTAMP("2012-05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5" GROUP EACH BY repository_created_at))</text:p>
          </table:table-cell>
          <table:table-cell table:formula="of:=MOD([.$H$1]*[.A67];[.$K$1])" office:value-type="float" office:value="462">
            <text:p/>
          </table:table-cell>
          <table:table-cell table:formula="of:=IF([.D67]=[.$H$1];&quot;TRUE&quot;;&quot;&quot;)">
            <text:p/>
          </table:table-cell>
          <table:table-cell table:formula="of:=CONCATENATE(IF([.E67]=&quot;TRUE&quot;;[$Feuille2.$A$14];&quot;&quot;);[.C67];IF([.E68]&lt;&gt;&quot;TRUE&quot;;&quot;, &quot;;&quot;&quot;))" office:value-type="string" office:string-value="(SELECT TIMESTAMP_TO_SEC(TIMESTAMP(&quot;2012-05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5&quot; GROUP EACH BY repository_created_at)), ">
            <text:p>(SELECT TIMESTAMP_TO_SEC(TIMESTAMP("2012-05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">
            <text:p>67</text:p>
          </table:table-cell>
          <table:table-cell table:style-name="ce1" office:value-type="string">
            <text:p>2012-05-16</text:p>
          </table:table-cell>
          <table:table-cell table:formula="of:=CONCATENATE([$Feuille2.$A$1];[.B68];[$Feuille2.$A$2];[$Feuille2.$A$3];[$Feuille2.$A$4];[.B68];[$Feuille2.$A$5];[$Feuille2.$A$6])" office:value-type="string" office:string-value="(SELECT TIMESTAMP_TO_SEC(TIMESTAMP(&quot;2012-05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6&quot; GROUP EACH BY repository_created_at))">
            <text:p>(SELECT TIMESTAMP_TO_SEC(TIMESTAMP("2012-05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6" GROUP EACH BY repository_created_at))</text:p>
          </table:table-cell>
          <table:table-cell table:formula="of:=MOD([.$H$1]*[.A68];[.$K$1])" office:value-type="float" office:value="469">
            <text:p/>
          </table:table-cell>
          <table:table-cell table:formula="of:=IF([.D68]=[.$H$1];&quot;TRUE&quot;;&quot;&quot;)">
            <text:p/>
          </table:table-cell>
          <table:table-cell table:formula="of:=CONCATENATE(IF([.E68]=&quot;TRUE&quot;;[$Feuille2.$A$14];&quot;&quot;);[.C68];IF([.E69]&lt;&gt;&quot;TRUE&quot;;&quot;, &quot;;&quot;&quot;))" office:value-type="string" office:string-value="(SELECT TIMESTAMP_TO_SEC(TIMESTAMP(&quot;2012-05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6&quot; GROUP EACH BY repository_created_at)), ">
            <text:p>(SELECT TIMESTAMP_TO_SEC(TIMESTAMP("2012-05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">
            <text:p>68</text:p>
          </table:table-cell>
          <table:table-cell table:style-name="ce1" office:value-type="string">
            <text:p>2012-05-17</text:p>
          </table:table-cell>
          <table:table-cell table:formula="of:=CONCATENATE([$Feuille2.$A$1];[.B69];[$Feuille2.$A$2];[$Feuille2.$A$3];[$Feuille2.$A$4];[.B69];[$Feuille2.$A$5];[$Feuille2.$A$6])" office:value-type="string" office:string-value="(SELECT TIMESTAMP_TO_SEC(TIMESTAMP(&quot;2012-05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7&quot; GROUP EACH BY repository_created_at))">
            <text:p>(SELECT TIMESTAMP_TO_SEC(TIMESTAMP("2012-05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7" GROUP EACH BY repository_created_at))</text:p>
          </table:table-cell>
          <table:table-cell table:formula="of:=MOD([.$H$1]*[.A69];[.$K$1])" office:value-type="float" office:value="476">
            <text:p/>
          </table:table-cell>
          <table:table-cell table:formula="of:=IF([.D69]=[.$H$1];&quot;TRUE&quot;;&quot;&quot;)">
            <text:p/>
          </table:table-cell>
          <table:table-cell table:formula="of:=CONCATENATE(IF([.E69]=&quot;TRUE&quot;;[$Feuille2.$A$14];&quot;&quot;);[.C69];IF([.E70]&lt;&gt;&quot;TRUE&quot;;&quot;, &quot;;&quot;&quot;))" office:value-type="string" office:string-value="(SELECT TIMESTAMP_TO_SEC(TIMESTAMP(&quot;2012-05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7&quot; GROUP EACH BY repository_created_at)), ">
            <text:p>(SELECT TIMESTAMP_TO_SEC(TIMESTAMP("2012-05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">
            <text:p>69</text:p>
          </table:table-cell>
          <table:table-cell table:style-name="ce1" office:value-type="string">
            <text:p>2012-05-18</text:p>
          </table:table-cell>
          <table:table-cell table:formula="of:=CONCATENATE([$Feuille2.$A$1];[.B70];[$Feuille2.$A$2];[$Feuille2.$A$3];[$Feuille2.$A$4];[.B70];[$Feuille2.$A$5];[$Feuille2.$A$6])" office:value-type="string" office:string-value="(SELECT TIMESTAMP_TO_SEC(TIMESTAMP(&quot;2012-05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8&quot; GROUP EACH BY repository_created_at))">
            <text:p>(SELECT TIMESTAMP_TO_SEC(TIMESTAMP("2012-05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8" GROUP EACH BY repository_created_at))</text:p>
          </table:table-cell>
          <table:table-cell table:formula="of:=MOD([.$H$1]*[.A70];[.$K$1])" office:value-type="float" office:value="483">
            <text:p/>
          </table:table-cell>
          <table:table-cell table:formula="of:=IF([.D70]=[.$H$1];&quot;TRUE&quot;;&quot;&quot;)">
            <text:p/>
          </table:table-cell>
          <table:table-cell table:formula="of:=CONCATENATE(IF([.E70]=&quot;TRUE&quot;;[$Feuille2.$A$14];&quot;&quot;);[.C70];IF([.E71]&lt;&gt;&quot;TRUE&quot;;&quot;, &quot;;&quot;&quot;))" office:value-type="string" office:string-value="(SELECT TIMESTAMP_TO_SEC(TIMESTAMP(&quot;2012-05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8&quot; GROUP EACH BY repository_created_at)), ">
            <text:p>(SELECT TIMESTAMP_TO_SEC(TIMESTAMP("2012-05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string">
            <text:p>2012-05-19</text:p>
          </table:table-cell>
          <table:table-cell table:formula="of:=CONCATENATE([$Feuille2.$A$1];[.B71];[$Feuille2.$A$2];[$Feuille2.$A$3];[$Feuille2.$A$4];[.B71];[$Feuille2.$A$5];[$Feuille2.$A$6])" office:value-type="string" office:string-value="(SELECT TIMESTAMP_TO_SEC(TIMESTAMP(&quot;2012-05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9&quot; GROUP EACH BY repository_created_at))">
            <text:p>(SELECT TIMESTAMP_TO_SEC(TIMESTAMP("2012-05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9" GROUP EACH BY repository_created_at))</text:p>
          </table:table-cell>
          <table:table-cell table:formula="of:=MOD([.$H$1]*[.A71];[.$K$1])" office:value-type="float" office:value="490">
            <text:p/>
          </table:table-cell>
          <table:table-cell table:formula="of:=IF([.D71]=[.$H$1];&quot;TRUE&quot;;&quot;&quot;)">
            <text:p/>
          </table:table-cell>
          <table:table-cell table:formula="of:=CONCATENATE(IF([.E71]=&quot;TRUE&quot;;[$Feuille2.$A$14];&quot;&quot;);[.C71];IF([.E72]&lt;&gt;&quot;TRUE&quot;;&quot;, &quot;;&quot;&quot;))" office:value-type="string" office:string-value="(SELECT TIMESTAMP_TO_SEC(TIMESTAMP(&quot;2012-05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19&quot; GROUP EACH BY repository_created_at)), ">
            <text:p>(SELECT TIMESTAMP_TO_SEC(TIMESTAMP("2012-05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">
            <text:p>71</text:p>
          </table:table-cell>
          <table:table-cell table:style-name="ce1" office:value-type="string">
            <text:p>2012-05-20</text:p>
          </table:table-cell>
          <table:table-cell table:formula="of:=CONCATENATE([$Feuille2.$A$1];[.B72];[$Feuille2.$A$2];[$Feuille2.$A$3];[$Feuille2.$A$4];[.B72];[$Feuille2.$A$5];[$Feuille2.$A$6])" office:value-type="string" office:string-value="(SELECT TIMESTAMP_TO_SEC(TIMESTAMP(&quot;2012-05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0&quot; GROUP EACH BY repository_created_at))">
            <text:p>(SELECT TIMESTAMP_TO_SEC(TIMESTAMP("2012-05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0" GROUP EACH BY repository_created_at))</text:p>
          </table:table-cell>
          <table:table-cell table:formula="of:=MOD([.$H$1]*[.A72];[.$K$1])" office:value-type="float" office:value="497">
            <text:p/>
          </table:table-cell>
          <table:table-cell table:formula="of:=IF([.D72]=[.$H$1];&quot;TRUE&quot;;&quot;&quot;)">
            <text:p/>
          </table:table-cell>
          <table:table-cell table:formula="of:=CONCATENATE(IF([.E72]=&quot;TRUE&quot;;[$Feuille2.$A$14];&quot;&quot;);[.C72];IF([.E73]&lt;&gt;&quot;TRUE&quot;;&quot;, &quot;;&quot;&quot;))" office:value-type="string" office:string-value="(SELECT TIMESTAMP_TO_SEC(TIMESTAMP(&quot;2012-05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0&quot; GROUP EACH BY repository_created_at)), ">
            <text:p>(SELECT TIMESTAMP_TO_SEC(TIMESTAMP("2012-05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">
            <text:p>72</text:p>
          </table:table-cell>
          <table:table-cell table:style-name="ce1" office:value-type="string">
            <text:p>2012-05-21</text:p>
          </table:table-cell>
          <table:table-cell table:formula="of:=CONCATENATE([$Feuille2.$A$1];[.B73];[$Feuille2.$A$2];[$Feuille2.$A$3];[$Feuille2.$A$4];[.B73];[$Feuille2.$A$5];[$Feuille2.$A$6])" office:value-type="string" office:string-value="(SELECT TIMESTAMP_TO_SEC(TIMESTAMP(&quot;2012-05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1&quot; GROUP EACH BY repository_created_at))">
            <text:p>(SELECT TIMESTAMP_TO_SEC(TIMESTAMP("2012-05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1" GROUP EACH BY repository_created_at))</text:p>
          </table:table-cell>
          <table:table-cell table:formula="of:=MOD([.$H$1]*[.A73];[.$K$1])" office:value-type="float" office:value="504">
            <text:p/>
          </table:table-cell>
          <table:table-cell table:formula="of:=IF([.D73]=[.$H$1];&quot;TRUE&quot;;&quot;&quot;)">
            <text:p/>
          </table:table-cell>
          <table:table-cell table:formula="of:=CONCATENATE(IF([.E73]=&quot;TRUE&quot;;[$Feuille2.$A$14];&quot;&quot;);[.C73];IF([.E74]&lt;&gt;&quot;TRUE&quot;;&quot;, &quot;;&quot;&quot;))" office:value-type="string" office:string-value="(SELECT TIMESTAMP_TO_SEC(TIMESTAMP(&quot;2012-05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1&quot; GROUP EACH BY repository_created_at)), ">
            <text:p>(SELECT TIMESTAMP_TO_SEC(TIMESTAMP("2012-05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">
            <text:p>73</text:p>
          </table:table-cell>
          <table:table-cell table:style-name="ce1" office:value-type="string">
            <text:p>2012-05-22</text:p>
          </table:table-cell>
          <table:table-cell table:formula="of:=CONCATENATE([$Feuille2.$A$1];[.B74];[$Feuille2.$A$2];[$Feuille2.$A$3];[$Feuille2.$A$4];[.B74];[$Feuille2.$A$5];[$Feuille2.$A$6])" office:value-type="string" office:string-value="(SELECT TIMESTAMP_TO_SEC(TIMESTAMP(&quot;2012-05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2&quot; GROUP EACH BY repository_created_at))">
            <text:p>(SELECT TIMESTAMP_TO_SEC(TIMESTAMP("2012-05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2" GROUP EACH BY repository_created_at))</text:p>
          </table:table-cell>
          <table:table-cell table:formula="of:=MOD([.$H$1]*[.A74];[.$K$1])" office:value-type="float" office:value="511">
            <text:p/>
          </table:table-cell>
          <table:table-cell table:formula="of:=IF([.D74]=[.$H$1];&quot;TRUE&quot;;&quot;&quot;)">
            <text:p/>
          </table:table-cell>
          <table:table-cell table:formula="of:=CONCATENATE(IF([.E74]=&quot;TRUE&quot;;[$Feuille2.$A$14];&quot;&quot;);[.C74];IF([.E75]&lt;&gt;&quot;TRUE&quot;;&quot;, &quot;;&quot;&quot;))" office:value-type="string" office:string-value="(SELECT TIMESTAMP_TO_SEC(TIMESTAMP(&quot;2012-05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2&quot; GROUP EACH BY repository_created_at)), ">
            <text:p>(SELECT TIMESTAMP_TO_SEC(TIMESTAMP("2012-05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">
            <text:p>74</text:p>
          </table:table-cell>
          <table:table-cell table:style-name="ce1" office:value-type="string">
            <text:p>2012-05-23</text:p>
          </table:table-cell>
          <table:table-cell table:formula="of:=CONCATENATE([$Feuille2.$A$1];[.B75];[$Feuille2.$A$2];[$Feuille2.$A$3];[$Feuille2.$A$4];[.B75];[$Feuille2.$A$5];[$Feuille2.$A$6])" office:value-type="string" office:string-value="(SELECT TIMESTAMP_TO_SEC(TIMESTAMP(&quot;2012-05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3&quot; GROUP EACH BY repository_created_at))">
            <text:p>(SELECT TIMESTAMP_TO_SEC(TIMESTAMP("2012-05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3" GROUP EACH BY repository_created_at))</text:p>
          </table:table-cell>
          <table:table-cell table:formula="of:=MOD([.$H$1]*[.A75];[.$K$1])" office:value-type="float" office:value="518">
            <text:p/>
          </table:table-cell>
          <table:table-cell table:formula="of:=IF([.D75]=[.$H$1];&quot;TRUE&quot;;&quot;&quot;)">
            <text:p/>
          </table:table-cell>
          <table:table-cell table:formula="of:=CONCATENATE(IF([.E75]=&quot;TRUE&quot;;[$Feuille2.$A$14];&quot;&quot;);[.C75];IF([.E76]&lt;&gt;&quot;TRUE&quot;;&quot;, &quot;;&quot;&quot;))" office:value-type="string" office:string-value="(SELECT TIMESTAMP_TO_SEC(TIMESTAMP(&quot;2012-05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3&quot; GROUP EACH BY repository_created_at)), ">
            <text:p>(SELECT TIMESTAMP_TO_SEC(TIMESTAMP("2012-05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string">
            <text:p>2012-05-24</text:p>
          </table:table-cell>
          <table:table-cell table:formula="of:=CONCATENATE([$Feuille2.$A$1];[.B76];[$Feuille2.$A$2];[$Feuille2.$A$3];[$Feuille2.$A$4];[.B76];[$Feuille2.$A$5];[$Feuille2.$A$6])" office:value-type="string" office:string-value="(SELECT TIMESTAMP_TO_SEC(TIMESTAMP(&quot;2012-05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4&quot; GROUP EACH BY repository_created_at))">
            <text:p>(SELECT TIMESTAMP_TO_SEC(TIMESTAMP("2012-05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4" GROUP EACH BY repository_created_at))</text:p>
          </table:table-cell>
          <table:table-cell table:formula="of:=MOD([.$H$1]*[.A76];[.$K$1])" office:value-type="float" office:value="525">
            <text:p/>
          </table:table-cell>
          <table:table-cell table:formula="of:=IF([.D76]=[.$H$1];&quot;TRUE&quot;;&quot;&quot;)">
            <text:p/>
          </table:table-cell>
          <table:table-cell table:formula="of:=CONCATENATE(IF([.E76]=&quot;TRUE&quot;;[$Feuille2.$A$14];&quot;&quot;);[.C76];IF([.E77]&lt;&gt;&quot;TRUE&quot;;&quot;, &quot;;&quot;&quot;))" office:value-type="string" office:string-value="(SELECT TIMESTAMP_TO_SEC(TIMESTAMP(&quot;2012-05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4&quot; GROUP EACH BY repository_created_at)), ">
            <text:p>(SELECT TIMESTAMP_TO_SEC(TIMESTAMP("2012-05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">
            <text:p>76</text:p>
          </table:table-cell>
          <table:table-cell table:style-name="ce1" office:value-type="string">
            <text:p>2012-05-25</text:p>
          </table:table-cell>
          <table:table-cell table:formula="of:=CONCATENATE([$Feuille2.$A$1];[.B77];[$Feuille2.$A$2];[$Feuille2.$A$3];[$Feuille2.$A$4];[.B77];[$Feuille2.$A$5];[$Feuille2.$A$6])" office:value-type="string" office:string-value="(SELECT TIMESTAMP_TO_SEC(TIMESTAMP(&quot;2012-05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5&quot; GROUP EACH BY repository_created_at))">
            <text:p>(SELECT TIMESTAMP_TO_SEC(TIMESTAMP("2012-05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5" GROUP EACH BY repository_created_at))</text:p>
          </table:table-cell>
          <table:table-cell table:formula="of:=MOD([.$H$1]*[.A77];[.$K$1])" office:value-type="float" office:value="532">
            <text:p/>
          </table:table-cell>
          <table:table-cell table:formula="of:=IF([.D77]=[.$H$1];&quot;TRUE&quot;;&quot;&quot;)">
            <text:p/>
          </table:table-cell>
          <table:table-cell table:formula="of:=CONCATENATE(IF([.E77]=&quot;TRUE&quot;;[$Feuille2.$A$14];&quot;&quot;);[.C77];IF([.E78]&lt;&gt;&quot;TRUE&quot;;&quot;, &quot;;&quot;&quot;))" office:value-type="string" office:string-value="(SELECT TIMESTAMP_TO_SEC(TIMESTAMP(&quot;2012-05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5&quot; GROUP EACH BY repository_created_at)), ">
            <text:p>(SELECT TIMESTAMP_TO_SEC(TIMESTAMP("2012-05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">
            <text:p>77</text:p>
          </table:table-cell>
          <table:table-cell table:style-name="ce1" office:value-type="string">
            <text:p>2012-05-26</text:p>
          </table:table-cell>
          <table:table-cell table:formula="of:=CONCATENATE([$Feuille2.$A$1];[.B78];[$Feuille2.$A$2];[$Feuille2.$A$3];[$Feuille2.$A$4];[.B78];[$Feuille2.$A$5];[$Feuille2.$A$6])" office:value-type="string" office:string-value="(SELECT TIMESTAMP_TO_SEC(TIMESTAMP(&quot;2012-05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6&quot; GROUP EACH BY repository_created_at))">
            <text:p>(SELECT TIMESTAMP_TO_SEC(TIMESTAMP("2012-05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6" GROUP EACH BY repository_created_at))</text:p>
          </table:table-cell>
          <table:table-cell table:formula="of:=MOD([.$H$1]*[.A78];[.$K$1])" office:value-type="float" office:value="539">
            <text:p/>
          </table:table-cell>
          <table:table-cell table:formula="of:=IF([.D78]=[.$H$1];&quot;TRUE&quot;;&quot;&quot;)">
            <text:p/>
          </table:table-cell>
          <table:table-cell table:formula="of:=CONCATENATE(IF([.E78]=&quot;TRUE&quot;;[$Feuille2.$A$14];&quot;&quot;);[.C78];IF([.E79]&lt;&gt;&quot;TRUE&quot;;&quot;, &quot;;&quot;&quot;))" office:value-type="string" office:string-value="(SELECT TIMESTAMP_TO_SEC(TIMESTAMP(&quot;2012-05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6&quot; GROUP EACH BY repository_created_at)), ">
            <text:p>(SELECT TIMESTAMP_TO_SEC(TIMESTAMP("2012-05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">
            <text:p>78</text:p>
          </table:table-cell>
          <table:table-cell table:style-name="ce1" office:value-type="string">
            <text:p>2012-05-27</text:p>
          </table:table-cell>
          <table:table-cell table:formula="of:=CONCATENATE([$Feuille2.$A$1];[.B79];[$Feuille2.$A$2];[$Feuille2.$A$3];[$Feuille2.$A$4];[.B79];[$Feuille2.$A$5];[$Feuille2.$A$6])" office:value-type="string" office:string-value="(SELECT TIMESTAMP_TO_SEC(TIMESTAMP(&quot;2012-05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7&quot; GROUP EACH BY repository_created_at))">
            <text:p>(SELECT TIMESTAMP_TO_SEC(TIMESTAMP("2012-05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7" GROUP EACH BY repository_created_at))</text:p>
          </table:table-cell>
          <table:table-cell table:formula="of:=MOD([.$H$1]*[.A79];[.$K$1])" office:value-type="float" office:value="546">
            <text:p/>
          </table:table-cell>
          <table:table-cell table:formula="of:=IF([.D79]=[.$H$1];&quot;TRUE&quot;;&quot;&quot;)">
            <text:p/>
          </table:table-cell>
          <table:table-cell table:formula="of:=CONCATENATE(IF([.E79]=&quot;TRUE&quot;;[$Feuille2.$A$14];&quot;&quot;);[.C79];IF([.E80]&lt;&gt;&quot;TRUE&quot;;&quot;, &quot;;&quot;&quot;))" office:value-type="string" office:string-value="(SELECT TIMESTAMP_TO_SEC(TIMESTAMP(&quot;2012-05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7&quot; GROUP EACH BY repository_created_at)), ">
            <text:p>(SELECT TIMESTAMP_TO_SEC(TIMESTAMP("2012-05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">
            <text:p>79</text:p>
          </table:table-cell>
          <table:table-cell table:style-name="ce1" office:value-type="string">
            <text:p>2012-05-28</text:p>
          </table:table-cell>
          <table:table-cell table:formula="of:=CONCATENATE([$Feuille2.$A$1];[.B80];[$Feuille2.$A$2];[$Feuille2.$A$3];[$Feuille2.$A$4];[.B80];[$Feuille2.$A$5];[$Feuille2.$A$6])" office:value-type="string" office:string-value="(SELECT TIMESTAMP_TO_SEC(TIMESTAMP(&quot;2012-05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8&quot; GROUP EACH BY repository_created_at))">
            <text:p>(SELECT TIMESTAMP_TO_SEC(TIMESTAMP("2012-05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8" GROUP EACH BY repository_created_at))</text:p>
          </table:table-cell>
          <table:table-cell table:formula="of:=MOD([.$H$1]*[.A80];[.$K$1])" office:value-type="float" office:value="553">
            <text:p/>
          </table:table-cell>
          <table:table-cell table:formula="of:=IF([.D80]=[.$H$1];&quot;TRUE&quot;;&quot;&quot;)">
            <text:p/>
          </table:table-cell>
          <table:table-cell table:formula="of:=CONCATENATE(IF([.E80]=&quot;TRUE&quot;;[$Feuille2.$A$14];&quot;&quot;);[.C80];IF([.E81]&lt;&gt;&quot;TRUE&quot;;&quot;, &quot;;&quot;&quot;))" office:value-type="string" office:string-value="(SELECT TIMESTAMP_TO_SEC(TIMESTAMP(&quot;2012-05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8&quot; GROUP EACH BY repository_created_at)), ">
            <text:p>(SELECT TIMESTAMP_TO_SEC(TIMESTAMP("2012-05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string">
            <text:p>2012-05-29</text:p>
          </table:table-cell>
          <table:table-cell table:formula="of:=CONCATENATE([$Feuille2.$A$1];[.B81];[$Feuille2.$A$2];[$Feuille2.$A$3];[$Feuille2.$A$4];[.B81];[$Feuille2.$A$5];[$Feuille2.$A$6])" office:value-type="string" office:string-value="(SELECT TIMESTAMP_TO_SEC(TIMESTAMP(&quot;2012-05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9&quot; GROUP EACH BY repository_created_at))">
            <text:p>(SELECT TIMESTAMP_TO_SEC(TIMESTAMP("2012-05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9" GROUP EACH BY repository_created_at))</text:p>
          </table:table-cell>
          <table:table-cell table:formula="of:=MOD([.$H$1]*[.A81];[.$K$1])" office:value-type="float" office:value="560">
            <text:p/>
          </table:table-cell>
          <table:table-cell table:formula="of:=IF([.D81]=[.$H$1];&quot;TRUE&quot;;&quot;&quot;)">
            <text:p/>
          </table:table-cell>
          <table:table-cell table:formula="of:=CONCATENATE(IF([.E81]=&quot;TRUE&quot;;[$Feuille2.$A$14];&quot;&quot;);[.C81];IF([.E82]&lt;&gt;&quot;TRUE&quot;;&quot;, &quot;;&quot;&quot;))" office:value-type="string" office:string-value="(SELECT TIMESTAMP_TO_SEC(TIMESTAMP(&quot;2012-05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29&quot; GROUP EACH BY repository_created_at)), ">
            <text:p>(SELECT TIMESTAMP_TO_SEC(TIMESTAMP("2012-05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">
            <text:p>81</text:p>
          </table:table-cell>
          <table:table-cell table:style-name="ce1" office:value-type="string">
            <text:p>2012-05-30</text:p>
          </table:table-cell>
          <table:table-cell table:formula="of:=CONCATENATE([$Feuille2.$A$1];[.B82];[$Feuille2.$A$2];[$Feuille2.$A$3];[$Feuille2.$A$4];[.B82];[$Feuille2.$A$5];[$Feuille2.$A$6])" office:value-type="string" office:string-value="(SELECT TIMESTAMP_TO_SEC(TIMESTAMP(&quot;2012-05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30&quot; GROUP EACH BY repository_created_at))">
            <text:p>(SELECT TIMESTAMP_TO_SEC(TIMESTAMP("2012-05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30" GROUP EACH BY repository_created_at))</text:p>
          </table:table-cell>
          <table:table-cell table:formula="of:=MOD([.$H$1]*[.A82];[.$K$1])" office:value-type="float" office:value="567">
            <text:p/>
          </table:table-cell>
          <table:table-cell table:formula="of:=IF([.D82]=[.$H$1];&quot;TRUE&quot;;&quot;&quot;)">
            <text:p/>
          </table:table-cell>
          <table:table-cell table:formula="of:=CONCATENATE(IF([.E82]=&quot;TRUE&quot;;[$Feuille2.$A$14];&quot;&quot;);[.C82];IF([.E83]&lt;&gt;&quot;TRUE&quot;;&quot;, &quot;;&quot;&quot;))" office:value-type="string" office:string-value="(SELECT TIMESTAMP_TO_SEC(TIMESTAMP(&quot;2012-05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30&quot; GROUP EACH BY repository_created_at)), ">
            <text:p>(SELECT TIMESTAMP_TO_SEC(TIMESTAMP("2012-05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">
            <text:p>82</text:p>
          </table:table-cell>
          <table:table-cell table:style-name="ce1" office:value-type="string">
            <text:p>2012-05-31</text:p>
          </table:table-cell>
          <table:table-cell table:formula="of:=CONCATENATE([$Feuille2.$A$1];[.B83];[$Feuille2.$A$2];[$Feuille2.$A$3];[$Feuille2.$A$4];[.B83];[$Feuille2.$A$5];[$Feuille2.$A$6])" office:value-type="string" office:string-value="(SELECT TIMESTAMP_TO_SEC(TIMESTAMP(&quot;2012-05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31&quot; GROUP EACH BY repository_created_at))">
            <text:p>(SELECT TIMESTAMP_TO_SEC(TIMESTAMP("2012-05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31" GROUP EACH BY repository_created_at))</text:p>
          </table:table-cell>
          <table:table-cell table:formula="of:=MOD([.$H$1]*[.A83];[.$K$1])" office:value-type="float" office:value="574">
            <text:p/>
          </table:table-cell>
          <table:table-cell table:formula="of:=IF([.D83]=[.$H$1];&quot;TRUE&quot;;&quot;&quot;)">
            <text:p/>
          </table:table-cell>
          <table:table-cell table:formula="of:=CONCATENATE(IF([.E83]=&quot;TRUE&quot;;[$Feuille2.$A$14];&quot;&quot;);[.C83];IF([.E84]&lt;&gt;&quot;TRUE&quot;;&quot;, &quot;;&quot;&quot;))" office:value-type="string" office:string-value="(SELECT TIMESTAMP_TO_SEC(TIMESTAMP(&quot;2012-05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5-31&quot; GROUP EACH BY repository_created_at)), ">
            <text:p>(SELECT TIMESTAMP_TO_SEC(TIMESTAMP("2012-05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5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">
            <text:p>83</text:p>
          </table:table-cell>
          <table:table-cell table:style-name="ce1" office:value-type="string">
            <text:p>2012-06-01</text:p>
          </table:table-cell>
          <table:table-cell table:formula="of:=CONCATENATE([$Feuille2.$A$1];[.B84];[$Feuille2.$A$2];[$Feuille2.$A$3];[$Feuille2.$A$4];[.B84];[$Feuille2.$A$5];[$Feuille2.$A$6])" office:value-type="string" office:string-value="(SELECT TIMESTAMP_TO_SEC(TIMESTAMP(&quot;2012-06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1&quot; GROUP EACH BY repository_created_at))">
            <text:p>(SELECT TIMESTAMP_TO_SEC(TIMESTAMP("2012-06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1" GROUP EACH BY repository_created_at))</text:p>
          </table:table-cell>
          <table:table-cell table:formula="of:=MOD([.$H$1]*[.A84];[.$K$1])" office:value-type="float" office:value="581">
            <text:p/>
          </table:table-cell>
          <table:table-cell table:formula="of:=IF([.D84]=[.$H$1];&quot;TRUE&quot;;&quot;&quot;)">
            <text:p/>
          </table:table-cell>
          <table:table-cell table:formula="of:=CONCATENATE(IF([.E84]=&quot;TRUE&quot;;[$Feuille2.$A$14];&quot;&quot;);[.C84];IF([.E85]&lt;&gt;&quot;TRUE&quot;;&quot;, &quot;;&quot;&quot;))" office:value-type="string" office:string-value="(SELECT TIMESTAMP_TO_SEC(TIMESTAMP(&quot;2012-06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1&quot; GROUP EACH BY repository_created_at)), ">
            <text:p>(SELECT TIMESTAMP_TO_SEC(TIMESTAMP("2012-06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">
            <text:p>84</text:p>
          </table:table-cell>
          <table:table-cell table:style-name="ce1" office:value-type="string">
            <text:p>2012-06-02</text:p>
          </table:table-cell>
          <table:table-cell table:formula="of:=CONCATENATE([$Feuille2.$A$1];[.B85];[$Feuille2.$A$2];[$Feuille2.$A$3];[$Feuille2.$A$4];[.B85];[$Feuille2.$A$5];[$Feuille2.$A$6])" office:value-type="string" office:string-value="(SELECT TIMESTAMP_TO_SEC(TIMESTAMP(&quot;2012-06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2&quot; GROUP EACH BY repository_created_at))">
            <text:p>(SELECT TIMESTAMP_TO_SEC(TIMESTAMP("2012-06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2" GROUP EACH BY repository_created_at))</text:p>
          </table:table-cell>
          <table:table-cell table:formula="of:=MOD([.$H$1]*[.A85];[.$K$1])" office:value-type="float" office:value="588">
            <text:p/>
          </table:table-cell>
          <table:table-cell table:formula="of:=IF([.D85]=[.$H$1];&quot;TRUE&quot;;&quot;&quot;)">
            <text:p/>
          </table:table-cell>
          <table:table-cell table:formula="of:=CONCATENATE(IF([.E85]=&quot;TRUE&quot;;[$Feuille2.$A$14];&quot;&quot;);[.C85];IF([.E86]&lt;&gt;&quot;TRUE&quot;;&quot;, &quot;;&quot;&quot;))" office:value-type="string" office:string-value="(SELECT TIMESTAMP_TO_SEC(TIMESTAMP(&quot;2012-06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2&quot; GROUP EACH BY repository_created_at)), ">
            <text:p>(SELECT TIMESTAMP_TO_SEC(TIMESTAMP("2012-06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string">
            <text:p>2012-06-03</text:p>
          </table:table-cell>
          <table:table-cell table:formula="of:=CONCATENATE([$Feuille2.$A$1];[.B86];[$Feuille2.$A$2];[$Feuille2.$A$3];[$Feuille2.$A$4];[.B86];[$Feuille2.$A$5];[$Feuille2.$A$6])" office:value-type="string" office:string-value="(SELECT TIMESTAMP_TO_SEC(TIMESTAMP(&quot;2012-06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3&quot; GROUP EACH BY repository_created_at))">
            <text:p>(SELECT TIMESTAMP_TO_SEC(TIMESTAMP("2012-06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3" GROUP EACH BY repository_created_at))</text:p>
          </table:table-cell>
          <table:table-cell table:formula="of:=MOD([.$H$1]*[.A86];[.$K$1])" office:value-type="float" office:value="595">
            <text:p/>
          </table:table-cell>
          <table:table-cell table:formula="of:=IF([.D86]=[.$H$1];&quot;TRUE&quot;;&quot;&quot;)">
            <text:p/>
          </table:table-cell>
          <table:table-cell table:formula="of:=CONCATENATE(IF([.E86]=&quot;TRUE&quot;;[$Feuille2.$A$14];&quot;&quot;);[.C86];IF([.E87]&lt;&gt;&quot;TRUE&quot;;&quot;, &quot;;&quot;&quot;))" office:value-type="string" office:string-value="(SELECT TIMESTAMP_TO_SEC(TIMESTAMP(&quot;2012-06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3&quot; GROUP EACH BY repository_created_at)), ">
            <text:p>(SELECT TIMESTAMP_TO_SEC(TIMESTAMP("2012-06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">
            <text:p>86</text:p>
          </table:table-cell>
          <table:table-cell table:style-name="ce1" office:value-type="string">
            <text:p>2012-06-04</text:p>
          </table:table-cell>
          <table:table-cell table:formula="of:=CONCATENATE([$Feuille2.$A$1];[.B87];[$Feuille2.$A$2];[$Feuille2.$A$3];[$Feuille2.$A$4];[.B87];[$Feuille2.$A$5];[$Feuille2.$A$6])" office:value-type="string" office:string-value="(SELECT TIMESTAMP_TO_SEC(TIMESTAMP(&quot;2012-06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4&quot; GROUP EACH BY repository_created_at))">
            <text:p>(SELECT TIMESTAMP_TO_SEC(TIMESTAMP("2012-06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4" GROUP EACH BY repository_created_at))</text:p>
          </table:table-cell>
          <table:table-cell table:formula="of:=MOD([.$H$1]*[.A87];[.$K$1])" office:value-type="float" office:value="602">
            <text:p/>
          </table:table-cell>
          <table:table-cell table:formula="of:=IF([.D87]=[.$H$1];&quot;TRUE&quot;;&quot;&quot;)">
            <text:p/>
          </table:table-cell>
          <table:table-cell table:formula="of:=CONCATENATE(IF([.E87]=&quot;TRUE&quot;;[$Feuille2.$A$14];&quot;&quot;);[.C87];IF([.E88]&lt;&gt;&quot;TRUE&quot;;&quot;, &quot;;&quot;&quot;))" office:value-type="string" office:string-value="(SELECT TIMESTAMP_TO_SEC(TIMESTAMP(&quot;2012-06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4&quot; GROUP EACH BY repository_created_at)), ">
            <text:p>(SELECT TIMESTAMP_TO_SEC(TIMESTAMP("2012-06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">
            <text:p>87</text:p>
          </table:table-cell>
          <table:table-cell table:style-name="ce1" office:value-type="string">
            <text:p>2012-06-05</text:p>
          </table:table-cell>
          <table:table-cell table:formula="of:=CONCATENATE([$Feuille2.$A$1];[.B88];[$Feuille2.$A$2];[$Feuille2.$A$3];[$Feuille2.$A$4];[.B88];[$Feuille2.$A$5];[$Feuille2.$A$6])" office:value-type="string" office:string-value="(SELECT TIMESTAMP_TO_SEC(TIMESTAMP(&quot;2012-06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5&quot; GROUP EACH BY repository_created_at))">
            <text:p>(SELECT TIMESTAMP_TO_SEC(TIMESTAMP("2012-06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5" GROUP EACH BY repository_created_at))</text:p>
          </table:table-cell>
          <table:table-cell table:formula="of:=MOD([.$H$1]*[.A88];[.$K$1])" office:value-type="float" office:value="609">
            <text:p/>
          </table:table-cell>
          <table:table-cell table:formula="of:=IF([.D88]=[.$H$1];&quot;TRUE&quot;;&quot;&quot;)">
            <text:p/>
          </table:table-cell>
          <table:table-cell table:formula="of:=CONCATENATE(IF([.E88]=&quot;TRUE&quot;;[$Feuille2.$A$14];&quot;&quot;);[.C88];IF([.E89]&lt;&gt;&quot;TRUE&quot;;&quot;, &quot;;&quot;&quot;))" office:value-type="string" office:string-value="(SELECT TIMESTAMP_TO_SEC(TIMESTAMP(&quot;2012-06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5&quot; GROUP EACH BY repository_created_at)), ">
            <text:p>(SELECT TIMESTAMP_TO_SEC(TIMESTAMP("2012-06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8">
            <text:p>88</text:p>
          </table:table-cell>
          <table:table-cell table:style-name="ce1" office:value-type="string">
            <text:p>2012-06-06</text:p>
          </table:table-cell>
          <table:table-cell table:formula="of:=CONCATENATE([$Feuille2.$A$1];[.B89];[$Feuille2.$A$2];[$Feuille2.$A$3];[$Feuille2.$A$4];[.B89];[$Feuille2.$A$5];[$Feuille2.$A$6])" office:value-type="string" office:string-value="(SELECT TIMESTAMP_TO_SEC(TIMESTAMP(&quot;2012-06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6&quot; GROUP EACH BY repository_created_at))">
            <text:p>(SELECT TIMESTAMP_TO_SEC(TIMESTAMP("2012-06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6" GROUP EACH BY repository_created_at))</text:p>
          </table:table-cell>
          <table:table-cell table:formula="of:=MOD([.$H$1]*[.A89];[.$K$1])" office:value-type="float" office:value="616">
            <text:p/>
          </table:table-cell>
          <table:table-cell table:formula="of:=IF([.D89]=[.$H$1];&quot;TRUE&quot;;&quot;&quot;)">
            <text:p/>
          </table:table-cell>
          <table:table-cell table:formula="of:=CONCATENATE(IF([.E89]=&quot;TRUE&quot;;[$Feuille2.$A$14];&quot;&quot;);[.C89];IF([.E90]&lt;&gt;&quot;TRUE&quot;;&quot;, &quot;;&quot;&quot;))" office:value-type="string" office:string-value="(SELECT TIMESTAMP_TO_SEC(TIMESTAMP(&quot;2012-06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6&quot; GROUP EACH BY repository_created_at)), ">
            <text:p>(SELECT TIMESTAMP_TO_SEC(TIMESTAMP("2012-06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9">
            <text:p>89</text:p>
          </table:table-cell>
          <table:table-cell table:style-name="ce1" office:value-type="string">
            <text:p>2012-06-07</text:p>
          </table:table-cell>
          <table:table-cell table:formula="of:=CONCATENATE([$Feuille2.$A$1];[.B90];[$Feuille2.$A$2];[$Feuille2.$A$3];[$Feuille2.$A$4];[.B90];[$Feuille2.$A$5];[$Feuille2.$A$6])" office:value-type="string" office:string-value="(SELECT TIMESTAMP_TO_SEC(TIMESTAMP(&quot;2012-06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7&quot; GROUP EACH BY repository_created_at))">
            <text:p>(SELECT TIMESTAMP_TO_SEC(TIMESTAMP("2012-06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7" GROUP EACH BY repository_created_at))</text:p>
          </table:table-cell>
          <table:table-cell table:formula="of:=MOD([.$H$1]*[.A90];[.$K$1])" office:value-type="float" office:value="623">
            <text:p/>
          </table:table-cell>
          <table:table-cell table:formula="of:=IF([.D90]=[.$H$1];&quot;TRUE&quot;;&quot;&quot;)">
            <text:p/>
          </table:table-cell>
          <table:table-cell table:formula="of:=CONCATENATE(IF([.E90]=&quot;TRUE&quot;;[$Feuille2.$A$14];&quot;&quot;);[.C90];IF([.E91]&lt;&gt;&quot;TRUE&quot;;&quot;, &quot;;&quot;&quot;))" office:value-type="string" office:string-value="(SELECT TIMESTAMP_TO_SEC(TIMESTAMP(&quot;2012-06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7&quot; GROUP EACH BY repository_created_at)), ">
            <text:p>(SELECT TIMESTAMP_TO_SEC(TIMESTAMP("2012-06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string">
            <text:p>2012-06-08</text:p>
          </table:table-cell>
          <table:table-cell table:formula="of:=CONCATENATE([$Feuille2.$A$1];[.B91];[$Feuille2.$A$2];[$Feuille2.$A$3];[$Feuille2.$A$4];[.B91];[$Feuille2.$A$5];[$Feuille2.$A$6])" office:value-type="string" office:string-value="(SELECT TIMESTAMP_TO_SEC(TIMESTAMP(&quot;2012-06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8&quot; GROUP EACH BY repository_created_at))">
            <text:p>(SELECT TIMESTAMP_TO_SEC(TIMESTAMP("2012-06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8" GROUP EACH BY repository_created_at))</text:p>
          </table:table-cell>
          <table:table-cell table:formula="of:=MOD([.$H$1]*[.A91];[.$K$1])" office:value-type="float" office:value="630">
            <text:p/>
          </table:table-cell>
          <table:table-cell table:formula="of:=IF([.D91]=[.$H$1];&quot;TRUE&quot;;&quot;&quot;)">
            <text:p/>
          </table:table-cell>
          <table:table-cell table:formula="of:=CONCATENATE(IF([.E91]=&quot;TRUE&quot;;[$Feuille2.$A$14];&quot;&quot;);[.C91];IF([.E92]&lt;&gt;&quot;TRUE&quot;;&quot;, &quot;;&quot;&quot;))" office:value-type="string" office:string-value="(SELECT TIMESTAMP_TO_SEC(TIMESTAMP(&quot;2012-06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8&quot; GROUP EACH BY repository_created_at)), ">
            <text:p>(SELECT TIMESTAMP_TO_SEC(TIMESTAMP("2012-06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1">
            <text:p>91</text:p>
          </table:table-cell>
          <table:table-cell table:style-name="ce1" office:value-type="string">
            <text:p>2012-06-09</text:p>
          </table:table-cell>
          <table:table-cell table:formula="of:=CONCATENATE([$Feuille2.$A$1];[.B92];[$Feuille2.$A$2];[$Feuille2.$A$3];[$Feuille2.$A$4];[.B92];[$Feuille2.$A$5];[$Feuille2.$A$6])" office:value-type="string" office:string-value="(SELECT TIMESTAMP_TO_SEC(TIMESTAMP(&quot;2012-06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9&quot; GROUP EACH BY repository_created_at))">
            <text:p>(SELECT TIMESTAMP_TO_SEC(TIMESTAMP("2012-06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9" GROUP EACH BY repository_created_at))</text:p>
          </table:table-cell>
          <table:table-cell table:formula="of:=MOD([.$H$1]*[.A92];[.$K$1])" office:value-type="float" office:value="637">
            <text:p/>
          </table:table-cell>
          <table:table-cell table:formula="of:=IF([.D92]=[.$H$1];&quot;TRUE&quot;;&quot;&quot;)">
            <text:p/>
          </table:table-cell>
          <table:table-cell table:formula="of:=CONCATENATE(IF([.E92]=&quot;TRUE&quot;;[$Feuille2.$A$14];&quot;&quot;);[.C92];IF([.E93]&lt;&gt;&quot;TRUE&quot;;&quot;, &quot;;&quot;&quot;))" office:value-type="string" office:string-value="(SELECT TIMESTAMP_TO_SEC(TIMESTAMP(&quot;2012-06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09&quot; GROUP EACH BY repository_created_at)), ">
            <text:p>(SELECT TIMESTAMP_TO_SEC(TIMESTAMP("2012-06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2">
            <text:p>92</text:p>
          </table:table-cell>
          <table:table-cell table:style-name="ce1" office:value-type="string">
            <text:p>2012-06-10</text:p>
          </table:table-cell>
          <table:table-cell table:formula="of:=CONCATENATE([$Feuille2.$A$1];[.B93];[$Feuille2.$A$2];[$Feuille2.$A$3];[$Feuille2.$A$4];[.B93];[$Feuille2.$A$5];[$Feuille2.$A$6])" office:value-type="string" office:string-value="(SELECT TIMESTAMP_TO_SEC(TIMESTAMP(&quot;2012-06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0&quot; GROUP EACH BY repository_created_at))">
            <text:p>(SELECT TIMESTAMP_TO_SEC(TIMESTAMP("2012-06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0" GROUP EACH BY repository_created_at))</text:p>
          </table:table-cell>
          <table:table-cell table:formula="of:=MOD([.$H$1]*[.A93];[.$K$1])" office:value-type="float" office:value="644">
            <text:p/>
          </table:table-cell>
          <table:table-cell table:formula="of:=IF([.D93]=[.$H$1];&quot;TRUE&quot;;&quot;&quot;)">
            <text:p/>
          </table:table-cell>
          <table:table-cell table:formula="of:=CONCATENATE(IF([.E93]=&quot;TRUE&quot;;[$Feuille2.$A$14];&quot;&quot;);[.C93];IF([.E94]&lt;&gt;&quot;TRUE&quot;;&quot;, &quot;;&quot;&quot;))" office:value-type="string" office:string-value="(SELECT TIMESTAMP_TO_SEC(TIMESTAMP(&quot;2012-06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0&quot; GROUP EACH BY repository_created_at)), ">
            <text:p>(SELECT TIMESTAMP_TO_SEC(TIMESTAMP("2012-06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3">
            <text:p>93</text:p>
          </table:table-cell>
          <table:table-cell table:style-name="ce1" office:value-type="string">
            <text:p>2012-06-11</text:p>
          </table:table-cell>
          <table:table-cell table:formula="of:=CONCATENATE([$Feuille2.$A$1];[.B94];[$Feuille2.$A$2];[$Feuille2.$A$3];[$Feuille2.$A$4];[.B94];[$Feuille2.$A$5];[$Feuille2.$A$6])" office:value-type="string" office:string-value="(SELECT TIMESTAMP_TO_SEC(TIMESTAMP(&quot;2012-06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1&quot; GROUP EACH BY repository_created_at))">
            <text:p>(SELECT TIMESTAMP_TO_SEC(TIMESTAMP("2012-06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1" GROUP EACH BY repository_created_at))</text:p>
          </table:table-cell>
          <table:table-cell table:formula="of:=MOD([.$H$1]*[.A94];[.$K$1])" office:value-type="float" office:value="651">
            <text:p/>
          </table:table-cell>
          <table:table-cell table:formula="of:=IF([.D94]=[.$H$1];&quot;TRUE&quot;;&quot;&quot;)">
            <text:p/>
          </table:table-cell>
          <table:table-cell table:formula="of:=CONCATENATE(IF([.E94]=&quot;TRUE&quot;;[$Feuille2.$A$14];&quot;&quot;);[.C94];IF([.E95]&lt;&gt;&quot;TRUE&quot;;&quot;, &quot;;&quot;&quot;))" office:value-type="string" office:string-value="(SELECT TIMESTAMP_TO_SEC(TIMESTAMP(&quot;2012-06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1&quot; GROUP EACH BY repository_created_at)), ">
            <text:p>(SELECT TIMESTAMP_TO_SEC(TIMESTAMP("2012-06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4">
            <text:p>94</text:p>
          </table:table-cell>
          <table:table-cell table:style-name="ce1" office:value-type="string">
            <text:p>2012-06-12</text:p>
          </table:table-cell>
          <table:table-cell table:formula="of:=CONCATENATE([$Feuille2.$A$1];[.B95];[$Feuille2.$A$2];[$Feuille2.$A$3];[$Feuille2.$A$4];[.B95];[$Feuille2.$A$5];[$Feuille2.$A$6])" office:value-type="string" office:string-value="(SELECT TIMESTAMP_TO_SEC(TIMESTAMP(&quot;2012-06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2&quot; GROUP EACH BY repository_created_at))">
            <text:p>(SELECT TIMESTAMP_TO_SEC(TIMESTAMP("2012-06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2" GROUP EACH BY repository_created_at))</text:p>
          </table:table-cell>
          <table:table-cell table:formula="of:=MOD([.$H$1]*[.A95];[.$K$1])" office:value-type="float" office:value="658">
            <text:p/>
          </table:table-cell>
          <table:table-cell table:formula="of:=IF([.D95]=[.$H$1];&quot;TRUE&quot;;&quot;&quot;)">
            <text:p/>
          </table:table-cell>
          <table:table-cell table:formula="of:=CONCATENATE(IF([.E95]=&quot;TRUE&quot;;[$Feuille2.$A$14];&quot;&quot;);[.C95];IF([.E96]&lt;&gt;&quot;TRUE&quot;;&quot;, &quot;;&quot;&quot;))" office:value-type="string" office:string-value="(SELECT TIMESTAMP_TO_SEC(TIMESTAMP(&quot;2012-06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2&quot; GROUP EACH BY repository_created_at)), ">
            <text:p>(SELECT TIMESTAMP_TO_SEC(TIMESTAMP("2012-06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string">
            <text:p>2012-06-13</text:p>
          </table:table-cell>
          <table:table-cell table:formula="of:=CONCATENATE([$Feuille2.$A$1];[.B96];[$Feuille2.$A$2];[$Feuille2.$A$3];[$Feuille2.$A$4];[.B96];[$Feuille2.$A$5];[$Feuille2.$A$6])" office:value-type="string" office:string-value="(SELECT TIMESTAMP_TO_SEC(TIMESTAMP(&quot;2012-06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3&quot; GROUP EACH BY repository_created_at))">
            <text:p>(SELECT TIMESTAMP_TO_SEC(TIMESTAMP("2012-06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3" GROUP EACH BY repository_created_at))</text:p>
          </table:table-cell>
          <table:table-cell table:formula="of:=MOD([.$H$1]*[.A96];[.$K$1])" office:value-type="float" office:value="665">
            <text:p/>
          </table:table-cell>
          <table:table-cell table:formula="of:=IF([.D96]=[.$H$1];&quot;TRUE&quot;;&quot;&quot;)">
            <text:p/>
          </table:table-cell>
          <table:table-cell table:formula="of:=CONCATENATE(IF([.E96]=&quot;TRUE&quot;;[$Feuille2.$A$14];&quot;&quot;);[.C96];IF([.E97]&lt;&gt;&quot;TRUE&quot;;&quot;, &quot;;&quot;&quot;))" office:value-type="string" office:string-value="(SELECT TIMESTAMP_TO_SEC(TIMESTAMP(&quot;2012-06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3&quot; GROUP EACH BY repository_created_at)), ">
            <text:p>(SELECT TIMESTAMP_TO_SEC(TIMESTAMP("2012-06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6">
            <text:p>96</text:p>
          </table:table-cell>
          <table:table-cell table:style-name="ce1" office:value-type="string">
            <text:p>2012-06-14</text:p>
          </table:table-cell>
          <table:table-cell table:formula="of:=CONCATENATE([$Feuille2.$A$1];[.B97];[$Feuille2.$A$2];[$Feuille2.$A$3];[$Feuille2.$A$4];[.B97];[$Feuille2.$A$5];[$Feuille2.$A$6])" office:value-type="string" office:string-value="(SELECT TIMESTAMP_TO_SEC(TIMESTAMP(&quot;2012-06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4&quot; GROUP EACH BY repository_created_at))">
            <text:p>(SELECT TIMESTAMP_TO_SEC(TIMESTAMP("2012-06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4" GROUP EACH BY repository_created_at))</text:p>
          </table:table-cell>
          <table:table-cell table:formula="of:=MOD([.$H$1]*[.A97];[.$K$1])" office:value-type="float" office:value="672">
            <text:p/>
          </table:table-cell>
          <table:table-cell table:formula="of:=IF([.D97]=[.$H$1];&quot;TRUE&quot;;&quot;&quot;)">
            <text:p/>
          </table:table-cell>
          <table:table-cell table:formula="of:=CONCATENATE(IF([.E97]=&quot;TRUE&quot;;[$Feuille2.$A$14];&quot;&quot;);[.C97];IF([.E98]&lt;&gt;&quot;TRUE&quot;;&quot;, &quot;;&quot;&quot;))" office:value-type="string" office:string-value="(SELECT TIMESTAMP_TO_SEC(TIMESTAMP(&quot;2012-06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4&quot; GROUP EACH BY repository_created_at)), ">
            <text:p>(SELECT TIMESTAMP_TO_SEC(TIMESTAMP("2012-06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7">
            <text:p>97</text:p>
          </table:table-cell>
          <table:table-cell table:style-name="ce1" office:value-type="string">
            <text:p>2012-06-15</text:p>
          </table:table-cell>
          <table:table-cell table:formula="of:=CONCATENATE([$Feuille2.$A$1];[.B98];[$Feuille2.$A$2];[$Feuille2.$A$3];[$Feuille2.$A$4];[.B98];[$Feuille2.$A$5];[$Feuille2.$A$6])" office:value-type="string" office:string-value="(SELECT TIMESTAMP_TO_SEC(TIMESTAMP(&quot;2012-06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5&quot; GROUP EACH BY repository_created_at))">
            <text:p>(SELECT TIMESTAMP_TO_SEC(TIMESTAMP("2012-06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5" GROUP EACH BY repository_created_at))</text:p>
          </table:table-cell>
          <table:table-cell table:formula="of:=MOD([.$H$1]*[.A98];[.$K$1])" office:value-type="float" office:value="679">
            <text:p/>
          </table:table-cell>
          <table:table-cell table:formula="of:=IF([.D98]=[.$H$1];&quot;TRUE&quot;;&quot;&quot;)">
            <text:p/>
          </table:table-cell>
          <table:table-cell table:formula="of:=CONCATENATE(IF([.E98]=&quot;TRUE&quot;;[$Feuille2.$A$14];&quot;&quot;);[.C98];IF([.E99]&lt;&gt;&quot;TRUE&quot;;&quot;, &quot;;&quot;&quot;))" office:value-type="string" office:string-value="(SELECT TIMESTAMP_TO_SEC(TIMESTAMP(&quot;2012-06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5&quot; GROUP EACH BY repository_created_at)), ">
            <text:p>(SELECT TIMESTAMP_TO_SEC(TIMESTAMP("2012-06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8">
            <text:p>98</text:p>
          </table:table-cell>
          <table:table-cell table:style-name="ce1" office:value-type="string">
            <text:p>2012-06-16</text:p>
          </table:table-cell>
          <table:table-cell table:formula="of:=CONCATENATE([$Feuille2.$A$1];[.B99];[$Feuille2.$A$2];[$Feuille2.$A$3];[$Feuille2.$A$4];[.B99];[$Feuille2.$A$5];[$Feuille2.$A$6])" office:value-type="string" office:string-value="(SELECT TIMESTAMP_TO_SEC(TIMESTAMP(&quot;2012-06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6&quot; GROUP EACH BY repository_created_at))">
            <text:p>(SELECT TIMESTAMP_TO_SEC(TIMESTAMP("2012-06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6" GROUP EACH BY repository_created_at))</text:p>
          </table:table-cell>
          <table:table-cell table:formula="of:=MOD([.$H$1]*[.A99];[.$K$1])" office:value-type="float" office:value="686">
            <text:p/>
          </table:table-cell>
          <table:table-cell table:formula="of:=IF([.D99]=[.$H$1];&quot;TRUE&quot;;&quot;&quot;)">
            <text:p/>
          </table:table-cell>
          <table:table-cell table:formula="of:=CONCATENATE(IF([.E99]=&quot;TRUE&quot;;[$Feuille2.$A$14];&quot;&quot;);[.C99];IF([.E100]&lt;&gt;&quot;TRUE&quot;;&quot;, &quot;;&quot;&quot;))" office:value-type="string" office:string-value="(SELECT TIMESTAMP_TO_SEC(TIMESTAMP(&quot;2012-06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6&quot; GROUP EACH BY repository_created_at)), ">
            <text:p>(SELECT TIMESTAMP_TO_SEC(TIMESTAMP("2012-06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99">
            <text:p>99</text:p>
          </table:table-cell>
          <table:table-cell table:style-name="ce1" office:value-type="string">
            <text:p>2012-06-17</text:p>
          </table:table-cell>
          <table:table-cell table:formula="of:=CONCATENATE([$Feuille2.$A$1];[.B100];[$Feuille2.$A$2];[$Feuille2.$A$3];[$Feuille2.$A$4];[.B100];[$Feuille2.$A$5];[$Feuille2.$A$6])" office:value-type="string" office:string-value="(SELECT TIMESTAMP_TO_SEC(TIMESTAMP(&quot;2012-06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7&quot; GROUP EACH BY repository_created_at))">
            <text:p>(SELECT TIMESTAMP_TO_SEC(TIMESTAMP("2012-06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7" GROUP EACH BY repository_created_at))</text:p>
          </table:table-cell>
          <table:table-cell table:formula="of:=MOD([.$H$1]*[.A100];[.$K$1])" office:value-type="float" office:value="693">
            <text:p/>
          </table:table-cell>
          <table:table-cell table:formula="of:=IF([.D100]=[.$H$1];&quot;TRUE&quot;;&quot;&quot;)">
            <text:p/>
          </table:table-cell>
          <table:table-cell table:formula="of:=CONCATENATE(IF([.E100]=&quot;TRUE&quot;;[$Feuille2.$A$14];&quot;&quot;);[.C100];IF([.E101]&lt;&gt;&quot;TRUE&quot;;&quot;, &quot;;&quot;&quot;))" office:value-type="string" office:string-value="(SELECT TIMESTAMP_TO_SEC(TIMESTAMP(&quot;2012-06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7&quot; GROUP EACH BY repository_created_at)), ">
            <text:p>(SELECT TIMESTAMP_TO_SEC(TIMESTAMP("2012-06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0">
            <text:p>100</text:p>
          </table:table-cell>
          <table:table-cell table:style-name="ce1" office:value-type="string">
            <text:p>2012-06-18</text:p>
          </table:table-cell>
          <table:table-cell table:formula="of:=CONCATENATE([$Feuille2.$A$1];[.B101];[$Feuille2.$A$2];[$Feuille2.$A$3];[$Feuille2.$A$4];[.B101];[$Feuille2.$A$5];[$Feuille2.$A$6])" office:value-type="string" office:string-value="(SELECT TIMESTAMP_TO_SEC(TIMESTAMP(&quot;2012-06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8&quot; GROUP EACH BY repository_created_at))">
            <text:p>(SELECT TIMESTAMP_TO_SEC(TIMESTAMP("2012-06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8" GROUP EACH BY repository_created_at))</text:p>
          </table:table-cell>
          <table:table-cell table:formula="of:=MOD([.$H$1]*[.A101];[.$K$1])" office:value-type="float" office:value="0">
            <text:p>0</text:p>
          </table:table-cell>
          <table:table-cell table:formula="of:=IF([.D101]=[.$H$1];&quot;TRUE&quot;;&quot;&quot;)">
            <text:p/>
          </table:table-cell>
          <table:table-cell table:formula="of:=CONCATENATE(IF([.E101]=&quot;TRUE&quot;;[$Feuille2.$A$14];&quot;&quot;);[.C101];IF([.E102]&lt;&gt;&quot;TRUE&quot;;&quot;, &quot;;&quot;&quot;))" office:value-type="string" office:string-value="(SELECT TIMESTAMP_TO_SEC(TIMESTAMP(&quot;2012-06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8&quot; GROUP EACH BY repository_created_at))">
            <text:p>(SELECT TIMESTAMP_TO_SEC(TIMESTAMP("2012-06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8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101">
            <text:p>101</text:p>
          </table:table-cell>
          <table:table-cell table:style-name="ce1" office:value-type="string">
            <text:p>2012-06-19</text:p>
          </table:table-cell>
          <table:table-cell table:formula="of:=CONCATENATE([$Feuille2.$A$1];[.B102];[$Feuille2.$A$2];[$Feuille2.$A$3];[$Feuille2.$A$4];[.B102];[$Feuille2.$A$5];[$Feuille2.$A$6])" office:value-type="string" office:string-value="(SELECT TIMESTAMP_TO_SEC(TIMESTAMP(&quot;2012-06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9&quot; GROUP EACH BY repository_created_at))">
            <text:p>(SELECT TIMESTAMP_TO_SEC(TIMESTAMP("2012-06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9" GROUP EACH BY repository_created_at))</text:p>
          </table:table-cell>
          <table:table-cell table:formula="of:=MOD([.$H$1]*[.A102];[.$K$1])" office:value-type="float" office:value="7">
            <text:p/>
          </table:table-cell>
          <table:table-cell table:formula="of:=IF([.D102]=[.$H$1];&quot;TRUE&quot;;&quot;&quot;)" office:value-type="string" office:string-value="TRUE">
            <text:p>TRUE</text:p>
          </table:table-cell>
          <table:table-cell table:formula="of:=CONCATENATE(IF([.E102]=&quot;TRUE&quot;;[$Feuille2.$A$14];&quot;&quot;);[.C102];IF([.E103]&lt;&gt;&quot;TRUE&quot;;&quot;, &quot;;&quot;&quot;))" office:value-type="string" office:string-value="SELECT * FROM (SELECT TIMESTAMP_TO_SEC(TIMESTAMP(&quot;2012-06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19&quot; GROUP EACH BY repository_created_at)), ">
            <text:p>SELECT * FROM (SELECT TIMESTAMP_TO_SEC(TIMESTAMP("2012-06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19" GROUP EACH BY repository_created_at)), </text:p>
          </table:table-cell>
          <table:table-cell table:number-columns-repeated="14"/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style-name="ce1" office:value-type="string">
            <text:p>2012-06-20</text:p>
          </table:table-cell>
          <table:table-cell table:formula="of:=CONCATENATE([$Feuille2.$A$1];[.B103];[$Feuille2.$A$2];[$Feuille2.$A$3];[$Feuille2.$A$4];[.B103];[$Feuille2.$A$5];[$Feuille2.$A$6])" office:value-type="string" office:string-value="(SELECT TIMESTAMP_TO_SEC(TIMESTAMP(&quot;2012-06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0&quot; GROUP EACH BY repository_created_at))">
            <text:p>(SELECT TIMESTAMP_TO_SEC(TIMESTAMP("2012-06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0" GROUP EACH BY repository_created_at))</text:p>
          </table:table-cell>
          <table:table-cell table:formula="of:=MOD([.$H$1]*[.A103];[.$K$1])" office:value-type="float" office:value="14">
            <text:p/>
          </table:table-cell>
          <table:table-cell table:formula="of:=IF([.D103]=[.$H$1];&quot;TRUE&quot;;&quot;&quot;)">
            <text:p/>
          </table:table-cell>
          <table:table-cell table:formula="of:=CONCATENATE(IF([.E103]=&quot;TRUE&quot;;[$Feuille2.$A$14];&quot;&quot;);[.C103];IF([.E104]&lt;&gt;&quot;TRUE&quot;;&quot;, &quot;;&quot;&quot;))" office:value-type="string" office:string-value="(SELECT TIMESTAMP_TO_SEC(TIMESTAMP(&quot;2012-06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0&quot; GROUP EACH BY repository_created_at)), ">
            <text:p>(SELECT TIMESTAMP_TO_SEC(TIMESTAMP("2012-06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3">
            <text:p>103</text:p>
          </table:table-cell>
          <table:table-cell table:style-name="ce1" office:value-type="string">
            <text:p>2012-06-21</text:p>
          </table:table-cell>
          <table:table-cell table:formula="of:=CONCATENATE([$Feuille2.$A$1];[.B104];[$Feuille2.$A$2];[$Feuille2.$A$3];[$Feuille2.$A$4];[.B104];[$Feuille2.$A$5];[$Feuille2.$A$6])" office:value-type="string" office:string-value="(SELECT TIMESTAMP_TO_SEC(TIMESTAMP(&quot;2012-06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1&quot; GROUP EACH BY repository_created_at))">
            <text:p>(SELECT TIMESTAMP_TO_SEC(TIMESTAMP("2012-06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1" GROUP EACH BY repository_created_at))</text:p>
          </table:table-cell>
          <table:table-cell table:formula="of:=MOD([.$H$1]*[.A104];[.$K$1])" office:value-type="float" office:value="21">
            <text:p/>
          </table:table-cell>
          <table:table-cell table:formula="of:=IF([.D104]=[.$H$1];&quot;TRUE&quot;;&quot;&quot;)">
            <text:p/>
          </table:table-cell>
          <table:table-cell table:formula="of:=CONCATENATE(IF([.E104]=&quot;TRUE&quot;;[$Feuille2.$A$14];&quot;&quot;);[.C104];IF([.E105]&lt;&gt;&quot;TRUE&quot;;&quot;, &quot;;&quot;&quot;))" office:value-type="string" office:string-value="(SELECT TIMESTAMP_TO_SEC(TIMESTAMP(&quot;2012-06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1&quot; GROUP EACH BY repository_created_at)), ">
            <text:p>(SELECT TIMESTAMP_TO_SEC(TIMESTAMP("2012-06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4">
            <text:p>104</text:p>
          </table:table-cell>
          <table:table-cell table:style-name="ce1" office:value-type="string">
            <text:p>2012-06-22</text:p>
          </table:table-cell>
          <table:table-cell table:formula="of:=CONCATENATE([$Feuille2.$A$1];[.B105];[$Feuille2.$A$2];[$Feuille2.$A$3];[$Feuille2.$A$4];[.B105];[$Feuille2.$A$5];[$Feuille2.$A$6])" office:value-type="string" office:string-value="(SELECT TIMESTAMP_TO_SEC(TIMESTAMP(&quot;2012-06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2&quot; GROUP EACH BY repository_created_at))">
            <text:p>(SELECT TIMESTAMP_TO_SEC(TIMESTAMP("2012-06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2" GROUP EACH BY repository_created_at))</text:p>
          </table:table-cell>
          <table:table-cell table:formula="of:=MOD([.$H$1]*[.A105];[.$K$1])" office:value-type="float" office:value="28">
            <text:p/>
          </table:table-cell>
          <table:table-cell table:formula="of:=IF([.D105]=[.$H$1];&quot;TRUE&quot;;&quot;&quot;)">
            <text:p/>
          </table:table-cell>
          <table:table-cell table:formula="of:=CONCATENATE(IF([.E105]=&quot;TRUE&quot;;[$Feuille2.$A$14];&quot;&quot;);[.C105];IF([.E106]&lt;&gt;&quot;TRUE&quot;;&quot;, &quot;;&quot;&quot;))" office:value-type="string" office:string-value="(SELECT TIMESTAMP_TO_SEC(TIMESTAMP(&quot;2012-06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2&quot; GROUP EACH BY repository_created_at)), ">
            <text:p>(SELECT TIMESTAMP_TO_SEC(TIMESTAMP("2012-06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5">
            <text:p>105</text:p>
          </table:table-cell>
          <table:table-cell table:style-name="ce1" office:value-type="string">
            <text:p>2012-06-23</text:p>
          </table:table-cell>
          <table:table-cell table:formula="of:=CONCATENATE([$Feuille2.$A$1];[.B106];[$Feuille2.$A$2];[$Feuille2.$A$3];[$Feuille2.$A$4];[.B106];[$Feuille2.$A$5];[$Feuille2.$A$6])" office:value-type="string" office:string-value="(SELECT TIMESTAMP_TO_SEC(TIMESTAMP(&quot;2012-06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3&quot; GROUP EACH BY repository_created_at))">
            <text:p>(SELECT TIMESTAMP_TO_SEC(TIMESTAMP("2012-06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3" GROUP EACH BY repository_created_at))</text:p>
          </table:table-cell>
          <table:table-cell table:formula="of:=MOD([.$H$1]*[.A106];[.$K$1])" office:value-type="float" office:value="35">
            <text:p/>
          </table:table-cell>
          <table:table-cell table:formula="of:=IF([.D106]=[.$H$1];&quot;TRUE&quot;;&quot;&quot;)">
            <text:p/>
          </table:table-cell>
          <table:table-cell table:formula="of:=CONCATENATE(IF([.E106]=&quot;TRUE&quot;;[$Feuille2.$A$14];&quot;&quot;);[.C106];IF([.E107]&lt;&gt;&quot;TRUE&quot;;&quot;, &quot;;&quot;&quot;))" office:value-type="string" office:string-value="(SELECT TIMESTAMP_TO_SEC(TIMESTAMP(&quot;2012-06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3&quot; GROUP EACH BY repository_created_at)), ">
            <text:p>(SELECT TIMESTAMP_TO_SEC(TIMESTAMP("2012-06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6">
            <text:p>106</text:p>
          </table:table-cell>
          <table:table-cell table:style-name="ce1" office:value-type="string">
            <text:p>2012-06-24</text:p>
          </table:table-cell>
          <table:table-cell table:formula="of:=CONCATENATE([$Feuille2.$A$1];[.B107];[$Feuille2.$A$2];[$Feuille2.$A$3];[$Feuille2.$A$4];[.B107];[$Feuille2.$A$5];[$Feuille2.$A$6])" office:value-type="string" office:string-value="(SELECT TIMESTAMP_TO_SEC(TIMESTAMP(&quot;2012-06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4&quot; GROUP EACH BY repository_created_at))">
            <text:p>(SELECT TIMESTAMP_TO_SEC(TIMESTAMP("2012-06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4" GROUP EACH BY repository_created_at))</text:p>
          </table:table-cell>
          <table:table-cell table:formula="of:=MOD([.$H$1]*[.A107];[.$K$1])" office:value-type="float" office:value="42">
            <text:p/>
          </table:table-cell>
          <table:table-cell table:formula="of:=IF([.D107]=[.$H$1];&quot;TRUE&quot;;&quot;&quot;)">
            <text:p/>
          </table:table-cell>
          <table:table-cell table:formula="of:=CONCATENATE(IF([.E107]=&quot;TRUE&quot;;[$Feuille2.$A$14];&quot;&quot;);[.C107];IF([.E108]&lt;&gt;&quot;TRUE&quot;;&quot;, &quot;;&quot;&quot;))" office:value-type="string" office:string-value="(SELECT TIMESTAMP_TO_SEC(TIMESTAMP(&quot;2012-06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4&quot; GROUP EACH BY repository_created_at)), ">
            <text:p>(SELECT TIMESTAMP_TO_SEC(TIMESTAMP("2012-06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7">
            <text:p>107</text:p>
          </table:table-cell>
          <table:table-cell table:style-name="ce1" office:value-type="string">
            <text:p>2012-06-25</text:p>
          </table:table-cell>
          <table:table-cell table:formula="of:=CONCATENATE([$Feuille2.$A$1];[.B108];[$Feuille2.$A$2];[$Feuille2.$A$3];[$Feuille2.$A$4];[.B108];[$Feuille2.$A$5];[$Feuille2.$A$6])" office:value-type="string" office:string-value="(SELECT TIMESTAMP_TO_SEC(TIMESTAMP(&quot;2012-06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5&quot; GROUP EACH BY repository_created_at))">
            <text:p>(SELECT TIMESTAMP_TO_SEC(TIMESTAMP("2012-06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5" GROUP EACH BY repository_created_at))</text:p>
          </table:table-cell>
          <table:table-cell table:formula="of:=MOD([.$H$1]*[.A108];[.$K$1])" office:value-type="float" office:value="49">
            <text:p/>
          </table:table-cell>
          <table:table-cell table:formula="of:=IF([.D108]=[.$H$1];&quot;TRUE&quot;;&quot;&quot;)">
            <text:p/>
          </table:table-cell>
          <table:table-cell table:formula="of:=CONCATENATE(IF([.E108]=&quot;TRUE&quot;;[$Feuille2.$A$14];&quot;&quot;);[.C108];IF([.E109]&lt;&gt;&quot;TRUE&quot;;&quot;, &quot;;&quot;&quot;))" office:value-type="string" office:string-value="(SELECT TIMESTAMP_TO_SEC(TIMESTAMP(&quot;2012-06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5&quot; GROUP EACH BY repository_created_at)), ">
            <text:p>(SELECT TIMESTAMP_TO_SEC(TIMESTAMP("2012-06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8">
            <text:p>108</text:p>
          </table:table-cell>
          <table:table-cell table:style-name="ce1" office:value-type="string">
            <text:p>2012-06-26</text:p>
          </table:table-cell>
          <table:table-cell table:formula="of:=CONCATENATE([$Feuille2.$A$1];[.B109];[$Feuille2.$A$2];[$Feuille2.$A$3];[$Feuille2.$A$4];[.B109];[$Feuille2.$A$5];[$Feuille2.$A$6])" office:value-type="string" office:string-value="(SELECT TIMESTAMP_TO_SEC(TIMESTAMP(&quot;2012-06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6&quot; GROUP EACH BY repository_created_at))">
            <text:p>(SELECT TIMESTAMP_TO_SEC(TIMESTAMP("2012-06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6" GROUP EACH BY repository_created_at))</text:p>
          </table:table-cell>
          <table:table-cell table:formula="of:=MOD([.$H$1]*[.A109];[.$K$1])" office:value-type="float" office:value="56">
            <text:p/>
          </table:table-cell>
          <table:table-cell table:formula="of:=IF([.D109]=[.$H$1];&quot;TRUE&quot;;&quot;&quot;)">
            <text:p/>
          </table:table-cell>
          <table:table-cell table:formula="of:=CONCATENATE(IF([.E109]=&quot;TRUE&quot;;[$Feuille2.$A$14];&quot;&quot;);[.C109];IF([.E110]&lt;&gt;&quot;TRUE&quot;;&quot;, &quot;;&quot;&quot;))" office:value-type="string" office:string-value="(SELECT TIMESTAMP_TO_SEC(TIMESTAMP(&quot;2012-06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6&quot; GROUP EACH BY repository_created_at)), ">
            <text:p>(SELECT TIMESTAMP_TO_SEC(TIMESTAMP("2012-06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09">
            <text:p>109</text:p>
          </table:table-cell>
          <table:table-cell table:style-name="ce1" office:value-type="string">
            <text:p>2012-06-27</text:p>
          </table:table-cell>
          <table:table-cell table:formula="of:=CONCATENATE([$Feuille2.$A$1];[.B110];[$Feuille2.$A$2];[$Feuille2.$A$3];[$Feuille2.$A$4];[.B110];[$Feuille2.$A$5];[$Feuille2.$A$6])" office:value-type="string" office:string-value="(SELECT TIMESTAMP_TO_SEC(TIMESTAMP(&quot;2012-06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7&quot; GROUP EACH BY repository_created_at))">
            <text:p>(SELECT TIMESTAMP_TO_SEC(TIMESTAMP("2012-06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7" GROUP EACH BY repository_created_at))</text:p>
          </table:table-cell>
          <table:table-cell table:formula="of:=MOD([.$H$1]*[.A110];[.$K$1])" office:value-type="float" office:value="63">
            <text:p/>
          </table:table-cell>
          <table:table-cell table:formula="of:=IF([.D110]=[.$H$1];&quot;TRUE&quot;;&quot;&quot;)">
            <text:p/>
          </table:table-cell>
          <table:table-cell table:formula="of:=CONCATENATE(IF([.E110]=&quot;TRUE&quot;;[$Feuille2.$A$14];&quot;&quot;);[.C110];IF([.E111]&lt;&gt;&quot;TRUE&quot;;&quot;, &quot;;&quot;&quot;))" office:value-type="string" office:string-value="(SELECT TIMESTAMP_TO_SEC(TIMESTAMP(&quot;2012-06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7&quot; GROUP EACH BY repository_created_at)), ">
            <text:p>(SELECT TIMESTAMP_TO_SEC(TIMESTAMP("2012-06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0">
            <text:p>110</text:p>
          </table:table-cell>
          <table:table-cell table:style-name="ce1" office:value-type="string">
            <text:p>2012-06-28</text:p>
          </table:table-cell>
          <table:table-cell table:formula="of:=CONCATENATE([$Feuille2.$A$1];[.B111];[$Feuille2.$A$2];[$Feuille2.$A$3];[$Feuille2.$A$4];[.B111];[$Feuille2.$A$5];[$Feuille2.$A$6])" office:value-type="string" office:string-value="(SELECT TIMESTAMP_TO_SEC(TIMESTAMP(&quot;2012-06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8&quot; GROUP EACH BY repository_created_at))">
            <text:p>(SELECT TIMESTAMP_TO_SEC(TIMESTAMP("2012-06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8" GROUP EACH BY repository_created_at))</text:p>
          </table:table-cell>
          <table:table-cell table:formula="of:=MOD([.$H$1]*[.A111];[.$K$1])" office:value-type="float" office:value="70">
            <text:p/>
          </table:table-cell>
          <table:table-cell table:formula="of:=IF([.D111]=[.$H$1];&quot;TRUE&quot;;&quot;&quot;)">
            <text:p/>
          </table:table-cell>
          <table:table-cell table:formula="of:=CONCATENATE(IF([.E111]=&quot;TRUE&quot;;[$Feuille2.$A$14];&quot;&quot;);[.C111];IF([.E112]&lt;&gt;&quot;TRUE&quot;;&quot;, &quot;;&quot;&quot;))" office:value-type="string" office:string-value="(SELECT TIMESTAMP_TO_SEC(TIMESTAMP(&quot;2012-06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8&quot; GROUP EACH BY repository_created_at)), ">
            <text:p>(SELECT TIMESTAMP_TO_SEC(TIMESTAMP("2012-06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1">
            <text:p>111</text:p>
          </table:table-cell>
          <table:table-cell table:style-name="ce1" office:value-type="string">
            <text:p>2012-06-29</text:p>
          </table:table-cell>
          <table:table-cell table:formula="of:=CONCATENATE([$Feuille2.$A$1];[.B112];[$Feuille2.$A$2];[$Feuille2.$A$3];[$Feuille2.$A$4];[.B112];[$Feuille2.$A$5];[$Feuille2.$A$6])" office:value-type="string" office:string-value="(SELECT TIMESTAMP_TO_SEC(TIMESTAMP(&quot;2012-06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9&quot; GROUP EACH BY repository_created_at))">
            <text:p>(SELECT TIMESTAMP_TO_SEC(TIMESTAMP("2012-06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9" GROUP EACH BY repository_created_at))</text:p>
          </table:table-cell>
          <table:table-cell table:formula="of:=MOD([.$H$1]*[.A112];[.$K$1])" office:value-type="float" office:value="77">
            <text:p/>
          </table:table-cell>
          <table:table-cell table:formula="of:=IF([.D112]=[.$H$1];&quot;TRUE&quot;;&quot;&quot;)">
            <text:p/>
          </table:table-cell>
          <table:table-cell table:formula="of:=CONCATENATE(IF([.E112]=&quot;TRUE&quot;;[$Feuille2.$A$14];&quot;&quot;);[.C112];IF([.E113]&lt;&gt;&quot;TRUE&quot;;&quot;, &quot;;&quot;&quot;))" office:value-type="string" office:string-value="(SELECT TIMESTAMP_TO_SEC(TIMESTAMP(&quot;2012-06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29&quot; GROUP EACH BY repository_created_at)), ">
            <text:p>(SELECT TIMESTAMP_TO_SEC(TIMESTAMP("2012-06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2">
            <text:p>112</text:p>
          </table:table-cell>
          <table:table-cell table:style-name="ce1" office:value-type="string">
            <text:p>2012-06-30</text:p>
          </table:table-cell>
          <table:table-cell table:formula="of:=CONCATENATE([$Feuille2.$A$1];[.B113];[$Feuille2.$A$2];[$Feuille2.$A$3];[$Feuille2.$A$4];[.B113];[$Feuille2.$A$5];[$Feuille2.$A$6])" office:value-type="string" office:string-value="(SELECT TIMESTAMP_TO_SEC(TIMESTAMP(&quot;2012-06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30&quot; GROUP EACH BY repository_created_at))">
            <text:p>(SELECT TIMESTAMP_TO_SEC(TIMESTAMP("2012-06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30" GROUP EACH BY repository_created_at))</text:p>
          </table:table-cell>
          <table:table-cell table:formula="of:=MOD([.$H$1]*[.A113];[.$K$1])" office:value-type="float" office:value="84">
            <text:p/>
          </table:table-cell>
          <table:table-cell table:formula="of:=IF([.D113]=[.$H$1];&quot;TRUE&quot;;&quot;&quot;)">
            <text:p/>
          </table:table-cell>
          <table:table-cell table:formula="of:=CONCATENATE(IF([.E113]=&quot;TRUE&quot;;[$Feuille2.$A$14];&quot;&quot;);[.C113];IF([.E114]&lt;&gt;&quot;TRUE&quot;;&quot;, &quot;;&quot;&quot;))" office:value-type="string" office:string-value="(SELECT TIMESTAMP_TO_SEC(TIMESTAMP(&quot;2012-06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6-30&quot; GROUP EACH BY repository_created_at)), ">
            <text:p>(SELECT TIMESTAMP_TO_SEC(TIMESTAMP("2012-06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6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3">
            <text:p>113</text:p>
          </table:table-cell>
          <table:table-cell table:style-name="ce1" office:value-type="string">
            <text:p>2012-07-01</text:p>
          </table:table-cell>
          <table:table-cell table:formula="of:=CONCATENATE([$Feuille2.$A$1];[.B114];[$Feuille2.$A$2];[$Feuille2.$A$3];[$Feuille2.$A$4];[.B114];[$Feuille2.$A$5];[$Feuille2.$A$6])" office:value-type="string" office:string-value="(SELECT TIMESTAMP_TO_SEC(TIMESTAMP(&quot;2012-07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1&quot; GROUP EACH BY repository_created_at))">
            <text:p>(SELECT TIMESTAMP_TO_SEC(TIMESTAMP("2012-07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1" GROUP EACH BY repository_created_at))</text:p>
          </table:table-cell>
          <table:table-cell table:formula="of:=MOD([.$H$1]*[.A114];[.$K$1])" office:value-type="float" office:value="91">
            <text:p/>
          </table:table-cell>
          <table:table-cell table:formula="of:=IF([.D114]=[.$H$1];&quot;TRUE&quot;;&quot;&quot;)">
            <text:p/>
          </table:table-cell>
          <table:table-cell table:formula="of:=CONCATENATE(IF([.E114]=&quot;TRUE&quot;;[$Feuille2.$A$14];&quot;&quot;);[.C114];IF([.E115]&lt;&gt;&quot;TRUE&quot;;&quot;, &quot;;&quot;&quot;))" office:value-type="string" office:string-value="(SELECT TIMESTAMP_TO_SEC(TIMESTAMP(&quot;2012-07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1&quot; GROUP EACH BY repository_created_at)), ">
            <text:p>(SELECT TIMESTAMP_TO_SEC(TIMESTAMP("2012-07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4">
            <text:p>114</text:p>
          </table:table-cell>
          <table:table-cell table:style-name="ce1" office:value-type="string">
            <text:p>2012-07-02</text:p>
          </table:table-cell>
          <table:table-cell table:formula="of:=CONCATENATE([$Feuille2.$A$1];[.B115];[$Feuille2.$A$2];[$Feuille2.$A$3];[$Feuille2.$A$4];[.B115];[$Feuille2.$A$5];[$Feuille2.$A$6])" office:value-type="string" office:string-value="(SELECT TIMESTAMP_TO_SEC(TIMESTAMP(&quot;2012-07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2&quot; GROUP EACH BY repository_created_at))">
            <text:p>(SELECT TIMESTAMP_TO_SEC(TIMESTAMP("2012-07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2" GROUP EACH BY repository_created_at))</text:p>
          </table:table-cell>
          <table:table-cell table:formula="of:=MOD([.$H$1]*[.A115];[.$K$1])" office:value-type="float" office:value="98">
            <text:p/>
          </table:table-cell>
          <table:table-cell table:formula="of:=IF([.D115]=[.$H$1];&quot;TRUE&quot;;&quot;&quot;)">
            <text:p/>
          </table:table-cell>
          <table:table-cell table:formula="of:=CONCATENATE(IF([.E115]=&quot;TRUE&quot;;[$Feuille2.$A$14];&quot;&quot;);[.C115];IF([.E116]&lt;&gt;&quot;TRUE&quot;;&quot;, &quot;;&quot;&quot;))" office:value-type="string" office:string-value="(SELECT TIMESTAMP_TO_SEC(TIMESTAMP(&quot;2012-07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2&quot; GROUP EACH BY repository_created_at)), ">
            <text:p>(SELECT TIMESTAMP_TO_SEC(TIMESTAMP("2012-07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5">
            <text:p>115</text:p>
          </table:table-cell>
          <table:table-cell table:style-name="ce1" office:value-type="string">
            <text:p>2012-07-03</text:p>
          </table:table-cell>
          <table:table-cell table:formula="of:=CONCATENATE([$Feuille2.$A$1];[.B116];[$Feuille2.$A$2];[$Feuille2.$A$3];[$Feuille2.$A$4];[.B116];[$Feuille2.$A$5];[$Feuille2.$A$6])" office:value-type="string" office:string-value="(SELECT TIMESTAMP_TO_SEC(TIMESTAMP(&quot;2012-07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3&quot; GROUP EACH BY repository_created_at))">
            <text:p>(SELECT TIMESTAMP_TO_SEC(TIMESTAMP("2012-07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3" GROUP EACH BY repository_created_at))</text:p>
          </table:table-cell>
          <table:table-cell table:formula="of:=MOD([.$H$1]*[.A116];[.$K$1])" office:value-type="float" office:value="105">
            <text:p/>
          </table:table-cell>
          <table:table-cell table:formula="of:=IF([.D116]=[.$H$1];&quot;TRUE&quot;;&quot;&quot;)">
            <text:p/>
          </table:table-cell>
          <table:table-cell table:formula="of:=CONCATENATE(IF([.E116]=&quot;TRUE&quot;;[$Feuille2.$A$14];&quot;&quot;);[.C116];IF([.E117]&lt;&gt;&quot;TRUE&quot;;&quot;, &quot;;&quot;&quot;))" office:value-type="string" office:string-value="(SELECT TIMESTAMP_TO_SEC(TIMESTAMP(&quot;2012-07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3&quot; GROUP EACH BY repository_created_at)), ">
            <text:p>(SELECT TIMESTAMP_TO_SEC(TIMESTAMP("2012-07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6">
            <text:p>116</text:p>
          </table:table-cell>
          <table:table-cell table:style-name="ce1" office:value-type="string">
            <text:p>2012-07-04</text:p>
          </table:table-cell>
          <table:table-cell table:formula="of:=CONCATENATE([$Feuille2.$A$1];[.B117];[$Feuille2.$A$2];[$Feuille2.$A$3];[$Feuille2.$A$4];[.B117];[$Feuille2.$A$5];[$Feuille2.$A$6])" office:value-type="string" office:string-value="(SELECT TIMESTAMP_TO_SEC(TIMESTAMP(&quot;2012-07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4&quot; GROUP EACH BY repository_created_at))">
            <text:p>(SELECT TIMESTAMP_TO_SEC(TIMESTAMP("2012-07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4" GROUP EACH BY repository_created_at))</text:p>
          </table:table-cell>
          <table:table-cell table:formula="of:=MOD([.$H$1]*[.A117];[.$K$1])" office:value-type="float" office:value="112">
            <text:p/>
          </table:table-cell>
          <table:table-cell table:formula="of:=IF([.D117]=[.$H$1];&quot;TRUE&quot;;&quot;&quot;)">
            <text:p/>
          </table:table-cell>
          <table:table-cell table:formula="of:=CONCATENATE(IF([.E117]=&quot;TRUE&quot;;[$Feuille2.$A$14];&quot;&quot;);[.C117];IF([.E118]&lt;&gt;&quot;TRUE&quot;;&quot;, &quot;;&quot;&quot;))" office:value-type="string" office:string-value="(SELECT TIMESTAMP_TO_SEC(TIMESTAMP(&quot;2012-07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4&quot; GROUP EACH BY repository_created_at)), ">
            <text:p>(SELECT TIMESTAMP_TO_SEC(TIMESTAMP("2012-07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7">
            <text:p>117</text:p>
          </table:table-cell>
          <table:table-cell table:style-name="ce1" office:value-type="string">
            <text:p>2012-07-05</text:p>
          </table:table-cell>
          <table:table-cell table:formula="of:=CONCATENATE([$Feuille2.$A$1];[.B118];[$Feuille2.$A$2];[$Feuille2.$A$3];[$Feuille2.$A$4];[.B118];[$Feuille2.$A$5];[$Feuille2.$A$6])" office:value-type="string" office:string-value="(SELECT TIMESTAMP_TO_SEC(TIMESTAMP(&quot;2012-07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5&quot; GROUP EACH BY repository_created_at))">
            <text:p>(SELECT TIMESTAMP_TO_SEC(TIMESTAMP("2012-07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5" GROUP EACH BY repository_created_at))</text:p>
          </table:table-cell>
          <table:table-cell table:formula="of:=MOD([.$H$1]*[.A118];[.$K$1])" office:value-type="float" office:value="119">
            <text:p/>
          </table:table-cell>
          <table:table-cell table:formula="of:=IF([.D118]=[.$H$1];&quot;TRUE&quot;;&quot;&quot;)">
            <text:p/>
          </table:table-cell>
          <table:table-cell table:formula="of:=CONCATENATE(IF([.E118]=&quot;TRUE&quot;;[$Feuille2.$A$14];&quot;&quot;);[.C118];IF([.E119]&lt;&gt;&quot;TRUE&quot;;&quot;, &quot;;&quot;&quot;))" office:value-type="string" office:string-value="(SELECT TIMESTAMP_TO_SEC(TIMESTAMP(&quot;2012-07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5&quot; GROUP EACH BY repository_created_at)), ">
            <text:p>(SELECT TIMESTAMP_TO_SEC(TIMESTAMP("2012-07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8">
            <text:p>118</text:p>
          </table:table-cell>
          <table:table-cell table:style-name="ce1" office:value-type="string">
            <text:p>2012-07-06</text:p>
          </table:table-cell>
          <table:table-cell table:formula="of:=CONCATENATE([$Feuille2.$A$1];[.B119];[$Feuille2.$A$2];[$Feuille2.$A$3];[$Feuille2.$A$4];[.B119];[$Feuille2.$A$5];[$Feuille2.$A$6])" office:value-type="string" office:string-value="(SELECT TIMESTAMP_TO_SEC(TIMESTAMP(&quot;2012-07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6&quot; GROUP EACH BY repository_created_at))">
            <text:p>(SELECT TIMESTAMP_TO_SEC(TIMESTAMP("2012-07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6" GROUP EACH BY repository_created_at))</text:p>
          </table:table-cell>
          <table:table-cell table:formula="of:=MOD([.$H$1]*[.A119];[.$K$1])" office:value-type="float" office:value="126">
            <text:p/>
          </table:table-cell>
          <table:table-cell table:formula="of:=IF([.D119]=[.$H$1];&quot;TRUE&quot;;&quot;&quot;)">
            <text:p/>
          </table:table-cell>
          <table:table-cell table:formula="of:=CONCATENATE(IF([.E119]=&quot;TRUE&quot;;[$Feuille2.$A$14];&quot;&quot;);[.C119];IF([.E120]&lt;&gt;&quot;TRUE&quot;;&quot;, &quot;;&quot;&quot;))" office:value-type="string" office:string-value="(SELECT TIMESTAMP_TO_SEC(TIMESTAMP(&quot;2012-07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6&quot; GROUP EACH BY repository_created_at)), ">
            <text:p>(SELECT TIMESTAMP_TO_SEC(TIMESTAMP("2012-07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19">
            <text:p>119</text:p>
          </table:table-cell>
          <table:table-cell table:style-name="ce1" office:value-type="string">
            <text:p>2012-07-07</text:p>
          </table:table-cell>
          <table:table-cell table:formula="of:=CONCATENATE([$Feuille2.$A$1];[.B120];[$Feuille2.$A$2];[$Feuille2.$A$3];[$Feuille2.$A$4];[.B120];[$Feuille2.$A$5];[$Feuille2.$A$6])" office:value-type="string" office:string-value="(SELECT TIMESTAMP_TO_SEC(TIMESTAMP(&quot;2012-07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7&quot; GROUP EACH BY repository_created_at))">
            <text:p>(SELECT TIMESTAMP_TO_SEC(TIMESTAMP("2012-07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7" GROUP EACH BY repository_created_at))</text:p>
          </table:table-cell>
          <table:table-cell table:formula="of:=MOD([.$H$1]*[.A120];[.$K$1])" office:value-type="float" office:value="133">
            <text:p/>
          </table:table-cell>
          <table:table-cell table:formula="of:=IF([.D120]=[.$H$1];&quot;TRUE&quot;;&quot;&quot;)">
            <text:p/>
          </table:table-cell>
          <table:table-cell table:formula="of:=CONCATENATE(IF([.E120]=&quot;TRUE&quot;;[$Feuille2.$A$14];&quot;&quot;);[.C120];IF([.E121]&lt;&gt;&quot;TRUE&quot;;&quot;, &quot;;&quot;&quot;))" office:value-type="string" office:string-value="(SELECT TIMESTAMP_TO_SEC(TIMESTAMP(&quot;2012-07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7&quot; GROUP EACH BY repository_created_at)), ">
            <text:p>(SELECT TIMESTAMP_TO_SEC(TIMESTAMP("2012-07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0">
            <text:p>120</text:p>
          </table:table-cell>
          <table:table-cell table:style-name="ce1" office:value-type="string">
            <text:p>2012-07-08</text:p>
          </table:table-cell>
          <table:table-cell table:formula="of:=CONCATENATE([$Feuille2.$A$1];[.B121];[$Feuille2.$A$2];[$Feuille2.$A$3];[$Feuille2.$A$4];[.B121];[$Feuille2.$A$5];[$Feuille2.$A$6])" office:value-type="string" office:string-value="(SELECT TIMESTAMP_TO_SEC(TIMESTAMP(&quot;2012-07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8&quot; GROUP EACH BY repository_created_at))">
            <text:p>(SELECT TIMESTAMP_TO_SEC(TIMESTAMP("2012-07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8" GROUP EACH BY repository_created_at))</text:p>
          </table:table-cell>
          <table:table-cell table:formula="of:=MOD([.$H$1]*[.A121];[.$K$1])" office:value-type="float" office:value="140">
            <text:p/>
          </table:table-cell>
          <table:table-cell table:formula="of:=IF([.D121]=[.$H$1];&quot;TRUE&quot;;&quot;&quot;)">
            <text:p/>
          </table:table-cell>
          <table:table-cell table:formula="of:=CONCATENATE(IF([.E121]=&quot;TRUE&quot;;[$Feuille2.$A$14];&quot;&quot;);[.C121];IF([.E122]&lt;&gt;&quot;TRUE&quot;;&quot;, &quot;;&quot;&quot;))" office:value-type="string" office:string-value="(SELECT TIMESTAMP_TO_SEC(TIMESTAMP(&quot;2012-07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8&quot; GROUP EACH BY repository_created_at)), ">
            <text:p>(SELECT TIMESTAMP_TO_SEC(TIMESTAMP("2012-07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1">
            <text:p>121</text:p>
          </table:table-cell>
          <table:table-cell table:style-name="ce1" office:value-type="string">
            <text:p>2012-07-09</text:p>
          </table:table-cell>
          <table:table-cell table:formula="of:=CONCATENATE([$Feuille2.$A$1];[.B122];[$Feuille2.$A$2];[$Feuille2.$A$3];[$Feuille2.$A$4];[.B122];[$Feuille2.$A$5];[$Feuille2.$A$6])" office:value-type="string" office:string-value="(SELECT TIMESTAMP_TO_SEC(TIMESTAMP(&quot;2012-07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9&quot; GROUP EACH BY repository_created_at))">
            <text:p>(SELECT TIMESTAMP_TO_SEC(TIMESTAMP("2012-07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9" GROUP EACH BY repository_created_at))</text:p>
          </table:table-cell>
          <table:table-cell table:formula="of:=MOD([.$H$1]*[.A122];[.$K$1])" office:value-type="float" office:value="147">
            <text:p/>
          </table:table-cell>
          <table:table-cell table:formula="of:=IF([.D122]=[.$H$1];&quot;TRUE&quot;;&quot;&quot;)">
            <text:p/>
          </table:table-cell>
          <table:table-cell table:formula="of:=CONCATENATE(IF([.E122]=&quot;TRUE&quot;;[$Feuille2.$A$14];&quot;&quot;);[.C122];IF([.E123]&lt;&gt;&quot;TRUE&quot;;&quot;, &quot;;&quot;&quot;))" office:value-type="string" office:string-value="(SELECT TIMESTAMP_TO_SEC(TIMESTAMP(&quot;2012-07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09&quot; GROUP EACH BY repository_created_at)), ">
            <text:p>(SELECT TIMESTAMP_TO_SEC(TIMESTAMP("2012-07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2">
            <text:p>122</text:p>
          </table:table-cell>
          <table:table-cell table:style-name="ce1" office:value-type="string">
            <text:p>2012-07-10</text:p>
          </table:table-cell>
          <table:table-cell table:formula="of:=CONCATENATE([$Feuille2.$A$1];[.B123];[$Feuille2.$A$2];[$Feuille2.$A$3];[$Feuille2.$A$4];[.B123];[$Feuille2.$A$5];[$Feuille2.$A$6])" office:value-type="string" office:string-value="(SELECT TIMESTAMP_TO_SEC(TIMESTAMP(&quot;2012-07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0&quot; GROUP EACH BY repository_created_at))">
            <text:p>(SELECT TIMESTAMP_TO_SEC(TIMESTAMP("2012-07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0" GROUP EACH BY repository_created_at))</text:p>
          </table:table-cell>
          <table:table-cell table:formula="of:=MOD([.$H$1]*[.A123];[.$K$1])" office:value-type="float" office:value="154">
            <text:p/>
          </table:table-cell>
          <table:table-cell table:formula="of:=IF([.D123]=[.$H$1];&quot;TRUE&quot;;&quot;&quot;)">
            <text:p/>
          </table:table-cell>
          <table:table-cell table:formula="of:=CONCATENATE(IF([.E123]=&quot;TRUE&quot;;[$Feuille2.$A$14];&quot;&quot;);[.C123];IF([.E124]&lt;&gt;&quot;TRUE&quot;;&quot;, &quot;;&quot;&quot;))" office:value-type="string" office:string-value="(SELECT TIMESTAMP_TO_SEC(TIMESTAMP(&quot;2012-07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0&quot; GROUP EACH BY repository_created_at)), ">
            <text:p>(SELECT TIMESTAMP_TO_SEC(TIMESTAMP("2012-07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3">
            <text:p>123</text:p>
          </table:table-cell>
          <table:table-cell table:style-name="ce1" office:value-type="string">
            <text:p>2012-07-11</text:p>
          </table:table-cell>
          <table:table-cell table:formula="of:=CONCATENATE([$Feuille2.$A$1];[.B124];[$Feuille2.$A$2];[$Feuille2.$A$3];[$Feuille2.$A$4];[.B124];[$Feuille2.$A$5];[$Feuille2.$A$6])" office:value-type="string" office:string-value="(SELECT TIMESTAMP_TO_SEC(TIMESTAMP(&quot;2012-07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1&quot; GROUP EACH BY repository_created_at))">
            <text:p>(SELECT TIMESTAMP_TO_SEC(TIMESTAMP("2012-07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1" GROUP EACH BY repository_created_at))</text:p>
          </table:table-cell>
          <table:table-cell table:formula="of:=MOD([.$H$1]*[.A124];[.$K$1])" office:value-type="float" office:value="161">
            <text:p/>
          </table:table-cell>
          <table:table-cell table:formula="of:=IF([.D124]=[.$H$1];&quot;TRUE&quot;;&quot;&quot;)">
            <text:p/>
          </table:table-cell>
          <table:table-cell table:formula="of:=CONCATENATE(IF([.E124]=&quot;TRUE&quot;;[$Feuille2.$A$14];&quot;&quot;);[.C124];IF([.E125]&lt;&gt;&quot;TRUE&quot;;&quot;, &quot;;&quot;&quot;))" office:value-type="string" office:string-value="(SELECT TIMESTAMP_TO_SEC(TIMESTAMP(&quot;2012-07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1&quot; GROUP EACH BY repository_created_at)), ">
            <text:p>(SELECT TIMESTAMP_TO_SEC(TIMESTAMP("2012-07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4">
            <text:p>124</text:p>
          </table:table-cell>
          <table:table-cell table:style-name="ce1" office:value-type="string">
            <text:p>2012-07-12</text:p>
          </table:table-cell>
          <table:table-cell table:formula="of:=CONCATENATE([$Feuille2.$A$1];[.B125];[$Feuille2.$A$2];[$Feuille2.$A$3];[$Feuille2.$A$4];[.B125];[$Feuille2.$A$5];[$Feuille2.$A$6])" office:value-type="string" office:string-value="(SELECT TIMESTAMP_TO_SEC(TIMESTAMP(&quot;2012-07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2&quot; GROUP EACH BY repository_created_at))">
            <text:p>(SELECT TIMESTAMP_TO_SEC(TIMESTAMP("2012-07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2" GROUP EACH BY repository_created_at))</text:p>
          </table:table-cell>
          <table:table-cell table:formula="of:=MOD([.$H$1]*[.A125];[.$K$1])" office:value-type="float" office:value="168">
            <text:p/>
          </table:table-cell>
          <table:table-cell table:formula="of:=IF([.D125]=[.$H$1];&quot;TRUE&quot;;&quot;&quot;)">
            <text:p/>
          </table:table-cell>
          <table:table-cell table:formula="of:=CONCATENATE(IF([.E125]=&quot;TRUE&quot;;[$Feuille2.$A$14];&quot;&quot;);[.C125];IF([.E126]&lt;&gt;&quot;TRUE&quot;;&quot;, &quot;;&quot;&quot;))" office:value-type="string" office:string-value="(SELECT TIMESTAMP_TO_SEC(TIMESTAMP(&quot;2012-07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2&quot; GROUP EACH BY repository_created_at)), ">
            <text:p>(SELECT TIMESTAMP_TO_SEC(TIMESTAMP("2012-07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5">
            <text:p>125</text:p>
          </table:table-cell>
          <table:table-cell table:style-name="ce1" office:value-type="string">
            <text:p>2012-07-13</text:p>
          </table:table-cell>
          <table:table-cell table:formula="of:=CONCATENATE([$Feuille2.$A$1];[.B126];[$Feuille2.$A$2];[$Feuille2.$A$3];[$Feuille2.$A$4];[.B126];[$Feuille2.$A$5];[$Feuille2.$A$6])" office:value-type="string" office:string-value="(SELECT TIMESTAMP_TO_SEC(TIMESTAMP(&quot;2012-07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3&quot; GROUP EACH BY repository_created_at))">
            <text:p>(SELECT TIMESTAMP_TO_SEC(TIMESTAMP("2012-07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3" GROUP EACH BY repository_created_at))</text:p>
          </table:table-cell>
          <table:table-cell table:formula="of:=MOD([.$H$1]*[.A126];[.$K$1])" office:value-type="float" office:value="175">
            <text:p/>
          </table:table-cell>
          <table:table-cell table:formula="of:=IF([.D126]=[.$H$1];&quot;TRUE&quot;;&quot;&quot;)">
            <text:p/>
          </table:table-cell>
          <table:table-cell table:formula="of:=CONCATENATE(IF([.E126]=&quot;TRUE&quot;;[$Feuille2.$A$14];&quot;&quot;);[.C126];IF([.E127]&lt;&gt;&quot;TRUE&quot;;&quot;, &quot;;&quot;&quot;))" office:value-type="string" office:string-value="(SELECT TIMESTAMP_TO_SEC(TIMESTAMP(&quot;2012-07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3&quot; GROUP EACH BY repository_created_at)), ">
            <text:p>(SELECT TIMESTAMP_TO_SEC(TIMESTAMP("2012-07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6">
            <text:p>126</text:p>
          </table:table-cell>
          <table:table-cell table:style-name="ce1" office:value-type="string">
            <text:p>2012-07-14</text:p>
          </table:table-cell>
          <table:table-cell table:formula="of:=CONCATENATE([$Feuille2.$A$1];[.B127];[$Feuille2.$A$2];[$Feuille2.$A$3];[$Feuille2.$A$4];[.B127];[$Feuille2.$A$5];[$Feuille2.$A$6])" office:value-type="string" office:string-value="(SELECT TIMESTAMP_TO_SEC(TIMESTAMP(&quot;2012-07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4&quot; GROUP EACH BY repository_created_at))">
            <text:p>(SELECT TIMESTAMP_TO_SEC(TIMESTAMP("2012-07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4" GROUP EACH BY repository_created_at))</text:p>
          </table:table-cell>
          <table:table-cell table:formula="of:=MOD([.$H$1]*[.A127];[.$K$1])" office:value-type="float" office:value="182">
            <text:p/>
          </table:table-cell>
          <table:table-cell table:formula="of:=IF([.D127]=[.$H$1];&quot;TRUE&quot;;&quot;&quot;)">
            <text:p/>
          </table:table-cell>
          <table:table-cell table:formula="of:=CONCATENATE(IF([.E127]=&quot;TRUE&quot;;[$Feuille2.$A$14];&quot;&quot;);[.C127];IF([.E128]&lt;&gt;&quot;TRUE&quot;;&quot;, &quot;;&quot;&quot;))" office:value-type="string" office:string-value="(SELECT TIMESTAMP_TO_SEC(TIMESTAMP(&quot;2012-07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4&quot; GROUP EACH BY repository_created_at)), ">
            <text:p>(SELECT TIMESTAMP_TO_SEC(TIMESTAMP("2012-07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7">
            <text:p>127</text:p>
          </table:table-cell>
          <table:table-cell table:style-name="ce1" office:value-type="string">
            <text:p>2012-07-15</text:p>
          </table:table-cell>
          <table:table-cell table:formula="of:=CONCATENATE([$Feuille2.$A$1];[.B128];[$Feuille2.$A$2];[$Feuille2.$A$3];[$Feuille2.$A$4];[.B128];[$Feuille2.$A$5];[$Feuille2.$A$6])" office:value-type="string" office:string-value="(SELECT TIMESTAMP_TO_SEC(TIMESTAMP(&quot;2012-07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5&quot; GROUP EACH BY repository_created_at))">
            <text:p>(SELECT TIMESTAMP_TO_SEC(TIMESTAMP("2012-07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5" GROUP EACH BY repository_created_at))</text:p>
          </table:table-cell>
          <table:table-cell table:formula="of:=MOD([.$H$1]*[.A128];[.$K$1])" office:value-type="float" office:value="189">
            <text:p/>
          </table:table-cell>
          <table:table-cell table:formula="of:=IF([.D128]=[.$H$1];&quot;TRUE&quot;;&quot;&quot;)">
            <text:p/>
          </table:table-cell>
          <table:table-cell table:formula="of:=CONCATENATE(IF([.E128]=&quot;TRUE&quot;;[$Feuille2.$A$14];&quot;&quot;);[.C128];IF([.E129]&lt;&gt;&quot;TRUE&quot;;&quot;, &quot;;&quot;&quot;))" office:value-type="string" office:string-value="(SELECT TIMESTAMP_TO_SEC(TIMESTAMP(&quot;2012-07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5&quot; GROUP EACH BY repository_created_at)), ">
            <text:p>(SELECT TIMESTAMP_TO_SEC(TIMESTAMP("2012-07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8">
            <text:p>128</text:p>
          </table:table-cell>
          <table:table-cell table:style-name="ce1" office:value-type="string">
            <text:p>2012-07-16</text:p>
          </table:table-cell>
          <table:table-cell table:formula="of:=CONCATENATE([$Feuille2.$A$1];[.B129];[$Feuille2.$A$2];[$Feuille2.$A$3];[$Feuille2.$A$4];[.B129];[$Feuille2.$A$5];[$Feuille2.$A$6])" office:value-type="string" office:string-value="(SELECT TIMESTAMP_TO_SEC(TIMESTAMP(&quot;2012-07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6&quot; GROUP EACH BY repository_created_at))">
            <text:p>(SELECT TIMESTAMP_TO_SEC(TIMESTAMP("2012-07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6" GROUP EACH BY repository_created_at))</text:p>
          </table:table-cell>
          <table:table-cell table:formula="of:=MOD([.$H$1]*[.A129];[.$K$1])" office:value-type="float" office:value="196">
            <text:p/>
          </table:table-cell>
          <table:table-cell table:formula="of:=IF([.D129]=[.$H$1];&quot;TRUE&quot;;&quot;&quot;)">
            <text:p/>
          </table:table-cell>
          <table:table-cell table:formula="of:=CONCATENATE(IF([.E129]=&quot;TRUE&quot;;[$Feuille2.$A$14];&quot;&quot;);[.C129];IF([.E130]&lt;&gt;&quot;TRUE&quot;;&quot;, &quot;;&quot;&quot;))" office:value-type="string" office:string-value="(SELECT TIMESTAMP_TO_SEC(TIMESTAMP(&quot;2012-07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6&quot; GROUP EACH BY repository_created_at)), ">
            <text:p>(SELECT TIMESTAMP_TO_SEC(TIMESTAMP("2012-07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29">
            <text:p>129</text:p>
          </table:table-cell>
          <table:table-cell table:style-name="ce1" office:value-type="string">
            <text:p>2012-07-17</text:p>
          </table:table-cell>
          <table:table-cell table:formula="of:=CONCATENATE([$Feuille2.$A$1];[.B130];[$Feuille2.$A$2];[$Feuille2.$A$3];[$Feuille2.$A$4];[.B130];[$Feuille2.$A$5];[$Feuille2.$A$6])" office:value-type="string" office:string-value="(SELECT TIMESTAMP_TO_SEC(TIMESTAMP(&quot;2012-07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7&quot; GROUP EACH BY repository_created_at))">
            <text:p>(SELECT TIMESTAMP_TO_SEC(TIMESTAMP("2012-07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7" GROUP EACH BY repository_created_at))</text:p>
          </table:table-cell>
          <table:table-cell table:formula="of:=MOD([.$H$1]*[.A130];[.$K$1])" office:value-type="float" office:value="203">
            <text:p/>
          </table:table-cell>
          <table:table-cell table:formula="of:=IF([.D130]=[.$H$1];&quot;TRUE&quot;;&quot;&quot;)">
            <text:p/>
          </table:table-cell>
          <table:table-cell table:formula="of:=CONCATENATE(IF([.E130]=&quot;TRUE&quot;;[$Feuille2.$A$14];&quot;&quot;);[.C130];IF([.E131]&lt;&gt;&quot;TRUE&quot;;&quot;, &quot;;&quot;&quot;))" office:value-type="string" office:string-value="(SELECT TIMESTAMP_TO_SEC(TIMESTAMP(&quot;2012-07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7&quot; GROUP EACH BY repository_created_at)), ">
            <text:p>(SELECT TIMESTAMP_TO_SEC(TIMESTAMP("2012-07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0">
            <text:p>130</text:p>
          </table:table-cell>
          <table:table-cell table:style-name="ce1" office:value-type="string">
            <text:p>2012-07-18</text:p>
          </table:table-cell>
          <table:table-cell table:formula="of:=CONCATENATE([$Feuille2.$A$1];[.B131];[$Feuille2.$A$2];[$Feuille2.$A$3];[$Feuille2.$A$4];[.B131];[$Feuille2.$A$5];[$Feuille2.$A$6])" office:value-type="string" office:string-value="(SELECT TIMESTAMP_TO_SEC(TIMESTAMP(&quot;2012-07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8&quot; GROUP EACH BY repository_created_at))">
            <text:p>(SELECT TIMESTAMP_TO_SEC(TIMESTAMP("2012-07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8" GROUP EACH BY repository_created_at))</text:p>
          </table:table-cell>
          <table:table-cell table:formula="of:=MOD([.$H$1]*[.A131];[.$K$1])" office:value-type="float" office:value="210">
            <text:p/>
          </table:table-cell>
          <table:table-cell table:formula="of:=IF([.D131]=[.$H$1];&quot;TRUE&quot;;&quot;&quot;)">
            <text:p/>
          </table:table-cell>
          <table:table-cell table:formula="of:=CONCATENATE(IF([.E131]=&quot;TRUE&quot;;[$Feuille2.$A$14];&quot;&quot;);[.C131];IF([.E132]&lt;&gt;&quot;TRUE&quot;;&quot;, &quot;;&quot;&quot;))" office:value-type="string" office:string-value="(SELECT TIMESTAMP_TO_SEC(TIMESTAMP(&quot;2012-07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8&quot; GROUP EACH BY repository_created_at)), ">
            <text:p>(SELECT TIMESTAMP_TO_SEC(TIMESTAMP("2012-07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1">
            <text:p>131</text:p>
          </table:table-cell>
          <table:table-cell table:style-name="ce1" office:value-type="string">
            <text:p>2012-07-19</text:p>
          </table:table-cell>
          <table:table-cell table:formula="of:=CONCATENATE([$Feuille2.$A$1];[.B132];[$Feuille2.$A$2];[$Feuille2.$A$3];[$Feuille2.$A$4];[.B132];[$Feuille2.$A$5];[$Feuille2.$A$6])" office:value-type="string" office:string-value="(SELECT TIMESTAMP_TO_SEC(TIMESTAMP(&quot;2012-07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9&quot; GROUP EACH BY repository_created_at))">
            <text:p>(SELECT TIMESTAMP_TO_SEC(TIMESTAMP("2012-07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9" GROUP EACH BY repository_created_at))</text:p>
          </table:table-cell>
          <table:table-cell table:formula="of:=MOD([.$H$1]*[.A132];[.$K$1])" office:value-type="float" office:value="217">
            <text:p/>
          </table:table-cell>
          <table:table-cell table:formula="of:=IF([.D132]=[.$H$1];&quot;TRUE&quot;;&quot;&quot;)">
            <text:p/>
          </table:table-cell>
          <table:table-cell table:formula="of:=CONCATENATE(IF([.E132]=&quot;TRUE&quot;;[$Feuille2.$A$14];&quot;&quot;);[.C132];IF([.E133]&lt;&gt;&quot;TRUE&quot;;&quot;, &quot;;&quot;&quot;))" office:value-type="string" office:string-value="(SELECT TIMESTAMP_TO_SEC(TIMESTAMP(&quot;2012-07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19&quot; GROUP EACH BY repository_created_at)), ">
            <text:p>(SELECT TIMESTAMP_TO_SEC(TIMESTAMP("2012-07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2">
            <text:p>132</text:p>
          </table:table-cell>
          <table:table-cell table:style-name="ce1" office:value-type="string">
            <text:p>2012-07-20</text:p>
          </table:table-cell>
          <table:table-cell table:formula="of:=CONCATENATE([$Feuille2.$A$1];[.B133];[$Feuille2.$A$2];[$Feuille2.$A$3];[$Feuille2.$A$4];[.B133];[$Feuille2.$A$5];[$Feuille2.$A$6])" office:value-type="string" office:string-value="(SELECT TIMESTAMP_TO_SEC(TIMESTAMP(&quot;2012-07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0&quot; GROUP EACH BY repository_created_at))">
            <text:p>(SELECT TIMESTAMP_TO_SEC(TIMESTAMP("2012-07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0" GROUP EACH BY repository_created_at))</text:p>
          </table:table-cell>
          <table:table-cell table:formula="of:=MOD([.$H$1]*[.A133];[.$K$1])" office:value-type="float" office:value="224">
            <text:p/>
          </table:table-cell>
          <table:table-cell table:formula="of:=IF([.D133]=[.$H$1];&quot;TRUE&quot;;&quot;&quot;)">
            <text:p/>
          </table:table-cell>
          <table:table-cell table:formula="of:=CONCATENATE(IF([.E133]=&quot;TRUE&quot;;[$Feuille2.$A$14];&quot;&quot;);[.C133];IF([.E134]&lt;&gt;&quot;TRUE&quot;;&quot;, &quot;;&quot;&quot;))" office:value-type="string" office:string-value="(SELECT TIMESTAMP_TO_SEC(TIMESTAMP(&quot;2012-07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0&quot; GROUP EACH BY repository_created_at)), ">
            <text:p>(SELECT TIMESTAMP_TO_SEC(TIMESTAMP("2012-07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3">
            <text:p>133</text:p>
          </table:table-cell>
          <table:table-cell table:style-name="ce1" office:value-type="string">
            <text:p>2012-07-21</text:p>
          </table:table-cell>
          <table:table-cell table:formula="of:=CONCATENATE([$Feuille2.$A$1];[.B134];[$Feuille2.$A$2];[$Feuille2.$A$3];[$Feuille2.$A$4];[.B134];[$Feuille2.$A$5];[$Feuille2.$A$6])" office:value-type="string" office:string-value="(SELECT TIMESTAMP_TO_SEC(TIMESTAMP(&quot;2012-07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1&quot; GROUP EACH BY repository_created_at))">
            <text:p>(SELECT TIMESTAMP_TO_SEC(TIMESTAMP("2012-07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1" GROUP EACH BY repository_created_at))</text:p>
          </table:table-cell>
          <table:table-cell table:formula="of:=MOD([.$H$1]*[.A134];[.$K$1])" office:value-type="float" office:value="231">
            <text:p/>
          </table:table-cell>
          <table:table-cell table:formula="of:=IF([.D134]=[.$H$1];&quot;TRUE&quot;;&quot;&quot;)">
            <text:p/>
          </table:table-cell>
          <table:table-cell table:formula="of:=CONCATENATE(IF([.E134]=&quot;TRUE&quot;;[$Feuille2.$A$14];&quot;&quot;);[.C134];IF([.E135]&lt;&gt;&quot;TRUE&quot;;&quot;, &quot;;&quot;&quot;))" office:value-type="string" office:string-value="(SELECT TIMESTAMP_TO_SEC(TIMESTAMP(&quot;2012-07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1&quot; GROUP EACH BY repository_created_at)), ">
            <text:p>(SELECT TIMESTAMP_TO_SEC(TIMESTAMP("2012-07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4">
            <text:p>134</text:p>
          </table:table-cell>
          <table:table-cell table:style-name="ce1" office:value-type="string">
            <text:p>2012-07-22</text:p>
          </table:table-cell>
          <table:table-cell table:formula="of:=CONCATENATE([$Feuille2.$A$1];[.B135];[$Feuille2.$A$2];[$Feuille2.$A$3];[$Feuille2.$A$4];[.B135];[$Feuille2.$A$5];[$Feuille2.$A$6])" office:value-type="string" office:string-value="(SELECT TIMESTAMP_TO_SEC(TIMESTAMP(&quot;2012-07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2&quot; GROUP EACH BY repository_created_at))">
            <text:p>(SELECT TIMESTAMP_TO_SEC(TIMESTAMP("2012-07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2" GROUP EACH BY repository_created_at))</text:p>
          </table:table-cell>
          <table:table-cell table:formula="of:=MOD([.$H$1]*[.A135];[.$K$1])" office:value-type="float" office:value="238">
            <text:p/>
          </table:table-cell>
          <table:table-cell table:formula="of:=IF([.D135]=[.$H$1];&quot;TRUE&quot;;&quot;&quot;)">
            <text:p/>
          </table:table-cell>
          <table:table-cell table:formula="of:=CONCATENATE(IF([.E135]=&quot;TRUE&quot;;[$Feuille2.$A$14];&quot;&quot;);[.C135];IF([.E136]&lt;&gt;&quot;TRUE&quot;;&quot;, &quot;;&quot;&quot;))" office:value-type="string" office:string-value="(SELECT TIMESTAMP_TO_SEC(TIMESTAMP(&quot;2012-07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2&quot; GROUP EACH BY repository_created_at)), ">
            <text:p>(SELECT TIMESTAMP_TO_SEC(TIMESTAMP("2012-07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5">
            <text:p>135</text:p>
          </table:table-cell>
          <table:table-cell table:style-name="ce1" office:value-type="string">
            <text:p>2012-07-23</text:p>
          </table:table-cell>
          <table:table-cell table:formula="of:=CONCATENATE([$Feuille2.$A$1];[.B136];[$Feuille2.$A$2];[$Feuille2.$A$3];[$Feuille2.$A$4];[.B136];[$Feuille2.$A$5];[$Feuille2.$A$6])" office:value-type="string" office:string-value="(SELECT TIMESTAMP_TO_SEC(TIMESTAMP(&quot;2012-07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3&quot; GROUP EACH BY repository_created_at))">
            <text:p>(SELECT TIMESTAMP_TO_SEC(TIMESTAMP("2012-07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3" GROUP EACH BY repository_created_at))</text:p>
          </table:table-cell>
          <table:table-cell table:formula="of:=MOD([.$H$1]*[.A136];[.$K$1])" office:value-type="float" office:value="245">
            <text:p/>
          </table:table-cell>
          <table:table-cell table:formula="of:=IF([.D136]=[.$H$1];&quot;TRUE&quot;;&quot;&quot;)">
            <text:p/>
          </table:table-cell>
          <table:table-cell table:formula="of:=CONCATENATE(IF([.E136]=&quot;TRUE&quot;;[$Feuille2.$A$14];&quot;&quot;);[.C136];IF([.E137]&lt;&gt;&quot;TRUE&quot;;&quot;, &quot;;&quot;&quot;))" office:value-type="string" office:string-value="(SELECT TIMESTAMP_TO_SEC(TIMESTAMP(&quot;2012-07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3&quot; GROUP EACH BY repository_created_at)), ">
            <text:p>(SELECT TIMESTAMP_TO_SEC(TIMESTAMP("2012-07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6">
            <text:p>136</text:p>
          </table:table-cell>
          <table:table-cell table:style-name="ce1" office:value-type="string">
            <text:p>2012-07-24</text:p>
          </table:table-cell>
          <table:table-cell table:formula="of:=CONCATENATE([$Feuille2.$A$1];[.B137];[$Feuille2.$A$2];[$Feuille2.$A$3];[$Feuille2.$A$4];[.B137];[$Feuille2.$A$5];[$Feuille2.$A$6])" office:value-type="string" office:string-value="(SELECT TIMESTAMP_TO_SEC(TIMESTAMP(&quot;2012-07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4&quot; GROUP EACH BY repository_created_at))">
            <text:p>(SELECT TIMESTAMP_TO_SEC(TIMESTAMP("2012-07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4" GROUP EACH BY repository_created_at))</text:p>
          </table:table-cell>
          <table:table-cell table:formula="of:=MOD([.$H$1]*[.A137];[.$K$1])" office:value-type="float" office:value="252">
            <text:p/>
          </table:table-cell>
          <table:table-cell table:formula="of:=IF([.D137]=[.$H$1];&quot;TRUE&quot;;&quot;&quot;)">
            <text:p/>
          </table:table-cell>
          <table:table-cell table:formula="of:=CONCATENATE(IF([.E137]=&quot;TRUE&quot;;[$Feuille2.$A$14];&quot;&quot;);[.C137];IF([.E138]&lt;&gt;&quot;TRUE&quot;;&quot;, &quot;;&quot;&quot;))" office:value-type="string" office:string-value="(SELECT TIMESTAMP_TO_SEC(TIMESTAMP(&quot;2012-07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4&quot; GROUP EACH BY repository_created_at)), ">
            <text:p>(SELECT TIMESTAMP_TO_SEC(TIMESTAMP("2012-07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7">
            <text:p>137</text:p>
          </table:table-cell>
          <table:table-cell table:style-name="ce1" office:value-type="string">
            <text:p>2012-07-25</text:p>
          </table:table-cell>
          <table:table-cell table:formula="of:=CONCATENATE([$Feuille2.$A$1];[.B138];[$Feuille2.$A$2];[$Feuille2.$A$3];[$Feuille2.$A$4];[.B138];[$Feuille2.$A$5];[$Feuille2.$A$6])" office:value-type="string" office:string-value="(SELECT TIMESTAMP_TO_SEC(TIMESTAMP(&quot;2012-07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5&quot; GROUP EACH BY repository_created_at))">
            <text:p>(SELECT TIMESTAMP_TO_SEC(TIMESTAMP("2012-07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5" GROUP EACH BY repository_created_at))</text:p>
          </table:table-cell>
          <table:table-cell table:formula="of:=MOD([.$H$1]*[.A138];[.$K$1])" office:value-type="float" office:value="259">
            <text:p/>
          </table:table-cell>
          <table:table-cell table:formula="of:=IF([.D138]=[.$H$1];&quot;TRUE&quot;;&quot;&quot;)">
            <text:p/>
          </table:table-cell>
          <table:table-cell table:formula="of:=CONCATENATE(IF([.E138]=&quot;TRUE&quot;;[$Feuille2.$A$14];&quot;&quot;);[.C138];IF([.E139]&lt;&gt;&quot;TRUE&quot;;&quot;, &quot;;&quot;&quot;))" office:value-type="string" office:string-value="(SELECT TIMESTAMP_TO_SEC(TIMESTAMP(&quot;2012-07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5&quot; GROUP EACH BY repository_created_at)), ">
            <text:p>(SELECT TIMESTAMP_TO_SEC(TIMESTAMP("2012-07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8">
            <text:p>138</text:p>
          </table:table-cell>
          <table:table-cell table:style-name="ce1" office:value-type="string">
            <text:p>2012-07-26</text:p>
          </table:table-cell>
          <table:table-cell table:formula="of:=CONCATENATE([$Feuille2.$A$1];[.B139];[$Feuille2.$A$2];[$Feuille2.$A$3];[$Feuille2.$A$4];[.B139];[$Feuille2.$A$5];[$Feuille2.$A$6])" office:value-type="string" office:string-value="(SELECT TIMESTAMP_TO_SEC(TIMESTAMP(&quot;2012-07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6&quot; GROUP EACH BY repository_created_at))">
            <text:p>(SELECT TIMESTAMP_TO_SEC(TIMESTAMP("2012-07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6" GROUP EACH BY repository_created_at))</text:p>
          </table:table-cell>
          <table:table-cell table:formula="of:=MOD([.$H$1]*[.A139];[.$K$1])" office:value-type="float" office:value="266">
            <text:p/>
          </table:table-cell>
          <table:table-cell table:formula="of:=IF([.D139]=[.$H$1];&quot;TRUE&quot;;&quot;&quot;)">
            <text:p/>
          </table:table-cell>
          <table:table-cell table:formula="of:=CONCATENATE(IF([.E139]=&quot;TRUE&quot;;[$Feuille2.$A$14];&quot;&quot;);[.C139];IF([.E140]&lt;&gt;&quot;TRUE&quot;;&quot;, &quot;;&quot;&quot;))" office:value-type="string" office:string-value="(SELECT TIMESTAMP_TO_SEC(TIMESTAMP(&quot;2012-07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6&quot; GROUP EACH BY repository_created_at)), ">
            <text:p>(SELECT TIMESTAMP_TO_SEC(TIMESTAMP("2012-07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39">
            <text:p>139</text:p>
          </table:table-cell>
          <table:table-cell table:style-name="ce1" office:value-type="string">
            <text:p>2012-07-27</text:p>
          </table:table-cell>
          <table:table-cell table:formula="of:=CONCATENATE([$Feuille2.$A$1];[.B140];[$Feuille2.$A$2];[$Feuille2.$A$3];[$Feuille2.$A$4];[.B140];[$Feuille2.$A$5];[$Feuille2.$A$6])" office:value-type="string" office:string-value="(SELECT TIMESTAMP_TO_SEC(TIMESTAMP(&quot;2012-07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7&quot; GROUP EACH BY repository_created_at))">
            <text:p>(SELECT TIMESTAMP_TO_SEC(TIMESTAMP("2012-07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7" GROUP EACH BY repository_created_at))</text:p>
          </table:table-cell>
          <table:table-cell table:formula="of:=MOD([.$H$1]*[.A140];[.$K$1])" office:value-type="float" office:value="273">
            <text:p/>
          </table:table-cell>
          <table:table-cell table:formula="of:=IF([.D140]=[.$H$1];&quot;TRUE&quot;;&quot;&quot;)">
            <text:p/>
          </table:table-cell>
          <table:table-cell table:formula="of:=CONCATENATE(IF([.E140]=&quot;TRUE&quot;;[$Feuille2.$A$14];&quot;&quot;);[.C140];IF([.E141]&lt;&gt;&quot;TRUE&quot;;&quot;, &quot;;&quot;&quot;))" office:value-type="string" office:string-value="(SELECT TIMESTAMP_TO_SEC(TIMESTAMP(&quot;2012-07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7&quot; GROUP EACH BY repository_created_at)), ">
            <text:p>(SELECT TIMESTAMP_TO_SEC(TIMESTAMP("2012-07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0">
            <text:p>140</text:p>
          </table:table-cell>
          <table:table-cell table:style-name="ce1" office:value-type="string">
            <text:p>2012-07-28</text:p>
          </table:table-cell>
          <table:table-cell table:formula="of:=CONCATENATE([$Feuille2.$A$1];[.B141];[$Feuille2.$A$2];[$Feuille2.$A$3];[$Feuille2.$A$4];[.B141];[$Feuille2.$A$5];[$Feuille2.$A$6])" office:value-type="string" office:string-value="(SELECT TIMESTAMP_TO_SEC(TIMESTAMP(&quot;2012-07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8&quot; GROUP EACH BY repository_created_at))">
            <text:p>(SELECT TIMESTAMP_TO_SEC(TIMESTAMP("2012-07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8" GROUP EACH BY repository_created_at))</text:p>
          </table:table-cell>
          <table:table-cell table:formula="of:=MOD([.$H$1]*[.A141];[.$K$1])" office:value-type="float" office:value="280">
            <text:p/>
          </table:table-cell>
          <table:table-cell table:formula="of:=IF([.D141]=[.$H$1];&quot;TRUE&quot;;&quot;&quot;)">
            <text:p/>
          </table:table-cell>
          <table:table-cell table:formula="of:=CONCATENATE(IF([.E141]=&quot;TRUE&quot;;[$Feuille2.$A$14];&quot;&quot;);[.C141];IF([.E142]&lt;&gt;&quot;TRUE&quot;;&quot;, &quot;;&quot;&quot;))" office:value-type="string" office:string-value="(SELECT TIMESTAMP_TO_SEC(TIMESTAMP(&quot;2012-07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8&quot; GROUP EACH BY repository_created_at)), ">
            <text:p>(SELECT TIMESTAMP_TO_SEC(TIMESTAMP("2012-07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1">
            <text:p>141</text:p>
          </table:table-cell>
          <table:table-cell table:style-name="ce1" office:value-type="string">
            <text:p>2012-07-29</text:p>
          </table:table-cell>
          <table:table-cell table:formula="of:=CONCATENATE([$Feuille2.$A$1];[.B142];[$Feuille2.$A$2];[$Feuille2.$A$3];[$Feuille2.$A$4];[.B142];[$Feuille2.$A$5];[$Feuille2.$A$6])" office:value-type="string" office:string-value="(SELECT TIMESTAMP_TO_SEC(TIMESTAMP(&quot;2012-07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9&quot; GROUP EACH BY repository_created_at))">
            <text:p>(SELECT TIMESTAMP_TO_SEC(TIMESTAMP("2012-07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9" GROUP EACH BY repository_created_at))</text:p>
          </table:table-cell>
          <table:table-cell table:formula="of:=MOD([.$H$1]*[.A142];[.$K$1])" office:value-type="float" office:value="287">
            <text:p/>
          </table:table-cell>
          <table:table-cell table:formula="of:=IF([.D142]=[.$H$1];&quot;TRUE&quot;;&quot;&quot;)">
            <text:p/>
          </table:table-cell>
          <table:table-cell table:formula="of:=CONCATENATE(IF([.E142]=&quot;TRUE&quot;;[$Feuille2.$A$14];&quot;&quot;);[.C142];IF([.E143]&lt;&gt;&quot;TRUE&quot;;&quot;, &quot;;&quot;&quot;))" office:value-type="string" office:string-value="(SELECT TIMESTAMP_TO_SEC(TIMESTAMP(&quot;2012-07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29&quot; GROUP EACH BY repository_created_at)), ">
            <text:p>(SELECT TIMESTAMP_TO_SEC(TIMESTAMP("2012-07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2">
            <text:p>142</text:p>
          </table:table-cell>
          <table:table-cell table:style-name="ce1" office:value-type="string">
            <text:p>2012-07-30</text:p>
          </table:table-cell>
          <table:table-cell table:formula="of:=CONCATENATE([$Feuille2.$A$1];[.B143];[$Feuille2.$A$2];[$Feuille2.$A$3];[$Feuille2.$A$4];[.B143];[$Feuille2.$A$5];[$Feuille2.$A$6])" office:value-type="string" office:string-value="(SELECT TIMESTAMP_TO_SEC(TIMESTAMP(&quot;2012-07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30&quot; GROUP EACH BY repository_created_at))">
            <text:p>(SELECT TIMESTAMP_TO_SEC(TIMESTAMP("2012-07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30" GROUP EACH BY repository_created_at))</text:p>
          </table:table-cell>
          <table:table-cell table:formula="of:=MOD([.$H$1]*[.A143];[.$K$1])" office:value-type="float" office:value="294">
            <text:p/>
          </table:table-cell>
          <table:table-cell table:formula="of:=IF([.D143]=[.$H$1];&quot;TRUE&quot;;&quot;&quot;)">
            <text:p/>
          </table:table-cell>
          <table:table-cell table:formula="of:=CONCATENATE(IF([.E143]=&quot;TRUE&quot;;[$Feuille2.$A$14];&quot;&quot;);[.C143];IF([.E144]&lt;&gt;&quot;TRUE&quot;;&quot;, &quot;;&quot;&quot;))" office:value-type="string" office:string-value="(SELECT TIMESTAMP_TO_SEC(TIMESTAMP(&quot;2012-07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30&quot; GROUP EACH BY repository_created_at)), ">
            <text:p>(SELECT TIMESTAMP_TO_SEC(TIMESTAMP("2012-07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3">
            <text:p>143</text:p>
          </table:table-cell>
          <table:table-cell table:style-name="ce1" office:value-type="string">
            <text:p>2012-07-31</text:p>
          </table:table-cell>
          <table:table-cell table:formula="of:=CONCATENATE([$Feuille2.$A$1];[.B144];[$Feuille2.$A$2];[$Feuille2.$A$3];[$Feuille2.$A$4];[.B144];[$Feuille2.$A$5];[$Feuille2.$A$6])" office:value-type="string" office:string-value="(SELECT TIMESTAMP_TO_SEC(TIMESTAMP(&quot;2012-07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31&quot; GROUP EACH BY repository_created_at))">
            <text:p>(SELECT TIMESTAMP_TO_SEC(TIMESTAMP("2012-07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31" GROUP EACH BY repository_created_at))</text:p>
          </table:table-cell>
          <table:table-cell table:formula="of:=MOD([.$H$1]*[.A144];[.$K$1])" office:value-type="float" office:value="301">
            <text:p/>
          </table:table-cell>
          <table:table-cell table:formula="of:=IF([.D144]=[.$H$1];&quot;TRUE&quot;;&quot;&quot;)">
            <text:p/>
          </table:table-cell>
          <table:table-cell table:formula="of:=CONCATENATE(IF([.E144]=&quot;TRUE&quot;;[$Feuille2.$A$14];&quot;&quot;);[.C144];IF([.E145]&lt;&gt;&quot;TRUE&quot;;&quot;, &quot;;&quot;&quot;))" office:value-type="string" office:string-value="(SELECT TIMESTAMP_TO_SEC(TIMESTAMP(&quot;2012-07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7-31&quot; GROUP EACH BY repository_created_at)), ">
            <text:p>(SELECT TIMESTAMP_TO_SEC(TIMESTAMP("2012-07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7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4">
            <text:p>144</text:p>
          </table:table-cell>
          <table:table-cell table:style-name="ce1" office:value-type="string">
            <text:p>2012-08-01</text:p>
          </table:table-cell>
          <table:table-cell table:formula="of:=CONCATENATE([$Feuille2.$A$1];[.B145];[$Feuille2.$A$2];[$Feuille2.$A$3];[$Feuille2.$A$4];[.B145];[$Feuille2.$A$5];[$Feuille2.$A$6])" office:value-type="string" office:string-value="(SELECT TIMESTAMP_TO_SEC(TIMESTAMP(&quot;2012-08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1&quot; GROUP EACH BY repository_created_at))">
            <text:p>(SELECT TIMESTAMP_TO_SEC(TIMESTAMP("2012-08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1" GROUP EACH BY repository_created_at))</text:p>
          </table:table-cell>
          <table:table-cell table:formula="of:=MOD([.$H$1]*[.A145];[.$K$1])" office:value-type="float" office:value="308">
            <text:p/>
          </table:table-cell>
          <table:table-cell table:formula="of:=IF([.D145]=[.$H$1];&quot;TRUE&quot;;&quot;&quot;)">
            <text:p/>
          </table:table-cell>
          <table:table-cell table:formula="of:=CONCATENATE(IF([.E145]=&quot;TRUE&quot;;[$Feuille2.$A$14];&quot;&quot;);[.C145];IF([.E146]&lt;&gt;&quot;TRUE&quot;;&quot;, &quot;;&quot;&quot;))" office:value-type="string" office:string-value="(SELECT TIMESTAMP_TO_SEC(TIMESTAMP(&quot;2012-08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1&quot; GROUP EACH BY repository_created_at)), ">
            <text:p>(SELECT TIMESTAMP_TO_SEC(TIMESTAMP("2012-08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5">
            <text:p>145</text:p>
          </table:table-cell>
          <table:table-cell table:style-name="ce1" office:value-type="string">
            <text:p>2012-08-02</text:p>
          </table:table-cell>
          <table:table-cell table:formula="of:=CONCATENATE([$Feuille2.$A$1];[.B146];[$Feuille2.$A$2];[$Feuille2.$A$3];[$Feuille2.$A$4];[.B146];[$Feuille2.$A$5];[$Feuille2.$A$6])" office:value-type="string" office:string-value="(SELECT TIMESTAMP_TO_SEC(TIMESTAMP(&quot;2012-08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2&quot; GROUP EACH BY repository_created_at))">
            <text:p>(SELECT TIMESTAMP_TO_SEC(TIMESTAMP("2012-08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2" GROUP EACH BY repository_created_at))</text:p>
          </table:table-cell>
          <table:table-cell table:formula="of:=MOD([.$H$1]*[.A146];[.$K$1])" office:value-type="float" office:value="315">
            <text:p/>
          </table:table-cell>
          <table:table-cell table:formula="of:=IF([.D146]=[.$H$1];&quot;TRUE&quot;;&quot;&quot;)">
            <text:p/>
          </table:table-cell>
          <table:table-cell table:formula="of:=CONCATENATE(IF([.E146]=&quot;TRUE&quot;;[$Feuille2.$A$14];&quot;&quot;);[.C146];IF([.E147]&lt;&gt;&quot;TRUE&quot;;&quot;, &quot;;&quot;&quot;))" office:value-type="string" office:string-value="(SELECT TIMESTAMP_TO_SEC(TIMESTAMP(&quot;2012-08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2&quot; GROUP EACH BY repository_created_at)), ">
            <text:p>(SELECT TIMESTAMP_TO_SEC(TIMESTAMP("2012-08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6">
            <text:p>146</text:p>
          </table:table-cell>
          <table:table-cell table:style-name="ce1" office:value-type="string">
            <text:p>2012-08-03</text:p>
          </table:table-cell>
          <table:table-cell table:formula="of:=CONCATENATE([$Feuille2.$A$1];[.B147];[$Feuille2.$A$2];[$Feuille2.$A$3];[$Feuille2.$A$4];[.B147];[$Feuille2.$A$5];[$Feuille2.$A$6])" office:value-type="string" office:string-value="(SELECT TIMESTAMP_TO_SEC(TIMESTAMP(&quot;2012-08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3&quot; GROUP EACH BY repository_created_at))">
            <text:p>(SELECT TIMESTAMP_TO_SEC(TIMESTAMP("2012-08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3" GROUP EACH BY repository_created_at))</text:p>
          </table:table-cell>
          <table:table-cell table:formula="of:=MOD([.$H$1]*[.A147];[.$K$1])" office:value-type="float" office:value="322">
            <text:p/>
          </table:table-cell>
          <table:table-cell table:formula="of:=IF([.D147]=[.$H$1];&quot;TRUE&quot;;&quot;&quot;)">
            <text:p/>
          </table:table-cell>
          <table:table-cell table:formula="of:=CONCATENATE(IF([.E147]=&quot;TRUE&quot;;[$Feuille2.$A$14];&quot;&quot;);[.C147];IF([.E148]&lt;&gt;&quot;TRUE&quot;;&quot;, &quot;;&quot;&quot;))" office:value-type="string" office:string-value="(SELECT TIMESTAMP_TO_SEC(TIMESTAMP(&quot;2012-08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3&quot; GROUP EACH BY repository_created_at)), ">
            <text:p>(SELECT TIMESTAMP_TO_SEC(TIMESTAMP("2012-08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7">
            <text:p>147</text:p>
          </table:table-cell>
          <table:table-cell table:style-name="ce1" office:value-type="string">
            <text:p>2012-08-04</text:p>
          </table:table-cell>
          <table:table-cell table:formula="of:=CONCATENATE([$Feuille2.$A$1];[.B148];[$Feuille2.$A$2];[$Feuille2.$A$3];[$Feuille2.$A$4];[.B148];[$Feuille2.$A$5];[$Feuille2.$A$6])" office:value-type="string" office:string-value="(SELECT TIMESTAMP_TO_SEC(TIMESTAMP(&quot;2012-08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4&quot; GROUP EACH BY repository_created_at))">
            <text:p>(SELECT TIMESTAMP_TO_SEC(TIMESTAMP("2012-08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4" GROUP EACH BY repository_created_at))</text:p>
          </table:table-cell>
          <table:table-cell table:formula="of:=MOD([.$H$1]*[.A148];[.$K$1])" office:value-type="float" office:value="329">
            <text:p/>
          </table:table-cell>
          <table:table-cell table:formula="of:=IF([.D148]=[.$H$1];&quot;TRUE&quot;;&quot;&quot;)">
            <text:p/>
          </table:table-cell>
          <table:table-cell table:formula="of:=CONCATENATE(IF([.E148]=&quot;TRUE&quot;;[$Feuille2.$A$14];&quot;&quot;);[.C148];IF([.E149]&lt;&gt;&quot;TRUE&quot;;&quot;, &quot;;&quot;&quot;))" office:value-type="string" office:string-value="(SELECT TIMESTAMP_TO_SEC(TIMESTAMP(&quot;2012-08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4&quot; GROUP EACH BY repository_created_at)), ">
            <text:p>(SELECT TIMESTAMP_TO_SEC(TIMESTAMP("2012-08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8">
            <text:p>148</text:p>
          </table:table-cell>
          <table:table-cell table:style-name="ce1" office:value-type="string">
            <text:p>2012-08-05</text:p>
          </table:table-cell>
          <table:table-cell table:formula="of:=CONCATENATE([$Feuille2.$A$1];[.B149];[$Feuille2.$A$2];[$Feuille2.$A$3];[$Feuille2.$A$4];[.B149];[$Feuille2.$A$5];[$Feuille2.$A$6])" office:value-type="string" office:string-value="(SELECT TIMESTAMP_TO_SEC(TIMESTAMP(&quot;2012-08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5&quot; GROUP EACH BY repository_created_at))">
            <text:p>(SELECT TIMESTAMP_TO_SEC(TIMESTAMP("2012-08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5" GROUP EACH BY repository_created_at))</text:p>
          </table:table-cell>
          <table:table-cell table:formula="of:=MOD([.$H$1]*[.A149];[.$K$1])" office:value-type="float" office:value="336">
            <text:p/>
          </table:table-cell>
          <table:table-cell table:formula="of:=IF([.D149]=[.$H$1];&quot;TRUE&quot;;&quot;&quot;)">
            <text:p/>
          </table:table-cell>
          <table:table-cell table:formula="of:=CONCATENATE(IF([.E149]=&quot;TRUE&quot;;[$Feuille2.$A$14];&quot;&quot;);[.C149];IF([.E150]&lt;&gt;&quot;TRUE&quot;;&quot;, &quot;;&quot;&quot;))" office:value-type="string" office:string-value="(SELECT TIMESTAMP_TO_SEC(TIMESTAMP(&quot;2012-08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5&quot; GROUP EACH BY repository_created_at)), ">
            <text:p>(SELECT TIMESTAMP_TO_SEC(TIMESTAMP("2012-08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49">
            <text:p>149</text:p>
          </table:table-cell>
          <table:table-cell table:style-name="ce1" office:value-type="string">
            <text:p>2012-08-06</text:p>
          </table:table-cell>
          <table:table-cell table:formula="of:=CONCATENATE([$Feuille2.$A$1];[.B150];[$Feuille2.$A$2];[$Feuille2.$A$3];[$Feuille2.$A$4];[.B150];[$Feuille2.$A$5];[$Feuille2.$A$6])" office:value-type="string" office:string-value="(SELECT TIMESTAMP_TO_SEC(TIMESTAMP(&quot;2012-08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6&quot; GROUP EACH BY repository_created_at))">
            <text:p>(SELECT TIMESTAMP_TO_SEC(TIMESTAMP("2012-08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6" GROUP EACH BY repository_created_at))</text:p>
          </table:table-cell>
          <table:table-cell table:formula="of:=MOD([.$H$1]*[.A150];[.$K$1])" office:value-type="float" office:value="343">
            <text:p/>
          </table:table-cell>
          <table:table-cell table:formula="of:=IF([.D150]=[.$H$1];&quot;TRUE&quot;;&quot;&quot;)">
            <text:p/>
          </table:table-cell>
          <table:table-cell table:formula="of:=CONCATENATE(IF([.E150]=&quot;TRUE&quot;;[$Feuille2.$A$14];&quot;&quot;);[.C150];IF([.E151]&lt;&gt;&quot;TRUE&quot;;&quot;, &quot;;&quot;&quot;))" office:value-type="string" office:string-value="(SELECT TIMESTAMP_TO_SEC(TIMESTAMP(&quot;2012-08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6&quot; GROUP EACH BY repository_created_at)), ">
            <text:p>(SELECT TIMESTAMP_TO_SEC(TIMESTAMP("2012-08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0">
            <text:p>150</text:p>
          </table:table-cell>
          <table:table-cell table:style-name="ce1" office:value-type="string">
            <text:p>2012-08-07</text:p>
          </table:table-cell>
          <table:table-cell table:formula="of:=CONCATENATE([$Feuille2.$A$1];[.B151];[$Feuille2.$A$2];[$Feuille2.$A$3];[$Feuille2.$A$4];[.B151];[$Feuille2.$A$5];[$Feuille2.$A$6])" office:value-type="string" office:string-value="(SELECT TIMESTAMP_TO_SEC(TIMESTAMP(&quot;2012-08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7&quot; GROUP EACH BY repository_created_at))">
            <text:p>(SELECT TIMESTAMP_TO_SEC(TIMESTAMP("2012-08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7" GROUP EACH BY repository_created_at))</text:p>
          </table:table-cell>
          <table:table-cell table:formula="of:=MOD([.$H$1]*[.A151];[.$K$1])" office:value-type="float" office:value="350">
            <text:p/>
          </table:table-cell>
          <table:table-cell table:formula="of:=IF([.D151]=[.$H$1];&quot;TRUE&quot;;&quot;&quot;)">
            <text:p/>
          </table:table-cell>
          <table:table-cell table:formula="of:=CONCATENATE(IF([.E151]=&quot;TRUE&quot;;[$Feuille2.$A$14];&quot;&quot;);[.C151];IF([.E152]&lt;&gt;&quot;TRUE&quot;;&quot;, &quot;;&quot;&quot;))" office:value-type="string" office:string-value="(SELECT TIMESTAMP_TO_SEC(TIMESTAMP(&quot;2012-08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7&quot; GROUP EACH BY repository_created_at)), ">
            <text:p>(SELECT TIMESTAMP_TO_SEC(TIMESTAMP("2012-08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1">
            <text:p>151</text:p>
          </table:table-cell>
          <table:table-cell table:style-name="ce1" office:value-type="string">
            <text:p>2012-08-08</text:p>
          </table:table-cell>
          <table:table-cell table:formula="of:=CONCATENATE([$Feuille2.$A$1];[.B152];[$Feuille2.$A$2];[$Feuille2.$A$3];[$Feuille2.$A$4];[.B152];[$Feuille2.$A$5];[$Feuille2.$A$6])" office:value-type="string" office:string-value="(SELECT TIMESTAMP_TO_SEC(TIMESTAMP(&quot;2012-08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8&quot; GROUP EACH BY repository_created_at))">
            <text:p>(SELECT TIMESTAMP_TO_SEC(TIMESTAMP("2012-08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8" GROUP EACH BY repository_created_at))</text:p>
          </table:table-cell>
          <table:table-cell table:formula="of:=MOD([.$H$1]*[.A152];[.$K$1])" office:value-type="float" office:value="357">
            <text:p/>
          </table:table-cell>
          <table:table-cell table:formula="of:=IF([.D152]=[.$H$1];&quot;TRUE&quot;;&quot;&quot;)">
            <text:p/>
          </table:table-cell>
          <table:table-cell table:formula="of:=CONCATENATE(IF([.E152]=&quot;TRUE&quot;;[$Feuille2.$A$14];&quot;&quot;);[.C152];IF([.E153]&lt;&gt;&quot;TRUE&quot;;&quot;, &quot;;&quot;&quot;))" office:value-type="string" office:string-value="(SELECT TIMESTAMP_TO_SEC(TIMESTAMP(&quot;2012-08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8&quot; GROUP EACH BY repository_created_at)), ">
            <text:p>(SELECT TIMESTAMP_TO_SEC(TIMESTAMP("2012-08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2">
            <text:p>152</text:p>
          </table:table-cell>
          <table:table-cell table:style-name="ce1" office:value-type="string">
            <text:p>2012-08-09</text:p>
          </table:table-cell>
          <table:table-cell table:formula="of:=CONCATENATE([$Feuille2.$A$1];[.B153];[$Feuille2.$A$2];[$Feuille2.$A$3];[$Feuille2.$A$4];[.B153];[$Feuille2.$A$5];[$Feuille2.$A$6])" office:value-type="string" office:string-value="(SELECT TIMESTAMP_TO_SEC(TIMESTAMP(&quot;2012-08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9&quot; GROUP EACH BY repository_created_at))">
            <text:p>(SELECT TIMESTAMP_TO_SEC(TIMESTAMP("2012-08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9" GROUP EACH BY repository_created_at))</text:p>
          </table:table-cell>
          <table:table-cell table:formula="of:=MOD([.$H$1]*[.A153];[.$K$1])" office:value-type="float" office:value="364">
            <text:p/>
          </table:table-cell>
          <table:table-cell table:formula="of:=IF([.D153]=[.$H$1];&quot;TRUE&quot;;&quot;&quot;)">
            <text:p/>
          </table:table-cell>
          <table:table-cell table:formula="of:=CONCATENATE(IF([.E153]=&quot;TRUE&quot;;[$Feuille2.$A$14];&quot;&quot;);[.C153];IF([.E154]&lt;&gt;&quot;TRUE&quot;;&quot;, &quot;;&quot;&quot;))" office:value-type="string" office:string-value="(SELECT TIMESTAMP_TO_SEC(TIMESTAMP(&quot;2012-08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09&quot; GROUP EACH BY repository_created_at)), ">
            <text:p>(SELECT TIMESTAMP_TO_SEC(TIMESTAMP("2012-08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3">
            <text:p>153</text:p>
          </table:table-cell>
          <table:table-cell table:style-name="ce1" office:value-type="string">
            <text:p>2012-08-10</text:p>
          </table:table-cell>
          <table:table-cell table:formula="of:=CONCATENATE([$Feuille2.$A$1];[.B154];[$Feuille2.$A$2];[$Feuille2.$A$3];[$Feuille2.$A$4];[.B154];[$Feuille2.$A$5];[$Feuille2.$A$6])" office:value-type="string" office:string-value="(SELECT TIMESTAMP_TO_SEC(TIMESTAMP(&quot;2012-08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0&quot; GROUP EACH BY repository_created_at))">
            <text:p>(SELECT TIMESTAMP_TO_SEC(TIMESTAMP("2012-08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0" GROUP EACH BY repository_created_at))</text:p>
          </table:table-cell>
          <table:table-cell table:formula="of:=MOD([.$H$1]*[.A154];[.$K$1])" office:value-type="float" office:value="371">
            <text:p/>
          </table:table-cell>
          <table:table-cell table:formula="of:=IF([.D154]=[.$H$1];&quot;TRUE&quot;;&quot;&quot;)">
            <text:p/>
          </table:table-cell>
          <table:table-cell table:formula="of:=CONCATENATE(IF([.E154]=&quot;TRUE&quot;;[$Feuille2.$A$14];&quot;&quot;);[.C154];IF([.E155]&lt;&gt;&quot;TRUE&quot;;&quot;, &quot;;&quot;&quot;))" office:value-type="string" office:string-value="(SELECT TIMESTAMP_TO_SEC(TIMESTAMP(&quot;2012-08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0&quot; GROUP EACH BY repository_created_at)), ">
            <text:p>(SELECT TIMESTAMP_TO_SEC(TIMESTAMP("2012-08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4">
            <text:p>154</text:p>
          </table:table-cell>
          <table:table-cell table:style-name="ce1" office:value-type="string">
            <text:p>2012-08-11</text:p>
          </table:table-cell>
          <table:table-cell table:formula="of:=CONCATENATE([$Feuille2.$A$1];[.B155];[$Feuille2.$A$2];[$Feuille2.$A$3];[$Feuille2.$A$4];[.B155];[$Feuille2.$A$5];[$Feuille2.$A$6])" office:value-type="string" office:string-value="(SELECT TIMESTAMP_TO_SEC(TIMESTAMP(&quot;2012-08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1&quot; GROUP EACH BY repository_created_at))">
            <text:p>(SELECT TIMESTAMP_TO_SEC(TIMESTAMP("2012-08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1" GROUP EACH BY repository_created_at))</text:p>
          </table:table-cell>
          <table:table-cell table:formula="of:=MOD([.$H$1]*[.A155];[.$K$1])" office:value-type="float" office:value="378">
            <text:p/>
          </table:table-cell>
          <table:table-cell table:formula="of:=IF([.D155]=[.$H$1];&quot;TRUE&quot;;&quot;&quot;)">
            <text:p/>
          </table:table-cell>
          <table:table-cell table:formula="of:=CONCATENATE(IF([.E155]=&quot;TRUE&quot;;[$Feuille2.$A$14];&quot;&quot;);[.C155];IF([.E156]&lt;&gt;&quot;TRUE&quot;;&quot;, &quot;;&quot;&quot;))" office:value-type="string" office:string-value="(SELECT TIMESTAMP_TO_SEC(TIMESTAMP(&quot;2012-08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1&quot; GROUP EACH BY repository_created_at)), ">
            <text:p>(SELECT TIMESTAMP_TO_SEC(TIMESTAMP("2012-08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5">
            <text:p>155</text:p>
          </table:table-cell>
          <table:table-cell table:style-name="ce1" office:value-type="string">
            <text:p>2012-08-12</text:p>
          </table:table-cell>
          <table:table-cell table:formula="of:=CONCATENATE([$Feuille2.$A$1];[.B156];[$Feuille2.$A$2];[$Feuille2.$A$3];[$Feuille2.$A$4];[.B156];[$Feuille2.$A$5];[$Feuille2.$A$6])" office:value-type="string" office:string-value="(SELECT TIMESTAMP_TO_SEC(TIMESTAMP(&quot;2012-08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2&quot; GROUP EACH BY repository_created_at))">
            <text:p>(SELECT TIMESTAMP_TO_SEC(TIMESTAMP("2012-08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2" GROUP EACH BY repository_created_at))</text:p>
          </table:table-cell>
          <table:table-cell table:formula="of:=MOD([.$H$1]*[.A156];[.$K$1])" office:value-type="float" office:value="385">
            <text:p/>
          </table:table-cell>
          <table:table-cell table:formula="of:=IF([.D156]=[.$H$1];&quot;TRUE&quot;;&quot;&quot;)">
            <text:p/>
          </table:table-cell>
          <table:table-cell table:formula="of:=CONCATENATE(IF([.E156]=&quot;TRUE&quot;;[$Feuille2.$A$14];&quot;&quot;);[.C156];IF([.E157]&lt;&gt;&quot;TRUE&quot;;&quot;, &quot;;&quot;&quot;))" office:value-type="string" office:string-value="(SELECT TIMESTAMP_TO_SEC(TIMESTAMP(&quot;2012-08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2&quot; GROUP EACH BY repository_created_at)), ">
            <text:p>(SELECT TIMESTAMP_TO_SEC(TIMESTAMP("2012-08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6">
            <text:p>156</text:p>
          </table:table-cell>
          <table:table-cell table:style-name="ce1" office:value-type="string">
            <text:p>2012-08-13</text:p>
          </table:table-cell>
          <table:table-cell table:formula="of:=CONCATENATE([$Feuille2.$A$1];[.B157];[$Feuille2.$A$2];[$Feuille2.$A$3];[$Feuille2.$A$4];[.B157];[$Feuille2.$A$5];[$Feuille2.$A$6])" office:value-type="string" office:string-value="(SELECT TIMESTAMP_TO_SEC(TIMESTAMP(&quot;2012-08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3&quot; GROUP EACH BY repository_created_at))">
            <text:p>(SELECT TIMESTAMP_TO_SEC(TIMESTAMP("2012-08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3" GROUP EACH BY repository_created_at))</text:p>
          </table:table-cell>
          <table:table-cell table:formula="of:=MOD([.$H$1]*[.A157];[.$K$1])" office:value-type="float" office:value="392">
            <text:p/>
          </table:table-cell>
          <table:table-cell table:formula="of:=IF([.D157]=[.$H$1];&quot;TRUE&quot;;&quot;&quot;)">
            <text:p/>
          </table:table-cell>
          <table:table-cell table:formula="of:=CONCATENATE(IF([.E157]=&quot;TRUE&quot;;[$Feuille2.$A$14];&quot;&quot;);[.C157];IF([.E158]&lt;&gt;&quot;TRUE&quot;;&quot;, &quot;;&quot;&quot;))" office:value-type="string" office:string-value="(SELECT TIMESTAMP_TO_SEC(TIMESTAMP(&quot;2012-08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3&quot; GROUP EACH BY repository_created_at)), ">
            <text:p>(SELECT TIMESTAMP_TO_SEC(TIMESTAMP("2012-08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7">
            <text:p>157</text:p>
          </table:table-cell>
          <table:table-cell table:style-name="ce1" office:value-type="string">
            <text:p>2012-08-14</text:p>
          </table:table-cell>
          <table:table-cell table:formula="of:=CONCATENATE([$Feuille2.$A$1];[.B158];[$Feuille2.$A$2];[$Feuille2.$A$3];[$Feuille2.$A$4];[.B158];[$Feuille2.$A$5];[$Feuille2.$A$6])" office:value-type="string" office:string-value="(SELECT TIMESTAMP_TO_SEC(TIMESTAMP(&quot;2012-08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4&quot; GROUP EACH BY repository_created_at))">
            <text:p>(SELECT TIMESTAMP_TO_SEC(TIMESTAMP("2012-08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4" GROUP EACH BY repository_created_at))</text:p>
          </table:table-cell>
          <table:table-cell table:formula="of:=MOD([.$H$1]*[.A158];[.$K$1])" office:value-type="float" office:value="399">
            <text:p/>
          </table:table-cell>
          <table:table-cell table:formula="of:=IF([.D158]=[.$H$1];&quot;TRUE&quot;;&quot;&quot;)">
            <text:p/>
          </table:table-cell>
          <table:table-cell table:formula="of:=CONCATENATE(IF([.E158]=&quot;TRUE&quot;;[$Feuille2.$A$14];&quot;&quot;);[.C158];IF([.E159]&lt;&gt;&quot;TRUE&quot;;&quot;, &quot;;&quot;&quot;))" office:value-type="string" office:string-value="(SELECT TIMESTAMP_TO_SEC(TIMESTAMP(&quot;2012-08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4&quot; GROUP EACH BY repository_created_at)), ">
            <text:p>(SELECT TIMESTAMP_TO_SEC(TIMESTAMP("2012-08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8">
            <text:p>158</text:p>
          </table:table-cell>
          <table:table-cell table:style-name="ce1" office:value-type="string">
            <text:p>2012-08-15</text:p>
          </table:table-cell>
          <table:table-cell table:formula="of:=CONCATENATE([$Feuille2.$A$1];[.B159];[$Feuille2.$A$2];[$Feuille2.$A$3];[$Feuille2.$A$4];[.B159];[$Feuille2.$A$5];[$Feuille2.$A$6])" office:value-type="string" office:string-value="(SELECT TIMESTAMP_TO_SEC(TIMESTAMP(&quot;2012-08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5&quot; GROUP EACH BY repository_created_at))">
            <text:p>(SELECT TIMESTAMP_TO_SEC(TIMESTAMP("2012-08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5" GROUP EACH BY repository_created_at))</text:p>
          </table:table-cell>
          <table:table-cell table:formula="of:=MOD([.$H$1]*[.A159];[.$K$1])" office:value-type="float" office:value="406">
            <text:p/>
          </table:table-cell>
          <table:table-cell table:formula="of:=IF([.D159]=[.$H$1];&quot;TRUE&quot;;&quot;&quot;)">
            <text:p/>
          </table:table-cell>
          <table:table-cell table:formula="of:=CONCATENATE(IF([.E159]=&quot;TRUE&quot;;[$Feuille2.$A$14];&quot;&quot;);[.C159];IF([.E160]&lt;&gt;&quot;TRUE&quot;;&quot;, &quot;;&quot;&quot;))" office:value-type="string" office:string-value="(SELECT TIMESTAMP_TO_SEC(TIMESTAMP(&quot;2012-08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5&quot; GROUP EACH BY repository_created_at)), ">
            <text:p>(SELECT TIMESTAMP_TO_SEC(TIMESTAMP("2012-08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59">
            <text:p>159</text:p>
          </table:table-cell>
          <table:table-cell table:style-name="ce1" office:value-type="string">
            <text:p>2012-08-16</text:p>
          </table:table-cell>
          <table:table-cell table:formula="of:=CONCATENATE([$Feuille2.$A$1];[.B160];[$Feuille2.$A$2];[$Feuille2.$A$3];[$Feuille2.$A$4];[.B160];[$Feuille2.$A$5];[$Feuille2.$A$6])" office:value-type="string" office:string-value="(SELECT TIMESTAMP_TO_SEC(TIMESTAMP(&quot;2012-08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6&quot; GROUP EACH BY repository_created_at))">
            <text:p>(SELECT TIMESTAMP_TO_SEC(TIMESTAMP("2012-08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6" GROUP EACH BY repository_created_at))</text:p>
          </table:table-cell>
          <table:table-cell table:formula="of:=MOD([.$H$1]*[.A160];[.$K$1])" office:value-type="float" office:value="413">
            <text:p/>
          </table:table-cell>
          <table:table-cell table:formula="of:=IF([.D160]=[.$H$1];&quot;TRUE&quot;;&quot;&quot;)">
            <text:p/>
          </table:table-cell>
          <table:table-cell table:formula="of:=CONCATENATE(IF([.E160]=&quot;TRUE&quot;;[$Feuille2.$A$14];&quot;&quot;);[.C160];IF([.E161]&lt;&gt;&quot;TRUE&quot;;&quot;, &quot;;&quot;&quot;))" office:value-type="string" office:string-value="(SELECT TIMESTAMP_TO_SEC(TIMESTAMP(&quot;2012-08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6&quot; GROUP EACH BY repository_created_at)), ">
            <text:p>(SELECT TIMESTAMP_TO_SEC(TIMESTAMP("2012-08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0">
            <text:p>160</text:p>
          </table:table-cell>
          <table:table-cell table:style-name="ce1" office:value-type="string">
            <text:p>2012-08-17</text:p>
          </table:table-cell>
          <table:table-cell table:formula="of:=CONCATENATE([$Feuille2.$A$1];[.B161];[$Feuille2.$A$2];[$Feuille2.$A$3];[$Feuille2.$A$4];[.B161];[$Feuille2.$A$5];[$Feuille2.$A$6])" office:value-type="string" office:string-value="(SELECT TIMESTAMP_TO_SEC(TIMESTAMP(&quot;2012-08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7&quot; GROUP EACH BY repository_created_at))">
            <text:p>(SELECT TIMESTAMP_TO_SEC(TIMESTAMP("2012-08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7" GROUP EACH BY repository_created_at))</text:p>
          </table:table-cell>
          <table:table-cell table:formula="of:=MOD([.$H$1]*[.A161];[.$K$1])" office:value-type="float" office:value="420">
            <text:p/>
          </table:table-cell>
          <table:table-cell table:formula="of:=IF([.D161]=[.$H$1];&quot;TRUE&quot;;&quot;&quot;)">
            <text:p/>
          </table:table-cell>
          <table:table-cell table:formula="of:=CONCATENATE(IF([.E161]=&quot;TRUE&quot;;[$Feuille2.$A$14];&quot;&quot;);[.C161];IF([.E162]&lt;&gt;&quot;TRUE&quot;;&quot;, &quot;;&quot;&quot;))" office:value-type="string" office:string-value="(SELECT TIMESTAMP_TO_SEC(TIMESTAMP(&quot;2012-08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7&quot; GROUP EACH BY repository_created_at)), ">
            <text:p>(SELECT TIMESTAMP_TO_SEC(TIMESTAMP("2012-08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1">
            <text:p>161</text:p>
          </table:table-cell>
          <table:table-cell table:style-name="ce1" office:value-type="string">
            <text:p>2012-08-18</text:p>
          </table:table-cell>
          <table:table-cell table:formula="of:=CONCATENATE([$Feuille2.$A$1];[.B162];[$Feuille2.$A$2];[$Feuille2.$A$3];[$Feuille2.$A$4];[.B162];[$Feuille2.$A$5];[$Feuille2.$A$6])" office:value-type="string" office:string-value="(SELECT TIMESTAMP_TO_SEC(TIMESTAMP(&quot;2012-08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8&quot; GROUP EACH BY repository_created_at))">
            <text:p>(SELECT TIMESTAMP_TO_SEC(TIMESTAMP("2012-08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8" GROUP EACH BY repository_created_at))</text:p>
          </table:table-cell>
          <table:table-cell table:formula="of:=MOD([.$H$1]*[.A162];[.$K$1])" office:value-type="float" office:value="427">
            <text:p/>
          </table:table-cell>
          <table:table-cell table:formula="of:=IF([.D162]=[.$H$1];&quot;TRUE&quot;;&quot;&quot;)">
            <text:p/>
          </table:table-cell>
          <table:table-cell table:formula="of:=CONCATENATE(IF([.E162]=&quot;TRUE&quot;;[$Feuille2.$A$14];&quot;&quot;);[.C162];IF([.E163]&lt;&gt;&quot;TRUE&quot;;&quot;, &quot;;&quot;&quot;))" office:value-type="string" office:string-value="(SELECT TIMESTAMP_TO_SEC(TIMESTAMP(&quot;2012-08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8&quot; GROUP EACH BY repository_created_at)), ">
            <text:p>(SELECT TIMESTAMP_TO_SEC(TIMESTAMP("2012-08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2">
            <text:p>162</text:p>
          </table:table-cell>
          <table:table-cell table:style-name="ce1" office:value-type="string">
            <text:p>2012-08-19</text:p>
          </table:table-cell>
          <table:table-cell table:formula="of:=CONCATENATE([$Feuille2.$A$1];[.B163];[$Feuille2.$A$2];[$Feuille2.$A$3];[$Feuille2.$A$4];[.B163];[$Feuille2.$A$5];[$Feuille2.$A$6])" office:value-type="string" office:string-value="(SELECT TIMESTAMP_TO_SEC(TIMESTAMP(&quot;2012-08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9&quot; GROUP EACH BY repository_created_at))">
            <text:p>(SELECT TIMESTAMP_TO_SEC(TIMESTAMP("2012-08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9" GROUP EACH BY repository_created_at))</text:p>
          </table:table-cell>
          <table:table-cell table:formula="of:=MOD([.$H$1]*[.A163];[.$K$1])" office:value-type="float" office:value="434">
            <text:p/>
          </table:table-cell>
          <table:table-cell table:formula="of:=IF([.D163]=[.$H$1];&quot;TRUE&quot;;&quot;&quot;)">
            <text:p/>
          </table:table-cell>
          <table:table-cell table:formula="of:=CONCATENATE(IF([.E163]=&quot;TRUE&quot;;[$Feuille2.$A$14];&quot;&quot;);[.C163];IF([.E164]&lt;&gt;&quot;TRUE&quot;;&quot;, &quot;;&quot;&quot;))" office:value-type="string" office:string-value="(SELECT TIMESTAMP_TO_SEC(TIMESTAMP(&quot;2012-08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19&quot; GROUP EACH BY repository_created_at)), ">
            <text:p>(SELECT TIMESTAMP_TO_SEC(TIMESTAMP("2012-08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3">
            <text:p>163</text:p>
          </table:table-cell>
          <table:table-cell table:style-name="ce1" office:value-type="string">
            <text:p>2012-08-20</text:p>
          </table:table-cell>
          <table:table-cell table:formula="of:=CONCATENATE([$Feuille2.$A$1];[.B164];[$Feuille2.$A$2];[$Feuille2.$A$3];[$Feuille2.$A$4];[.B164];[$Feuille2.$A$5];[$Feuille2.$A$6])" office:value-type="string" office:string-value="(SELECT TIMESTAMP_TO_SEC(TIMESTAMP(&quot;2012-08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0&quot; GROUP EACH BY repository_created_at))">
            <text:p>(SELECT TIMESTAMP_TO_SEC(TIMESTAMP("2012-08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0" GROUP EACH BY repository_created_at))</text:p>
          </table:table-cell>
          <table:table-cell table:formula="of:=MOD([.$H$1]*[.A164];[.$K$1])" office:value-type="float" office:value="441">
            <text:p/>
          </table:table-cell>
          <table:table-cell table:formula="of:=IF([.D164]=[.$H$1];&quot;TRUE&quot;;&quot;&quot;)">
            <text:p/>
          </table:table-cell>
          <table:table-cell table:formula="of:=CONCATENATE(IF([.E164]=&quot;TRUE&quot;;[$Feuille2.$A$14];&quot;&quot;);[.C164];IF([.E165]&lt;&gt;&quot;TRUE&quot;;&quot;, &quot;;&quot;&quot;))" office:value-type="string" office:string-value="(SELECT TIMESTAMP_TO_SEC(TIMESTAMP(&quot;2012-08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0&quot; GROUP EACH BY repository_created_at)), ">
            <text:p>(SELECT TIMESTAMP_TO_SEC(TIMESTAMP("2012-08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4">
            <text:p>164</text:p>
          </table:table-cell>
          <table:table-cell table:style-name="ce1" office:value-type="string">
            <text:p>2012-08-21</text:p>
          </table:table-cell>
          <table:table-cell table:formula="of:=CONCATENATE([$Feuille2.$A$1];[.B165];[$Feuille2.$A$2];[$Feuille2.$A$3];[$Feuille2.$A$4];[.B165];[$Feuille2.$A$5];[$Feuille2.$A$6])" office:value-type="string" office:string-value="(SELECT TIMESTAMP_TO_SEC(TIMESTAMP(&quot;2012-08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1&quot; GROUP EACH BY repository_created_at))">
            <text:p>(SELECT TIMESTAMP_TO_SEC(TIMESTAMP("2012-08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1" GROUP EACH BY repository_created_at))</text:p>
          </table:table-cell>
          <table:table-cell table:formula="of:=MOD([.$H$1]*[.A165];[.$K$1])" office:value-type="float" office:value="448">
            <text:p/>
          </table:table-cell>
          <table:table-cell table:formula="of:=IF([.D165]=[.$H$1];&quot;TRUE&quot;;&quot;&quot;)">
            <text:p/>
          </table:table-cell>
          <table:table-cell table:formula="of:=CONCATENATE(IF([.E165]=&quot;TRUE&quot;;[$Feuille2.$A$14];&quot;&quot;);[.C165];IF([.E166]&lt;&gt;&quot;TRUE&quot;;&quot;, &quot;;&quot;&quot;))" office:value-type="string" office:string-value="(SELECT TIMESTAMP_TO_SEC(TIMESTAMP(&quot;2012-08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1&quot; GROUP EACH BY repository_created_at)), ">
            <text:p>(SELECT TIMESTAMP_TO_SEC(TIMESTAMP("2012-08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5">
            <text:p>165</text:p>
          </table:table-cell>
          <table:table-cell table:style-name="ce1" office:value-type="string">
            <text:p>2012-08-22</text:p>
          </table:table-cell>
          <table:table-cell table:formula="of:=CONCATENATE([$Feuille2.$A$1];[.B166];[$Feuille2.$A$2];[$Feuille2.$A$3];[$Feuille2.$A$4];[.B166];[$Feuille2.$A$5];[$Feuille2.$A$6])" office:value-type="string" office:string-value="(SELECT TIMESTAMP_TO_SEC(TIMESTAMP(&quot;2012-08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2&quot; GROUP EACH BY repository_created_at))">
            <text:p>(SELECT TIMESTAMP_TO_SEC(TIMESTAMP("2012-08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2" GROUP EACH BY repository_created_at))</text:p>
          </table:table-cell>
          <table:table-cell table:formula="of:=MOD([.$H$1]*[.A166];[.$K$1])" office:value-type="float" office:value="455">
            <text:p/>
          </table:table-cell>
          <table:table-cell table:formula="of:=IF([.D166]=[.$H$1];&quot;TRUE&quot;;&quot;&quot;)">
            <text:p/>
          </table:table-cell>
          <table:table-cell table:formula="of:=CONCATENATE(IF([.E166]=&quot;TRUE&quot;;[$Feuille2.$A$14];&quot;&quot;);[.C166];IF([.E167]&lt;&gt;&quot;TRUE&quot;;&quot;, &quot;;&quot;&quot;))" office:value-type="string" office:string-value="(SELECT TIMESTAMP_TO_SEC(TIMESTAMP(&quot;2012-08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2&quot; GROUP EACH BY repository_created_at)), ">
            <text:p>(SELECT TIMESTAMP_TO_SEC(TIMESTAMP("2012-08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6">
            <text:p>166</text:p>
          </table:table-cell>
          <table:table-cell table:style-name="ce1" office:value-type="string">
            <text:p>2012-08-23</text:p>
          </table:table-cell>
          <table:table-cell table:formula="of:=CONCATENATE([$Feuille2.$A$1];[.B167];[$Feuille2.$A$2];[$Feuille2.$A$3];[$Feuille2.$A$4];[.B167];[$Feuille2.$A$5];[$Feuille2.$A$6])" office:value-type="string" office:string-value="(SELECT TIMESTAMP_TO_SEC(TIMESTAMP(&quot;2012-08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3&quot; GROUP EACH BY repository_created_at))">
            <text:p>(SELECT TIMESTAMP_TO_SEC(TIMESTAMP("2012-08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3" GROUP EACH BY repository_created_at))</text:p>
          </table:table-cell>
          <table:table-cell table:formula="of:=MOD([.$H$1]*[.A167];[.$K$1])" office:value-type="float" office:value="462">
            <text:p/>
          </table:table-cell>
          <table:table-cell table:formula="of:=IF([.D167]=[.$H$1];&quot;TRUE&quot;;&quot;&quot;)">
            <text:p/>
          </table:table-cell>
          <table:table-cell table:formula="of:=CONCATENATE(IF([.E167]=&quot;TRUE&quot;;[$Feuille2.$A$14];&quot;&quot;);[.C167];IF([.E168]&lt;&gt;&quot;TRUE&quot;;&quot;, &quot;;&quot;&quot;))" office:value-type="string" office:string-value="(SELECT TIMESTAMP_TO_SEC(TIMESTAMP(&quot;2012-08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3&quot; GROUP EACH BY repository_created_at)), ">
            <text:p>(SELECT TIMESTAMP_TO_SEC(TIMESTAMP("2012-08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7">
            <text:p>167</text:p>
          </table:table-cell>
          <table:table-cell table:style-name="ce1" office:value-type="string">
            <text:p>2012-08-24</text:p>
          </table:table-cell>
          <table:table-cell table:formula="of:=CONCATENATE([$Feuille2.$A$1];[.B168];[$Feuille2.$A$2];[$Feuille2.$A$3];[$Feuille2.$A$4];[.B168];[$Feuille2.$A$5];[$Feuille2.$A$6])" office:value-type="string" office:string-value="(SELECT TIMESTAMP_TO_SEC(TIMESTAMP(&quot;2012-08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4&quot; GROUP EACH BY repository_created_at))">
            <text:p>(SELECT TIMESTAMP_TO_SEC(TIMESTAMP("2012-08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4" GROUP EACH BY repository_created_at))</text:p>
          </table:table-cell>
          <table:table-cell table:formula="of:=MOD([.$H$1]*[.A168];[.$K$1])" office:value-type="float" office:value="469">
            <text:p/>
          </table:table-cell>
          <table:table-cell table:formula="of:=IF([.D168]=[.$H$1];&quot;TRUE&quot;;&quot;&quot;)">
            <text:p/>
          </table:table-cell>
          <table:table-cell table:formula="of:=CONCATENATE(IF([.E168]=&quot;TRUE&quot;;[$Feuille2.$A$14];&quot;&quot;);[.C168];IF([.E169]&lt;&gt;&quot;TRUE&quot;;&quot;, &quot;;&quot;&quot;))" office:value-type="string" office:string-value="(SELECT TIMESTAMP_TO_SEC(TIMESTAMP(&quot;2012-08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4&quot; GROUP EACH BY repository_created_at)), ">
            <text:p>(SELECT TIMESTAMP_TO_SEC(TIMESTAMP("2012-08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8">
            <text:p>168</text:p>
          </table:table-cell>
          <table:table-cell table:style-name="ce1" office:value-type="string">
            <text:p>2012-08-25</text:p>
          </table:table-cell>
          <table:table-cell table:formula="of:=CONCATENATE([$Feuille2.$A$1];[.B169];[$Feuille2.$A$2];[$Feuille2.$A$3];[$Feuille2.$A$4];[.B169];[$Feuille2.$A$5];[$Feuille2.$A$6])" office:value-type="string" office:string-value="(SELECT TIMESTAMP_TO_SEC(TIMESTAMP(&quot;2012-08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5&quot; GROUP EACH BY repository_created_at))">
            <text:p>(SELECT TIMESTAMP_TO_SEC(TIMESTAMP("2012-08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5" GROUP EACH BY repository_created_at))</text:p>
          </table:table-cell>
          <table:table-cell table:formula="of:=MOD([.$H$1]*[.A169];[.$K$1])" office:value-type="float" office:value="476">
            <text:p/>
          </table:table-cell>
          <table:table-cell table:formula="of:=IF([.D169]=[.$H$1];&quot;TRUE&quot;;&quot;&quot;)">
            <text:p/>
          </table:table-cell>
          <table:table-cell table:formula="of:=CONCATENATE(IF([.E169]=&quot;TRUE&quot;;[$Feuille2.$A$14];&quot;&quot;);[.C169];IF([.E170]&lt;&gt;&quot;TRUE&quot;;&quot;, &quot;;&quot;&quot;))" office:value-type="string" office:string-value="(SELECT TIMESTAMP_TO_SEC(TIMESTAMP(&quot;2012-08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5&quot; GROUP EACH BY repository_created_at)), ">
            <text:p>(SELECT TIMESTAMP_TO_SEC(TIMESTAMP("2012-08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69">
            <text:p>169</text:p>
          </table:table-cell>
          <table:table-cell table:style-name="ce1" office:value-type="string">
            <text:p>2012-08-26</text:p>
          </table:table-cell>
          <table:table-cell table:formula="of:=CONCATENATE([$Feuille2.$A$1];[.B170];[$Feuille2.$A$2];[$Feuille2.$A$3];[$Feuille2.$A$4];[.B170];[$Feuille2.$A$5];[$Feuille2.$A$6])" office:value-type="string" office:string-value="(SELECT TIMESTAMP_TO_SEC(TIMESTAMP(&quot;2012-08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6&quot; GROUP EACH BY repository_created_at))">
            <text:p>(SELECT TIMESTAMP_TO_SEC(TIMESTAMP("2012-08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6" GROUP EACH BY repository_created_at))</text:p>
          </table:table-cell>
          <table:table-cell table:formula="of:=MOD([.$H$1]*[.A170];[.$K$1])" office:value-type="float" office:value="483">
            <text:p/>
          </table:table-cell>
          <table:table-cell table:formula="of:=IF([.D170]=[.$H$1];&quot;TRUE&quot;;&quot;&quot;)">
            <text:p/>
          </table:table-cell>
          <table:table-cell table:formula="of:=CONCATENATE(IF([.E170]=&quot;TRUE&quot;;[$Feuille2.$A$14];&quot;&quot;);[.C170];IF([.E171]&lt;&gt;&quot;TRUE&quot;;&quot;, &quot;;&quot;&quot;))" office:value-type="string" office:string-value="(SELECT TIMESTAMP_TO_SEC(TIMESTAMP(&quot;2012-08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6&quot; GROUP EACH BY repository_created_at)), ">
            <text:p>(SELECT TIMESTAMP_TO_SEC(TIMESTAMP("2012-08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0">
            <text:p>170</text:p>
          </table:table-cell>
          <table:table-cell table:style-name="ce1" office:value-type="string">
            <text:p>2012-08-27</text:p>
          </table:table-cell>
          <table:table-cell table:formula="of:=CONCATENATE([$Feuille2.$A$1];[.B171];[$Feuille2.$A$2];[$Feuille2.$A$3];[$Feuille2.$A$4];[.B171];[$Feuille2.$A$5];[$Feuille2.$A$6])" office:value-type="string" office:string-value="(SELECT TIMESTAMP_TO_SEC(TIMESTAMP(&quot;2012-08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7&quot; GROUP EACH BY repository_created_at))">
            <text:p>(SELECT TIMESTAMP_TO_SEC(TIMESTAMP("2012-08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7" GROUP EACH BY repository_created_at))</text:p>
          </table:table-cell>
          <table:table-cell table:formula="of:=MOD([.$H$1]*[.A171];[.$K$1])" office:value-type="float" office:value="490">
            <text:p/>
          </table:table-cell>
          <table:table-cell table:formula="of:=IF([.D171]=[.$H$1];&quot;TRUE&quot;;&quot;&quot;)">
            <text:p/>
          </table:table-cell>
          <table:table-cell table:formula="of:=CONCATENATE(IF([.E171]=&quot;TRUE&quot;;[$Feuille2.$A$14];&quot;&quot;);[.C171];IF([.E172]&lt;&gt;&quot;TRUE&quot;;&quot;, &quot;;&quot;&quot;))" office:value-type="string" office:string-value="(SELECT TIMESTAMP_TO_SEC(TIMESTAMP(&quot;2012-08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7&quot; GROUP EACH BY repository_created_at)), ">
            <text:p>(SELECT TIMESTAMP_TO_SEC(TIMESTAMP("2012-08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1">
            <text:p>171</text:p>
          </table:table-cell>
          <table:table-cell table:style-name="ce1" office:value-type="string">
            <text:p>2012-08-28</text:p>
          </table:table-cell>
          <table:table-cell table:formula="of:=CONCATENATE([$Feuille2.$A$1];[.B172];[$Feuille2.$A$2];[$Feuille2.$A$3];[$Feuille2.$A$4];[.B172];[$Feuille2.$A$5];[$Feuille2.$A$6])" office:value-type="string" office:string-value="(SELECT TIMESTAMP_TO_SEC(TIMESTAMP(&quot;2012-08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8&quot; GROUP EACH BY repository_created_at))">
            <text:p>(SELECT TIMESTAMP_TO_SEC(TIMESTAMP("2012-08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8" GROUP EACH BY repository_created_at))</text:p>
          </table:table-cell>
          <table:table-cell table:formula="of:=MOD([.$H$1]*[.A172];[.$K$1])" office:value-type="float" office:value="497">
            <text:p/>
          </table:table-cell>
          <table:table-cell table:formula="of:=IF([.D172]=[.$H$1];&quot;TRUE&quot;;&quot;&quot;)">
            <text:p/>
          </table:table-cell>
          <table:table-cell table:formula="of:=CONCATENATE(IF([.E172]=&quot;TRUE&quot;;[$Feuille2.$A$14];&quot;&quot;);[.C172];IF([.E173]&lt;&gt;&quot;TRUE&quot;;&quot;, &quot;;&quot;&quot;))" office:value-type="string" office:string-value="(SELECT TIMESTAMP_TO_SEC(TIMESTAMP(&quot;2012-08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8&quot; GROUP EACH BY repository_created_at)), ">
            <text:p>(SELECT TIMESTAMP_TO_SEC(TIMESTAMP("2012-08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2">
            <text:p>172</text:p>
          </table:table-cell>
          <table:table-cell table:style-name="ce1" office:value-type="string">
            <text:p>2012-08-29</text:p>
          </table:table-cell>
          <table:table-cell table:formula="of:=CONCATENATE([$Feuille2.$A$1];[.B173];[$Feuille2.$A$2];[$Feuille2.$A$3];[$Feuille2.$A$4];[.B173];[$Feuille2.$A$5];[$Feuille2.$A$6])" office:value-type="string" office:string-value="(SELECT TIMESTAMP_TO_SEC(TIMESTAMP(&quot;2012-08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9&quot; GROUP EACH BY repository_created_at))">
            <text:p>(SELECT TIMESTAMP_TO_SEC(TIMESTAMP("2012-08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9" GROUP EACH BY repository_created_at))</text:p>
          </table:table-cell>
          <table:table-cell table:formula="of:=MOD([.$H$1]*[.A173];[.$K$1])" office:value-type="float" office:value="504">
            <text:p/>
          </table:table-cell>
          <table:table-cell table:formula="of:=IF([.D173]=[.$H$1];&quot;TRUE&quot;;&quot;&quot;)">
            <text:p/>
          </table:table-cell>
          <table:table-cell table:formula="of:=CONCATENATE(IF([.E173]=&quot;TRUE&quot;;[$Feuille2.$A$14];&quot;&quot;);[.C173];IF([.E174]&lt;&gt;&quot;TRUE&quot;;&quot;, &quot;;&quot;&quot;))" office:value-type="string" office:string-value="(SELECT TIMESTAMP_TO_SEC(TIMESTAMP(&quot;2012-08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29&quot; GROUP EACH BY repository_created_at)), ">
            <text:p>(SELECT TIMESTAMP_TO_SEC(TIMESTAMP("2012-08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3">
            <text:p>173</text:p>
          </table:table-cell>
          <table:table-cell table:style-name="ce1" office:value-type="string">
            <text:p>2012-08-30</text:p>
          </table:table-cell>
          <table:table-cell table:formula="of:=CONCATENATE([$Feuille2.$A$1];[.B174];[$Feuille2.$A$2];[$Feuille2.$A$3];[$Feuille2.$A$4];[.B174];[$Feuille2.$A$5];[$Feuille2.$A$6])" office:value-type="string" office:string-value="(SELECT TIMESTAMP_TO_SEC(TIMESTAMP(&quot;2012-08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30&quot; GROUP EACH BY repository_created_at))">
            <text:p>(SELECT TIMESTAMP_TO_SEC(TIMESTAMP("2012-08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30" GROUP EACH BY repository_created_at))</text:p>
          </table:table-cell>
          <table:table-cell table:formula="of:=MOD([.$H$1]*[.A174];[.$K$1])" office:value-type="float" office:value="511">
            <text:p/>
          </table:table-cell>
          <table:table-cell table:formula="of:=IF([.D174]=[.$H$1];&quot;TRUE&quot;;&quot;&quot;)">
            <text:p/>
          </table:table-cell>
          <table:table-cell table:formula="of:=CONCATENATE(IF([.E174]=&quot;TRUE&quot;;[$Feuille2.$A$14];&quot;&quot;);[.C174];IF([.E175]&lt;&gt;&quot;TRUE&quot;;&quot;, &quot;;&quot;&quot;))" office:value-type="string" office:string-value="(SELECT TIMESTAMP_TO_SEC(TIMESTAMP(&quot;2012-08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30&quot; GROUP EACH BY repository_created_at)), ">
            <text:p>(SELECT TIMESTAMP_TO_SEC(TIMESTAMP("2012-08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4">
            <text:p>174</text:p>
          </table:table-cell>
          <table:table-cell table:style-name="ce1" office:value-type="string">
            <text:p>2012-08-31</text:p>
          </table:table-cell>
          <table:table-cell table:formula="of:=CONCATENATE([$Feuille2.$A$1];[.B175];[$Feuille2.$A$2];[$Feuille2.$A$3];[$Feuille2.$A$4];[.B175];[$Feuille2.$A$5];[$Feuille2.$A$6])" office:value-type="string" office:string-value="(SELECT TIMESTAMP_TO_SEC(TIMESTAMP(&quot;2012-08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31&quot; GROUP EACH BY repository_created_at))">
            <text:p>(SELECT TIMESTAMP_TO_SEC(TIMESTAMP("2012-08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31" GROUP EACH BY repository_created_at))</text:p>
          </table:table-cell>
          <table:table-cell table:formula="of:=MOD([.$H$1]*[.A175];[.$K$1])" office:value-type="float" office:value="518">
            <text:p/>
          </table:table-cell>
          <table:table-cell table:formula="of:=IF([.D175]=[.$H$1];&quot;TRUE&quot;;&quot;&quot;)">
            <text:p/>
          </table:table-cell>
          <table:table-cell table:formula="of:=CONCATENATE(IF([.E175]=&quot;TRUE&quot;;[$Feuille2.$A$14];&quot;&quot;);[.C175];IF([.E176]&lt;&gt;&quot;TRUE&quot;;&quot;, &quot;;&quot;&quot;))" office:value-type="string" office:string-value="(SELECT TIMESTAMP_TO_SEC(TIMESTAMP(&quot;2012-08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8-31&quot; GROUP EACH BY repository_created_at)), ">
            <text:p>(SELECT TIMESTAMP_TO_SEC(TIMESTAMP("2012-08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8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5">
            <text:p>175</text:p>
          </table:table-cell>
          <table:table-cell table:style-name="ce1" office:value-type="string">
            <text:p>2012-09-01</text:p>
          </table:table-cell>
          <table:table-cell table:formula="of:=CONCATENATE([$Feuille2.$A$1];[.B176];[$Feuille2.$A$2];[$Feuille2.$A$3];[$Feuille2.$A$4];[.B176];[$Feuille2.$A$5];[$Feuille2.$A$6])" office:value-type="string" office:string-value="(SELECT TIMESTAMP_TO_SEC(TIMESTAMP(&quot;2012-09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1&quot; GROUP EACH BY repository_created_at))">
            <text:p>(SELECT TIMESTAMP_TO_SEC(TIMESTAMP("2012-09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1" GROUP EACH BY repository_created_at))</text:p>
          </table:table-cell>
          <table:table-cell table:formula="of:=MOD([.$H$1]*[.A176];[.$K$1])" office:value-type="float" office:value="525">
            <text:p/>
          </table:table-cell>
          <table:table-cell table:formula="of:=IF([.D176]=[.$H$1];&quot;TRUE&quot;;&quot;&quot;)">
            <text:p/>
          </table:table-cell>
          <table:table-cell table:formula="of:=CONCATENATE(IF([.E176]=&quot;TRUE&quot;;[$Feuille2.$A$14];&quot;&quot;);[.C176];IF([.E177]&lt;&gt;&quot;TRUE&quot;;&quot;, &quot;;&quot;&quot;))" office:value-type="string" office:string-value="(SELECT TIMESTAMP_TO_SEC(TIMESTAMP(&quot;2012-09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1&quot; GROUP EACH BY repository_created_at)), ">
            <text:p>(SELECT TIMESTAMP_TO_SEC(TIMESTAMP("2012-09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6">
            <text:p>176</text:p>
          </table:table-cell>
          <table:table-cell table:style-name="ce1" office:value-type="string">
            <text:p>2012-09-02</text:p>
          </table:table-cell>
          <table:table-cell table:formula="of:=CONCATENATE([$Feuille2.$A$1];[.B177];[$Feuille2.$A$2];[$Feuille2.$A$3];[$Feuille2.$A$4];[.B177];[$Feuille2.$A$5];[$Feuille2.$A$6])" office:value-type="string" office:string-value="(SELECT TIMESTAMP_TO_SEC(TIMESTAMP(&quot;2012-09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2&quot; GROUP EACH BY repository_created_at))">
            <text:p>(SELECT TIMESTAMP_TO_SEC(TIMESTAMP("2012-09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2" GROUP EACH BY repository_created_at))</text:p>
          </table:table-cell>
          <table:table-cell table:formula="of:=MOD([.$H$1]*[.A177];[.$K$1])" office:value-type="float" office:value="532">
            <text:p/>
          </table:table-cell>
          <table:table-cell table:formula="of:=IF([.D177]=[.$H$1];&quot;TRUE&quot;;&quot;&quot;)">
            <text:p/>
          </table:table-cell>
          <table:table-cell table:formula="of:=CONCATENATE(IF([.E177]=&quot;TRUE&quot;;[$Feuille2.$A$14];&quot;&quot;);[.C177];IF([.E178]&lt;&gt;&quot;TRUE&quot;;&quot;, &quot;;&quot;&quot;))" office:value-type="string" office:string-value="(SELECT TIMESTAMP_TO_SEC(TIMESTAMP(&quot;2012-09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2&quot; GROUP EACH BY repository_created_at)), ">
            <text:p>(SELECT TIMESTAMP_TO_SEC(TIMESTAMP("2012-09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7">
            <text:p>177</text:p>
          </table:table-cell>
          <table:table-cell table:style-name="ce1" office:value-type="string">
            <text:p>2012-09-03</text:p>
          </table:table-cell>
          <table:table-cell table:formula="of:=CONCATENATE([$Feuille2.$A$1];[.B178];[$Feuille2.$A$2];[$Feuille2.$A$3];[$Feuille2.$A$4];[.B178];[$Feuille2.$A$5];[$Feuille2.$A$6])" office:value-type="string" office:string-value="(SELECT TIMESTAMP_TO_SEC(TIMESTAMP(&quot;2012-09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3&quot; GROUP EACH BY repository_created_at))">
            <text:p>(SELECT TIMESTAMP_TO_SEC(TIMESTAMP("2012-09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3" GROUP EACH BY repository_created_at))</text:p>
          </table:table-cell>
          <table:table-cell table:formula="of:=MOD([.$H$1]*[.A178];[.$K$1])" office:value-type="float" office:value="539">
            <text:p/>
          </table:table-cell>
          <table:table-cell table:formula="of:=IF([.D178]=[.$H$1];&quot;TRUE&quot;;&quot;&quot;)">
            <text:p/>
          </table:table-cell>
          <table:table-cell table:formula="of:=CONCATENATE(IF([.E178]=&quot;TRUE&quot;;[$Feuille2.$A$14];&quot;&quot;);[.C178];IF([.E179]&lt;&gt;&quot;TRUE&quot;;&quot;, &quot;;&quot;&quot;))" office:value-type="string" office:string-value="(SELECT TIMESTAMP_TO_SEC(TIMESTAMP(&quot;2012-09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3&quot; GROUP EACH BY repository_created_at)), ">
            <text:p>(SELECT TIMESTAMP_TO_SEC(TIMESTAMP("2012-09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8">
            <text:p>178</text:p>
          </table:table-cell>
          <table:table-cell table:style-name="ce1" office:value-type="string">
            <text:p>2012-09-04</text:p>
          </table:table-cell>
          <table:table-cell table:formula="of:=CONCATENATE([$Feuille2.$A$1];[.B179];[$Feuille2.$A$2];[$Feuille2.$A$3];[$Feuille2.$A$4];[.B179];[$Feuille2.$A$5];[$Feuille2.$A$6])" office:value-type="string" office:string-value="(SELECT TIMESTAMP_TO_SEC(TIMESTAMP(&quot;2012-09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4&quot; GROUP EACH BY repository_created_at))">
            <text:p>(SELECT TIMESTAMP_TO_SEC(TIMESTAMP("2012-09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4" GROUP EACH BY repository_created_at))</text:p>
          </table:table-cell>
          <table:table-cell table:formula="of:=MOD([.$H$1]*[.A179];[.$K$1])" office:value-type="float" office:value="546">
            <text:p/>
          </table:table-cell>
          <table:table-cell table:formula="of:=IF([.D179]=[.$H$1];&quot;TRUE&quot;;&quot;&quot;)">
            <text:p/>
          </table:table-cell>
          <table:table-cell table:formula="of:=CONCATENATE(IF([.E179]=&quot;TRUE&quot;;[$Feuille2.$A$14];&quot;&quot;);[.C179];IF([.E180]&lt;&gt;&quot;TRUE&quot;;&quot;, &quot;;&quot;&quot;))" office:value-type="string" office:string-value="(SELECT TIMESTAMP_TO_SEC(TIMESTAMP(&quot;2012-09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4&quot; GROUP EACH BY repository_created_at)), ">
            <text:p>(SELECT TIMESTAMP_TO_SEC(TIMESTAMP("2012-09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79">
            <text:p>179</text:p>
          </table:table-cell>
          <table:table-cell table:style-name="ce1" office:value-type="string">
            <text:p>2012-09-05</text:p>
          </table:table-cell>
          <table:table-cell table:formula="of:=CONCATENATE([$Feuille2.$A$1];[.B180];[$Feuille2.$A$2];[$Feuille2.$A$3];[$Feuille2.$A$4];[.B180];[$Feuille2.$A$5];[$Feuille2.$A$6])" office:value-type="string" office:string-value="(SELECT TIMESTAMP_TO_SEC(TIMESTAMP(&quot;2012-09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5&quot; GROUP EACH BY repository_created_at))">
            <text:p>(SELECT TIMESTAMP_TO_SEC(TIMESTAMP("2012-09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5" GROUP EACH BY repository_created_at))</text:p>
          </table:table-cell>
          <table:table-cell table:formula="of:=MOD([.$H$1]*[.A180];[.$K$1])" office:value-type="float" office:value="553">
            <text:p/>
          </table:table-cell>
          <table:table-cell table:formula="of:=IF([.D180]=[.$H$1];&quot;TRUE&quot;;&quot;&quot;)">
            <text:p/>
          </table:table-cell>
          <table:table-cell table:formula="of:=CONCATENATE(IF([.E180]=&quot;TRUE&quot;;[$Feuille2.$A$14];&quot;&quot;);[.C180];IF([.E181]&lt;&gt;&quot;TRUE&quot;;&quot;, &quot;;&quot;&quot;))" office:value-type="string" office:string-value="(SELECT TIMESTAMP_TO_SEC(TIMESTAMP(&quot;2012-09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5&quot; GROUP EACH BY repository_created_at)), ">
            <text:p>(SELECT TIMESTAMP_TO_SEC(TIMESTAMP("2012-09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0">
            <text:p>180</text:p>
          </table:table-cell>
          <table:table-cell table:style-name="ce1" office:value-type="string">
            <text:p>2012-09-06</text:p>
          </table:table-cell>
          <table:table-cell table:formula="of:=CONCATENATE([$Feuille2.$A$1];[.B181];[$Feuille2.$A$2];[$Feuille2.$A$3];[$Feuille2.$A$4];[.B181];[$Feuille2.$A$5];[$Feuille2.$A$6])" office:value-type="string" office:string-value="(SELECT TIMESTAMP_TO_SEC(TIMESTAMP(&quot;2012-09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6&quot; GROUP EACH BY repository_created_at))">
            <text:p>(SELECT TIMESTAMP_TO_SEC(TIMESTAMP("2012-09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6" GROUP EACH BY repository_created_at))</text:p>
          </table:table-cell>
          <table:table-cell table:formula="of:=MOD([.$H$1]*[.A181];[.$K$1])" office:value-type="float" office:value="560">
            <text:p/>
          </table:table-cell>
          <table:table-cell table:formula="of:=IF([.D181]=[.$H$1];&quot;TRUE&quot;;&quot;&quot;)">
            <text:p/>
          </table:table-cell>
          <table:table-cell table:formula="of:=CONCATENATE(IF([.E181]=&quot;TRUE&quot;;[$Feuille2.$A$14];&quot;&quot;);[.C181];IF([.E182]&lt;&gt;&quot;TRUE&quot;;&quot;, &quot;;&quot;&quot;))" office:value-type="string" office:string-value="(SELECT TIMESTAMP_TO_SEC(TIMESTAMP(&quot;2012-09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6&quot; GROUP EACH BY repository_created_at)), ">
            <text:p>(SELECT TIMESTAMP_TO_SEC(TIMESTAMP("2012-09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1">
            <text:p>181</text:p>
          </table:table-cell>
          <table:table-cell table:style-name="ce1" office:value-type="string">
            <text:p>2012-09-07</text:p>
          </table:table-cell>
          <table:table-cell table:formula="of:=CONCATENATE([$Feuille2.$A$1];[.B182];[$Feuille2.$A$2];[$Feuille2.$A$3];[$Feuille2.$A$4];[.B182];[$Feuille2.$A$5];[$Feuille2.$A$6])" office:value-type="string" office:string-value="(SELECT TIMESTAMP_TO_SEC(TIMESTAMP(&quot;2012-09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7&quot; GROUP EACH BY repository_created_at))">
            <text:p>(SELECT TIMESTAMP_TO_SEC(TIMESTAMP("2012-09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7" GROUP EACH BY repository_created_at))</text:p>
          </table:table-cell>
          <table:table-cell table:formula="of:=MOD([.$H$1]*[.A182];[.$K$1])" office:value-type="float" office:value="567">
            <text:p/>
          </table:table-cell>
          <table:table-cell table:formula="of:=IF([.D182]=[.$H$1];&quot;TRUE&quot;;&quot;&quot;)">
            <text:p/>
          </table:table-cell>
          <table:table-cell table:formula="of:=CONCATENATE(IF([.E182]=&quot;TRUE&quot;;[$Feuille2.$A$14];&quot;&quot;);[.C182];IF([.E183]&lt;&gt;&quot;TRUE&quot;;&quot;, &quot;;&quot;&quot;))" office:value-type="string" office:string-value="(SELECT TIMESTAMP_TO_SEC(TIMESTAMP(&quot;2012-09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7&quot; GROUP EACH BY repository_created_at)), ">
            <text:p>(SELECT TIMESTAMP_TO_SEC(TIMESTAMP("2012-09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2">
            <text:p>182</text:p>
          </table:table-cell>
          <table:table-cell table:style-name="ce1" office:value-type="string">
            <text:p>2012-09-08</text:p>
          </table:table-cell>
          <table:table-cell table:formula="of:=CONCATENATE([$Feuille2.$A$1];[.B183];[$Feuille2.$A$2];[$Feuille2.$A$3];[$Feuille2.$A$4];[.B183];[$Feuille2.$A$5];[$Feuille2.$A$6])" office:value-type="string" office:string-value="(SELECT TIMESTAMP_TO_SEC(TIMESTAMP(&quot;2012-09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8&quot; GROUP EACH BY repository_created_at))">
            <text:p>(SELECT TIMESTAMP_TO_SEC(TIMESTAMP("2012-09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8" GROUP EACH BY repository_created_at))</text:p>
          </table:table-cell>
          <table:table-cell table:formula="of:=MOD([.$H$1]*[.A183];[.$K$1])" office:value-type="float" office:value="574">
            <text:p/>
          </table:table-cell>
          <table:table-cell table:formula="of:=IF([.D183]=[.$H$1];&quot;TRUE&quot;;&quot;&quot;)">
            <text:p/>
          </table:table-cell>
          <table:table-cell table:formula="of:=CONCATENATE(IF([.E183]=&quot;TRUE&quot;;[$Feuille2.$A$14];&quot;&quot;);[.C183];IF([.E184]&lt;&gt;&quot;TRUE&quot;;&quot;, &quot;;&quot;&quot;))" office:value-type="string" office:string-value="(SELECT TIMESTAMP_TO_SEC(TIMESTAMP(&quot;2012-09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8&quot; GROUP EACH BY repository_created_at)), ">
            <text:p>(SELECT TIMESTAMP_TO_SEC(TIMESTAMP("2012-09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3">
            <text:p>183</text:p>
          </table:table-cell>
          <table:table-cell table:style-name="ce1" office:value-type="string">
            <text:p>2012-09-09</text:p>
          </table:table-cell>
          <table:table-cell table:formula="of:=CONCATENATE([$Feuille2.$A$1];[.B184];[$Feuille2.$A$2];[$Feuille2.$A$3];[$Feuille2.$A$4];[.B184];[$Feuille2.$A$5];[$Feuille2.$A$6])" office:value-type="string" office:string-value="(SELECT TIMESTAMP_TO_SEC(TIMESTAMP(&quot;2012-09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9&quot; GROUP EACH BY repository_created_at))">
            <text:p>(SELECT TIMESTAMP_TO_SEC(TIMESTAMP("2012-09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9" GROUP EACH BY repository_created_at))</text:p>
          </table:table-cell>
          <table:table-cell table:formula="of:=MOD([.$H$1]*[.A184];[.$K$1])" office:value-type="float" office:value="581">
            <text:p/>
          </table:table-cell>
          <table:table-cell table:formula="of:=IF([.D184]=[.$H$1];&quot;TRUE&quot;;&quot;&quot;)">
            <text:p/>
          </table:table-cell>
          <table:table-cell table:formula="of:=CONCATENATE(IF([.E184]=&quot;TRUE&quot;;[$Feuille2.$A$14];&quot;&quot;);[.C184];IF([.E185]&lt;&gt;&quot;TRUE&quot;;&quot;, &quot;;&quot;&quot;))" office:value-type="string" office:string-value="(SELECT TIMESTAMP_TO_SEC(TIMESTAMP(&quot;2012-09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09&quot; GROUP EACH BY repository_created_at)), ">
            <text:p>(SELECT TIMESTAMP_TO_SEC(TIMESTAMP("2012-09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4">
            <text:p>184</text:p>
          </table:table-cell>
          <table:table-cell table:style-name="ce1" office:value-type="string">
            <text:p>2012-09-10</text:p>
          </table:table-cell>
          <table:table-cell table:formula="of:=CONCATENATE([$Feuille2.$A$1];[.B185];[$Feuille2.$A$2];[$Feuille2.$A$3];[$Feuille2.$A$4];[.B185];[$Feuille2.$A$5];[$Feuille2.$A$6])" office:value-type="string" office:string-value="(SELECT TIMESTAMP_TO_SEC(TIMESTAMP(&quot;2012-09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0&quot; GROUP EACH BY repository_created_at))">
            <text:p>(SELECT TIMESTAMP_TO_SEC(TIMESTAMP("2012-09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0" GROUP EACH BY repository_created_at))</text:p>
          </table:table-cell>
          <table:table-cell table:formula="of:=MOD([.$H$1]*[.A185];[.$K$1])" office:value-type="float" office:value="588">
            <text:p/>
          </table:table-cell>
          <table:table-cell table:formula="of:=IF([.D185]=[.$H$1];&quot;TRUE&quot;;&quot;&quot;)">
            <text:p/>
          </table:table-cell>
          <table:table-cell table:formula="of:=CONCATENATE(IF([.E185]=&quot;TRUE&quot;;[$Feuille2.$A$14];&quot;&quot;);[.C185];IF([.E186]&lt;&gt;&quot;TRUE&quot;;&quot;, &quot;;&quot;&quot;))" office:value-type="string" office:string-value="(SELECT TIMESTAMP_TO_SEC(TIMESTAMP(&quot;2012-09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0&quot; GROUP EACH BY repository_created_at)), ">
            <text:p>(SELECT TIMESTAMP_TO_SEC(TIMESTAMP("2012-09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5">
            <text:p>185</text:p>
          </table:table-cell>
          <table:table-cell table:style-name="ce1" office:value-type="string">
            <text:p>2012-09-11</text:p>
          </table:table-cell>
          <table:table-cell table:formula="of:=CONCATENATE([$Feuille2.$A$1];[.B186];[$Feuille2.$A$2];[$Feuille2.$A$3];[$Feuille2.$A$4];[.B186];[$Feuille2.$A$5];[$Feuille2.$A$6])" office:value-type="string" office:string-value="(SELECT TIMESTAMP_TO_SEC(TIMESTAMP(&quot;2012-09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1&quot; GROUP EACH BY repository_created_at))">
            <text:p>(SELECT TIMESTAMP_TO_SEC(TIMESTAMP("2012-09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1" GROUP EACH BY repository_created_at))</text:p>
          </table:table-cell>
          <table:table-cell table:formula="of:=MOD([.$H$1]*[.A186];[.$K$1])" office:value-type="float" office:value="595">
            <text:p/>
          </table:table-cell>
          <table:table-cell table:formula="of:=IF([.D186]=[.$H$1];&quot;TRUE&quot;;&quot;&quot;)">
            <text:p/>
          </table:table-cell>
          <table:table-cell table:formula="of:=CONCATENATE(IF([.E186]=&quot;TRUE&quot;;[$Feuille2.$A$14];&quot;&quot;);[.C186];IF([.E187]&lt;&gt;&quot;TRUE&quot;;&quot;, &quot;;&quot;&quot;))" office:value-type="string" office:string-value="(SELECT TIMESTAMP_TO_SEC(TIMESTAMP(&quot;2012-09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1&quot; GROUP EACH BY repository_created_at)), ">
            <text:p>(SELECT TIMESTAMP_TO_SEC(TIMESTAMP("2012-09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6">
            <text:p>186</text:p>
          </table:table-cell>
          <table:table-cell table:style-name="ce1" office:value-type="string">
            <text:p>2012-09-12</text:p>
          </table:table-cell>
          <table:table-cell table:formula="of:=CONCATENATE([$Feuille2.$A$1];[.B187];[$Feuille2.$A$2];[$Feuille2.$A$3];[$Feuille2.$A$4];[.B187];[$Feuille2.$A$5];[$Feuille2.$A$6])" office:value-type="string" office:string-value="(SELECT TIMESTAMP_TO_SEC(TIMESTAMP(&quot;2012-09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2&quot; GROUP EACH BY repository_created_at))">
            <text:p>(SELECT TIMESTAMP_TO_SEC(TIMESTAMP("2012-09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2" GROUP EACH BY repository_created_at))</text:p>
          </table:table-cell>
          <table:table-cell table:formula="of:=MOD([.$H$1]*[.A187];[.$K$1])" office:value-type="float" office:value="602">
            <text:p/>
          </table:table-cell>
          <table:table-cell table:formula="of:=IF([.D187]=[.$H$1];&quot;TRUE&quot;;&quot;&quot;)">
            <text:p/>
          </table:table-cell>
          <table:table-cell table:formula="of:=CONCATENATE(IF([.E187]=&quot;TRUE&quot;;[$Feuille2.$A$14];&quot;&quot;);[.C187];IF([.E188]&lt;&gt;&quot;TRUE&quot;;&quot;, &quot;;&quot;&quot;))" office:value-type="string" office:string-value="(SELECT TIMESTAMP_TO_SEC(TIMESTAMP(&quot;2012-09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2&quot; GROUP EACH BY repository_created_at)), ">
            <text:p>(SELECT TIMESTAMP_TO_SEC(TIMESTAMP("2012-09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7">
            <text:p>187</text:p>
          </table:table-cell>
          <table:table-cell table:style-name="ce1" office:value-type="string">
            <text:p>2012-09-13</text:p>
          </table:table-cell>
          <table:table-cell table:formula="of:=CONCATENATE([$Feuille2.$A$1];[.B188];[$Feuille2.$A$2];[$Feuille2.$A$3];[$Feuille2.$A$4];[.B188];[$Feuille2.$A$5];[$Feuille2.$A$6])" office:value-type="string" office:string-value="(SELECT TIMESTAMP_TO_SEC(TIMESTAMP(&quot;2012-09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3&quot; GROUP EACH BY repository_created_at))">
            <text:p>(SELECT TIMESTAMP_TO_SEC(TIMESTAMP("2012-09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3" GROUP EACH BY repository_created_at))</text:p>
          </table:table-cell>
          <table:table-cell table:formula="of:=MOD([.$H$1]*[.A188];[.$K$1])" office:value-type="float" office:value="609">
            <text:p/>
          </table:table-cell>
          <table:table-cell table:formula="of:=IF([.D188]=[.$H$1];&quot;TRUE&quot;;&quot;&quot;)">
            <text:p/>
          </table:table-cell>
          <table:table-cell table:formula="of:=CONCATENATE(IF([.E188]=&quot;TRUE&quot;;[$Feuille2.$A$14];&quot;&quot;);[.C188];IF([.E189]&lt;&gt;&quot;TRUE&quot;;&quot;, &quot;;&quot;&quot;))" office:value-type="string" office:string-value="(SELECT TIMESTAMP_TO_SEC(TIMESTAMP(&quot;2012-09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3&quot; GROUP EACH BY repository_created_at)), ">
            <text:p>(SELECT TIMESTAMP_TO_SEC(TIMESTAMP("2012-09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8">
            <text:p>188</text:p>
          </table:table-cell>
          <table:table-cell table:style-name="ce1" office:value-type="string">
            <text:p>2012-09-14</text:p>
          </table:table-cell>
          <table:table-cell table:formula="of:=CONCATENATE([$Feuille2.$A$1];[.B189];[$Feuille2.$A$2];[$Feuille2.$A$3];[$Feuille2.$A$4];[.B189];[$Feuille2.$A$5];[$Feuille2.$A$6])" office:value-type="string" office:string-value="(SELECT TIMESTAMP_TO_SEC(TIMESTAMP(&quot;2012-09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4&quot; GROUP EACH BY repository_created_at))">
            <text:p>(SELECT TIMESTAMP_TO_SEC(TIMESTAMP("2012-09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4" GROUP EACH BY repository_created_at))</text:p>
          </table:table-cell>
          <table:table-cell table:formula="of:=MOD([.$H$1]*[.A189];[.$K$1])" office:value-type="float" office:value="616">
            <text:p/>
          </table:table-cell>
          <table:table-cell table:formula="of:=IF([.D189]=[.$H$1];&quot;TRUE&quot;;&quot;&quot;)">
            <text:p/>
          </table:table-cell>
          <table:table-cell table:formula="of:=CONCATENATE(IF([.E189]=&quot;TRUE&quot;;[$Feuille2.$A$14];&quot;&quot;);[.C189];IF([.E190]&lt;&gt;&quot;TRUE&quot;;&quot;, &quot;;&quot;&quot;))" office:value-type="string" office:string-value="(SELECT TIMESTAMP_TO_SEC(TIMESTAMP(&quot;2012-09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4&quot; GROUP EACH BY repository_created_at)), ">
            <text:p>(SELECT TIMESTAMP_TO_SEC(TIMESTAMP("2012-09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89">
            <text:p>189</text:p>
          </table:table-cell>
          <table:table-cell table:style-name="ce1" office:value-type="string">
            <text:p>2012-09-15</text:p>
          </table:table-cell>
          <table:table-cell table:formula="of:=CONCATENATE([$Feuille2.$A$1];[.B190];[$Feuille2.$A$2];[$Feuille2.$A$3];[$Feuille2.$A$4];[.B190];[$Feuille2.$A$5];[$Feuille2.$A$6])" office:value-type="string" office:string-value="(SELECT TIMESTAMP_TO_SEC(TIMESTAMP(&quot;2012-09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5&quot; GROUP EACH BY repository_created_at))">
            <text:p>(SELECT TIMESTAMP_TO_SEC(TIMESTAMP("2012-09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5" GROUP EACH BY repository_created_at))</text:p>
          </table:table-cell>
          <table:table-cell table:formula="of:=MOD([.$H$1]*[.A190];[.$K$1])" office:value-type="float" office:value="623">
            <text:p/>
          </table:table-cell>
          <table:table-cell table:formula="of:=IF([.D190]=[.$H$1];&quot;TRUE&quot;;&quot;&quot;)">
            <text:p/>
          </table:table-cell>
          <table:table-cell table:formula="of:=CONCATENATE(IF([.E190]=&quot;TRUE&quot;;[$Feuille2.$A$14];&quot;&quot;);[.C190];IF([.E191]&lt;&gt;&quot;TRUE&quot;;&quot;, &quot;;&quot;&quot;))" office:value-type="string" office:string-value="(SELECT TIMESTAMP_TO_SEC(TIMESTAMP(&quot;2012-09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5&quot; GROUP EACH BY repository_created_at)), ">
            <text:p>(SELECT TIMESTAMP_TO_SEC(TIMESTAMP("2012-09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0">
            <text:p>190</text:p>
          </table:table-cell>
          <table:table-cell table:style-name="ce1" office:value-type="string">
            <text:p>2012-09-16</text:p>
          </table:table-cell>
          <table:table-cell table:formula="of:=CONCATENATE([$Feuille2.$A$1];[.B191];[$Feuille2.$A$2];[$Feuille2.$A$3];[$Feuille2.$A$4];[.B191];[$Feuille2.$A$5];[$Feuille2.$A$6])" office:value-type="string" office:string-value="(SELECT TIMESTAMP_TO_SEC(TIMESTAMP(&quot;2012-09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6&quot; GROUP EACH BY repository_created_at))">
            <text:p>(SELECT TIMESTAMP_TO_SEC(TIMESTAMP("2012-09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6" GROUP EACH BY repository_created_at))</text:p>
          </table:table-cell>
          <table:table-cell table:formula="of:=MOD([.$H$1]*[.A191];[.$K$1])" office:value-type="float" office:value="630">
            <text:p/>
          </table:table-cell>
          <table:table-cell table:formula="of:=IF([.D191]=[.$H$1];&quot;TRUE&quot;;&quot;&quot;)">
            <text:p/>
          </table:table-cell>
          <table:table-cell table:formula="of:=CONCATENATE(IF([.E191]=&quot;TRUE&quot;;[$Feuille2.$A$14];&quot;&quot;);[.C191];IF([.E192]&lt;&gt;&quot;TRUE&quot;;&quot;, &quot;;&quot;&quot;))" office:value-type="string" office:string-value="(SELECT TIMESTAMP_TO_SEC(TIMESTAMP(&quot;2012-09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6&quot; GROUP EACH BY repository_created_at)), ">
            <text:p>(SELECT TIMESTAMP_TO_SEC(TIMESTAMP("2012-09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1">
            <text:p>191</text:p>
          </table:table-cell>
          <table:table-cell table:style-name="ce1" office:value-type="string">
            <text:p>2012-09-17</text:p>
          </table:table-cell>
          <table:table-cell table:formula="of:=CONCATENATE([$Feuille2.$A$1];[.B192];[$Feuille2.$A$2];[$Feuille2.$A$3];[$Feuille2.$A$4];[.B192];[$Feuille2.$A$5];[$Feuille2.$A$6])" office:value-type="string" office:string-value="(SELECT TIMESTAMP_TO_SEC(TIMESTAMP(&quot;2012-09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7&quot; GROUP EACH BY repository_created_at))">
            <text:p>(SELECT TIMESTAMP_TO_SEC(TIMESTAMP("2012-09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7" GROUP EACH BY repository_created_at))</text:p>
          </table:table-cell>
          <table:table-cell table:formula="of:=MOD([.$H$1]*[.A192];[.$K$1])" office:value-type="float" office:value="637">
            <text:p/>
          </table:table-cell>
          <table:table-cell table:formula="of:=IF([.D192]=[.$H$1];&quot;TRUE&quot;;&quot;&quot;)">
            <text:p/>
          </table:table-cell>
          <table:table-cell table:formula="of:=CONCATENATE(IF([.E192]=&quot;TRUE&quot;;[$Feuille2.$A$14];&quot;&quot;);[.C192];IF([.E193]&lt;&gt;&quot;TRUE&quot;;&quot;, &quot;;&quot;&quot;))" office:value-type="string" office:string-value="(SELECT TIMESTAMP_TO_SEC(TIMESTAMP(&quot;2012-09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7&quot; GROUP EACH BY repository_created_at)), ">
            <text:p>(SELECT TIMESTAMP_TO_SEC(TIMESTAMP("2012-09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2">
            <text:p>192</text:p>
          </table:table-cell>
          <table:table-cell table:style-name="ce1" office:value-type="string">
            <text:p>2012-09-18</text:p>
          </table:table-cell>
          <table:table-cell table:formula="of:=CONCATENATE([$Feuille2.$A$1];[.B193];[$Feuille2.$A$2];[$Feuille2.$A$3];[$Feuille2.$A$4];[.B193];[$Feuille2.$A$5];[$Feuille2.$A$6])" office:value-type="string" office:string-value="(SELECT TIMESTAMP_TO_SEC(TIMESTAMP(&quot;2012-09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8&quot; GROUP EACH BY repository_created_at))">
            <text:p>(SELECT TIMESTAMP_TO_SEC(TIMESTAMP("2012-09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8" GROUP EACH BY repository_created_at))</text:p>
          </table:table-cell>
          <table:table-cell table:formula="of:=MOD([.$H$1]*[.A193];[.$K$1])" office:value-type="float" office:value="644">
            <text:p/>
          </table:table-cell>
          <table:table-cell table:formula="of:=IF([.D193]=[.$H$1];&quot;TRUE&quot;;&quot;&quot;)">
            <text:p/>
          </table:table-cell>
          <table:table-cell table:formula="of:=CONCATENATE(IF([.E193]=&quot;TRUE&quot;;[$Feuille2.$A$14];&quot;&quot;);[.C193];IF([.E194]&lt;&gt;&quot;TRUE&quot;;&quot;, &quot;;&quot;&quot;))" office:value-type="string" office:string-value="(SELECT TIMESTAMP_TO_SEC(TIMESTAMP(&quot;2012-09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8&quot; GROUP EACH BY repository_created_at)), ">
            <text:p>(SELECT TIMESTAMP_TO_SEC(TIMESTAMP("2012-09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3">
            <text:p>193</text:p>
          </table:table-cell>
          <table:table-cell table:style-name="ce1" office:value-type="string">
            <text:p>2012-09-19</text:p>
          </table:table-cell>
          <table:table-cell table:formula="of:=CONCATENATE([$Feuille2.$A$1];[.B194];[$Feuille2.$A$2];[$Feuille2.$A$3];[$Feuille2.$A$4];[.B194];[$Feuille2.$A$5];[$Feuille2.$A$6])" office:value-type="string" office:string-value="(SELECT TIMESTAMP_TO_SEC(TIMESTAMP(&quot;2012-09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9&quot; GROUP EACH BY repository_created_at))">
            <text:p>(SELECT TIMESTAMP_TO_SEC(TIMESTAMP("2012-09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9" GROUP EACH BY repository_created_at))</text:p>
          </table:table-cell>
          <table:table-cell table:formula="of:=MOD([.$H$1]*[.A194];[.$K$1])" office:value-type="float" office:value="651">
            <text:p/>
          </table:table-cell>
          <table:table-cell table:formula="of:=IF([.D194]=[.$H$1];&quot;TRUE&quot;;&quot;&quot;)">
            <text:p/>
          </table:table-cell>
          <table:table-cell table:formula="of:=CONCATENATE(IF([.E194]=&quot;TRUE&quot;;[$Feuille2.$A$14];&quot;&quot;);[.C194];IF([.E195]&lt;&gt;&quot;TRUE&quot;;&quot;, &quot;;&quot;&quot;))" office:value-type="string" office:string-value="(SELECT TIMESTAMP_TO_SEC(TIMESTAMP(&quot;2012-09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19&quot; GROUP EACH BY repository_created_at)), ">
            <text:p>(SELECT TIMESTAMP_TO_SEC(TIMESTAMP("2012-09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4">
            <text:p>194</text:p>
          </table:table-cell>
          <table:table-cell table:style-name="ce1" office:value-type="string">
            <text:p>2012-09-20</text:p>
          </table:table-cell>
          <table:table-cell table:formula="of:=CONCATENATE([$Feuille2.$A$1];[.B195];[$Feuille2.$A$2];[$Feuille2.$A$3];[$Feuille2.$A$4];[.B195];[$Feuille2.$A$5];[$Feuille2.$A$6])" office:value-type="string" office:string-value="(SELECT TIMESTAMP_TO_SEC(TIMESTAMP(&quot;2012-09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0&quot; GROUP EACH BY repository_created_at))">
            <text:p>(SELECT TIMESTAMP_TO_SEC(TIMESTAMP("2012-09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0" GROUP EACH BY repository_created_at))</text:p>
          </table:table-cell>
          <table:table-cell table:formula="of:=MOD([.$H$1]*[.A195];[.$K$1])" office:value-type="float" office:value="658">
            <text:p/>
          </table:table-cell>
          <table:table-cell table:formula="of:=IF([.D195]=[.$H$1];&quot;TRUE&quot;;&quot;&quot;)">
            <text:p/>
          </table:table-cell>
          <table:table-cell table:formula="of:=CONCATENATE(IF([.E195]=&quot;TRUE&quot;;[$Feuille2.$A$14];&quot;&quot;);[.C195];IF([.E196]&lt;&gt;&quot;TRUE&quot;;&quot;, &quot;;&quot;&quot;))" office:value-type="string" office:string-value="(SELECT TIMESTAMP_TO_SEC(TIMESTAMP(&quot;2012-09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0&quot; GROUP EACH BY repository_created_at)), ">
            <text:p>(SELECT TIMESTAMP_TO_SEC(TIMESTAMP("2012-09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5">
            <text:p>195</text:p>
          </table:table-cell>
          <table:table-cell table:style-name="ce1" office:value-type="string">
            <text:p>2012-09-21</text:p>
          </table:table-cell>
          <table:table-cell table:formula="of:=CONCATENATE([$Feuille2.$A$1];[.B196];[$Feuille2.$A$2];[$Feuille2.$A$3];[$Feuille2.$A$4];[.B196];[$Feuille2.$A$5];[$Feuille2.$A$6])" office:value-type="string" office:string-value="(SELECT TIMESTAMP_TO_SEC(TIMESTAMP(&quot;2012-09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1&quot; GROUP EACH BY repository_created_at))">
            <text:p>(SELECT TIMESTAMP_TO_SEC(TIMESTAMP("2012-09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1" GROUP EACH BY repository_created_at))</text:p>
          </table:table-cell>
          <table:table-cell table:formula="of:=MOD([.$H$1]*[.A196];[.$K$1])" office:value-type="float" office:value="665">
            <text:p/>
          </table:table-cell>
          <table:table-cell table:formula="of:=IF([.D196]=[.$H$1];&quot;TRUE&quot;;&quot;&quot;)">
            <text:p/>
          </table:table-cell>
          <table:table-cell table:formula="of:=CONCATENATE(IF([.E196]=&quot;TRUE&quot;;[$Feuille2.$A$14];&quot;&quot;);[.C196];IF([.E197]&lt;&gt;&quot;TRUE&quot;;&quot;, &quot;;&quot;&quot;))" office:value-type="string" office:string-value="(SELECT TIMESTAMP_TO_SEC(TIMESTAMP(&quot;2012-09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1&quot; GROUP EACH BY repository_created_at)), ">
            <text:p>(SELECT TIMESTAMP_TO_SEC(TIMESTAMP("2012-09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6">
            <text:p>196</text:p>
          </table:table-cell>
          <table:table-cell table:style-name="ce1" office:value-type="string">
            <text:p>2012-09-22</text:p>
          </table:table-cell>
          <table:table-cell table:formula="of:=CONCATENATE([$Feuille2.$A$1];[.B197];[$Feuille2.$A$2];[$Feuille2.$A$3];[$Feuille2.$A$4];[.B197];[$Feuille2.$A$5];[$Feuille2.$A$6])" office:value-type="string" office:string-value="(SELECT TIMESTAMP_TO_SEC(TIMESTAMP(&quot;2012-09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2&quot; GROUP EACH BY repository_created_at))">
            <text:p>(SELECT TIMESTAMP_TO_SEC(TIMESTAMP("2012-09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2" GROUP EACH BY repository_created_at))</text:p>
          </table:table-cell>
          <table:table-cell table:formula="of:=MOD([.$H$1]*[.A197];[.$K$1])" office:value-type="float" office:value="672">
            <text:p/>
          </table:table-cell>
          <table:table-cell table:formula="of:=IF([.D197]=[.$H$1];&quot;TRUE&quot;;&quot;&quot;)">
            <text:p/>
          </table:table-cell>
          <table:table-cell table:formula="of:=CONCATENATE(IF([.E197]=&quot;TRUE&quot;;[$Feuille2.$A$14];&quot;&quot;);[.C197];IF([.E198]&lt;&gt;&quot;TRUE&quot;;&quot;, &quot;;&quot;&quot;))" office:value-type="string" office:string-value="(SELECT TIMESTAMP_TO_SEC(TIMESTAMP(&quot;2012-09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2&quot; GROUP EACH BY repository_created_at)), ">
            <text:p>(SELECT TIMESTAMP_TO_SEC(TIMESTAMP("2012-09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7">
            <text:p>197</text:p>
          </table:table-cell>
          <table:table-cell table:style-name="ce1" office:value-type="string">
            <text:p>2012-09-23</text:p>
          </table:table-cell>
          <table:table-cell table:formula="of:=CONCATENATE([$Feuille2.$A$1];[.B198];[$Feuille2.$A$2];[$Feuille2.$A$3];[$Feuille2.$A$4];[.B198];[$Feuille2.$A$5];[$Feuille2.$A$6])" office:value-type="string" office:string-value="(SELECT TIMESTAMP_TO_SEC(TIMESTAMP(&quot;2012-09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3&quot; GROUP EACH BY repository_created_at))">
            <text:p>(SELECT TIMESTAMP_TO_SEC(TIMESTAMP("2012-09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3" GROUP EACH BY repository_created_at))</text:p>
          </table:table-cell>
          <table:table-cell table:formula="of:=MOD([.$H$1]*[.A198];[.$K$1])" office:value-type="float" office:value="679">
            <text:p/>
          </table:table-cell>
          <table:table-cell table:formula="of:=IF([.D198]=[.$H$1];&quot;TRUE&quot;;&quot;&quot;)">
            <text:p/>
          </table:table-cell>
          <table:table-cell table:formula="of:=CONCATENATE(IF([.E198]=&quot;TRUE&quot;;[$Feuille2.$A$14];&quot;&quot;);[.C198];IF([.E199]&lt;&gt;&quot;TRUE&quot;;&quot;, &quot;;&quot;&quot;))" office:value-type="string" office:string-value="(SELECT TIMESTAMP_TO_SEC(TIMESTAMP(&quot;2012-09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3&quot; GROUP EACH BY repository_created_at)), ">
            <text:p>(SELECT TIMESTAMP_TO_SEC(TIMESTAMP("2012-09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8">
            <text:p>198</text:p>
          </table:table-cell>
          <table:table-cell table:style-name="ce1" office:value-type="string">
            <text:p>2012-09-24</text:p>
          </table:table-cell>
          <table:table-cell table:formula="of:=CONCATENATE([$Feuille2.$A$1];[.B199];[$Feuille2.$A$2];[$Feuille2.$A$3];[$Feuille2.$A$4];[.B199];[$Feuille2.$A$5];[$Feuille2.$A$6])" office:value-type="string" office:string-value="(SELECT TIMESTAMP_TO_SEC(TIMESTAMP(&quot;2012-09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4&quot; GROUP EACH BY repository_created_at))">
            <text:p>(SELECT TIMESTAMP_TO_SEC(TIMESTAMP("2012-09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4" GROUP EACH BY repository_created_at))</text:p>
          </table:table-cell>
          <table:table-cell table:formula="of:=MOD([.$H$1]*[.A199];[.$K$1])" office:value-type="float" office:value="686">
            <text:p/>
          </table:table-cell>
          <table:table-cell table:formula="of:=IF([.D199]=[.$H$1];&quot;TRUE&quot;;&quot;&quot;)">
            <text:p/>
          </table:table-cell>
          <table:table-cell table:formula="of:=CONCATENATE(IF([.E199]=&quot;TRUE&quot;;[$Feuille2.$A$14];&quot;&quot;);[.C199];IF([.E200]&lt;&gt;&quot;TRUE&quot;;&quot;, &quot;;&quot;&quot;))" office:value-type="string" office:string-value="(SELECT TIMESTAMP_TO_SEC(TIMESTAMP(&quot;2012-09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4&quot; GROUP EACH BY repository_created_at)), ">
            <text:p>(SELECT TIMESTAMP_TO_SEC(TIMESTAMP("2012-09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199">
            <text:p>199</text:p>
          </table:table-cell>
          <table:table-cell table:style-name="ce1" office:value-type="string">
            <text:p>2012-09-25</text:p>
          </table:table-cell>
          <table:table-cell table:formula="of:=CONCATENATE([$Feuille2.$A$1];[.B200];[$Feuille2.$A$2];[$Feuille2.$A$3];[$Feuille2.$A$4];[.B200];[$Feuille2.$A$5];[$Feuille2.$A$6])" office:value-type="string" office:string-value="(SELECT TIMESTAMP_TO_SEC(TIMESTAMP(&quot;2012-09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5&quot; GROUP EACH BY repository_created_at))">
            <text:p>(SELECT TIMESTAMP_TO_SEC(TIMESTAMP("2012-09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5" GROUP EACH BY repository_created_at))</text:p>
          </table:table-cell>
          <table:table-cell table:formula="of:=MOD([.$H$1]*[.A200];[.$K$1])" office:value-type="float" office:value="693">
            <text:p/>
          </table:table-cell>
          <table:table-cell table:formula="of:=IF([.D200]=[.$H$1];&quot;TRUE&quot;;&quot;&quot;)">
            <text:p/>
          </table:table-cell>
          <table:table-cell table:formula="of:=CONCATENATE(IF([.E200]=&quot;TRUE&quot;;[$Feuille2.$A$14];&quot;&quot;);[.C200];IF([.E201]&lt;&gt;&quot;TRUE&quot;;&quot;, &quot;;&quot;&quot;))" office:value-type="string" office:string-value="(SELECT TIMESTAMP_TO_SEC(TIMESTAMP(&quot;2012-09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5&quot; GROUP EACH BY repository_created_at)), ">
            <text:p>(SELECT TIMESTAMP_TO_SEC(TIMESTAMP("2012-09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string">
            <text:p>2012-09-26</text:p>
          </table:table-cell>
          <table:table-cell table:formula="of:=CONCATENATE([$Feuille2.$A$1];[.B201];[$Feuille2.$A$2];[$Feuille2.$A$3];[$Feuille2.$A$4];[.B201];[$Feuille2.$A$5];[$Feuille2.$A$6])" office:value-type="string" office:string-value="(SELECT TIMESTAMP_TO_SEC(TIMESTAMP(&quot;2012-09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6&quot; GROUP EACH BY repository_created_at))">
            <text:p>(SELECT TIMESTAMP_TO_SEC(TIMESTAMP("2012-09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6" GROUP EACH BY repository_created_at))</text:p>
          </table:table-cell>
          <table:table-cell table:formula="of:=MOD([.$H$1]*[.A201];[.$K$1])" office:value-type="float" office:value="0">
            <text:p>0</text:p>
          </table:table-cell>
          <table:table-cell table:formula="of:=IF([.D201]=[.$H$1];&quot;TRUE&quot;;&quot;&quot;)">
            <text:p/>
          </table:table-cell>
          <table:table-cell table:formula="of:=CONCATENATE(IF([.E201]=&quot;TRUE&quot;;[$Feuille2.$A$14];&quot;&quot;);[.C201];IF([.E202]&lt;&gt;&quot;TRUE&quot;;&quot;, &quot;;&quot;&quot;))" office:value-type="string" office:string-value="(SELECT TIMESTAMP_TO_SEC(TIMESTAMP(&quot;2012-09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6&quot; GROUP EACH BY repository_created_at))">
            <text:p>(SELECT TIMESTAMP_TO_SEC(TIMESTAMP("2012-09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6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201">
            <text:p>201</text:p>
          </table:table-cell>
          <table:table-cell table:style-name="ce1" office:value-type="string">
            <text:p>2012-09-27</text:p>
          </table:table-cell>
          <table:table-cell table:formula="of:=CONCATENATE([$Feuille2.$A$1];[.B202];[$Feuille2.$A$2];[$Feuille2.$A$3];[$Feuille2.$A$4];[.B202];[$Feuille2.$A$5];[$Feuille2.$A$6])" office:value-type="string" office:string-value="(SELECT TIMESTAMP_TO_SEC(TIMESTAMP(&quot;2012-09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7&quot; GROUP EACH BY repository_created_at))">
            <text:p>(SELECT TIMESTAMP_TO_SEC(TIMESTAMP("2012-09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7" GROUP EACH BY repository_created_at))</text:p>
          </table:table-cell>
          <table:table-cell table:formula="of:=MOD([.$H$1]*[.A202];[.$K$1])" office:value-type="float" office:value="7">
            <text:p/>
          </table:table-cell>
          <table:table-cell table:formula="of:=IF([.D202]=[.$H$1];&quot;TRUE&quot;;&quot;&quot;)" office:value-type="string" office:string-value="TRUE">
            <text:p>TRUE</text:p>
          </table:table-cell>
          <table:table-cell table:formula="of:=CONCATENATE(IF([.E202]=&quot;TRUE&quot;;[$Feuille2.$A$14];&quot;&quot;);[.C202];IF([.E203]&lt;&gt;&quot;TRUE&quot;;&quot;, &quot;;&quot;&quot;))" office:value-type="string" office:string-value="SELECT * FROM (SELECT TIMESTAMP_TO_SEC(TIMESTAMP(&quot;2012-09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7&quot; GROUP EACH BY repository_created_at)), ">
            <text:p>SELECT * FROM (SELECT TIMESTAMP_TO_SEC(TIMESTAMP("2012-09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7" GROUP EACH BY repository_created_at)), </text:p>
          </table:table-cell>
          <table:table-cell table:number-columns-repeated="14"/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style-name="ce1" office:value-type="string">
            <text:p>2012-09-28</text:p>
          </table:table-cell>
          <table:table-cell table:formula="of:=CONCATENATE([$Feuille2.$A$1];[.B203];[$Feuille2.$A$2];[$Feuille2.$A$3];[$Feuille2.$A$4];[.B203];[$Feuille2.$A$5];[$Feuille2.$A$6])" office:value-type="string" office:string-value="(SELECT TIMESTAMP_TO_SEC(TIMESTAMP(&quot;2012-09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8&quot; GROUP EACH BY repository_created_at))">
            <text:p>(SELECT TIMESTAMP_TO_SEC(TIMESTAMP("2012-09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8" GROUP EACH BY repository_created_at))</text:p>
          </table:table-cell>
          <table:table-cell table:formula="of:=MOD([.$H$1]*[.A203];[.$K$1])" office:value-type="float" office:value="14">
            <text:p/>
          </table:table-cell>
          <table:table-cell table:formula="of:=IF([.D203]=[.$H$1];&quot;TRUE&quot;;&quot;&quot;)">
            <text:p/>
          </table:table-cell>
          <table:table-cell table:formula="of:=CONCATENATE(IF([.E203]=&quot;TRUE&quot;;[$Feuille2.$A$14];&quot;&quot;);[.C203];IF([.E204]&lt;&gt;&quot;TRUE&quot;;&quot;, &quot;;&quot;&quot;))" office:value-type="string" office:string-value="(SELECT TIMESTAMP_TO_SEC(TIMESTAMP(&quot;2012-09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8&quot; GROUP EACH BY repository_created_at)), ">
            <text:p>(SELECT TIMESTAMP_TO_SEC(TIMESTAMP("2012-09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3">
            <text:p>203</text:p>
          </table:table-cell>
          <table:table-cell table:style-name="ce1" office:value-type="string">
            <text:p>2012-09-29</text:p>
          </table:table-cell>
          <table:table-cell table:formula="of:=CONCATENATE([$Feuille2.$A$1];[.B204];[$Feuille2.$A$2];[$Feuille2.$A$3];[$Feuille2.$A$4];[.B204];[$Feuille2.$A$5];[$Feuille2.$A$6])" office:value-type="string" office:string-value="(SELECT TIMESTAMP_TO_SEC(TIMESTAMP(&quot;2012-09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9&quot; GROUP EACH BY repository_created_at))">
            <text:p>(SELECT TIMESTAMP_TO_SEC(TIMESTAMP("2012-09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9" GROUP EACH BY repository_created_at))</text:p>
          </table:table-cell>
          <table:table-cell table:formula="of:=MOD([.$H$1]*[.A204];[.$K$1])" office:value-type="float" office:value="21">
            <text:p/>
          </table:table-cell>
          <table:table-cell table:formula="of:=IF([.D204]=[.$H$1];&quot;TRUE&quot;;&quot;&quot;)">
            <text:p/>
          </table:table-cell>
          <table:table-cell table:formula="of:=CONCATENATE(IF([.E204]=&quot;TRUE&quot;;[$Feuille2.$A$14];&quot;&quot;);[.C204];IF([.E205]&lt;&gt;&quot;TRUE&quot;;&quot;, &quot;;&quot;&quot;))" office:value-type="string" office:string-value="(SELECT TIMESTAMP_TO_SEC(TIMESTAMP(&quot;2012-09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29&quot; GROUP EACH BY repository_created_at)), ">
            <text:p>(SELECT TIMESTAMP_TO_SEC(TIMESTAMP("2012-09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4">
            <text:p>204</text:p>
          </table:table-cell>
          <table:table-cell table:style-name="ce1" office:value-type="string">
            <text:p>2012-09-30</text:p>
          </table:table-cell>
          <table:table-cell table:formula="of:=CONCATENATE([$Feuille2.$A$1];[.B205];[$Feuille2.$A$2];[$Feuille2.$A$3];[$Feuille2.$A$4];[.B205];[$Feuille2.$A$5];[$Feuille2.$A$6])" office:value-type="string" office:string-value="(SELECT TIMESTAMP_TO_SEC(TIMESTAMP(&quot;2012-09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30&quot; GROUP EACH BY repository_created_at))">
            <text:p>(SELECT TIMESTAMP_TO_SEC(TIMESTAMP("2012-09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30" GROUP EACH BY repository_created_at))</text:p>
          </table:table-cell>
          <table:table-cell table:formula="of:=MOD([.$H$1]*[.A205];[.$K$1])" office:value-type="float" office:value="28">
            <text:p/>
          </table:table-cell>
          <table:table-cell table:formula="of:=IF([.D205]=[.$H$1];&quot;TRUE&quot;;&quot;&quot;)">
            <text:p/>
          </table:table-cell>
          <table:table-cell table:formula="of:=CONCATENATE(IF([.E205]=&quot;TRUE&quot;;[$Feuille2.$A$14];&quot;&quot;);[.C205];IF([.E206]&lt;&gt;&quot;TRUE&quot;;&quot;, &quot;;&quot;&quot;))" office:value-type="string" office:string-value="(SELECT TIMESTAMP_TO_SEC(TIMESTAMP(&quot;2012-09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09-30&quot; GROUP EACH BY repository_created_at)), ">
            <text:p>(SELECT TIMESTAMP_TO_SEC(TIMESTAMP("2012-09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09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5">
            <text:p>205</text:p>
          </table:table-cell>
          <table:table-cell table:style-name="ce1" office:value-type="string">
            <text:p>2012-10-01</text:p>
          </table:table-cell>
          <table:table-cell table:formula="of:=CONCATENATE([$Feuille2.$A$1];[.B206];[$Feuille2.$A$2];[$Feuille2.$A$3];[$Feuille2.$A$4];[.B206];[$Feuille2.$A$5];[$Feuille2.$A$6])" office:value-type="string" office:string-value="(SELECT TIMESTAMP_TO_SEC(TIMESTAMP(&quot;2012-10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1&quot; GROUP EACH BY repository_created_at))">
            <text:p>(SELECT TIMESTAMP_TO_SEC(TIMESTAMP("2012-10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1" GROUP EACH BY repository_created_at))</text:p>
          </table:table-cell>
          <table:table-cell table:formula="of:=MOD([.$H$1]*[.A206];[.$K$1])" office:value-type="float" office:value="35">
            <text:p/>
          </table:table-cell>
          <table:table-cell table:formula="of:=IF([.D206]=[.$H$1];&quot;TRUE&quot;;&quot;&quot;)">
            <text:p/>
          </table:table-cell>
          <table:table-cell table:formula="of:=CONCATENATE(IF([.E206]=&quot;TRUE&quot;;[$Feuille2.$A$14];&quot;&quot;);[.C206];IF([.E207]&lt;&gt;&quot;TRUE&quot;;&quot;, &quot;;&quot;&quot;))" office:value-type="string" office:string-value="(SELECT TIMESTAMP_TO_SEC(TIMESTAMP(&quot;2012-10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1&quot; GROUP EACH BY repository_created_at)), ">
            <text:p>(SELECT TIMESTAMP_TO_SEC(TIMESTAMP("2012-10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6">
            <text:p>206</text:p>
          </table:table-cell>
          <table:table-cell table:style-name="ce1" office:value-type="string">
            <text:p>2012-10-02</text:p>
          </table:table-cell>
          <table:table-cell table:formula="of:=CONCATENATE([$Feuille2.$A$1];[.B207];[$Feuille2.$A$2];[$Feuille2.$A$3];[$Feuille2.$A$4];[.B207];[$Feuille2.$A$5];[$Feuille2.$A$6])" office:value-type="string" office:string-value="(SELECT TIMESTAMP_TO_SEC(TIMESTAMP(&quot;2012-10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2&quot; GROUP EACH BY repository_created_at))">
            <text:p>(SELECT TIMESTAMP_TO_SEC(TIMESTAMP("2012-10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2" GROUP EACH BY repository_created_at))</text:p>
          </table:table-cell>
          <table:table-cell table:formula="of:=MOD([.$H$1]*[.A207];[.$K$1])" office:value-type="float" office:value="42">
            <text:p/>
          </table:table-cell>
          <table:table-cell table:formula="of:=IF([.D207]=[.$H$1];&quot;TRUE&quot;;&quot;&quot;)">
            <text:p/>
          </table:table-cell>
          <table:table-cell table:formula="of:=CONCATENATE(IF([.E207]=&quot;TRUE&quot;;[$Feuille2.$A$14];&quot;&quot;);[.C207];IF([.E208]&lt;&gt;&quot;TRUE&quot;;&quot;, &quot;;&quot;&quot;))" office:value-type="string" office:string-value="(SELECT TIMESTAMP_TO_SEC(TIMESTAMP(&quot;2012-10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2&quot; GROUP EACH BY repository_created_at)), ">
            <text:p>(SELECT TIMESTAMP_TO_SEC(TIMESTAMP("2012-10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7">
            <text:p>207</text:p>
          </table:table-cell>
          <table:table-cell table:style-name="ce1" office:value-type="string">
            <text:p>2012-10-03</text:p>
          </table:table-cell>
          <table:table-cell table:formula="of:=CONCATENATE([$Feuille2.$A$1];[.B208];[$Feuille2.$A$2];[$Feuille2.$A$3];[$Feuille2.$A$4];[.B208];[$Feuille2.$A$5];[$Feuille2.$A$6])" office:value-type="string" office:string-value="(SELECT TIMESTAMP_TO_SEC(TIMESTAMP(&quot;2012-10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3&quot; GROUP EACH BY repository_created_at))">
            <text:p>(SELECT TIMESTAMP_TO_SEC(TIMESTAMP("2012-10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3" GROUP EACH BY repository_created_at))</text:p>
          </table:table-cell>
          <table:table-cell table:formula="of:=MOD([.$H$1]*[.A208];[.$K$1])" office:value-type="float" office:value="49">
            <text:p/>
          </table:table-cell>
          <table:table-cell table:formula="of:=IF([.D208]=[.$H$1];&quot;TRUE&quot;;&quot;&quot;)">
            <text:p/>
          </table:table-cell>
          <table:table-cell table:formula="of:=CONCATENATE(IF([.E208]=&quot;TRUE&quot;;[$Feuille2.$A$14];&quot;&quot;);[.C208];IF([.E209]&lt;&gt;&quot;TRUE&quot;;&quot;, &quot;;&quot;&quot;))" office:value-type="string" office:string-value="(SELECT TIMESTAMP_TO_SEC(TIMESTAMP(&quot;2012-10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3&quot; GROUP EACH BY repository_created_at)), ">
            <text:p>(SELECT TIMESTAMP_TO_SEC(TIMESTAMP("2012-10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8">
            <text:p>208</text:p>
          </table:table-cell>
          <table:table-cell table:style-name="ce1" office:value-type="string">
            <text:p>2012-10-04</text:p>
          </table:table-cell>
          <table:table-cell table:formula="of:=CONCATENATE([$Feuille2.$A$1];[.B209];[$Feuille2.$A$2];[$Feuille2.$A$3];[$Feuille2.$A$4];[.B209];[$Feuille2.$A$5];[$Feuille2.$A$6])" office:value-type="string" office:string-value="(SELECT TIMESTAMP_TO_SEC(TIMESTAMP(&quot;2012-10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4&quot; GROUP EACH BY repository_created_at))">
            <text:p>(SELECT TIMESTAMP_TO_SEC(TIMESTAMP("2012-10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4" GROUP EACH BY repository_created_at))</text:p>
          </table:table-cell>
          <table:table-cell table:formula="of:=MOD([.$H$1]*[.A209];[.$K$1])" office:value-type="float" office:value="56">
            <text:p/>
          </table:table-cell>
          <table:table-cell table:formula="of:=IF([.D209]=[.$H$1];&quot;TRUE&quot;;&quot;&quot;)">
            <text:p/>
          </table:table-cell>
          <table:table-cell table:formula="of:=CONCATENATE(IF([.E209]=&quot;TRUE&quot;;[$Feuille2.$A$14];&quot;&quot;);[.C209];IF([.E210]&lt;&gt;&quot;TRUE&quot;;&quot;, &quot;;&quot;&quot;))" office:value-type="string" office:string-value="(SELECT TIMESTAMP_TO_SEC(TIMESTAMP(&quot;2012-10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4&quot; GROUP EACH BY repository_created_at)), ">
            <text:p>(SELECT TIMESTAMP_TO_SEC(TIMESTAMP("2012-10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09">
            <text:p>209</text:p>
          </table:table-cell>
          <table:table-cell table:style-name="ce1" office:value-type="string">
            <text:p>2012-10-05</text:p>
          </table:table-cell>
          <table:table-cell table:formula="of:=CONCATENATE([$Feuille2.$A$1];[.B210];[$Feuille2.$A$2];[$Feuille2.$A$3];[$Feuille2.$A$4];[.B210];[$Feuille2.$A$5];[$Feuille2.$A$6])" office:value-type="string" office:string-value="(SELECT TIMESTAMP_TO_SEC(TIMESTAMP(&quot;2012-10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5&quot; GROUP EACH BY repository_created_at))">
            <text:p>(SELECT TIMESTAMP_TO_SEC(TIMESTAMP("2012-10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5" GROUP EACH BY repository_created_at))</text:p>
          </table:table-cell>
          <table:table-cell table:formula="of:=MOD([.$H$1]*[.A210];[.$K$1])" office:value-type="float" office:value="63">
            <text:p/>
          </table:table-cell>
          <table:table-cell table:formula="of:=IF([.D210]=[.$H$1];&quot;TRUE&quot;;&quot;&quot;)">
            <text:p/>
          </table:table-cell>
          <table:table-cell table:formula="of:=CONCATENATE(IF([.E210]=&quot;TRUE&quot;;[$Feuille2.$A$14];&quot;&quot;);[.C210];IF([.E211]&lt;&gt;&quot;TRUE&quot;;&quot;, &quot;;&quot;&quot;))" office:value-type="string" office:string-value="(SELECT TIMESTAMP_TO_SEC(TIMESTAMP(&quot;2012-10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5&quot; GROUP EACH BY repository_created_at)), ">
            <text:p>(SELECT TIMESTAMP_TO_SEC(TIMESTAMP("2012-10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0">
            <text:p>210</text:p>
          </table:table-cell>
          <table:table-cell table:style-name="ce1" office:value-type="string">
            <text:p>2012-10-06</text:p>
          </table:table-cell>
          <table:table-cell table:formula="of:=CONCATENATE([$Feuille2.$A$1];[.B211];[$Feuille2.$A$2];[$Feuille2.$A$3];[$Feuille2.$A$4];[.B211];[$Feuille2.$A$5];[$Feuille2.$A$6])" office:value-type="string" office:string-value="(SELECT TIMESTAMP_TO_SEC(TIMESTAMP(&quot;2012-10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6&quot; GROUP EACH BY repository_created_at))">
            <text:p>(SELECT TIMESTAMP_TO_SEC(TIMESTAMP("2012-10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6" GROUP EACH BY repository_created_at))</text:p>
          </table:table-cell>
          <table:table-cell table:formula="of:=MOD([.$H$1]*[.A211];[.$K$1])" office:value-type="float" office:value="70">
            <text:p/>
          </table:table-cell>
          <table:table-cell table:formula="of:=IF([.D211]=[.$H$1];&quot;TRUE&quot;;&quot;&quot;)">
            <text:p/>
          </table:table-cell>
          <table:table-cell table:formula="of:=CONCATENATE(IF([.E211]=&quot;TRUE&quot;;[$Feuille2.$A$14];&quot;&quot;);[.C211];IF([.E212]&lt;&gt;&quot;TRUE&quot;;&quot;, &quot;;&quot;&quot;))" office:value-type="string" office:string-value="(SELECT TIMESTAMP_TO_SEC(TIMESTAMP(&quot;2012-10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6&quot; GROUP EACH BY repository_created_at)), ">
            <text:p>(SELECT TIMESTAMP_TO_SEC(TIMESTAMP("2012-10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1">
            <text:p>211</text:p>
          </table:table-cell>
          <table:table-cell table:style-name="ce1" office:value-type="string">
            <text:p>2012-10-07</text:p>
          </table:table-cell>
          <table:table-cell table:formula="of:=CONCATENATE([$Feuille2.$A$1];[.B212];[$Feuille2.$A$2];[$Feuille2.$A$3];[$Feuille2.$A$4];[.B212];[$Feuille2.$A$5];[$Feuille2.$A$6])" office:value-type="string" office:string-value="(SELECT TIMESTAMP_TO_SEC(TIMESTAMP(&quot;2012-10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7&quot; GROUP EACH BY repository_created_at))">
            <text:p>(SELECT TIMESTAMP_TO_SEC(TIMESTAMP("2012-10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7" GROUP EACH BY repository_created_at))</text:p>
          </table:table-cell>
          <table:table-cell table:formula="of:=MOD([.$H$1]*[.A212];[.$K$1])" office:value-type="float" office:value="77">
            <text:p/>
          </table:table-cell>
          <table:table-cell table:formula="of:=IF([.D212]=[.$H$1];&quot;TRUE&quot;;&quot;&quot;)">
            <text:p/>
          </table:table-cell>
          <table:table-cell table:formula="of:=CONCATENATE(IF([.E212]=&quot;TRUE&quot;;[$Feuille2.$A$14];&quot;&quot;);[.C212];IF([.E213]&lt;&gt;&quot;TRUE&quot;;&quot;, &quot;;&quot;&quot;))" office:value-type="string" office:string-value="(SELECT TIMESTAMP_TO_SEC(TIMESTAMP(&quot;2012-10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7&quot; GROUP EACH BY repository_created_at)), ">
            <text:p>(SELECT TIMESTAMP_TO_SEC(TIMESTAMP("2012-10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2">
            <text:p>212</text:p>
          </table:table-cell>
          <table:table-cell table:style-name="ce1" office:value-type="string">
            <text:p>2012-10-08</text:p>
          </table:table-cell>
          <table:table-cell table:formula="of:=CONCATENATE([$Feuille2.$A$1];[.B213];[$Feuille2.$A$2];[$Feuille2.$A$3];[$Feuille2.$A$4];[.B213];[$Feuille2.$A$5];[$Feuille2.$A$6])" office:value-type="string" office:string-value="(SELECT TIMESTAMP_TO_SEC(TIMESTAMP(&quot;2012-10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8&quot; GROUP EACH BY repository_created_at))">
            <text:p>(SELECT TIMESTAMP_TO_SEC(TIMESTAMP("2012-10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8" GROUP EACH BY repository_created_at))</text:p>
          </table:table-cell>
          <table:table-cell table:formula="of:=MOD([.$H$1]*[.A213];[.$K$1])" office:value-type="float" office:value="84">
            <text:p/>
          </table:table-cell>
          <table:table-cell table:formula="of:=IF([.D213]=[.$H$1];&quot;TRUE&quot;;&quot;&quot;)">
            <text:p/>
          </table:table-cell>
          <table:table-cell table:formula="of:=CONCATENATE(IF([.E213]=&quot;TRUE&quot;;[$Feuille2.$A$14];&quot;&quot;);[.C213];IF([.E214]&lt;&gt;&quot;TRUE&quot;;&quot;, &quot;;&quot;&quot;))" office:value-type="string" office:string-value="(SELECT TIMESTAMP_TO_SEC(TIMESTAMP(&quot;2012-10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8&quot; GROUP EACH BY repository_created_at)), ">
            <text:p>(SELECT TIMESTAMP_TO_SEC(TIMESTAMP("2012-10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3">
            <text:p>213</text:p>
          </table:table-cell>
          <table:table-cell table:style-name="ce1" office:value-type="string">
            <text:p>2012-10-09</text:p>
          </table:table-cell>
          <table:table-cell table:formula="of:=CONCATENATE([$Feuille2.$A$1];[.B214];[$Feuille2.$A$2];[$Feuille2.$A$3];[$Feuille2.$A$4];[.B214];[$Feuille2.$A$5];[$Feuille2.$A$6])" office:value-type="string" office:string-value="(SELECT TIMESTAMP_TO_SEC(TIMESTAMP(&quot;2012-10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9&quot; GROUP EACH BY repository_created_at))">
            <text:p>(SELECT TIMESTAMP_TO_SEC(TIMESTAMP("2012-10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9" GROUP EACH BY repository_created_at))</text:p>
          </table:table-cell>
          <table:table-cell table:formula="of:=MOD([.$H$1]*[.A214];[.$K$1])" office:value-type="float" office:value="91">
            <text:p/>
          </table:table-cell>
          <table:table-cell table:formula="of:=IF([.D214]=[.$H$1];&quot;TRUE&quot;;&quot;&quot;)">
            <text:p/>
          </table:table-cell>
          <table:table-cell table:formula="of:=CONCATENATE(IF([.E214]=&quot;TRUE&quot;;[$Feuille2.$A$14];&quot;&quot;);[.C214];IF([.E215]&lt;&gt;&quot;TRUE&quot;;&quot;, &quot;;&quot;&quot;))" office:value-type="string" office:string-value="(SELECT TIMESTAMP_TO_SEC(TIMESTAMP(&quot;2012-10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09&quot; GROUP EACH BY repository_created_at)), ">
            <text:p>(SELECT TIMESTAMP_TO_SEC(TIMESTAMP("2012-10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4">
            <text:p>214</text:p>
          </table:table-cell>
          <table:table-cell table:style-name="ce1" office:value-type="string">
            <text:p>2012-10-10</text:p>
          </table:table-cell>
          <table:table-cell table:formula="of:=CONCATENATE([$Feuille2.$A$1];[.B215];[$Feuille2.$A$2];[$Feuille2.$A$3];[$Feuille2.$A$4];[.B215];[$Feuille2.$A$5];[$Feuille2.$A$6])" office:value-type="string" office:string-value="(SELECT TIMESTAMP_TO_SEC(TIMESTAMP(&quot;2012-10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0&quot; GROUP EACH BY repository_created_at))">
            <text:p>(SELECT TIMESTAMP_TO_SEC(TIMESTAMP("2012-10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0" GROUP EACH BY repository_created_at))</text:p>
          </table:table-cell>
          <table:table-cell table:formula="of:=MOD([.$H$1]*[.A215];[.$K$1])" office:value-type="float" office:value="98">
            <text:p/>
          </table:table-cell>
          <table:table-cell table:formula="of:=IF([.D215]=[.$H$1];&quot;TRUE&quot;;&quot;&quot;)">
            <text:p/>
          </table:table-cell>
          <table:table-cell table:formula="of:=CONCATENATE(IF([.E215]=&quot;TRUE&quot;;[$Feuille2.$A$14];&quot;&quot;);[.C215];IF([.E216]&lt;&gt;&quot;TRUE&quot;;&quot;, &quot;;&quot;&quot;))" office:value-type="string" office:string-value="(SELECT TIMESTAMP_TO_SEC(TIMESTAMP(&quot;2012-10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0&quot; GROUP EACH BY repository_created_at)), ">
            <text:p>(SELECT TIMESTAMP_TO_SEC(TIMESTAMP("2012-10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5">
            <text:p>215</text:p>
          </table:table-cell>
          <table:table-cell table:style-name="ce1" office:value-type="string">
            <text:p>2012-10-11</text:p>
          </table:table-cell>
          <table:table-cell table:formula="of:=CONCATENATE([$Feuille2.$A$1];[.B216];[$Feuille2.$A$2];[$Feuille2.$A$3];[$Feuille2.$A$4];[.B216];[$Feuille2.$A$5];[$Feuille2.$A$6])" office:value-type="string" office:string-value="(SELECT TIMESTAMP_TO_SEC(TIMESTAMP(&quot;2012-10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1&quot; GROUP EACH BY repository_created_at))">
            <text:p>(SELECT TIMESTAMP_TO_SEC(TIMESTAMP("2012-10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1" GROUP EACH BY repository_created_at))</text:p>
          </table:table-cell>
          <table:table-cell table:formula="of:=MOD([.$H$1]*[.A216];[.$K$1])" office:value-type="float" office:value="105">
            <text:p/>
          </table:table-cell>
          <table:table-cell table:formula="of:=IF([.D216]=[.$H$1];&quot;TRUE&quot;;&quot;&quot;)">
            <text:p/>
          </table:table-cell>
          <table:table-cell table:formula="of:=CONCATENATE(IF([.E216]=&quot;TRUE&quot;;[$Feuille2.$A$14];&quot;&quot;);[.C216];IF([.E217]&lt;&gt;&quot;TRUE&quot;;&quot;, &quot;;&quot;&quot;))" office:value-type="string" office:string-value="(SELECT TIMESTAMP_TO_SEC(TIMESTAMP(&quot;2012-10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1&quot; GROUP EACH BY repository_created_at)), ">
            <text:p>(SELECT TIMESTAMP_TO_SEC(TIMESTAMP("2012-10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6">
            <text:p>216</text:p>
          </table:table-cell>
          <table:table-cell table:style-name="ce1" office:value-type="string">
            <text:p>2012-10-12</text:p>
          </table:table-cell>
          <table:table-cell table:formula="of:=CONCATENATE([$Feuille2.$A$1];[.B217];[$Feuille2.$A$2];[$Feuille2.$A$3];[$Feuille2.$A$4];[.B217];[$Feuille2.$A$5];[$Feuille2.$A$6])" office:value-type="string" office:string-value="(SELECT TIMESTAMP_TO_SEC(TIMESTAMP(&quot;2012-10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2&quot; GROUP EACH BY repository_created_at))">
            <text:p>(SELECT TIMESTAMP_TO_SEC(TIMESTAMP("2012-10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2" GROUP EACH BY repository_created_at))</text:p>
          </table:table-cell>
          <table:table-cell table:formula="of:=MOD([.$H$1]*[.A217];[.$K$1])" office:value-type="float" office:value="112">
            <text:p/>
          </table:table-cell>
          <table:table-cell table:formula="of:=IF([.D217]=[.$H$1];&quot;TRUE&quot;;&quot;&quot;)">
            <text:p/>
          </table:table-cell>
          <table:table-cell table:formula="of:=CONCATENATE(IF([.E217]=&quot;TRUE&quot;;[$Feuille2.$A$14];&quot;&quot;);[.C217];IF([.E218]&lt;&gt;&quot;TRUE&quot;;&quot;, &quot;;&quot;&quot;))" office:value-type="string" office:string-value="(SELECT TIMESTAMP_TO_SEC(TIMESTAMP(&quot;2012-10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2&quot; GROUP EACH BY repository_created_at)), ">
            <text:p>(SELECT TIMESTAMP_TO_SEC(TIMESTAMP("2012-10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7">
            <text:p>217</text:p>
          </table:table-cell>
          <table:table-cell table:style-name="ce1" office:value-type="string">
            <text:p>2012-10-13</text:p>
          </table:table-cell>
          <table:table-cell table:formula="of:=CONCATENATE([$Feuille2.$A$1];[.B218];[$Feuille2.$A$2];[$Feuille2.$A$3];[$Feuille2.$A$4];[.B218];[$Feuille2.$A$5];[$Feuille2.$A$6])" office:value-type="string" office:string-value="(SELECT TIMESTAMP_TO_SEC(TIMESTAMP(&quot;2012-10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3&quot; GROUP EACH BY repository_created_at))">
            <text:p>(SELECT TIMESTAMP_TO_SEC(TIMESTAMP("2012-10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3" GROUP EACH BY repository_created_at))</text:p>
          </table:table-cell>
          <table:table-cell table:formula="of:=MOD([.$H$1]*[.A218];[.$K$1])" office:value-type="float" office:value="119">
            <text:p/>
          </table:table-cell>
          <table:table-cell table:formula="of:=IF([.D218]=[.$H$1];&quot;TRUE&quot;;&quot;&quot;)">
            <text:p/>
          </table:table-cell>
          <table:table-cell table:formula="of:=CONCATENATE(IF([.E218]=&quot;TRUE&quot;;[$Feuille2.$A$14];&quot;&quot;);[.C218];IF([.E219]&lt;&gt;&quot;TRUE&quot;;&quot;, &quot;;&quot;&quot;))" office:value-type="string" office:string-value="(SELECT TIMESTAMP_TO_SEC(TIMESTAMP(&quot;2012-10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3&quot; GROUP EACH BY repository_created_at)), ">
            <text:p>(SELECT TIMESTAMP_TO_SEC(TIMESTAMP("2012-10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8">
            <text:p>218</text:p>
          </table:table-cell>
          <table:table-cell table:style-name="ce1" office:value-type="string">
            <text:p>2012-10-14</text:p>
          </table:table-cell>
          <table:table-cell table:formula="of:=CONCATENATE([$Feuille2.$A$1];[.B219];[$Feuille2.$A$2];[$Feuille2.$A$3];[$Feuille2.$A$4];[.B219];[$Feuille2.$A$5];[$Feuille2.$A$6])" office:value-type="string" office:string-value="(SELECT TIMESTAMP_TO_SEC(TIMESTAMP(&quot;2012-10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4&quot; GROUP EACH BY repository_created_at))">
            <text:p>(SELECT TIMESTAMP_TO_SEC(TIMESTAMP("2012-10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4" GROUP EACH BY repository_created_at))</text:p>
          </table:table-cell>
          <table:table-cell table:formula="of:=MOD([.$H$1]*[.A219];[.$K$1])" office:value-type="float" office:value="126">
            <text:p/>
          </table:table-cell>
          <table:table-cell table:formula="of:=IF([.D219]=[.$H$1];&quot;TRUE&quot;;&quot;&quot;)">
            <text:p/>
          </table:table-cell>
          <table:table-cell table:formula="of:=CONCATENATE(IF([.E219]=&quot;TRUE&quot;;[$Feuille2.$A$14];&quot;&quot;);[.C219];IF([.E220]&lt;&gt;&quot;TRUE&quot;;&quot;, &quot;;&quot;&quot;))" office:value-type="string" office:string-value="(SELECT TIMESTAMP_TO_SEC(TIMESTAMP(&quot;2012-10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4&quot; GROUP EACH BY repository_created_at)), ">
            <text:p>(SELECT TIMESTAMP_TO_SEC(TIMESTAMP("2012-10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19">
            <text:p>219</text:p>
          </table:table-cell>
          <table:table-cell table:style-name="ce1" office:value-type="string">
            <text:p>2012-10-15</text:p>
          </table:table-cell>
          <table:table-cell table:formula="of:=CONCATENATE([$Feuille2.$A$1];[.B220];[$Feuille2.$A$2];[$Feuille2.$A$3];[$Feuille2.$A$4];[.B220];[$Feuille2.$A$5];[$Feuille2.$A$6])" office:value-type="string" office:string-value="(SELECT TIMESTAMP_TO_SEC(TIMESTAMP(&quot;2012-10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5&quot; GROUP EACH BY repository_created_at))">
            <text:p>(SELECT TIMESTAMP_TO_SEC(TIMESTAMP("2012-10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5" GROUP EACH BY repository_created_at))</text:p>
          </table:table-cell>
          <table:table-cell table:formula="of:=MOD([.$H$1]*[.A220];[.$K$1])" office:value-type="float" office:value="133">
            <text:p/>
          </table:table-cell>
          <table:table-cell table:formula="of:=IF([.D220]=[.$H$1];&quot;TRUE&quot;;&quot;&quot;)">
            <text:p/>
          </table:table-cell>
          <table:table-cell table:formula="of:=CONCATENATE(IF([.E220]=&quot;TRUE&quot;;[$Feuille2.$A$14];&quot;&quot;);[.C220];IF([.E221]&lt;&gt;&quot;TRUE&quot;;&quot;, &quot;;&quot;&quot;))" office:value-type="string" office:string-value="(SELECT TIMESTAMP_TO_SEC(TIMESTAMP(&quot;2012-10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5&quot; GROUP EACH BY repository_created_at)), ">
            <text:p>(SELECT TIMESTAMP_TO_SEC(TIMESTAMP("2012-10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string">
            <text:p>2012-10-16</text:p>
          </table:table-cell>
          <table:table-cell table:formula="of:=CONCATENATE([$Feuille2.$A$1];[.B221];[$Feuille2.$A$2];[$Feuille2.$A$3];[$Feuille2.$A$4];[.B221];[$Feuille2.$A$5];[$Feuille2.$A$6])" office:value-type="string" office:string-value="(SELECT TIMESTAMP_TO_SEC(TIMESTAMP(&quot;2012-10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6&quot; GROUP EACH BY repository_created_at))">
            <text:p>(SELECT TIMESTAMP_TO_SEC(TIMESTAMP("2012-10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6" GROUP EACH BY repository_created_at))</text:p>
          </table:table-cell>
          <table:table-cell table:formula="of:=MOD([.$H$1]*[.A221];[.$K$1])" office:value-type="float" office:value="140">
            <text:p/>
          </table:table-cell>
          <table:table-cell table:formula="of:=IF([.D221]=[.$H$1];&quot;TRUE&quot;;&quot;&quot;)">
            <text:p/>
          </table:table-cell>
          <table:table-cell table:formula="of:=CONCATENATE(IF([.E221]=&quot;TRUE&quot;;[$Feuille2.$A$14];&quot;&quot;);[.C221];IF([.E222]&lt;&gt;&quot;TRUE&quot;;&quot;, &quot;;&quot;&quot;))" office:value-type="string" office:string-value="(SELECT TIMESTAMP_TO_SEC(TIMESTAMP(&quot;2012-10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6&quot; GROUP EACH BY repository_created_at)), ">
            <text:p>(SELECT TIMESTAMP_TO_SEC(TIMESTAMP("2012-10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1">
            <text:p>221</text:p>
          </table:table-cell>
          <table:table-cell table:style-name="ce1" office:value-type="string">
            <text:p>2012-10-17</text:p>
          </table:table-cell>
          <table:table-cell table:formula="of:=CONCATENATE([$Feuille2.$A$1];[.B222];[$Feuille2.$A$2];[$Feuille2.$A$3];[$Feuille2.$A$4];[.B222];[$Feuille2.$A$5];[$Feuille2.$A$6])" office:value-type="string" office:string-value="(SELECT TIMESTAMP_TO_SEC(TIMESTAMP(&quot;2012-10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7&quot; GROUP EACH BY repository_created_at))">
            <text:p>(SELECT TIMESTAMP_TO_SEC(TIMESTAMP("2012-10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7" GROUP EACH BY repository_created_at))</text:p>
          </table:table-cell>
          <table:table-cell table:formula="of:=MOD([.$H$1]*[.A222];[.$K$1])" office:value-type="float" office:value="147">
            <text:p/>
          </table:table-cell>
          <table:table-cell table:formula="of:=IF([.D222]=[.$H$1];&quot;TRUE&quot;;&quot;&quot;)">
            <text:p/>
          </table:table-cell>
          <table:table-cell table:formula="of:=CONCATENATE(IF([.E222]=&quot;TRUE&quot;;[$Feuille2.$A$14];&quot;&quot;);[.C222];IF([.E223]&lt;&gt;&quot;TRUE&quot;;&quot;, &quot;;&quot;&quot;))" office:value-type="string" office:string-value="(SELECT TIMESTAMP_TO_SEC(TIMESTAMP(&quot;2012-10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7&quot; GROUP EACH BY repository_created_at)), ">
            <text:p>(SELECT TIMESTAMP_TO_SEC(TIMESTAMP("2012-10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2">
            <text:p>222</text:p>
          </table:table-cell>
          <table:table-cell table:style-name="ce1" office:value-type="string">
            <text:p>2012-10-18</text:p>
          </table:table-cell>
          <table:table-cell table:formula="of:=CONCATENATE([$Feuille2.$A$1];[.B223];[$Feuille2.$A$2];[$Feuille2.$A$3];[$Feuille2.$A$4];[.B223];[$Feuille2.$A$5];[$Feuille2.$A$6])" office:value-type="string" office:string-value="(SELECT TIMESTAMP_TO_SEC(TIMESTAMP(&quot;2012-10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8&quot; GROUP EACH BY repository_created_at))">
            <text:p>(SELECT TIMESTAMP_TO_SEC(TIMESTAMP("2012-10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8" GROUP EACH BY repository_created_at))</text:p>
          </table:table-cell>
          <table:table-cell table:formula="of:=MOD([.$H$1]*[.A223];[.$K$1])" office:value-type="float" office:value="154">
            <text:p/>
          </table:table-cell>
          <table:table-cell table:formula="of:=IF([.D223]=[.$H$1];&quot;TRUE&quot;;&quot;&quot;)">
            <text:p/>
          </table:table-cell>
          <table:table-cell table:formula="of:=CONCATENATE(IF([.E223]=&quot;TRUE&quot;;[$Feuille2.$A$14];&quot;&quot;);[.C223];IF([.E224]&lt;&gt;&quot;TRUE&quot;;&quot;, &quot;;&quot;&quot;))" office:value-type="string" office:string-value="(SELECT TIMESTAMP_TO_SEC(TIMESTAMP(&quot;2012-10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8&quot; GROUP EACH BY repository_created_at)), ">
            <text:p>(SELECT TIMESTAMP_TO_SEC(TIMESTAMP("2012-10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3">
            <text:p>223</text:p>
          </table:table-cell>
          <table:table-cell table:style-name="ce1" office:value-type="string">
            <text:p>2012-10-19</text:p>
          </table:table-cell>
          <table:table-cell table:formula="of:=CONCATENATE([$Feuille2.$A$1];[.B224];[$Feuille2.$A$2];[$Feuille2.$A$3];[$Feuille2.$A$4];[.B224];[$Feuille2.$A$5];[$Feuille2.$A$6])" office:value-type="string" office:string-value="(SELECT TIMESTAMP_TO_SEC(TIMESTAMP(&quot;2012-10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9&quot; GROUP EACH BY repository_created_at))">
            <text:p>(SELECT TIMESTAMP_TO_SEC(TIMESTAMP("2012-10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9" GROUP EACH BY repository_created_at))</text:p>
          </table:table-cell>
          <table:table-cell table:formula="of:=MOD([.$H$1]*[.A224];[.$K$1])" office:value-type="float" office:value="161">
            <text:p/>
          </table:table-cell>
          <table:table-cell table:formula="of:=IF([.D224]=[.$H$1];&quot;TRUE&quot;;&quot;&quot;)">
            <text:p/>
          </table:table-cell>
          <table:table-cell table:formula="of:=CONCATENATE(IF([.E224]=&quot;TRUE&quot;;[$Feuille2.$A$14];&quot;&quot;);[.C224];IF([.E225]&lt;&gt;&quot;TRUE&quot;;&quot;, &quot;;&quot;&quot;))" office:value-type="string" office:string-value="(SELECT TIMESTAMP_TO_SEC(TIMESTAMP(&quot;2012-10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19&quot; GROUP EACH BY repository_created_at)), ">
            <text:p>(SELECT TIMESTAMP_TO_SEC(TIMESTAMP("2012-10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4">
            <text:p>224</text:p>
          </table:table-cell>
          <table:table-cell table:style-name="ce1" office:value-type="string">
            <text:p>2012-10-20</text:p>
          </table:table-cell>
          <table:table-cell table:formula="of:=CONCATENATE([$Feuille2.$A$1];[.B225];[$Feuille2.$A$2];[$Feuille2.$A$3];[$Feuille2.$A$4];[.B225];[$Feuille2.$A$5];[$Feuille2.$A$6])" office:value-type="string" office:string-value="(SELECT TIMESTAMP_TO_SEC(TIMESTAMP(&quot;2012-10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0&quot; GROUP EACH BY repository_created_at))">
            <text:p>(SELECT TIMESTAMP_TO_SEC(TIMESTAMP("2012-10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0" GROUP EACH BY repository_created_at))</text:p>
          </table:table-cell>
          <table:table-cell table:formula="of:=MOD([.$H$1]*[.A225];[.$K$1])" office:value-type="float" office:value="168">
            <text:p/>
          </table:table-cell>
          <table:table-cell table:formula="of:=IF([.D225]=[.$H$1];&quot;TRUE&quot;;&quot;&quot;)">
            <text:p/>
          </table:table-cell>
          <table:table-cell table:formula="of:=CONCATENATE(IF([.E225]=&quot;TRUE&quot;;[$Feuille2.$A$14];&quot;&quot;);[.C225];IF([.E226]&lt;&gt;&quot;TRUE&quot;;&quot;, &quot;;&quot;&quot;))" office:value-type="string" office:string-value="(SELECT TIMESTAMP_TO_SEC(TIMESTAMP(&quot;2012-10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0&quot; GROUP EACH BY repository_created_at)), ">
            <text:p>(SELECT TIMESTAMP_TO_SEC(TIMESTAMP("2012-10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5">
            <text:p>225</text:p>
          </table:table-cell>
          <table:table-cell table:style-name="ce1" office:value-type="string">
            <text:p>2012-10-21</text:p>
          </table:table-cell>
          <table:table-cell table:formula="of:=CONCATENATE([$Feuille2.$A$1];[.B226];[$Feuille2.$A$2];[$Feuille2.$A$3];[$Feuille2.$A$4];[.B226];[$Feuille2.$A$5];[$Feuille2.$A$6])" office:value-type="string" office:string-value="(SELECT TIMESTAMP_TO_SEC(TIMESTAMP(&quot;2012-10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1&quot; GROUP EACH BY repository_created_at))">
            <text:p>(SELECT TIMESTAMP_TO_SEC(TIMESTAMP("2012-10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1" GROUP EACH BY repository_created_at))</text:p>
          </table:table-cell>
          <table:table-cell table:formula="of:=MOD([.$H$1]*[.A226];[.$K$1])" office:value-type="float" office:value="175">
            <text:p/>
          </table:table-cell>
          <table:table-cell table:formula="of:=IF([.D226]=[.$H$1];&quot;TRUE&quot;;&quot;&quot;)">
            <text:p/>
          </table:table-cell>
          <table:table-cell table:formula="of:=CONCATENATE(IF([.E226]=&quot;TRUE&quot;;[$Feuille2.$A$14];&quot;&quot;);[.C226];IF([.E227]&lt;&gt;&quot;TRUE&quot;;&quot;, &quot;;&quot;&quot;))" office:value-type="string" office:string-value="(SELECT TIMESTAMP_TO_SEC(TIMESTAMP(&quot;2012-10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1&quot; GROUP EACH BY repository_created_at)), ">
            <text:p>(SELECT TIMESTAMP_TO_SEC(TIMESTAMP("2012-10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6">
            <text:p>226</text:p>
          </table:table-cell>
          <table:table-cell table:style-name="ce1" office:value-type="string">
            <text:p>2012-10-22</text:p>
          </table:table-cell>
          <table:table-cell table:formula="of:=CONCATENATE([$Feuille2.$A$1];[.B227];[$Feuille2.$A$2];[$Feuille2.$A$3];[$Feuille2.$A$4];[.B227];[$Feuille2.$A$5];[$Feuille2.$A$6])" office:value-type="string" office:string-value="(SELECT TIMESTAMP_TO_SEC(TIMESTAMP(&quot;2012-10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2&quot; GROUP EACH BY repository_created_at))">
            <text:p>(SELECT TIMESTAMP_TO_SEC(TIMESTAMP("2012-10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2" GROUP EACH BY repository_created_at))</text:p>
          </table:table-cell>
          <table:table-cell table:formula="of:=MOD([.$H$1]*[.A227];[.$K$1])" office:value-type="float" office:value="182">
            <text:p/>
          </table:table-cell>
          <table:table-cell table:formula="of:=IF([.D227]=[.$H$1];&quot;TRUE&quot;;&quot;&quot;)">
            <text:p/>
          </table:table-cell>
          <table:table-cell table:formula="of:=CONCATENATE(IF([.E227]=&quot;TRUE&quot;;[$Feuille2.$A$14];&quot;&quot;);[.C227];IF([.E228]&lt;&gt;&quot;TRUE&quot;;&quot;, &quot;;&quot;&quot;))" office:value-type="string" office:string-value="(SELECT TIMESTAMP_TO_SEC(TIMESTAMP(&quot;2012-10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2&quot; GROUP EACH BY repository_created_at)), ">
            <text:p>(SELECT TIMESTAMP_TO_SEC(TIMESTAMP("2012-10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7">
            <text:p>227</text:p>
          </table:table-cell>
          <table:table-cell table:style-name="ce1" office:value-type="string">
            <text:p>2012-10-23</text:p>
          </table:table-cell>
          <table:table-cell table:formula="of:=CONCATENATE([$Feuille2.$A$1];[.B228];[$Feuille2.$A$2];[$Feuille2.$A$3];[$Feuille2.$A$4];[.B228];[$Feuille2.$A$5];[$Feuille2.$A$6])" office:value-type="string" office:string-value="(SELECT TIMESTAMP_TO_SEC(TIMESTAMP(&quot;2012-10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3&quot; GROUP EACH BY repository_created_at))">
            <text:p>(SELECT TIMESTAMP_TO_SEC(TIMESTAMP("2012-10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3" GROUP EACH BY repository_created_at))</text:p>
          </table:table-cell>
          <table:table-cell table:formula="of:=MOD([.$H$1]*[.A228];[.$K$1])" office:value-type="float" office:value="189">
            <text:p/>
          </table:table-cell>
          <table:table-cell table:formula="of:=IF([.D228]=[.$H$1];&quot;TRUE&quot;;&quot;&quot;)">
            <text:p/>
          </table:table-cell>
          <table:table-cell table:formula="of:=CONCATENATE(IF([.E228]=&quot;TRUE&quot;;[$Feuille2.$A$14];&quot;&quot;);[.C228];IF([.E229]&lt;&gt;&quot;TRUE&quot;;&quot;, &quot;;&quot;&quot;))" office:value-type="string" office:string-value="(SELECT TIMESTAMP_TO_SEC(TIMESTAMP(&quot;2012-10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3&quot; GROUP EACH BY repository_created_at)), ">
            <text:p>(SELECT TIMESTAMP_TO_SEC(TIMESTAMP("2012-10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8">
            <text:p>228</text:p>
          </table:table-cell>
          <table:table-cell table:style-name="ce1" office:value-type="string">
            <text:p>2012-10-24</text:p>
          </table:table-cell>
          <table:table-cell table:formula="of:=CONCATENATE([$Feuille2.$A$1];[.B229];[$Feuille2.$A$2];[$Feuille2.$A$3];[$Feuille2.$A$4];[.B229];[$Feuille2.$A$5];[$Feuille2.$A$6])" office:value-type="string" office:string-value="(SELECT TIMESTAMP_TO_SEC(TIMESTAMP(&quot;2012-10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4&quot; GROUP EACH BY repository_created_at))">
            <text:p>(SELECT TIMESTAMP_TO_SEC(TIMESTAMP("2012-10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4" GROUP EACH BY repository_created_at))</text:p>
          </table:table-cell>
          <table:table-cell table:formula="of:=MOD([.$H$1]*[.A229];[.$K$1])" office:value-type="float" office:value="196">
            <text:p/>
          </table:table-cell>
          <table:table-cell table:formula="of:=IF([.D229]=[.$H$1];&quot;TRUE&quot;;&quot;&quot;)">
            <text:p/>
          </table:table-cell>
          <table:table-cell table:formula="of:=CONCATENATE(IF([.E229]=&quot;TRUE&quot;;[$Feuille2.$A$14];&quot;&quot;);[.C229];IF([.E230]&lt;&gt;&quot;TRUE&quot;;&quot;, &quot;;&quot;&quot;))" office:value-type="string" office:string-value="(SELECT TIMESTAMP_TO_SEC(TIMESTAMP(&quot;2012-10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4&quot; GROUP EACH BY repository_created_at)), ">
            <text:p>(SELECT TIMESTAMP_TO_SEC(TIMESTAMP("2012-10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29">
            <text:p>229</text:p>
          </table:table-cell>
          <table:table-cell table:style-name="ce1" office:value-type="string">
            <text:p>2012-10-25</text:p>
          </table:table-cell>
          <table:table-cell table:formula="of:=CONCATENATE([$Feuille2.$A$1];[.B230];[$Feuille2.$A$2];[$Feuille2.$A$3];[$Feuille2.$A$4];[.B230];[$Feuille2.$A$5];[$Feuille2.$A$6])" office:value-type="string" office:string-value="(SELECT TIMESTAMP_TO_SEC(TIMESTAMP(&quot;2012-10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5&quot; GROUP EACH BY repository_created_at))">
            <text:p>(SELECT TIMESTAMP_TO_SEC(TIMESTAMP("2012-10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5" GROUP EACH BY repository_created_at))</text:p>
          </table:table-cell>
          <table:table-cell table:formula="of:=MOD([.$H$1]*[.A230];[.$K$1])" office:value-type="float" office:value="203">
            <text:p/>
          </table:table-cell>
          <table:table-cell table:formula="of:=IF([.D230]=[.$H$1];&quot;TRUE&quot;;&quot;&quot;)">
            <text:p/>
          </table:table-cell>
          <table:table-cell table:formula="of:=CONCATENATE(IF([.E230]=&quot;TRUE&quot;;[$Feuille2.$A$14];&quot;&quot;);[.C230];IF([.E231]&lt;&gt;&quot;TRUE&quot;;&quot;, &quot;;&quot;&quot;))" office:value-type="string" office:string-value="(SELECT TIMESTAMP_TO_SEC(TIMESTAMP(&quot;2012-10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5&quot; GROUP EACH BY repository_created_at)), ">
            <text:p>(SELECT TIMESTAMP_TO_SEC(TIMESTAMP("2012-10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0">
            <text:p>230</text:p>
          </table:table-cell>
          <table:table-cell table:style-name="ce1" office:value-type="string">
            <text:p>2012-10-26</text:p>
          </table:table-cell>
          <table:table-cell table:formula="of:=CONCATENATE([$Feuille2.$A$1];[.B231];[$Feuille2.$A$2];[$Feuille2.$A$3];[$Feuille2.$A$4];[.B231];[$Feuille2.$A$5];[$Feuille2.$A$6])" office:value-type="string" office:string-value="(SELECT TIMESTAMP_TO_SEC(TIMESTAMP(&quot;2012-10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6&quot; GROUP EACH BY repository_created_at))">
            <text:p>(SELECT TIMESTAMP_TO_SEC(TIMESTAMP("2012-10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6" GROUP EACH BY repository_created_at))</text:p>
          </table:table-cell>
          <table:table-cell table:formula="of:=MOD([.$H$1]*[.A231];[.$K$1])" office:value-type="float" office:value="210">
            <text:p/>
          </table:table-cell>
          <table:table-cell table:formula="of:=IF([.D231]=[.$H$1];&quot;TRUE&quot;;&quot;&quot;)">
            <text:p/>
          </table:table-cell>
          <table:table-cell table:formula="of:=CONCATENATE(IF([.E231]=&quot;TRUE&quot;;[$Feuille2.$A$14];&quot;&quot;);[.C231];IF([.E232]&lt;&gt;&quot;TRUE&quot;;&quot;, &quot;;&quot;&quot;))" office:value-type="string" office:string-value="(SELECT TIMESTAMP_TO_SEC(TIMESTAMP(&quot;2012-10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6&quot; GROUP EACH BY repository_created_at)), ">
            <text:p>(SELECT TIMESTAMP_TO_SEC(TIMESTAMP("2012-10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1">
            <text:p>231</text:p>
          </table:table-cell>
          <table:table-cell table:style-name="ce1" office:value-type="string">
            <text:p>2012-10-27</text:p>
          </table:table-cell>
          <table:table-cell table:formula="of:=CONCATENATE([$Feuille2.$A$1];[.B232];[$Feuille2.$A$2];[$Feuille2.$A$3];[$Feuille2.$A$4];[.B232];[$Feuille2.$A$5];[$Feuille2.$A$6])" office:value-type="string" office:string-value="(SELECT TIMESTAMP_TO_SEC(TIMESTAMP(&quot;2012-10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7&quot; GROUP EACH BY repository_created_at))">
            <text:p>(SELECT TIMESTAMP_TO_SEC(TIMESTAMP("2012-10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7" GROUP EACH BY repository_created_at))</text:p>
          </table:table-cell>
          <table:table-cell table:formula="of:=MOD([.$H$1]*[.A232];[.$K$1])" office:value-type="float" office:value="217">
            <text:p/>
          </table:table-cell>
          <table:table-cell table:formula="of:=IF([.D232]=[.$H$1];&quot;TRUE&quot;;&quot;&quot;)">
            <text:p/>
          </table:table-cell>
          <table:table-cell table:formula="of:=CONCATENATE(IF([.E232]=&quot;TRUE&quot;;[$Feuille2.$A$14];&quot;&quot;);[.C232];IF([.E233]&lt;&gt;&quot;TRUE&quot;;&quot;, &quot;;&quot;&quot;))" office:value-type="string" office:string-value="(SELECT TIMESTAMP_TO_SEC(TIMESTAMP(&quot;2012-10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7&quot; GROUP EACH BY repository_created_at)), ">
            <text:p>(SELECT TIMESTAMP_TO_SEC(TIMESTAMP("2012-10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2">
            <text:p>232</text:p>
          </table:table-cell>
          <table:table-cell table:style-name="ce1" office:value-type="string">
            <text:p>2012-10-28</text:p>
          </table:table-cell>
          <table:table-cell table:formula="of:=CONCATENATE([$Feuille2.$A$1];[.B233];[$Feuille2.$A$2];[$Feuille2.$A$3];[$Feuille2.$A$4];[.B233];[$Feuille2.$A$5];[$Feuille2.$A$6])" office:value-type="string" office:string-value="(SELECT TIMESTAMP_TO_SEC(TIMESTAMP(&quot;2012-10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8&quot; GROUP EACH BY repository_created_at))">
            <text:p>(SELECT TIMESTAMP_TO_SEC(TIMESTAMP("2012-10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8" GROUP EACH BY repository_created_at))</text:p>
          </table:table-cell>
          <table:table-cell table:formula="of:=MOD([.$H$1]*[.A233];[.$K$1])" office:value-type="float" office:value="224">
            <text:p/>
          </table:table-cell>
          <table:table-cell table:formula="of:=IF([.D233]=[.$H$1];&quot;TRUE&quot;;&quot;&quot;)">
            <text:p/>
          </table:table-cell>
          <table:table-cell table:formula="of:=CONCATENATE(IF([.E233]=&quot;TRUE&quot;;[$Feuille2.$A$14];&quot;&quot;);[.C233];IF([.E234]&lt;&gt;&quot;TRUE&quot;;&quot;, &quot;;&quot;&quot;))" office:value-type="string" office:string-value="(SELECT TIMESTAMP_TO_SEC(TIMESTAMP(&quot;2012-10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8&quot; GROUP EACH BY repository_created_at)), ">
            <text:p>(SELECT TIMESTAMP_TO_SEC(TIMESTAMP("2012-10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3">
            <text:p>233</text:p>
          </table:table-cell>
          <table:table-cell table:style-name="ce1" office:value-type="string">
            <text:p>2012-10-29</text:p>
          </table:table-cell>
          <table:table-cell table:formula="of:=CONCATENATE([$Feuille2.$A$1];[.B234];[$Feuille2.$A$2];[$Feuille2.$A$3];[$Feuille2.$A$4];[.B234];[$Feuille2.$A$5];[$Feuille2.$A$6])" office:value-type="string" office:string-value="(SELECT TIMESTAMP_TO_SEC(TIMESTAMP(&quot;2012-10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9&quot; GROUP EACH BY repository_created_at))">
            <text:p>(SELECT TIMESTAMP_TO_SEC(TIMESTAMP("2012-10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9" GROUP EACH BY repository_created_at))</text:p>
          </table:table-cell>
          <table:table-cell table:formula="of:=MOD([.$H$1]*[.A234];[.$K$1])" office:value-type="float" office:value="231">
            <text:p/>
          </table:table-cell>
          <table:table-cell table:formula="of:=IF([.D234]=[.$H$1];&quot;TRUE&quot;;&quot;&quot;)">
            <text:p/>
          </table:table-cell>
          <table:table-cell table:formula="of:=CONCATENATE(IF([.E234]=&quot;TRUE&quot;;[$Feuille2.$A$14];&quot;&quot;);[.C234];IF([.E235]&lt;&gt;&quot;TRUE&quot;;&quot;, &quot;;&quot;&quot;))" office:value-type="string" office:string-value="(SELECT TIMESTAMP_TO_SEC(TIMESTAMP(&quot;2012-10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29&quot; GROUP EACH BY repository_created_at)), ">
            <text:p>(SELECT TIMESTAMP_TO_SEC(TIMESTAMP("2012-10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4">
            <text:p>234</text:p>
          </table:table-cell>
          <table:table-cell table:style-name="ce1" office:value-type="string">
            <text:p>2012-10-30</text:p>
          </table:table-cell>
          <table:table-cell table:formula="of:=CONCATENATE([$Feuille2.$A$1];[.B235];[$Feuille2.$A$2];[$Feuille2.$A$3];[$Feuille2.$A$4];[.B235];[$Feuille2.$A$5];[$Feuille2.$A$6])" office:value-type="string" office:string-value="(SELECT TIMESTAMP_TO_SEC(TIMESTAMP(&quot;2012-10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30&quot; GROUP EACH BY repository_created_at))">
            <text:p>(SELECT TIMESTAMP_TO_SEC(TIMESTAMP("2012-10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30" GROUP EACH BY repository_created_at))</text:p>
          </table:table-cell>
          <table:table-cell table:formula="of:=MOD([.$H$1]*[.A235];[.$K$1])" office:value-type="float" office:value="238">
            <text:p/>
          </table:table-cell>
          <table:table-cell table:formula="of:=IF([.D235]=[.$H$1];&quot;TRUE&quot;;&quot;&quot;)">
            <text:p/>
          </table:table-cell>
          <table:table-cell table:formula="of:=CONCATENATE(IF([.E235]=&quot;TRUE&quot;;[$Feuille2.$A$14];&quot;&quot;);[.C235];IF([.E236]&lt;&gt;&quot;TRUE&quot;;&quot;, &quot;;&quot;&quot;))" office:value-type="string" office:string-value="(SELECT TIMESTAMP_TO_SEC(TIMESTAMP(&quot;2012-10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30&quot; GROUP EACH BY repository_created_at)), ">
            <text:p>(SELECT TIMESTAMP_TO_SEC(TIMESTAMP("2012-10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5">
            <text:p>235</text:p>
          </table:table-cell>
          <table:table-cell table:style-name="ce1" office:value-type="string">
            <text:p>2012-10-31</text:p>
          </table:table-cell>
          <table:table-cell table:formula="of:=CONCATENATE([$Feuille2.$A$1];[.B236];[$Feuille2.$A$2];[$Feuille2.$A$3];[$Feuille2.$A$4];[.B236];[$Feuille2.$A$5];[$Feuille2.$A$6])" office:value-type="string" office:string-value="(SELECT TIMESTAMP_TO_SEC(TIMESTAMP(&quot;2012-10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31&quot; GROUP EACH BY repository_created_at))">
            <text:p>(SELECT TIMESTAMP_TO_SEC(TIMESTAMP("2012-10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31" GROUP EACH BY repository_created_at))</text:p>
          </table:table-cell>
          <table:table-cell table:formula="of:=MOD([.$H$1]*[.A236];[.$K$1])" office:value-type="float" office:value="245">
            <text:p/>
          </table:table-cell>
          <table:table-cell table:formula="of:=IF([.D236]=[.$H$1];&quot;TRUE&quot;;&quot;&quot;)">
            <text:p/>
          </table:table-cell>
          <table:table-cell table:formula="of:=CONCATENATE(IF([.E236]=&quot;TRUE&quot;;[$Feuille2.$A$14];&quot;&quot;);[.C236];IF([.E237]&lt;&gt;&quot;TRUE&quot;;&quot;, &quot;;&quot;&quot;))" office:value-type="string" office:string-value="(SELECT TIMESTAMP_TO_SEC(TIMESTAMP(&quot;2012-10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0-31&quot; GROUP EACH BY repository_created_at)), ">
            <text:p>(SELECT TIMESTAMP_TO_SEC(TIMESTAMP("2012-10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0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6">
            <text:p>236</text:p>
          </table:table-cell>
          <table:table-cell table:style-name="ce1" office:value-type="string">
            <text:p>2012-11-01</text:p>
          </table:table-cell>
          <table:table-cell table:formula="of:=CONCATENATE([$Feuille2.$A$1];[.B237];[$Feuille2.$A$2];[$Feuille2.$A$3];[$Feuille2.$A$4];[.B237];[$Feuille2.$A$5];[$Feuille2.$A$6])" office:value-type="string" office:string-value="(SELECT TIMESTAMP_TO_SEC(TIMESTAMP(&quot;2012-1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1&quot; GROUP EACH BY repository_created_at))">
            <text:p>(SELECT TIMESTAMP_TO_SEC(TIMESTAMP("2012-1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1" GROUP EACH BY repository_created_at))</text:p>
          </table:table-cell>
          <table:table-cell table:formula="of:=MOD([.$H$1]*[.A237];[.$K$1])" office:value-type="float" office:value="252">
            <text:p/>
          </table:table-cell>
          <table:table-cell table:formula="of:=IF([.D237]=[.$H$1];&quot;TRUE&quot;;&quot;&quot;)">
            <text:p/>
          </table:table-cell>
          <table:table-cell table:formula="of:=CONCATENATE(IF([.E237]=&quot;TRUE&quot;;[$Feuille2.$A$14];&quot;&quot;);[.C237];IF([.E238]&lt;&gt;&quot;TRUE&quot;;&quot;, &quot;;&quot;&quot;))" office:value-type="string" office:string-value="(SELECT TIMESTAMP_TO_SEC(TIMESTAMP(&quot;2012-1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1&quot; GROUP EACH BY repository_created_at)), ">
            <text:p>(SELECT TIMESTAMP_TO_SEC(TIMESTAMP("2012-1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7">
            <text:p>237</text:p>
          </table:table-cell>
          <table:table-cell table:style-name="ce1" office:value-type="string">
            <text:p>2012-11-02</text:p>
          </table:table-cell>
          <table:table-cell table:formula="of:=CONCATENATE([$Feuille2.$A$1];[.B238];[$Feuille2.$A$2];[$Feuille2.$A$3];[$Feuille2.$A$4];[.B238];[$Feuille2.$A$5];[$Feuille2.$A$6])" office:value-type="string" office:string-value="(SELECT TIMESTAMP_TO_SEC(TIMESTAMP(&quot;2012-1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2&quot; GROUP EACH BY repository_created_at))">
            <text:p>(SELECT TIMESTAMP_TO_SEC(TIMESTAMP("2012-1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2" GROUP EACH BY repository_created_at))</text:p>
          </table:table-cell>
          <table:table-cell table:formula="of:=MOD([.$H$1]*[.A238];[.$K$1])" office:value-type="float" office:value="259">
            <text:p/>
          </table:table-cell>
          <table:table-cell table:formula="of:=IF([.D238]=[.$H$1];&quot;TRUE&quot;;&quot;&quot;)">
            <text:p/>
          </table:table-cell>
          <table:table-cell table:formula="of:=CONCATENATE(IF([.E238]=&quot;TRUE&quot;;[$Feuille2.$A$14];&quot;&quot;);[.C238];IF([.E239]&lt;&gt;&quot;TRUE&quot;;&quot;, &quot;;&quot;&quot;))" office:value-type="string" office:string-value="(SELECT TIMESTAMP_TO_SEC(TIMESTAMP(&quot;2012-1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2&quot; GROUP EACH BY repository_created_at)), ">
            <text:p>(SELECT TIMESTAMP_TO_SEC(TIMESTAMP("2012-1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8">
            <text:p>238</text:p>
          </table:table-cell>
          <table:table-cell table:style-name="ce1" office:value-type="string">
            <text:p>2012-11-03</text:p>
          </table:table-cell>
          <table:table-cell table:formula="of:=CONCATENATE([$Feuille2.$A$1];[.B239];[$Feuille2.$A$2];[$Feuille2.$A$3];[$Feuille2.$A$4];[.B239];[$Feuille2.$A$5];[$Feuille2.$A$6])" office:value-type="string" office:string-value="(SELECT TIMESTAMP_TO_SEC(TIMESTAMP(&quot;2012-1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3&quot; GROUP EACH BY repository_created_at))">
            <text:p>(SELECT TIMESTAMP_TO_SEC(TIMESTAMP("2012-1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3" GROUP EACH BY repository_created_at))</text:p>
          </table:table-cell>
          <table:table-cell table:formula="of:=MOD([.$H$1]*[.A239];[.$K$1])" office:value-type="float" office:value="266">
            <text:p/>
          </table:table-cell>
          <table:table-cell table:formula="of:=IF([.D239]=[.$H$1];&quot;TRUE&quot;;&quot;&quot;)">
            <text:p/>
          </table:table-cell>
          <table:table-cell table:formula="of:=CONCATENATE(IF([.E239]=&quot;TRUE&quot;;[$Feuille2.$A$14];&quot;&quot;);[.C239];IF([.E240]&lt;&gt;&quot;TRUE&quot;;&quot;, &quot;;&quot;&quot;))" office:value-type="string" office:string-value="(SELECT TIMESTAMP_TO_SEC(TIMESTAMP(&quot;2012-1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3&quot; GROUP EACH BY repository_created_at)), ">
            <text:p>(SELECT TIMESTAMP_TO_SEC(TIMESTAMP("2012-1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39">
            <text:p>239</text:p>
          </table:table-cell>
          <table:table-cell table:style-name="ce1" office:value-type="string">
            <text:p>2012-11-04</text:p>
          </table:table-cell>
          <table:table-cell table:formula="of:=CONCATENATE([$Feuille2.$A$1];[.B240];[$Feuille2.$A$2];[$Feuille2.$A$3];[$Feuille2.$A$4];[.B240];[$Feuille2.$A$5];[$Feuille2.$A$6])" office:value-type="string" office:string-value="(SELECT TIMESTAMP_TO_SEC(TIMESTAMP(&quot;2012-1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4&quot; GROUP EACH BY repository_created_at))">
            <text:p>(SELECT TIMESTAMP_TO_SEC(TIMESTAMP("2012-1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4" GROUP EACH BY repository_created_at))</text:p>
          </table:table-cell>
          <table:table-cell table:formula="of:=MOD([.$H$1]*[.A240];[.$K$1])" office:value-type="float" office:value="273">
            <text:p/>
          </table:table-cell>
          <table:table-cell table:formula="of:=IF([.D240]=[.$H$1];&quot;TRUE&quot;;&quot;&quot;)">
            <text:p/>
          </table:table-cell>
          <table:table-cell table:formula="of:=CONCATENATE(IF([.E240]=&quot;TRUE&quot;;[$Feuille2.$A$14];&quot;&quot;);[.C240];IF([.E241]&lt;&gt;&quot;TRUE&quot;;&quot;, &quot;;&quot;&quot;))" office:value-type="string" office:string-value="(SELECT TIMESTAMP_TO_SEC(TIMESTAMP(&quot;2012-1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4&quot; GROUP EACH BY repository_created_at)), ">
            <text:p>(SELECT TIMESTAMP_TO_SEC(TIMESTAMP("2012-1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string">
            <text:p>2012-11-05</text:p>
          </table:table-cell>
          <table:table-cell table:formula="of:=CONCATENATE([$Feuille2.$A$1];[.B241];[$Feuille2.$A$2];[$Feuille2.$A$3];[$Feuille2.$A$4];[.B241];[$Feuille2.$A$5];[$Feuille2.$A$6])" office:value-type="string" office:string-value="(SELECT TIMESTAMP_TO_SEC(TIMESTAMP(&quot;2012-1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5&quot; GROUP EACH BY repository_created_at))">
            <text:p>(SELECT TIMESTAMP_TO_SEC(TIMESTAMP("2012-1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5" GROUP EACH BY repository_created_at))</text:p>
          </table:table-cell>
          <table:table-cell table:formula="of:=MOD([.$H$1]*[.A241];[.$K$1])" office:value-type="float" office:value="280">
            <text:p/>
          </table:table-cell>
          <table:table-cell table:formula="of:=IF([.D241]=[.$H$1];&quot;TRUE&quot;;&quot;&quot;)">
            <text:p/>
          </table:table-cell>
          <table:table-cell table:formula="of:=CONCATENATE(IF([.E241]=&quot;TRUE&quot;;[$Feuille2.$A$14];&quot;&quot;);[.C241];IF([.E242]&lt;&gt;&quot;TRUE&quot;;&quot;, &quot;;&quot;&quot;))" office:value-type="string" office:string-value="(SELECT TIMESTAMP_TO_SEC(TIMESTAMP(&quot;2012-1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5&quot; GROUP EACH BY repository_created_at)), ">
            <text:p>(SELECT TIMESTAMP_TO_SEC(TIMESTAMP("2012-1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1">
            <text:p>241</text:p>
          </table:table-cell>
          <table:table-cell table:style-name="ce1" office:value-type="string">
            <text:p>2012-11-06</text:p>
          </table:table-cell>
          <table:table-cell table:formula="of:=CONCATENATE([$Feuille2.$A$1];[.B242];[$Feuille2.$A$2];[$Feuille2.$A$3];[$Feuille2.$A$4];[.B242];[$Feuille2.$A$5];[$Feuille2.$A$6])" office:value-type="string" office:string-value="(SELECT TIMESTAMP_TO_SEC(TIMESTAMP(&quot;2012-1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6&quot; GROUP EACH BY repository_created_at))">
            <text:p>(SELECT TIMESTAMP_TO_SEC(TIMESTAMP("2012-1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6" GROUP EACH BY repository_created_at))</text:p>
          </table:table-cell>
          <table:table-cell table:formula="of:=MOD([.$H$1]*[.A242];[.$K$1])" office:value-type="float" office:value="287">
            <text:p/>
          </table:table-cell>
          <table:table-cell table:formula="of:=IF([.D242]=[.$H$1];&quot;TRUE&quot;;&quot;&quot;)">
            <text:p/>
          </table:table-cell>
          <table:table-cell table:formula="of:=CONCATENATE(IF([.E242]=&quot;TRUE&quot;;[$Feuille2.$A$14];&quot;&quot;);[.C242];IF([.E243]&lt;&gt;&quot;TRUE&quot;;&quot;, &quot;;&quot;&quot;))" office:value-type="string" office:string-value="(SELECT TIMESTAMP_TO_SEC(TIMESTAMP(&quot;2012-1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6&quot; GROUP EACH BY repository_created_at)), ">
            <text:p>(SELECT TIMESTAMP_TO_SEC(TIMESTAMP("2012-1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2">
            <text:p>242</text:p>
          </table:table-cell>
          <table:table-cell table:style-name="ce1" office:value-type="string">
            <text:p>2012-11-07</text:p>
          </table:table-cell>
          <table:table-cell table:formula="of:=CONCATENATE([$Feuille2.$A$1];[.B243];[$Feuille2.$A$2];[$Feuille2.$A$3];[$Feuille2.$A$4];[.B243];[$Feuille2.$A$5];[$Feuille2.$A$6])" office:value-type="string" office:string-value="(SELECT TIMESTAMP_TO_SEC(TIMESTAMP(&quot;2012-1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7&quot; GROUP EACH BY repository_created_at))">
            <text:p>(SELECT TIMESTAMP_TO_SEC(TIMESTAMP("2012-1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7" GROUP EACH BY repository_created_at))</text:p>
          </table:table-cell>
          <table:table-cell table:formula="of:=MOD([.$H$1]*[.A243];[.$K$1])" office:value-type="float" office:value="294">
            <text:p/>
          </table:table-cell>
          <table:table-cell table:formula="of:=IF([.D243]=[.$H$1];&quot;TRUE&quot;;&quot;&quot;)">
            <text:p/>
          </table:table-cell>
          <table:table-cell table:formula="of:=CONCATENATE(IF([.E243]=&quot;TRUE&quot;;[$Feuille2.$A$14];&quot;&quot;);[.C243];IF([.E244]&lt;&gt;&quot;TRUE&quot;;&quot;, &quot;;&quot;&quot;))" office:value-type="string" office:string-value="(SELECT TIMESTAMP_TO_SEC(TIMESTAMP(&quot;2012-1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7&quot; GROUP EACH BY repository_created_at)), ">
            <text:p>(SELECT TIMESTAMP_TO_SEC(TIMESTAMP("2012-1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3">
            <text:p>243</text:p>
          </table:table-cell>
          <table:table-cell table:style-name="ce1" office:value-type="string">
            <text:p>2012-11-08</text:p>
          </table:table-cell>
          <table:table-cell table:formula="of:=CONCATENATE([$Feuille2.$A$1];[.B244];[$Feuille2.$A$2];[$Feuille2.$A$3];[$Feuille2.$A$4];[.B244];[$Feuille2.$A$5];[$Feuille2.$A$6])" office:value-type="string" office:string-value="(SELECT TIMESTAMP_TO_SEC(TIMESTAMP(&quot;2012-1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8&quot; GROUP EACH BY repository_created_at))">
            <text:p>(SELECT TIMESTAMP_TO_SEC(TIMESTAMP("2012-1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8" GROUP EACH BY repository_created_at))</text:p>
          </table:table-cell>
          <table:table-cell table:formula="of:=MOD([.$H$1]*[.A244];[.$K$1])" office:value-type="float" office:value="301">
            <text:p/>
          </table:table-cell>
          <table:table-cell table:formula="of:=IF([.D244]=[.$H$1];&quot;TRUE&quot;;&quot;&quot;)">
            <text:p/>
          </table:table-cell>
          <table:table-cell table:formula="of:=CONCATENATE(IF([.E244]=&quot;TRUE&quot;;[$Feuille2.$A$14];&quot;&quot;);[.C244];IF([.E245]&lt;&gt;&quot;TRUE&quot;;&quot;, &quot;;&quot;&quot;))" office:value-type="string" office:string-value="(SELECT TIMESTAMP_TO_SEC(TIMESTAMP(&quot;2012-1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8&quot; GROUP EACH BY repository_created_at)), ">
            <text:p>(SELECT TIMESTAMP_TO_SEC(TIMESTAMP("2012-1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4">
            <text:p>244</text:p>
          </table:table-cell>
          <table:table-cell table:style-name="ce1" office:value-type="string">
            <text:p>2012-11-09</text:p>
          </table:table-cell>
          <table:table-cell table:formula="of:=CONCATENATE([$Feuille2.$A$1];[.B245];[$Feuille2.$A$2];[$Feuille2.$A$3];[$Feuille2.$A$4];[.B245];[$Feuille2.$A$5];[$Feuille2.$A$6])" office:value-type="string" office:string-value="(SELECT TIMESTAMP_TO_SEC(TIMESTAMP(&quot;2012-1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9&quot; GROUP EACH BY repository_created_at))">
            <text:p>(SELECT TIMESTAMP_TO_SEC(TIMESTAMP("2012-1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9" GROUP EACH BY repository_created_at))</text:p>
          </table:table-cell>
          <table:table-cell table:formula="of:=MOD([.$H$1]*[.A245];[.$K$1])" office:value-type="float" office:value="308">
            <text:p/>
          </table:table-cell>
          <table:table-cell table:formula="of:=IF([.D245]=[.$H$1];&quot;TRUE&quot;;&quot;&quot;)">
            <text:p/>
          </table:table-cell>
          <table:table-cell table:formula="of:=CONCATENATE(IF([.E245]=&quot;TRUE&quot;;[$Feuille2.$A$14];&quot;&quot;);[.C245];IF([.E246]&lt;&gt;&quot;TRUE&quot;;&quot;, &quot;;&quot;&quot;))" office:value-type="string" office:string-value="(SELECT TIMESTAMP_TO_SEC(TIMESTAMP(&quot;2012-1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09&quot; GROUP EACH BY repository_created_at)), ">
            <text:p>(SELECT TIMESTAMP_TO_SEC(TIMESTAMP("2012-1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5">
            <text:p>245</text:p>
          </table:table-cell>
          <table:table-cell table:style-name="ce1" office:value-type="string">
            <text:p>2012-11-10</text:p>
          </table:table-cell>
          <table:table-cell table:formula="of:=CONCATENATE([$Feuille2.$A$1];[.B246];[$Feuille2.$A$2];[$Feuille2.$A$3];[$Feuille2.$A$4];[.B246];[$Feuille2.$A$5];[$Feuille2.$A$6])" office:value-type="string" office:string-value="(SELECT TIMESTAMP_TO_SEC(TIMESTAMP(&quot;2012-1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0&quot; GROUP EACH BY repository_created_at))">
            <text:p>(SELECT TIMESTAMP_TO_SEC(TIMESTAMP("2012-1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0" GROUP EACH BY repository_created_at))</text:p>
          </table:table-cell>
          <table:table-cell table:formula="of:=MOD([.$H$1]*[.A246];[.$K$1])" office:value-type="float" office:value="315">
            <text:p/>
          </table:table-cell>
          <table:table-cell table:formula="of:=IF([.D246]=[.$H$1];&quot;TRUE&quot;;&quot;&quot;)">
            <text:p/>
          </table:table-cell>
          <table:table-cell table:formula="of:=CONCATENATE(IF([.E246]=&quot;TRUE&quot;;[$Feuille2.$A$14];&quot;&quot;);[.C246];IF([.E247]&lt;&gt;&quot;TRUE&quot;;&quot;, &quot;;&quot;&quot;))" office:value-type="string" office:string-value="(SELECT TIMESTAMP_TO_SEC(TIMESTAMP(&quot;2012-1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0&quot; GROUP EACH BY repository_created_at)), ">
            <text:p>(SELECT TIMESTAMP_TO_SEC(TIMESTAMP("2012-1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6">
            <text:p>246</text:p>
          </table:table-cell>
          <table:table-cell table:style-name="ce1" office:value-type="string">
            <text:p>2012-11-11</text:p>
          </table:table-cell>
          <table:table-cell table:formula="of:=CONCATENATE([$Feuille2.$A$1];[.B247];[$Feuille2.$A$2];[$Feuille2.$A$3];[$Feuille2.$A$4];[.B247];[$Feuille2.$A$5];[$Feuille2.$A$6])" office:value-type="string" office:string-value="(SELECT TIMESTAMP_TO_SEC(TIMESTAMP(&quot;2012-1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1&quot; GROUP EACH BY repository_created_at))">
            <text:p>(SELECT TIMESTAMP_TO_SEC(TIMESTAMP("2012-1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1" GROUP EACH BY repository_created_at))</text:p>
          </table:table-cell>
          <table:table-cell table:formula="of:=MOD([.$H$1]*[.A247];[.$K$1])" office:value-type="float" office:value="322">
            <text:p/>
          </table:table-cell>
          <table:table-cell table:formula="of:=IF([.D247]=[.$H$1];&quot;TRUE&quot;;&quot;&quot;)">
            <text:p/>
          </table:table-cell>
          <table:table-cell table:formula="of:=CONCATENATE(IF([.E247]=&quot;TRUE&quot;;[$Feuille2.$A$14];&quot;&quot;);[.C247];IF([.E248]&lt;&gt;&quot;TRUE&quot;;&quot;, &quot;;&quot;&quot;))" office:value-type="string" office:string-value="(SELECT TIMESTAMP_TO_SEC(TIMESTAMP(&quot;2012-1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1&quot; GROUP EACH BY repository_created_at)), ">
            <text:p>(SELECT TIMESTAMP_TO_SEC(TIMESTAMP("2012-1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7">
            <text:p>247</text:p>
          </table:table-cell>
          <table:table-cell table:style-name="ce1" office:value-type="string">
            <text:p>2012-11-12</text:p>
          </table:table-cell>
          <table:table-cell table:formula="of:=CONCATENATE([$Feuille2.$A$1];[.B248];[$Feuille2.$A$2];[$Feuille2.$A$3];[$Feuille2.$A$4];[.B248];[$Feuille2.$A$5];[$Feuille2.$A$6])" office:value-type="string" office:string-value="(SELECT TIMESTAMP_TO_SEC(TIMESTAMP(&quot;2012-1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2&quot; GROUP EACH BY repository_created_at))">
            <text:p>(SELECT TIMESTAMP_TO_SEC(TIMESTAMP("2012-1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2" GROUP EACH BY repository_created_at))</text:p>
          </table:table-cell>
          <table:table-cell table:formula="of:=MOD([.$H$1]*[.A248];[.$K$1])" office:value-type="float" office:value="329">
            <text:p/>
          </table:table-cell>
          <table:table-cell table:formula="of:=IF([.D248]=[.$H$1];&quot;TRUE&quot;;&quot;&quot;)">
            <text:p/>
          </table:table-cell>
          <table:table-cell table:formula="of:=CONCATENATE(IF([.E248]=&quot;TRUE&quot;;[$Feuille2.$A$14];&quot;&quot;);[.C248];IF([.E249]&lt;&gt;&quot;TRUE&quot;;&quot;, &quot;;&quot;&quot;))" office:value-type="string" office:string-value="(SELECT TIMESTAMP_TO_SEC(TIMESTAMP(&quot;2012-1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2&quot; GROUP EACH BY repository_created_at)), ">
            <text:p>(SELECT TIMESTAMP_TO_SEC(TIMESTAMP("2012-1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8">
            <text:p>248</text:p>
          </table:table-cell>
          <table:table-cell table:style-name="ce1" office:value-type="string">
            <text:p>2012-11-13</text:p>
          </table:table-cell>
          <table:table-cell table:formula="of:=CONCATENATE([$Feuille2.$A$1];[.B249];[$Feuille2.$A$2];[$Feuille2.$A$3];[$Feuille2.$A$4];[.B249];[$Feuille2.$A$5];[$Feuille2.$A$6])" office:value-type="string" office:string-value="(SELECT TIMESTAMP_TO_SEC(TIMESTAMP(&quot;2012-1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3&quot; GROUP EACH BY repository_created_at))">
            <text:p>(SELECT TIMESTAMP_TO_SEC(TIMESTAMP("2012-1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3" GROUP EACH BY repository_created_at))</text:p>
          </table:table-cell>
          <table:table-cell table:formula="of:=MOD([.$H$1]*[.A249];[.$K$1])" office:value-type="float" office:value="336">
            <text:p/>
          </table:table-cell>
          <table:table-cell table:formula="of:=IF([.D249]=[.$H$1];&quot;TRUE&quot;;&quot;&quot;)">
            <text:p/>
          </table:table-cell>
          <table:table-cell table:formula="of:=CONCATENATE(IF([.E249]=&quot;TRUE&quot;;[$Feuille2.$A$14];&quot;&quot;);[.C249];IF([.E250]&lt;&gt;&quot;TRUE&quot;;&quot;, &quot;;&quot;&quot;))" office:value-type="string" office:string-value="(SELECT TIMESTAMP_TO_SEC(TIMESTAMP(&quot;2012-1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3&quot; GROUP EACH BY repository_created_at)), ">
            <text:p>(SELECT TIMESTAMP_TO_SEC(TIMESTAMP("2012-1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49">
            <text:p>249</text:p>
          </table:table-cell>
          <table:table-cell table:style-name="ce1" office:value-type="string">
            <text:p>2012-11-14</text:p>
          </table:table-cell>
          <table:table-cell table:formula="of:=CONCATENATE([$Feuille2.$A$1];[.B250];[$Feuille2.$A$2];[$Feuille2.$A$3];[$Feuille2.$A$4];[.B250];[$Feuille2.$A$5];[$Feuille2.$A$6])" office:value-type="string" office:string-value="(SELECT TIMESTAMP_TO_SEC(TIMESTAMP(&quot;2012-1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4&quot; GROUP EACH BY repository_created_at))">
            <text:p>(SELECT TIMESTAMP_TO_SEC(TIMESTAMP("2012-1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4" GROUP EACH BY repository_created_at))</text:p>
          </table:table-cell>
          <table:table-cell table:formula="of:=MOD([.$H$1]*[.A250];[.$K$1])" office:value-type="float" office:value="343">
            <text:p/>
          </table:table-cell>
          <table:table-cell table:formula="of:=IF([.D250]=[.$H$1];&quot;TRUE&quot;;&quot;&quot;)">
            <text:p/>
          </table:table-cell>
          <table:table-cell table:formula="of:=CONCATENATE(IF([.E250]=&quot;TRUE&quot;;[$Feuille2.$A$14];&quot;&quot;);[.C250];IF([.E251]&lt;&gt;&quot;TRUE&quot;;&quot;, &quot;;&quot;&quot;))" office:value-type="string" office:string-value="(SELECT TIMESTAMP_TO_SEC(TIMESTAMP(&quot;2012-1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4&quot; GROUP EACH BY repository_created_at)), ">
            <text:p>(SELECT TIMESTAMP_TO_SEC(TIMESTAMP("2012-1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0">
            <text:p>250</text:p>
          </table:table-cell>
          <table:table-cell table:style-name="ce1" office:value-type="string">
            <text:p>2012-11-15</text:p>
          </table:table-cell>
          <table:table-cell table:formula="of:=CONCATENATE([$Feuille2.$A$1];[.B251];[$Feuille2.$A$2];[$Feuille2.$A$3];[$Feuille2.$A$4];[.B251];[$Feuille2.$A$5];[$Feuille2.$A$6])" office:value-type="string" office:string-value="(SELECT TIMESTAMP_TO_SEC(TIMESTAMP(&quot;2012-1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5&quot; GROUP EACH BY repository_created_at))">
            <text:p>(SELECT TIMESTAMP_TO_SEC(TIMESTAMP("2012-1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5" GROUP EACH BY repository_created_at))</text:p>
          </table:table-cell>
          <table:table-cell table:formula="of:=MOD([.$H$1]*[.A251];[.$K$1])" office:value-type="float" office:value="350">
            <text:p/>
          </table:table-cell>
          <table:table-cell table:formula="of:=IF([.D251]=[.$H$1];&quot;TRUE&quot;;&quot;&quot;)">
            <text:p/>
          </table:table-cell>
          <table:table-cell table:formula="of:=CONCATENATE(IF([.E251]=&quot;TRUE&quot;;[$Feuille2.$A$14];&quot;&quot;);[.C251];IF([.E252]&lt;&gt;&quot;TRUE&quot;;&quot;, &quot;;&quot;&quot;))" office:value-type="string" office:string-value="(SELECT TIMESTAMP_TO_SEC(TIMESTAMP(&quot;2012-1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5&quot; GROUP EACH BY repository_created_at)), ">
            <text:p>(SELECT TIMESTAMP_TO_SEC(TIMESTAMP("2012-1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1">
            <text:p>251</text:p>
          </table:table-cell>
          <table:table-cell table:style-name="ce1" office:value-type="string">
            <text:p>2012-11-16</text:p>
          </table:table-cell>
          <table:table-cell table:formula="of:=CONCATENATE([$Feuille2.$A$1];[.B252];[$Feuille2.$A$2];[$Feuille2.$A$3];[$Feuille2.$A$4];[.B252];[$Feuille2.$A$5];[$Feuille2.$A$6])" office:value-type="string" office:string-value="(SELECT TIMESTAMP_TO_SEC(TIMESTAMP(&quot;2012-1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6&quot; GROUP EACH BY repository_created_at))">
            <text:p>(SELECT TIMESTAMP_TO_SEC(TIMESTAMP("2012-1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6" GROUP EACH BY repository_created_at))</text:p>
          </table:table-cell>
          <table:table-cell table:formula="of:=MOD([.$H$1]*[.A252];[.$K$1])" office:value-type="float" office:value="357">
            <text:p/>
          </table:table-cell>
          <table:table-cell table:formula="of:=IF([.D252]=[.$H$1];&quot;TRUE&quot;;&quot;&quot;)">
            <text:p/>
          </table:table-cell>
          <table:table-cell table:formula="of:=CONCATENATE(IF([.E252]=&quot;TRUE&quot;;[$Feuille2.$A$14];&quot;&quot;);[.C252];IF([.E253]&lt;&gt;&quot;TRUE&quot;;&quot;, &quot;;&quot;&quot;))" office:value-type="string" office:string-value="(SELECT TIMESTAMP_TO_SEC(TIMESTAMP(&quot;2012-1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6&quot; GROUP EACH BY repository_created_at)), ">
            <text:p>(SELECT TIMESTAMP_TO_SEC(TIMESTAMP("2012-1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2">
            <text:p>252</text:p>
          </table:table-cell>
          <table:table-cell table:style-name="ce1" office:value-type="string">
            <text:p>2012-11-17</text:p>
          </table:table-cell>
          <table:table-cell table:formula="of:=CONCATENATE([$Feuille2.$A$1];[.B253];[$Feuille2.$A$2];[$Feuille2.$A$3];[$Feuille2.$A$4];[.B253];[$Feuille2.$A$5];[$Feuille2.$A$6])" office:value-type="string" office:string-value="(SELECT TIMESTAMP_TO_SEC(TIMESTAMP(&quot;2012-1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7&quot; GROUP EACH BY repository_created_at))">
            <text:p>(SELECT TIMESTAMP_TO_SEC(TIMESTAMP("2012-1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7" GROUP EACH BY repository_created_at))</text:p>
          </table:table-cell>
          <table:table-cell table:formula="of:=MOD([.$H$1]*[.A253];[.$K$1])" office:value-type="float" office:value="364">
            <text:p/>
          </table:table-cell>
          <table:table-cell table:formula="of:=IF([.D253]=[.$H$1];&quot;TRUE&quot;;&quot;&quot;)">
            <text:p/>
          </table:table-cell>
          <table:table-cell table:formula="of:=CONCATENATE(IF([.E253]=&quot;TRUE&quot;;[$Feuille2.$A$14];&quot;&quot;);[.C253];IF([.E254]&lt;&gt;&quot;TRUE&quot;;&quot;, &quot;;&quot;&quot;))" office:value-type="string" office:string-value="(SELECT TIMESTAMP_TO_SEC(TIMESTAMP(&quot;2012-1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7&quot; GROUP EACH BY repository_created_at)), ">
            <text:p>(SELECT TIMESTAMP_TO_SEC(TIMESTAMP("2012-1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3">
            <text:p>253</text:p>
          </table:table-cell>
          <table:table-cell table:style-name="ce1" office:value-type="string">
            <text:p>2012-11-18</text:p>
          </table:table-cell>
          <table:table-cell table:formula="of:=CONCATENATE([$Feuille2.$A$1];[.B254];[$Feuille2.$A$2];[$Feuille2.$A$3];[$Feuille2.$A$4];[.B254];[$Feuille2.$A$5];[$Feuille2.$A$6])" office:value-type="string" office:string-value="(SELECT TIMESTAMP_TO_SEC(TIMESTAMP(&quot;2012-1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8&quot; GROUP EACH BY repository_created_at))">
            <text:p>(SELECT TIMESTAMP_TO_SEC(TIMESTAMP("2012-1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8" GROUP EACH BY repository_created_at))</text:p>
          </table:table-cell>
          <table:table-cell table:formula="of:=MOD([.$H$1]*[.A254];[.$K$1])" office:value-type="float" office:value="371">
            <text:p/>
          </table:table-cell>
          <table:table-cell table:formula="of:=IF([.D254]=[.$H$1];&quot;TRUE&quot;;&quot;&quot;)">
            <text:p/>
          </table:table-cell>
          <table:table-cell table:formula="of:=CONCATENATE(IF([.E254]=&quot;TRUE&quot;;[$Feuille2.$A$14];&quot;&quot;);[.C254];IF([.E255]&lt;&gt;&quot;TRUE&quot;;&quot;, &quot;;&quot;&quot;))" office:value-type="string" office:string-value="(SELECT TIMESTAMP_TO_SEC(TIMESTAMP(&quot;2012-1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8&quot; GROUP EACH BY repository_created_at)), ">
            <text:p>(SELECT TIMESTAMP_TO_SEC(TIMESTAMP("2012-1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4">
            <text:p>254</text:p>
          </table:table-cell>
          <table:table-cell table:style-name="ce1" office:value-type="string">
            <text:p>2012-11-19</text:p>
          </table:table-cell>
          <table:table-cell table:formula="of:=CONCATENATE([$Feuille2.$A$1];[.B255];[$Feuille2.$A$2];[$Feuille2.$A$3];[$Feuille2.$A$4];[.B255];[$Feuille2.$A$5];[$Feuille2.$A$6])" office:value-type="string" office:string-value="(SELECT TIMESTAMP_TO_SEC(TIMESTAMP(&quot;2012-1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9&quot; GROUP EACH BY repository_created_at))">
            <text:p>(SELECT TIMESTAMP_TO_SEC(TIMESTAMP("2012-1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9" GROUP EACH BY repository_created_at))</text:p>
          </table:table-cell>
          <table:table-cell table:formula="of:=MOD([.$H$1]*[.A255];[.$K$1])" office:value-type="float" office:value="378">
            <text:p/>
          </table:table-cell>
          <table:table-cell table:formula="of:=IF([.D255]=[.$H$1];&quot;TRUE&quot;;&quot;&quot;)">
            <text:p/>
          </table:table-cell>
          <table:table-cell table:formula="of:=CONCATENATE(IF([.E255]=&quot;TRUE&quot;;[$Feuille2.$A$14];&quot;&quot;);[.C255];IF([.E256]&lt;&gt;&quot;TRUE&quot;;&quot;, &quot;;&quot;&quot;))" office:value-type="string" office:string-value="(SELECT TIMESTAMP_TO_SEC(TIMESTAMP(&quot;2012-1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19&quot; GROUP EACH BY repository_created_at)), ">
            <text:p>(SELECT TIMESTAMP_TO_SEC(TIMESTAMP("2012-1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5">
            <text:p>255</text:p>
          </table:table-cell>
          <table:table-cell table:style-name="ce1" office:value-type="string">
            <text:p>2012-11-20</text:p>
          </table:table-cell>
          <table:table-cell table:formula="of:=CONCATENATE([$Feuille2.$A$1];[.B256];[$Feuille2.$A$2];[$Feuille2.$A$3];[$Feuille2.$A$4];[.B256];[$Feuille2.$A$5];[$Feuille2.$A$6])" office:value-type="string" office:string-value="(SELECT TIMESTAMP_TO_SEC(TIMESTAMP(&quot;2012-1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0&quot; GROUP EACH BY repository_created_at))">
            <text:p>(SELECT TIMESTAMP_TO_SEC(TIMESTAMP("2012-1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0" GROUP EACH BY repository_created_at))</text:p>
          </table:table-cell>
          <table:table-cell table:formula="of:=MOD([.$H$1]*[.A256];[.$K$1])" office:value-type="float" office:value="385">
            <text:p/>
          </table:table-cell>
          <table:table-cell table:formula="of:=IF([.D256]=[.$H$1];&quot;TRUE&quot;;&quot;&quot;)">
            <text:p/>
          </table:table-cell>
          <table:table-cell table:formula="of:=CONCATENATE(IF([.E256]=&quot;TRUE&quot;;[$Feuille2.$A$14];&quot;&quot;);[.C256];IF([.E257]&lt;&gt;&quot;TRUE&quot;;&quot;, &quot;;&quot;&quot;))" office:value-type="string" office:string-value="(SELECT TIMESTAMP_TO_SEC(TIMESTAMP(&quot;2012-1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0&quot; GROUP EACH BY repository_created_at)), ">
            <text:p>(SELECT TIMESTAMP_TO_SEC(TIMESTAMP("2012-1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6">
            <text:p>256</text:p>
          </table:table-cell>
          <table:table-cell table:style-name="ce1" office:value-type="string">
            <text:p>2012-11-21</text:p>
          </table:table-cell>
          <table:table-cell table:formula="of:=CONCATENATE([$Feuille2.$A$1];[.B257];[$Feuille2.$A$2];[$Feuille2.$A$3];[$Feuille2.$A$4];[.B257];[$Feuille2.$A$5];[$Feuille2.$A$6])" office:value-type="string" office:string-value="(SELECT TIMESTAMP_TO_SEC(TIMESTAMP(&quot;2012-1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1&quot; GROUP EACH BY repository_created_at))">
            <text:p>(SELECT TIMESTAMP_TO_SEC(TIMESTAMP("2012-1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1" GROUP EACH BY repository_created_at))</text:p>
          </table:table-cell>
          <table:table-cell table:formula="of:=MOD([.$H$1]*[.A257];[.$K$1])" office:value-type="float" office:value="392">
            <text:p/>
          </table:table-cell>
          <table:table-cell table:formula="of:=IF([.D257]=[.$H$1];&quot;TRUE&quot;;&quot;&quot;)">
            <text:p/>
          </table:table-cell>
          <table:table-cell table:formula="of:=CONCATENATE(IF([.E257]=&quot;TRUE&quot;;[$Feuille2.$A$14];&quot;&quot;);[.C257];IF([.E258]&lt;&gt;&quot;TRUE&quot;;&quot;, &quot;;&quot;&quot;))" office:value-type="string" office:string-value="(SELECT TIMESTAMP_TO_SEC(TIMESTAMP(&quot;2012-1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1&quot; GROUP EACH BY repository_created_at)), ">
            <text:p>(SELECT TIMESTAMP_TO_SEC(TIMESTAMP("2012-1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7">
            <text:p>257</text:p>
          </table:table-cell>
          <table:table-cell table:style-name="ce1" office:value-type="string">
            <text:p>2012-11-22</text:p>
          </table:table-cell>
          <table:table-cell table:formula="of:=CONCATENATE([$Feuille2.$A$1];[.B258];[$Feuille2.$A$2];[$Feuille2.$A$3];[$Feuille2.$A$4];[.B258];[$Feuille2.$A$5];[$Feuille2.$A$6])" office:value-type="string" office:string-value="(SELECT TIMESTAMP_TO_SEC(TIMESTAMP(&quot;2012-1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2&quot; GROUP EACH BY repository_created_at))">
            <text:p>(SELECT TIMESTAMP_TO_SEC(TIMESTAMP("2012-1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2" GROUP EACH BY repository_created_at))</text:p>
          </table:table-cell>
          <table:table-cell table:formula="of:=MOD([.$H$1]*[.A258];[.$K$1])" office:value-type="float" office:value="399">
            <text:p/>
          </table:table-cell>
          <table:table-cell table:formula="of:=IF([.D258]=[.$H$1];&quot;TRUE&quot;;&quot;&quot;)">
            <text:p/>
          </table:table-cell>
          <table:table-cell table:formula="of:=CONCATENATE(IF([.E258]=&quot;TRUE&quot;;[$Feuille2.$A$14];&quot;&quot;);[.C258];IF([.E259]&lt;&gt;&quot;TRUE&quot;;&quot;, &quot;;&quot;&quot;))" office:value-type="string" office:string-value="(SELECT TIMESTAMP_TO_SEC(TIMESTAMP(&quot;2012-1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2&quot; GROUP EACH BY repository_created_at)), ">
            <text:p>(SELECT TIMESTAMP_TO_SEC(TIMESTAMP("2012-1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8">
            <text:p>258</text:p>
          </table:table-cell>
          <table:table-cell table:style-name="ce1" office:value-type="string">
            <text:p>2012-11-23</text:p>
          </table:table-cell>
          <table:table-cell table:formula="of:=CONCATENATE([$Feuille2.$A$1];[.B259];[$Feuille2.$A$2];[$Feuille2.$A$3];[$Feuille2.$A$4];[.B259];[$Feuille2.$A$5];[$Feuille2.$A$6])" office:value-type="string" office:string-value="(SELECT TIMESTAMP_TO_SEC(TIMESTAMP(&quot;2012-1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3&quot; GROUP EACH BY repository_created_at))">
            <text:p>(SELECT TIMESTAMP_TO_SEC(TIMESTAMP("2012-1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3" GROUP EACH BY repository_created_at))</text:p>
          </table:table-cell>
          <table:table-cell table:formula="of:=MOD([.$H$1]*[.A259];[.$K$1])" office:value-type="float" office:value="406">
            <text:p/>
          </table:table-cell>
          <table:table-cell table:formula="of:=IF([.D259]=[.$H$1];&quot;TRUE&quot;;&quot;&quot;)">
            <text:p/>
          </table:table-cell>
          <table:table-cell table:formula="of:=CONCATENATE(IF([.E259]=&quot;TRUE&quot;;[$Feuille2.$A$14];&quot;&quot;);[.C259];IF([.E260]&lt;&gt;&quot;TRUE&quot;;&quot;, &quot;;&quot;&quot;))" office:value-type="string" office:string-value="(SELECT TIMESTAMP_TO_SEC(TIMESTAMP(&quot;2012-1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3&quot; GROUP EACH BY repository_created_at)), ">
            <text:p>(SELECT TIMESTAMP_TO_SEC(TIMESTAMP("2012-1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59">
            <text:p>259</text:p>
          </table:table-cell>
          <table:table-cell table:style-name="ce1" office:value-type="string">
            <text:p>2012-11-24</text:p>
          </table:table-cell>
          <table:table-cell table:formula="of:=CONCATENATE([$Feuille2.$A$1];[.B260];[$Feuille2.$A$2];[$Feuille2.$A$3];[$Feuille2.$A$4];[.B260];[$Feuille2.$A$5];[$Feuille2.$A$6])" office:value-type="string" office:string-value="(SELECT TIMESTAMP_TO_SEC(TIMESTAMP(&quot;2012-1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4&quot; GROUP EACH BY repository_created_at))">
            <text:p>(SELECT TIMESTAMP_TO_SEC(TIMESTAMP("2012-1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4" GROUP EACH BY repository_created_at))</text:p>
          </table:table-cell>
          <table:table-cell table:formula="of:=MOD([.$H$1]*[.A260];[.$K$1])" office:value-type="float" office:value="413">
            <text:p/>
          </table:table-cell>
          <table:table-cell table:formula="of:=IF([.D260]=[.$H$1];&quot;TRUE&quot;;&quot;&quot;)">
            <text:p/>
          </table:table-cell>
          <table:table-cell table:formula="of:=CONCATENATE(IF([.E260]=&quot;TRUE&quot;;[$Feuille2.$A$14];&quot;&quot;);[.C260];IF([.E261]&lt;&gt;&quot;TRUE&quot;;&quot;, &quot;;&quot;&quot;))" office:value-type="string" office:string-value="(SELECT TIMESTAMP_TO_SEC(TIMESTAMP(&quot;2012-1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4&quot; GROUP EACH BY repository_created_at)), ">
            <text:p>(SELECT TIMESTAMP_TO_SEC(TIMESTAMP("2012-1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string">
            <text:p>2012-11-25</text:p>
          </table:table-cell>
          <table:table-cell table:formula="of:=CONCATENATE([$Feuille2.$A$1];[.B261];[$Feuille2.$A$2];[$Feuille2.$A$3];[$Feuille2.$A$4];[.B261];[$Feuille2.$A$5];[$Feuille2.$A$6])" office:value-type="string" office:string-value="(SELECT TIMESTAMP_TO_SEC(TIMESTAMP(&quot;2012-1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5&quot; GROUP EACH BY repository_created_at))">
            <text:p>(SELECT TIMESTAMP_TO_SEC(TIMESTAMP("2012-1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5" GROUP EACH BY repository_created_at))</text:p>
          </table:table-cell>
          <table:table-cell table:formula="of:=MOD([.$H$1]*[.A261];[.$K$1])" office:value-type="float" office:value="420">
            <text:p/>
          </table:table-cell>
          <table:table-cell table:formula="of:=IF([.D261]=[.$H$1];&quot;TRUE&quot;;&quot;&quot;)">
            <text:p/>
          </table:table-cell>
          <table:table-cell table:formula="of:=CONCATENATE(IF([.E261]=&quot;TRUE&quot;;[$Feuille2.$A$14];&quot;&quot;);[.C261];IF([.E262]&lt;&gt;&quot;TRUE&quot;;&quot;, &quot;;&quot;&quot;))" office:value-type="string" office:string-value="(SELECT TIMESTAMP_TO_SEC(TIMESTAMP(&quot;2012-1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5&quot; GROUP EACH BY repository_created_at)), ">
            <text:p>(SELECT TIMESTAMP_TO_SEC(TIMESTAMP("2012-1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1">
            <text:p>261</text:p>
          </table:table-cell>
          <table:table-cell table:style-name="ce1" office:value-type="string">
            <text:p>2012-11-26</text:p>
          </table:table-cell>
          <table:table-cell table:formula="of:=CONCATENATE([$Feuille2.$A$1];[.B262];[$Feuille2.$A$2];[$Feuille2.$A$3];[$Feuille2.$A$4];[.B262];[$Feuille2.$A$5];[$Feuille2.$A$6])" office:value-type="string" office:string-value="(SELECT TIMESTAMP_TO_SEC(TIMESTAMP(&quot;2012-1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6&quot; GROUP EACH BY repository_created_at))">
            <text:p>(SELECT TIMESTAMP_TO_SEC(TIMESTAMP("2012-1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6" GROUP EACH BY repository_created_at))</text:p>
          </table:table-cell>
          <table:table-cell table:formula="of:=MOD([.$H$1]*[.A262];[.$K$1])" office:value-type="float" office:value="427">
            <text:p/>
          </table:table-cell>
          <table:table-cell table:formula="of:=IF([.D262]=[.$H$1];&quot;TRUE&quot;;&quot;&quot;)">
            <text:p/>
          </table:table-cell>
          <table:table-cell table:formula="of:=CONCATENATE(IF([.E262]=&quot;TRUE&quot;;[$Feuille2.$A$14];&quot;&quot;);[.C262];IF([.E263]&lt;&gt;&quot;TRUE&quot;;&quot;, &quot;;&quot;&quot;))" office:value-type="string" office:string-value="(SELECT TIMESTAMP_TO_SEC(TIMESTAMP(&quot;2012-1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6&quot; GROUP EACH BY repository_created_at)), ">
            <text:p>(SELECT TIMESTAMP_TO_SEC(TIMESTAMP("2012-1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2">
            <text:p>262</text:p>
          </table:table-cell>
          <table:table-cell table:style-name="ce1" office:value-type="string">
            <text:p>2012-11-27</text:p>
          </table:table-cell>
          <table:table-cell table:formula="of:=CONCATENATE([$Feuille2.$A$1];[.B263];[$Feuille2.$A$2];[$Feuille2.$A$3];[$Feuille2.$A$4];[.B263];[$Feuille2.$A$5];[$Feuille2.$A$6])" office:value-type="string" office:string-value="(SELECT TIMESTAMP_TO_SEC(TIMESTAMP(&quot;2012-1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7&quot; GROUP EACH BY repository_created_at))">
            <text:p>(SELECT TIMESTAMP_TO_SEC(TIMESTAMP("2012-1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7" GROUP EACH BY repository_created_at))</text:p>
          </table:table-cell>
          <table:table-cell table:formula="of:=MOD([.$H$1]*[.A263];[.$K$1])" office:value-type="float" office:value="434">
            <text:p/>
          </table:table-cell>
          <table:table-cell table:formula="of:=IF([.D263]=[.$H$1];&quot;TRUE&quot;;&quot;&quot;)">
            <text:p/>
          </table:table-cell>
          <table:table-cell table:formula="of:=CONCATENATE(IF([.E263]=&quot;TRUE&quot;;[$Feuille2.$A$14];&quot;&quot;);[.C263];IF([.E264]&lt;&gt;&quot;TRUE&quot;;&quot;, &quot;;&quot;&quot;))" office:value-type="string" office:string-value="(SELECT TIMESTAMP_TO_SEC(TIMESTAMP(&quot;2012-1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7&quot; GROUP EACH BY repository_created_at)), ">
            <text:p>(SELECT TIMESTAMP_TO_SEC(TIMESTAMP("2012-1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3">
            <text:p>263</text:p>
          </table:table-cell>
          <table:table-cell table:style-name="ce1" office:value-type="string">
            <text:p>2012-11-28</text:p>
          </table:table-cell>
          <table:table-cell table:formula="of:=CONCATENATE([$Feuille2.$A$1];[.B264];[$Feuille2.$A$2];[$Feuille2.$A$3];[$Feuille2.$A$4];[.B264];[$Feuille2.$A$5];[$Feuille2.$A$6])" office:value-type="string" office:string-value="(SELECT TIMESTAMP_TO_SEC(TIMESTAMP(&quot;2012-1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8&quot; GROUP EACH BY repository_created_at))">
            <text:p>(SELECT TIMESTAMP_TO_SEC(TIMESTAMP("2012-1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8" GROUP EACH BY repository_created_at))</text:p>
          </table:table-cell>
          <table:table-cell table:formula="of:=MOD([.$H$1]*[.A264];[.$K$1])" office:value-type="float" office:value="441">
            <text:p/>
          </table:table-cell>
          <table:table-cell table:formula="of:=IF([.D264]=[.$H$1];&quot;TRUE&quot;;&quot;&quot;)">
            <text:p/>
          </table:table-cell>
          <table:table-cell table:formula="of:=CONCATENATE(IF([.E264]=&quot;TRUE&quot;;[$Feuille2.$A$14];&quot;&quot;);[.C264];IF([.E265]&lt;&gt;&quot;TRUE&quot;;&quot;, &quot;;&quot;&quot;))" office:value-type="string" office:string-value="(SELECT TIMESTAMP_TO_SEC(TIMESTAMP(&quot;2012-1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8&quot; GROUP EACH BY repository_created_at)), ">
            <text:p>(SELECT TIMESTAMP_TO_SEC(TIMESTAMP("2012-1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4">
            <text:p>264</text:p>
          </table:table-cell>
          <table:table-cell table:style-name="ce1" office:value-type="string">
            <text:p>2012-11-29</text:p>
          </table:table-cell>
          <table:table-cell table:formula="of:=CONCATENATE([$Feuille2.$A$1];[.B265];[$Feuille2.$A$2];[$Feuille2.$A$3];[$Feuille2.$A$4];[.B265];[$Feuille2.$A$5];[$Feuille2.$A$6])" office:value-type="string" office:string-value="(SELECT TIMESTAMP_TO_SEC(TIMESTAMP(&quot;2012-1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9&quot; GROUP EACH BY repository_created_at))">
            <text:p>(SELECT TIMESTAMP_TO_SEC(TIMESTAMP("2012-1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9" GROUP EACH BY repository_created_at))</text:p>
          </table:table-cell>
          <table:table-cell table:formula="of:=MOD([.$H$1]*[.A265];[.$K$1])" office:value-type="float" office:value="448">
            <text:p/>
          </table:table-cell>
          <table:table-cell table:formula="of:=IF([.D265]=[.$H$1];&quot;TRUE&quot;;&quot;&quot;)">
            <text:p/>
          </table:table-cell>
          <table:table-cell table:formula="of:=CONCATENATE(IF([.E265]=&quot;TRUE&quot;;[$Feuille2.$A$14];&quot;&quot;);[.C265];IF([.E266]&lt;&gt;&quot;TRUE&quot;;&quot;, &quot;;&quot;&quot;))" office:value-type="string" office:string-value="(SELECT TIMESTAMP_TO_SEC(TIMESTAMP(&quot;2012-1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29&quot; GROUP EACH BY repository_created_at)), ">
            <text:p>(SELECT TIMESTAMP_TO_SEC(TIMESTAMP("2012-1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5">
            <text:p>265</text:p>
          </table:table-cell>
          <table:table-cell table:style-name="ce1" office:value-type="string">
            <text:p>2012-11-30</text:p>
          </table:table-cell>
          <table:table-cell table:formula="of:=CONCATENATE([$Feuille2.$A$1];[.B266];[$Feuille2.$A$2];[$Feuille2.$A$3];[$Feuille2.$A$4];[.B266];[$Feuille2.$A$5];[$Feuille2.$A$6])" office:value-type="string" office:string-value="(SELECT TIMESTAMP_TO_SEC(TIMESTAMP(&quot;2012-1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30&quot; GROUP EACH BY repository_created_at))">
            <text:p>(SELECT TIMESTAMP_TO_SEC(TIMESTAMP("2012-1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30" GROUP EACH BY repository_created_at))</text:p>
          </table:table-cell>
          <table:table-cell table:formula="of:=MOD([.$H$1]*[.A266];[.$K$1])" office:value-type="float" office:value="455">
            <text:p/>
          </table:table-cell>
          <table:table-cell table:formula="of:=IF([.D266]=[.$H$1];&quot;TRUE&quot;;&quot;&quot;)">
            <text:p/>
          </table:table-cell>
          <table:table-cell table:formula="of:=CONCATENATE(IF([.E266]=&quot;TRUE&quot;;[$Feuille2.$A$14];&quot;&quot;);[.C266];IF([.E267]&lt;&gt;&quot;TRUE&quot;;&quot;, &quot;;&quot;&quot;))" office:value-type="string" office:string-value="(SELECT TIMESTAMP_TO_SEC(TIMESTAMP(&quot;2012-1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1-30&quot; GROUP EACH BY repository_created_at)), ">
            <text:p>(SELECT TIMESTAMP_TO_SEC(TIMESTAMP("2012-1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1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6">
            <text:p>266</text:p>
          </table:table-cell>
          <table:table-cell table:style-name="ce1" office:value-type="string">
            <text:p>2012-12-01</text:p>
          </table:table-cell>
          <table:table-cell table:formula="of:=CONCATENATE([$Feuille2.$A$1];[.B267];[$Feuille2.$A$2];[$Feuille2.$A$3];[$Feuille2.$A$4];[.B267];[$Feuille2.$A$5];[$Feuille2.$A$6])" office:value-type="string" office:string-value="(SELECT TIMESTAMP_TO_SEC(TIMESTAMP(&quot;2012-1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1&quot; GROUP EACH BY repository_created_at))">
            <text:p>(SELECT TIMESTAMP_TO_SEC(TIMESTAMP("2012-1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1" GROUP EACH BY repository_created_at))</text:p>
          </table:table-cell>
          <table:table-cell table:formula="of:=MOD([.$H$1]*[.A267];[.$K$1])" office:value-type="float" office:value="462">
            <text:p/>
          </table:table-cell>
          <table:table-cell table:formula="of:=IF([.D267]=[.$H$1];&quot;TRUE&quot;;&quot;&quot;)">
            <text:p/>
          </table:table-cell>
          <table:table-cell table:formula="of:=CONCATENATE(IF([.E267]=&quot;TRUE&quot;;[$Feuille2.$A$14];&quot;&quot;);[.C267];IF([.E268]&lt;&gt;&quot;TRUE&quot;;&quot;, &quot;;&quot;&quot;))" office:value-type="string" office:string-value="(SELECT TIMESTAMP_TO_SEC(TIMESTAMP(&quot;2012-1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1&quot; GROUP EACH BY repository_created_at)), ">
            <text:p>(SELECT TIMESTAMP_TO_SEC(TIMESTAMP("2012-1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7">
            <text:p>267</text:p>
          </table:table-cell>
          <table:table-cell table:style-name="ce1" office:value-type="string">
            <text:p>2012-12-02</text:p>
          </table:table-cell>
          <table:table-cell table:formula="of:=CONCATENATE([$Feuille2.$A$1];[.B268];[$Feuille2.$A$2];[$Feuille2.$A$3];[$Feuille2.$A$4];[.B268];[$Feuille2.$A$5];[$Feuille2.$A$6])" office:value-type="string" office:string-value="(SELECT TIMESTAMP_TO_SEC(TIMESTAMP(&quot;2012-1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2&quot; GROUP EACH BY repository_created_at))">
            <text:p>(SELECT TIMESTAMP_TO_SEC(TIMESTAMP("2012-1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2" GROUP EACH BY repository_created_at))</text:p>
          </table:table-cell>
          <table:table-cell table:formula="of:=MOD([.$H$1]*[.A268];[.$K$1])" office:value-type="float" office:value="469">
            <text:p/>
          </table:table-cell>
          <table:table-cell table:formula="of:=IF([.D268]=[.$H$1];&quot;TRUE&quot;;&quot;&quot;)">
            <text:p/>
          </table:table-cell>
          <table:table-cell table:formula="of:=CONCATENATE(IF([.E268]=&quot;TRUE&quot;;[$Feuille2.$A$14];&quot;&quot;);[.C268];IF([.E269]&lt;&gt;&quot;TRUE&quot;;&quot;, &quot;;&quot;&quot;))" office:value-type="string" office:string-value="(SELECT TIMESTAMP_TO_SEC(TIMESTAMP(&quot;2012-1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2&quot; GROUP EACH BY repository_created_at)), ">
            <text:p>(SELECT TIMESTAMP_TO_SEC(TIMESTAMP("2012-1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8">
            <text:p>268</text:p>
          </table:table-cell>
          <table:table-cell table:style-name="ce1" office:value-type="string">
            <text:p>2012-12-03</text:p>
          </table:table-cell>
          <table:table-cell table:formula="of:=CONCATENATE([$Feuille2.$A$1];[.B269];[$Feuille2.$A$2];[$Feuille2.$A$3];[$Feuille2.$A$4];[.B269];[$Feuille2.$A$5];[$Feuille2.$A$6])" office:value-type="string" office:string-value="(SELECT TIMESTAMP_TO_SEC(TIMESTAMP(&quot;2012-1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3&quot; GROUP EACH BY repository_created_at))">
            <text:p>(SELECT TIMESTAMP_TO_SEC(TIMESTAMP("2012-1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3" GROUP EACH BY repository_created_at))</text:p>
          </table:table-cell>
          <table:table-cell table:formula="of:=MOD([.$H$1]*[.A269];[.$K$1])" office:value-type="float" office:value="476">
            <text:p/>
          </table:table-cell>
          <table:table-cell table:formula="of:=IF([.D269]=[.$H$1];&quot;TRUE&quot;;&quot;&quot;)">
            <text:p/>
          </table:table-cell>
          <table:table-cell table:formula="of:=CONCATENATE(IF([.E269]=&quot;TRUE&quot;;[$Feuille2.$A$14];&quot;&quot;);[.C269];IF([.E270]&lt;&gt;&quot;TRUE&quot;;&quot;, &quot;;&quot;&quot;))" office:value-type="string" office:string-value="(SELECT TIMESTAMP_TO_SEC(TIMESTAMP(&quot;2012-1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3&quot; GROUP EACH BY repository_created_at)), ">
            <text:p>(SELECT TIMESTAMP_TO_SEC(TIMESTAMP("2012-1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69">
            <text:p>269</text:p>
          </table:table-cell>
          <table:table-cell table:style-name="ce1" office:value-type="string">
            <text:p>2012-12-04</text:p>
          </table:table-cell>
          <table:table-cell table:formula="of:=CONCATENATE([$Feuille2.$A$1];[.B270];[$Feuille2.$A$2];[$Feuille2.$A$3];[$Feuille2.$A$4];[.B270];[$Feuille2.$A$5];[$Feuille2.$A$6])" office:value-type="string" office:string-value="(SELECT TIMESTAMP_TO_SEC(TIMESTAMP(&quot;2012-1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4&quot; GROUP EACH BY repository_created_at))">
            <text:p>(SELECT TIMESTAMP_TO_SEC(TIMESTAMP("2012-1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4" GROUP EACH BY repository_created_at))</text:p>
          </table:table-cell>
          <table:table-cell table:formula="of:=MOD([.$H$1]*[.A270];[.$K$1])" office:value-type="float" office:value="483">
            <text:p/>
          </table:table-cell>
          <table:table-cell table:formula="of:=IF([.D270]=[.$H$1];&quot;TRUE&quot;;&quot;&quot;)">
            <text:p/>
          </table:table-cell>
          <table:table-cell table:formula="of:=CONCATENATE(IF([.E270]=&quot;TRUE&quot;;[$Feuille2.$A$14];&quot;&quot;);[.C270];IF([.E271]&lt;&gt;&quot;TRUE&quot;;&quot;, &quot;;&quot;&quot;))" office:value-type="string" office:string-value="(SELECT TIMESTAMP_TO_SEC(TIMESTAMP(&quot;2012-1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4&quot; GROUP EACH BY repository_created_at)), ">
            <text:p>(SELECT TIMESTAMP_TO_SEC(TIMESTAMP("2012-1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0">
            <text:p>270</text:p>
          </table:table-cell>
          <table:table-cell table:style-name="ce1" office:value-type="string">
            <text:p>2012-12-05</text:p>
          </table:table-cell>
          <table:table-cell table:formula="of:=CONCATENATE([$Feuille2.$A$1];[.B271];[$Feuille2.$A$2];[$Feuille2.$A$3];[$Feuille2.$A$4];[.B271];[$Feuille2.$A$5];[$Feuille2.$A$6])" office:value-type="string" office:string-value="(SELECT TIMESTAMP_TO_SEC(TIMESTAMP(&quot;2012-1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5&quot; GROUP EACH BY repository_created_at))">
            <text:p>(SELECT TIMESTAMP_TO_SEC(TIMESTAMP("2012-1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5" GROUP EACH BY repository_created_at))</text:p>
          </table:table-cell>
          <table:table-cell table:formula="of:=MOD([.$H$1]*[.A271];[.$K$1])" office:value-type="float" office:value="490">
            <text:p/>
          </table:table-cell>
          <table:table-cell table:formula="of:=IF([.D271]=[.$H$1];&quot;TRUE&quot;;&quot;&quot;)">
            <text:p/>
          </table:table-cell>
          <table:table-cell table:formula="of:=CONCATENATE(IF([.E271]=&quot;TRUE&quot;;[$Feuille2.$A$14];&quot;&quot;);[.C271];IF([.E272]&lt;&gt;&quot;TRUE&quot;;&quot;, &quot;;&quot;&quot;))" office:value-type="string" office:string-value="(SELECT TIMESTAMP_TO_SEC(TIMESTAMP(&quot;2012-1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5&quot; GROUP EACH BY repository_created_at)), ">
            <text:p>(SELECT TIMESTAMP_TO_SEC(TIMESTAMP("2012-1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1">
            <text:p>271</text:p>
          </table:table-cell>
          <table:table-cell table:style-name="ce1" office:value-type="string">
            <text:p>2012-12-06</text:p>
          </table:table-cell>
          <table:table-cell table:formula="of:=CONCATENATE([$Feuille2.$A$1];[.B272];[$Feuille2.$A$2];[$Feuille2.$A$3];[$Feuille2.$A$4];[.B272];[$Feuille2.$A$5];[$Feuille2.$A$6])" office:value-type="string" office:string-value="(SELECT TIMESTAMP_TO_SEC(TIMESTAMP(&quot;2012-1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6&quot; GROUP EACH BY repository_created_at))">
            <text:p>(SELECT TIMESTAMP_TO_SEC(TIMESTAMP("2012-1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6" GROUP EACH BY repository_created_at))</text:p>
          </table:table-cell>
          <table:table-cell table:formula="of:=MOD([.$H$1]*[.A272];[.$K$1])" office:value-type="float" office:value="497">
            <text:p/>
          </table:table-cell>
          <table:table-cell table:formula="of:=IF([.D272]=[.$H$1];&quot;TRUE&quot;;&quot;&quot;)">
            <text:p/>
          </table:table-cell>
          <table:table-cell table:formula="of:=CONCATENATE(IF([.E272]=&quot;TRUE&quot;;[$Feuille2.$A$14];&quot;&quot;);[.C272];IF([.E273]&lt;&gt;&quot;TRUE&quot;;&quot;, &quot;;&quot;&quot;))" office:value-type="string" office:string-value="(SELECT TIMESTAMP_TO_SEC(TIMESTAMP(&quot;2012-1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6&quot; GROUP EACH BY repository_created_at)), ">
            <text:p>(SELECT TIMESTAMP_TO_SEC(TIMESTAMP("2012-1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2">
            <text:p>272</text:p>
          </table:table-cell>
          <table:table-cell table:style-name="ce1" office:value-type="string">
            <text:p>2012-12-07</text:p>
          </table:table-cell>
          <table:table-cell table:formula="of:=CONCATENATE([$Feuille2.$A$1];[.B273];[$Feuille2.$A$2];[$Feuille2.$A$3];[$Feuille2.$A$4];[.B273];[$Feuille2.$A$5];[$Feuille2.$A$6])" office:value-type="string" office:string-value="(SELECT TIMESTAMP_TO_SEC(TIMESTAMP(&quot;2012-1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7&quot; GROUP EACH BY repository_created_at))">
            <text:p>(SELECT TIMESTAMP_TO_SEC(TIMESTAMP("2012-1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7" GROUP EACH BY repository_created_at))</text:p>
          </table:table-cell>
          <table:table-cell table:formula="of:=MOD([.$H$1]*[.A273];[.$K$1])" office:value-type="float" office:value="504">
            <text:p/>
          </table:table-cell>
          <table:table-cell table:formula="of:=IF([.D273]=[.$H$1];&quot;TRUE&quot;;&quot;&quot;)">
            <text:p/>
          </table:table-cell>
          <table:table-cell table:formula="of:=CONCATENATE(IF([.E273]=&quot;TRUE&quot;;[$Feuille2.$A$14];&quot;&quot;);[.C273];IF([.E274]&lt;&gt;&quot;TRUE&quot;;&quot;, &quot;;&quot;&quot;))" office:value-type="string" office:string-value="(SELECT TIMESTAMP_TO_SEC(TIMESTAMP(&quot;2012-1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7&quot; GROUP EACH BY repository_created_at)), ">
            <text:p>(SELECT TIMESTAMP_TO_SEC(TIMESTAMP("2012-1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3">
            <text:p>273</text:p>
          </table:table-cell>
          <table:table-cell table:style-name="ce1" office:value-type="string">
            <text:p>2012-12-08</text:p>
          </table:table-cell>
          <table:table-cell table:formula="of:=CONCATENATE([$Feuille2.$A$1];[.B274];[$Feuille2.$A$2];[$Feuille2.$A$3];[$Feuille2.$A$4];[.B274];[$Feuille2.$A$5];[$Feuille2.$A$6])" office:value-type="string" office:string-value="(SELECT TIMESTAMP_TO_SEC(TIMESTAMP(&quot;2012-1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8&quot; GROUP EACH BY repository_created_at))">
            <text:p>(SELECT TIMESTAMP_TO_SEC(TIMESTAMP("2012-1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8" GROUP EACH BY repository_created_at))</text:p>
          </table:table-cell>
          <table:table-cell table:formula="of:=MOD([.$H$1]*[.A274];[.$K$1])" office:value-type="float" office:value="511">
            <text:p/>
          </table:table-cell>
          <table:table-cell table:formula="of:=IF([.D274]=[.$H$1];&quot;TRUE&quot;;&quot;&quot;)">
            <text:p/>
          </table:table-cell>
          <table:table-cell table:formula="of:=CONCATENATE(IF([.E274]=&quot;TRUE&quot;;[$Feuille2.$A$14];&quot;&quot;);[.C274];IF([.E275]&lt;&gt;&quot;TRUE&quot;;&quot;, &quot;;&quot;&quot;))" office:value-type="string" office:string-value="(SELECT TIMESTAMP_TO_SEC(TIMESTAMP(&quot;2012-1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8&quot; GROUP EACH BY repository_created_at)), ">
            <text:p>(SELECT TIMESTAMP_TO_SEC(TIMESTAMP("2012-1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4">
            <text:p>274</text:p>
          </table:table-cell>
          <table:table-cell table:style-name="ce1" office:value-type="string">
            <text:p>2012-12-09</text:p>
          </table:table-cell>
          <table:table-cell table:formula="of:=CONCATENATE([$Feuille2.$A$1];[.B275];[$Feuille2.$A$2];[$Feuille2.$A$3];[$Feuille2.$A$4];[.B275];[$Feuille2.$A$5];[$Feuille2.$A$6])" office:value-type="string" office:string-value="(SELECT TIMESTAMP_TO_SEC(TIMESTAMP(&quot;2012-1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9&quot; GROUP EACH BY repository_created_at))">
            <text:p>(SELECT TIMESTAMP_TO_SEC(TIMESTAMP("2012-1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9" GROUP EACH BY repository_created_at))</text:p>
          </table:table-cell>
          <table:table-cell table:formula="of:=MOD([.$H$1]*[.A275];[.$K$1])" office:value-type="float" office:value="518">
            <text:p/>
          </table:table-cell>
          <table:table-cell table:formula="of:=IF([.D275]=[.$H$1];&quot;TRUE&quot;;&quot;&quot;)">
            <text:p/>
          </table:table-cell>
          <table:table-cell table:formula="of:=CONCATENATE(IF([.E275]=&quot;TRUE&quot;;[$Feuille2.$A$14];&quot;&quot;);[.C275];IF([.E276]&lt;&gt;&quot;TRUE&quot;;&quot;, &quot;;&quot;&quot;))" office:value-type="string" office:string-value="(SELECT TIMESTAMP_TO_SEC(TIMESTAMP(&quot;2012-1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09&quot; GROUP EACH BY repository_created_at)), ">
            <text:p>(SELECT TIMESTAMP_TO_SEC(TIMESTAMP("2012-1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5">
            <text:p>275</text:p>
          </table:table-cell>
          <table:table-cell table:style-name="ce1" office:value-type="string">
            <text:p>2012-12-10</text:p>
          </table:table-cell>
          <table:table-cell table:formula="of:=CONCATENATE([$Feuille2.$A$1];[.B276];[$Feuille2.$A$2];[$Feuille2.$A$3];[$Feuille2.$A$4];[.B276];[$Feuille2.$A$5];[$Feuille2.$A$6])" office:value-type="string" office:string-value="(SELECT TIMESTAMP_TO_SEC(TIMESTAMP(&quot;2012-1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0&quot; GROUP EACH BY repository_created_at))">
            <text:p>(SELECT TIMESTAMP_TO_SEC(TIMESTAMP("2012-1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0" GROUP EACH BY repository_created_at))</text:p>
          </table:table-cell>
          <table:table-cell table:formula="of:=MOD([.$H$1]*[.A276];[.$K$1])" office:value-type="float" office:value="525">
            <text:p/>
          </table:table-cell>
          <table:table-cell table:formula="of:=IF([.D276]=[.$H$1];&quot;TRUE&quot;;&quot;&quot;)">
            <text:p/>
          </table:table-cell>
          <table:table-cell table:formula="of:=CONCATENATE(IF([.E276]=&quot;TRUE&quot;;[$Feuille2.$A$14];&quot;&quot;);[.C276];IF([.E277]&lt;&gt;&quot;TRUE&quot;;&quot;, &quot;;&quot;&quot;))" office:value-type="string" office:string-value="(SELECT TIMESTAMP_TO_SEC(TIMESTAMP(&quot;2012-1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0&quot; GROUP EACH BY repository_created_at)), ">
            <text:p>(SELECT TIMESTAMP_TO_SEC(TIMESTAMP("2012-1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6">
            <text:p>276</text:p>
          </table:table-cell>
          <table:table-cell table:style-name="ce1" office:value-type="string">
            <text:p>2012-12-11</text:p>
          </table:table-cell>
          <table:table-cell table:formula="of:=CONCATENATE([$Feuille2.$A$1];[.B277];[$Feuille2.$A$2];[$Feuille2.$A$3];[$Feuille2.$A$4];[.B277];[$Feuille2.$A$5];[$Feuille2.$A$6])" office:value-type="string" office:string-value="(SELECT TIMESTAMP_TO_SEC(TIMESTAMP(&quot;2012-1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1&quot; GROUP EACH BY repository_created_at))">
            <text:p>(SELECT TIMESTAMP_TO_SEC(TIMESTAMP("2012-1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1" GROUP EACH BY repository_created_at))</text:p>
          </table:table-cell>
          <table:table-cell table:formula="of:=MOD([.$H$1]*[.A277];[.$K$1])" office:value-type="float" office:value="532">
            <text:p/>
          </table:table-cell>
          <table:table-cell table:formula="of:=IF([.D277]=[.$H$1];&quot;TRUE&quot;;&quot;&quot;)">
            <text:p/>
          </table:table-cell>
          <table:table-cell table:formula="of:=CONCATENATE(IF([.E277]=&quot;TRUE&quot;;[$Feuille2.$A$14];&quot;&quot;);[.C277];IF([.E278]&lt;&gt;&quot;TRUE&quot;;&quot;, &quot;;&quot;&quot;))" office:value-type="string" office:string-value="(SELECT TIMESTAMP_TO_SEC(TIMESTAMP(&quot;2012-1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1&quot; GROUP EACH BY repository_created_at)), ">
            <text:p>(SELECT TIMESTAMP_TO_SEC(TIMESTAMP("2012-1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7">
            <text:p>277</text:p>
          </table:table-cell>
          <table:table-cell table:style-name="ce1" office:value-type="string">
            <text:p>2012-12-12</text:p>
          </table:table-cell>
          <table:table-cell table:formula="of:=CONCATENATE([$Feuille2.$A$1];[.B278];[$Feuille2.$A$2];[$Feuille2.$A$3];[$Feuille2.$A$4];[.B278];[$Feuille2.$A$5];[$Feuille2.$A$6])" office:value-type="string" office:string-value="(SELECT TIMESTAMP_TO_SEC(TIMESTAMP(&quot;2012-1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2&quot; GROUP EACH BY repository_created_at))">
            <text:p>(SELECT TIMESTAMP_TO_SEC(TIMESTAMP("2012-1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2" GROUP EACH BY repository_created_at))</text:p>
          </table:table-cell>
          <table:table-cell table:formula="of:=MOD([.$H$1]*[.A278];[.$K$1])" office:value-type="float" office:value="539">
            <text:p/>
          </table:table-cell>
          <table:table-cell table:formula="of:=IF([.D278]=[.$H$1];&quot;TRUE&quot;;&quot;&quot;)">
            <text:p/>
          </table:table-cell>
          <table:table-cell table:formula="of:=CONCATENATE(IF([.E278]=&quot;TRUE&quot;;[$Feuille2.$A$14];&quot;&quot;);[.C278];IF([.E279]&lt;&gt;&quot;TRUE&quot;;&quot;, &quot;;&quot;&quot;))" office:value-type="string" office:string-value="(SELECT TIMESTAMP_TO_SEC(TIMESTAMP(&quot;2012-1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2&quot; GROUP EACH BY repository_created_at)), ">
            <text:p>(SELECT TIMESTAMP_TO_SEC(TIMESTAMP("2012-1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8">
            <text:p>278</text:p>
          </table:table-cell>
          <table:table-cell table:style-name="ce1" office:value-type="string">
            <text:p>2012-12-13</text:p>
          </table:table-cell>
          <table:table-cell table:formula="of:=CONCATENATE([$Feuille2.$A$1];[.B279];[$Feuille2.$A$2];[$Feuille2.$A$3];[$Feuille2.$A$4];[.B279];[$Feuille2.$A$5];[$Feuille2.$A$6])" office:value-type="string" office:string-value="(SELECT TIMESTAMP_TO_SEC(TIMESTAMP(&quot;2012-1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3&quot; GROUP EACH BY repository_created_at))">
            <text:p>(SELECT TIMESTAMP_TO_SEC(TIMESTAMP("2012-1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3" GROUP EACH BY repository_created_at))</text:p>
          </table:table-cell>
          <table:table-cell table:formula="of:=MOD([.$H$1]*[.A279];[.$K$1])" office:value-type="float" office:value="546">
            <text:p/>
          </table:table-cell>
          <table:table-cell table:formula="of:=IF([.D279]=[.$H$1];&quot;TRUE&quot;;&quot;&quot;)">
            <text:p/>
          </table:table-cell>
          <table:table-cell table:formula="of:=CONCATENATE(IF([.E279]=&quot;TRUE&quot;;[$Feuille2.$A$14];&quot;&quot;);[.C279];IF([.E280]&lt;&gt;&quot;TRUE&quot;;&quot;, &quot;;&quot;&quot;))" office:value-type="string" office:string-value="(SELECT TIMESTAMP_TO_SEC(TIMESTAMP(&quot;2012-1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3&quot; GROUP EACH BY repository_created_at)), ">
            <text:p>(SELECT TIMESTAMP_TO_SEC(TIMESTAMP("2012-1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79">
            <text:p>279</text:p>
          </table:table-cell>
          <table:table-cell table:style-name="ce1" office:value-type="string">
            <text:p>2012-12-14</text:p>
          </table:table-cell>
          <table:table-cell table:formula="of:=CONCATENATE([$Feuille2.$A$1];[.B280];[$Feuille2.$A$2];[$Feuille2.$A$3];[$Feuille2.$A$4];[.B280];[$Feuille2.$A$5];[$Feuille2.$A$6])" office:value-type="string" office:string-value="(SELECT TIMESTAMP_TO_SEC(TIMESTAMP(&quot;2012-1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4&quot; GROUP EACH BY repository_created_at))">
            <text:p>(SELECT TIMESTAMP_TO_SEC(TIMESTAMP("2012-1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4" GROUP EACH BY repository_created_at))</text:p>
          </table:table-cell>
          <table:table-cell table:formula="of:=MOD([.$H$1]*[.A280];[.$K$1])" office:value-type="float" office:value="553">
            <text:p/>
          </table:table-cell>
          <table:table-cell table:formula="of:=IF([.D280]=[.$H$1];&quot;TRUE&quot;;&quot;&quot;)">
            <text:p/>
          </table:table-cell>
          <table:table-cell table:formula="of:=CONCATENATE(IF([.E280]=&quot;TRUE&quot;;[$Feuille2.$A$14];&quot;&quot;);[.C280];IF([.E281]&lt;&gt;&quot;TRUE&quot;;&quot;, &quot;;&quot;&quot;))" office:value-type="string" office:string-value="(SELECT TIMESTAMP_TO_SEC(TIMESTAMP(&quot;2012-1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4&quot; GROUP EACH BY repository_created_at)), ">
            <text:p>(SELECT TIMESTAMP_TO_SEC(TIMESTAMP("2012-1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string">
            <text:p>2012-12-15</text:p>
          </table:table-cell>
          <table:table-cell table:formula="of:=CONCATENATE([$Feuille2.$A$1];[.B281];[$Feuille2.$A$2];[$Feuille2.$A$3];[$Feuille2.$A$4];[.B281];[$Feuille2.$A$5];[$Feuille2.$A$6])" office:value-type="string" office:string-value="(SELECT TIMESTAMP_TO_SEC(TIMESTAMP(&quot;2012-1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5&quot; GROUP EACH BY repository_created_at))">
            <text:p>(SELECT TIMESTAMP_TO_SEC(TIMESTAMP("2012-1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5" GROUP EACH BY repository_created_at))</text:p>
          </table:table-cell>
          <table:table-cell table:formula="of:=MOD([.$H$1]*[.A281];[.$K$1])" office:value-type="float" office:value="560">
            <text:p/>
          </table:table-cell>
          <table:table-cell table:formula="of:=IF([.D281]=[.$H$1];&quot;TRUE&quot;;&quot;&quot;)">
            <text:p/>
          </table:table-cell>
          <table:table-cell table:formula="of:=CONCATENATE(IF([.E281]=&quot;TRUE&quot;;[$Feuille2.$A$14];&quot;&quot;);[.C281];IF([.E282]&lt;&gt;&quot;TRUE&quot;;&quot;, &quot;;&quot;&quot;))" office:value-type="string" office:string-value="(SELECT TIMESTAMP_TO_SEC(TIMESTAMP(&quot;2012-1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5&quot; GROUP EACH BY repository_created_at)), ">
            <text:p>(SELECT TIMESTAMP_TO_SEC(TIMESTAMP("2012-1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1">
            <text:p>281</text:p>
          </table:table-cell>
          <table:table-cell table:style-name="ce1" office:value-type="string">
            <text:p>2012-12-16</text:p>
          </table:table-cell>
          <table:table-cell table:formula="of:=CONCATENATE([$Feuille2.$A$1];[.B282];[$Feuille2.$A$2];[$Feuille2.$A$3];[$Feuille2.$A$4];[.B282];[$Feuille2.$A$5];[$Feuille2.$A$6])" office:value-type="string" office:string-value="(SELECT TIMESTAMP_TO_SEC(TIMESTAMP(&quot;2012-1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6&quot; GROUP EACH BY repository_created_at))">
            <text:p>(SELECT TIMESTAMP_TO_SEC(TIMESTAMP("2012-1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6" GROUP EACH BY repository_created_at))</text:p>
          </table:table-cell>
          <table:table-cell table:formula="of:=MOD([.$H$1]*[.A282];[.$K$1])" office:value-type="float" office:value="567">
            <text:p/>
          </table:table-cell>
          <table:table-cell table:formula="of:=IF([.D282]=[.$H$1];&quot;TRUE&quot;;&quot;&quot;)">
            <text:p/>
          </table:table-cell>
          <table:table-cell table:formula="of:=CONCATENATE(IF([.E282]=&quot;TRUE&quot;;[$Feuille2.$A$14];&quot;&quot;);[.C282];IF([.E283]&lt;&gt;&quot;TRUE&quot;;&quot;, &quot;;&quot;&quot;))" office:value-type="string" office:string-value="(SELECT TIMESTAMP_TO_SEC(TIMESTAMP(&quot;2012-1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6&quot; GROUP EACH BY repository_created_at)), ">
            <text:p>(SELECT TIMESTAMP_TO_SEC(TIMESTAMP("2012-1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2">
            <text:p>282</text:p>
          </table:table-cell>
          <table:table-cell table:style-name="ce1" office:value-type="string">
            <text:p>2012-12-17</text:p>
          </table:table-cell>
          <table:table-cell table:formula="of:=CONCATENATE([$Feuille2.$A$1];[.B283];[$Feuille2.$A$2];[$Feuille2.$A$3];[$Feuille2.$A$4];[.B283];[$Feuille2.$A$5];[$Feuille2.$A$6])" office:value-type="string" office:string-value="(SELECT TIMESTAMP_TO_SEC(TIMESTAMP(&quot;2012-1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7&quot; GROUP EACH BY repository_created_at))">
            <text:p>(SELECT TIMESTAMP_TO_SEC(TIMESTAMP("2012-1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7" GROUP EACH BY repository_created_at))</text:p>
          </table:table-cell>
          <table:table-cell table:formula="of:=MOD([.$H$1]*[.A283];[.$K$1])" office:value-type="float" office:value="574">
            <text:p/>
          </table:table-cell>
          <table:table-cell table:formula="of:=IF([.D283]=[.$H$1];&quot;TRUE&quot;;&quot;&quot;)">
            <text:p/>
          </table:table-cell>
          <table:table-cell table:formula="of:=CONCATENATE(IF([.E283]=&quot;TRUE&quot;;[$Feuille2.$A$14];&quot;&quot;);[.C283];IF([.E284]&lt;&gt;&quot;TRUE&quot;;&quot;, &quot;;&quot;&quot;))" office:value-type="string" office:string-value="(SELECT TIMESTAMP_TO_SEC(TIMESTAMP(&quot;2012-1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7&quot; GROUP EACH BY repository_created_at)), ">
            <text:p>(SELECT TIMESTAMP_TO_SEC(TIMESTAMP("2012-1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3">
            <text:p>283</text:p>
          </table:table-cell>
          <table:table-cell table:style-name="ce1" office:value-type="string">
            <text:p>2012-12-18</text:p>
          </table:table-cell>
          <table:table-cell table:formula="of:=CONCATENATE([$Feuille2.$A$1];[.B284];[$Feuille2.$A$2];[$Feuille2.$A$3];[$Feuille2.$A$4];[.B284];[$Feuille2.$A$5];[$Feuille2.$A$6])" office:value-type="string" office:string-value="(SELECT TIMESTAMP_TO_SEC(TIMESTAMP(&quot;2012-1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8&quot; GROUP EACH BY repository_created_at))">
            <text:p>(SELECT TIMESTAMP_TO_SEC(TIMESTAMP("2012-1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8" GROUP EACH BY repository_created_at))</text:p>
          </table:table-cell>
          <table:table-cell table:formula="of:=MOD([.$H$1]*[.A284];[.$K$1])" office:value-type="float" office:value="581">
            <text:p/>
          </table:table-cell>
          <table:table-cell table:formula="of:=IF([.D284]=[.$H$1];&quot;TRUE&quot;;&quot;&quot;)">
            <text:p/>
          </table:table-cell>
          <table:table-cell table:formula="of:=CONCATENATE(IF([.E284]=&quot;TRUE&quot;;[$Feuille2.$A$14];&quot;&quot;);[.C284];IF([.E285]&lt;&gt;&quot;TRUE&quot;;&quot;, &quot;;&quot;&quot;))" office:value-type="string" office:string-value="(SELECT TIMESTAMP_TO_SEC(TIMESTAMP(&quot;2012-1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8&quot; GROUP EACH BY repository_created_at)), ">
            <text:p>(SELECT TIMESTAMP_TO_SEC(TIMESTAMP("2012-1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4">
            <text:p>284</text:p>
          </table:table-cell>
          <table:table-cell table:style-name="ce1" office:value-type="string">
            <text:p>2012-12-19</text:p>
          </table:table-cell>
          <table:table-cell table:formula="of:=CONCATENATE([$Feuille2.$A$1];[.B285];[$Feuille2.$A$2];[$Feuille2.$A$3];[$Feuille2.$A$4];[.B285];[$Feuille2.$A$5];[$Feuille2.$A$6])" office:value-type="string" office:string-value="(SELECT TIMESTAMP_TO_SEC(TIMESTAMP(&quot;2012-1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9&quot; GROUP EACH BY repository_created_at))">
            <text:p>(SELECT TIMESTAMP_TO_SEC(TIMESTAMP("2012-1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9" GROUP EACH BY repository_created_at))</text:p>
          </table:table-cell>
          <table:table-cell table:formula="of:=MOD([.$H$1]*[.A285];[.$K$1])" office:value-type="float" office:value="588">
            <text:p/>
          </table:table-cell>
          <table:table-cell table:formula="of:=IF([.D285]=[.$H$1];&quot;TRUE&quot;;&quot;&quot;)">
            <text:p/>
          </table:table-cell>
          <table:table-cell table:formula="of:=CONCATENATE(IF([.E285]=&quot;TRUE&quot;;[$Feuille2.$A$14];&quot;&quot;);[.C285];IF([.E286]&lt;&gt;&quot;TRUE&quot;;&quot;, &quot;;&quot;&quot;))" office:value-type="string" office:string-value="(SELECT TIMESTAMP_TO_SEC(TIMESTAMP(&quot;2012-1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19&quot; GROUP EACH BY repository_created_at)), ">
            <text:p>(SELECT TIMESTAMP_TO_SEC(TIMESTAMP("2012-1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5">
            <text:p>285</text:p>
          </table:table-cell>
          <table:table-cell table:style-name="ce1" office:value-type="string">
            <text:p>2012-12-20</text:p>
          </table:table-cell>
          <table:table-cell table:formula="of:=CONCATENATE([$Feuille2.$A$1];[.B286];[$Feuille2.$A$2];[$Feuille2.$A$3];[$Feuille2.$A$4];[.B286];[$Feuille2.$A$5];[$Feuille2.$A$6])" office:value-type="string" office:string-value="(SELECT TIMESTAMP_TO_SEC(TIMESTAMP(&quot;2012-1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0&quot; GROUP EACH BY repository_created_at))">
            <text:p>(SELECT TIMESTAMP_TO_SEC(TIMESTAMP("2012-1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0" GROUP EACH BY repository_created_at))</text:p>
          </table:table-cell>
          <table:table-cell table:formula="of:=MOD([.$H$1]*[.A286];[.$K$1])" office:value-type="float" office:value="595">
            <text:p/>
          </table:table-cell>
          <table:table-cell table:formula="of:=IF([.D286]=[.$H$1];&quot;TRUE&quot;;&quot;&quot;)">
            <text:p/>
          </table:table-cell>
          <table:table-cell table:formula="of:=CONCATENATE(IF([.E286]=&quot;TRUE&quot;;[$Feuille2.$A$14];&quot;&quot;);[.C286];IF([.E287]&lt;&gt;&quot;TRUE&quot;;&quot;, &quot;;&quot;&quot;))" office:value-type="string" office:string-value="(SELECT TIMESTAMP_TO_SEC(TIMESTAMP(&quot;2012-1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0&quot; GROUP EACH BY repository_created_at)), ">
            <text:p>(SELECT TIMESTAMP_TO_SEC(TIMESTAMP("2012-1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6">
            <text:p>286</text:p>
          </table:table-cell>
          <table:table-cell table:style-name="ce1" office:value-type="string">
            <text:p>2012-12-21</text:p>
          </table:table-cell>
          <table:table-cell table:formula="of:=CONCATENATE([$Feuille2.$A$1];[.B287];[$Feuille2.$A$2];[$Feuille2.$A$3];[$Feuille2.$A$4];[.B287];[$Feuille2.$A$5];[$Feuille2.$A$6])" office:value-type="string" office:string-value="(SELECT TIMESTAMP_TO_SEC(TIMESTAMP(&quot;2012-1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1&quot; GROUP EACH BY repository_created_at))">
            <text:p>(SELECT TIMESTAMP_TO_SEC(TIMESTAMP("2012-1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1" GROUP EACH BY repository_created_at))</text:p>
          </table:table-cell>
          <table:table-cell table:formula="of:=MOD([.$H$1]*[.A287];[.$K$1])" office:value-type="float" office:value="602">
            <text:p/>
          </table:table-cell>
          <table:table-cell table:formula="of:=IF([.D287]=[.$H$1];&quot;TRUE&quot;;&quot;&quot;)">
            <text:p/>
          </table:table-cell>
          <table:table-cell table:formula="of:=CONCATENATE(IF([.E287]=&quot;TRUE&quot;;[$Feuille2.$A$14];&quot;&quot;);[.C287];IF([.E288]&lt;&gt;&quot;TRUE&quot;;&quot;, &quot;;&quot;&quot;))" office:value-type="string" office:string-value="(SELECT TIMESTAMP_TO_SEC(TIMESTAMP(&quot;2012-1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1&quot; GROUP EACH BY repository_created_at)), ">
            <text:p>(SELECT TIMESTAMP_TO_SEC(TIMESTAMP("2012-1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7">
            <text:p>287</text:p>
          </table:table-cell>
          <table:table-cell table:style-name="ce1" office:value-type="string">
            <text:p>2012-12-22</text:p>
          </table:table-cell>
          <table:table-cell table:formula="of:=CONCATENATE([$Feuille2.$A$1];[.B288];[$Feuille2.$A$2];[$Feuille2.$A$3];[$Feuille2.$A$4];[.B288];[$Feuille2.$A$5];[$Feuille2.$A$6])" office:value-type="string" office:string-value="(SELECT TIMESTAMP_TO_SEC(TIMESTAMP(&quot;2012-1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2&quot; GROUP EACH BY repository_created_at))">
            <text:p>(SELECT TIMESTAMP_TO_SEC(TIMESTAMP("2012-1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2" GROUP EACH BY repository_created_at))</text:p>
          </table:table-cell>
          <table:table-cell table:formula="of:=MOD([.$H$1]*[.A288];[.$K$1])" office:value-type="float" office:value="609">
            <text:p/>
          </table:table-cell>
          <table:table-cell table:formula="of:=IF([.D288]=[.$H$1];&quot;TRUE&quot;;&quot;&quot;)">
            <text:p/>
          </table:table-cell>
          <table:table-cell table:formula="of:=CONCATENATE(IF([.E288]=&quot;TRUE&quot;;[$Feuille2.$A$14];&quot;&quot;);[.C288];IF([.E289]&lt;&gt;&quot;TRUE&quot;;&quot;, &quot;;&quot;&quot;))" office:value-type="string" office:string-value="(SELECT TIMESTAMP_TO_SEC(TIMESTAMP(&quot;2012-1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2&quot; GROUP EACH BY repository_created_at)), ">
            <text:p>(SELECT TIMESTAMP_TO_SEC(TIMESTAMP("2012-1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8">
            <text:p>288</text:p>
          </table:table-cell>
          <table:table-cell table:style-name="ce1" office:value-type="string">
            <text:p>2012-12-23</text:p>
          </table:table-cell>
          <table:table-cell table:formula="of:=CONCATENATE([$Feuille2.$A$1];[.B289];[$Feuille2.$A$2];[$Feuille2.$A$3];[$Feuille2.$A$4];[.B289];[$Feuille2.$A$5];[$Feuille2.$A$6])" office:value-type="string" office:string-value="(SELECT TIMESTAMP_TO_SEC(TIMESTAMP(&quot;2012-1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3&quot; GROUP EACH BY repository_created_at))">
            <text:p>(SELECT TIMESTAMP_TO_SEC(TIMESTAMP("2012-1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3" GROUP EACH BY repository_created_at))</text:p>
          </table:table-cell>
          <table:table-cell table:formula="of:=MOD([.$H$1]*[.A289];[.$K$1])" office:value-type="float" office:value="616">
            <text:p/>
          </table:table-cell>
          <table:table-cell table:formula="of:=IF([.D289]=[.$H$1];&quot;TRUE&quot;;&quot;&quot;)">
            <text:p/>
          </table:table-cell>
          <table:table-cell table:formula="of:=CONCATENATE(IF([.E289]=&quot;TRUE&quot;;[$Feuille2.$A$14];&quot;&quot;);[.C289];IF([.E290]&lt;&gt;&quot;TRUE&quot;;&quot;, &quot;;&quot;&quot;))" office:value-type="string" office:string-value="(SELECT TIMESTAMP_TO_SEC(TIMESTAMP(&quot;2012-1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3&quot; GROUP EACH BY repository_created_at)), ">
            <text:p>(SELECT TIMESTAMP_TO_SEC(TIMESTAMP("2012-1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89">
            <text:p>289</text:p>
          </table:table-cell>
          <table:table-cell table:style-name="ce1" office:value-type="string">
            <text:p>2012-12-24</text:p>
          </table:table-cell>
          <table:table-cell table:formula="of:=CONCATENATE([$Feuille2.$A$1];[.B290];[$Feuille2.$A$2];[$Feuille2.$A$3];[$Feuille2.$A$4];[.B290];[$Feuille2.$A$5];[$Feuille2.$A$6])" office:value-type="string" office:string-value="(SELECT TIMESTAMP_TO_SEC(TIMESTAMP(&quot;2012-1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4&quot; GROUP EACH BY repository_created_at))">
            <text:p>(SELECT TIMESTAMP_TO_SEC(TIMESTAMP("2012-1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4" GROUP EACH BY repository_created_at))</text:p>
          </table:table-cell>
          <table:table-cell table:formula="of:=MOD([.$H$1]*[.A290];[.$K$1])" office:value-type="float" office:value="623">
            <text:p/>
          </table:table-cell>
          <table:table-cell table:formula="of:=IF([.D290]=[.$H$1];&quot;TRUE&quot;;&quot;&quot;)">
            <text:p/>
          </table:table-cell>
          <table:table-cell table:formula="of:=CONCATENATE(IF([.E290]=&quot;TRUE&quot;;[$Feuille2.$A$14];&quot;&quot;);[.C290];IF([.E291]&lt;&gt;&quot;TRUE&quot;;&quot;, &quot;;&quot;&quot;))" office:value-type="string" office:string-value="(SELECT TIMESTAMP_TO_SEC(TIMESTAMP(&quot;2012-1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4&quot; GROUP EACH BY repository_created_at)), ">
            <text:p>(SELECT TIMESTAMP_TO_SEC(TIMESTAMP("2012-1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0">
            <text:p>290</text:p>
          </table:table-cell>
          <table:table-cell table:style-name="ce1" office:value-type="string">
            <text:p>2012-12-25</text:p>
          </table:table-cell>
          <table:table-cell table:formula="of:=CONCATENATE([$Feuille2.$A$1];[.B291];[$Feuille2.$A$2];[$Feuille2.$A$3];[$Feuille2.$A$4];[.B291];[$Feuille2.$A$5];[$Feuille2.$A$6])" office:value-type="string" office:string-value="(SELECT TIMESTAMP_TO_SEC(TIMESTAMP(&quot;2012-1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5&quot; GROUP EACH BY repository_created_at))">
            <text:p>(SELECT TIMESTAMP_TO_SEC(TIMESTAMP("2012-1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5" GROUP EACH BY repository_created_at))</text:p>
          </table:table-cell>
          <table:table-cell table:formula="of:=MOD([.$H$1]*[.A291];[.$K$1])" office:value-type="float" office:value="630">
            <text:p/>
          </table:table-cell>
          <table:table-cell table:formula="of:=IF([.D291]=[.$H$1];&quot;TRUE&quot;;&quot;&quot;)">
            <text:p/>
          </table:table-cell>
          <table:table-cell table:formula="of:=CONCATENATE(IF([.E291]=&quot;TRUE&quot;;[$Feuille2.$A$14];&quot;&quot;);[.C291];IF([.E292]&lt;&gt;&quot;TRUE&quot;;&quot;, &quot;;&quot;&quot;))" office:value-type="string" office:string-value="(SELECT TIMESTAMP_TO_SEC(TIMESTAMP(&quot;2012-1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5&quot; GROUP EACH BY repository_created_at)), ">
            <text:p>(SELECT TIMESTAMP_TO_SEC(TIMESTAMP("2012-1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1">
            <text:p>291</text:p>
          </table:table-cell>
          <table:table-cell table:style-name="ce1" office:value-type="string">
            <text:p>2012-12-26</text:p>
          </table:table-cell>
          <table:table-cell table:formula="of:=CONCATENATE([$Feuille2.$A$1];[.B292];[$Feuille2.$A$2];[$Feuille2.$A$3];[$Feuille2.$A$4];[.B292];[$Feuille2.$A$5];[$Feuille2.$A$6])" office:value-type="string" office:string-value="(SELECT TIMESTAMP_TO_SEC(TIMESTAMP(&quot;2012-1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6&quot; GROUP EACH BY repository_created_at))">
            <text:p>(SELECT TIMESTAMP_TO_SEC(TIMESTAMP("2012-1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6" GROUP EACH BY repository_created_at))</text:p>
          </table:table-cell>
          <table:table-cell table:formula="of:=MOD([.$H$1]*[.A292];[.$K$1])" office:value-type="float" office:value="637">
            <text:p/>
          </table:table-cell>
          <table:table-cell table:formula="of:=IF([.D292]=[.$H$1];&quot;TRUE&quot;;&quot;&quot;)">
            <text:p/>
          </table:table-cell>
          <table:table-cell table:formula="of:=CONCATENATE(IF([.E292]=&quot;TRUE&quot;;[$Feuille2.$A$14];&quot;&quot;);[.C292];IF([.E293]&lt;&gt;&quot;TRUE&quot;;&quot;, &quot;;&quot;&quot;))" office:value-type="string" office:string-value="(SELECT TIMESTAMP_TO_SEC(TIMESTAMP(&quot;2012-1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6&quot; GROUP EACH BY repository_created_at)), ">
            <text:p>(SELECT TIMESTAMP_TO_SEC(TIMESTAMP("2012-1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2">
            <text:p>292</text:p>
          </table:table-cell>
          <table:table-cell table:style-name="ce1" office:value-type="string">
            <text:p>2012-12-27</text:p>
          </table:table-cell>
          <table:table-cell table:formula="of:=CONCATENATE([$Feuille2.$A$1];[.B293];[$Feuille2.$A$2];[$Feuille2.$A$3];[$Feuille2.$A$4];[.B293];[$Feuille2.$A$5];[$Feuille2.$A$6])" office:value-type="string" office:string-value="(SELECT TIMESTAMP_TO_SEC(TIMESTAMP(&quot;2012-1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7&quot; GROUP EACH BY repository_created_at))">
            <text:p>(SELECT TIMESTAMP_TO_SEC(TIMESTAMP("2012-1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7" GROUP EACH BY repository_created_at))</text:p>
          </table:table-cell>
          <table:table-cell table:formula="of:=MOD([.$H$1]*[.A293];[.$K$1])" office:value-type="float" office:value="644">
            <text:p/>
          </table:table-cell>
          <table:table-cell table:formula="of:=IF([.D293]=[.$H$1];&quot;TRUE&quot;;&quot;&quot;)">
            <text:p/>
          </table:table-cell>
          <table:table-cell table:formula="of:=CONCATENATE(IF([.E293]=&quot;TRUE&quot;;[$Feuille2.$A$14];&quot;&quot;);[.C293];IF([.E294]&lt;&gt;&quot;TRUE&quot;;&quot;, &quot;;&quot;&quot;))" office:value-type="string" office:string-value="(SELECT TIMESTAMP_TO_SEC(TIMESTAMP(&quot;2012-1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7&quot; GROUP EACH BY repository_created_at)), ">
            <text:p>(SELECT TIMESTAMP_TO_SEC(TIMESTAMP("2012-1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3">
            <text:p>293</text:p>
          </table:table-cell>
          <table:table-cell table:style-name="ce1" office:value-type="string">
            <text:p>2012-12-28</text:p>
          </table:table-cell>
          <table:table-cell table:formula="of:=CONCATENATE([$Feuille2.$A$1];[.B294];[$Feuille2.$A$2];[$Feuille2.$A$3];[$Feuille2.$A$4];[.B294];[$Feuille2.$A$5];[$Feuille2.$A$6])" office:value-type="string" office:string-value="(SELECT TIMESTAMP_TO_SEC(TIMESTAMP(&quot;2012-1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8&quot; GROUP EACH BY repository_created_at))">
            <text:p>(SELECT TIMESTAMP_TO_SEC(TIMESTAMP("2012-1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8" GROUP EACH BY repository_created_at))</text:p>
          </table:table-cell>
          <table:table-cell table:formula="of:=MOD([.$H$1]*[.A294];[.$K$1])" office:value-type="float" office:value="651">
            <text:p/>
          </table:table-cell>
          <table:table-cell table:formula="of:=IF([.D294]=[.$H$1];&quot;TRUE&quot;;&quot;&quot;)">
            <text:p/>
          </table:table-cell>
          <table:table-cell table:formula="of:=CONCATENATE(IF([.E294]=&quot;TRUE&quot;;[$Feuille2.$A$14];&quot;&quot;);[.C294];IF([.E295]&lt;&gt;&quot;TRUE&quot;;&quot;, &quot;;&quot;&quot;))" office:value-type="string" office:string-value="(SELECT TIMESTAMP_TO_SEC(TIMESTAMP(&quot;2012-1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8&quot; GROUP EACH BY repository_created_at)), ">
            <text:p>(SELECT TIMESTAMP_TO_SEC(TIMESTAMP("2012-1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4">
            <text:p>294</text:p>
          </table:table-cell>
          <table:table-cell table:style-name="ce1" office:value-type="string">
            <text:p>2012-12-29</text:p>
          </table:table-cell>
          <table:table-cell table:formula="of:=CONCATENATE([$Feuille2.$A$1];[.B295];[$Feuille2.$A$2];[$Feuille2.$A$3];[$Feuille2.$A$4];[.B295];[$Feuille2.$A$5];[$Feuille2.$A$6])" office:value-type="string" office:string-value="(SELECT TIMESTAMP_TO_SEC(TIMESTAMP(&quot;2012-12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9&quot; GROUP EACH BY repository_created_at))">
            <text:p>(SELECT TIMESTAMP_TO_SEC(TIMESTAMP("2012-12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9" GROUP EACH BY repository_created_at))</text:p>
          </table:table-cell>
          <table:table-cell table:formula="of:=MOD([.$H$1]*[.A295];[.$K$1])" office:value-type="float" office:value="658">
            <text:p/>
          </table:table-cell>
          <table:table-cell table:formula="of:=IF([.D295]=[.$H$1];&quot;TRUE&quot;;&quot;&quot;)">
            <text:p/>
          </table:table-cell>
          <table:table-cell table:formula="of:=CONCATENATE(IF([.E295]=&quot;TRUE&quot;;[$Feuille2.$A$14];&quot;&quot;);[.C295];IF([.E296]&lt;&gt;&quot;TRUE&quot;;&quot;, &quot;;&quot;&quot;))" office:value-type="string" office:string-value="(SELECT TIMESTAMP_TO_SEC(TIMESTAMP(&quot;2012-12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29&quot; GROUP EACH BY repository_created_at)), ">
            <text:p>(SELECT TIMESTAMP_TO_SEC(TIMESTAMP("2012-12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5">
            <text:p>295</text:p>
          </table:table-cell>
          <table:table-cell table:style-name="ce1" office:value-type="string">
            <text:p>2012-12-30</text:p>
          </table:table-cell>
          <table:table-cell table:formula="of:=CONCATENATE([$Feuille2.$A$1];[.B296];[$Feuille2.$A$2];[$Feuille2.$A$3];[$Feuille2.$A$4];[.B296];[$Feuille2.$A$5];[$Feuille2.$A$6])" office:value-type="string" office:string-value="(SELECT TIMESTAMP_TO_SEC(TIMESTAMP(&quot;2012-12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30&quot; GROUP EACH BY repository_created_at))">
            <text:p>(SELECT TIMESTAMP_TO_SEC(TIMESTAMP("2012-12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30" GROUP EACH BY repository_created_at))</text:p>
          </table:table-cell>
          <table:table-cell table:formula="of:=MOD([.$H$1]*[.A296];[.$K$1])" office:value-type="float" office:value="665">
            <text:p/>
          </table:table-cell>
          <table:table-cell table:formula="of:=IF([.D296]=[.$H$1];&quot;TRUE&quot;;&quot;&quot;)">
            <text:p/>
          </table:table-cell>
          <table:table-cell table:formula="of:=CONCATENATE(IF([.E296]=&quot;TRUE&quot;;[$Feuille2.$A$14];&quot;&quot;);[.C296];IF([.E297]&lt;&gt;&quot;TRUE&quot;;&quot;, &quot;;&quot;&quot;))" office:value-type="string" office:string-value="(SELECT TIMESTAMP_TO_SEC(TIMESTAMP(&quot;2012-12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30&quot; GROUP EACH BY repository_created_at)), ">
            <text:p>(SELECT TIMESTAMP_TO_SEC(TIMESTAMP("2012-12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6">
            <text:p>296</text:p>
          </table:table-cell>
          <table:table-cell table:style-name="ce1" office:value-type="string">
            <text:p>2012-12-31</text:p>
          </table:table-cell>
          <table:table-cell table:formula="of:=CONCATENATE([$Feuille2.$A$1];[.B297];[$Feuille2.$A$2];[$Feuille2.$A$3];[$Feuille2.$A$4];[.B297];[$Feuille2.$A$5];[$Feuille2.$A$6])" office:value-type="string" office:string-value="(SELECT TIMESTAMP_TO_SEC(TIMESTAMP(&quot;2012-12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31&quot; GROUP EACH BY repository_created_at))">
            <text:p>(SELECT TIMESTAMP_TO_SEC(TIMESTAMP("2012-12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31" GROUP EACH BY repository_created_at))</text:p>
          </table:table-cell>
          <table:table-cell table:formula="of:=MOD([.$H$1]*[.A297];[.$K$1])" office:value-type="float" office:value="672">
            <text:p/>
          </table:table-cell>
          <table:table-cell table:formula="of:=IF([.D297]=[.$H$1];&quot;TRUE&quot;;&quot;&quot;)">
            <text:p/>
          </table:table-cell>
          <table:table-cell table:formula="of:=CONCATENATE(IF([.E297]=&quot;TRUE&quot;;[$Feuille2.$A$14];&quot;&quot;);[.C297];IF([.E298]&lt;&gt;&quot;TRUE&quot;;&quot;, &quot;;&quot;&quot;))" office:value-type="string" office:string-value="(SELECT TIMESTAMP_TO_SEC(TIMESTAMP(&quot;2012-12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2-12-31&quot; GROUP EACH BY repository_created_at)), ">
            <text:p>(SELECT TIMESTAMP_TO_SEC(TIMESTAMP("2012-12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2-12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7">
            <text:p>297</text:p>
          </table:table-cell>
          <table:table-cell table:style-name="ce1" office:value-type="string">
            <text:p>2013-01-01</text:p>
          </table:table-cell>
          <table:table-cell table:formula="of:=CONCATENATE([$Feuille2.$A$1];[.B298];[$Feuille2.$A$2];[$Feuille2.$A$3];[$Feuille2.$A$4];[.B298];[$Feuille2.$A$5];[$Feuille2.$A$6])" office:value-type="string" office:string-value="(SELECT TIMESTAMP_TO_SEC(TIMESTAMP(&quot;2013-0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1&quot; GROUP EACH BY repository_created_at))">
            <text:p>(SELECT TIMESTAMP_TO_SEC(TIMESTAMP("2013-0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1" GROUP EACH BY repository_created_at))</text:p>
          </table:table-cell>
          <table:table-cell table:formula="of:=MOD([.$H$1]*[.A298];[.$K$1])" office:value-type="float" office:value="679">
            <text:p/>
          </table:table-cell>
          <table:table-cell table:formula="of:=IF([.D298]=[.$H$1];&quot;TRUE&quot;;&quot;&quot;)">
            <text:p/>
          </table:table-cell>
          <table:table-cell table:formula="of:=CONCATENATE(IF([.E298]=&quot;TRUE&quot;;[$Feuille2.$A$14];&quot;&quot;);[.C298];IF([.E299]&lt;&gt;&quot;TRUE&quot;;&quot;, &quot;;&quot;&quot;))" office:value-type="string" office:string-value="(SELECT TIMESTAMP_TO_SEC(TIMESTAMP(&quot;2013-0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1&quot; GROUP EACH BY repository_created_at)), ">
            <text:p>(SELECT TIMESTAMP_TO_SEC(TIMESTAMP("2013-0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8">
            <text:p>298</text:p>
          </table:table-cell>
          <table:table-cell table:style-name="ce1" office:value-type="string">
            <text:p>2013-01-02</text:p>
          </table:table-cell>
          <table:table-cell table:formula="of:=CONCATENATE([$Feuille2.$A$1];[.B299];[$Feuille2.$A$2];[$Feuille2.$A$3];[$Feuille2.$A$4];[.B299];[$Feuille2.$A$5];[$Feuille2.$A$6])" office:value-type="string" office:string-value="(SELECT TIMESTAMP_TO_SEC(TIMESTAMP(&quot;2013-0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2&quot; GROUP EACH BY repository_created_at))">
            <text:p>(SELECT TIMESTAMP_TO_SEC(TIMESTAMP("2013-0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2" GROUP EACH BY repository_created_at))</text:p>
          </table:table-cell>
          <table:table-cell table:formula="of:=MOD([.$H$1]*[.A299];[.$K$1])" office:value-type="float" office:value="686">
            <text:p/>
          </table:table-cell>
          <table:table-cell table:formula="of:=IF([.D299]=[.$H$1];&quot;TRUE&quot;;&quot;&quot;)">
            <text:p/>
          </table:table-cell>
          <table:table-cell table:formula="of:=CONCATENATE(IF([.E299]=&quot;TRUE&quot;;[$Feuille2.$A$14];&quot;&quot;);[.C299];IF([.E300]&lt;&gt;&quot;TRUE&quot;;&quot;, &quot;;&quot;&quot;))" office:value-type="string" office:string-value="(SELECT TIMESTAMP_TO_SEC(TIMESTAMP(&quot;2013-0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2&quot; GROUP EACH BY repository_created_at)), ">
            <text:p>(SELECT TIMESTAMP_TO_SEC(TIMESTAMP("2013-0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299">
            <text:p>299</text:p>
          </table:table-cell>
          <table:table-cell table:style-name="ce1" office:value-type="string">
            <text:p>2013-01-03</text:p>
          </table:table-cell>
          <table:table-cell table:formula="of:=CONCATENATE([$Feuille2.$A$1];[.B300];[$Feuille2.$A$2];[$Feuille2.$A$3];[$Feuille2.$A$4];[.B300];[$Feuille2.$A$5];[$Feuille2.$A$6])" office:value-type="string" office:string-value="(SELECT TIMESTAMP_TO_SEC(TIMESTAMP(&quot;2013-0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3&quot; GROUP EACH BY repository_created_at))">
            <text:p>(SELECT TIMESTAMP_TO_SEC(TIMESTAMP("2013-0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3" GROUP EACH BY repository_created_at))</text:p>
          </table:table-cell>
          <table:table-cell table:formula="of:=MOD([.$H$1]*[.A300];[.$K$1])" office:value-type="float" office:value="693">
            <text:p/>
          </table:table-cell>
          <table:table-cell table:formula="of:=IF([.D300]=[.$H$1];&quot;TRUE&quot;;&quot;&quot;)">
            <text:p/>
          </table:table-cell>
          <table:table-cell table:formula="of:=CONCATENATE(IF([.E300]=&quot;TRUE&quot;;[$Feuille2.$A$14];&quot;&quot;);[.C300];IF([.E301]&lt;&gt;&quot;TRUE&quot;;&quot;, &quot;;&quot;&quot;))" office:value-type="string" office:string-value="(SELECT TIMESTAMP_TO_SEC(TIMESTAMP(&quot;2013-0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3&quot; GROUP EACH BY repository_created_at)), ">
            <text:p>(SELECT TIMESTAMP_TO_SEC(TIMESTAMP("2013-0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string">
            <text:p>2013-01-04</text:p>
          </table:table-cell>
          <table:table-cell table:formula="of:=CONCATENATE([$Feuille2.$A$1];[.B301];[$Feuille2.$A$2];[$Feuille2.$A$3];[$Feuille2.$A$4];[.B301];[$Feuille2.$A$5];[$Feuille2.$A$6])" office:value-type="string" office:string-value="(SELECT TIMESTAMP_TO_SEC(TIMESTAMP(&quot;2013-0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4&quot; GROUP EACH BY repository_created_at))">
            <text:p>(SELECT TIMESTAMP_TO_SEC(TIMESTAMP("2013-0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4" GROUP EACH BY repository_created_at))</text:p>
          </table:table-cell>
          <table:table-cell table:formula="of:=MOD([.$H$1]*[.A301];[.$K$1])" office:value-type="float" office:value="0">
            <text:p>0</text:p>
          </table:table-cell>
          <table:table-cell table:formula="of:=IF([.D301]=[.$H$1];&quot;TRUE&quot;;&quot;&quot;)">
            <text:p/>
          </table:table-cell>
          <table:table-cell table:formula="of:=CONCATENATE(IF([.E301]=&quot;TRUE&quot;;[$Feuille2.$A$14];&quot;&quot;);[.C301];IF([.E302]&lt;&gt;&quot;TRUE&quot;;&quot;, &quot;;&quot;&quot;))" office:value-type="string" office:string-value="(SELECT TIMESTAMP_TO_SEC(TIMESTAMP(&quot;2013-0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4&quot; GROUP EACH BY repository_created_at))">
            <text:p>(SELECT TIMESTAMP_TO_SEC(TIMESTAMP("2013-0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4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301">
            <text:p>301</text:p>
          </table:table-cell>
          <table:table-cell table:style-name="ce1" office:value-type="string">
            <text:p>2013-01-05</text:p>
          </table:table-cell>
          <table:table-cell table:formula="of:=CONCATENATE([$Feuille2.$A$1];[.B302];[$Feuille2.$A$2];[$Feuille2.$A$3];[$Feuille2.$A$4];[.B302];[$Feuille2.$A$5];[$Feuille2.$A$6])" office:value-type="string" office:string-value="(SELECT TIMESTAMP_TO_SEC(TIMESTAMP(&quot;2013-0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5&quot; GROUP EACH BY repository_created_at))">
            <text:p>(SELECT TIMESTAMP_TO_SEC(TIMESTAMP("2013-0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5" GROUP EACH BY repository_created_at))</text:p>
          </table:table-cell>
          <table:table-cell table:formula="of:=MOD([.$H$1]*[.A302];[.$K$1])" office:value-type="float" office:value="7">
            <text:p/>
          </table:table-cell>
          <table:table-cell table:formula="of:=IF([.D302]=[.$H$1];&quot;TRUE&quot;;&quot;&quot;)" office:value-type="string" office:string-value="TRUE">
            <text:p>TRUE</text:p>
          </table:table-cell>
          <table:table-cell table:formula="of:=CONCATENATE(IF([.E302]=&quot;TRUE&quot;;[$Feuille2.$A$14];&quot;&quot;);[.C302];IF([.E303]&lt;&gt;&quot;TRUE&quot;;&quot;, &quot;;&quot;&quot;))" office:value-type="string" office:string-value="SELECT * FROM (SELECT TIMESTAMP_TO_SEC(TIMESTAMP(&quot;2013-0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5&quot; GROUP EACH BY repository_created_at)), ">
            <text:p>SELECT * FROM (SELECT TIMESTAMP_TO_SEC(TIMESTAMP("2013-0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5" GROUP EACH BY repository_created_at)), </text:p>
          </table:table-cell>
          <table:table-cell table:number-columns-repeated="14"/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1" office:value-type="string">
            <text:p>2013-01-06</text:p>
          </table:table-cell>
          <table:table-cell table:formula="of:=CONCATENATE([$Feuille2.$A$1];[.B303];[$Feuille2.$A$2];[$Feuille2.$A$3];[$Feuille2.$A$4];[.B303];[$Feuille2.$A$5];[$Feuille2.$A$6])" office:value-type="string" office:string-value="(SELECT TIMESTAMP_TO_SEC(TIMESTAMP(&quot;2013-0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6&quot; GROUP EACH BY repository_created_at))">
            <text:p>(SELECT TIMESTAMP_TO_SEC(TIMESTAMP("2013-0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6" GROUP EACH BY repository_created_at))</text:p>
          </table:table-cell>
          <table:table-cell table:formula="of:=MOD([.$H$1]*[.A303];[.$K$1])" office:value-type="float" office:value="14">
            <text:p/>
          </table:table-cell>
          <table:table-cell table:formula="of:=IF([.D303]=[.$H$1];&quot;TRUE&quot;;&quot;&quot;)">
            <text:p/>
          </table:table-cell>
          <table:table-cell table:formula="of:=CONCATENATE(IF([.E303]=&quot;TRUE&quot;;[$Feuille2.$A$14];&quot;&quot;);[.C303];IF([.E304]&lt;&gt;&quot;TRUE&quot;;&quot;, &quot;;&quot;&quot;))" office:value-type="string" office:string-value="(SELECT TIMESTAMP_TO_SEC(TIMESTAMP(&quot;2013-0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6&quot; GROUP EACH BY repository_created_at)), ">
            <text:p>(SELECT TIMESTAMP_TO_SEC(TIMESTAMP("2013-0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3">
            <text:p>303</text:p>
          </table:table-cell>
          <table:table-cell table:style-name="ce1" office:value-type="string">
            <text:p>2013-01-07</text:p>
          </table:table-cell>
          <table:table-cell table:formula="of:=CONCATENATE([$Feuille2.$A$1];[.B304];[$Feuille2.$A$2];[$Feuille2.$A$3];[$Feuille2.$A$4];[.B304];[$Feuille2.$A$5];[$Feuille2.$A$6])" office:value-type="string" office:string-value="(SELECT TIMESTAMP_TO_SEC(TIMESTAMP(&quot;2013-0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7&quot; GROUP EACH BY repository_created_at))">
            <text:p>(SELECT TIMESTAMP_TO_SEC(TIMESTAMP("2013-0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7" GROUP EACH BY repository_created_at))</text:p>
          </table:table-cell>
          <table:table-cell table:formula="of:=MOD([.$H$1]*[.A304];[.$K$1])" office:value-type="float" office:value="21">
            <text:p/>
          </table:table-cell>
          <table:table-cell table:formula="of:=IF([.D304]=[.$H$1];&quot;TRUE&quot;;&quot;&quot;)">
            <text:p/>
          </table:table-cell>
          <table:table-cell table:formula="of:=CONCATENATE(IF([.E304]=&quot;TRUE&quot;;[$Feuille2.$A$14];&quot;&quot;);[.C304];IF([.E305]&lt;&gt;&quot;TRUE&quot;;&quot;, &quot;;&quot;&quot;))" office:value-type="string" office:string-value="(SELECT TIMESTAMP_TO_SEC(TIMESTAMP(&quot;2013-0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7&quot; GROUP EACH BY repository_created_at)), ">
            <text:p>(SELECT TIMESTAMP_TO_SEC(TIMESTAMP("2013-0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4">
            <text:p>304</text:p>
          </table:table-cell>
          <table:table-cell table:style-name="ce1" office:value-type="string">
            <text:p>2013-01-08</text:p>
          </table:table-cell>
          <table:table-cell table:formula="of:=CONCATENATE([$Feuille2.$A$1];[.B305];[$Feuille2.$A$2];[$Feuille2.$A$3];[$Feuille2.$A$4];[.B305];[$Feuille2.$A$5];[$Feuille2.$A$6])" office:value-type="string" office:string-value="(SELECT TIMESTAMP_TO_SEC(TIMESTAMP(&quot;2013-0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8&quot; GROUP EACH BY repository_created_at))">
            <text:p>(SELECT TIMESTAMP_TO_SEC(TIMESTAMP("2013-0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8" GROUP EACH BY repository_created_at))</text:p>
          </table:table-cell>
          <table:table-cell table:formula="of:=MOD([.$H$1]*[.A305];[.$K$1])" office:value-type="float" office:value="28">
            <text:p/>
          </table:table-cell>
          <table:table-cell table:formula="of:=IF([.D305]=[.$H$1];&quot;TRUE&quot;;&quot;&quot;)">
            <text:p/>
          </table:table-cell>
          <table:table-cell table:formula="of:=CONCATENATE(IF([.E305]=&quot;TRUE&quot;;[$Feuille2.$A$14];&quot;&quot;);[.C305];IF([.E306]&lt;&gt;&quot;TRUE&quot;;&quot;, &quot;;&quot;&quot;))" office:value-type="string" office:string-value="(SELECT TIMESTAMP_TO_SEC(TIMESTAMP(&quot;2013-0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8&quot; GROUP EACH BY repository_created_at)), ">
            <text:p>(SELECT TIMESTAMP_TO_SEC(TIMESTAMP("2013-0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5">
            <text:p>305</text:p>
          </table:table-cell>
          <table:table-cell table:style-name="ce1" office:value-type="string">
            <text:p>2013-01-09</text:p>
          </table:table-cell>
          <table:table-cell table:formula="of:=CONCATENATE([$Feuille2.$A$1];[.B306];[$Feuille2.$A$2];[$Feuille2.$A$3];[$Feuille2.$A$4];[.B306];[$Feuille2.$A$5];[$Feuille2.$A$6])" office:value-type="string" office:string-value="(SELECT TIMESTAMP_TO_SEC(TIMESTAMP(&quot;2013-0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9&quot; GROUP EACH BY repository_created_at))">
            <text:p>(SELECT TIMESTAMP_TO_SEC(TIMESTAMP("2013-0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9" GROUP EACH BY repository_created_at))</text:p>
          </table:table-cell>
          <table:table-cell table:formula="of:=MOD([.$H$1]*[.A306];[.$K$1])" office:value-type="float" office:value="35">
            <text:p/>
          </table:table-cell>
          <table:table-cell table:formula="of:=IF([.D306]=[.$H$1];&quot;TRUE&quot;;&quot;&quot;)">
            <text:p/>
          </table:table-cell>
          <table:table-cell table:formula="of:=CONCATENATE(IF([.E306]=&quot;TRUE&quot;;[$Feuille2.$A$14];&quot;&quot;);[.C306];IF([.E307]&lt;&gt;&quot;TRUE&quot;;&quot;, &quot;;&quot;&quot;))" office:value-type="string" office:string-value="(SELECT TIMESTAMP_TO_SEC(TIMESTAMP(&quot;2013-0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09&quot; GROUP EACH BY repository_created_at)), ">
            <text:p>(SELECT TIMESTAMP_TO_SEC(TIMESTAMP("2013-0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6">
            <text:p>306</text:p>
          </table:table-cell>
          <table:table-cell table:style-name="ce1" office:value-type="string">
            <text:p>2013-01-10</text:p>
          </table:table-cell>
          <table:table-cell table:formula="of:=CONCATENATE([$Feuille2.$A$1];[.B307];[$Feuille2.$A$2];[$Feuille2.$A$3];[$Feuille2.$A$4];[.B307];[$Feuille2.$A$5];[$Feuille2.$A$6])" office:value-type="string" office:string-value="(SELECT TIMESTAMP_TO_SEC(TIMESTAMP(&quot;2013-0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0&quot; GROUP EACH BY repository_created_at))">
            <text:p>(SELECT TIMESTAMP_TO_SEC(TIMESTAMP("2013-0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0" GROUP EACH BY repository_created_at))</text:p>
          </table:table-cell>
          <table:table-cell table:formula="of:=MOD([.$H$1]*[.A307];[.$K$1])" office:value-type="float" office:value="42">
            <text:p/>
          </table:table-cell>
          <table:table-cell table:formula="of:=IF([.D307]=[.$H$1];&quot;TRUE&quot;;&quot;&quot;)">
            <text:p/>
          </table:table-cell>
          <table:table-cell table:formula="of:=CONCATENATE(IF([.E307]=&quot;TRUE&quot;;[$Feuille2.$A$14];&quot;&quot;);[.C307];IF([.E308]&lt;&gt;&quot;TRUE&quot;;&quot;, &quot;;&quot;&quot;))" office:value-type="string" office:string-value="(SELECT TIMESTAMP_TO_SEC(TIMESTAMP(&quot;2013-0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0&quot; GROUP EACH BY repository_created_at)), ">
            <text:p>(SELECT TIMESTAMP_TO_SEC(TIMESTAMP("2013-0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7">
            <text:p>307</text:p>
          </table:table-cell>
          <table:table-cell table:style-name="ce1" office:value-type="string">
            <text:p>2013-01-11</text:p>
          </table:table-cell>
          <table:table-cell table:formula="of:=CONCATENATE([$Feuille2.$A$1];[.B308];[$Feuille2.$A$2];[$Feuille2.$A$3];[$Feuille2.$A$4];[.B308];[$Feuille2.$A$5];[$Feuille2.$A$6])" office:value-type="string" office:string-value="(SELECT TIMESTAMP_TO_SEC(TIMESTAMP(&quot;2013-0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1&quot; GROUP EACH BY repository_created_at))">
            <text:p>(SELECT TIMESTAMP_TO_SEC(TIMESTAMP("2013-0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1" GROUP EACH BY repository_created_at))</text:p>
          </table:table-cell>
          <table:table-cell table:formula="of:=MOD([.$H$1]*[.A308];[.$K$1])" office:value-type="float" office:value="49">
            <text:p/>
          </table:table-cell>
          <table:table-cell table:formula="of:=IF([.D308]=[.$H$1];&quot;TRUE&quot;;&quot;&quot;)">
            <text:p/>
          </table:table-cell>
          <table:table-cell table:formula="of:=CONCATENATE(IF([.E308]=&quot;TRUE&quot;;[$Feuille2.$A$14];&quot;&quot;);[.C308];IF([.E309]&lt;&gt;&quot;TRUE&quot;;&quot;, &quot;;&quot;&quot;))" office:value-type="string" office:string-value="(SELECT TIMESTAMP_TO_SEC(TIMESTAMP(&quot;2013-0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1&quot; GROUP EACH BY repository_created_at)), ">
            <text:p>(SELECT TIMESTAMP_TO_SEC(TIMESTAMP("2013-0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8">
            <text:p>308</text:p>
          </table:table-cell>
          <table:table-cell table:style-name="ce1" office:value-type="string">
            <text:p>2013-01-12</text:p>
          </table:table-cell>
          <table:table-cell table:formula="of:=CONCATENATE([$Feuille2.$A$1];[.B309];[$Feuille2.$A$2];[$Feuille2.$A$3];[$Feuille2.$A$4];[.B309];[$Feuille2.$A$5];[$Feuille2.$A$6])" office:value-type="string" office:string-value="(SELECT TIMESTAMP_TO_SEC(TIMESTAMP(&quot;2013-0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2&quot; GROUP EACH BY repository_created_at))">
            <text:p>(SELECT TIMESTAMP_TO_SEC(TIMESTAMP("2013-0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2" GROUP EACH BY repository_created_at))</text:p>
          </table:table-cell>
          <table:table-cell table:formula="of:=MOD([.$H$1]*[.A309];[.$K$1])" office:value-type="float" office:value="56">
            <text:p/>
          </table:table-cell>
          <table:table-cell table:formula="of:=IF([.D309]=[.$H$1];&quot;TRUE&quot;;&quot;&quot;)">
            <text:p/>
          </table:table-cell>
          <table:table-cell table:formula="of:=CONCATENATE(IF([.E309]=&quot;TRUE&quot;;[$Feuille2.$A$14];&quot;&quot;);[.C309];IF([.E310]&lt;&gt;&quot;TRUE&quot;;&quot;, &quot;;&quot;&quot;))" office:value-type="string" office:string-value="(SELECT TIMESTAMP_TO_SEC(TIMESTAMP(&quot;2013-0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2&quot; GROUP EACH BY repository_created_at)), ">
            <text:p>(SELECT TIMESTAMP_TO_SEC(TIMESTAMP("2013-0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09">
            <text:p>309</text:p>
          </table:table-cell>
          <table:table-cell table:style-name="ce1" office:value-type="string">
            <text:p>2013-01-13</text:p>
          </table:table-cell>
          <table:table-cell table:formula="of:=CONCATENATE([$Feuille2.$A$1];[.B310];[$Feuille2.$A$2];[$Feuille2.$A$3];[$Feuille2.$A$4];[.B310];[$Feuille2.$A$5];[$Feuille2.$A$6])" office:value-type="string" office:string-value="(SELECT TIMESTAMP_TO_SEC(TIMESTAMP(&quot;2013-0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3&quot; GROUP EACH BY repository_created_at))">
            <text:p>(SELECT TIMESTAMP_TO_SEC(TIMESTAMP("2013-0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3" GROUP EACH BY repository_created_at))</text:p>
          </table:table-cell>
          <table:table-cell table:formula="of:=MOD([.$H$1]*[.A310];[.$K$1])" office:value-type="float" office:value="63">
            <text:p/>
          </table:table-cell>
          <table:table-cell table:formula="of:=IF([.D310]=[.$H$1];&quot;TRUE&quot;;&quot;&quot;)">
            <text:p/>
          </table:table-cell>
          <table:table-cell table:formula="of:=CONCATENATE(IF([.E310]=&quot;TRUE&quot;;[$Feuille2.$A$14];&quot;&quot;);[.C310];IF([.E311]&lt;&gt;&quot;TRUE&quot;;&quot;, &quot;;&quot;&quot;))" office:value-type="string" office:string-value="(SELECT TIMESTAMP_TO_SEC(TIMESTAMP(&quot;2013-0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3&quot; GROUP EACH BY repository_created_at)), ">
            <text:p>(SELECT TIMESTAMP_TO_SEC(TIMESTAMP("2013-0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0">
            <text:p>310</text:p>
          </table:table-cell>
          <table:table-cell table:style-name="ce1" office:value-type="string">
            <text:p>2013-01-14</text:p>
          </table:table-cell>
          <table:table-cell table:formula="of:=CONCATENATE([$Feuille2.$A$1];[.B311];[$Feuille2.$A$2];[$Feuille2.$A$3];[$Feuille2.$A$4];[.B311];[$Feuille2.$A$5];[$Feuille2.$A$6])" office:value-type="string" office:string-value="(SELECT TIMESTAMP_TO_SEC(TIMESTAMP(&quot;2013-0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4&quot; GROUP EACH BY repository_created_at))">
            <text:p>(SELECT TIMESTAMP_TO_SEC(TIMESTAMP("2013-0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4" GROUP EACH BY repository_created_at))</text:p>
          </table:table-cell>
          <table:table-cell table:formula="of:=MOD([.$H$1]*[.A311];[.$K$1])" office:value-type="float" office:value="70">
            <text:p/>
          </table:table-cell>
          <table:table-cell table:formula="of:=IF([.D311]=[.$H$1];&quot;TRUE&quot;;&quot;&quot;)">
            <text:p/>
          </table:table-cell>
          <table:table-cell table:formula="of:=CONCATENATE(IF([.E311]=&quot;TRUE&quot;;[$Feuille2.$A$14];&quot;&quot;);[.C311];IF([.E312]&lt;&gt;&quot;TRUE&quot;;&quot;, &quot;;&quot;&quot;))" office:value-type="string" office:string-value="(SELECT TIMESTAMP_TO_SEC(TIMESTAMP(&quot;2013-0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4&quot; GROUP EACH BY repository_created_at)), ">
            <text:p>(SELECT TIMESTAMP_TO_SEC(TIMESTAMP("2013-0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1">
            <text:p>311</text:p>
          </table:table-cell>
          <table:table-cell table:style-name="ce1" office:value-type="string">
            <text:p>2013-01-15</text:p>
          </table:table-cell>
          <table:table-cell table:formula="of:=CONCATENATE([$Feuille2.$A$1];[.B312];[$Feuille2.$A$2];[$Feuille2.$A$3];[$Feuille2.$A$4];[.B312];[$Feuille2.$A$5];[$Feuille2.$A$6])" office:value-type="string" office:string-value="(SELECT TIMESTAMP_TO_SEC(TIMESTAMP(&quot;2013-0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5&quot; GROUP EACH BY repository_created_at))">
            <text:p>(SELECT TIMESTAMP_TO_SEC(TIMESTAMP("2013-0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5" GROUP EACH BY repository_created_at))</text:p>
          </table:table-cell>
          <table:table-cell table:formula="of:=MOD([.$H$1]*[.A312];[.$K$1])" office:value-type="float" office:value="77">
            <text:p/>
          </table:table-cell>
          <table:table-cell table:formula="of:=IF([.D312]=[.$H$1];&quot;TRUE&quot;;&quot;&quot;)">
            <text:p/>
          </table:table-cell>
          <table:table-cell table:formula="of:=CONCATENATE(IF([.E312]=&quot;TRUE&quot;;[$Feuille2.$A$14];&quot;&quot;);[.C312];IF([.E313]&lt;&gt;&quot;TRUE&quot;;&quot;, &quot;;&quot;&quot;))" office:value-type="string" office:string-value="(SELECT TIMESTAMP_TO_SEC(TIMESTAMP(&quot;2013-0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5&quot; GROUP EACH BY repository_created_at)), ">
            <text:p>(SELECT TIMESTAMP_TO_SEC(TIMESTAMP("2013-0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2">
            <text:p>312</text:p>
          </table:table-cell>
          <table:table-cell table:style-name="ce1" office:value-type="string">
            <text:p>2013-01-16</text:p>
          </table:table-cell>
          <table:table-cell table:formula="of:=CONCATENATE([$Feuille2.$A$1];[.B313];[$Feuille2.$A$2];[$Feuille2.$A$3];[$Feuille2.$A$4];[.B313];[$Feuille2.$A$5];[$Feuille2.$A$6])" office:value-type="string" office:string-value="(SELECT TIMESTAMP_TO_SEC(TIMESTAMP(&quot;2013-0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6&quot; GROUP EACH BY repository_created_at))">
            <text:p>(SELECT TIMESTAMP_TO_SEC(TIMESTAMP("2013-0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6" GROUP EACH BY repository_created_at))</text:p>
          </table:table-cell>
          <table:table-cell table:formula="of:=MOD([.$H$1]*[.A313];[.$K$1])" office:value-type="float" office:value="84">
            <text:p/>
          </table:table-cell>
          <table:table-cell table:formula="of:=IF([.D313]=[.$H$1];&quot;TRUE&quot;;&quot;&quot;)">
            <text:p/>
          </table:table-cell>
          <table:table-cell table:formula="of:=CONCATENATE(IF([.E313]=&quot;TRUE&quot;;[$Feuille2.$A$14];&quot;&quot;);[.C313];IF([.E314]&lt;&gt;&quot;TRUE&quot;;&quot;, &quot;;&quot;&quot;))" office:value-type="string" office:string-value="(SELECT TIMESTAMP_TO_SEC(TIMESTAMP(&quot;2013-0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6&quot; GROUP EACH BY repository_created_at)), ">
            <text:p>(SELECT TIMESTAMP_TO_SEC(TIMESTAMP("2013-0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3">
            <text:p>313</text:p>
          </table:table-cell>
          <table:table-cell table:style-name="ce1" office:value-type="string">
            <text:p>2013-01-17</text:p>
          </table:table-cell>
          <table:table-cell table:formula="of:=CONCATENATE([$Feuille2.$A$1];[.B314];[$Feuille2.$A$2];[$Feuille2.$A$3];[$Feuille2.$A$4];[.B314];[$Feuille2.$A$5];[$Feuille2.$A$6])" office:value-type="string" office:string-value="(SELECT TIMESTAMP_TO_SEC(TIMESTAMP(&quot;2013-0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7&quot; GROUP EACH BY repository_created_at))">
            <text:p>(SELECT TIMESTAMP_TO_SEC(TIMESTAMP("2013-0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7" GROUP EACH BY repository_created_at))</text:p>
          </table:table-cell>
          <table:table-cell table:formula="of:=MOD([.$H$1]*[.A314];[.$K$1])" office:value-type="float" office:value="91">
            <text:p/>
          </table:table-cell>
          <table:table-cell table:formula="of:=IF([.D314]=[.$H$1];&quot;TRUE&quot;;&quot;&quot;)">
            <text:p/>
          </table:table-cell>
          <table:table-cell table:formula="of:=CONCATENATE(IF([.E314]=&quot;TRUE&quot;;[$Feuille2.$A$14];&quot;&quot;);[.C314];IF([.E315]&lt;&gt;&quot;TRUE&quot;;&quot;, &quot;;&quot;&quot;))" office:value-type="string" office:string-value="(SELECT TIMESTAMP_TO_SEC(TIMESTAMP(&quot;2013-0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7&quot; GROUP EACH BY repository_created_at)), ">
            <text:p>(SELECT TIMESTAMP_TO_SEC(TIMESTAMP("2013-0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4">
            <text:p>314</text:p>
          </table:table-cell>
          <table:table-cell table:style-name="ce1" office:value-type="string">
            <text:p>2013-01-18</text:p>
          </table:table-cell>
          <table:table-cell table:formula="of:=CONCATENATE([$Feuille2.$A$1];[.B315];[$Feuille2.$A$2];[$Feuille2.$A$3];[$Feuille2.$A$4];[.B315];[$Feuille2.$A$5];[$Feuille2.$A$6])" office:value-type="string" office:string-value="(SELECT TIMESTAMP_TO_SEC(TIMESTAMP(&quot;2013-0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8&quot; GROUP EACH BY repository_created_at))">
            <text:p>(SELECT TIMESTAMP_TO_SEC(TIMESTAMP("2013-0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8" GROUP EACH BY repository_created_at))</text:p>
          </table:table-cell>
          <table:table-cell table:formula="of:=MOD([.$H$1]*[.A315];[.$K$1])" office:value-type="float" office:value="98">
            <text:p/>
          </table:table-cell>
          <table:table-cell table:formula="of:=IF([.D315]=[.$H$1];&quot;TRUE&quot;;&quot;&quot;)">
            <text:p/>
          </table:table-cell>
          <table:table-cell table:formula="of:=CONCATENATE(IF([.E315]=&quot;TRUE&quot;;[$Feuille2.$A$14];&quot;&quot;);[.C315];IF([.E316]&lt;&gt;&quot;TRUE&quot;;&quot;, &quot;;&quot;&quot;))" office:value-type="string" office:string-value="(SELECT TIMESTAMP_TO_SEC(TIMESTAMP(&quot;2013-0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8&quot; GROUP EACH BY repository_created_at)), ">
            <text:p>(SELECT TIMESTAMP_TO_SEC(TIMESTAMP("2013-0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5">
            <text:p>315</text:p>
          </table:table-cell>
          <table:table-cell table:style-name="ce1" office:value-type="string">
            <text:p>2013-01-19</text:p>
          </table:table-cell>
          <table:table-cell table:formula="of:=CONCATENATE([$Feuille2.$A$1];[.B316];[$Feuille2.$A$2];[$Feuille2.$A$3];[$Feuille2.$A$4];[.B316];[$Feuille2.$A$5];[$Feuille2.$A$6])" office:value-type="string" office:string-value="(SELECT TIMESTAMP_TO_SEC(TIMESTAMP(&quot;2013-0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9&quot; GROUP EACH BY repository_created_at))">
            <text:p>(SELECT TIMESTAMP_TO_SEC(TIMESTAMP("2013-0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9" GROUP EACH BY repository_created_at))</text:p>
          </table:table-cell>
          <table:table-cell table:formula="of:=MOD([.$H$1]*[.A316];[.$K$1])" office:value-type="float" office:value="105">
            <text:p/>
          </table:table-cell>
          <table:table-cell table:formula="of:=IF([.D316]=[.$H$1];&quot;TRUE&quot;;&quot;&quot;)">
            <text:p/>
          </table:table-cell>
          <table:table-cell table:formula="of:=CONCATENATE(IF([.E316]=&quot;TRUE&quot;;[$Feuille2.$A$14];&quot;&quot;);[.C316];IF([.E317]&lt;&gt;&quot;TRUE&quot;;&quot;, &quot;;&quot;&quot;))" office:value-type="string" office:string-value="(SELECT TIMESTAMP_TO_SEC(TIMESTAMP(&quot;2013-0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19&quot; GROUP EACH BY repository_created_at)), ">
            <text:p>(SELECT TIMESTAMP_TO_SEC(TIMESTAMP("2013-0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6">
            <text:p>316</text:p>
          </table:table-cell>
          <table:table-cell table:style-name="ce1" office:value-type="string">
            <text:p>2013-01-20</text:p>
          </table:table-cell>
          <table:table-cell table:formula="of:=CONCATENATE([$Feuille2.$A$1];[.B317];[$Feuille2.$A$2];[$Feuille2.$A$3];[$Feuille2.$A$4];[.B317];[$Feuille2.$A$5];[$Feuille2.$A$6])" office:value-type="string" office:string-value="(SELECT TIMESTAMP_TO_SEC(TIMESTAMP(&quot;2013-0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0&quot; GROUP EACH BY repository_created_at))">
            <text:p>(SELECT TIMESTAMP_TO_SEC(TIMESTAMP("2013-0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0" GROUP EACH BY repository_created_at))</text:p>
          </table:table-cell>
          <table:table-cell table:formula="of:=MOD([.$H$1]*[.A317];[.$K$1])" office:value-type="float" office:value="112">
            <text:p/>
          </table:table-cell>
          <table:table-cell table:formula="of:=IF([.D317]=[.$H$1];&quot;TRUE&quot;;&quot;&quot;)">
            <text:p/>
          </table:table-cell>
          <table:table-cell table:formula="of:=CONCATENATE(IF([.E317]=&quot;TRUE&quot;;[$Feuille2.$A$14];&quot;&quot;);[.C317];IF([.E318]&lt;&gt;&quot;TRUE&quot;;&quot;, &quot;;&quot;&quot;))" office:value-type="string" office:string-value="(SELECT TIMESTAMP_TO_SEC(TIMESTAMP(&quot;2013-0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0&quot; GROUP EACH BY repository_created_at)), ">
            <text:p>(SELECT TIMESTAMP_TO_SEC(TIMESTAMP("2013-0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7">
            <text:p>317</text:p>
          </table:table-cell>
          <table:table-cell table:style-name="ce1" office:value-type="string">
            <text:p>2013-01-21</text:p>
          </table:table-cell>
          <table:table-cell table:formula="of:=CONCATENATE([$Feuille2.$A$1];[.B318];[$Feuille2.$A$2];[$Feuille2.$A$3];[$Feuille2.$A$4];[.B318];[$Feuille2.$A$5];[$Feuille2.$A$6])" office:value-type="string" office:string-value="(SELECT TIMESTAMP_TO_SEC(TIMESTAMP(&quot;2013-0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1&quot; GROUP EACH BY repository_created_at))">
            <text:p>(SELECT TIMESTAMP_TO_SEC(TIMESTAMP("2013-0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1" GROUP EACH BY repository_created_at))</text:p>
          </table:table-cell>
          <table:table-cell table:formula="of:=MOD([.$H$1]*[.A318];[.$K$1])" office:value-type="float" office:value="119">
            <text:p/>
          </table:table-cell>
          <table:table-cell table:formula="of:=IF([.D318]=[.$H$1];&quot;TRUE&quot;;&quot;&quot;)">
            <text:p/>
          </table:table-cell>
          <table:table-cell table:formula="of:=CONCATENATE(IF([.E318]=&quot;TRUE&quot;;[$Feuille2.$A$14];&quot;&quot;);[.C318];IF([.E319]&lt;&gt;&quot;TRUE&quot;;&quot;, &quot;;&quot;&quot;))" office:value-type="string" office:string-value="(SELECT TIMESTAMP_TO_SEC(TIMESTAMP(&quot;2013-0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1&quot; GROUP EACH BY repository_created_at)), ">
            <text:p>(SELECT TIMESTAMP_TO_SEC(TIMESTAMP("2013-0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8">
            <text:p>318</text:p>
          </table:table-cell>
          <table:table-cell table:style-name="ce1" office:value-type="string">
            <text:p>2013-01-22</text:p>
          </table:table-cell>
          <table:table-cell table:formula="of:=CONCATENATE([$Feuille2.$A$1];[.B319];[$Feuille2.$A$2];[$Feuille2.$A$3];[$Feuille2.$A$4];[.B319];[$Feuille2.$A$5];[$Feuille2.$A$6])" office:value-type="string" office:string-value="(SELECT TIMESTAMP_TO_SEC(TIMESTAMP(&quot;2013-0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2&quot; GROUP EACH BY repository_created_at))">
            <text:p>(SELECT TIMESTAMP_TO_SEC(TIMESTAMP("2013-0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2" GROUP EACH BY repository_created_at))</text:p>
          </table:table-cell>
          <table:table-cell table:formula="of:=MOD([.$H$1]*[.A319];[.$K$1])" office:value-type="float" office:value="126">
            <text:p/>
          </table:table-cell>
          <table:table-cell table:formula="of:=IF([.D319]=[.$H$1];&quot;TRUE&quot;;&quot;&quot;)">
            <text:p/>
          </table:table-cell>
          <table:table-cell table:formula="of:=CONCATENATE(IF([.E319]=&quot;TRUE&quot;;[$Feuille2.$A$14];&quot;&quot;);[.C319];IF([.E320]&lt;&gt;&quot;TRUE&quot;;&quot;, &quot;;&quot;&quot;))" office:value-type="string" office:string-value="(SELECT TIMESTAMP_TO_SEC(TIMESTAMP(&quot;2013-0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2&quot; GROUP EACH BY repository_created_at)), ">
            <text:p>(SELECT TIMESTAMP_TO_SEC(TIMESTAMP("2013-0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19">
            <text:p>319</text:p>
          </table:table-cell>
          <table:table-cell table:style-name="ce1" office:value-type="string">
            <text:p>2013-01-23</text:p>
          </table:table-cell>
          <table:table-cell table:formula="of:=CONCATENATE([$Feuille2.$A$1];[.B320];[$Feuille2.$A$2];[$Feuille2.$A$3];[$Feuille2.$A$4];[.B320];[$Feuille2.$A$5];[$Feuille2.$A$6])" office:value-type="string" office:string-value="(SELECT TIMESTAMP_TO_SEC(TIMESTAMP(&quot;2013-0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3&quot; GROUP EACH BY repository_created_at))">
            <text:p>(SELECT TIMESTAMP_TO_SEC(TIMESTAMP("2013-0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3" GROUP EACH BY repository_created_at))</text:p>
          </table:table-cell>
          <table:table-cell table:formula="of:=MOD([.$H$1]*[.A320];[.$K$1])" office:value-type="float" office:value="133">
            <text:p/>
          </table:table-cell>
          <table:table-cell table:formula="of:=IF([.D320]=[.$H$1];&quot;TRUE&quot;;&quot;&quot;)">
            <text:p/>
          </table:table-cell>
          <table:table-cell table:formula="of:=CONCATENATE(IF([.E320]=&quot;TRUE&quot;;[$Feuille2.$A$14];&quot;&quot;);[.C320];IF([.E321]&lt;&gt;&quot;TRUE&quot;;&quot;, &quot;;&quot;&quot;))" office:value-type="string" office:string-value="(SELECT TIMESTAMP_TO_SEC(TIMESTAMP(&quot;2013-0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3&quot; GROUP EACH BY repository_created_at)), ">
            <text:p>(SELECT TIMESTAMP_TO_SEC(TIMESTAMP("2013-0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string">
            <text:p>2013-01-24</text:p>
          </table:table-cell>
          <table:table-cell table:formula="of:=CONCATENATE([$Feuille2.$A$1];[.B321];[$Feuille2.$A$2];[$Feuille2.$A$3];[$Feuille2.$A$4];[.B321];[$Feuille2.$A$5];[$Feuille2.$A$6])" office:value-type="string" office:string-value="(SELECT TIMESTAMP_TO_SEC(TIMESTAMP(&quot;2013-0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4&quot; GROUP EACH BY repository_created_at))">
            <text:p>(SELECT TIMESTAMP_TO_SEC(TIMESTAMP("2013-0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4" GROUP EACH BY repository_created_at))</text:p>
          </table:table-cell>
          <table:table-cell table:formula="of:=MOD([.$H$1]*[.A321];[.$K$1])" office:value-type="float" office:value="140">
            <text:p/>
          </table:table-cell>
          <table:table-cell table:formula="of:=IF([.D321]=[.$H$1];&quot;TRUE&quot;;&quot;&quot;)">
            <text:p/>
          </table:table-cell>
          <table:table-cell table:formula="of:=CONCATENATE(IF([.E321]=&quot;TRUE&quot;;[$Feuille2.$A$14];&quot;&quot;);[.C321];IF([.E322]&lt;&gt;&quot;TRUE&quot;;&quot;, &quot;;&quot;&quot;))" office:value-type="string" office:string-value="(SELECT TIMESTAMP_TO_SEC(TIMESTAMP(&quot;2013-0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4&quot; GROUP EACH BY repository_created_at)), ">
            <text:p>(SELECT TIMESTAMP_TO_SEC(TIMESTAMP("2013-0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1">
            <text:p>321</text:p>
          </table:table-cell>
          <table:table-cell table:style-name="ce1" office:value-type="string">
            <text:p>2013-01-25</text:p>
          </table:table-cell>
          <table:table-cell table:formula="of:=CONCATENATE([$Feuille2.$A$1];[.B322];[$Feuille2.$A$2];[$Feuille2.$A$3];[$Feuille2.$A$4];[.B322];[$Feuille2.$A$5];[$Feuille2.$A$6])" office:value-type="string" office:string-value="(SELECT TIMESTAMP_TO_SEC(TIMESTAMP(&quot;2013-0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5&quot; GROUP EACH BY repository_created_at))">
            <text:p>(SELECT TIMESTAMP_TO_SEC(TIMESTAMP("2013-0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5" GROUP EACH BY repository_created_at))</text:p>
          </table:table-cell>
          <table:table-cell table:formula="of:=MOD([.$H$1]*[.A322];[.$K$1])" office:value-type="float" office:value="147">
            <text:p/>
          </table:table-cell>
          <table:table-cell table:formula="of:=IF([.D322]=[.$H$1];&quot;TRUE&quot;;&quot;&quot;)">
            <text:p/>
          </table:table-cell>
          <table:table-cell table:formula="of:=CONCATENATE(IF([.E322]=&quot;TRUE&quot;;[$Feuille2.$A$14];&quot;&quot;);[.C322];IF([.E323]&lt;&gt;&quot;TRUE&quot;;&quot;, &quot;;&quot;&quot;))" office:value-type="string" office:string-value="(SELECT TIMESTAMP_TO_SEC(TIMESTAMP(&quot;2013-0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5&quot; GROUP EACH BY repository_created_at)), ">
            <text:p>(SELECT TIMESTAMP_TO_SEC(TIMESTAMP("2013-0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2">
            <text:p>322</text:p>
          </table:table-cell>
          <table:table-cell table:style-name="ce1" office:value-type="string">
            <text:p>2013-01-26</text:p>
          </table:table-cell>
          <table:table-cell table:formula="of:=CONCATENATE([$Feuille2.$A$1];[.B323];[$Feuille2.$A$2];[$Feuille2.$A$3];[$Feuille2.$A$4];[.B323];[$Feuille2.$A$5];[$Feuille2.$A$6])" office:value-type="string" office:string-value="(SELECT TIMESTAMP_TO_SEC(TIMESTAMP(&quot;2013-0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6&quot; GROUP EACH BY repository_created_at))">
            <text:p>(SELECT TIMESTAMP_TO_SEC(TIMESTAMP("2013-0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6" GROUP EACH BY repository_created_at))</text:p>
          </table:table-cell>
          <table:table-cell table:formula="of:=MOD([.$H$1]*[.A323];[.$K$1])" office:value-type="float" office:value="154">
            <text:p/>
          </table:table-cell>
          <table:table-cell table:formula="of:=IF([.D323]=[.$H$1];&quot;TRUE&quot;;&quot;&quot;)">
            <text:p/>
          </table:table-cell>
          <table:table-cell table:formula="of:=CONCATENATE(IF([.E323]=&quot;TRUE&quot;;[$Feuille2.$A$14];&quot;&quot;);[.C323];IF([.E324]&lt;&gt;&quot;TRUE&quot;;&quot;, &quot;;&quot;&quot;))" office:value-type="string" office:string-value="(SELECT TIMESTAMP_TO_SEC(TIMESTAMP(&quot;2013-0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6&quot; GROUP EACH BY repository_created_at)), ">
            <text:p>(SELECT TIMESTAMP_TO_SEC(TIMESTAMP("2013-0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3">
            <text:p>323</text:p>
          </table:table-cell>
          <table:table-cell table:style-name="ce1" office:value-type="string">
            <text:p>2013-01-27</text:p>
          </table:table-cell>
          <table:table-cell table:formula="of:=CONCATENATE([$Feuille2.$A$1];[.B324];[$Feuille2.$A$2];[$Feuille2.$A$3];[$Feuille2.$A$4];[.B324];[$Feuille2.$A$5];[$Feuille2.$A$6])" office:value-type="string" office:string-value="(SELECT TIMESTAMP_TO_SEC(TIMESTAMP(&quot;2013-0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7&quot; GROUP EACH BY repository_created_at))">
            <text:p>(SELECT TIMESTAMP_TO_SEC(TIMESTAMP("2013-0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7" GROUP EACH BY repository_created_at))</text:p>
          </table:table-cell>
          <table:table-cell table:formula="of:=MOD([.$H$1]*[.A324];[.$K$1])" office:value-type="float" office:value="161">
            <text:p/>
          </table:table-cell>
          <table:table-cell table:formula="of:=IF([.D324]=[.$H$1];&quot;TRUE&quot;;&quot;&quot;)">
            <text:p/>
          </table:table-cell>
          <table:table-cell table:formula="of:=CONCATENATE(IF([.E324]=&quot;TRUE&quot;;[$Feuille2.$A$14];&quot;&quot;);[.C324];IF([.E325]&lt;&gt;&quot;TRUE&quot;;&quot;, &quot;;&quot;&quot;))" office:value-type="string" office:string-value="(SELECT TIMESTAMP_TO_SEC(TIMESTAMP(&quot;2013-0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7&quot; GROUP EACH BY repository_created_at)), ">
            <text:p>(SELECT TIMESTAMP_TO_SEC(TIMESTAMP("2013-0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4">
            <text:p>324</text:p>
          </table:table-cell>
          <table:table-cell table:style-name="ce1" office:value-type="string">
            <text:p>2013-01-28</text:p>
          </table:table-cell>
          <table:table-cell table:formula="of:=CONCATENATE([$Feuille2.$A$1];[.B325];[$Feuille2.$A$2];[$Feuille2.$A$3];[$Feuille2.$A$4];[.B325];[$Feuille2.$A$5];[$Feuille2.$A$6])" office:value-type="string" office:string-value="(SELECT TIMESTAMP_TO_SEC(TIMESTAMP(&quot;2013-0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8&quot; GROUP EACH BY repository_created_at))">
            <text:p>(SELECT TIMESTAMP_TO_SEC(TIMESTAMP("2013-0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8" GROUP EACH BY repository_created_at))</text:p>
          </table:table-cell>
          <table:table-cell table:formula="of:=MOD([.$H$1]*[.A325];[.$K$1])" office:value-type="float" office:value="168">
            <text:p/>
          </table:table-cell>
          <table:table-cell table:formula="of:=IF([.D325]=[.$H$1];&quot;TRUE&quot;;&quot;&quot;)">
            <text:p/>
          </table:table-cell>
          <table:table-cell table:formula="of:=CONCATENATE(IF([.E325]=&quot;TRUE&quot;;[$Feuille2.$A$14];&quot;&quot;);[.C325];IF([.E326]&lt;&gt;&quot;TRUE&quot;;&quot;, &quot;;&quot;&quot;))" office:value-type="string" office:string-value="(SELECT TIMESTAMP_TO_SEC(TIMESTAMP(&quot;2013-0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8&quot; GROUP EACH BY repository_created_at)), ">
            <text:p>(SELECT TIMESTAMP_TO_SEC(TIMESTAMP("2013-0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5">
            <text:p>325</text:p>
          </table:table-cell>
          <table:table-cell table:style-name="ce1" office:value-type="string">
            <text:p>2013-01-29</text:p>
          </table:table-cell>
          <table:table-cell table:formula="of:=CONCATENATE([$Feuille2.$A$1];[.B326];[$Feuille2.$A$2];[$Feuille2.$A$3];[$Feuille2.$A$4];[.B326];[$Feuille2.$A$5];[$Feuille2.$A$6])" office:value-type="string" office:string-value="(SELECT TIMESTAMP_TO_SEC(TIMESTAMP(&quot;2013-0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9&quot; GROUP EACH BY repository_created_at))">
            <text:p>(SELECT TIMESTAMP_TO_SEC(TIMESTAMP("2013-0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9" GROUP EACH BY repository_created_at))</text:p>
          </table:table-cell>
          <table:table-cell table:formula="of:=MOD([.$H$1]*[.A326];[.$K$1])" office:value-type="float" office:value="175">
            <text:p/>
          </table:table-cell>
          <table:table-cell table:formula="of:=IF([.D326]=[.$H$1];&quot;TRUE&quot;;&quot;&quot;)">
            <text:p/>
          </table:table-cell>
          <table:table-cell table:formula="of:=CONCATENATE(IF([.E326]=&quot;TRUE&quot;;[$Feuille2.$A$14];&quot;&quot;);[.C326];IF([.E327]&lt;&gt;&quot;TRUE&quot;;&quot;, &quot;;&quot;&quot;))" office:value-type="string" office:string-value="(SELECT TIMESTAMP_TO_SEC(TIMESTAMP(&quot;2013-0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29&quot; GROUP EACH BY repository_created_at)), ">
            <text:p>(SELECT TIMESTAMP_TO_SEC(TIMESTAMP("2013-0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6">
            <text:p>326</text:p>
          </table:table-cell>
          <table:table-cell table:style-name="ce1" office:value-type="string">
            <text:p>2013-01-30</text:p>
          </table:table-cell>
          <table:table-cell table:formula="of:=CONCATENATE([$Feuille2.$A$1];[.B327];[$Feuille2.$A$2];[$Feuille2.$A$3];[$Feuille2.$A$4];[.B327];[$Feuille2.$A$5];[$Feuille2.$A$6])" office:value-type="string" office:string-value="(SELECT TIMESTAMP_TO_SEC(TIMESTAMP(&quot;2013-0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30&quot; GROUP EACH BY repository_created_at))">
            <text:p>(SELECT TIMESTAMP_TO_SEC(TIMESTAMP("2013-0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30" GROUP EACH BY repository_created_at))</text:p>
          </table:table-cell>
          <table:table-cell table:formula="of:=MOD([.$H$1]*[.A327];[.$K$1])" office:value-type="float" office:value="182">
            <text:p/>
          </table:table-cell>
          <table:table-cell table:formula="of:=IF([.D327]=[.$H$1];&quot;TRUE&quot;;&quot;&quot;)">
            <text:p/>
          </table:table-cell>
          <table:table-cell table:formula="of:=CONCATENATE(IF([.E327]=&quot;TRUE&quot;;[$Feuille2.$A$14];&quot;&quot;);[.C327];IF([.E328]&lt;&gt;&quot;TRUE&quot;;&quot;, &quot;;&quot;&quot;))" office:value-type="string" office:string-value="(SELECT TIMESTAMP_TO_SEC(TIMESTAMP(&quot;2013-0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30&quot; GROUP EACH BY repository_created_at)), ">
            <text:p>(SELECT TIMESTAMP_TO_SEC(TIMESTAMP("2013-0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7">
            <text:p>327</text:p>
          </table:table-cell>
          <table:table-cell table:style-name="ce1" office:value-type="string">
            <text:p>2013-01-31</text:p>
          </table:table-cell>
          <table:table-cell table:formula="of:=CONCATENATE([$Feuille2.$A$1];[.B328];[$Feuille2.$A$2];[$Feuille2.$A$3];[$Feuille2.$A$4];[.B328];[$Feuille2.$A$5];[$Feuille2.$A$6])" office:value-type="string" office:string-value="(SELECT TIMESTAMP_TO_SEC(TIMESTAMP(&quot;2013-01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31&quot; GROUP EACH BY repository_created_at))">
            <text:p>(SELECT TIMESTAMP_TO_SEC(TIMESTAMP("2013-01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31" GROUP EACH BY repository_created_at))</text:p>
          </table:table-cell>
          <table:table-cell table:formula="of:=MOD([.$H$1]*[.A328];[.$K$1])" office:value-type="float" office:value="189">
            <text:p/>
          </table:table-cell>
          <table:table-cell table:formula="of:=IF([.D328]=[.$H$1];&quot;TRUE&quot;;&quot;&quot;)">
            <text:p/>
          </table:table-cell>
          <table:table-cell table:formula="of:=CONCATENATE(IF([.E328]=&quot;TRUE&quot;;[$Feuille2.$A$14];&quot;&quot;);[.C328];IF([.E329]&lt;&gt;&quot;TRUE&quot;;&quot;, &quot;;&quot;&quot;))" office:value-type="string" office:string-value="(SELECT TIMESTAMP_TO_SEC(TIMESTAMP(&quot;2013-01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1-31&quot; GROUP EACH BY repository_created_at)), ">
            <text:p>(SELECT TIMESTAMP_TO_SEC(TIMESTAMP("2013-01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1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8">
            <text:p>328</text:p>
          </table:table-cell>
          <table:table-cell table:style-name="ce1" office:value-type="string">
            <text:p>2013-02-01</text:p>
          </table:table-cell>
          <table:table-cell table:formula="of:=CONCATENATE([$Feuille2.$A$1];[.B329];[$Feuille2.$A$2];[$Feuille2.$A$3];[$Feuille2.$A$4];[.B329];[$Feuille2.$A$5];[$Feuille2.$A$6])" office:value-type="string" office:string-value="(SELECT TIMESTAMP_TO_SEC(TIMESTAMP(&quot;2013-0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1&quot; GROUP EACH BY repository_created_at))">
            <text:p>(SELECT TIMESTAMP_TO_SEC(TIMESTAMP("2013-0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1" GROUP EACH BY repository_created_at))</text:p>
          </table:table-cell>
          <table:table-cell table:formula="of:=MOD([.$H$1]*[.A329];[.$K$1])" office:value-type="float" office:value="196">
            <text:p/>
          </table:table-cell>
          <table:table-cell table:formula="of:=IF([.D329]=[.$H$1];&quot;TRUE&quot;;&quot;&quot;)">
            <text:p/>
          </table:table-cell>
          <table:table-cell table:formula="of:=CONCATENATE(IF([.E329]=&quot;TRUE&quot;;[$Feuille2.$A$14];&quot;&quot;);[.C329];IF([.E330]&lt;&gt;&quot;TRUE&quot;;&quot;, &quot;;&quot;&quot;))" office:value-type="string" office:string-value="(SELECT TIMESTAMP_TO_SEC(TIMESTAMP(&quot;2013-0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1&quot; GROUP EACH BY repository_created_at)), ">
            <text:p>(SELECT TIMESTAMP_TO_SEC(TIMESTAMP("2013-0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29">
            <text:p>329</text:p>
          </table:table-cell>
          <table:table-cell table:style-name="ce1" office:value-type="string">
            <text:p>2013-02-02</text:p>
          </table:table-cell>
          <table:table-cell table:formula="of:=CONCATENATE([$Feuille2.$A$1];[.B330];[$Feuille2.$A$2];[$Feuille2.$A$3];[$Feuille2.$A$4];[.B330];[$Feuille2.$A$5];[$Feuille2.$A$6])" office:value-type="string" office:string-value="(SELECT TIMESTAMP_TO_SEC(TIMESTAMP(&quot;2013-0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2&quot; GROUP EACH BY repository_created_at))">
            <text:p>(SELECT TIMESTAMP_TO_SEC(TIMESTAMP("2013-0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2" GROUP EACH BY repository_created_at))</text:p>
          </table:table-cell>
          <table:table-cell table:formula="of:=MOD([.$H$1]*[.A330];[.$K$1])" office:value-type="float" office:value="203">
            <text:p/>
          </table:table-cell>
          <table:table-cell table:formula="of:=IF([.D330]=[.$H$1];&quot;TRUE&quot;;&quot;&quot;)">
            <text:p/>
          </table:table-cell>
          <table:table-cell table:formula="of:=CONCATENATE(IF([.E330]=&quot;TRUE&quot;;[$Feuille2.$A$14];&quot;&quot;);[.C330];IF([.E331]&lt;&gt;&quot;TRUE&quot;;&quot;, &quot;;&quot;&quot;))" office:value-type="string" office:string-value="(SELECT TIMESTAMP_TO_SEC(TIMESTAMP(&quot;2013-0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2&quot; GROUP EACH BY repository_created_at)), ">
            <text:p>(SELECT TIMESTAMP_TO_SEC(TIMESTAMP("2013-0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0">
            <text:p>330</text:p>
          </table:table-cell>
          <table:table-cell table:style-name="ce1" office:value-type="string">
            <text:p>2013-02-03</text:p>
          </table:table-cell>
          <table:table-cell table:formula="of:=CONCATENATE([$Feuille2.$A$1];[.B331];[$Feuille2.$A$2];[$Feuille2.$A$3];[$Feuille2.$A$4];[.B331];[$Feuille2.$A$5];[$Feuille2.$A$6])" office:value-type="string" office:string-value="(SELECT TIMESTAMP_TO_SEC(TIMESTAMP(&quot;2013-0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3&quot; GROUP EACH BY repository_created_at))">
            <text:p>(SELECT TIMESTAMP_TO_SEC(TIMESTAMP("2013-0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3" GROUP EACH BY repository_created_at))</text:p>
          </table:table-cell>
          <table:table-cell table:formula="of:=MOD([.$H$1]*[.A331];[.$K$1])" office:value-type="float" office:value="210">
            <text:p/>
          </table:table-cell>
          <table:table-cell table:formula="of:=IF([.D331]=[.$H$1];&quot;TRUE&quot;;&quot;&quot;)">
            <text:p/>
          </table:table-cell>
          <table:table-cell table:formula="of:=CONCATENATE(IF([.E331]=&quot;TRUE&quot;;[$Feuille2.$A$14];&quot;&quot;);[.C331];IF([.E332]&lt;&gt;&quot;TRUE&quot;;&quot;, &quot;;&quot;&quot;))" office:value-type="string" office:string-value="(SELECT TIMESTAMP_TO_SEC(TIMESTAMP(&quot;2013-0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3&quot; GROUP EACH BY repository_created_at)), ">
            <text:p>(SELECT TIMESTAMP_TO_SEC(TIMESTAMP("2013-0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1">
            <text:p>331</text:p>
          </table:table-cell>
          <table:table-cell table:style-name="ce1" office:value-type="string">
            <text:p>2013-02-04</text:p>
          </table:table-cell>
          <table:table-cell table:formula="of:=CONCATENATE([$Feuille2.$A$1];[.B332];[$Feuille2.$A$2];[$Feuille2.$A$3];[$Feuille2.$A$4];[.B332];[$Feuille2.$A$5];[$Feuille2.$A$6])" office:value-type="string" office:string-value="(SELECT TIMESTAMP_TO_SEC(TIMESTAMP(&quot;2013-0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4&quot; GROUP EACH BY repository_created_at))">
            <text:p>(SELECT TIMESTAMP_TO_SEC(TIMESTAMP("2013-0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4" GROUP EACH BY repository_created_at))</text:p>
          </table:table-cell>
          <table:table-cell table:formula="of:=MOD([.$H$1]*[.A332];[.$K$1])" office:value-type="float" office:value="217">
            <text:p/>
          </table:table-cell>
          <table:table-cell table:formula="of:=IF([.D332]=[.$H$1];&quot;TRUE&quot;;&quot;&quot;)">
            <text:p/>
          </table:table-cell>
          <table:table-cell table:formula="of:=CONCATENATE(IF([.E332]=&quot;TRUE&quot;;[$Feuille2.$A$14];&quot;&quot;);[.C332];IF([.E333]&lt;&gt;&quot;TRUE&quot;;&quot;, &quot;;&quot;&quot;))" office:value-type="string" office:string-value="(SELECT TIMESTAMP_TO_SEC(TIMESTAMP(&quot;2013-0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4&quot; GROUP EACH BY repository_created_at)), ">
            <text:p>(SELECT TIMESTAMP_TO_SEC(TIMESTAMP("2013-0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2">
            <text:p>332</text:p>
          </table:table-cell>
          <table:table-cell table:style-name="ce1" office:value-type="string">
            <text:p>2013-02-05</text:p>
          </table:table-cell>
          <table:table-cell table:formula="of:=CONCATENATE([$Feuille2.$A$1];[.B333];[$Feuille2.$A$2];[$Feuille2.$A$3];[$Feuille2.$A$4];[.B333];[$Feuille2.$A$5];[$Feuille2.$A$6])" office:value-type="string" office:string-value="(SELECT TIMESTAMP_TO_SEC(TIMESTAMP(&quot;2013-0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5&quot; GROUP EACH BY repository_created_at))">
            <text:p>(SELECT TIMESTAMP_TO_SEC(TIMESTAMP("2013-0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5" GROUP EACH BY repository_created_at))</text:p>
          </table:table-cell>
          <table:table-cell table:formula="of:=MOD([.$H$1]*[.A333];[.$K$1])" office:value-type="float" office:value="224">
            <text:p/>
          </table:table-cell>
          <table:table-cell table:formula="of:=IF([.D333]=[.$H$1];&quot;TRUE&quot;;&quot;&quot;)">
            <text:p/>
          </table:table-cell>
          <table:table-cell table:formula="of:=CONCATENATE(IF([.E333]=&quot;TRUE&quot;;[$Feuille2.$A$14];&quot;&quot;);[.C333];IF([.E334]&lt;&gt;&quot;TRUE&quot;;&quot;, &quot;;&quot;&quot;))" office:value-type="string" office:string-value="(SELECT TIMESTAMP_TO_SEC(TIMESTAMP(&quot;2013-0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5&quot; GROUP EACH BY repository_created_at)), ">
            <text:p>(SELECT TIMESTAMP_TO_SEC(TIMESTAMP("2013-0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3">
            <text:p>333</text:p>
          </table:table-cell>
          <table:table-cell table:style-name="ce1" office:value-type="string">
            <text:p>2013-02-06</text:p>
          </table:table-cell>
          <table:table-cell table:formula="of:=CONCATENATE([$Feuille2.$A$1];[.B334];[$Feuille2.$A$2];[$Feuille2.$A$3];[$Feuille2.$A$4];[.B334];[$Feuille2.$A$5];[$Feuille2.$A$6])" office:value-type="string" office:string-value="(SELECT TIMESTAMP_TO_SEC(TIMESTAMP(&quot;2013-0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6&quot; GROUP EACH BY repository_created_at))">
            <text:p>(SELECT TIMESTAMP_TO_SEC(TIMESTAMP("2013-0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6" GROUP EACH BY repository_created_at))</text:p>
          </table:table-cell>
          <table:table-cell table:formula="of:=MOD([.$H$1]*[.A334];[.$K$1])" office:value-type="float" office:value="231">
            <text:p/>
          </table:table-cell>
          <table:table-cell table:formula="of:=IF([.D334]=[.$H$1];&quot;TRUE&quot;;&quot;&quot;)">
            <text:p/>
          </table:table-cell>
          <table:table-cell table:formula="of:=CONCATENATE(IF([.E334]=&quot;TRUE&quot;;[$Feuille2.$A$14];&quot;&quot;);[.C334];IF([.E335]&lt;&gt;&quot;TRUE&quot;;&quot;, &quot;;&quot;&quot;))" office:value-type="string" office:string-value="(SELECT TIMESTAMP_TO_SEC(TIMESTAMP(&quot;2013-0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6&quot; GROUP EACH BY repository_created_at)), ">
            <text:p>(SELECT TIMESTAMP_TO_SEC(TIMESTAMP("2013-0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4">
            <text:p>334</text:p>
          </table:table-cell>
          <table:table-cell table:style-name="ce1" office:value-type="string">
            <text:p>2013-02-07</text:p>
          </table:table-cell>
          <table:table-cell table:formula="of:=CONCATENATE([$Feuille2.$A$1];[.B335];[$Feuille2.$A$2];[$Feuille2.$A$3];[$Feuille2.$A$4];[.B335];[$Feuille2.$A$5];[$Feuille2.$A$6])" office:value-type="string" office:string-value="(SELECT TIMESTAMP_TO_SEC(TIMESTAMP(&quot;2013-0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7&quot; GROUP EACH BY repository_created_at))">
            <text:p>(SELECT TIMESTAMP_TO_SEC(TIMESTAMP("2013-0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7" GROUP EACH BY repository_created_at))</text:p>
          </table:table-cell>
          <table:table-cell table:formula="of:=MOD([.$H$1]*[.A335];[.$K$1])" office:value-type="float" office:value="238">
            <text:p/>
          </table:table-cell>
          <table:table-cell table:formula="of:=IF([.D335]=[.$H$1];&quot;TRUE&quot;;&quot;&quot;)">
            <text:p/>
          </table:table-cell>
          <table:table-cell table:formula="of:=CONCATENATE(IF([.E335]=&quot;TRUE&quot;;[$Feuille2.$A$14];&quot;&quot;);[.C335];IF([.E336]&lt;&gt;&quot;TRUE&quot;;&quot;, &quot;;&quot;&quot;))" office:value-type="string" office:string-value="(SELECT TIMESTAMP_TO_SEC(TIMESTAMP(&quot;2013-0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7&quot; GROUP EACH BY repository_created_at)), ">
            <text:p>(SELECT TIMESTAMP_TO_SEC(TIMESTAMP("2013-0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5">
            <text:p>335</text:p>
          </table:table-cell>
          <table:table-cell table:style-name="ce1" office:value-type="string">
            <text:p>2013-02-08</text:p>
          </table:table-cell>
          <table:table-cell table:formula="of:=CONCATENATE([$Feuille2.$A$1];[.B336];[$Feuille2.$A$2];[$Feuille2.$A$3];[$Feuille2.$A$4];[.B336];[$Feuille2.$A$5];[$Feuille2.$A$6])" office:value-type="string" office:string-value="(SELECT TIMESTAMP_TO_SEC(TIMESTAMP(&quot;2013-0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8&quot; GROUP EACH BY repository_created_at))">
            <text:p>(SELECT TIMESTAMP_TO_SEC(TIMESTAMP("2013-0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8" GROUP EACH BY repository_created_at))</text:p>
          </table:table-cell>
          <table:table-cell table:formula="of:=MOD([.$H$1]*[.A336];[.$K$1])" office:value-type="float" office:value="245">
            <text:p/>
          </table:table-cell>
          <table:table-cell table:formula="of:=IF([.D336]=[.$H$1];&quot;TRUE&quot;;&quot;&quot;)">
            <text:p/>
          </table:table-cell>
          <table:table-cell table:formula="of:=CONCATENATE(IF([.E336]=&quot;TRUE&quot;;[$Feuille2.$A$14];&quot;&quot;);[.C336];IF([.E337]&lt;&gt;&quot;TRUE&quot;;&quot;, &quot;;&quot;&quot;))" office:value-type="string" office:string-value="(SELECT TIMESTAMP_TO_SEC(TIMESTAMP(&quot;2013-0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8&quot; GROUP EACH BY repository_created_at)), ">
            <text:p>(SELECT TIMESTAMP_TO_SEC(TIMESTAMP("2013-0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6">
            <text:p>336</text:p>
          </table:table-cell>
          <table:table-cell table:style-name="ce1" office:value-type="string">
            <text:p>2013-02-09</text:p>
          </table:table-cell>
          <table:table-cell table:formula="of:=CONCATENATE([$Feuille2.$A$1];[.B337];[$Feuille2.$A$2];[$Feuille2.$A$3];[$Feuille2.$A$4];[.B337];[$Feuille2.$A$5];[$Feuille2.$A$6])" office:value-type="string" office:string-value="(SELECT TIMESTAMP_TO_SEC(TIMESTAMP(&quot;2013-0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9&quot; GROUP EACH BY repository_created_at))">
            <text:p>(SELECT TIMESTAMP_TO_SEC(TIMESTAMP("2013-0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9" GROUP EACH BY repository_created_at))</text:p>
          </table:table-cell>
          <table:table-cell table:formula="of:=MOD([.$H$1]*[.A337];[.$K$1])" office:value-type="float" office:value="252">
            <text:p/>
          </table:table-cell>
          <table:table-cell table:formula="of:=IF([.D337]=[.$H$1];&quot;TRUE&quot;;&quot;&quot;)">
            <text:p/>
          </table:table-cell>
          <table:table-cell table:formula="of:=CONCATENATE(IF([.E337]=&quot;TRUE&quot;;[$Feuille2.$A$14];&quot;&quot;);[.C337];IF([.E338]&lt;&gt;&quot;TRUE&quot;;&quot;, &quot;;&quot;&quot;))" office:value-type="string" office:string-value="(SELECT TIMESTAMP_TO_SEC(TIMESTAMP(&quot;2013-0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09&quot; GROUP EACH BY repository_created_at)), ">
            <text:p>(SELECT TIMESTAMP_TO_SEC(TIMESTAMP("2013-0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7">
            <text:p>337</text:p>
          </table:table-cell>
          <table:table-cell table:style-name="ce1" office:value-type="string">
            <text:p>2013-02-10</text:p>
          </table:table-cell>
          <table:table-cell table:formula="of:=CONCATENATE([$Feuille2.$A$1];[.B338];[$Feuille2.$A$2];[$Feuille2.$A$3];[$Feuille2.$A$4];[.B338];[$Feuille2.$A$5];[$Feuille2.$A$6])" office:value-type="string" office:string-value="(SELECT TIMESTAMP_TO_SEC(TIMESTAMP(&quot;2013-0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0&quot; GROUP EACH BY repository_created_at))">
            <text:p>(SELECT TIMESTAMP_TO_SEC(TIMESTAMP("2013-0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0" GROUP EACH BY repository_created_at))</text:p>
          </table:table-cell>
          <table:table-cell table:formula="of:=MOD([.$H$1]*[.A338];[.$K$1])" office:value-type="float" office:value="259">
            <text:p/>
          </table:table-cell>
          <table:table-cell table:formula="of:=IF([.D338]=[.$H$1];&quot;TRUE&quot;;&quot;&quot;)">
            <text:p/>
          </table:table-cell>
          <table:table-cell table:formula="of:=CONCATENATE(IF([.E338]=&quot;TRUE&quot;;[$Feuille2.$A$14];&quot;&quot;);[.C338];IF([.E339]&lt;&gt;&quot;TRUE&quot;;&quot;, &quot;;&quot;&quot;))" office:value-type="string" office:string-value="(SELECT TIMESTAMP_TO_SEC(TIMESTAMP(&quot;2013-0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0&quot; GROUP EACH BY repository_created_at)), ">
            <text:p>(SELECT TIMESTAMP_TO_SEC(TIMESTAMP("2013-0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8">
            <text:p>338</text:p>
          </table:table-cell>
          <table:table-cell table:style-name="ce1" office:value-type="string">
            <text:p>2013-02-11</text:p>
          </table:table-cell>
          <table:table-cell table:formula="of:=CONCATENATE([$Feuille2.$A$1];[.B339];[$Feuille2.$A$2];[$Feuille2.$A$3];[$Feuille2.$A$4];[.B339];[$Feuille2.$A$5];[$Feuille2.$A$6])" office:value-type="string" office:string-value="(SELECT TIMESTAMP_TO_SEC(TIMESTAMP(&quot;2013-0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1&quot; GROUP EACH BY repository_created_at))">
            <text:p>(SELECT TIMESTAMP_TO_SEC(TIMESTAMP("2013-0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1" GROUP EACH BY repository_created_at))</text:p>
          </table:table-cell>
          <table:table-cell table:formula="of:=MOD([.$H$1]*[.A339];[.$K$1])" office:value-type="float" office:value="266">
            <text:p/>
          </table:table-cell>
          <table:table-cell table:formula="of:=IF([.D339]=[.$H$1];&quot;TRUE&quot;;&quot;&quot;)">
            <text:p/>
          </table:table-cell>
          <table:table-cell table:formula="of:=CONCATENATE(IF([.E339]=&quot;TRUE&quot;;[$Feuille2.$A$14];&quot;&quot;);[.C339];IF([.E340]&lt;&gt;&quot;TRUE&quot;;&quot;, &quot;;&quot;&quot;))" office:value-type="string" office:string-value="(SELECT TIMESTAMP_TO_SEC(TIMESTAMP(&quot;2013-0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1&quot; GROUP EACH BY repository_created_at)), ">
            <text:p>(SELECT TIMESTAMP_TO_SEC(TIMESTAMP("2013-0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39">
            <text:p>339</text:p>
          </table:table-cell>
          <table:table-cell table:style-name="ce1" office:value-type="string">
            <text:p>2013-02-12</text:p>
          </table:table-cell>
          <table:table-cell table:formula="of:=CONCATENATE([$Feuille2.$A$1];[.B340];[$Feuille2.$A$2];[$Feuille2.$A$3];[$Feuille2.$A$4];[.B340];[$Feuille2.$A$5];[$Feuille2.$A$6])" office:value-type="string" office:string-value="(SELECT TIMESTAMP_TO_SEC(TIMESTAMP(&quot;2013-0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2&quot; GROUP EACH BY repository_created_at))">
            <text:p>(SELECT TIMESTAMP_TO_SEC(TIMESTAMP("2013-0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2" GROUP EACH BY repository_created_at))</text:p>
          </table:table-cell>
          <table:table-cell table:formula="of:=MOD([.$H$1]*[.A340];[.$K$1])" office:value-type="float" office:value="273">
            <text:p/>
          </table:table-cell>
          <table:table-cell table:formula="of:=IF([.D340]=[.$H$1];&quot;TRUE&quot;;&quot;&quot;)">
            <text:p/>
          </table:table-cell>
          <table:table-cell table:formula="of:=CONCATENATE(IF([.E340]=&quot;TRUE&quot;;[$Feuille2.$A$14];&quot;&quot;);[.C340];IF([.E341]&lt;&gt;&quot;TRUE&quot;;&quot;, &quot;;&quot;&quot;))" office:value-type="string" office:string-value="(SELECT TIMESTAMP_TO_SEC(TIMESTAMP(&quot;2013-0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2&quot; GROUP EACH BY repository_created_at)), ">
            <text:p>(SELECT TIMESTAMP_TO_SEC(TIMESTAMP("2013-0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string">
            <text:p>2013-02-13</text:p>
          </table:table-cell>
          <table:table-cell table:formula="of:=CONCATENATE([$Feuille2.$A$1];[.B341];[$Feuille2.$A$2];[$Feuille2.$A$3];[$Feuille2.$A$4];[.B341];[$Feuille2.$A$5];[$Feuille2.$A$6])" office:value-type="string" office:string-value="(SELECT TIMESTAMP_TO_SEC(TIMESTAMP(&quot;2013-0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3&quot; GROUP EACH BY repository_created_at))">
            <text:p>(SELECT TIMESTAMP_TO_SEC(TIMESTAMP("2013-0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3" GROUP EACH BY repository_created_at))</text:p>
          </table:table-cell>
          <table:table-cell table:formula="of:=MOD([.$H$1]*[.A341];[.$K$1])" office:value-type="float" office:value="280">
            <text:p/>
          </table:table-cell>
          <table:table-cell table:formula="of:=IF([.D341]=[.$H$1];&quot;TRUE&quot;;&quot;&quot;)">
            <text:p/>
          </table:table-cell>
          <table:table-cell table:formula="of:=CONCATENATE(IF([.E341]=&quot;TRUE&quot;;[$Feuille2.$A$14];&quot;&quot;);[.C341];IF([.E342]&lt;&gt;&quot;TRUE&quot;;&quot;, &quot;;&quot;&quot;))" office:value-type="string" office:string-value="(SELECT TIMESTAMP_TO_SEC(TIMESTAMP(&quot;2013-0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3&quot; GROUP EACH BY repository_created_at)), ">
            <text:p>(SELECT TIMESTAMP_TO_SEC(TIMESTAMP("2013-0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1">
            <text:p>341</text:p>
          </table:table-cell>
          <table:table-cell table:style-name="ce1" office:value-type="string">
            <text:p>2013-02-14</text:p>
          </table:table-cell>
          <table:table-cell table:formula="of:=CONCATENATE([$Feuille2.$A$1];[.B342];[$Feuille2.$A$2];[$Feuille2.$A$3];[$Feuille2.$A$4];[.B342];[$Feuille2.$A$5];[$Feuille2.$A$6])" office:value-type="string" office:string-value="(SELECT TIMESTAMP_TO_SEC(TIMESTAMP(&quot;2013-0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4&quot; GROUP EACH BY repository_created_at))">
            <text:p>(SELECT TIMESTAMP_TO_SEC(TIMESTAMP("2013-0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4" GROUP EACH BY repository_created_at))</text:p>
          </table:table-cell>
          <table:table-cell table:formula="of:=MOD([.$H$1]*[.A342];[.$K$1])" office:value-type="float" office:value="287">
            <text:p/>
          </table:table-cell>
          <table:table-cell table:formula="of:=IF([.D342]=[.$H$1];&quot;TRUE&quot;;&quot;&quot;)">
            <text:p/>
          </table:table-cell>
          <table:table-cell table:formula="of:=CONCATENATE(IF([.E342]=&quot;TRUE&quot;;[$Feuille2.$A$14];&quot;&quot;);[.C342];IF([.E343]&lt;&gt;&quot;TRUE&quot;;&quot;, &quot;;&quot;&quot;))" office:value-type="string" office:string-value="(SELECT TIMESTAMP_TO_SEC(TIMESTAMP(&quot;2013-0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4&quot; GROUP EACH BY repository_created_at)), ">
            <text:p>(SELECT TIMESTAMP_TO_SEC(TIMESTAMP("2013-0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2">
            <text:p>342</text:p>
          </table:table-cell>
          <table:table-cell table:style-name="ce1" office:value-type="string">
            <text:p>2013-02-15</text:p>
          </table:table-cell>
          <table:table-cell table:formula="of:=CONCATENATE([$Feuille2.$A$1];[.B343];[$Feuille2.$A$2];[$Feuille2.$A$3];[$Feuille2.$A$4];[.B343];[$Feuille2.$A$5];[$Feuille2.$A$6])" office:value-type="string" office:string-value="(SELECT TIMESTAMP_TO_SEC(TIMESTAMP(&quot;2013-0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5&quot; GROUP EACH BY repository_created_at))">
            <text:p>(SELECT TIMESTAMP_TO_SEC(TIMESTAMP("2013-0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5" GROUP EACH BY repository_created_at))</text:p>
          </table:table-cell>
          <table:table-cell table:formula="of:=MOD([.$H$1]*[.A343];[.$K$1])" office:value-type="float" office:value="294">
            <text:p/>
          </table:table-cell>
          <table:table-cell table:formula="of:=IF([.D343]=[.$H$1];&quot;TRUE&quot;;&quot;&quot;)">
            <text:p/>
          </table:table-cell>
          <table:table-cell table:formula="of:=CONCATENATE(IF([.E343]=&quot;TRUE&quot;;[$Feuille2.$A$14];&quot;&quot;);[.C343];IF([.E344]&lt;&gt;&quot;TRUE&quot;;&quot;, &quot;;&quot;&quot;))" office:value-type="string" office:string-value="(SELECT TIMESTAMP_TO_SEC(TIMESTAMP(&quot;2013-0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5&quot; GROUP EACH BY repository_created_at)), ">
            <text:p>(SELECT TIMESTAMP_TO_SEC(TIMESTAMP("2013-0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3">
            <text:p>343</text:p>
          </table:table-cell>
          <table:table-cell table:style-name="ce1" office:value-type="string">
            <text:p>2013-02-16</text:p>
          </table:table-cell>
          <table:table-cell table:formula="of:=CONCATENATE([$Feuille2.$A$1];[.B344];[$Feuille2.$A$2];[$Feuille2.$A$3];[$Feuille2.$A$4];[.B344];[$Feuille2.$A$5];[$Feuille2.$A$6])" office:value-type="string" office:string-value="(SELECT TIMESTAMP_TO_SEC(TIMESTAMP(&quot;2013-0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6&quot; GROUP EACH BY repository_created_at))">
            <text:p>(SELECT TIMESTAMP_TO_SEC(TIMESTAMP("2013-0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6" GROUP EACH BY repository_created_at))</text:p>
          </table:table-cell>
          <table:table-cell table:formula="of:=MOD([.$H$1]*[.A344];[.$K$1])" office:value-type="float" office:value="301">
            <text:p/>
          </table:table-cell>
          <table:table-cell table:formula="of:=IF([.D344]=[.$H$1];&quot;TRUE&quot;;&quot;&quot;)">
            <text:p/>
          </table:table-cell>
          <table:table-cell table:formula="of:=CONCATENATE(IF([.E344]=&quot;TRUE&quot;;[$Feuille2.$A$14];&quot;&quot;);[.C344];IF([.E345]&lt;&gt;&quot;TRUE&quot;;&quot;, &quot;;&quot;&quot;))" office:value-type="string" office:string-value="(SELECT TIMESTAMP_TO_SEC(TIMESTAMP(&quot;2013-0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6&quot; GROUP EACH BY repository_created_at)), ">
            <text:p>(SELECT TIMESTAMP_TO_SEC(TIMESTAMP("2013-0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4">
            <text:p>344</text:p>
          </table:table-cell>
          <table:table-cell table:style-name="ce1" office:value-type="string">
            <text:p>2013-02-17</text:p>
          </table:table-cell>
          <table:table-cell table:formula="of:=CONCATENATE([$Feuille2.$A$1];[.B345];[$Feuille2.$A$2];[$Feuille2.$A$3];[$Feuille2.$A$4];[.B345];[$Feuille2.$A$5];[$Feuille2.$A$6])" office:value-type="string" office:string-value="(SELECT TIMESTAMP_TO_SEC(TIMESTAMP(&quot;2013-0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7&quot; GROUP EACH BY repository_created_at))">
            <text:p>(SELECT TIMESTAMP_TO_SEC(TIMESTAMP("2013-0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7" GROUP EACH BY repository_created_at))</text:p>
          </table:table-cell>
          <table:table-cell table:formula="of:=MOD([.$H$1]*[.A345];[.$K$1])" office:value-type="float" office:value="308">
            <text:p/>
          </table:table-cell>
          <table:table-cell table:formula="of:=IF([.D345]=[.$H$1];&quot;TRUE&quot;;&quot;&quot;)">
            <text:p/>
          </table:table-cell>
          <table:table-cell table:formula="of:=CONCATENATE(IF([.E345]=&quot;TRUE&quot;;[$Feuille2.$A$14];&quot;&quot;);[.C345];IF([.E346]&lt;&gt;&quot;TRUE&quot;;&quot;, &quot;;&quot;&quot;))" office:value-type="string" office:string-value="(SELECT TIMESTAMP_TO_SEC(TIMESTAMP(&quot;2013-0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7&quot; GROUP EACH BY repository_created_at)), ">
            <text:p>(SELECT TIMESTAMP_TO_SEC(TIMESTAMP("2013-0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5">
            <text:p>345</text:p>
          </table:table-cell>
          <table:table-cell table:style-name="ce1" office:value-type="string">
            <text:p>2013-02-18</text:p>
          </table:table-cell>
          <table:table-cell table:formula="of:=CONCATENATE([$Feuille2.$A$1];[.B346];[$Feuille2.$A$2];[$Feuille2.$A$3];[$Feuille2.$A$4];[.B346];[$Feuille2.$A$5];[$Feuille2.$A$6])" office:value-type="string" office:string-value="(SELECT TIMESTAMP_TO_SEC(TIMESTAMP(&quot;2013-0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8&quot; GROUP EACH BY repository_created_at))">
            <text:p>(SELECT TIMESTAMP_TO_SEC(TIMESTAMP("2013-0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8" GROUP EACH BY repository_created_at))</text:p>
          </table:table-cell>
          <table:table-cell table:formula="of:=MOD([.$H$1]*[.A346];[.$K$1])" office:value-type="float" office:value="315">
            <text:p/>
          </table:table-cell>
          <table:table-cell table:formula="of:=IF([.D346]=[.$H$1];&quot;TRUE&quot;;&quot;&quot;)">
            <text:p/>
          </table:table-cell>
          <table:table-cell table:formula="of:=CONCATENATE(IF([.E346]=&quot;TRUE&quot;;[$Feuille2.$A$14];&quot;&quot;);[.C346];IF([.E347]&lt;&gt;&quot;TRUE&quot;;&quot;, &quot;;&quot;&quot;))" office:value-type="string" office:string-value="(SELECT TIMESTAMP_TO_SEC(TIMESTAMP(&quot;2013-0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8&quot; GROUP EACH BY repository_created_at)), ">
            <text:p>(SELECT TIMESTAMP_TO_SEC(TIMESTAMP("2013-0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6">
            <text:p>346</text:p>
          </table:table-cell>
          <table:table-cell table:style-name="ce1" office:value-type="string">
            <text:p>2013-02-19</text:p>
          </table:table-cell>
          <table:table-cell table:formula="of:=CONCATENATE([$Feuille2.$A$1];[.B347];[$Feuille2.$A$2];[$Feuille2.$A$3];[$Feuille2.$A$4];[.B347];[$Feuille2.$A$5];[$Feuille2.$A$6])" office:value-type="string" office:string-value="(SELECT TIMESTAMP_TO_SEC(TIMESTAMP(&quot;2013-0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9&quot; GROUP EACH BY repository_created_at))">
            <text:p>(SELECT TIMESTAMP_TO_SEC(TIMESTAMP("2013-0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9" GROUP EACH BY repository_created_at))</text:p>
          </table:table-cell>
          <table:table-cell table:formula="of:=MOD([.$H$1]*[.A347];[.$K$1])" office:value-type="float" office:value="322">
            <text:p/>
          </table:table-cell>
          <table:table-cell table:formula="of:=IF([.D347]=[.$H$1];&quot;TRUE&quot;;&quot;&quot;)">
            <text:p/>
          </table:table-cell>
          <table:table-cell table:formula="of:=CONCATENATE(IF([.E347]=&quot;TRUE&quot;;[$Feuille2.$A$14];&quot;&quot;);[.C347];IF([.E348]&lt;&gt;&quot;TRUE&quot;;&quot;, &quot;;&quot;&quot;))" office:value-type="string" office:string-value="(SELECT TIMESTAMP_TO_SEC(TIMESTAMP(&quot;2013-0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19&quot; GROUP EACH BY repository_created_at)), ">
            <text:p>(SELECT TIMESTAMP_TO_SEC(TIMESTAMP("2013-0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7">
            <text:p>347</text:p>
          </table:table-cell>
          <table:table-cell table:style-name="ce1" office:value-type="string">
            <text:p>2013-02-20</text:p>
          </table:table-cell>
          <table:table-cell table:formula="of:=CONCATENATE([$Feuille2.$A$1];[.B348];[$Feuille2.$A$2];[$Feuille2.$A$3];[$Feuille2.$A$4];[.B348];[$Feuille2.$A$5];[$Feuille2.$A$6])" office:value-type="string" office:string-value="(SELECT TIMESTAMP_TO_SEC(TIMESTAMP(&quot;2013-0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0&quot; GROUP EACH BY repository_created_at))">
            <text:p>(SELECT TIMESTAMP_TO_SEC(TIMESTAMP("2013-0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0" GROUP EACH BY repository_created_at))</text:p>
          </table:table-cell>
          <table:table-cell table:formula="of:=MOD([.$H$1]*[.A348];[.$K$1])" office:value-type="float" office:value="329">
            <text:p/>
          </table:table-cell>
          <table:table-cell table:formula="of:=IF([.D348]=[.$H$1];&quot;TRUE&quot;;&quot;&quot;)">
            <text:p/>
          </table:table-cell>
          <table:table-cell table:formula="of:=CONCATENATE(IF([.E348]=&quot;TRUE&quot;;[$Feuille2.$A$14];&quot;&quot;);[.C348];IF([.E349]&lt;&gt;&quot;TRUE&quot;;&quot;, &quot;;&quot;&quot;))" office:value-type="string" office:string-value="(SELECT TIMESTAMP_TO_SEC(TIMESTAMP(&quot;2013-0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0&quot; GROUP EACH BY repository_created_at)), ">
            <text:p>(SELECT TIMESTAMP_TO_SEC(TIMESTAMP("2013-0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8">
            <text:p>348</text:p>
          </table:table-cell>
          <table:table-cell table:style-name="ce1" office:value-type="string">
            <text:p>2013-02-21</text:p>
          </table:table-cell>
          <table:table-cell table:formula="of:=CONCATENATE([$Feuille2.$A$1];[.B349];[$Feuille2.$A$2];[$Feuille2.$A$3];[$Feuille2.$A$4];[.B349];[$Feuille2.$A$5];[$Feuille2.$A$6])" office:value-type="string" office:string-value="(SELECT TIMESTAMP_TO_SEC(TIMESTAMP(&quot;2013-0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1&quot; GROUP EACH BY repository_created_at))">
            <text:p>(SELECT TIMESTAMP_TO_SEC(TIMESTAMP("2013-0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1" GROUP EACH BY repository_created_at))</text:p>
          </table:table-cell>
          <table:table-cell table:formula="of:=MOD([.$H$1]*[.A349];[.$K$1])" office:value-type="float" office:value="336">
            <text:p/>
          </table:table-cell>
          <table:table-cell table:formula="of:=IF([.D349]=[.$H$1];&quot;TRUE&quot;;&quot;&quot;)">
            <text:p/>
          </table:table-cell>
          <table:table-cell table:formula="of:=CONCATENATE(IF([.E349]=&quot;TRUE&quot;;[$Feuille2.$A$14];&quot;&quot;);[.C349];IF([.E350]&lt;&gt;&quot;TRUE&quot;;&quot;, &quot;;&quot;&quot;))" office:value-type="string" office:string-value="(SELECT TIMESTAMP_TO_SEC(TIMESTAMP(&quot;2013-0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1&quot; GROUP EACH BY repository_created_at)), ">
            <text:p>(SELECT TIMESTAMP_TO_SEC(TIMESTAMP("2013-0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49">
            <text:p>349</text:p>
          </table:table-cell>
          <table:table-cell table:style-name="ce1" office:value-type="string">
            <text:p>2013-02-22</text:p>
          </table:table-cell>
          <table:table-cell table:formula="of:=CONCATENATE([$Feuille2.$A$1];[.B350];[$Feuille2.$A$2];[$Feuille2.$A$3];[$Feuille2.$A$4];[.B350];[$Feuille2.$A$5];[$Feuille2.$A$6])" office:value-type="string" office:string-value="(SELECT TIMESTAMP_TO_SEC(TIMESTAMP(&quot;2013-0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2&quot; GROUP EACH BY repository_created_at))">
            <text:p>(SELECT TIMESTAMP_TO_SEC(TIMESTAMP("2013-0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2" GROUP EACH BY repository_created_at))</text:p>
          </table:table-cell>
          <table:table-cell table:formula="of:=MOD([.$H$1]*[.A350];[.$K$1])" office:value-type="float" office:value="343">
            <text:p/>
          </table:table-cell>
          <table:table-cell table:formula="of:=IF([.D350]=[.$H$1];&quot;TRUE&quot;;&quot;&quot;)">
            <text:p/>
          </table:table-cell>
          <table:table-cell table:formula="of:=CONCATENATE(IF([.E350]=&quot;TRUE&quot;;[$Feuille2.$A$14];&quot;&quot;);[.C350];IF([.E351]&lt;&gt;&quot;TRUE&quot;;&quot;, &quot;;&quot;&quot;))" office:value-type="string" office:string-value="(SELECT TIMESTAMP_TO_SEC(TIMESTAMP(&quot;2013-0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2&quot; GROUP EACH BY repository_created_at)), ">
            <text:p>(SELECT TIMESTAMP_TO_SEC(TIMESTAMP("2013-0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0">
            <text:p>350</text:p>
          </table:table-cell>
          <table:table-cell table:style-name="ce1" office:value-type="string">
            <text:p>2013-02-23</text:p>
          </table:table-cell>
          <table:table-cell table:formula="of:=CONCATENATE([$Feuille2.$A$1];[.B351];[$Feuille2.$A$2];[$Feuille2.$A$3];[$Feuille2.$A$4];[.B351];[$Feuille2.$A$5];[$Feuille2.$A$6])" office:value-type="string" office:string-value="(SELECT TIMESTAMP_TO_SEC(TIMESTAMP(&quot;2013-0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3&quot; GROUP EACH BY repository_created_at))">
            <text:p>(SELECT TIMESTAMP_TO_SEC(TIMESTAMP("2013-0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3" GROUP EACH BY repository_created_at))</text:p>
          </table:table-cell>
          <table:table-cell table:formula="of:=MOD([.$H$1]*[.A351];[.$K$1])" office:value-type="float" office:value="350">
            <text:p/>
          </table:table-cell>
          <table:table-cell table:formula="of:=IF([.D351]=[.$H$1];&quot;TRUE&quot;;&quot;&quot;)">
            <text:p/>
          </table:table-cell>
          <table:table-cell table:formula="of:=CONCATENATE(IF([.E351]=&quot;TRUE&quot;;[$Feuille2.$A$14];&quot;&quot;);[.C351];IF([.E352]&lt;&gt;&quot;TRUE&quot;;&quot;, &quot;;&quot;&quot;))" office:value-type="string" office:string-value="(SELECT TIMESTAMP_TO_SEC(TIMESTAMP(&quot;2013-0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3&quot; GROUP EACH BY repository_created_at)), ">
            <text:p>(SELECT TIMESTAMP_TO_SEC(TIMESTAMP("2013-0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1">
            <text:p>351</text:p>
          </table:table-cell>
          <table:table-cell table:style-name="ce1" office:value-type="string">
            <text:p>2013-02-24</text:p>
          </table:table-cell>
          <table:table-cell table:formula="of:=CONCATENATE([$Feuille2.$A$1];[.B352];[$Feuille2.$A$2];[$Feuille2.$A$3];[$Feuille2.$A$4];[.B352];[$Feuille2.$A$5];[$Feuille2.$A$6])" office:value-type="string" office:string-value="(SELECT TIMESTAMP_TO_SEC(TIMESTAMP(&quot;2013-0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4&quot; GROUP EACH BY repository_created_at))">
            <text:p>(SELECT TIMESTAMP_TO_SEC(TIMESTAMP("2013-0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4" GROUP EACH BY repository_created_at))</text:p>
          </table:table-cell>
          <table:table-cell table:formula="of:=MOD([.$H$1]*[.A352];[.$K$1])" office:value-type="float" office:value="357">
            <text:p/>
          </table:table-cell>
          <table:table-cell table:formula="of:=IF([.D352]=[.$H$1];&quot;TRUE&quot;;&quot;&quot;)">
            <text:p/>
          </table:table-cell>
          <table:table-cell table:formula="of:=CONCATENATE(IF([.E352]=&quot;TRUE&quot;;[$Feuille2.$A$14];&quot;&quot;);[.C352];IF([.E353]&lt;&gt;&quot;TRUE&quot;;&quot;, &quot;;&quot;&quot;))" office:value-type="string" office:string-value="(SELECT TIMESTAMP_TO_SEC(TIMESTAMP(&quot;2013-0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4&quot; GROUP EACH BY repository_created_at)), ">
            <text:p>(SELECT TIMESTAMP_TO_SEC(TIMESTAMP("2013-0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2">
            <text:p>352</text:p>
          </table:table-cell>
          <table:table-cell table:style-name="ce1" office:value-type="string">
            <text:p>2013-02-25</text:p>
          </table:table-cell>
          <table:table-cell table:formula="of:=CONCATENATE([$Feuille2.$A$1];[.B353];[$Feuille2.$A$2];[$Feuille2.$A$3];[$Feuille2.$A$4];[.B353];[$Feuille2.$A$5];[$Feuille2.$A$6])" office:value-type="string" office:string-value="(SELECT TIMESTAMP_TO_SEC(TIMESTAMP(&quot;2013-0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5&quot; GROUP EACH BY repository_created_at))">
            <text:p>(SELECT TIMESTAMP_TO_SEC(TIMESTAMP("2013-0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5" GROUP EACH BY repository_created_at))</text:p>
          </table:table-cell>
          <table:table-cell table:formula="of:=MOD([.$H$1]*[.A353];[.$K$1])" office:value-type="float" office:value="364">
            <text:p/>
          </table:table-cell>
          <table:table-cell table:formula="of:=IF([.D353]=[.$H$1];&quot;TRUE&quot;;&quot;&quot;)">
            <text:p/>
          </table:table-cell>
          <table:table-cell table:formula="of:=CONCATENATE(IF([.E353]=&quot;TRUE&quot;;[$Feuille2.$A$14];&quot;&quot;);[.C353];IF([.E354]&lt;&gt;&quot;TRUE&quot;;&quot;, &quot;;&quot;&quot;))" office:value-type="string" office:string-value="(SELECT TIMESTAMP_TO_SEC(TIMESTAMP(&quot;2013-0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5&quot; GROUP EACH BY repository_created_at)), ">
            <text:p>(SELECT TIMESTAMP_TO_SEC(TIMESTAMP("2013-0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3">
            <text:p>353</text:p>
          </table:table-cell>
          <table:table-cell table:style-name="ce1" office:value-type="string">
            <text:p>2013-02-26</text:p>
          </table:table-cell>
          <table:table-cell table:formula="of:=CONCATENATE([$Feuille2.$A$1];[.B354];[$Feuille2.$A$2];[$Feuille2.$A$3];[$Feuille2.$A$4];[.B354];[$Feuille2.$A$5];[$Feuille2.$A$6])" office:value-type="string" office:string-value="(SELECT TIMESTAMP_TO_SEC(TIMESTAMP(&quot;2013-0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6&quot; GROUP EACH BY repository_created_at))">
            <text:p>(SELECT TIMESTAMP_TO_SEC(TIMESTAMP("2013-0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6" GROUP EACH BY repository_created_at))</text:p>
          </table:table-cell>
          <table:table-cell table:formula="of:=MOD([.$H$1]*[.A354];[.$K$1])" office:value-type="float" office:value="371">
            <text:p/>
          </table:table-cell>
          <table:table-cell table:formula="of:=IF([.D354]=[.$H$1];&quot;TRUE&quot;;&quot;&quot;)">
            <text:p/>
          </table:table-cell>
          <table:table-cell table:formula="of:=CONCATENATE(IF([.E354]=&quot;TRUE&quot;;[$Feuille2.$A$14];&quot;&quot;);[.C354];IF([.E355]&lt;&gt;&quot;TRUE&quot;;&quot;, &quot;;&quot;&quot;))" office:value-type="string" office:string-value="(SELECT TIMESTAMP_TO_SEC(TIMESTAMP(&quot;2013-0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6&quot; GROUP EACH BY repository_created_at)), ">
            <text:p>(SELECT TIMESTAMP_TO_SEC(TIMESTAMP("2013-0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4">
            <text:p>354</text:p>
          </table:table-cell>
          <table:table-cell table:style-name="ce1" office:value-type="string">
            <text:p>2013-02-27</text:p>
          </table:table-cell>
          <table:table-cell table:formula="of:=CONCATENATE([$Feuille2.$A$1];[.B355];[$Feuille2.$A$2];[$Feuille2.$A$3];[$Feuille2.$A$4];[.B355];[$Feuille2.$A$5];[$Feuille2.$A$6])" office:value-type="string" office:string-value="(SELECT TIMESTAMP_TO_SEC(TIMESTAMP(&quot;2013-0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7&quot; GROUP EACH BY repository_created_at))">
            <text:p>(SELECT TIMESTAMP_TO_SEC(TIMESTAMP("2013-0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7" GROUP EACH BY repository_created_at))</text:p>
          </table:table-cell>
          <table:table-cell table:formula="of:=MOD([.$H$1]*[.A355];[.$K$1])" office:value-type="float" office:value="378">
            <text:p/>
          </table:table-cell>
          <table:table-cell table:formula="of:=IF([.D355]=[.$H$1];&quot;TRUE&quot;;&quot;&quot;)">
            <text:p/>
          </table:table-cell>
          <table:table-cell table:formula="of:=CONCATENATE(IF([.E355]=&quot;TRUE&quot;;[$Feuille2.$A$14];&quot;&quot;);[.C355];IF([.E356]&lt;&gt;&quot;TRUE&quot;;&quot;, &quot;;&quot;&quot;))" office:value-type="string" office:string-value="(SELECT TIMESTAMP_TO_SEC(TIMESTAMP(&quot;2013-0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7&quot; GROUP EACH BY repository_created_at)), ">
            <text:p>(SELECT TIMESTAMP_TO_SEC(TIMESTAMP("2013-0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5">
            <text:p>355</text:p>
          </table:table-cell>
          <table:table-cell table:style-name="ce1" office:value-type="string">
            <text:p>2013-02-28</text:p>
          </table:table-cell>
          <table:table-cell table:formula="of:=CONCATENATE([$Feuille2.$A$1];[.B356];[$Feuille2.$A$2];[$Feuille2.$A$3];[$Feuille2.$A$4];[.B356];[$Feuille2.$A$5];[$Feuille2.$A$6])" office:value-type="string" office:string-value="(SELECT TIMESTAMP_TO_SEC(TIMESTAMP(&quot;2013-0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8&quot; GROUP EACH BY repository_created_at))">
            <text:p>(SELECT TIMESTAMP_TO_SEC(TIMESTAMP("2013-0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8" GROUP EACH BY repository_created_at))</text:p>
          </table:table-cell>
          <table:table-cell table:formula="of:=MOD([.$H$1]*[.A356];[.$K$1])" office:value-type="float" office:value="385">
            <text:p/>
          </table:table-cell>
          <table:table-cell table:formula="of:=IF([.D356]=[.$H$1];&quot;TRUE&quot;;&quot;&quot;)">
            <text:p/>
          </table:table-cell>
          <table:table-cell table:formula="of:=CONCATENATE(IF([.E356]=&quot;TRUE&quot;;[$Feuille2.$A$14];&quot;&quot;);[.C356];IF([.E357]&lt;&gt;&quot;TRUE&quot;;&quot;, &quot;;&quot;&quot;))" office:value-type="string" office:string-value="(SELECT TIMESTAMP_TO_SEC(TIMESTAMP(&quot;2013-0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2-28&quot; GROUP EACH BY repository_created_at)), ">
            <text:p>(SELECT TIMESTAMP_TO_SEC(TIMESTAMP("2013-0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2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6">
            <text:p>356</text:p>
          </table:table-cell>
          <table:table-cell table:style-name="ce1" office:value-type="string">
            <text:p>2013-03-01</text:p>
          </table:table-cell>
          <table:table-cell table:formula="of:=CONCATENATE([$Feuille2.$A$1];[.B357];[$Feuille2.$A$2];[$Feuille2.$A$3];[$Feuille2.$A$4];[.B357];[$Feuille2.$A$5];[$Feuille2.$A$6])" office:value-type="string" office:string-value="(SELECT TIMESTAMP_TO_SEC(TIMESTAMP(&quot;2013-03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1&quot; GROUP EACH BY repository_created_at))">
            <text:p>(SELECT TIMESTAMP_TO_SEC(TIMESTAMP("2013-03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1" GROUP EACH BY repository_created_at))</text:p>
          </table:table-cell>
          <table:table-cell table:formula="of:=MOD([.$H$1]*[.A357];[.$K$1])" office:value-type="float" office:value="392">
            <text:p/>
          </table:table-cell>
          <table:table-cell table:formula="of:=IF([.D357]=[.$H$1];&quot;TRUE&quot;;&quot;&quot;)">
            <text:p/>
          </table:table-cell>
          <table:table-cell table:formula="of:=CONCATENATE(IF([.E357]=&quot;TRUE&quot;;[$Feuille2.$A$14];&quot;&quot;);[.C357];IF([.E358]&lt;&gt;&quot;TRUE&quot;;&quot;, &quot;;&quot;&quot;))" office:value-type="string" office:string-value="(SELECT TIMESTAMP_TO_SEC(TIMESTAMP(&quot;2013-03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1&quot; GROUP EACH BY repository_created_at)), ">
            <text:p>(SELECT TIMESTAMP_TO_SEC(TIMESTAMP("2013-03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7">
            <text:p>357</text:p>
          </table:table-cell>
          <table:table-cell table:style-name="ce1" office:value-type="string">
            <text:p>2013-03-02</text:p>
          </table:table-cell>
          <table:table-cell table:formula="of:=CONCATENATE([$Feuille2.$A$1];[.B358];[$Feuille2.$A$2];[$Feuille2.$A$3];[$Feuille2.$A$4];[.B358];[$Feuille2.$A$5];[$Feuille2.$A$6])" office:value-type="string" office:string-value="(SELECT TIMESTAMP_TO_SEC(TIMESTAMP(&quot;2013-03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2&quot; GROUP EACH BY repository_created_at))">
            <text:p>(SELECT TIMESTAMP_TO_SEC(TIMESTAMP("2013-03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2" GROUP EACH BY repository_created_at))</text:p>
          </table:table-cell>
          <table:table-cell table:formula="of:=MOD([.$H$1]*[.A358];[.$K$1])" office:value-type="float" office:value="399">
            <text:p/>
          </table:table-cell>
          <table:table-cell table:formula="of:=IF([.D358]=[.$H$1];&quot;TRUE&quot;;&quot;&quot;)">
            <text:p/>
          </table:table-cell>
          <table:table-cell table:formula="of:=CONCATENATE(IF([.E358]=&quot;TRUE&quot;;[$Feuille2.$A$14];&quot;&quot;);[.C358];IF([.E359]&lt;&gt;&quot;TRUE&quot;;&quot;, &quot;;&quot;&quot;))" office:value-type="string" office:string-value="(SELECT TIMESTAMP_TO_SEC(TIMESTAMP(&quot;2013-03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2&quot; GROUP EACH BY repository_created_at)), ">
            <text:p>(SELECT TIMESTAMP_TO_SEC(TIMESTAMP("2013-03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8">
            <text:p>358</text:p>
          </table:table-cell>
          <table:table-cell table:style-name="ce1" office:value-type="string">
            <text:p>2013-03-03</text:p>
          </table:table-cell>
          <table:table-cell table:formula="of:=CONCATENATE([$Feuille2.$A$1];[.B359];[$Feuille2.$A$2];[$Feuille2.$A$3];[$Feuille2.$A$4];[.B359];[$Feuille2.$A$5];[$Feuille2.$A$6])" office:value-type="string" office:string-value="(SELECT TIMESTAMP_TO_SEC(TIMESTAMP(&quot;2013-03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3&quot; GROUP EACH BY repository_created_at))">
            <text:p>(SELECT TIMESTAMP_TO_SEC(TIMESTAMP("2013-03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3" GROUP EACH BY repository_created_at))</text:p>
          </table:table-cell>
          <table:table-cell table:formula="of:=MOD([.$H$1]*[.A359];[.$K$1])" office:value-type="float" office:value="406">
            <text:p/>
          </table:table-cell>
          <table:table-cell table:formula="of:=IF([.D359]=[.$H$1];&quot;TRUE&quot;;&quot;&quot;)">
            <text:p/>
          </table:table-cell>
          <table:table-cell table:formula="of:=CONCATENATE(IF([.E359]=&quot;TRUE&quot;;[$Feuille2.$A$14];&quot;&quot;);[.C359];IF([.E360]&lt;&gt;&quot;TRUE&quot;;&quot;, &quot;;&quot;&quot;))" office:value-type="string" office:string-value="(SELECT TIMESTAMP_TO_SEC(TIMESTAMP(&quot;2013-03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3&quot; GROUP EACH BY repository_created_at)), ">
            <text:p>(SELECT TIMESTAMP_TO_SEC(TIMESTAMP("2013-03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59">
            <text:p>359</text:p>
          </table:table-cell>
          <table:table-cell table:style-name="ce1" office:value-type="string">
            <text:p>2013-03-04</text:p>
          </table:table-cell>
          <table:table-cell table:formula="of:=CONCATENATE([$Feuille2.$A$1];[.B360];[$Feuille2.$A$2];[$Feuille2.$A$3];[$Feuille2.$A$4];[.B360];[$Feuille2.$A$5];[$Feuille2.$A$6])" office:value-type="string" office:string-value="(SELECT TIMESTAMP_TO_SEC(TIMESTAMP(&quot;2013-03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4&quot; GROUP EACH BY repository_created_at))">
            <text:p>(SELECT TIMESTAMP_TO_SEC(TIMESTAMP("2013-03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4" GROUP EACH BY repository_created_at))</text:p>
          </table:table-cell>
          <table:table-cell table:formula="of:=MOD([.$H$1]*[.A360];[.$K$1])" office:value-type="float" office:value="413">
            <text:p/>
          </table:table-cell>
          <table:table-cell table:formula="of:=IF([.D360]=[.$H$1];&quot;TRUE&quot;;&quot;&quot;)">
            <text:p/>
          </table:table-cell>
          <table:table-cell table:formula="of:=CONCATENATE(IF([.E360]=&quot;TRUE&quot;;[$Feuille2.$A$14];&quot;&quot;);[.C360];IF([.E361]&lt;&gt;&quot;TRUE&quot;;&quot;, &quot;;&quot;&quot;))" office:value-type="string" office:string-value="(SELECT TIMESTAMP_TO_SEC(TIMESTAMP(&quot;2013-03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4&quot; GROUP EACH BY repository_created_at)), ">
            <text:p>(SELECT TIMESTAMP_TO_SEC(TIMESTAMP("2013-03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string">
            <text:p>2013-03-05</text:p>
          </table:table-cell>
          <table:table-cell table:formula="of:=CONCATENATE([$Feuille2.$A$1];[.B361];[$Feuille2.$A$2];[$Feuille2.$A$3];[$Feuille2.$A$4];[.B361];[$Feuille2.$A$5];[$Feuille2.$A$6])" office:value-type="string" office:string-value="(SELECT TIMESTAMP_TO_SEC(TIMESTAMP(&quot;2013-03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5&quot; GROUP EACH BY repository_created_at))">
            <text:p>(SELECT TIMESTAMP_TO_SEC(TIMESTAMP("2013-03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5" GROUP EACH BY repository_created_at))</text:p>
          </table:table-cell>
          <table:table-cell table:formula="of:=MOD([.$H$1]*[.A361];[.$K$1])" office:value-type="float" office:value="420">
            <text:p/>
          </table:table-cell>
          <table:table-cell table:formula="of:=IF([.D361]=[.$H$1];&quot;TRUE&quot;;&quot;&quot;)">
            <text:p/>
          </table:table-cell>
          <table:table-cell table:formula="of:=CONCATENATE(IF([.E361]=&quot;TRUE&quot;;[$Feuille2.$A$14];&quot;&quot;);[.C361];IF([.E362]&lt;&gt;&quot;TRUE&quot;;&quot;, &quot;;&quot;&quot;))" office:value-type="string" office:string-value="(SELECT TIMESTAMP_TO_SEC(TIMESTAMP(&quot;2013-03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5&quot; GROUP EACH BY repository_created_at)), ">
            <text:p>(SELECT TIMESTAMP_TO_SEC(TIMESTAMP("2013-03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1">
            <text:p>361</text:p>
          </table:table-cell>
          <table:table-cell table:style-name="ce1" office:value-type="string">
            <text:p>2013-03-06</text:p>
          </table:table-cell>
          <table:table-cell table:formula="of:=CONCATENATE([$Feuille2.$A$1];[.B362];[$Feuille2.$A$2];[$Feuille2.$A$3];[$Feuille2.$A$4];[.B362];[$Feuille2.$A$5];[$Feuille2.$A$6])" office:value-type="string" office:string-value="(SELECT TIMESTAMP_TO_SEC(TIMESTAMP(&quot;2013-03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6&quot; GROUP EACH BY repository_created_at))">
            <text:p>(SELECT TIMESTAMP_TO_SEC(TIMESTAMP("2013-03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6" GROUP EACH BY repository_created_at))</text:p>
          </table:table-cell>
          <table:table-cell table:formula="of:=MOD([.$H$1]*[.A362];[.$K$1])" office:value-type="float" office:value="427">
            <text:p/>
          </table:table-cell>
          <table:table-cell table:formula="of:=IF([.D362]=[.$H$1];&quot;TRUE&quot;;&quot;&quot;)">
            <text:p/>
          </table:table-cell>
          <table:table-cell table:formula="of:=CONCATENATE(IF([.E362]=&quot;TRUE&quot;;[$Feuille2.$A$14];&quot;&quot;);[.C362];IF([.E363]&lt;&gt;&quot;TRUE&quot;;&quot;, &quot;;&quot;&quot;))" office:value-type="string" office:string-value="(SELECT TIMESTAMP_TO_SEC(TIMESTAMP(&quot;2013-03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6&quot; GROUP EACH BY repository_created_at)), ">
            <text:p>(SELECT TIMESTAMP_TO_SEC(TIMESTAMP("2013-03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2">
            <text:p>362</text:p>
          </table:table-cell>
          <table:table-cell table:style-name="ce1" office:value-type="string">
            <text:p>2013-03-07</text:p>
          </table:table-cell>
          <table:table-cell table:formula="of:=CONCATENATE([$Feuille2.$A$1];[.B363];[$Feuille2.$A$2];[$Feuille2.$A$3];[$Feuille2.$A$4];[.B363];[$Feuille2.$A$5];[$Feuille2.$A$6])" office:value-type="string" office:string-value="(SELECT TIMESTAMP_TO_SEC(TIMESTAMP(&quot;2013-03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7&quot; GROUP EACH BY repository_created_at))">
            <text:p>(SELECT TIMESTAMP_TO_SEC(TIMESTAMP("2013-03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7" GROUP EACH BY repository_created_at))</text:p>
          </table:table-cell>
          <table:table-cell table:formula="of:=MOD([.$H$1]*[.A363];[.$K$1])" office:value-type="float" office:value="434">
            <text:p/>
          </table:table-cell>
          <table:table-cell table:formula="of:=IF([.D363]=[.$H$1];&quot;TRUE&quot;;&quot;&quot;)">
            <text:p/>
          </table:table-cell>
          <table:table-cell table:formula="of:=CONCATENATE(IF([.E363]=&quot;TRUE&quot;;[$Feuille2.$A$14];&quot;&quot;);[.C363];IF([.E364]&lt;&gt;&quot;TRUE&quot;;&quot;, &quot;;&quot;&quot;))" office:value-type="string" office:string-value="(SELECT TIMESTAMP_TO_SEC(TIMESTAMP(&quot;2013-03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7&quot; GROUP EACH BY repository_created_at)), ">
            <text:p>(SELECT TIMESTAMP_TO_SEC(TIMESTAMP("2013-03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3">
            <text:p>363</text:p>
          </table:table-cell>
          <table:table-cell table:style-name="ce1" office:value-type="string">
            <text:p>2013-03-08</text:p>
          </table:table-cell>
          <table:table-cell table:formula="of:=CONCATENATE([$Feuille2.$A$1];[.B364];[$Feuille2.$A$2];[$Feuille2.$A$3];[$Feuille2.$A$4];[.B364];[$Feuille2.$A$5];[$Feuille2.$A$6])" office:value-type="string" office:string-value="(SELECT TIMESTAMP_TO_SEC(TIMESTAMP(&quot;2013-03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8&quot; GROUP EACH BY repository_created_at))">
            <text:p>(SELECT TIMESTAMP_TO_SEC(TIMESTAMP("2013-03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8" GROUP EACH BY repository_created_at))</text:p>
          </table:table-cell>
          <table:table-cell table:formula="of:=MOD([.$H$1]*[.A364];[.$K$1])" office:value-type="float" office:value="441">
            <text:p/>
          </table:table-cell>
          <table:table-cell table:formula="of:=IF([.D364]=[.$H$1];&quot;TRUE&quot;;&quot;&quot;)">
            <text:p/>
          </table:table-cell>
          <table:table-cell table:formula="of:=CONCATENATE(IF([.E364]=&quot;TRUE&quot;;[$Feuille2.$A$14];&quot;&quot;);[.C364];IF([.E365]&lt;&gt;&quot;TRUE&quot;;&quot;, &quot;;&quot;&quot;))" office:value-type="string" office:string-value="(SELECT TIMESTAMP_TO_SEC(TIMESTAMP(&quot;2013-03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8&quot; GROUP EACH BY repository_created_at)), ">
            <text:p>(SELECT TIMESTAMP_TO_SEC(TIMESTAMP("2013-03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4">
            <text:p>364</text:p>
          </table:table-cell>
          <table:table-cell table:style-name="ce1" office:value-type="string">
            <text:p>2013-03-09</text:p>
          </table:table-cell>
          <table:table-cell table:formula="of:=CONCATENATE([$Feuille2.$A$1];[.B365];[$Feuille2.$A$2];[$Feuille2.$A$3];[$Feuille2.$A$4];[.B365];[$Feuille2.$A$5];[$Feuille2.$A$6])" office:value-type="string" office:string-value="(SELECT TIMESTAMP_TO_SEC(TIMESTAMP(&quot;2013-03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9&quot; GROUP EACH BY repository_created_at))">
            <text:p>(SELECT TIMESTAMP_TO_SEC(TIMESTAMP("2013-03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9" GROUP EACH BY repository_created_at))</text:p>
          </table:table-cell>
          <table:table-cell table:formula="of:=MOD([.$H$1]*[.A365];[.$K$1])" office:value-type="float" office:value="448">
            <text:p/>
          </table:table-cell>
          <table:table-cell table:formula="of:=IF([.D365]=[.$H$1];&quot;TRUE&quot;;&quot;&quot;)">
            <text:p/>
          </table:table-cell>
          <table:table-cell table:formula="of:=CONCATENATE(IF([.E365]=&quot;TRUE&quot;;[$Feuille2.$A$14];&quot;&quot;);[.C365];IF([.E366]&lt;&gt;&quot;TRUE&quot;;&quot;, &quot;;&quot;&quot;))" office:value-type="string" office:string-value="(SELECT TIMESTAMP_TO_SEC(TIMESTAMP(&quot;2013-03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09&quot; GROUP EACH BY repository_created_at)), ">
            <text:p>(SELECT TIMESTAMP_TO_SEC(TIMESTAMP("2013-03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5">
            <text:p>365</text:p>
          </table:table-cell>
          <table:table-cell table:style-name="ce1" office:value-type="string">
            <text:p>2013-03-10</text:p>
          </table:table-cell>
          <table:table-cell table:formula="of:=CONCATENATE([$Feuille2.$A$1];[.B366];[$Feuille2.$A$2];[$Feuille2.$A$3];[$Feuille2.$A$4];[.B366];[$Feuille2.$A$5];[$Feuille2.$A$6])" office:value-type="string" office:string-value="(SELECT TIMESTAMP_TO_SEC(TIMESTAMP(&quot;2013-03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0&quot; GROUP EACH BY repository_created_at))">
            <text:p>(SELECT TIMESTAMP_TO_SEC(TIMESTAMP("2013-03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0" GROUP EACH BY repository_created_at))</text:p>
          </table:table-cell>
          <table:table-cell table:formula="of:=MOD([.$H$1]*[.A366];[.$K$1])" office:value-type="float" office:value="455">
            <text:p/>
          </table:table-cell>
          <table:table-cell table:formula="of:=IF([.D366]=[.$H$1];&quot;TRUE&quot;;&quot;&quot;)">
            <text:p/>
          </table:table-cell>
          <table:table-cell table:formula="of:=CONCATENATE(IF([.E366]=&quot;TRUE&quot;;[$Feuille2.$A$14];&quot;&quot;);[.C366];IF([.E367]&lt;&gt;&quot;TRUE&quot;;&quot;, &quot;;&quot;&quot;))" office:value-type="string" office:string-value="(SELECT TIMESTAMP_TO_SEC(TIMESTAMP(&quot;2013-03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0&quot; GROUP EACH BY repository_created_at)), ">
            <text:p>(SELECT TIMESTAMP_TO_SEC(TIMESTAMP("2013-03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6">
            <text:p>366</text:p>
          </table:table-cell>
          <table:table-cell table:style-name="ce1" office:value-type="string">
            <text:p>2013-03-11</text:p>
          </table:table-cell>
          <table:table-cell table:formula="of:=CONCATENATE([$Feuille2.$A$1];[.B367];[$Feuille2.$A$2];[$Feuille2.$A$3];[$Feuille2.$A$4];[.B367];[$Feuille2.$A$5];[$Feuille2.$A$6])" office:value-type="string" office:string-value="(SELECT TIMESTAMP_TO_SEC(TIMESTAMP(&quot;2013-03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1&quot; GROUP EACH BY repository_created_at))">
            <text:p>(SELECT TIMESTAMP_TO_SEC(TIMESTAMP("2013-03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1" GROUP EACH BY repository_created_at))</text:p>
          </table:table-cell>
          <table:table-cell table:formula="of:=MOD([.$H$1]*[.A367];[.$K$1])" office:value-type="float" office:value="462">
            <text:p/>
          </table:table-cell>
          <table:table-cell table:formula="of:=IF([.D367]=[.$H$1];&quot;TRUE&quot;;&quot;&quot;)">
            <text:p/>
          </table:table-cell>
          <table:table-cell table:formula="of:=CONCATENATE(IF([.E367]=&quot;TRUE&quot;;[$Feuille2.$A$14];&quot;&quot;);[.C367];IF([.E368]&lt;&gt;&quot;TRUE&quot;;&quot;, &quot;;&quot;&quot;))" office:value-type="string" office:string-value="(SELECT TIMESTAMP_TO_SEC(TIMESTAMP(&quot;2013-03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1&quot; GROUP EACH BY repository_created_at)), ">
            <text:p>(SELECT TIMESTAMP_TO_SEC(TIMESTAMP("2013-03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7">
            <text:p>367</text:p>
          </table:table-cell>
          <table:table-cell table:style-name="ce1" office:value-type="string">
            <text:p>2013-03-12</text:p>
          </table:table-cell>
          <table:table-cell table:formula="of:=CONCATENATE([$Feuille2.$A$1];[.B368];[$Feuille2.$A$2];[$Feuille2.$A$3];[$Feuille2.$A$4];[.B368];[$Feuille2.$A$5];[$Feuille2.$A$6])" office:value-type="string" office:string-value="(SELECT TIMESTAMP_TO_SEC(TIMESTAMP(&quot;2013-03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2&quot; GROUP EACH BY repository_created_at))">
            <text:p>(SELECT TIMESTAMP_TO_SEC(TIMESTAMP("2013-03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2" GROUP EACH BY repository_created_at))</text:p>
          </table:table-cell>
          <table:table-cell table:formula="of:=MOD([.$H$1]*[.A368];[.$K$1])" office:value-type="float" office:value="469">
            <text:p/>
          </table:table-cell>
          <table:table-cell table:formula="of:=IF([.D368]=[.$H$1];&quot;TRUE&quot;;&quot;&quot;)">
            <text:p/>
          </table:table-cell>
          <table:table-cell table:formula="of:=CONCATENATE(IF([.E368]=&quot;TRUE&quot;;[$Feuille2.$A$14];&quot;&quot;);[.C368];IF([.E369]&lt;&gt;&quot;TRUE&quot;;&quot;, &quot;;&quot;&quot;))" office:value-type="string" office:string-value="(SELECT TIMESTAMP_TO_SEC(TIMESTAMP(&quot;2013-03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2&quot; GROUP EACH BY repository_created_at)), ">
            <text:p>(SELECT TIMESTAMP_TO_SEC(TIMESTAMP("2013-03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8">
            <text:p>368</text:p>
          </table:table-cell>
          <table:table-cell table:style-name="ce1" office:value-type="string">
            <text:p>2013-03-13</text:p>
          </table:table-cell>
          <table:table-cell table:formula="of:=CONCATENATE([$Feuille2.$A$1];[.B369];[$Feuille2.$A$2];[$Feuille2.$A$3];[$Feuille2.$A$4];[.B369];[$Feuille2.$A$5];[$Feuille2.$A$6])" office:value-type="string" office:string-value="(SELECT TIMESTAMP_TO_SEC(TIMESTAMP(&quot;2013-03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3&quot; GROUP EACH BY repository_created_at))">
            <text:p>(SELECT TIMESTAMP_TO_SEC(TIMESTAMP("2013-03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3" GROUP EACH BY repository_created_at))</text:p>
          </table:table-cell>
          <table:table-cell table:formula="of:=MOD([.$H$1]*[.A369];[.$K$1])" office:value-type="float" office:value="476">
            <text:p/>
          </table:table-cell>
          <table:table-cell table:formula="of:=IF([.D369]=[.$H$1];&quot;TRUE&quot;;&quot;&quot;)">
            <text:p/>
          </table:table-cell>
          <table:table-cell table:formula="of:=CONCATENATE(IF([.E369]=&quot;TRUE&quot;;[$Feuille2.$A$14];&quot;&quot;);[.C369];IF([.E370]&lt;&gt;&quot;TRUE&quot;;&quot;, &quot;;&quot;&quot;))" office:value-type="string" office:string-value="(SELECT TIMESTAMP_TO_SEC(TIMESTAMP(&quot;2013-03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3&quot; GROUP EACH BY repository_created_at)), ">
            <text:p>(SELECT TIMESTAMP_TO_SEC(TIMESTAMP("2013-03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69">
            <text:p>369</text:p>
          </table:table-cell>
          <table:table-cell table:style-name="ce1" office:value-type="string">
            <text:p>2013-03-14</text:p>
          </table:table-cell>
          <table:table-cell table:formula="of:=CONCATENATE([$Feuille2.$A$1];[.B370];[$Feuille2.$A$2];[$Feuille2.$A$3];[$Feuille2.$A$4];[.B370];[$Feuille2.$A$5];[$Feuille2.$A$6])" office:value-type="string" office:string-value="(SELECT TIMESTAMP_TO_SEC(TIMESTAMP(&quot;2013-03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4&quot; GROUP EACH BY repository_created_at))">
            <text:p>(SELECT TIMESTAMP_TO_SEC(TIMESTAMP("2013-03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4" GROUP EACH BY repository_created_at))</text:p>
          </table:table-cell>
          <table:table-cell table:formula="of:=MOD([.$H$1]*[.A370];[.$K$1])" office:value-type="float" office:value="483">
            <text:p/>
          </table:table-cell>
          <table:table-cell table:formula="of:=IF([.D370]=[.$H$1];&quot;TRUE&quot;;&quot;&quot;)">
            <text:p/>
          </table:table-cell>
          <table:table-cell table:formula="of:=CONCATENATE(IF([.E370]=&quot;TRUE&quot;;[$Feuille2.$A$14];&quot;&quot;);[.C370];IF([.E371]&lt;&gt;&quot;TRUE&quot;;&quot;, &quot;;&quot;&quot;))" office:value-type="string" office:string-value="(SELECT TIMESTAMP_TO_SEC(TIMESTAMP(&quot;2013-03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4&quot; GROUP EACH BY repository_created_at)), ">
            <text:p>(SELECT TIMESTAMP_TO_SEC(TIMESTAMP("2013-03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0">
            <text:p>370</text:p>
          </table:table-cell>
          <table:table-cell table:style-name="ce1" office:value-type="string">
            <text:p>2013-03-15</text:p>
          </table:table-cell>
          <table:table-cell table:formula="of:=CONCATENATE([$Feuille2.$A$1];[.B371];[$Feuille2.$A$2];[$Feuille2.$A$3];[$Feuille2.$A$4];[.B371];[$Feuille2.$A$5];[$Feuille2.$A$6])" office:value-type="string" office:string-value="(SELECT TIMESTAMP_TO_SEC(TIMESTAMP(&quot;2013-03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5&quot; GROUP EACH BY repository_created_at))">
            <text:p>(SELECT TIMESTAMP_TO_SEC(TIMESTAMP("2013-03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5" GROUP EACH BY repository_created_at))</text:p>
          </table:table-cell>
          <table:table-cell table:formula="of:=MOD([.$H$1]*[.A371];[.$K$1])" office:value-type="float" office:value="490">
            <text:p/>
          </table:table-cell>
          <table:table-cell table:formula="of:=IF([.D371]=[.$H$1];&quot;TRUE&quot;;&quot;&quot;)">
            <text:p/>
          </table:table-cell>
          <table:table-cell table:formula="of:=CONCATENATE(IF([.E371]=&quot;TRUE&quot;;[$Feuille2.$A$14];&quot;&quot;);[.C371];IF([.E372]&lt;&gt;&quot;TRUE&quot;;&quot;, &quot;;&quot;&quot;))" office:value-type="string" office:string-value="(SELECT TIMESTAMP_TO_SEC(TIMESTAMP(&quot;2013-03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5&quot; GROUP EACH BY repository_created_at)), ">
            <text:p>(SELECT TIMESTAMP_TO_SEC(TIMESTAMP("2013-03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1">
            <text:p>371</text:p>
          </table:table-cell>
          <table:table-cell table:style-name="ce1" office:value-type="string">
            <text:p>2013-03-16</text:p>
          </table:table-cell>
          <table:table-cell table:formula="of:=CONCATENATE([$Feuille2.$A$1];[.B372];[$Feuille2.$A$2];[$Feuille2.$A$3];[$Feuille2.$A$4];[.B372];[$Feuille2.$A$5];[$Feuille2.$A$6])" office:value-type="string" office:string-value="(SELECT TIMESTAMP_TO_SEC(TIMESTAMP(&quot;2013-03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6&quot; GROUP EACH BY repository_created_at))">
            <text:p>(SELECT TIMESTAMP_TO_SEC(TIMESTAMP("2013-03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6" GROUP EACH BY repository_created_at))</text:p>
          </table:table-cell>
          <table:table-cell table:formula="of:=MOD([.$H$1]*[.A372];[.$K$1])" office:value-type="float" office:value="497">
            <text:p/>
          </table:table-cell>
          <table:table-cell table:formula="of:=IF([.D372]=[.$H$1];&quot;TRUE&quot;;&quot;&quot;)">
            <text:p/>
          </table:table-cell>
          <table:table-cell table:formula="of:=CONCATENATE(IF([.E372]=&quot;TRUE&quot;;[$Feuille2.$A$14];&quot;&quot;);[.C372];IF([.E373]&lt;&gt;&quot;TRUE&quot;;&quot;, &quot;;&quot;&quot;))" office:value-type="string" office:string-value="(SELECT TIMESTAMP_TO_SEC(TIMESTAMP(&quot;2013-03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6&quot; GROUP EACH BY repository_created_at)), ">
            <text:p>(SELECT TIMESTAMP_TO_SEC(TIMESTAMP("2013-03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2">
            <text:p>372</text:p>
          </table:table-cell>
          <table:table-cell table:style-name="ce1" office:value-type="string">
            <text:p>2013-03-17</text:p>
          </table:table-cell>
          <table:table-cell table:formula="of:=CONCATENATE([$Feuille2.$A$1];[.B373];[$Feuille2.$A$2];[$Feuille2.$A$3];[$Feuille2.$A$4];[.B373];[$Feuille2.$A$5];[$Feuille2.$A$6])" office:value-type="string" office:string-value="(SELECT TIMESTAMP_TO_SEC(TIMESTAMP(&quot;2013-03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7&quot; GROUP EACH BY repository_created_at))">
            <text:p>(SELECT TIMESTAMP_TO_SEC(TIMESTAMP("2013-03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7" GROUP EACH BY repository_created_at))</text:p>
          </table:table-cell>
          <table:table-cell table:formula="of:=MOD([.$H$1]*[.A373];[.$K$1])" office:value-type="float" office:value="504">
            <text:p/>
          </table:table-cell>
          <table:table-cell table:formula="of:=IF([.D373]=[.$H$1];&quot;TRUE&quot;;&quot;&quot;)">
            <text:p/>
          </table:table-cell>
          <table:table-cell table:formula="of:=CONCATENATE(IF([.E373]=&quot;TRUE&quot;;[$Feuille2.$A$14];&quot;&quot;);[.C373];IF([.E374]&lt;&gt;&quot;TRUE&quot;;&quot;, &quot;;&quot;&quot;))" office:value-type="string" office:string-value="(SELECT TIMESTAMP_TO_SEC(TIMESTAMP(&quot;2013-03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7&quot; GROUP EACH BY repository_created_at)), ">
            <text:p>(SELECT TIMESTAMP_TO_SEC(TIMESTAMP("2013-03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3">
            <text:p>373</text:p>
          </table:table-cell>
          <table:table-cell table:style-name="ce1" office:value-type="string">
            <text:p>2013-03-18</text:p>
          </table:table-cell>
          <table:table-cell table:formula="of:=CONCATENATE([$Feuille2.$A$1];[.B374];[$Feuille2.$A$2];[$Feuille2.$A$3];[$Feuille2.$A$4];[.B374];[$Feuille2.$A$5];[$Feuille2.$A$6])" office:value-type="string" office:string-value="(SELECT TIMESTAMP_TO_SEC(TIMESTAMP(&quot;2013-03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8&quot; GROUP EACH BY repository_created_at))">
            <text:p>(SELECT TIMESTAMP_TO_SEC(TIMESTAMP("2013-03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8" GROUP EACH BY repository_created_at))</text:p>
          </table:table-cell>
          <table:table-cell table:formula="of:=MOD([.$H$1]*[.A374];[.$K$1])" office:value-type="float" office:value="511">
            <text:p/>
          </table:table-cell>
          <table:table-cell table:formula="of:=IF([.D374]=[.$H$1];&quot;TRUE&quot;;&quot;&quot;)">
            <text:p/>
          </table:table-cell>
          <table:table-cell table:formula="of:=CONCATENATE(IF([.E374]=&quot;TRUE&quot;;[$Feuille2.$A$14];&quot;&quot;);[.C374];IF([.E375]&lt;&gt;&quot;TRUE&quot;;&quot;, &quot;;&quot;&quot;))" office:value-type="string" office:string-value="(SELECT TIMESTAMP_TO_SEC(TIMESTAMP(&quot;2013-03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8&quot; GROUP EACH BY repository_created_at)), ">
            <text:p>(SELECT TIMESTAMP_TO_SEC(TIMESTAMP("2013-03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4">
            <text:p>374</text:p>
          </table:table-cell>
          <table:table-cell table:style-name="ce1" office:value-type="string">
            <text:p>2013-03-19</text:p>
          </table:table-cell>
          <table:table-cell table:formula="of:=CONCATENATE([$Feuille2.$A$1];[.B375];[$Feuille2.$A$2];[$Feuille2.$A$3];[$Feuille2.$A$4];[.B375];[$Feuille2.$A$5];[$Feuille2.$A$6])" office:value-type="string" office:string-value="(SELECT TIMESTAMP_TO_SEC(TIMESTAMP(&quot;2013-03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9&quot; GROUP EACH BY repository_created_at))">
            <text:p>(SELECT TIMESTAMP_TO_SEC(TIMESTAMP("2013-03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9" GROUP EACH BY repository_created_at))</text:p>
          </table:table-cell>
          <table:table-cell table:formula="of:=MOD([.$H$1]*[.A375];[.$K$1])" office:value-type="float" office:value="518">
            <text:p/>
          </table:table-cell>
          <table:table-cell table:formula="of:=IF([.D375]=[.$H$1];&quot;TRUE&quot;;&quot;&quot;)">
            <text:p/>
          </table:table-cell>
          <table:table-cell table:formula="of:=CONCATENATE(IF([.E375]=&quot;TRUE&quot;;[$Feuille2.$A$14];&quot;&quot;);[.C375];IF([.E376]&lt;&gt;&quot;TRUE&quot;;&quot;, &quot;;&quot;&quot;))" office:value-type="string" office:string-value="(SELECT TIMESTAMP_TO_SEC(TIMESTAMP(&quot;2013-03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19&quot; GROUP EACH BY repository_created_at)), ">
            <text:p>(SELECT TIMESTAMP_TO_SEC(TIMESTAMP("2013-03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5">
            <text:p>375</text:p>
          </table:table-cell>
          <table:table-cell table:style-name="ce1" office:value-type="string">
            <text:p>2013-03-20</text:p>
          </table:table-cell>
          <table:table-cell table:formula="of:=CONCATENATE([$Feuille2.$A$1];[.B376];[$Feuille2.$A$2];[$Feuille2.$A$3];[$Feuille2.$A$4];[.B376];[$Feuille2.$A$5];[$Feuille2.$A$6])" office:value-type="string" office:string-value="(SELECT TIMESTAMP_TO_SEC(TIMESTAMP(&quot;2013-03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0&quot; GROUP EACH BY repository_created_at))">
            <text:p>(SELECT TIMESTAMP_TO_SEC(TIMESTAMP("2013-03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0" GROUP EACH BY repository_created_at))</text:p>
          </table:table-cell>
          <table:table-cell table:formula="of:=MOD([.$H$1]*[.A376];[.$K$1])" office:value-type="float" office:value="525">
            <text:p/>
          </table:table-cell>
          <table:table-cell table:formula="of:=IF([.D376]=[.$H$1];&quot;TRUE&quot;;&quot;&quot;)">
            <text:p/>
          </table:table-cell>
          <table:table-cell table:formula="of:=CONCATENATE(IF([.E376]=&quot;TRUE&quot;;[$Feuille2.$A$14];&quot;&quot;);[.C376];IF([.E377]&lt;&gt;&quot;TRUE&quot;;&quot;, &quot;;&quot;&quot;))" office:value-type="string" office:string-value="(SELECT TIMESTAMP_TO_SEC(TIMESTAMP(&quot;2013-03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0&quot; GROUP EACH BY repository_created_at)), ">
            <text:p>(SELECT TIMESTAMP_TO_SEC(TIMESTAMP("2013-03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6">
            <text:p>376</text:p>
          </table:table-cell>
          <table:table-cell table:style-name="ce1" office:value-type="string">
            <text:p>2013-03-21</text:p>
          </table:table-cell>
          <table:table-cell table:formula="of:=CONCATENATE([$Feuille2.$A$1];[.B377];[$Feuille2.$A$2];[$Feuille2.$A$3];[$Feuille2.$A$4];[.B377];[$Feuille2.$A$5];[$Feuille2.$A$6])" office:value-type="string" office:string-value="(SELECT TIMESTAMP_TO_SEC(TIMESTAMP(&quot;2013-03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1&quot; GROUP EACH BY repository_created_at))">
            <text:p>(SELECT TIMESTAMP_TO_SEC(TIMESTAMP("2013-03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1" GROUP EACH BY repository_created_at))</text:p>
          </table:table-cell>
          <table:table-cell table:formula="of:=MOD([.$H$1]*[.A377];[.$K$1])" office:value-type="float" office:value="532">
            <text:p/>
          </table:table-cell>
          <table:table-cell table:formula="of:=IF([.D377]=[.$H$1];&quot;TRUE&quot;;&quot;&quot;)">
            <text:p/>
          </table:table-cell>
          <table:table-cell table:formula="of:=CONCATENATE(IF([.E377]=&quot;TRUE&quot;;[$Feuille2.$A$14];&quot;&quot;);[.C377];IF([.E378]&lt;&gt;&quot;TRUE&quot;;&quot;, &quot;;&quot;&quot;))" office:value-type="string" office:string-value="(SELECT TIMESTAMP_TO_SEC(TIMESTAMP(&quot;2013-03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1&quot; GROUP EACH BY repository_created_at)), ">
            <text:p>(SELECT TIMESTAMP_TO_SEC(TIMESTAMP("2013-03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7">
            <text:p>377</text:p>
          </table:table-cell>
          <table:table-cell table:style-name="ce1" office:value-type="string">
            <text:p>2013-03-22</text:p>
          </table:table-cell>
          <table:table-cell table:formula="of:=CONCATENATE([$Feuille2.$A$1];[.B378];[$Feuille2.$A$2];[$Feuille2.$A$3];[$Feuille2.$A$4];[.B378];[$Feuille2.$A$5];[$Feuille2.$A$6])" office:value-type="string" office:string-value="(SELECT TIMESTAMP_TO_SEC(TIMESTAMP(&quot;2013-03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2&quot; GROUP EACH BY repository_created_at))">
            <text:p>(SELECT TIMESTAMP_TO_SEC(TIMESTAMP("2013-03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2" GROUP EACH BY repository_created_at))</text:p>
          </table:table-cell>
          <table:table-cell table:formula="of:=MOD([.$H$1]*[.A378];[.$K$1])" office:value-type="float" office:value="539">
            <text:p/>
          </table:table-cell>
          <table:table-cell table:formula="of:=IF([.D378]=[.$H$1];&quot;TRUE&quot;;&quot;&quot;)">
            <text:p/>
          </table:table-cell>
          <table:table-cell table:formula="of:=CONCATENATE(IF([.E378]=&quot;TRUE&quot;;[$Feuille2.$A$14];&quot;&quot;);[.C378];IF([.E379]&lt;&gt;&quot;TRUE&quot;;&quot;, &quot;;&quot;&quot;))" office:value-type="string" office:string-value="(SELECT TIMESTAMP_TO_SEC(TIMESTAMP(&quot;2013-03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2&quot; GROUP EACH BY repository_created_at)), ">
            <text:p>(SELECT TIMESTAMP_TO_SEC(TIMESTAMP("2013-03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8">
            <text:p>378</text:p>
          </table:table-cell>
          <table:table-cell table:style-name="ce1" office:value-type="string">
            <text:p>2013-03-23</text:p>
          </table:table-cell>
          <table:table-cell table:formula="of:=CONCATENATE([$Feuille2.$A$1];[.B379];[$Feuille2.$A$2];[$Feuille2.$A$3];[$Feuille2.$A$4];[.B379];[$Feuille2.$A$5];[$Feuille2.$A$6])" office:value-type="string" office:string-value="(SELECT TIMESTAMP_TO_SEC(TIMESTAMP(&quot;2013-03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3&quot; GROUP EACH BY repository_created_at))">
            <text:p>(SELECT TIMESTAMP_TO_SEC(TIMESTAMP("2013-03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3" GROUP EACH BY repository_created_at))</text:p>
          </table:table-cell>
          <table:table-cell table:formula="of:=MOD([.$H$1]*[.A379];[.$K$1])" office:value-type="float" office:value="546">
            <text:p/>
          </table:table-cell>
          <table:table-cell table:formula="of:=IF([.D379]=[.$H$1];&quot;TRUE&quot;;&quot;&quot;)">
            <text:p/>
          </table:table-cell>
          <table:table-cell table:formula="of:=CONCATENATE(IF([.E379]=&quot;TRUE&quot;;[$Feuille2.$A$14];&quot;&quot;);[.C379];IF([.E380]&lt;&gt;&quot;TRUE&quot;;&quot;, &quot;;&quot;&quot;))" office:value-type="string" office:string-value="(SELECT TIMESTAMP_TO_SEC(TIMESTAMP(&quot;2013-03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3&quot; GROUP EACH BY repository_created_at)), ">
            <text:p>(SELECT TIMESTAMP_TO_SEC(TIMESTAMP("2013-03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79">
            <text:p>379</text:p>
          </table:table-cell>
          <table:table-cell table:style-name="ce1" office:value-type="string">
            <text:p>2013-03-24</text:p>
          </table:table-cell>
          <table:table-cell table:formula="of:=CONCATENATE([$Feuille2.$A$1];[.B380];[$Feuille2.$A$2];[$Feuille2.$A$3];[$Feuille2.$A$4];[.B380];[$Feuille2.$A$5];[$Feuille2.$A$6])" office:value-type="string" office:string-value="(SELECT TIMESTAMP_TO_SEC(TIMESTAMP(&quot;2013-03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4&quot; GROUP EACH BY repository_created_at))">
            <text:p>(SELECT TIMESTAMP_TO_SEC(TIMESTAMP("2013-03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4" GROUP EACH BY repository_created_at))</text:p>
          </table:table-cell>
          <table:table-cell table:formula="of:=MOD([.$H$1]*[.A380];[.$K$1])" office:value-type="float" office:value="553">
            <text:p/>
          </table:table-cell>
          <table:table-cell table:formula="of:=IF([.D380]=[.$H$1];&quot;TRUE&quot;;&quot;&quot;)">
            <text:p/>
          </table:table-cell>
          <table:table-cell table:formula="of:=CONCATENATE(IF([.E380]=&quot;TRUE&quot;;[$Feuille2.$A$14];&quot;&quot;);[.C380];IF([.E381]&lt;&gt;&quot;TRUE&quot;;&quot;, &quot;;&quot;&quot;))" office:value-type="string" office:string-value="(SELECT TIMESTAMP_TO_SEC(TIMESTAMP(&quot;2013-03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4&quot; GROUP EACH BY repository_created_at)), ">
            <text:p>(SELECT TIMESTAMP_TO_SEC(TIMESTAMP("2013-03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string">
            <text:p>2013-03-25</text:p>
          </table:table-cell>
          <table:table-cell table:formula="of:=CONCATENATE([$Feuille2.$A$1];[.B381];[$Feuille2.$A$2];[$Feuille2.$A$3];[$Feuille2.$A$4];[.B381];[$Feuille2.$A$5];[$Feuille2.$A$6])" office:value-type="string" office:string-value="(SELECT TIMESTAMP_TO_SEC(TIMESTAMP(&quot;2013-03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5&quot; GROUP EACH BY repository_created_at))">
            <text:p>(SELECT TIMESTAMP_TO_SEC(TIMESTAMP("2013-03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5" GROUP EACH BY repository_created_at))</text:p>
          </table:table-cell>
          <table:table-cell table:formula="of:=MOD([.$H$1]*[.A381];[.$K$1])" office:value-type="float" office:value="560">
            <text:p/>
          </table:table-cell>
          <table:table-cell table:formula="of:=IF([.D381]=[.$H$1];&quot;TRUE&quot;;&quot;&quot;)">
            <text:p/>
          </table:table-cell>
          <table:table-cell table:formula="of:=CONCATENATE(IF([.E381]=&quot;TRUE&quot;;[$Feuille2.$A$14];&quot;&quot;);[.C381];IF([.E382]&lt;&gt;&quot;TRUE&quot;;&quot;, &quot;;&quot;&quot;))" office:value-type="string" office:string-value="(SELECT TIMESTAMP_TO_SEC(TIMESTAMP(&quot;2013-03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5&quot; GROUP EACH BY repository_created_at)), ">
            <text:p>(SELECT TIMESTAMP_TO_SEC(TIMESTAMP("2013-03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1">
            <text:p>381</text:p>
          </table:table-cell>
          <table:table-cell table:style-name="ce1" office:value-type="string">
            <text:p>2013-03-26</text:p>
          </table:table-cell>
          <table:table-cell table:formula="of:=CONCATENATE([$Feuille2.$A$1];[.B382];[$Feuille2.$A$2];[$Feuille2.$A$3];[$Feuille2.$A$4];[.B382];[$Feuille2.$A$5];[$Feuille2.$A$6])" office:value-type="string" office:string-value="(SELECT TIMESTAMP_TO_SEC(TIMESTAMP(&quot;2013-03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6&quot; GROUP EACH BY repository_created_at))">
            <text:p>(SELECT TIMESTAMP_TO_SEC(TIMESTAMP("2013-03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6" GROUP EACH BY repository_created_at))</text:p>
          </table:table-cell>
          <table:table-cell table:formula="of:=MOD([.$H$1]*[.A382];[.$K$1])" office:value-type="float" office:value="567">
            <text:p/>
          </table:table-cell>
          <table:table-cell table:formula="of:=IF([.D382]=[.$H$1];&quot;TRUE&quot;;&quot;&quot;)">
            <text:p/>
          </table:table-cell>
          <table:table-cell table:formula="of:=CONCATENATE(IF([.E382]=&quot;TRUE&quot;;[$Feuille2.$A$14];&quot;&quot;);[.C382];IF([.E383]&lt;&gt;&quot;TRUE&quot;;&quot;, &quot;;&quot;&quot;))" office:value-type="string" office:string-value="(SELECT TIMESTAMP_TO_SEC(TIMESTAMP(&quot;2013-03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6&quot; GROUP EACH BY repository_created_at)), ">
            <text:p>(SELECT TIMESTAMP_TO_SEC(TIMESTAMP("2013-03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2">
            <text:p>382</text:p>
          </table:table-cell>
          <table:table-cell table:style-name="ce1" office:value-type="string">
            <text:p>2013-03-27</text:p>
          </table:table-cell>
          <table:table-cell table:formula="of:=CONCATENATE([$Feuille2.$A$1];[.B383];[$Feuille2.$A$2];[$Feuille2.$A$3];[$Feuille2.$A$4];[.B383];[$Feuille2.$A$5];[$Feuille2.$A$6])" office:value-type="string" office:string-value="(SELECT TIMESTAMP_TO_SEC(TIMESTAMP(&quot;2013-03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7&quot; GROUP EACH BY repository_created_at))">
            <text:p>(SELECT TIMESTAMP_TO_SEC(TIMESTAMP("2013-03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7" GROUP EACH BY repository_created_at))</text:p>
          </table:table-cell>
          <table:table-cell table:formula="of:=MOD([.$H$1]*[.A383];[.$K$1])" office:value-type="float" office:value="574">
            <text:p/>
          </table:table-cell>
          <table:table-cell table:formula="of:=IF([.D383]=[.$H$1];&quot;TRUE&quot;;&quot;&quot;)">
            <text:p/>
          </table:table-cell>
          <table:table-cell table:formula="of:=CONCATENATE(IF([.E383]=&quot;TRUE&quot;;[$Feuille2.$A$14];&quot;&quot;);[.C383];IF([.E384]&lt;&gt;&quot;TRUE&quot;;&quot;, &quot;;&quot;&quot;))" office:value-type="string" office:string-value="(SELECT TIMESTAMP_TO_SEC(TIMESTAMP(&quot;2013-03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7&quot; GROUP EACH BY repository_created_at)), ">
            <text:p>(SELECT TIMESTAMP_TO_SEC(TIMESTAMP("2013-03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3">
            <text:p>383</text:p>
          </table:table-cell>
          <table:table-cell table:style-name="ce1" office:value-type="string">
            <text:p>2013-03-28</text:p>
          </table:table-cell>
          <table:table-cell table:formula="of:=CONCATENATE([$Feuille2.$A$1];[.B384];[$Feuille2.$A$2];[$Feuille2.$A$3];[$Feuille2.$A$4];[.B384];[$Feuille2.$A$5];[$Feuille2.$A$6])" office:value-type="string" office:string-value="(SELECT TIMESTAMP_TO_SEC(TIMESTAMP(&quot;2013-03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8&quot; GROUP EACH BY repository_created_at))">
            <text:p>(SELECT TIMESTAMP_TO_SEC(TIMESTAMP("2013-03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8" GROUP EACH BY repository_created_at))</text:p>
          </table:table-cell>
          <table:table-cell table:formula="of:=MOD([.$H$1]*[.A384];[.$K$1])" office:value-type="float" office:value="581">
            <text:p/>
          </table:table-cell>
          <table:table-cell table:formula="of:=IF([.D384]=[.$H$1];&quot;TRUE&quot;;&quot;&quot;)">
            <text:p/>
          </table:table-cell>
          <table:table-cell table:formula="of:=CONCATENATE(IF([.E384]=&quot;TRUE&quot;;[$Feuille2.$A$14];&quot;&quot;);[.C384];IF([.E385]&lt;&gt;&quot;TRUE&quot;;&quot;, &quot;;&quot;&quot;))" office:value-type="string" office:string-value="(SELECT TIMESTAMP_TO_SEC(TIMESTAMP(&quot;2013-03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8&quot; GROUP EACH BY repository_created_at)), ">
            <text:p>(SELECT TIMESTAMP_TO_SEC(TIMESTAMP("2013-03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4">
            <text:p>384</text:p>
          </table:table-cell>
          <table:table-cell table:style-name="ce1" office:value-type="string">
            <text:p>2013-03-29</text:p>
          </table:table-cell>
          <table:table-cell table:formula="of:=CONCATENATE([$Feuille2.$A$1];[.B385];[$Feuille2.$A$2];[$Feuille2.$A$3];[$Feuille2.$A$4];[.B385];[$Feuille2.$A$5];[$Feuille2.$A$6])" office:value-type="string" office:string-value="(SELECT TIMESTAMP_TO_SEC(TIMESTAMP(&quot;2013-03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9&quot; GROUP EACH BY repository_created_at))">
            <text:p>(SELECT TIMESTAMP_TO_SEC(TIMESTAMP("2013-03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9" GROUP EACH BY repository_created_at))</text:p>
          </table:table-cell>
          <table:table-cell table:formula="of:=MOD([.$H$1]*[.A385];[.$K$1])" office:value-type="float" office:value="588">
            <text:p/>
          </table:table-cell>
          <table:table-cell table:formula="of:=IF([.D385]=[.$H$1];&quot;TRUE&quot;;&quot;&quot;)">
            <text:p/>
          </table:table-cell>
          <table:table-cell table:formula="of:=CONCATENATE(IF([.E385]=&quot;TRUE&quot;;[$Feuille2.$A$14];&quot;&quot;);[.C385];IF([.E386]&lt;&gt;&quot;TRUE&quot;;&quot;, &quot;;&quot;&quot;))" office:value-type="string" office:string-value="(SELECT TIMESTAMP_TO_SEC(TIMESTAMP(&quot;2013-03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29&quot; GROUP EACH BY repository_created_at)), ">
            <text:p>(SELECT TIMESTAMP_TO_SEC(TIMESTAMP("2013-03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5">
            <text:p>385</text:p>
          </table:table-cell>
          <table:table-cell table:style-name="ce1" office:value-type="string">
            <text:p>2013-03-30</text:p>
          </table:table-cell>
          <table:table-cell table:formula="of:=CONCATENATE([$Feuille2.$A$1];[.B386];[$Feuille2.$A$2];[$Feuille2.$A$3];[$Feuille2.$A$4];[.B386];[$Feuille2.$A$5];[$Feuille2.$A$6])" office:value-type="string" office:string-value="(SELECT TIMESTAMP_TO_SEC(TIMESTAMP(&quot;2013-03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30&quot; GROUP EACH BY repository_created_at))">
            <text:p>(SELECT TIMESTAMP_TO_SEC(TIMESTAMP("2013-03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30" GROUP EACH BY repository_created_at))</text:p>
          </table:table-cell>
          <table:table-cell table:formula="of:=MOD([.$H$1]*[.A386];[.$K$1])" office:value-type="float" office:value="595">
            <text:p/>
          </table:table-cell>
          <table:table-cell table:formula="of:=IF([.D386]=[.$H$1];&quot;TRUE&quot;;&quot;&quot;)">
            <text:p/>
          </table:table-cell>
          <table:table-cell table:formula="of:=CONCATENATE(IF([.E386]=&quot;TRUE&quot;;[$Feuille2.$A$14];&quot;&quot;);[.C386];IF([.E387]&lt;&gt;&quot;TRUE&quot;;&quot;, &quot;;&quot;&quot;))" office:value-type="string" office:string-value="(SELECT TIMESTAMP_TO_SEC(TIMESTAMP(&quot;2013-03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30&quot; GROUP EACH BY repository_created_at)), ">
            <text:p>(SELECT TIMESTAMP_TO_SEC(TIMESTAMP("2013-03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6">
            <text:p>386</text:p>
          </table:table-cell>
          <table:table-cell table:style-name="ce1" office:value-type="string">
            <text:p>2013-03-31</text:p>
          </table:table-cell>
          <table:table-cell table:formula="of:=CONCATENATE([$Feuille2.$A$1];[.B387];[$Feuille2.$A$2];[$Feuille2.$A$3];[$Feuille2.$A$4];[.B387];[$Feuille2.$A$5];[$Feuille2.$A$6])" office:value-type="string" office:string-value="(SELECT TIMESTAMP_TO_SEC(TIMESTAMP(&quot;2013-03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31&quot; GROUP EACH BY repository_created_at))">
            <text:p>(SELECT TIMESTAMP_TO_SEC(TIMESTAMP("2013-03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31" GROUP EACH BY repository_created_at))</text:p>
          </table:table-cell>
          <table:table-cell table:formula="of:=MOD([.$H$1]*[.A387];[.$K$1])" office:value-type="float" office:value="602">
            <text:p/>
          </table:table-cell>
          <table:table-cell table:formula="of:=IF([.D387]=[.$H$1];&quot;TRUE&quot;;&quot;&quot;)">
            <text:p/>
          </table:table-cell>
          <table:table-cell table:formula="of:=CONCATENATE(IF([.E387]=&quot;TRUE&quot;;[$Feuille2.$A$14];&quot;&quot;);[.C387];IF([.E388]&lt;&gt;&quot;TRUE&quot;;&quot;, &quot;;&quot;&quot;))" office:value-type="string" office:string-value="(SELECT TIMESTAMP_TO_SEC(TIMESTAMP(&quot;2013-03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3-31&quot; GROUP EACH BY repository_created_at)), ">
            <text:p>(SELECT TIMESTAMP_TO_SEC(TIMESTAMP("2013-03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3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7">
            <text:p>387</text:p>
          </table:table-cell>
          <table:table-cell table:style-name="ce1" office:value-type="string">
            <text:p>2013-04-01</text:p>
          </table:table-cell>
          <table:table-cell table:formula="of:=CONCATENATE([$Feuille2.$A$1];[.B388];[$Feuille2.$A$2];[$Feuille2.$A$3];[$Feuille2.$A$4];[.B388];[$Feuille2.$A$5];[$Feuille2.$A$6])" office:value-type="string" office:string-value="(SELECT TIMESTAMP_TO_SEC(TIMESTAMP(&quot;2013-04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1&quot; GROUP EACH BY repository_created_at))">
            <text:p>(SELECT TIMESTAMP_TO_SEC(TIMESTAMP("2013-04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1" GROUP EACH BY repository_created_at))</text:p>
          </table:table-cell>
          <table:table-cell table:formula="of:=MOD([.$H$1]*[.A388];[.$K$1])" office:value-type="float" office:value="609">
            <text:p/>
          </table:table-cell>
          <table:table-cell table:formula="of:=IF([.D388]=[.$H$1];&quot;TRUE&quot;;&quot;&quot;)">
            <text:p/>
          </table:table-cell>
          <table:table-cell table:formula="of:=CONCATENATE(IF([.E388]=&quot;TRUE&quot;;[$Feuille2.$A$14];&quot;&quot;);[.C388];IF([.E389]&lt;&gt;&quot;TRUE&quot;;&quot;, &quot;;&quot;&quot;))" office:value-type="string" office:string-value="(SELECT TIMESTAMP_TO_SEC(TIMESTAMP(&quot;2013-04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1&quot; GROUP EACH BY repository_created_at)), ">
            <text:p>(SELECT TIMESTAMP_TO_SEC(TIMESTAMP("2013-04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8">
            <text:p>388</text:p>
          </table:table-cell>
          <table:table-cell table:style-name="ce1" office:value-type="string">
            <text:p>2013-04-02</text:p>
          </table:table-cell>
          <table:table-cell table:formula="of:=CONCATENATE([$Feuille2.$A$1];[.B389];[$Feuille2.$A$2];[$Feuille2.$A$3];[$Feuille2.$A$4];[.B389];[$Feuille2.$A$5];[$Feuille2.$A$6])" office:value-type="string" office:string-value="(SELECT TIMESTAMP_TO_SEC(TIMESTAMP(&quot;2013-04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2&quot; GROUP EACH BY repository_created_at))">
            <text:p>(SELECT TIMESTAMP_TO_SEC(TIMESTAMP("2013-04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2" GROUP EACH BY repository_created_at))</text:p>
          </table:table-cell>
          <table:table-cell table:formula="of:=MOD([.$H$1]*[.A389];[.$K$1])" office:value-type="float" office:value="616">
            <text:p/>
          </table:table-cell>
          <table:table-cell table:formula="of:=IF([.D389]=[.$H$1];&quot;TRUE&quot;;&quot;&quot;)">
            <text:p/>
          </table:table-cell>
          <table:table-cell table:formula="of:=CONCATENATE(IF([.E389]=&quot;TRUE&quot;;[$Feuille2.$A$14];&quot;&quot;);[.C389];IF([.E390]&lt;&gt;&quot;TRUE&quot;;&quot;, &quot;;&quot;&quot;))" office:value-type="string" office:string-value="(SELECT TIMESTAMP_TO_SEC(TIMESTAMP(&quot;2013-04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2&quot; GROUP EACH BY repository_created_at)), ">
            <text:p>(SELECT TIMESTAMP_TO_SEC(TIMESTAMP("2013-04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89">
            <text:p>389</text:p>
          </table:table-cell>
          <table:table-cell table:style-name="ce1" office:value-type="string">
            <text:p>2013-04-03</text:p>
          </table:table-cell>
          <table:table-cell table:formula="of:=CONCATENATE([$Feuille2.$A$1];[.B390];[$Feuille2.$A$2];[$Feuille2.$A$3];[$Feuille2.$A$4];[.B390];[$Feuille2.$A$5];[$Feuille2.$A$6])" office:value-type="string" office:string-value="(SELECT TIMESTAMP_TO_SEC(TIMESTAMP(&quot;2013-04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3&quot; GROUP EACH BY repository_created_at))">
            <text:p>(SELECT TIMESTAMP_TO_SEC(TIMESTAMP("2013-04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3" GROUP EACH BY repository_created_at))</text:p>
          </table:table-cell>
          <table:table-cell table:formula="of:=MOD([.$H$1]*[.A390];[.$K$1])" office:value-type="float" office:value="623">
            <text:p/>
          </table:table-cell>
          <table:table-cell table:formula="of:=IF([.D390]=[.$H$1];&quot;TRUE&quot;;&quot;&quot;)">
            <text:p/>
          </table:table-cell>
          <table:table-cell table:formula="of:=CONCATENATE(IF([.E390]=&quot;TRUE&quot;;[$Feuille2.$A$14];&quot;&quot;);[.C390];IF([.E391]&lt;&gt;&quot;TRUE&quot;;&quot;, &quot;;&quot;&quot;))" office:value-type="string" office:string-value="(SELECT TIMESTAMP_TO_SEC(TIMESTAMP(&quot;2013-04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3&quot; GROUP EACH BY repository_created_at)), ">
            <text:p>(SELECT TIMESTAMP_TO_SEC(TIMESTAMP("2013-04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0">
            <text:p>390</text:p>
          </table:table-cell>
          <table:table-cell table:style-name="ce1" office:value-type="string">
            <text:p>2013-04-04</text:p>
          </table:table-cell>
          <table:table-cell table:formula="of:=CONCATENATE([$Feuille2.$A$1];[.B391];[$Feuille2.$A$2];[$Feuille2.$A$3];[$Feuille2.$A$4];[.B391];[$Feuille2.$A$5];[$Feuille2.$A$6])" office:value-type="string" office:string-value="(SELECT TIMESTAMP_TO_SEC(TIMESTAMP(&quot;2013-04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4&quot; GROUP EACH BY repository_created_at))">
            <text:p>(SELECT TIMESTAMP_TO_SEC(TIMESTAMP("2013-04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4" GROUP EACH BY repository_created_at))</text:p>
          </table:table-cell>
          <table:table-cell table:formula="of:=MOD([.$H$1]*[.A391];[.$K$1])" office:value-type="float" office:value="630">
            <text:p/>
          </table:table-cell>
          <table:table-cell table:formula="of:=IF([.D391]=[.$H$1];&quot;TRUE&quot;;&quot;&quot;)">
            <text:p/>
          </table:table-cell>
          <table:table-cell table:formula="of:=CONCATENATE(IF([.E391]=&quot;TRUE&quot;;[$Feuille2.$A$14];&quot;&quot;);[.C391];IF([.E392]&lt;&gt;&quot;TRUE&quot;;&quot;, &quot;;&quot;&quot;))" office:value-type="string" office:string-value="(SELECT TIMESTAMP_TO_SEC(TIMESTAMP(&quot;2013-04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4&quot; GROUP EACH BY repository_created_at)), ">
            <text:p>(SELECT TIMESTAMP_TO_SEC(TIMESTAMP("2013-04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1">
            <text:p>391</text:p>
          </table:table-cell>
          <table:table-cell table:style-name="ce1" office:value-type="string">
            <text:p>2013-04-05</text:p>
          </table:table-cell>
          <table:table-cell table:formula="of:=CONCATENATE([$Feuille2.$A$1];[.B392];[$Feuille2.$A$2];[$Feuille2.$A$3];[$Feuille2.$A$4];[.B392];[$Feuille2.$A$5];[$Feuille2.$A$6])" office:value-type="string" office:string-value="(SELECT TIMESTAMP_TO_SEC(TIMESTAMP(&quot;2013-04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5&quot; GROUP EACH BY repository_created_at))">
            <text:p>(SELECT TIMESTAMP_TO_SEC(TIMESTAMP("2013-04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5" GROUP EACH BY repository_created_at))</text:p>
          </table:table-cell>
          <table:table-cell table:formula="of:=MOD([.$H$1]*[.A392];[.$K$1])" office:value-type="float" office:value="637">
            <text:p/>
          </table:table-cell>
          <table:table-cell table:formula="of:=IF([.D392]=[.$H$1];&quot;TRUE&quot;;&quot;&quot;)">
            <text:p/>
          </table:table-cell>
          <table:table-cell table:formula="of:=CONCATENATE(IF([.E392]=&quot;TRUE&quot;;[$Feuille2.$A$14];&quot;&quot;);[.C392];IF([.E393]&lt;&gt;&quot;TRUE&quot;;&quot;, &quot;;&quot;&quot;))" office:value-type="string" office:string-value="(SELECT TIMESTAMP_TO_SEC(TIMESTAMP(&quot;2013-04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5&quot; GROUP EACH BY repository_created_at)), ">
            <text:p>(SELECT TIMESTAMP_TO_SEC(TIMESTAMP("2013-04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2">
            <text:p>392</text:p>
          </table:table-cell>
          <table:table-cell table:style-name="ce1" office:value-type="string">
            <text:p>2013-04-06</text:p>
          </table:table-cell>
          <table:table-cell table:formula="of:=CONCATENATE([$Feuille2.$A$1];[.B393];[$Feuille2.$A$2];[$Feuille2.$A$3];[$Feuille2.$A$4];[.B393];[$Feuille2.$A$5];[$Feuille2.$A$6])" office:value-type="string" office:string-value="(SELECT TIMESTAMP_TO_SEC(TIMESTAMP(&quot;2013-04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6&quot; GROUP EACH BY repository_created_at))">
            <text:p>(SELECT TIMESTAMP_TO_SEC(TIMESTAMP("2013-04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6" GROUP EACH BY repository_created_at))</text:p>
          </table:table-cell>
          <table:table-cell table:formula="of:=MOD([.$H$1]*[.A393];[.$K$1])" office:value-type="float" office:value="644">
            <text:p/>
          </table:table-cell>
          <table:table-cell table:formula="of:=IF([.D393]=[.$H$1];&quot;TRUE&quot;;&quot;&quot;)">
            <text:p/>
          </table:table-cell>
          <table:table-cell table:formula="of:=CONCATENATE(IF([.E393]=&quot;TRUE&quot;;[$Feuille2.$A$14];&quot;&quot;);[.C393];IF([.E394]&lt;&gt;&quot;TRUE&quot;;&quot;, &quot;;&quot;&quot;))" office:value-type="string" office:string-value="(SELECT TIMESTAMP_TO_SEC(TIMESTAMP(&quot;2013-04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6&quot; GROUP EACH BY repository_created_at)), ">
            <text:p>(SELECT TIMESTAMP_TO_SEC(TIMESTAMP("2013-04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3">
            <text:p>393</text:p>
          </table:table-cell>
          <table:table-cell table:style-name="ce1" office:value-type="string">
            <text:p>2013-04-07</text:p>
          </table:table-cell>
          <table:table-cell table:formula="of:=CONCATENATE([$Feuille2.$A$1];[.B394];[$Feuille2.$A$2];[$Feuille2.$A$3];[$Feuille2.$A$4];[.B394];[$Feuille2.$A$5];[$Feuille2.$A$6])" office:value-type="string" office:string-value="(SELECT TIMESTAMP_TO_SEC(TIMESTAMP(&quot;2013-04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7&quot; GROUP EACH BY repository_created_at))">
            <text:p>(SELECT TIMESTAMP_TO_SEC(TIMESTAMP("2013-04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7" GROUP EACH BY repository_created_at))</text:p>
          </table:table-cell>
          <table:table-cell table:formula="of:=MOD([.$H$1]*[.A394];[.$K$1])" office:value-type="float" office:value="651">
            <text:p/>
          </table:table-cell>
          <table:table-cell table:formula="of:=IF([.D394]=[.$H$1];&quot;TRUE&quot;;&quot;&quot;)">
            <text:p/>
          </table:table-cell>
          <table:table-cell table:formula="of:=CONCATENATE(IF([.E394]=&quot;TRUE&quot;;[$Feuille2.$A$14];&quot;&quot;);[.C394];IF([.E395]&lt;&gt;&quot;TRUE&quot;;&quot;, &quot;;&quot;&quot;))" office:value-type="string" office:string-value="(SELECT TIMESTAMP_TO_SEC(TIMESTAMP(&quot;2013-04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7&quot; GROUP EACH BY repository_created_at)), ">
            <text:p>(SELECT TIMESTAMP_TO_SEC(TIMESTAMP("2013-04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4">
            <text:p>394</text:p>
          </table:table-cell>
          <table:table-cell table:style-name="ce1" office:value-type="string">
            <text:p>2013-04-08</text:p>
          </table:table-cell>
          <table:table-cell table:formula="of:=CONCATENATE([$Feuille2.$A$1];[.B395];[$Feuille2.$A$2];[$Feuille2.$A$3];[$Feuille2.$A$4];[.B395];[$Feuille2.$A$5];[$Feuille2.$A$6])" office:value-type="string" office:string-value="(SELECT TIMESTAMP_TO_SEC(TIMESTAMP(&quot;2013-04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8&quot; GROUP EACH BY repository_created_at))">
            <text:p>(SELECT TIMESTAMP_TO_SEC(TIMESTAMP("2013-04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8" GROUP EACH BY repository_created_at))</text:p>
          </table:table-cell>
          <table:table-cell table:formula="of:=MOD([.$H$1]*[.A395];[.$K$1])" office:value-type="float" office:value="658">
            <text:p/>
          </table:table-cell>
          <table:table-cell table:formula="of:=IF([.D395]=[.$H$1];&quot;TRUE&quot;;&quot;&quot;)">
            <text:p/>
          </table:table-cell>
          <table:table-cell table:formula="of:=CONCATENATE(IF([.E395]=&quot;TRUE&quot;;[$Feuille2.$A$14];&quot;&quot;);[.C395];IF([.E396]&lt;&gt;&quot;TRUE&quot;;&quot;, &quot;;&quot;&quot;))" office:value-type="string" office:string-value="(SELECT TIMESTAMP_TO_SEC(TIMESTAMP(&quot;2013-04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8&quot; GROUP EACH BY repository_created_at)), ">
            <text:p>(SELECT TIMESTAMP_TO_SEC(TIMESTAMP("2013-04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5">
            <text:p>395</text:p>
          </table:table-cell>
          <table:table-cell table:style-name="ce1" office:value-type="string">
            <text:p>2013-04-09</text:p>
          </table:table-cell>
          <table:table-cell table:formula="of:=CONCATENATE([$Feuille2.$A$1];[.B396];[$Feuille2.$A$2];[$Feuille2.$A$3];[$Feuille2.$A$4];[.B396];[$Feuille2.$A$5];[$Feuille2.$A$6])" office:value-type="string" office:string-value="(SELECT TIMESTAMP_TO_SEC(TIMESTAMP(&quot;2013-04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9&quot; GROUP EACH BY repository_created_at))">
            <text:p>(SELECT TIMESTAMP_TO_SEC(TIMESTAMP("2013-04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9" GROUP EACH BY repository_created_at))</text:p>
          </table:table-cell>
          <table:table-cell table:formula="of:=MOD([.$H$1]*[.A396];[.$K$1])" office:value-type="float" office:value="665">
            <text:p/>
          </table:table-cell>
          <table:table-cell table:formula="of:=IF([.D396]=[.$H$1];&quot;TRUE&quot;;&quot;&quot;)">
            <text:p/>
          </table:table-cell>
          <table:table-cell table:formula="of:=CONCATENATE(IF([.E396]=&quot;TRUE&quot;;[$Feuille2.$A$14];&quot;&quot;);[.C396];IF([.E397]&lt;&gt;&quot;TRUE&quot;;&quot;, &quot;;&quot;&quot;))" office:value-type="string" office:string-value="(SELECT TIMESTAMP_TO_SEC(TIMESTAMP(&quot;2013-04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09&quot; GROUP EACH BY repository_created_at)), ">
            <text:p>(SELECT TIMESTAMP_TO_SEC(TIMESTAMP("2013-04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6">
            <text:p>396</text:p>
          </table:table-cell>
          <table:table-cell table:style-name="ce1" office:value-type="string">
            <text:p>2013-04-10</text:p>
          </table:table-cell>
          <table:table-cell table:formula="of:=CONCATENATE([$Feuille2.$A$1];[.B397];[$Feuille2.$A$2];[$Feuille2.$A$3];[$Feuille2.$A$4];[.B397];[$Feuille2.$A$5];[$Feuille2.$A$6])" office:value-type="string" office:string-value="(SELECT TIMESTAMP_TO_SEC(TIMESTAMP(&quot;2013-04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0&quot; GROUP EACH BY repository_created_at))">
            <text:p>(SELECT TIMESTAMP_TO_SEC(TIMESTAMP("2013-04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0" GROUP EACH BY repository_created_at))</text:p>
          </table:table-cell>
          <table:table-cell table:formula="of:=MOD([.$H$1]*[.A397];[.$K$1])" office:value-type="float" office:value="672">
            <text:p/>
          </table:table-cell>
          <table:table-cell table:formula="of:=IF([.D397]=[.$H$1];&quot;TRUE&quot;;&quot;&quot;)">
            <text:p/>
          </table:table-cell>
          <table:table-cell table:formula="of:=CONCATENATE(IF([.E397]=&quot;TRUE&quot;;[$Feuille2.$A$14];&quot;&quot;);[.C397];IF([.E398]&lt;&gt;&quot;TRUE&quot;;&quot;, &quot;;&quot;&quot;))" office:value-type="string" office:string-value="(SELECT TIMESTAMP_TO_SEC(TIMESTAMP(&quot;2013-04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0&quot; GROUP EACH BY repository_created_at)), ">
            <text:p>(SELECT TIMESTAMP_TO_SEC(TIMESTAMP("2013-04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7">
            <text:p>397</text:p>
          </table:table-cell>
          <table:table-cell table:style-name="ce1" office:value-type="string">
            <text:p>2013-04-11</text:p>
          </table:table-cell>
          <table:table-cell table:formula="of:=CONCATENATE([$Feuille2.$A$1];[.B398];[$Feuille2.$A$2];[$Feuille2.$A$3];[$Feuille2.$A$4];[.B398];[$Feuille2.$A$5];[$Feuille2.$A$6])" office:value-type="string" office:string-value="(SELECT TIMESTAMP_TO_SEC(TIMESTAMP(&quot;2013-04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1&quot; GROUP EACH BY repository_created_at))">
            <text:p>(SELECT TIMESTAMP_TO_SEC(TIMESTAMP("2013-04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1" GROUP EACH BY repository_created_at))</text:p>
          </table:table-cell>
          <table:table-cell table:formula="of:=MOD([.$H$1]*[.A398];[.$K$1])" office:value-type="float" office:value="679">
            <text:p/>
          </table:table-cell>
          <table:table-cell table:formula="of:=IF([.D398]=[.$H$1];&quot;TRUE&quot;;&quot;&quot;)">
            <text:p/>
          </table:table-cell>
          <table:table-cell table:formula="of:=CONCATENATE(IF([.E398]=&quot;TRUE&quot;;[$Feuille2.$A$14];&quot;&quot;);[.C398];IF([.E399]&lt;&gt;&quot;TRUE&quot;;&quot;, &quot;;&quot;&quot;))" office:value-type="string" office:string-value="(SELECT TIMESTAMP_TO_SEC(TIMESTAMP(&quot;2013-04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1&quot; GROUP EACH BY repository_created_at)), ">
            <text:p>(SELECT TIMESTAMP_TO_SEC(TIMESTAMP("2013-04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8">
            <text:p>398</text:p>
          </table:table-cell>
          <table:table-cell table:style-name="ce1" office:value-type="string">
            <text:p>2013-04-12</text:p>
          </table:table-cell>
          <table:table-cell table:formula="of:=CONCATENATE([$Feuille2.$A$1];[.B399];[$Feuille2.$A$2];[$Feuille2.$A$3];[$Feuille2.$A$4];[.B399];[$Feuille2.$A$5];[$Feuille2.$A$6])" office:value-type="string" office:string-value="(SELECT TIMESTAMP_TO_SEC(TIMESTAMP(&quot;2013-04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2&quot; GROUP EACH BY repository_created_at))">
            <text:p>(SELECT TIMESTAMP_TO_SEC(TIMESTAMP("2013-04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2" GROUP EACH BY repository_created_at))</text:p>
          </table:table-cell>
          <table:table-cell table:formula="of:=MOD([.$H$1]*[.A399];[.$K$1])" office:value-type="float" office:value="686">
            <text:p/>
          </table:table-cell>
          <table:table-cell table:formula="of:=IF([.D399]=[.$H$1];&quot;TRUE&quot;;&quot;&quot;)">
            <text:p/>
          </table:table-cell>
          <table:table-cell table:formula="of:=CONCATENATE(IF([.E399]=&quot;TRUE&quot;;[$Feuille2.$A$14];&quot;&quot;);[.C399];IF([.E400]&lt;&gt;&quot;TRUE&quot;;&quot;, &quot;;&quot;&quot;))" office:value-type="string" office:string-value="(SELECT TIMESTAMP_TO_SEC(TIMESTAMP(&quot;2013-04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2&quot; GROUP EACH BY repository_created_at)), ">
            <text:p>(SELECT TIMESTAMP_TO_SEC(TIMESTAMP("2013-04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399">
            <text:p>399</text:p>
          </table:table-cell>
          <table:table-cell table:style-name="ce1" office:value-type="string">
            <text:p>2013-04-13</text:p>
          </table:table-cell>
          <table:table-cell table:formula="of:=CONCATENATE([$Feuille2.$A$1];[.B400];[$Feuille2.$A$2];[$Feuille2.$A$3];[$Feuille2.$A$4];[.B400];[$Feuille2.$A$5];[$Feuille2.$A$6])" office:value-type="string" office:string-value="(SELECT TIMESTAMP_TO_SEC(TIMESTAMP(&quot;2013-04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3&quot; GROUP EACH BY repository_created_at))">
            <text:p>(SELECT TIMESTAMP_TO_SEC(TIMESTAMP("2013-04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3" GROUP EACH BY repository_created_at))</text:p>
          </table:table-cell>
          <table:table-cell table:formula="of:=MOD([.$H$1]*[.A400];[.$K$1])" office:value-type="float" office:value="693">
            <text:p/>
          </table:table-cell>
          <table:table-cell table:formula="of:=IF([.D400]=[.$H$1];&quot;TRUE&quot;;&quot;&quot;)">
            <text:p/>
          </table:table-cell>
          <table:table-cell table:formula="of:=CONCATENATE(IF([.E400]=&quot;TRUE&quot;;[$Feuille2.$A$14];&quot;&quot;);[.C400];IF([.E401]&lt;&gt;&quot;TRUE&quot;;&quot;, &quot;;&quot;&quot;))" office:value-type="string" office:string-value="(SELECT TIMESTAMP_TO_SEC(TIMESTAMP(&quot;2013-04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3&quot; GROUP EACH BY repository_created_at)), ">
            <text:p>(SELECT TIMESTAMP_TO_SEC(TIMESTAMP("2013-04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string">
            <text:p>2013-04-14</text:p>
          </table:table-cell>
          <table:table-cell table:formula="of:=CONCATENATE([$Feuille2.$A$1];[.B401];[$Feuille2.$A$2];[$Feuille2.$A$3];[$Feuille2.$A$4];[.B401];[$Feuille2.$A$5];[$Feuille2.$A$6])" office:value-type="string" office:string-value="(SELECT TIMESTAMP_TO_SEC(TIMESTAMP(&quot;2013-04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4&quot; GROUP EACH BY repository_created_at))">
            <text:p>(SELECT TIMESTAMP_TO_SEC(TIMESTAMP("2013-04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4" GROUP EACH BY repository_created_at))</text:p>
          </table:table-cell>
          <table:table-cell table:formula="of:=MOD([.$H$1]*[.A401];[.$K$1])" office:value-type="float" office:value="0">
            <text:p>0</text:p>
          </table:table-cell>
          <table:table-cell table:formula="of:=IF([.D401]=[.$H$1];&quot;TRUE&quot;;&quot;&quot;)">
            <text:p/>
          </table:table-cell>
          <table:table-cell table:formula="of:=CONCATENATE(IF([.E401]=&quot;TRUE&quot;;[$Feuille2.$A$14];&quot;&quot;);[.C401];IF([.E402]&lt;&gt;&quot;TRUE&quot;;&quot;, &quot;;&quot;&quot;))" office:value-type="string" office:string-value="(SELECT TIMESTAMP_TO_SEC(TIMESTAMP(&quot;2013-04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4&quot; GROUP EACH BY repository_created_at))">
            <text:p>(SELECT TIMESTAMP_TO_SEC(TIMESTAMP("2013-04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4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401">
            <text:p>401</text:p>
          </table:table-cell>
          <table:table-cell table:style-name="ce1" office:value-type="string">
            <text:p>2013-04-15</text:p>
          </table:table-cell>
          <table:table-cell table:formula="of:=CONCATENATE([$Feuille2.$A$1];[.B402];[$Feuille2.$A$2];[$Feuille2.$A$3];[$Feuille2.$A$4];[.B402];[$Feuille2.$A$5];[$Feuille2.$A$6])" office:value-type="string" office:string-value="(SELECT TIMESTAMP_TO_SEC(TIMESTAMP(&quot;2013-04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5&quot; GROUP EACH BY repository_created_at))">
            <text:p>(SELECT TIMESTAMP_TO_SEC(TIMESTAMP("2013-04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5" GROUP EACH BY repository_created_at))</text:p>
          </table:table-cell>
          <table:table-cell table:formula="of:=MOD([.$H$1]*[.A402];[.$K$1])" office:value-type="float" office:value="7">
            <text:p/>
          </table:table-cell>
          <table:table-cell table:formula="of:=IF([.D402]=[.$H$1];&quot;TRUE&quot;;&quot;&quot;)" office:value-type="string" office:string-value="TRUE">
            <text:p>TRUE</text:p>
          </table:table-cell>
          <table:table-cell table:formula="of:=CONCATENATE(IF([.E402]=&quot;TRUE&quot;;[$Feuille2.$A$14];&quot;&quot;);[.C402];IF([.E403]&lt;&gt;&quot;TRUE&quot;;&quot;, &quot;;&quot;&quot;))" office:value-type="string" office:string-value="SELECT * FROM (SELECT TIMESTAMP_TO_SEC(TIMESTAMP(&quot;2013-04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5&quot; GROUP EACH BY repository_created_at)), ">
            <text:p>SELECT * FROM (SELECT TIMESTAMP_TO_SEC(TIMESTAMP("2013-04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5" GROUP EACH BY repository_created_at)), </text:p>
          </table:table-cell>
          <table:table-cell table:number-columns-repeated="14"/>
          <table:table-cell office:value-type="float" office:value="587">
            <text:p>587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style-name="ce1" office:value-type="string">
            <text:p>2013-04-16</text:p>
          </table:table-cell>
          <table:table-cell table:formula="of:=CONCATENATE([$Feuille2.$A$1];[.B403];[$Feuille2.$A$2];[$Feuille2.$A$3];[$Feuille2.$A$4];[.B403];[$Feuille2.$A$5];[$Feuille2.$A$6])" office:value-type="string" office:string-value="(SELECT TIMESTAMP_TO_SEC(TIMESTAMP(&quot;2013-04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6&quot; GROUP EACH BY repository_created_at))">
            <text:p>(SELECT TIMESTAMP_TO_SEC(TIMESTAMP("2013-04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6" GROUP EACH BY repository_created_at))</text:p>
          </table:table-cell>
          <table:table-cell table:formula="of:=MOD([.$H$1]*[.A403];[.$K$1])" office:value-type="float" office:value="14">
            <text:p/>
          </table:table-cell>
          <table:table-cell table:formula="of:=IF([.D403]=[.$H$1];&quot;TRUE&quot;;&quot;&quot;)">
            <text:p/>
          </table:table-cell>
          <table:table-cell table:formula="of:=CONCATENATE(IF([.E403]=&quot;TRUE&quot;;[$Feuille2.$A$14];&quot;&quot;);[.C403];IF([.E404]&lt;&gt;&quot;TRUE&quot;;&quot;, &quot;;&quot;&quot;))" office:value-type="string" office:string-value="(SELECT TIMESTAMP_TO_SEC(TIMESTAMP(&quot;2013-04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6&quot; GROUP EACH BY repository_created_at)), ">
            <text:p>(SELECT TIMESTAMP_TO_SEC(TIMESTAMP("2013-04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3">
            <text:p>403</text:p>
          </table:table-cell>
          <table:table-cell table:style-name="ce1" office:value-type="string">
            <text:p>2013-04-17</text:p>
          </table:table-cell>
          <table:table-cell table:formula="of:=CONCATENATE([$Feuille2.$A$1];[.B404];[$Feuille2.$A$2];[$Feuille2.$A$3];[$Feuille2.$A$4];[.B404];[$Feuille2.$A$5];[$Feuille2.$A$6])" office:value-type="string" office:string-value="(SELECT TIMESTAMP_TO_SEC(TIMESTAMP(&quot;2013-04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7&quot; GROUP EACH BY repository_created_at))">
            <text:p>(SELECT TIMESTAMP_TO_SEC(TIMESTAMP("2013-04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7" GROUP EACH BY repository_created_at))</text:p>
          </table:table-cell>
          <table:table-cell table:formula="of:=MOD([.$H$1]*[.A404];[.$K$1])" office:value-type="float" office:value="21">
            <text:p/>
          </table:table-cell>
          <table:table-cell table:formula="of:=IF([.D404]=[.$H$1];&quot;TRUE&quot;;&quot;&quot;)">
            <text:p/>
          </table:table-cell>
          <table:table-cell table:formula="of:=CONCATENATE(IF([.E404]=&quot;TRUE&quot;;[$Feuille2.$A$14];&quot;&quot;);[.C404];IF([.E405]&lt;&gt;&quot;TRUE&quot;;&quot;, &quot;;&quot;&quot;))" office:value-type="string" office:string-value="(SELECT TIMESTAMP_TO_SEC(TIMESTAMP(&quot;2013-04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7&quot; GROUP EACH BY repository_created_at)), ">
            <text:p>(SELECT TIMESTAMP_TO_SEC(TIMESTAMP("2013-04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4">
            <text:p>404</text:p>
          </table:table-cell>
          <table:table-cell table:style-name="ce1" office:value-type="string">
            <text:p>2013-04-18</text:p>
          </table:table-cell>
          <table:table-cell table:formula="of:=CONCATENATE([$Feuille2.$A$1];[.B405];[$Feuille2.$A$2];[$Feuille2.$A$3];[$Feuille2.$A$4];[.B405];[$Feuille2.$A$5];[$Feuille2.$A$6])" office:value-type="string" office:string-value="(SELECT TIMESTAMP_TO_SEC(TIMESTAMP(&quot;2013-04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8&quot; GROUP EACH BY repository_created_at))">
            <text:p>(SELECT TIMESTAMP_TO_SEC(TIMESTAMP("2013-04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8" GROUP EACH BY repository_created_at))</text:p>
          </table:table-cell>
          <table:table-cell table:formula="of:=MOD([.$H$1]*[.A405];[.$K$1])" office:value-type="float" office:value="28">
            <text:p/>
          </table:table-cell>
          <table:table-cell table:formula="of:=IF([.D405]=[.$H$1];&quot;TRUE&quot;;&quot;&quot;)">
            <text:p/>
          </table:table-cell>
          <table:table-cell table:formula="of:=CONCATENATE(IF([.E405]=&quot;TRUE&quot;;[$Feuille2.$A$14];&quot;&quot;);[.C405];IF([.E406]&lt;&gt;&quot;TRUE&quot;;&quot;, &quot;;&quot;&quot;))" office:value-type="string" office:string-value="(SELECT TIMESTAMP_TO_SEC(TIMESTAMP(&quot;2013-04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8&quot; GROUP EACH BY repository_created_at)), ">
            <text:p>(SELECT TIMESTAMP_TO_SEC(TIMESTAMP("2013-04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5">
            <text:p>405</text:p>
          </table:table-cell>
          <table:table-cell table:style-name="ce1" office:value-type="string">
            <text:p>2013-04-19</text:p>
          </table:table-cell>
          <table:table-cell table:formula="of:=CONCATENATE([$Feuille2.$A$1];[.B406];[$Feuille2.$A$2];[$Feuille2.$A$3];[$Feuille2.$A$4];[.B406];[$Feuille2.$A$5];[$Feuille2.$A$6])" office:value-type="string" office:string-value="(SELECT TIMESTAMP_TO_SEC(TIMESTAMP(&quot;2013-04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9&quot; GROUP EACH BY repository_created_at))">
            <text:p>(SELECT TIMESTAMP_TO_SEC(TIMESTAMP("2013-04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9" GROUP EACH BY repository_created_at))</text:p>
          </table:table-cell>
          <table:table-cell table:formula="of:=MOD([.$H$1]*[.A406];[.$K$1])" office:value-type="float" office:value="35">
            <text:p/>
          </table:table-cell>
          <table:table-cell table:formula="of:=IF([.D406]=[.$H$1];&quot;TRUE&quot;;&quot;&quot;)">
            <text:p/>
          </table:table-cell>
          <table:table-cell table:formula="of:=CONCATENATE(IF([.E406]=&quot;TRUE&quot;;[$Feuille2.$A$14];&quot;&quot;);[.C406];IF([.E407]&lt;&gt;&quot;TRUE&quot;;&quot;, &quot;;&quot;&quot;))" office:value-type="string" office:string-value="(SELECT TIMESTAMP_TO_SEC(TIMESTAMP(&quot;2013-04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19&quot; GROUP EACH BY repository_created_at)), ">
            <text:p>(SELECT TIMESTAMP_TO_SEC(TIMESTAMP("2013-04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6">
            <text:p>406</text:p>
          </table:table-cell>
          <table:table-cell table:style-name="ce1" office:value-type="string">
            <text:p>2013-04-20</text:p>
          </table:table-cell>
          <table:table-cell table:formula="of:=CONCATENATE([$Feuille2.$A$1];[.B407];[$Feuille2.$A$2];[$Feuille2.$A$3];[$Feuille2.$A$4];[.B407];[$Feuille2.$A$5];[$Feuille2.$A$6])" office:value-type="string" office:string-value="(SELECT TIMESTAMP_TO_SEC(TIMESTAMP(&quot;2013-04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0&quot; GROUP EACH BY repository_created_at))">
            <text:p>(SELECT TIMESTAMP_TO_SEC(TIMESTAMP("2013-04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0" GROUP EACH BY repository_created_at))</text:p>
          </table:table-cell>
          <table:table-cell table:formula="of:=MOD([.$H$1]*[.A407];[.$K$1])" office:value-type="float" office:value="42">
            <text:p/>
          </table:table-cell>
          <table:table-cell table:formula="of:=IF([.D407]=[.$H$1];&quot;TRUE&quot;;&quot;&quot;)">
            <text:p/>
          </table:table-cell>
          <table:table-cell table:formula="of:=CONCATENATE(IF([.E407]=&quot;TRUE&quot;;[$Feuille2.$A$14];&quot;&quot;);[.C407];IF([.E408]&lt;&gt;&quot;TRUE&quot;;&quot;, &quot;;&quot;&quot;))" office:value-type="string" office:string-value="(SELECT TIMESTAMP_TO_SEC(TIMESTAMP(&quot;2013-04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0&quot; GROUP EACH BY repository_created_at)), ">
            <text:p>(SELECT TIMESTAMP_TO_SEC(TIMESTAMP("2013-04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7">
            <text:p>407</text:p>
          </table:table-cell>
          <table:table-cell table:style-name="ce1" office:value-type="string">
            <text:p>2013-04-21</text:p>
          </table:table-cell>
          <table:table-cell table:formula="of:=CONCATENATE([$Feuille2.$A$1];[.B408];[$Feuille2.$A$2];[$Feuille2.$A$3];[$Feuille2.$A$4];[.B408];[$Feuille2.$A$5];[$Feuille2.$A$6])" office:value-type="string" office:string-value="(SELECT TIMESTAMP_TO_SEC(TIMESTAMP(&quot;2013-04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1&quot; GROUP EACH BY repository_created_at))">
            <text:p>(SELECT TIMESTAMP_TO_SEC(TIMESTAMP("2013-04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1" GROUP EACH BY repository_created_at))</text:p>
          </table:table-cell>
          <table:table-cell table:formula="of:=MOD([.$H$1]*[.A408];[.$K$1])" office:value-type="float" office:value="49">
            <text:p/>
          </table:table-cell>
          <table:table-cell table:formula="of:=IF([.D408]=[.$H$1];&quot;TRUE&quot;;&quot;&quot;)">
            <text:p/>
          </table:table-cell>
          <table:table-cell table:formula="of:=CONCATENATE(IF([.E408]=&quot;TRUE&quot;;[$Feuille2.$A$14];&quot;&quot;);[.C408];IF([.E409]&lt;&gt;&quot;TRUE&quot;;&quot;, &quot;;&quot;&quot;))" office:value-type="string" office:string-value="(SELECT TIMESTAMP_TO_SEC(TIMESTAMP(&quot;2013-04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1&quot; GROUP EACH BY repository_created_at)), ">
            <text:p>(SELECT TIMESTAMP_TO_SEC(TIMESTAMP("2013-04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8">
            <text:p>408</text:p>
          </table:table-cell>
          <table:table-cell table:style-name="ce1" office:value-type="string">
            <text:p>2013-04-22</text:p>
          </table:table-cell>
          <table:table-cell table:formula="of:=CONCATENATE([$Feuille2.$A$1];[.B409];[$Feuille2.$A$2];[$Feuille2.$A$3];[$Feuille2.$A$4];[.B409];[$Feuille2.$A$5];[$Feuille2.$A$6])" office:value-type="string" office:string-value="(SELECT TIMESTAMP_TO_SEC(TIMESTAMP(&quot;2013-04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2&quot; GROUP EACH BY repository_created_at))">
            <text:p>(SELECT TIMESTAMP_TO_SEC(TIMESTAMP("2013-04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2" GROUP EACH BY repository_created_at))</text:p>
          </table:table-cell>
          <table:table-cell table:formula="of:=MOD([.$H$1]*[.A409];[.$K$1])" office:value-type="float" office:value="56">
            <text:p/>
          </table:table-cell>
          <table:table-cell table:formula="of:=IF([.D409]=[.$H$1];&quot;TRUE&quot;;&quot;&quot;)">
            <text:p/>
          </table:table-cell>
          <table:table-cell table:formula="of:=CONCATENATE(IF([.E409]=&quot;TRUE&quot;;[$Feuille2.$A$14];&quot;&quot;);[.C409];IF([.E410]&lt;&gt;&quot;TRUE&quot;;&quot;, &quot;;&quot;&quot;))" office:value-type="string" office:string-value="(SELECT TIMESTAMP_TO_SEC(TIMESTAMP(&quot;2013-04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2&quot; GROUP EACH BY repository_created_at)), ">
            <text:p>(SELECT TIMESTAMP_TO_SEC(TIMESTAMP("2013-04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09">
            <text:p>409</text:p>
          </table:table-cell>
          <table:table-cell table:style-name="ce1" office:value-type="string">
            <text:p>2013-04-23</text:p>
          </table:table-cell>
          <table:table-cell table:formula="of:=CONCATENATE([$Feuille2.$A$1];[.B410];[$Feuille2.$A$2];[$Feuille2.$A$3];[$Feuille2.$A$4];[.B410];[$Feuille2.$A$5];[$Feuille2.$A$6])" office:value-type="string" office:string-value="(SELECT TIMESTAMP_TO_SEC(TIMESTAMP(&quot;2013-04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3&quot; GROUP EACH BY repository_created_at))">
            <text:p>(SELECT TIMESTAMP_TO_SEC(TIMESTAMP("2013-04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3" GROUP EACH BY repository_created_at))</text:p>
          </table:table-cell>
          <table:table-cell table:formula="of:=MOD([.$H$1]*[.A410];[.$K$1])" office:value-type="float" office:value="63">
            <text:p/>
          </table:table-cell>
          <table:table-cell table:formula="of:=IF([.D410]=[.$H$1];&quot;TRUE&quot;;&quot;&quot;)">
            <text:p/>
          </table:table-cell>
          <table:table-cell table:formula="of:=CONCATENATE(IF([.E410]=&quot;TRUE&quot;;[$Feuille2.$A$14];&quot;&quot;);[.C410];IF([.E411]&lt;&gt;&quot;TRUE&quot;;&quot;, &quot;;&quot;&quot;))" office:value-type="string" office:string-value="(SELECT TIMESTAMP_TO_SEC(TIMESTAMP(&quot;2013-04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3&quot; GROUP EACH BY repository_created_at)), ">
            <text:p>(SELECT TIMESTAMP_TO_SEC(TIMESTAMP("2013-04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0">
            <text:p>410</text:p>
          </table:table-cell>
          <table:table-cell table:style-name="ce1" office:value-type="string">
            <text:p>2013-04-24</text:p>
          </table:table-cell>
          <table:table-cell table:formula="of:=CONCATENATE([$Feuille2.$A$1];[.B411];[$Feuille2.$A$2];[$Feuille2.$A$3];[$Feuille2.$A$4];[.B411];[$Feuille2.$A$5];[$Feuille2.$A$6])" office:value-type="string" office:string-value="(SELECT TIMESTAMP_TO_SEC(TIMESTAMP(&quot;2013-04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4&quot; GROUP EACH BY repository_created_at))">
            <text:p>(SELECT TIMESTAMP_TO_SEC(TIMESTAMP("2013-04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4" GROUP EACH BY repository_created_at))</text:p>
          </table:table-cell>
          <table:table-cell table:formula="of:=MOD([.$H$1]*[.A411];[.$K$1])" office:value-type="float" office:value="70">
            <text:p/>
          </table:table-cell>
          <table:table-cell table:formula="of:=IF([.D411]=[.$H$1];&quot;TRUE&quot;;&quot;&quot;)">
            <text:p/>
          </table:table-cell>
          <table:table-cell table:formula="of:=CONCATENATE(IF([.E411]=&quot;TRUE&quot;;[$Feuille2.$A$14];&quot;&quot;);[.C411];IF([.E412]&lt;&gt;&quot;TRUE&quot;;&quot;, &quot;;&quot;&quot;))" office:value-type="string" office:string-value="(SELECT TIMESTAMP_TO_SEC(TIMESTAMP(&quot;2013-04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4&quot; GROUP EACH BY repository_created_at)), ">
            <text:p>(SELECT TIMESTAMP_TO_SEC(TIMESTAMP("2013-04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1">
            <text:p>411</text:p>
          </table:table-cell>
          <table:table-cell table:style-name="ce1" office:value-type="string">
            <text:p>2013-04-25</text:p>
          </table:table-cell>
          <table:table-cell table:formula="of:=CONCATENATE([$Feuille2.$A$1];[.B412];[$Feuille2.$A$2];[$Feuille2.$A$3];[$Feuille2.$A$4];[.B412];[$Feuille2.$A$5];[$Feuille2.$A$6])" office:value-type="string" office:string-value="(SELECT TIMESTAMP_TO_SEC(TIMESTAMP(&quot;2013-04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5&quot; GROUP EACH BY repository_created_at))">
            <text:p>(SELECT TIMESTAMP_TO_SEC(TIMESTAMP("2013-04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5" GROUP EACH BY repository_created_at))</text:p>
          </table:table-cell>
          <table:table-cell table:formula="of:=MOD([.$H$1]*[.A412];[.$K$1])" office:value-type="float" office:value="77">
            <text:p/>
          </table:table-cell>
          <table:table-cell table:formula="of:=IF([.D412]=[.$H$1];&quot;TRUE&quot;;&quot;&quot;)">
            <text:p/>
          </table:table-cell>
          <table:table-cell table:formula="of:=CONCATENATE(IF([.E412]=&quot;TRUE&quot;;[$Feuille2.$A$14];&quot;&quot;);[.C412];IF([.E413]&lt;&gt;&quot;TRUE&quot;;&quot;, &quot;;&quot;&quot;))" office:value-type="string" office:string-value="(SELECT TIMESTAMP_TO_SEC(TIMESTAMP(&quot;2013-04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5&quot; GROUP EACH BY repository_created_at)), ">
            <text:p>(SELECT TIMESTAMP_TO_SEC(TIMESTAMP("2013-04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2">
            <text:p>412</text:p>
          </table:table-cell>
          <table:table-cell table:style-name="ce1" office:value-type="string">
            <text:p>2013-04-26</text:p>
          </table:table-cell>
          <table:table-cell table:formula="of:=CONCATENATE([$Feuille2.$A$1];[.B413];[$Feuille2.$A$2];[$Feuille2.$A$3];[$Feuille2.$A$4];[.B413];[$Feuille2.$A$5];[$Feuille2.$A$6])" office:value-type="string" office:string-value="(SELECT TIMESTAMP_TO_SEC(TIMESTAMP(&quot;2013-04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6&quot; GROUP EACH BY repository_created_at))">
            <text:p>(SELECT TIMESTAMP_TO_SEC(TIMESTAMP("2013-04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6" GROUP EACH BY repository_created_at))</text:p>
          </table:table-cell>
          <table:table-cell table:formula="of:=MOD([.$H$1]*[.A413];[.$K$1])" office:value-type="float" office:value="84">
            <text:p/>
          </table:table-cell>
          <table:table-cell table:formula="of:=IF([.D413]=[.$H$1];&quot;TRUE&quot;;&quot;&quot;)">
            <text:p/>
          </table:table-cell>
          <table:table-cell table:formula="of:=CONCATENATE(IF([.E413]=&quot;TRUE&quot;;[$Feuille2.$A$14];&quot;&quot;);[.C413];IF([.E414]&lt;&gt;&quot;TRUE&quot;;&quot;, &quot;;&quot;&quot;))" office:value-type="string" office:string-value="(SELECT TIMESTAMP_TO_SEC(TIMESTAMP(&quot;2013-04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6&quot; GROUP EACH BY repository_created_at)), ">
            <text:p>(SELECT TIMESTAMP_TO_SEC(TIMESTAMP("2013-04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3">
            <text:p>413</text:p>
          </table:table-cell>
          <table:table-cell table:style-name="ce1" office:value-type="string">
            <text:p>2013-04-27</text:p>
          </table:table-cell>
          <table:table-cell table:formula="of:=CONCATENATE([$Feuille2.$A$1];[.B414];[$Feuille2.$A$2];[$Feuille2.$A$3];[$Feuille2.$A$4];[.B414];[$Feuille2.$A$5];[$Feuille2.$A$6])" office:value-type="string" office:string-value="(SELECT TIMESTAMP_TO_SEC(TIMESTAMP(&quot;2013-04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7&quot; GROUP EACH BY repository_created_at))">
            <text:p>(SELECT TIMESTAMP_TO_SEC(TIMESTAMP("2013-04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7" GROUP EACH BY repository_created_at))</text:p>
          </table:table-cell>
          <table:table-cell table:formula="of:=MOD([.$H$1]*[.A414];[.$K$1])" office:value-type="float" office:value="91">
            <text:p/>
          </table:table-cell>
          <table:table-cell table:formula="of:=IF([.D414]=[.$H$1];&quot;TRUE&quot;;&quot;&quot;)">
            <text:p/>
          </table:table-cell>
          <table:table-cell table:formula="of:=CONCATENATE(IF([.E414]=&quot;TRUE&quot;;[$Feuille2.$A$14];&quot;&quot;);[.C414];IF([.E415]&lt;&gt;&quot;TRUE&quot;;&quot;, &quot;;&quot;&quot;))" office:value-type="string" office:string-value="(SELECT TIMESTAMP_TO_SEC(TIMESTAMP(&quot;2013-04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7&quot; GROUP EACH BY repository_created_at)), ">
            <text:p>(SELECT TIMESTAMP_TO_SEC(TIMESTAMP("2013-04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4">
            <text:p>414</text:p>
          </table:table-cell>
          <table:table-cell table:style-name="ce1" office:value-type="string">
            <text:p>2013-04-28</text:p>
          </table:table-cell>
          <table:table-cell table:formula="of:=CONCATENATE([$Feuille2.$A$1];[.B415];[$Feuille2.$A$2];[$Feuille2.$A$3];[$Feuille2.$A$4];[.B415];[$Feuille2.$A$5];[$Feuille2.$A$6])" office:value-type="string" office:string-value="(SELECT TIMESTAMP_TO_SEC(TIMESTAMP(&quot;2013-04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8&quot; GROUP EACH BY repository_created_at))">
            <text:p>(SELECT TIMESTAMP_TO_SEC(TIMESTAMP("2013-04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8" GROUP EACH BY repository_created_at))</text:p>
          </table:table-cell>
          <table:table-cell table:formula="of:=MOD([.$H$1]*[.A415];[.$K$1])" office:value-type="float" office:value="98">
            <text:p/>
          </table:table-cell>
          <table:table-cell table:formula="of:=IF([.D415]=[.$H$1];&quot;TRUE&quot;;&quot;&quot;)">
            <text:p/>
          </table:table-cell>
          <table:table-cell table:formula="of:=CONCATENATE(IF([.E415]=&quot;TRUE&quot;;[$Feuille2.$A$14];&quot;&quot;);[.C415];IF([.E416]&lt;&gt;&quot;TRUE&quot;;&quot;, &quot;;&quot;&quot;))" office:value-type="string" office:string-value="(SELECT TIMESTAMP_TO_SEC(TIMESTAMP(&quot;2013-04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8&quot; GROUP EACH BY repository_created_at)), ">
            <text:p>(SELECT TIMESTAMP_TO_SEC(TIMESTAMP("2013-04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5">
            <text:p>415</text:p>
          </table:table-cell>
          <table:table-cell table:style-name="ce1" office:value-type="string">
            <text:p>2013-04-29</text:p>
          </table:table-cell>
          <table:table-cell table:formula="of:=CONCATENATE([$Feuille2.$A$1];[.B416];[$Feuille2.$A$2];[$Feuille2.$A$3];[$Feuille2.$A$4];[.B416];[$Feuille2.$A$5];[$Feuille2.$A$6])" office:value-type="string" office:string-value="(SELECT TIMESTAMP_TO_SEC(TIMESTAMP(&quot;2013-04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9&quot; GROUP EACH BY repository_created_at))">
            <text:p>(SELECT TIMESTAMP_TO_SEC(TIMESTAMP("2013-04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9" GROUP EACH BY repository_created_at))</text:p>
          </table:table-cell>
          <table:table-cell table:formula="of:=MOD([.$H$1]*[.A416];[.$K$1])" office:value-type="float" office:value="105">
            <text:p/>
          </table:table-cell>
          <table:table-cell table:formula="of:=IF([.D416]=[.$H$1];&quot;TRUE&quot;;&quot;&quot;)">
            <text:p/>
          </table:table-cell>
          <table:table-cell table:formula="of:=CONCATENATE(IF([.E416]=&quot;TRUE&quot;;[$Feuille2.$A$14];&quot;&quot;);[.C416];IF([.E417]&lt;&gt;&quot;TRUE&quot;;&quot;, &quot;;&quot;&quot;))" office:value-type="string" office:string-value="(SELECT TIMESTAMP_TO_SEC(TIMESTAMP(&quot;2013-04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29&quot; GROUP EACH BY repository_created_at)), ">
            <text:p>(SELECT TIMESTAMP_TO_SEC(TIMESTAMP("2013-04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6">
            <text:p>416</text:p>
          </table:table-cell>
          <table:table-cell table:style-name="ce1" office:value-type="string">
            <text:p>2013-04-30</text:p>
          </table:table-cell>
          <table:table-cell table:formula="of:=CONCATENATE([$Feuille2.$A$1];[.B417];[$Feuille2.$A$2];[$Feuille2.$A$3];[$Feuille2.$A$4];[.B417];[$Feuille2.$A$5];[$Feuille2.$A$6])" office:value-type="string" office:string-value="(SELECT TIMESTAMP_TO_SEC(TIMESTAMP(&quot;2013-04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30&quot; GROUP EACH BY repository_created_at))">
            <text:p>(SELECT TIMESTAMP_TO_SEC(TIMESTAMP("2013-04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30" GROUP EACH BY repository_created_at))</text:p>
          </table:table-cell>
          <table:table-cell table:formula="of:=MOD([.$H$1]*[.A417];[.$K$1])" office:value-type="float" office:value="112">
            <text:p/>
          </table:table-cell>
          <table:table-cell table:formula="of:=IF([.D417]=[.$H$1];&quot;TRUE&quot;;&quot;&quot;)">
            <text:p/>
          </table:table-cell>
          <table:table-cell table:formula="of:=CONCATENATE(IF([.E417]=&quot;TRUE&quot;;[$Feuille2.$A$14];&quot;&quot;);[.C417];IF([.E418]&lt;&gt;&quot;TRUE&quot;;&quot;, &quot;;&quot;&quot;))" office:value-type="string" office:string-value="(SELECT TIMESTAMP_TO_SEC(TIMESTAMP(&quot;2013-04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4-30&quot; GROUP EACH BY repository_created_at)), ">
            <text:p>(SELECT TIMESTAMP_TO_SEC(TIMESTAMP("2013-04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4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7">
            <text:p>417</text:p>
          </table:table-cell>
          <table:table-cell table:style-name="ce1" office:value-type="string">
            <text:p>2013-05-01</text:p>
          </table:table-cell>
          <table:table-cell table:formula="of:=CONCATENATE([$Feuille2.$A$1];[.B418];[$Feuille2.$A$2];[$Feuille2.$A$3];[$Feuille2.$A$4];[.B418];[$Feuille2.$A$5];[$Feuille2.$A$6])" office:value-type="string" office:string-value="(SELECT TIMESTAMP_TO_SEC(TIMESTAMP(&quot;2013-05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1&quot; GROUP EACH BY repository_created_at))">
            <text:p>(SELECT TIMESTAMP_TO_SEC(TIMESTAMP("2013-05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1" GROUP EACH BY repository_created_at))</text:p>
          </table:table-cell>
          <table:table-cell table:formula="of:=MOD([.$H$1]*[.A418];[.$K$1])" office:value-type="float" office:value="119">
            <text:p/>
          </table:table-cell>
          <table:table-cell table:formula="of:=IF([.D418]=[.$H$1];&quot;TRUE&quot;;&quot;&quot;)">
            <text:p/>
          </table:table-cell>
          <table:table-cell table:formula="of:=CONCATENATE(IF([.E418]=&quot;TRUE&quot;;[$Feuille2.$A$14];&quot;&quot;);[.C418];IF([.E419]&lt;&gt;&quot;TRUE&quot;;&quot;, &quot;;&quot;&quot;))" office:value-type="string" office:string-value="(SELECT TIMESTAMP_TO_SEC(TIMESTAMP(&quot;2013-05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1&quot; GROUP EACH BY repository_created_at)), ">
            <text:p>(SELECT TIMESTAMP_TO_SEC(TIMESTAMP("2013-05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8">
            <text:p>418</text:p>
          </table:table-cell>
          <table:table-cell table:style-name="ce1" office:value-type="string">
            <text:p>2013-05-02</text:p>
          </table:table-cell>
          <table:table-cell table:formula="of:=CONCATENATE([$Feuille2.$A$1];[.B419];[$Feuille2.$A$2];[$Feuille2.$A$3];[$Feuille2.$A$4];[.B419];[$Feuille2.$A$5];[$Feuille2.$A$6])" office:value-type="string" office:string-value="(SELECT TIMESTAMP_TO_SEC(TIMESTAMP(&quot;2013-05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2&quot; GROUP EACH BY repository_created_at))">
            <text:p>(SELECT TIMESTAMP_TO_SEC(TIMESTAMP("2013-05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2" GROUP EACH BY repository_created_at))</text:p>
          </table:table-cell>
          <table:table-cell table:formula="of:=MOD([.$H$1]*[.A419];[.$K$1])" office:value-type="float" office:value="126">
            <text:p/>
          </table:table-cell>
          <table:table-cell table:formula="of:=IF([.D419]=[.$H$1];&quot;TRUE&quot;;&quot;&quot;)">
            <text:p/>
          </table:table-cell>
          <table:table-cell table:formula="of:=CONCATENATE(IF([.E419]=&quot;TRUE&quot;;[$Feuille2.$A$14];&quot;&quot;);[.C419];IF([.E420]&lt;&gt;&quot;TRUE&quot;;&quot;, &quot;;&quot;&quot;))" office:value-type="string" office:string-value="(SELECT TIMESTAMP_TO_SEC(TIMESTAMP(&quot;2013-05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2&quot; GROUP EACH BY repository_created_at)), ">
            <text:p>(SELECT TIMESTAMP_TO_SEC(TIMESTAMP("2013-05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19">
            <text:p>419</text:p>
          </table:table-cell>
          <table:table-cell table:style-name="ce1" office:value-type="string">
            <text:p>2013-05-03</text:p>
          </table:table-cell>
          <table:table-cell table:formula="of:=CONCATENATE([$Feuille2.$A$1];[.B420];[$Feuille2.$A$2];[$Feuille2.$A$3];[$Feuille2.$A$4];[.B420];[$Feuille2.$A$5];[$Feuille2.$A$6])" office:value-type="string" office:string-value="(SELECT TIMESTAMP_TO_SEC(TIMESTAMP(&quot;2013-05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3&quot; GROUP EACH BY repository_created_at))">
            <text:p>(SELECT TIMESTAMP_TO_SEC(TIMESTAMP("2013-05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3" GROUP EACH BY repository_created_at))</text:p>
          </table:table-cell>
          <table:table-cell table:formula="of:=MOD([.$H$1]*[.A420];[.$K$1])" office:value-type="float" office:value="133">
            <text:p/>
          </table:table-cell>
          <table:table-cell table:formula="of:=IF([.D420]=[.$H$1];&quot;TRUE&quot;;&quot;&quot;)">
            <text:p/>
          </table:table-cell>
          <table:table-cell table:formula="of:=CONCATENATE(IF([.E420]=&quot;TRUE&quot;;[$Feuille2.$A$14];&quot;&quot;);[.C420];IF([.E421]&lt;&gt;&quot;TRUE&quot;;&quot;, &quot;;&quot;&quot;))" office:value-type="string" office:string-value="(SELECT TIMESTAMP_TO_SEC(TIMESTAMP(&quot;2013-05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3&quot; GROUP EACH BY repository_created_at)), ">
            <text:p>(SELECT TIMESTAMP_TO_SEC(TIMESTAMP("2013-05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string">
            <text:p>2013-05-04</text:p>
          </table:table-cell>
          <table:table-cell table:formula="of:=CONCATENATE([$Feuille2.$A$1];[.B421];[$Feuille2.$A$2];[$Feuille2.$A$3];[$Feuille2.$A$4];[.B421];[$Feuille2.$A$5];[$Feuille2.$A$6])" office:value-type="string" office:string-value="(SELECT TIMESTAMP_TO_SEC(TIMESTAMP(&quot;2013-05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4&quot; GROUP EACH BY repository_created_at))">
            <text:p>(SELECT TIMESTAMP_TO_SEC(TIMESTAMP("2013-05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4" GROUP EACH BY repository_created_at))</text:p>
          </table:table-cell>
          <table:table-cell table:formula="of:=MOD([.$H$1]*[.A421];[.$K$1])" office:value-type="float" office:value="140">
            <text:p/>
          </table:table-cell>
          <table:table-cell table:formula="of:=IF([.D421]=[.$H$1];&quot;TRUE&quot;;&quot;&quot;)">
            <text:p/>
          </table:table-cell>
          <table:table-cell table:formula="of:=CONCATENATE(IF([.E421]=&quot;TRUE&quot;;[$Feuille2.$A$14];&quot;&quot;);[.C421];IF([.E422]&lt;&gt;&quot;TRUE&quot;;&quot;, &quot;;&quot;&quot;))" office:value-type="string" office:string-value="(SELECT TIMESTAMP_TO_SEC(TIMESTAMP(&quot;2013-05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4&quot; GROUP EACH BY repository_created_at)), ">
            <text:p>(SELECT TIMESTAMP_TO_SEC(TIMESTAMP("2013-05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1">
            <text:p>421</text:p>
          </table:table-cell>
          <table:table-cell table:style-name="ce1" office:value-type="string">
            <text:p>2013-05-05</text:p>
          </table:table-cell>
          <table:table-cell table:formula="of:=CONCATENATE([$Feuille2.$A$1];[.B422];[$Feuille2.$A$2];[$Feuille2.$A$3];[$Feuille2.$A$4];[.B422];[$Feuille2.$A$5];[$Feuille2.$A$6])" office:value-type="string" office:string-value="(SELECT TIMESTAMP_TO_SEC(TIMESTAMP(&quot;2013-05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5&quot; GROUP EACH BY repository_created_at))">
            <text:p>(SELECT TIMESTAMP_TO_SEC(TIMESTAMP("2013-05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5" GROUP EACH BY repository_created_at))</text:p>
          </table:table-cell>
          <table:table-cell table:formula="of:=MOD([.$H$1]*[.A422];[.$K$1])" office:value-type="float" office:value="147">
            <text:p/>
          </table:table-cell>
          <table:table-cell table:formula="of:=IF([.D422]=[.$H$1];&quot;TRUE&quot;;&quot;&quot;)">
            <text:p/>
          </table:table-cell>
          <table:table-cell table:formula="of:=CONCATENATE(IF([.E422]=&quot;TRUE&quot;;[$Feuille2.$A$14];&quot;&quot;);[.C422];IF([.E423]&lt;&gt;&quot;TRUE&quot;;&quot;, &quot;;&quot;&quot;))" office:value-type="string" office:string-value="(SELECT TIMESTAMP_TO_SEC(TIMESTAMP(&quot;2013-05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5&quot; GROUP EACH BY repository_created_at)), ">
            <text:p>(SELECT TIMESTAMP_TO_SEC(TIMESTAMP("2013-05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2">
            <text:p>422</text:p>
          </table:table-cell>
          <table:table-cell table:style-name="ce1" office:value-type="string">
            <text:p>2013-05-06</text:p>
          </table:table-cell>
          <table:table-cell table:formula="of:=CONCATENATE([$Feuille2.$A$1];[.B423];[$Feuille2.$A$2];[$Feuille2.$A$3];[$Feuille2.$A$4];[.B423];[$Feuille2.$A$5];[$Feuille2.$A$6])" office:value-type="string" office:string-value="(SELECT TIMESTAMP_TO_SEC(TIMESTAMP(&quot;2013-05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6&quot; GROUP EACH BY repository_created_at))">
            <text:p>(SELECT TIMESTAMP_TO_SEC(TIMESTAMP("2013-05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6" GROUP EACH BY repository_created_at))</text:p>
          </table:table-cell>
          <table:table-cell table:formula="of:=MOD([.$H$1]*[.A423];[.$K$1])" office:value-type="float" office:value="154">
            <text:p/>
          </table:table-cell>
          <table:table-cell table:formula="of:=IF([.D423]=[.$H$1];&quot;TRUE&quot;;&quot;&quot;)">
            <text:p/>
          </table:table-cell>
          <table:table-cell table:formula="of:=CONCATENATE(IF([.E423]=&quot;TRUE&quot;;[$Feuille2.$A$14];&quot;&quot;);[.C423];IF([.E424]&lt;&gt;&quot;TRUE&quot;;&quot;, &quot;;&quot;&quot;))" office:value-type="string" office:string-value="(SELECT TIMESTAMP_TO_SEC(TIMESTAMP(&quot;2013-05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6&quot; GROUP EACH BY repository_created_at)), ">
            <text:p>(SELECT TIMESTAMP_TO_SEC(TIMESTAMP("2013-05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3">
            <text:p>423</text:p>
          </table:table-cell>
          <table:table-cell table:style-name="ce1" office:value-type="string">
            <text:p>2013-05-07</text:p>
          </table:table-cell>
          <table:table-cell table:formula="of:=CONCATENATE([$Feuille2.$A$1];[.B424];[$Feuille2.$A$2];[$Feuille2.$A$3];[$Feuille2.$A$4];[.B424];[$Feuille2.$A$5];[$Feuille2.$A$6])" office:value-type="string" office:string-value="(SELECT TIMESTAMP_TO_SEC(TIMESTAMP(&quot;2013-05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7&quot; GROUP EACH BY repository_created_at))">
            <text:p>(SELECT TIMESTAMP_TO_SEC(TIMESTAMP("2013-05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7" GROUP EACH BY repository_created_at))</text:p>
          </table:table-cell>
          <table:table-cell table:formula="of:=MOD([.$H$1]*[.A424];[.$K$1])" office:value-type="float" office:value="161">
            <text:p/>
          </table:table-cell>
          <table:table-cell table:formula="of:=IF([.D424]=[.$H$1];&quot;TRUE&quot;;&quot;&quot;)">
            <text:p/>
          </table:table-cell>
          <table:table-cell table:formula="of:=CONCATENATE(IF([.E424]=&quot;TRUE&quot;;[$Feuille2.$A$14];&quot;&quot;);[.C424];IF([.E425]&lt;&gt;&quot;TRUE&quot;;&quot;, &quot;;&quot;&quot;))" office:value-type="string" office:string-value="(SELECT TIMESTAMP_TO_SEC(TIMESTAMP(&quot;2013-05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7&quot; GROUP EACH BY repository_created_at)), ">
            <text:p>(SELECT TIMESTAMP_TO_SEC(TIMESTAMP("2013-05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4">
            <text:p>424</text:p>
          </table:table-cell>
          <table:table-cell table:style-name="ce1" office:value-type="string">
            <text:p>2013-05-08</text:p>
          </table:table-cell>
          <table:table-cell table:formula="of:=CONCATENATE([$Feuille2.$A$1];[.B425];[$Feuille2.$A$2];[$Feuille2.$A$3];[$Feuille2.$A$4];[.B425];[$Feuille2.$A$5];[$Feuille2.$A$6])" office:value-type="string" office:string-value="(SELECT TIMESTAMP_TO_SEC(TIMESTAMP(&quot;2013-05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8&quot; GROUP EACH BY repository_created_at))">
            <text:p>(SELECT TIMESTAMP_TO_SEC(TIMESTAMP("2013-05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8" GROUP EACH BY repository_created_at))</text:p>
          </table:table-cell>
          <table:table-cell table:formula="of:=MOD([.$H$1]*[.A425];[.$K$1])" office:value-type="float" office:value="168">
            <text:p/>
          </table:table-cell>
          <table:table-cell table:formula="of:=IF([.D425]=[.$H$1];&quot;TRUE&quot;;&quot;&quot;)">
            <text:p/>
          </table:table-cell>
          <table:table-cell table:formula="of:=CONCATENATE(IF([.E425]=&quot;TRUE&quot;;[$Feuille2.$A$14];&quot;&quot;);[.C425];IF([.E426]&lt;&gt;&quot;TRUE&quot;;&quot;, &quot;;&quot;&quot;))" office:value-type="string" office:string-value="(SELECT TIMESTAMP_TO_SEC(TIMESTAMP(&quot;2013-05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8&quot; GROUP EACH BY repository_created_at)), ">
            <text:p>(SELECT TIMESTAMP_TO_SEC(TIMESTAMP("2013-05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5">
            <text:p>425</text:p>
          </table:table-cell>
          <table:table-cell table:style-name="ce1" office:value-type="string">
            <text:p>2013-05-09</text:p>
          </table:table-cell>
          <table:table-cell table:formula="of:=CONCATENATE([$Feuille2.$A$1];[.B426];[$Feuille2.$A$2];[$Feuille2.$A$3];[$Feuille2.$A$4];[.B426];[$Feuille2.$A$5];[$Feuille2.$A$6])" office:value-type="string" office:string-value="(SELECT TIMESTAMP_TO_SEC(TIMESTAMP(&quot;2013-05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9&quot; GROUP EACH BY repository_created_at))">
            <text:p>(SELECT TIMESTAMP_TO_SEC(TIMESTAMP("2013-05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9" GROUP EACH BY repository_created_at))</text:p>
          </table:table-cell>
          <table:table-cell table:formula="of:=MOD([.$H$1]*[.A426];[.$K$1])" office:value-type="float" office:value="175">
            <text:p/>
          </table:table-cell>
          <table:table-cell table:formula="of:=IF([.D426]=[.$H$1];&quot;TRUE&quot;;&quot;&quot;)">
            <text:p/>
          </table:table-cell>
          <table:table-cell table:formula="of:=CONCATENATE(IF([.E426]=&quot;TRUE&quot;;[$Feuille2.$A$14];&quot;&quot;);[.C426];IF([.E427]&lt;&gt;&quot;TRUE&quot;;&quot;, &quot;;&quot;&quot;))" office:value-type="string" office:string-value="(SELECT TIMESTAMP_TO_SEC(TIMESTAMP(&quot;2013-05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09&quot; GROUP EACH BY repository_created_at)), ">
            <text:p>(SELECT TIMESTAMP_TO_SEC(TIMESTAMP("2013-05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6">
            <text:p>426</text:p>
          </table:table-cell>
          <table:table-cell table:style-name="ce1" office:value-type="string">
            <text:p>2013-05-10</text:p>
          </table:table-cell>
          <table:table-cell table:formula="of:=CONCATENATE([$Feuille2.$A$1];[.B427];[$Feuille2.$A$2];[$Feuille2.$A$3];[$Feuille2.$A$4];[.B427];[$Feuille2.$A$5];[$Feuille2.$A$6])" office:value-type="string" office:string-value="(SELECT TIMESTAMP_TO_SEC(TIMESTAMP(&quot;2013-05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0&quot; GROUP EACH BY repository_created_at))">
            <text:p>(SELECT TIMESTAMP_TO_SEC(TIMESTAMP("2013-05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0" GROUP EACH BY repository_created_at))</text:p>
          </table:table-cell>
          <table:table-cell table:formula="of:=MOD([.$H$1]*[.A427];[.$K$1])" office:value-type="float" office:value="182">
            <text:p/>
          </table:table-cell>
          <table:table-cell table:formula="of:=IF([.D427]=[.$H$1];&quot;TRUE&quot;;&quot;&quot;)">
            <text:p/>
          </table:table-cell>
          <table:table-cell table:formula="of:=CONCATENATE(IF([.E427]=&quot;TRUE&quot;;[$Feuille2.$A$14];&quot;&quot;);[.C427];IF([.E428]&lt;&gt;&quot;TRUE&quot;;&quot;, &quot;;&quot;&quot;))" office:value-type="string" office:string-value="(SELECT TIMESTAMP_TO_SEC(TIMESTAMP(&quot;2013-05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0&quot; GROUP EACH BY repository_created_at)), ">
            <text:p>(SELECT TIMESTAMP_TO_SEC(TIMESTAMP("2013-05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7">
            <text:p>427</text:p>
          </table:table-cell>
          <table:table-cell table:style-name="ce1" office:value-type="string">
            <text:p>2013-05-11</text:p>
          </table:table-cell>
          <table:table-cell table:formula="of:=CONCATENATE([$Feuille2.$A$1];[.B428];[$Feuille2.$A$2];[$Feuille2.$A$3];[$Feuille2.$A$4];[.B428];[$Feuille2.$A$5];[$Feuille2.$A$6])" office:value-type="string" office:string-value="(SELECT TIMESTAMP_TO_SEC(TIMESTAMP(&quot;2013-05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1&quot; GROUP EACH BY repository_created_at))">
            <text:p>(SELECT TIMESTAMP_TO_SEC(TIMESTAMP("2013-05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1" GROUP EACH BY repository_created_at))</text:p>
          </table:table-cell>
          <table:table-cell table:formula="of:=MOD([.$H$1]*[.A428];[.$K$1])" office:value-type="float" office:value="189">
            <text:p/>
          </table:table-cell>
          <table:table-cell table:formula="of:=IF([.D428]=[.$H$1];&quot;TRUE&quot;;&quot;&quot;)">
            <text:p/>
          </table:table-cell>
          <table:table-cell table:formula="of:=CONCATENATE(IF([.E428]=&quot;TRUE&quot;;[$Feuille2.$A$14];&quot;&quot;);[.C428];IF([.E429]&lt;&gt;&quot;TRUE&quot;;&quot;, &quot;;&quot;&quot;))" office:value-type="string" office:string-value="(SELECT TIMESTAMP_TO_SEC(TIMESTAMP(&quot;2013-05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1&quot; GROUP EACH BY repository_created_at)), ">
            <text:p>(SELECT TIMESTAMP_TO_SEC(TIMESTAMP("2013-05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8">
            <text:p>428</text:p>
          </table:table-cell>
          <table:table-cell table:style-name="ce1" office:value-type="string">
            <text:p>2013-05-12</text:p>
          </table:table-cell>
          <table:table-cell table:formula="of:=CONCATENATE([$Feuille2.$A$1];[.B429];[$Feuille2.$A$2];[$Feuille2.$A$3];[$Feuille2.$A$4];[.B429];[$Feuille2.$A$5];[$Feuille2.$A$6])" office:value-type="string" office:string-value="(SELECT TIMESTAMP_TO_SEC(TIMESTAMP(&quot;2013-05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2&quot; GROUP EACH BY repository_created_at))">
            <text:p>(SELECT TIMESTAMP_TO_SEC(TIMESTAMP("2013-05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2" GROUP EACH BY repository_created_at))</text:p>
          </table:table-cell>
          <table:table-cell table:formula="of:=MOD([.$H$1]*[.A429];[.$K$1])" office:value-type="float" office:value="196">
            <text:p/>
          </table:table-cell>
          <table:table-cell table:formula="of:=IF([.D429]=[.$H$1];&quot;TRUE&quot;;&quot;&quot;)">
            <text:p/>
          </table:table-cell>
          <table:table-cell table:formula="of:=CONCATENATE(IF([.E429]=&quot;TRUE&quot;;[$Feuille2.$A$14];&quot;&quot;);[.C429];IF([.E430]&lt;&gt;&quot;TRUE&quot;;&quot;, &quot;;&quot;&quot;))" office:value-type="string" office:string-value="(SELECT TIMESTAMP_TO_SEC(TIMESTAMP(&quot;2013-05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2&quot; GROUP EACH BY repository_created_at)), ">
            <text:p>(SELECT TIMESTAMP_TO_SEC(TIMESTAMP("2013-05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29">
            <text:p>429</text:p>
          </table:table-cell>
          <table:table-cell table:style-name="ce1" office:value-type="string">
            <text:p>2013-05-13</text:p>
          </table:table-cell>
          <table:table-cell table:formula="of:=CONCATENATE([$Feuille2.$A$1];[.B430];[$Feuille2.$A$2];[$Feuille2.$A$3];[$Feuille2.$A$4];[.B430];[$Feuille2.$A$5];[$Feuille2.$A$6])" office:value-type="string" office:string-value="(SELECT TIMESTAMP_TO_SEC(TIMESTAMP(&quot;2013-05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3&quot; GROUP EACH BY repository_created_at))">
            <text:p>(SELECT TIMESTAMP_TO_SEC(TIMESTAMP("2013-05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3" GROUP EACH BY repository_created_at))</text:p>
          </table:table-cell>
          <table:table-cell table:formula="of:=MOD([.$H$1]*[.A430];[.$K$1])" office:value-type="float" office:value="203">
            <text:p/>
          </table:table-cell>
          <table:table-cell table:formula="of:=IF([.D430]=[.$H$1];&quot;TRUE&quot;;&quot;&quot;)">
            <text:p/>
          </table:table-cell>
          <table:table-cell table:formula="of:=CONCATENATE(IF([.E430]=&quot;TRUE&quot;;[$Feuille2.$A$14];&quot;&quot;);[.C430];IF([.E431]&lt;&gt;&quot;TRUE&quot;;&quot;, &quot;;&quot;&quot;))" office:value-type="string" office:string-value="(SELECT TIMESTAMP_TO_SEC(TIMESTAMP(&quot;2013-05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3&quot; GROUP EACH BY repository_created_at)), ">
            <text:p>(SELECT TIMESTAMP_TO_SEC(TIMESTAMP("2013-05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0">
            <text:p>430</text:p>
          </table:table-cell>
          <table:table-cell table:style-name="ce1" office:value-type="string">
            <text:p>2013-05-14</text:p>
          </table:table-cell>
          <table:table-cell table:formula="of:=CONCATENATE([$Feuille2.$A$1];[.B431];[$Feuille2.$A$2];[$Feuille2.$A$3];[$Feuille2.$A$4];[.B431];[$Feuille2.$A$5];[$Feuille2.$A$6])" office:value-type="string" office:string-value="(SELECT TIMESTAMP_TO_SEC(TIMESTAMP(&quot;2013-05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4&quot; GROUP EACH BY repository_created_at))">
            <text:p>(SELECT TIMESTAMP_TO_SEC(TIMESTAMP("2013-05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4" GROUP EACH BY repository_created_at))</text:p>
          </table:table-cell>
          <table:table-cell table:formula="of:=MOD([.$H$1]*[.A431];[.$K$1])" office:value-type="float" office:value="210">
            <text:p/>
          </table:table-cell>
          <table:table-cell table:formula="of:=IF([.D431]=[.$H$1];&quot;TRUE&quot;;&quot;&quot;)">
            <text:p/>
          </table:table-cell>
          <table:table-cell table:formula="of:=CONCATENATE(IF([.E431]=&quot;TRUE&quot;;[$Feuille2.$A$14];&quot;&quot;);[.C431];IF([.E432]&lt;&gt;&quot;TRUE&quot;;&quot;, &quot;;&quot;&quot;))" office:value-type="string" office:string-value="(SELECT TIMESTAMP_TO_SEC(TIMESTAMP(&quot;2013-05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4&quot; GROUP EACH BY repository_created_at)), ">
            <text:p>(SELECT TIMESTAMP_TO_SEC(TIMESTAMP("2013-05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1">
            <text:p>431</text:p>
          </table:table-cell>
          <table:table-cell table:style-name="ce1" office:value-type="string">
            <text:p>2013-05-15</text:p>
          </table:table-cell>
          <table:table-cell table:formula="of:=CONCATENATE([$Feuille2.$A$1];[.B432];[$Feuille2.$A$2];[$Feuille2.$A$3];[$Feuille2.$A$4];[.B432];[$Feuille2.$A$5];[$Feuille2.$A$6])" office:value-type="string" office:string-value="(SELECT TIMESTAMP_TO_SEC(TIMESTAMP(&quot;2013-05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5&quot; GROUP EACH BY repository_created_at))">
            <text:p>(SELECT TIMESTAMP_TO_SEC(TIMESTAMP("2013-05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5" GROUP EACH BY repository_created_at))</text:p>
          </table:table-cell>
          <table:table-cell table:formula="of:=MOD([.$H$1]*[.A432];[.$K$1])" office:value-type="float" office:value="217">
            <text:p/>
          </table:table-cell>
          <table:table-cell table:formula="of:=IF([.D432]=[.$H$1];&quot;TRUE&quot;;&quot;&quot;)">
            <text:p/>
          </table:table-cell>
          <table:table-cell table:formula="of:=CONCATENATE(IF([.E432]=&quot;TRUE&quot;;[$Feuille2.$A$14];&quot;&quot;);[.C432];IF([.E433]&lt;&gt;&quot;TRUE&quot;;&quot;, &quot;;&quot;&quot;))" office:value-type="string" office:string-value="(SELECT TIMESTAMP_TO_SEC(TIMESTAMP(&quot;2013-05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5&quot; GROUP EACH BY repository_created_at)), ">
            <text:p>(SELECT TIMESTAMP_TO_SEC(TIMESTAMP("2013-05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2">
            <text:p>432</text:p>
          </table:table-cell>
          <table:table-cell table:style-name="ce1" office:value-type="string">
            <text:p>2013-05-16</text:p>
          </table:table-cell>
          <table:table-cell table:formula="of:=CONCATENATE([$Feuille2.$A$1];[.B433];[$Feuille2.$A$2];[$Feuille2.$A$3];[$Feuille2.$A$4];[.B433];[$Feuille2.$A$5];[$Feuille2.$A$6])" office:value-type="string" office:string-value="(SELECT TIMESTAMP_TO_SEC(TIMESTAMP(&quot;2013-05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6&quot; GROUP EACH BY repository_created_at))">
            <text:p>(SELECT TIMESTAMP_TO_SEC(TIMESTAMP("2013-05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6" GROUP EACH BY repository_created_at))</text:p>
          </table:table-cell>
          <table:table-cell table:formula="of:=MOD([.$H$1]*[.A433];[.$K$1])" office:value-type="float" office:value="224">
            <text:p/>
          </table:table-cell>
          <table:table-cell table:formula="of:=IF([.D433]=[.$H$1];&quot;TRUE&quot;;&quot;&quot;)">
            <text:p/>
          </table:table-cell>
          <table:table-cell table:formula="of:=CONCATENATE(IF([.E433]=&quot;TRUE&quot;;[$Feuille2.$A$14];&quot;&quot;);[.C433];IF([.E434]&lt;&gt;&quot;TRUE&quot;;&quot;, &quot;;&quot;&quot;))" office:value-type="string" office:string-value="(SELECT TIMESTAMP_TO_SEC(TIMESTAMP(&quot;2013-05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6&quot; GROUP EACH BY repository_created_at)), ">
            <text:p>(SELECT TIMESTAMP_TO_SEC(TIMESTAMP("2013-05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3">
            <text:p>433</text:p>
          </table:table-cell>
          <table:table-cell table:style-name="ce1" office:value-type="string">
            <text:p>2013-05-17</text:p>
          </table:table-cell>
          <table:table-cell table:formula="of:=CONCATENATE([$Feuille2.$A$1];[.B434];[$Feuille2.$A$2];[$Feuille2.$A$3];[$Feuille2.$A$4];[.B434];[$Feuille2.$A$5];[$Feuille2.$A$6])" office:value-type="string" office:string-value="(SELECT TIMESTAMP_TO_SEC(TIMESTAMP(&quot;2013-05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7&quot; GROUP EACH BY repository_created_at))">
            <text:p>(SELECT TIMESTAMP_TO_SEC(TIMESTAMP("2013-05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7" GROUP EACH BY repository_created_at))</text:p>
          </table:table-cell>
          <table:table-cell table:formula="of:=MOD([.$H$1]*[.A434];[.$K$1])" office:value-type="float" office:value="231">
            <text:p/>
          </table:table-cell>
          <table:table-cell table:formula="of:=IF([.D434]=[.$H$1];&quot;TRUE&quot;;&quot;&quot;)">
            <text:p/>
          </table:table-cell>
          <table:table-cell table:formula="of:=CONCATENATE(IF([.E434]=&quot;TRUE&quot;;[$Feuille2.$A$14];&quot;&quot;);[.C434];IF([.E435]&lt;&gt;&quot;TRUE&quot;;&quot;, &quot;;&quot;&quot;))" office:value-type="string" office:string-value="(SELECT TIMESTAMP_TO_SEC(TIMESTAMP(&quot;2013-05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7&quot; GROUP EACH BY repository_created_at)), ">
            <text:p>(SELECT TIMESTAMP_TO_SEC(TIMESTAMP("2013-05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4">
            <text:p>434</text:p>
          </table:table-cell>
          <table:table-cell table:style-name="ce1" office:value-type="string">
            <text:p>2013-05-18</text:p>
          </table:table-cell>
          <table:table-cell table:formula="of:=CONCATENATE([$Feuille2.$A$1];[.B435];[$Feuille2.$A$2];[$Feuille2.$A$3];[$Feuille2.$A$4];[.B435];[$Feuille2.$A$5];[$Feuille2.$A$6])" office:value-type="string" office:string-value="(SELECT TIMESTAMP_TO_SEC(TIMESTAMP(&quot;2013-05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8&quot; GROUP EACH BY repository_created_at))">
            <text:p>(SELECT TIMESTAMP_TO_SEC(TIMESTAMP("2013-05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8" GROUP EACH BY repository_created_at))</text:p>
          </table:table-cell>
          <table:table-cell table:formula="of:=MOD([.$H$1]*[.A435];[.$K$1])" office:value-type="float" office:value="238">
            <text:p/>
          </table:table-cell>
          <table:table-cell table:formula="of:=IF([.D435]=[.$H$1];&quot;TRUE&quot;;&quot;&quot;)">
            <text:p/>
          </table:table-cell>
          <table:table-cell table:formula="of:=CONCATENATE(IF([.E435]=&quot;TRUE&quot;;[$Feuille2.$A$14];&quot;&quot;);[.C435];IF([.E436]&lt;&gt;&quot;TRUE&quot;;&quot;, &quot;;&quot;&quot;))" office:value-type="string" office:string-value="(SELECT TIMESTAMP_TO_SEC(TIMESTAMP(&quot;2013-05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8&quot; GROUP EACH BY repository_created_at)), ">
            <text:p>(SELECT TIMESTAMP_TO_SEC(TIMESTAMP("2013-05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5">
            <text:p>435</text:p>
          </table:table-cell>
          <table:table-cell table:style-name="ce1" office:value-type="string">
            <text:p>2013-05-19</text:p>
          </table:table-cell>
          <table:table-cell table:formula="of:=CONCATENATE([$Feuille2.$A$1];[.B436];[$Feuille2.$A$2];[$Feuille2.$A$3];[$Feuille2.$A$4];[.B436];[$Feuille2.$A$5];[$Feuille2.$A$6])" office:value-type="string" office:string-value="(SELECT TIMESTAMP_TO_SEC(TIMESTAMP(&quot;2013-05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9&quot; GROUP EACH BY repository_created_at))">
            <text:p>(SELECT TIMESTAMP_TO_SEC(TIMESTAMP("2013-05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9" GROUP EACH BY repository_created_at))</text:p>
          </table:table-cell>
          <table:table-cell table:formula="of:=MOD([.$H$1]*[.A436];[.$K$1])" office:value-type="float" office:value="245">
            <text:p/>
          </table:table-cell>
          <table:table-cell table:formula="of:=IF([.D436]=[.$H$1];&quot;TRUE&quot;;&quot;&quot;)">
            <text:p/>
          </table:table-cell>
          <table:table-cell table:formula="of:=CONCATENATE(IF([.E436]=&quot;TRUE&quot;;[$Feuille2.$A$14];&quot;&quot;);[.C436];IF([.E437]&lt;&gt;&quot;TRUE&quot;;&quot;, &quot;;&quot;&quot;))" office:value-type="string" office:string-value="(SELECT TIMESTAMP_TO_SEC(TIMESTAMP(&quot;2013-05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19&quot; GROUP EACH BY repository_created_at)), ">
            <text:p>(SELECT TIMESTAMP_TO_SEC(TIMESTAMP("2013-05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6">
            <text:p>436</text:p>
          </table:table-cell>
          <table:table-cell table:style-name="ce1" office:value-type="string">
            <text:p>2013-05-20</text:p>
          </table:table-cell>
          <table:table-cell table:formula="of:=CONCATENATE([$Feuille2.$A$1];[.B437];[$Feuille2.$A$2];[$Feuille2.$A$3];[$Feuille2.$A$4];[.B437];[$Feuille2.$A$5];[$Feuille2.$A$6])" office:value-type="string" office:string-value="(SELECT TIMESTAMP_TO_SEC(TIMESTAMP(&quot;2013-05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0&quot; GROUP EACH BY repository_created_at))">
            <text:p>(SELECT TIMESTAMP_TO_SEC(TIMESTAMP("2013-05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0" GROUP EACH BY repository_created_at))</text:p>
          </table:table-cell>
          <table:table-cell table:formula="of:=MOD([.$H$1]*[.A437];[.$K$1])" office:value-type="float" office:value="252">
            <text:p/>
          </table:table-cell>
          <table:table-cell table:formula="of:=IF([.D437]=[.$H$1];&quot;TRUE&quot;;&quot;&quot;)">
            <text:p/>
          </table:table-cell>
          <table:table-cell table:formula="of:=CONCATENATE(IF([.E437]=&quot;TRUE&quot;;[$Feuille2.$A$14];&quot;&quot;);[.C437];IF([.E438]&lt;&gt;&quot;TRUE&quot;;&quot;, &quot;;&quot;&quot;))" office:value-type="string" office:string-value="(SELECT TIMESTAMP_TO_SEC(TIMESTAMP(&quot;2013-05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0&quot; GROUP EACH BY repository_created_at)), ">
            <text:p>(SELECT TIMESTAMP_TO_SEC(TIMESTAMP("2013-05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7">
            <text:p>437</text:p>
          </table:table-cell>
          <table:table-cell table:style-name="ce1" office:value-type="string">
            <text:p>2013-05-21</text:p>
          </table:table-cell>
          <table:table-cell table:formula="of:=CONCATENATE([$Feuille2.$A$1];[.B438];[$Feuille2.$A$2];[$Feuille2.$A$3];[$Feuille2.$A$4];[.B438];[$Feuille2.$A$5];[$Feuille2.$A$6])" office:value-type="string" office:string-value="(SELECT TIMESTAMP_TO_SEC(TIMESTAMP(&quot;2013-05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1&quot; GROUP EACH BY repository_created_at))">
            <text:p>(SELECT TIMESTAMP_TO_SEC(TIMESTAMP("2013-05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1" GROUP EACH BY repository_created_at))</text:p>
          </table:table-cell>
          <table:table-cell table:formula="of:=MOD([.$H$1]*[.A438];[.$K$1])" office:value-type="float" office:value="259">
            <text:p/>
          </table:table-cell>
          <table:table-cell table:formula="of:=IF([.D438]=[.$H$1];&quot;TRUE&quot;;&quot;&quot;)">
            <text:p/>
          </table:table-cell>
          <table:table-cell table:formula="of:=CONCATENATE(IF([.E438]=&quot;TRUE&quot;;[$Feuille2.$A$14];&quot;&quot;);[.C438];IF([.E439]&lt;&gt;&quot;TRUE&quot;;&quot;, &quot;;&quot;&quot;))" office:value-type="string" office:string-value="(SELECT TIMESTAMP_TO_SEC(TIMESTAMP(&quot;2013-05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1&quot; GROUP EACH BY repository_created_at)), ">
            <text:p>(SELECT TIMESTAMP_TO_SEC(TIMESTAMP("2013-05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8">
            <text:p>438</text:p>
          </table:table-cell>
          <table:table-cell table:style-name="ce1" office:value-type="string">
            <text:p>2013-05-22</text:p>
          </table:table-cell>
          <table:table-cell table:formula="of:=CONCATENATE([$Feuille2.$A$1];[.B439];[$Feuille2.$A$2];[$Feuille2.$A$3];[$Feuille2.$A$4];[.B439];[$Feuille2.$A$5];[$Feuille2.$A$6])" office:value-type="string" office:string-value="(SELECT TIMESTAMP_TO_SEC(TIMESTAMP(&quot;2013-05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2&quot; GROUP EACH BY repository_created_at))">
            <text:p>(SELECT TIMESTAMP_TO_SEC(TIMESTAMP("2013-05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2" GROUP EACH BY repository_created_at))</text:p>
          </table:table-cell>
          <table:table-cell table:formula="of:=MOD([.$H$1]*[.A439];[.$K$1])" office:value-type="float" office:value="266">
            <text:p/>
          </table:table-cell>
          <table:table-cell table:formula="of:=IF([.D439]=[.$H$1];&quot;TRUE&quot;;&quot;&quot;)">
            <text:p/>
          </table:table-cell>
          <table:table-cell table:formula="of:=CONCATENATE(IF([.E439]=&quot;TRUE&quot;;[$Feuille2.$A$14];&quot;&quot;);[.C439];IF([.E440]&lt;&gt;&quot;TRUE&quot;;&quot;, &quot;;&quot;&quot;))" office:value-type="string" office:string-value="(SELECT TIMESTAMP_TO_SEC(TIMESTAMP(&quot;2013-05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2&quot; GROUP EACH BY repository_created_at)), ">
            <text:p>(SELECT TIMESTAMP_TO_SEC(TIMESTAMP("2013-05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39">
            <text:p>439</text:p>
          </table:table-cell>
          <table:table-cell table:style-name="ce1" office:value-type="string">
            <text:p>2013-05-23</text:p>
          </table:table-cell>
          <table:table-cell table:formula="of:=CONCATENATE([$Feuille2.$A$1];[.B440];[$Feuille2.$A$2];[$Feuille2.$A$3];[$Feuille2.$A$4];[.B440];[$Feuille2.$A$5];[$Feuille2.$A$6])" office:value-type="string" office:string-value="(SELECT TIMESTAMP_TO_SEC(TIMESTAMP(&quot;2013-05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3&quot; GROUP EACH BY repository_created_at))">
            <text:p>(SELECT TIMESTAMP_TO_SEC(TIMESTAMP("2013-05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3" GROUP EACH BY repository_created_at))</text:p>
          </table:table-cell>
          <table:table-cell table:formula="of:=MOD([.$H$1]*[.A440];[.$K$1])" office:value-type="float" office:value="273">
            <text:p/>
          </table:table-cell>
          <table:table-cell table:formula="of:=IF([.D440]=[.$H$1];&quot;TRUE&quot;;&quot;&quot;)">
            <text:p/>
          </table:table-cell>
          <table:table-cell table:formula="of:=CONCATENATE(IF([.E440]=&quot;TRUE&quot;;[$Feuille2.$A$14];&quot;&quot;);[.C440];IF([.E441]&lt;&gt;&quot;TRUE&quot;;&quot;, &quot;;&quot;&quot;))" office:value-type="string" office:string-value="(SELECT TIMESTAMP_TO_SEC(TIMESTAMP(&quot;2013-05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3&quot; GROUP EACH BY repository_created_at)), ">
            <text:p>(SELECT TIMESTAMP_TO_SEC(TIMESTAMP("2013-05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string">
            <text:p>2013-05-24</text:p>
          </table:table-cell>
          <table:table-cell table:formula="of:=CONCATENATE([$Feuille2.$A$1];[.B441];[$Feuille2.$A$2];[$Feuille2.$A$3];[$Feuille2.$A$4];[.B441];[$Feuille2.$A$5];[$Feuille2.$A$6])" office:value-type="string" office:string-value="(SELECT TIMESTAMP_TO_SEC(TIMESTAMP(&quot;2013-05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4&quot; GROUP EACH BY repository_created_at))">
            <text:p>(SELECT TIMESTAMP_TO_SEC(TIMESTAMP("2013-05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4" GROUP EACH BY repository_created_at))</text:p>
          </table:table-cell>
          <table:table-cell table:formula="of:=MOD([.$H$1]*[.A441];[.$K$1])" office:value-type="float" office:value="280">
            <text:p/>
          </table:table-cell>
          <table:table-cell table:formula="of:=IF([.D441]=[.$H$1];&quot;TRUE&quot;;&quot;&quot;)">
            <text:p/>
          </table:table-cell>
          <table:table-cell table:formula="of:=CONCATENATE(IF([.E441]=&quot;TRUE&quot;;[$Feuille2.$A$14];&quot;&quot;);[.C441];IF([.E442]&lt;&gt;&quot;TRUE&quot;;&quot;, &quot;;&quot;&quot;))" office:value-type="string" office:string-value="(SELECT TIMESTAMP_TO_SEC(TIMESTAMP(&quot;2013-05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4&quot; GROUP EACH BY repository_created_at)), ">
            <text:p>(SELECT TIMESTAMP_TO_SEC(TIMESTAMP("2013-05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1">
            <text:p>441</text:p>
          </table:table-cell>
          <table:table-cell table:style-name="ce1" office:value-type="string">
            <text:p>2013-05-25</text:p>
          </table:table-cell>
          <table:table-cell table:formula="of:=CONCATENATE([$Feuille2.$A$1];[.B442];[$Feuille2.$A$2];[$Feuille2.$A$3];[$Feuille2.$A$4];[.B442];[$Feuille2.$A$5];[$Feuille2.$A$6])" office:value-type="string" office:string-value="(SELECT TIMESTAMP_TO_SEC(TIMESTAMP(&quot;2013-05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5&quot; GROUP EACH BY repository_created_at))">
            <text:p>(SELECT TIMESTAMP_TO_SEC(TIMESTAMP("2013-05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5" GROUP EACH BY repository_created_at))</text:p>
          </table:table-cell>
          <table:table-cell table:formula="of:=MOD([.$H$1]*[.A442];[.$K$1])" office:value-type="float" office:value="287">
            <text:p/>
          </table:table-cell>
          <table:table-cell table:formula="of:=IF([.D442]=[.$H$1];&quot;TRUE&quot;;&quot;&quot;)">
            <text:p/>
          </table:table-cell>
          <table:table-cell table:formula="of:=CONCATENATE(IF([.E442]=&quot;TRUE&quot;;[$Feuille2.$A$14];&quot;&quot;);[.C442];IF([.E443]&lt;&gt;&quot;TRUE&quot;;&quot;, &quot;;&quot;&quot;))" office:value-type="string" office:string-value="(SELECT TIMESTAMP_TO_SEC(TIMESTAMP(&quot;2013-05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5&quot; GROUP EACH BY repository_created_at)), ">
            <text:p>(SELECT TIMESTAMP_TO_SEC(TIMESTAMP("2013-05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2">
            <text:p>442</text:p>
          </table:table-cell>
          <table:table-cell table:style-name="ce1" office:value-type="string">
            <text:p>2013-05-26</text:p>
          </table:table-cell>
          <table:table-cell table:formula="of:=CONCATENATE([$Feuille2.$A$1];[.B443];[$Feuille2.$A$2];[$Feuille2.$A$3];[$Feuille2.$A$4];[.B443];[$Feuille2.$A$5];[$Feuille2.$A$6])" office:value-type="string" office:string-value="(SELECT TIMESTAMP_TO_SEC(TIMESTAMP(&quot;2013-05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6&quot; GROUP EACH BY repository_created_at))">
            <text:p>(SELECT TIMESTAMP_TO_SEC(TIMESTAMP("2013-05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6" GROUP EACH BY repository_created_at))</text:p>
          </table:table-cell>
          <table:table-cell table:formula="of:=MOD([.$H$1]*[.A443];[.$K$1])" office:value-type="float" office:value="294">
            <text:p/>
          </table:table-cell>
          <table:table-cell table:formula="of:=IF([.D443]=[.$H$1];&quot;TRUE&quot;;&quot;&quot;)">
            <text:p/>
          </table:table-cell>
          <table:table-cell table:formula="of:=CONCATENATE(IF([.E443]=&quot;TRUE&quot;;[$Feuille2.$A$14];&quot;&quot;);[.C443];IF([.E444]&lt;&gt;&quot;TRUE&quot;;&quot;, &quot;;&quot;&quot;))" office:value-type="string" office:string-value="(SELECT TIMESTAMP_TO_SEC(TIMESTAMP(&quot;2013-05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6&quot; GROUP EACH BY repository_created_at)), ">
            <text:p>(SELECT TIMESTAMP_TO_SEC(TIMESTAMP("2013-05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3">
            <text:p>443</text:p>
          </table:table-cell>
          <table:table-cell table:style-name="ce1" office:value-type="string">
            <text:p>2013-05-27</text:p>
          </table:table-cell>
          <table:table-cell table:formula="of:=CONCATENATE([$Feuille2.$A$1];[.B444];[$Feuille2.$A$2];[$Feuille2.$A$3];[$Feuille2.$A$4];[.B444];[$Feuille2.$A$5];[$Feuille2.$A$6])" office:value-type="string" office:string-value="(SELECT TIMESTAMP_TO_SEC(TIMESTAMP(&quot;2013-05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7&quot; GROUP EACH BY repository_created_at))">
            <text:p>(SELECT TIMESTAMP_TO_SEC(TIMESTAMP("2013-05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7" GROUP EACH BY repository_created_at))</text:p>
          </table:table-cell>
          <table:table-cell table:formula="of:=MOD([.$H$1]*[.A444];[.$K$1])" office:value-type="float" office:value="301">
            <text:p/>
          </table:table-cell>
          <table:table-cell table:formula="of:=IF([.D444]=[.$H$1];&quot;TRUE&quot;;&quot;&quot;)">
            <text:p/>
          </table:table-cell>
          <table:table-cell table:formula="of:=CONCATENATE(IF([.E444]=&quot;TRUE&quot;;[$Feuille2.$A$14];&quot;&quot;);[.C444];IF([.E445]&lt;&gt;&quot;TRUE&quot;;&quot;, &quot;;&quot;&quot;))" office:value-type="string" office:string-value="(SELECT TIMESTAMP_TO_SEC(TIMESTAMP(&quot;2013-05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7&quot; GROUP EACH BY repository_created_at)), ">
            <text:p>(SELECT TIMESTAMP_TO_SEC(TIMESTAMP("2013-05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4">
            <text:p>444</text:p>
          </table:table-cell>
          <table:table-cell table:style-name="ce1" office:value-type="string">
            <text:p>2013-05-28</text:p>
          </table:table-cell>
          <table:table-cell table:formula="of:=CONCATENATE([$Feuille2.$A$1];[.B445];[$Feuille2.$A$2];[$Feuille2.$A$3];[$Feuille2.$A$4];[.B445];[$Feuille2.$A$5];[$Feuille2.$A$6])" office:value-type="string" office:string-value="(SELECT TIMESTAMP_TO_SEC(TIMESTAMP(&quot;2013-05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8&quot; GROUP EACH BY repository_created_at))">
            <text:p>(SELECT TIMESTAMP_TO_SEC(TIMESTAMP("2013-05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8" GROUP EACH BY repository_created_at))</text:p>
          </table:table-cell>
          <table:table-cell table:formula="of:=MOD([.$H$1]*[.A445];[.$K$1])" office:value-type="float" office:value="308">
            <text:p/>
          </table:table-cell>
          <table:table-cell table:formula="of:=IF([.D445]=[.$H$1];&quot;TRUE&quot;;&quot;&quot;)">
            <text:p/>
          </table:table-cell>
          <table:table-cell table:formula="of:=CONCATENATE(IF([.E445]=&quot;TRUE&quot;;[$Feuille2.$A$14];&quot;&quot;);[.C445];IF([.E446]&lt;&gt;&quot;TRUE&quot;;&quot;, &quot;;&quot;&quot;))" office:value-type="string" office:string-value="(SELECT TIMESTAMP_TO_SEC(TIMESTAMP(&quot;2013-05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8&quot; GROUP EACH BY repository_created_at)), ">
            <text:p>(SELECT TIMESTAMP_TO_SEC(TIMESTAMP("2013-05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5">
            <text:p>445</text:p>
          </table:table-cell>
          <table:table-cell table:style-name="ce1" office:value-type="string">
            <text:p>2013-05-29</text:p>
          </table:table-cell>
          <table:table-cell table:formula="of:=CONCATENATE([$Feuille2.$A$1];[.B446];[$Feuille2.$A$2];[$Feuille2.$A$3];[$Feuille2.$A$4];[.B446];[$Feuille2.$A$5];[$Feuille2.$A$6])" office:value-type="string" office:string-value="(SELECT TIMESTAMP_TO_SEC(TIMESTAMP(&quot;2013-05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9&quot; GROUP EACH BY repository_created_at))">
            <text:p>(SELECT TIMESTAMP_TO_SEC(TIMESTAMP("2013-05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9" GROUP EACH BY repository_created_at))</text:p>
          </table:table-cell>
          <table:table-cell table:formula="of:=MOD([.$H$1]*[.A446];[.$K$1])" office:value-type="float" office:value="315">
            <text:p/>
          </table:table-cell>
          <table:table-cell table:formula="of:=IF([.D446]=[.$H$1];&quot;TRUE&quot;;&quot;&quot;)">
            <text:p/>
          </table:table-cell>
          <table:table-cell table:formula="of:=CONCATENATE(IF([.E446]=&quot;TRUE&quot;;[$Feuille2.$A$14];&quot;&quot;);[.C446];IF([.E447]&lt;&gt;&quot;TRUE&quot;;&quot;, &quot;;&quot;&quot;))" office:value-type="string" office:string-value="(SELECT TIMESTAMP_TO_SEC(TIMESTAMP(&quot;2013-05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29&quot; GROUP EACH BY repository_created_at)), ">
            <text:p>(SELECT TIMESTAMP_TO_SEC(TIMESTAMP("2013-05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6">
            <text:p>446</text:p>
          </table:table-cell>
          <table:table-cell table:style-name="ce1" office:value-type="string">
            <text:p>2013-05-30</text:p>
          </table:table-cell>
          <table:table-cell table:formula="of:=CONCATENATE([$Feuille2.$A$1];[.B447];[$Feuille2.$A$2];[$Feuille2.$A$3];[$Feuille2.$A$4];[.B447];[$Feuille2.$A$5];[$Feuille2.$A$6])" office:value-type="string" office:string-value="(SELECT TIMESTAMP_TO_SEC(TIMESTAMP(&quot;2013-05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30&quot; GROUP EACH BY repository_created_at))">
            <text:p>(SELECT TIMESTAMP_TO_SEC(TIMESTAMP("2013-05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30" GROUP EACH BY repository_created_at))</text:p>
          </table:table-cell>
          <table:table-cell table:formula="of:=MOD([.$H$1]*[.A447];[.$K$1])" office:value-type="float" office:value="322">
            <text:p/>
          </table:table-cell>
          <table:table-cell table:formula="of:=IF([.D447]=[.$H$1];&quot;TRUE&quot;;&quot;&quot;)">
            <text:p/>
          </table:table-cell>
          <table:table-cell table:formula="of:=CONCATENATE(IF([.E447]=&quot;TRUE&quot;;[$Feuille2.$A$14];&quot;&quot;);[.C447];IF([.E448]&lt;&gt;&quot;TRUE&quot;;&quot;, &quot;;&quot;&quot;))" office:value-type="string" office:string-value="(SELECT TIMESTAMP_TO_SEC(TIMESTAMP(&quot;2013-05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30&quot; GROUP EACH BY repository_created_at)), ">
            <text:p>(SELECT TIMESTAMP_TO_SEC(TIMESTAMP("2013-05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7">
            <text:p>447</text:p>
          </table:table-cell>
          <table:table-cell table:style-name="ce1" office:value-type="string">
            <text:p>2013-05-31</text:p>
          </table:table-cell>
          <table:table-cell table:formula="of:=CONCATENATE([$Feuille2.$A$1];[.B448];[$Feuille2.$A$2];[$Feuille2.$A$3];[$Feuille2.$A$4];[.B448];[$Feuille2.$A$5];[$Feuille2.$A$6])" office:value-type="string" office:string-value="(SELECT TIMESTAMP_TO_SEC(TIMESTAMP(&quot;2013-05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31&quot; GROUP EACH BY repository_created_at))">
            <text:p>(SELECT TIMESTAMP_TO_SEC(TIMESTAMP("2013-05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31" GROUP EACH BY repository_created_at))</text:p>
          </table:table-cell>
          <table:table-cell table:formula="of:=MOD([.$H$1]*[.A448];[.$K$1])" office:value-type="float" office:value="329">
            <text:p/>
          </table:table-cell>
          <table:table-cell table:formula="of:=IF([.D448]=[.$H$1];&quot;TRUE&quot;;&quot;&quot;)">
            <text:p/>
          </table:table-cell>
          <table:table-cell table:formula="of:=CONCATENATE(IF([.E448]=&quot;TRUE&quot;;[$Feuille2.$A$14];&quot;&quot;);[.C448];IF([.E449]&lt;&gt;&quot;TRUE&quot;;&quot;, &quot;;&quot;&quot;))" office:value-type="string" office:string-value="(SELECT TIMESTAMP_TO_SEC(TIMESTAMP(&quot;2013-05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5-31&quot; GROUP EACH BY repository_created_at)), ">
            <text:p>(SELECT TIMESTAMP_TO_SEC(TIMESTAMP("2013-05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5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8">
            <text:p>448</text:p>
          </table:table-cell>
          <table:table-cell table:style-name="ce1" office:value-type="string">
            <text:p>2013-06-01</text:p>
          </table:table-cell>
          <table:table-cell table:formula="of:=CONCATENATE([$Feuille2.$A$1];[.B449];[$Feuille2.$A$2];[$Feuille2.$A$3];[$Feuille2.$A$4];[.B449];[$Feuille2.$A$5];[$Feuille2.$A$6])" office:value-type="string" office:string-value="(SELECT TIMESTAMP_TO_SEC(TIMESTAMP(&quot;2013-06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1&quot; GROUP EACH BY repository_created_at))">
            <text:p>(SELECT TIMESTAMP_TO_SEC(TIMESTAMP("2013-06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1" GROUP EACH BY repository_created_at))</text:p>
          </table:table-cell>
          <table:table-cell table:formula="of:=MOD([.$H$1]*[.A449];[.$K$1])" office:value-type="float" office:value="336">
            <text:p/>
          </table:table-cell>
          <table:table-cell table:formula="of:=IF([.D449]=[.$H$1];&quot;TRUE&quot;;&quot;&quot;)">
            <text:p/>
          </table:table-cell>
          <table:table-cell table:formula="of:=CONCATENATE(IF([.E449]=&quot;TRUE&quot;;[$Feuille2.$A$14];&quot;&quot;);[.C449];IF([.E450]&lt;&gt;&quot;TRUE&quot;;&quot;, &quot;;&quot;&quot;))" office:value-type="string" office:string-value="(SELECT TIMESTAMP_TO_SEC(TIMESTAMP(&quot;2013-06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1&quot; GROUP EACH BY repository_created_at)), ">
            <text:p>(SELECT TIMESTAMP_TO_SEC(TIMESTAMP("2013-06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49">
            <text:p>449</text:p>
          </table:table-cell>
          <table:table-cell table:style-name="ce1" office:value-type="string">
            <text:p>2013-06-02</text:p>
          </table:table-cell>
          <table:table-cell table:formula="of:=CONCATENATE([$Feuille2.$A$1];[.B450];[$Feuille2.$A$2];[$Feuille2.$A$3];[$Feuille2.$A$4];[.B450];[$Feuille2.$A$5];[$Feuille2.$A$6])" office:value-type="string" office:string-value="(SELECT TIMESTAMP_TO_SEC(TIMESTAMP(&quot;2013-06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2&quot; GROUP EACH BY repository_created_at))">
            <text:p>(SELECT TIMESTAMP_TO_SEC(TIMESTAMP("2013-06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2" GROUP EACH BY repository_created_at))</text:p>
          </table:table-cell>
          <table:table-cell table:formula="of:=MOD([.$H$1]*[.A450];[.$K$1])" office:value-type="float" office:value="343">
            <text:p/>
          </table:table-cell>
          <table:table-cell table:formula="of:=IF([.D450]=[.$H$1];&quot;TRUE&quot;;&quot;&quot;)">
            <text:p/>
          </table:table-cell>
          <table:table-cell table:formula="of:=CONCATENATE(IF([.E450]=&quot;TRUE&quot;;[$Feuille2.$A$14];&quot;&quot;);[.C450];IF([.E451]&lt;&gt;&quot;TRUE&quot;;&quot;, &quot;;&quot;&quot;))" office:value-type="string" office:string-value="(SELECT TIMESTAMP_TO_SEC(TIMESTAMP(&quot;2013-06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2&quot; GROUP EACH BY repository_created_at)), ">
            <text:p>(SELECT TIMESTAMP_TO_SEC(TIMESTAMP("2013-06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0">
            <text:p>450</text:p>
          </table:table-cell>
          <table:table-cell table:style-name="ce1" office:value-type="string">
            <text:p>2013-06-03</text:p>
          </table:table-cell>
          <table:table-cell table:formula="of:=CONCATENATE([$Feuille2.$A$1];[.B451];[$Feuille2.$A$2];[$Feuille2.$A$3];[$Feuille2.$A$4];[.B451];[$Feuille2.$A$5];[$Feuille2.$A$6])" office:value-type="string" office:string-value="(SELECT TIMESTAMP_TO_SEC(TIMESTAMP(&quot;2013-06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3&quot; GROUP EACH BY repository_created_at))">
            <text:p>(SELECT TIMESTAMP_TO_SEC(TIMESTAMP("2013-06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3" GROUP EACH BY repository_created_at))</text:p>
          </table:table-cell>
          <table:table-cell table:formula="of:=MOD([.$H$1]*[.A451];[.$K$1])" office:value-type="float" office:value="350">
            <text:p/>
          </table:table-cell>
          <table:table-cell table:formula="of:=IF([.D451]=[.$H$1];&quot;TRUE&quot;;&quot;&quot;)">
            <text:p/>
          </table:table-cell>
          <table:table-cell table:formula="of:=CONCATENATE(IF([.E451]=&quot;TRUE&quot;;[$Feuille2.$A$14];&quot;&quot;);[.C451];IF([.E452]&lt;&gt;&quot;TRUE&quot;;&quot;, &quot;;&quot;&quot;))" office:value-type="string" office:string-value="(SELECT TIMESTAMP_TO_SEC(TIMESTAMP(&quot;2013-06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3&quot; GROUP EACH BY repository_created_at)), ">
            <text:p>(SELECT TIMESTAMP_TO_SEC(TIMESTAMP("2013-06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1">
            <text:p>451</text:p>
          </table:table-cell>
          <table:table-cell table:style-name="ce1" office:value-type="string">
            <text:p>2013-06-04</text:p>
          </table:table-cell>
          <table:table-cell table:formula="of:=CONCATENATE([$Feuille2.$A$1];[.B452];[$Feuille2.$A$2];[$Feuille2.$A$3];[$Feuille2.$A$4];[.B452];[$Feuille2.$A$5];[$Feuille2.$A$6])" office:value-type="string" office:string-value="(SELECT TIMESTAMP_TO_SEC(TIMESTAMP(&quot;2013-06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4&quot; GROUP EACH BY repository_created_at))">
            <text:p>(SELECT TIMESTAMP_TO_SEC(TIMESTAMP("2013-06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4" GROUP EACH BY repository_created_at))</text:p>
          </table:table-cell>
          <table:table-cell table:formula="of:=MOD([.$H$1]*[.A452];[.$K$1])" office:value-type="float" office:value="357">
            <text:p/>
          </table:table-cell>
          <table:table-cell table:formula="of:=IF([.D452]=[.$H$1];&quot;TRUE&quot;;&quot;&quot;)">
            <text:p/>
          </table:table-cell>
          <table:table-cell table:formula="of:=CONCATENATE(IF([.E452]=&quot;TRUE&quot;;[$Feuille2.$A$14];&quot;&quot;);[.C452];IF([.E453]&lt;&gt;&quot;TRUE&quot;;&quot;, &quot;;&quot;&quot;))" office:value-type="string" office:string-value="(SELECT TIMESTAMP_TO_SEC(TIMESTAMP(&quot;2013-06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4&quot; GROUP EACH BY repository_created_at)), ">
            <text:p>(SELECT TIMESTAMP_TO_SEC(TIMESTAMP("2013-06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2">
            <text:p>452</text:p>
          </table:table-cell>
          <table:table-cell table:style-name="ce1" office:value-type="string">
            <text:p>2013-06-05</text:p>
          </table:table-cell>
          <table:table-cell table:formula="of:=CONCATENATE([$Feuille2.$A$1];[.B453];[$Feuille2.$A$2];[$Feuille2.$A$3];[$Feuille2.$A$4];[.B453];[$Feuille2.$A$5];[$Feuille2.$A$6])" office:value-type="string" office:string-value="(SELECT TIMESTAMP_TO_SEC(TIMESTAMP(&quot;2013-06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5&quot; GROUP EACH BY repository_created_at))">
            <text:p>(SELECT TIMESTAMP_TO_SEC(TIMESTAMP("2013-06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5" GROUP EACH BY repository_created_at))</text:p>
          </table:table-cell>
          <table:table-cell table:formula="of:=MOD([.$H$1]*[.A453];[.$K$1])" office:value-type="float" office:value="364">
            <text:p/>
          </table:table-cell>
          <table:table-cell table:formula="of:=IF([.D453]=[.$H$1];&quot;TRUE&quot;;&quot;&quot;)">
            <text:p/>
          </table:table-cell>
          <table:table-cell table:formula="of:=CONCATENATE(IF([.E453]=&quot;TRUE&quot;;[$Feuille2.$A$14];&quot;&quot;);[.C453];IF([.E454]&lt;&gt;&quot;TRUE&quot;;&quot;, &quot;;&quot;&quot;))" office:value-type="string" office:string-value="(SELECT TIMESTAMP_TO_SEC(TIMESTAMP(&quot;2013-06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5&quot; GROUP EACH BY repository_created_at)), ">
            <text:p>(SELECT TIMESTAMP_TO_SEC(TIMESTAMP("2013-06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3">
            <text:p>453</text:p>
          </table:table-cell>
          <table:table-cell table:style-name="ce1" office:value-type="string">
            <text:p>2013-06-06</text:p>
          </table:table-cell>
          <table:table-cell table:formula="of:=CONCATENATE([$Feuille2.$A$1];[.B454];[$Feuille2.$A$2];[$Feuille2.$A$3];[$Feuille2.$A$4];[.B454];[$Feuille2.$A$5];[$Feuille2.$A$6])" office:value-type="string" office:string-value="(SELECT TIMESTAMP_TO_SEC(TIMESTAMP(&quot;2013-06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6&quot; GROUP EACH BY repository_created_at))">
            <text:p>(SELECT TIMESTAMP_TO_SEC(TIMESTAMP("2013-06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6" GROUP EACH BY repository_created_at))</text:p>
          </table:table-cell>
          <table:table-cell table:formula="of:=MOD([.$H$1]*[.A454];[.$K$1])" office:value-type="float" office:value="371">
            <text:p/>
          </table:table-cell>
          <table:table-cell table:formula="of:=IF([.D454]=[.$H$1];&quot;TRUE&quot;;&quot;&quot;)">
            <text:p/>
          </table:table-cell>
          <table:table-cell table:formula="of:=CONCATENATE(IF([.E454]=&quot;TRUE&quot;;[$Feuille2.$A$14];&quot;&quot;);[.C454];IF([.E455]&lt;&gt;&quot;TRUE&quot;;&quot;, &quot;;&quot;&quot;))" office:value-type="string" office:string-value="(SELECT TIMESTAMP_TO_SEC(TIMESTAMP(&quot;2013-06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6&quot; GROUP EACH BY repository_created_at)), ">
            <text:p>(SELECT TIMESTAMP_TO_SEC(TIMESTAMP("2013-06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4">
            <text:p>454</text:p>
          </table:table-cell>
          <table:table-cell table:style-name="ce1" office:value-type="string">
            <text:p>2013-06-07</text:p>
          </table:table-cell>
          <table:table-cell table:formula="of:=CONCATENATE([$Feuille2.$A$1];[.B455];[$Feuille2.$A$2];[$Feuille2.$A$3];[$Feuille2.$A$4];[.B455];[$Feuille2.$A$5];[$Feuille2.$A$6])" office:value-type="string" office:string-value="(SELECT TIMESTAMP_TO_SEC(TIMESTAMP(&quot;2013-06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7&quot; GROUP EACH BY repository_created_at))">
            <text:p>(SELECT TIMESTAMP_TO_SEC(TIMESTAMP("2013-06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7" GROUP EACH BY repository_created_at))</text:p>
          </table:table-cell>
          <table:table-cell table:formula="of:=MOD([.$H$1]*[.A455];[.$K$1])" office:value-type="float" office:value="378">
            <text:p/>
          </table:table-cell>
          <table:table-cell table:formula="of:=IF([.D455]=[.$H$1];&quot;TRUE&quot;;&quot;&quot;)">
            <text:p/>
          </table:table-cell>
          <table:table-cell table:formula="of:=CONCATENATE(IF([.E455]=&quot;TRUE&quot;;[$Feuille2.$A$14];&quot;&quot;);[.C455];IF([.E456]&lt;&gt;&quot;TRUE&quot;;&quot;, &quot;;&quot;&quot;))" office:value-type="string" office:string-value="(SELECT TIMESTAMP_TO_SEC(TIMESTAMP(&quot;2013-06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7&quot; GROUP EACH BY repository_created_at)), ">
            <text:p>(SELECT TIMESTAMP_TO_SEC(TIMESTAMP("2013-06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5">
            <text:p>455</text:p>
          </table:table-cell>
          <table:table-cell table:style-name="ce1" office:value-type="string">
            <text:p>2013-06-08</text:p>
          </table:table-cell>
          <table:table-cell table:formula="of:=CONCATENATE([$Feuille2.$A$1];[.B456];[$Feuille2.$A$2];[$Feuille2.$A$3];[$Feuille2.$A$4];[.B456];[$Feuille2.$A$5];[$Feuille2.$A$6])" office:value-type="string" office:string-value="(SELECT TIMESTAMP_TO_SEC(TIMESTAMP(&quot;2013-06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8&quot; GROUP EACH BY repository_created_at))">
            <text:p>(SELECT TIMESTAMP_TO_SEC(TIMESTAMP("2013-06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8" GROUP EACH BY repository_created_at))</text:p>
          </table:table-cell>
          <table:table-cell table:formula="of:=MOD([.$H$1]*[.A456];[.$K$1])" office:value-type="float" office:value="385">
            <text:p/>
          </table:table-cell>
          <table:table-cell table:formula="of:=IF([.D456]=[.$H$1];&quot;TRUE&quot;;&quot;&quot;)">
            <text:p/>
          </table:table-cell>
          <table:table-cell table:formula="of:=CONCATENATE(IF([.E456]=&quot;TRUE&quot;;[$Feuille2.$A$14];&quot;&quot;);[.C456];IF([.E457]&lt;&gt;&quot;TRUE&quot;;&quot;, &quot;;&quot;&quot;))" office:value-type="string" office:string-value="(SELECT TIMESTAMP_TO_SEC(TIMESTAMP(&quot;2013-06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8&quot; GROUP EACH BY repository_created_at)), ">
            <text:p>(SELECT TIMESTAMP_TO_SEC(TIMESTAMP("2013-06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6">
            <text:p>456</text:p>
          </table:table-cell>
          <table:table-cell table:style-name="ce1" office:value-type="string">
            <text:p>2013-06-09</text:p>
          </table:table-cell>
          <table:table-cell table:formula="of:=CONCATENATE([$Feuille2.$A$1];[.B457];[$Feuille2.$A$2];[$Feuille2.$A$3];[$Feuille2.$A$4];[.B457];[$Feuille2.$A$5];[$Feuille2.$A$6])" office:value-type="string" office:string-value="(SELECT TIMESTAMP_TO_SEC(TIMESTAMP(&quot;2013-06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9&quot; GROUP EACH BY repository_created_at))">
            <text:p>(SELECT TIMESTAMP_TO_SEC(TIMESTAMP("2013-06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9" GROUP EACH BY repository_created_at))</text:p>
          </table:table-cell>
          <table:table-cell table:formula="of:=MOD([.$H$1]*[.A457];[.$K$1])" office:value-type="float" office:value="392">
            <text:p/>
          </table:table-cell>
          <table:table-cell table:formula="of:=IF([.D457]=[.$H$1];&quot;TRUE&quot;;&quot;&quot;)">
            <text:p/>
          </table:table-cell>
          <table:table-cell table:formula="of:=CONCATENATE(IF([.E457]=&quot;TRUE&quot;;[$Feuille2.$A$14];&quot;&quot;);[.C457];IF([.E458]&lt;&gt;&quot;TRUE&quot;;&quot;, &quot;;&quot;&quot;))" office:value-type="string" office:string-value="(SELECT TIMESTAMP_TO_SEC(TIMESTAMP(&quot;2013-06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09&quot; GROUP EACH BY repository_created_at)), ">
            <text:p>(SELECT TIMESTAMP_TO_SEC(TIMESTAMP("2013-06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7">
            <text:p>457</text:p>
          </table:table-cell>
          <table:table-cell table:style-name="ce1" office:value-type="string">
            <text:p>2013-06-10</text:p>
          </table:table-cell>
          <table:table-cell table:formula="of:=CONCATENATE([$Feuille2.$A$1];[.B458];[$Feuille2.$A$2];[$Feuille2.$A$3];[$Feuille2.$A$4];[.B458];[$Feuille2.$A$5];[$Feuille2.$A$6])" office:value-type="string" office:string-value="(SELECT TIMESTAMP_TO_SEC(TIMESTAMP(&quot;2013-06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0&quot; GROUP EACH BY repository_created_at))">
            <text:p>(SELECT TIMESTAMP_TO_SEC(TIMESTAMP("2013-06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0" GROUP EACH BY repository_created_at))</text:p>
          </table:table-cell>
          <table:table-cell table:formula="of:=MOD([.$H$1]*[.A458];[.$K$1])" office:value-type="float" office:value="399">
            <text:p/>
          </table:table-cell>
          <table:table-cell table:formula="of:=IF([.D458]=[.$H$1];&quot;TRUE&quot;;&quot;&quot;)">
            <text:p/>
          </table:table-cell>
          <table:table-cell table:formula="of:=CONCATENATE(IF([.E458]=&quot;TRUE&quot;;[$Feuille2.$A$14];&quot;&quot;);[.C458];IF([.E459]&lt;&gt;&quot;TRUE&quot;;&quot;, &quot;;&quot;&quot;))" office:value-type="string" office:string-value="(SELECT TIMESTAMP_TO_SEC(TIMESTAMP(&quot;2013-06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0&quot; GROUP EACH BY repository_created_at)), ">
            <text:p>(SELECT TIMESTAMP_TO_SEC(TIMESTAMP("2013-06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8">
            <text:p>458</text:p>
          </table:table-cell>
          <table:table-cell table:style-name="ce1" office:value-type="string">
            <text:p>2013-06-11</text:p>
          </table:table-cell>
          <table:table-cell table:formula="of:=CONCATENATE([$Feuille2.$A$1];[.B459];[$Feuille2.$A$2];[$Feuille2.$A$3];[$Feuille2.$A$4];[.B459];[$Feuille2.$A$5];[$Feuille2.$A$6])" office:value-type="string" office:string-value="(SELECT TIMESTAMP_TO_SEC(TIMESTAMP(&quot;2013-06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1&quot; GROUP EACH BY repository_created_at))">
            <text:p>(SELECT TIMESTAMP_TO_SEC(TIMESTAMP("2013-06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1" GROUP EACH BY repository_created_at))</text:p>
          </table:table-cell>
          <table:table-cell table:formula="of:=MOD([.$H$1]*[.A459];[.$K$1])" office:value-type="float" office:value="406">
            <text:p/>
          </table:table-cell>
          <table:table-cell table:formula="of:=IF([.D459]=[.$H$1];&quot;TRUE&quot;;&quot;&quot;)">
            <text:p/>
          </table:table-cell>
          <table:table-cell table:formula="of:=CONCATENATE(IF([.E459]=&quot;TRUE&quot;;[$Feuille2.$A$14];&quot;&quot;);[.C459];IF([.E460]&lt;&gt;&quot;TRUE&quot;;&quot;, &quot;;&quot;&quot;))" office:value-type="string" office:string-value="(SELECT TIMESTAMP_TO_SEC(TIMESTAMP(&quot;2013-06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1&quot; GROUP EACH BY repository_created_at)), ">
            <text:p>(SELECT TIMESTAMP_TO_SEC(TIMESTAMP("2013-06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59">
            <text:p>459</text:p>
          </table:table-cell>
          <table:table-cell table:style-name="ce1" office:value-type="string">
            <text:p>2013-06-12</text:p>
          </table:table-cell>
          <table:table-cell table:formula="of:=CONCATENATE([$Feuille2.$A$1];[.B460];[$Feuille2.$A$2];[$Feuille2.$A$3];[$Feuille2.$A$4];[.B460];[$Feuille2.$A$5];[$Feuille2.$A$6])" office:value-type="string" office:string-value="(SELECT TIMESTAMP_TO_SEC(TIMESTAMP(&quot;2013-06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2&quot; GROUP EACH BY repository_created_at))">
            <text:p>(SELECT TIMESTAMP_TO_SEC(TIMESTAMP("2013-06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2" GROUP EACH BY repository_created_at))</text:p>
          </table:table-cell>
          <table:table-cell table:formula="of:=MOD([.$H$1]*[.A460];[.$K$1])" office:value-type="float" office:value="413">
            <text:p/>
          </table:table-cell>
          <table:table-cell table:formula="of:=IF([.D460]=[.$H$1];&quot;TRUE&quot;;&quot;&quot;)">
            <text:p/>
          </table:table-cell>
          <table:table-cell table:formula="of:=CONCATENATE(IF([.E460]=&quot;TRUE&quot;;[$Feuille2.$A$14];&quot;&quot;);[.C460];IF([.E461]&lt;&gt;&quot;TRUE&quot;;&quot;, &quot;;&quot;&quot;))" office:value-type="string" office:string-value="(SELECT TIMESTAMP_TO_SEC(TIMESTAMP(&quot;2013-06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2&quot; GROUP EACH BY repository_created_at)), ">
            <text:p>(SELECT TIMESTAMP_TO_SEC(TIMESTAMP("2013-06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string">
            <text:p>2013-06-13</text:p>
          </table:table-cell>
          <table:table-cell table:formula="of:=CONCATENATE([$Feuille2.$A$1];[.B461];[$Feuille2.$A$2];[$Feuille2.$A$3];[$Feuille2.$A$4];[.B461];[$Feuille2.$A$5];[$Feuille2.$A$6])" office:value-type="string" office:string-value="(SELECT TIMESTAMP_TO_SEC(TIMESTAMP(&quot;2013-06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3&quot; GROUP EACH BY repository_created_at))">
            <text:p>(SELECT TIMESTAMP_TO_SEC(TIMESTAMP("2013-06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3" GROUP EACH BY repository_created_at))</text:p>
          </table:table-cell>
          <table:table-cell table:formula="of:=MOD([.$H$1]*[.A461];[.$K$1])" office:value-type="float" office:value="420">
            <text:p/>
          </table:table-cell>
          <table:table-cell table:formula="of:=IF([.D461]=[.$H$1];&quot;TRUE&quot;;&quot;&quot;)">
            <text:p/>
          </table:table-cell>
          <table:table-cell table:formula="of:=CONCATENATE(IF([.E461]=&quot;TRUE&quot;;[$Feuille2.$A$14];&quot;&quot;);[.C461];IF([.E462]&lt;&gt;&quot;TRUE&quot;;&quot;, &quot;;&quot;&quot;))" office:value-type="string" office:string-value="(SELECT TIMESTAMP_TO_SEC(TIMESTAMP(&quot;2013-06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3&quot; GROUP EACH BY repository_created_at)), ">
            <text:p>(SELECT TIMESTAMP_TO_SEC(TIMESTAMP("2013-06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1">
            <text:p>461</text:p>
          </table:table-cell>
          <table:table-cell table:style-name="ce1" office:value-type="string">
            <text:p>2013-06-14</text:p>
          </table:table-cell>
          <table:table-cell table:formula="of:=CONCATENATE([$Feuille2.$A$1];[.B462];[$Feuille2.$A$2];[$Feuille2.$A$3];[$Feuille2.$A$4];[.B462];[$Feuille2.$A$5];[$Feuille2.$A$6])" office:value-type="string" office:string-value="(SELECT TIMESTAMP_TO_SEC(TIMESTAMP(&quot;2013-06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4&quot; GROUP EACH BY repository_created_at))">
            <text:p>(SELECT TIMESTAMP_TO_SEC(TIMESTAMP("2013-06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4" GROUP EACH BY repository_created_at))</text:p>
          </table:table-cell>
          <table:table-cell table:formula="of:=MOD([.$H$1]*[.A462];[.$K$1])" office:value-type="float" office:value="427">
            <text:p/>
          </table:table-cell>
          <table:table-cell table:formula="of:=IF([.D462]=[.$H$1];&quot;TRUE&quot;;&quot;&quot;)">
            <text:p/>
          </table:table-cell>
          <table:table-cell table:formula="of:=CONCATENATE(IF([.E462]=&quot;TRUE&quot;;[$Feuille2.$A$14];&quot;&quot;);[.C462];IF([.E463]&lt;&gt;&quot;TRUE&quot;;&quot;, &quot;;&quot;&quot;))" office:value-type="string" office:string-value="(SELECT TIMESTAMP_TO_SEC(TIMESTAMP(&quot;2013-06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4&quot; GROUP EACH BY repository_created_at)), ">
            <text:p>(SELECT TIMESTAMP_TO_SEC(TIMESTAMP("2013-06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2">
            <text:p>462</text:p>
          </table:table-cell>
          <table:table-cell table:style-name="ce1" office:value-type="string">
            <text:p>2013-06-15</text:p>
          </table:table-cell>
          <table:table-cell table:formula="of:=CONCATENATE([$Feuille2.$A$1];[.B463];[$Feuille2.$A$2];[$Feuille2.$A$3];[$Feuille2.$A$4];[.B463];[$Feuille2.$A$5];[$Feuille2.$A$6])" office:value-type="string" office:string-value="(SELECT TIMESTAMP_TO_SEC(TIMESTAMP(&quot;2013-06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5&quot; GROUP EACH BY repository_created_at))">
            <text:p>(SELECT TIMESTAMP_TO_SEC(TIMESTAMP("2013-06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5" GROUP EACH BY repository_created_at))</text:p>
          </table:table-cell>
          <table:table-cell table:formula="of:=MOD([.$H$1]*[.A463];[.$K$1])" office:value-type="float" office:value="434">
            <text:p/>
          </table:table-cell>
          <table:table-cell table:formula="of:=IF([.D463]=[.$H$1];&quot;TRUE&quot;;&quot;&quot;)">
            <text:p/>
          </table:table-cell>
          <table:table-cell table:formula="of:=CONCATENATE(IF([.E463]=&quot;TRUE&quot;;[$Feuille2.$A$14];&quot;&quot;);[.C463];IF([.E464]&lt;&gt;&quot;TRUE&quot;;&quot;, &quot;;&quot;&quot;))" office:value-type="string" office:string-value="(SELECT TIMESTAMP_TO_SEC(TIMESTAMP(&quot;2013-06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5&quot; GROUP EACH BY repository_created_at)), ">
            <text:p>(SELECT TIMESTAMP_TO_SEC(TIMESTAMP("2013-06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3">
            <text:p>463</text:p>
          </table:table-cell>
          <table:table-cell table:style-name="ce1" office:value-type="string">
            <text:p>2013-06-16</text:p>
          </table:table-cell>
          <table:table-cell table:formula="of:=CONCATENATE([$Feuille2.$A$1];[.B464];[$Feuille2.$A$2];[$Feuille2.$A$3];[$Feuille2.$A$4];[.B464];[$Feuille2.$A$5];[$Feuille2.$A$6])" office:value-type="string" office:string-value="(SELECT TIMESTAMP_TO_SEC(TIMESTAMP(&quot;2013-06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6&quot; GROUP EACH BY repository_created_at))">
            <text:p>(SELECT TIMESTAMP_TO_SEC(TIMESTAMP("2013-06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6" GROUP EACH BY repository_created_at))</text:p>
          </table:table-cell>
          <table:table-cell table:formula="of:=MOD([.$H$1]*[.A464];[.$K$1])" office:value-type="float" office:value="441">
            <text:p/>
          </table:table-cell>
          <table:table-cell table:formula="of:=IF([.D464]=[.$H$1];&quot;TRUE&quot;;&quot;&quot;)">
            <text:p/>
          </table:table-cell>
          <table:table-cell table:formula="of:=CONCATENATE(IF([.E464]=&quot;TRUE&quot;;[$Feuille2.$A$14];&quot;&quot;);[.C464];IF([.E465]&lt;&gt;&quot;TRUE&quot;;&quot;, &quot;;&quot;&quot;))" office:value-type="string" office:string-value="(SELECT TIMESTAMP_TO_SEC(TIMESTAMP(&quot;2013-06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6&quot; GROUP EACH BY repository_created_at)), ">
            <text:p>(SELECT TIMESTAMP_TO_SEC(TIMESTAMP("2013-06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4">
            <text:p>464</text:p>
          </table:table-cell>
          <table:table-cell table:style-name="ce1" office:value-type="string">
            <text:p>2013-06-17</text:p>
          </table:table-cell>
          <table:table-cell table:formula="of:=CONCATENATE([$Feuille2.$A$1];[.B465];[$Feuille2.$A$2];[$Feuille2.$A$3];[$Feuille2.$A$4];[.B465];[$Feuille2.$A$5];[$Feuille2.$A$6])" office:value-type="string" office:string-value="(SELECT TIMESTAMP_TO_SEC(TIMESTAMP(&quot;2013-06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7&quot; GROUP EACH BY repository_created_at))">
            <text:p>(SELECT TIMESTAMP_TO_SEC(TIMESTAMP("2013-06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7" GROUP EACH BY repository_created_at))</text:p>
          </table:table-cell>
          <table:table-cell table:formula="of:=MOD([.$H$1]*[.A465];[.$K$1])" office:value-type="float" office:value="448">
            <text:p/>
          </table:table-cell>
          <table:table-cell table:formula="of:=IF([.D465]=[.$H$1];&quot;TRUE&quot;;&quot;&quot;)">
            <text:p/>
          </table:table-cell>
          <table:table-cell table:formula="of:=CONCATENATE(IF([.E465]=&quot;TRUE&quot;;[$Feuille2.$A$14];&quot;&quot;);[.C465];IF([.E466]&lt;&gt;&quot;TRUE&quot;;&quot;, &quot;;&quot;&quot;))" office:value-type="string" office:string-value="(SELECT TIMESTAMP_TO_SEC(TIMESTAMP(&quot;2013-06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7&quot; GROUP EACH BY repository_created_at)), ">
            <text:p>(SELECT TIMESTAMP_TO_SEC(TIMESTAMP("2013-06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5">
            <text:p>465</text:p>
          </table:table-cell>
          <table:table-cell table:style-name="ce1" office:value-type="string">
            <text:p>2013-06-18</text:p>
          </table:table-cell>
          <table:table-cell table:formula="of:=CONCATENATE([$Feuille2.$A$1];[.B466];[$Feuille2.$A$2];[$Feuille2.$A$3];[$Feuille2.$A$4];[.B466];[$Feuille2.$A$5];[$Feuille2.$A$6])" office:value-type="string" office:string-value="(SELECT TIMESTAMP_TO_SEC(TIMESTAMP(&quot;2013-06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8&quot; GROUP EACH BY repository_created_at))">
            <text:p>(SELECT TIMESTAMP_TO_SEC(TIMESTAMP("2013-06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8" GROUP EACH BY repository_created_at))</text:p>
          </table:table-cell>
          <table:table-cell table:formula="of:=MOD([.$H$1]*[.A466];[.$K$1])" office:value-type="float" office:value="455">
            <text:p/>
          </table:table-cell>
          <table:table-cell table:formula="of:=IF([.D466]=[.$H$1];&quot;TRUE&quot;;&quot;&quot;)">
            <text:p/>
          </table:table-cell>
          <table:table-cell table:formula="of:=CONCATENATE(IF([.E466]=&quot;TRUE&quot;;[$Feuille2.$A$14];&quot;&quot;);[.C466];IF([.E467]&lt;&gt;&quot;TRUE&quot;;&quot;, &quot;;&quot;&quot;))" office:value-type="string" office:string-value="(SELECT TIMESTAMP_TO_SEC(TIMESTAMP(&quot;2013-06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8&quot; GROUP EACH BY repository_created_at)), ">
            <text:p>(SELECT TIMESTAMP_TO_SEC(TIMESTAMP("2013-06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6">
            <text:p>466</text:p>
          </table:table-cell>
          <table:table-cell table:style-name="ce1" office:value-type="string">
            <text:p>2013-06-19</text:p>
          </table:table-cell>
          <table:table-cell table:formula="of:=CONCATENATE([$Feuille2.$A$1];[.B467];[$Feuille2.$A$2];[$Feuille2.$A$3];[$Feuille2.$A$4];[.B467];[$Feuille2.$A$5];[$Feuille2.$A$6])" office:value-type="string" office:string-value="(SELECT TIMESTAMP_TO_SEC(TIMESTAMP(&quot;2013-06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9&quot; GROUP EACH BY repository_created_at))">
            <text:p>(SELECT TIMESTAMP_TO_SEC(TIMESTAMP("2013-06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9" GROUP EACH BY repository_created_at))</text:p>
          </table:table-cell>
          <table:table-cell table:formula="of:=MOD([.$H$1]*[.A467];[.$K$1])" office:value-type="float" office:value="462">
            <text:p/>
          </table:table-cell>
          <table:table-cell table:formula="of:=IF([.D467]=[.$H$1];&quot;TRUE&quot;;&quot;&quot;)">
            <text:p/>
          </table:table-cell>
          <table:table-cell table:formula="of:=CONCATENATE(IF([.E467]=&quot;TRUE&quot;;[$Feuille2.$A$14];&quot;&quot;);[.C467];IF([.E468]&lt;&gt;&quot;TRUE&quot;;&quot;, &quot;;&quot;&quot;))" office:value-type="string" office:string-value="(SELECT TIMESTAMP_TO_SEC(TIMESTAMP(&quot;2013-06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19&quot; GROUP EACH BY repository_created_at)), ">
            <text:p>(SELECT TIMESTAMP_TO_SEC(TIMESTAMP("2013-06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7">
            <text:p>467</text:p>
          </table:table-cell>
          <table:table-cell table:style-name="ce1" office:value-type="string">
            <text:p>2013-06-20</text:p>
          </table:table-cell>
          <table:table-cell table:formula="of:=CONCATENATE([$Feuille2.$A$1];[.B468];[$Feuille2.$A$2];[$Feuille2.$A$3];[$Feuille2.$A$4];[.B468];[$Feuille2.$A$5];[$Feuille2.$A$6])" office:value-type="string" office:string-value="(SELECT TIMESTAMP_TO_SEC(TIMESTAMP(&quot;2013-06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0&quot; GROUP EACH BY repository_created_at))">
            <text:p>(SELECT TIMESTAMP_TO_SEC(TIMESTAMP("2013-06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0" GROUP EACH BY repository_created_at))</text:p>
          </table:table-cell>
          <table:table-cell table:formula="of:=MOD([.$H$1]*[.A468];[.$K$1])" office:value-type="float" office:value="469">
            <text:p/>
          </table:table-cell>
          <table:table-cell table:formula="of:=IF([.D468]=[.$H$1];&quot;TRUE&quot;;&quot;&quot;)">
            <text:p/>
          </table:table-cell>
          <table:table-cell table:formula="of:=CONCATENATE(IF([.E468]=&quot;TRUE&quot;;[$Feuille2.$A$14];&quot;&quot;);[.C468];IF([.E469]&lt;&gt;&quot;TRUE&quot;;&quot;, &quot;;&quot;&quot;))" office:value-type="string" office:string-value="(SELECT TIMESTAMP_TO_SEC(TIMESTAMP(&quot;2013-06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0&quot; GROUP EACH BY repository_created_at)), ">
            <text:p>(SELECT TIMESTAMP_TO_SEC(TIMESTAMP("2013-06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8">
            <text:p>468</text:p>
          </table:table-cell>
          <table:table-cell table:style-name="ce1" office:value-type="string">
            <text:p>2013-06-21</text:p>
          </table:table-cell>
          <table:table-cell table:formula="of:=CONCATENATE([$Feuille2.$A$1];[.B469];[$Feuille2.$A$2];[$Feuille2.$A$3];[$Feuille2.$A$4];[.B469];[$Feuille2.$A$5];[$Feuille2.$A$6])" office:value-type="string" office:string-value="(SELECT TIMESTAMP_TO_SEC(TIMESTAMP(&quot;2013-06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1&quot; GROUP EACH BY repository_created_at))">
            <text:p>(SELECT TIMESTAMP_TO_SEC(TIMESTAMP("2013-06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1" GROUP EACH BY repository_created_at))</text:p>
          </table:table-cell>
          <table:table-cell table:formula="of:=MOD([.$H$1]*[.A469];[.$K$1])" office:value-type="float" office:value="476">
            <text:p/>
          </table:table-cell>
          <table:table-cell table:formula="of:=IF([.D469]=[.$H$1];&quot;TRUE&quot;;&quot;&quot;)">
            <text:p/>
          </table:table-cell>
          <table:table-cell table:formula="of:=CONCATENATE(IF([.E469]=&quot;TRUE&quot;;[$Feuille2.$A$14];&quot;&quot;);[.C469];IF([.E470]&lt;&gt;&quot;TRUE&quot;;&quot;, &quot;;&quot;&quot;))" office:value-type="string" office:string-value="(SELECT TIMESTAMP_TO_SEC(TIMESTAMP(&quot;2013-06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1&quot; GROUP EACH BY repository_created_at)), ">
            <text:p>(SELECT TIMESTAMP_TO_SEC(TIMESTAMP("2013-06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69">
            <text:p>469</text:p>
          </table:table-cell>
          <table:table-cell table:style-name="ce1" office:value-type="string">
            <text:p>2013-06-22</text:p>
          </table:table-cell>
          <table:table-cell table:formula="of:=CONCATENATE([$Feuille2.$A$1];[.B470];[$Feuille2.$A$2];[$Feuille2.$A$3];[$Feuille2.$A$4];[.B470];[$Feuille2.$A$5];[$Feuille2.$A$6])" office:value-type="string" office:string-value="(SELECT TIMESTAMP_TO_SEC(TIMESTAMP(&quot;2013-06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2&quot; GROUP EACH BY repository_created_at))">
            <text:p>(SELECT TIMESTAMP_TO_SEC(TIMESTAMP("2013-06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2" GROUP EACH BY repository_created_at))</text:p>
          </table:table-cell>
          <table:table-cell table:formula="of:=MOD([.$H$1]*[.A470];[.$K$1])" office:value-type="float" office:value="483">
            <text:p/>
          </table:table-cell>
          <table:table-cell table:formula="of:=IF([.D470]=[.$H$1];&quot;TRUE&quot;;&quot;&quot;)">
            <text:p/>
          </table:table-cell>
          <table:table-cell table:formula="of:=CONCATENATE(IF([.E470]=&quot;TRUE&quot;;[$Feuille2.$A$14];&quot;&quot;);[.C470];IF([.E471]&lt;&gt;&quot;TRUE&quot;;&quot;, &quot;;&quot;&quot;))" office:value-type="string" office:string-value="(SELECT TIMESTAMP_TO_SEC(TIMESTAMP(&quot;2013-06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2&quot; GROUP EACH BY repository_created_at)), ">
            <text:p>(SELECT TIMESTAMP_TO_SEC(TIMESTAMP("2013-06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0">
            <text:p>470</text:p>
          </table:table-cell>
          <table:table-cell table:style-name="ce1" office:value-type="string">
            <text:p>2013-06-23</text:p>
          </table:table-cell>
          <table:table-cell table:formula="of:=CONCATENATE([$Feuille2.$A$1];[.B471];[$Feuille2.$A$2];[$Feuille2.$A$3];[$Feuille2.$A$4];[.B471];[$Feuille2.$A$5];[$Feuille2.$A$6])" office:value-type="string" office:string-value="(SELECT TIMESTAMP_TO_SEC(TIMESTAMP(&quot;2013-06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3&quot; GROUP EACH BY repository_created_at))">
            <text:p>(SELECT TIMESTAMP_TO_SEC(TIMESTAMP("2013-06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3" GROUP EACH BY repository_created_at))</text:p>
          </table:table-cell>
          <table:table-cell table:formula="of:=MOD([.$H$1]*[.A471];[.$K$1])" office:value-type="float" office:value="490">
            <text:p/>
          </table:table-cell>
          <table:table-cell table:formula="of:=IF([.D471]=[.$H$1];&quot;TRUE&quot;;&quot;&quot;)">
            <text:p/>
          </table:table-cell>
          <table:table-cell table:formula="of:=CONCATENATE(IF([.E471]=&quot;TRUE&quot;;[$Feuille2.$A$14];&quot;&quot;);[.C471];IF([.E472]&lt;&gt;&quot;TRUE&quot;;&quot;, &quot;;&quot;&quot;))" office:value-type="string" office:string-value="(SELECT TIMESTAMP_TO_SEC(TIMESTAMP(&quot;2013-06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3&quot; GROUP EACH BY repository_created_at)), ">
            <text:p>(SELECT TIMESTAMP_TO_SEC(TIMESTAMP("2013-06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1">
            <text:p>471</text:p>
          </table:table-cell>
          <table:table-cell table:style-name="ce1" office:value-type="string">
            <text:p>2013-06-24</text:p>
          </table:table-cell>
          <table:table-cell table:formula="of:=CONCATENATE([$Feuille2.$A$1];[.B472];[$Feuille2.$A$2];[$Feuille2.$A$3];[$Feuille2.$A$4];[.B472];[$Feuille2.$A$5];[$Feuille2.$A$6])" office:value-type="string" office:string-value="(SELECT TIMESTAMP_TO_SEC(TIMESTAMP(&quot;2013-06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4&quot; GROUP EACH BY repository_created_at))">
            <text:p>(SELECT TIMESTAMP_TO_SEC(TIMESTAMP("2013-06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4" GROUP EACH BY repository_created_at))</text:p>
          </table:table-cell>
          <table:table-cell table:formula="of:=MOD([.$H$1]*[.A472];[.$K$1])" office:value-type="float" office:value="497">
            <text:p/>
          </table:table-cell>
          <table:table-cell table:formula="of:=IF([.D472]=[.$H$1];&quot;TRUE&quot;;&quot;&quot;)">
            <text:p/>
          </table:table-cell>
          <table:table-cell table:formula="of:=CONCATENATE(IF([.E472]=&quot;TRUE&quot;;[$Feuille2.$A$14];&quot;&quot;);[.C472];IF([.E473]&lt;&gt;&quot;TRUE&quot;;&quot;, &quot;;&quot;&quot;))" office:value-type="string" office:string-value="(SELECT TIMESTAMP_TO_SEC(TIMESTAMP(&quot;2013-06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4&quot; GROUP EACH BY repository_created_at)), ">
            <text:p>(SELECT TIMESTAMP_TO_SEC(TIMESTAMP("2013-06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2">
            <text:p>472</text:p>
          </table:table-cell>
          <table:table-cell table:style-name="ce1" office:value-type="string">
            <text:p>2013-06-25</text:p>
          </table:table-cell>
          <table:table-cell table:formula="of:=CONCATENATE([$Feuille2.$A$1];[.B473];[$Feuille2.$A$2];[$Feuille2.$A$3];[$Feuille2.$A$4];[.B473];[$Feuille2.$A$5];[$Feuille2.$A$6])" office:value-type="string" office:string-value="(SELECT TIMESTAMP_TO_SEC(TIMESTAMP(&quot;2013-06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5&quot; GROUP EACH BY repository_created_at))">
            <text:p>(SELECT TIMESTAMP_TO_SEC(TIMESTAMP("2013-06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5" GROUP EACH BY repository_created_at))</text:p>
          </table:table-cell>
          <table:table-cell table:formula="of:=MOD([.$H$1]*[.A473];[.$K$1])" office:value-type="float" office:value="504">
            <text:p/>
          </table:table-cell>
          <table:table-cell table:formula="of:=IF([.D473]=[.$H$1];&quot;TRUE&quot;;&quot;&quot;)">
            <text:p/>
          </table:table-cell>
          <table:table-cell table:formula="of:=CONCATENATE(IF([.E473]=&quot;TRUE&quot;;[$Feuille2.$A$14];&quot;&quot;);[.C473];IF([.E474]&lt;&gt;&quot;TRUE&quot;;&quot;, &quot;;&quot;&quot;))" office:value-type="string" office:string-value="(SELECT TIMESTAMP_TO_SEC(TIMESTAMP(&quot;2013-06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5&quot; GROUP EACH BY repository_created_at)), ">
            <text:p>(SELECT TIMESTAMP_TO_SEC(TIMESTAMP("2013-06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3">
            <text:p>473</text:p>
          </table:table-cell>
          <table:table-cell table:style-name="ce1" office:value-type="string">
            <text:p>2013-06-26</text:p>
          </table:table-cell>
          <table:table-cell table:formula="of:=CONCATENATE([$Feuille2.$A$1];[.B474];[$Feuille2.$A$2];[$Feuille2.$A$3];[$Feuille2.$A$4];[.B474];[$Feuille2.$A$5];[$Feuille2.$A$6])" office:value-type="string" office:string-value="(SELECT TIMESTAMP_TO_SEC(TIMESTAMP(&quot;2013-06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6&quot; GROUP EACH BY repository_created_at))">
            <text:p>(SELECT TIMESTAMP_TO_SEC(TIMESTAMP("2013-06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6" GROUP EACH BY repository_created_at))</text:p>
          </table:table-cell>
          <table:table-cell table:formula="of:=MOD([.$H$1]*[.A474];[.$K$1])" office:value-type="float" office:value="511">
            <text:p/>
          </table:table-cell>
          <table:table-cell table:formula="of:=IF([.D474]=[.$H$1];&quot;TRUE&quot;;&quot;&quot;)">
            <text:p/>
          </table:table-cell>
          <table:table-cell table:formula="of:=CONCATENATE(IF([.E474]=&quot;TRUE&quot;;[$Feuille2.$A$14];&quot;&quot;);[.C474];IF([.E475]&lt;&gt;&quot;TRUE&quot;;&quot;, &quot;;&quot;&quot;))" office:value-type="string" office:string-value="(SELECT TIMESTAMP_TO_SEC(TIMESTAMP(&quot;2013-06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6&quot; GROUP EACH BY repository_created_at)), ">
            <text:p>(SELECT TIMESTAMP_TO_SEC(TIMESTAMP("2013-06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4">
            <text:p>474</text:p>
          </table:table-cell>
          <table:table-cell table:style-name="ce1" office:value-type="string">
            <text:p>2013-06-27</text:p>
          </table:table-cell>
          <table:table-cell table:formula="of:=CONCATENATE([$Feuille2.$A$1];[.B475];[$Feuille2.$A$2];[$Feuille2.$A$3];[$Feuille2.$A$4];[.B475];[$Feuille2.$A$5];[$Feuille2.$A$6])" office:value-type="string" office:string-value="(SELECT TIMESTAMP_TO_SEC(TIMESTAMP(&quot;2013-06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7&quot; GROUP EACH BY repository_created_at))">
            <text:p>(SELECT TIMESTAMP_TO_SEC(TIMESTAMP("2013-06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7" GROUP EACH BY repository_created_at))</text:p>
          </table:table-cell>
          <table:table-cell table:formula="of:=MOD([.$H$1]*[.A475];[.$K$1])" office:value-type="float" office:value="518">
            <text:p/>
          </table:table-cell>
          <table:table-cell table:formula="of:=IF([.D475]=[.$H$1];&quot;TRUE&quot;;&quot;&quot;)">
            <text:p/>
          </table:table-cell>
          <table:table-cell table:formula="of:=CONCATENATE(IF([.E475]=&quot;TRUE&quot;;[$Feuille2.$A$14];&quot;&quot;);[.C475];IF([.E476]&lt;&gt;&quot;TRUE&quot;;&quot;, &quot;;&quot;&quot;))" office:value-type="string" office:string-value="(SELECT TIMESTAMP_TO_SEC(TIMESTAMP(&quot;2013-06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7&quot; GROUP EACH BY repository_created_at)), ">
            <text:p>(SELECT TIMESTAMP_TO_SEC(TIMESTAMP("2013-06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5">
            <text:p>475</text:p>
          </table:table-cell>
          <table:table-cell table:style-name="ce1" office:value-type="string">
            <text:p>2013-06-28</text:p>
          </table:table-cell>
          <table:table-cell table:formula="of:=CONCATENATE([$Feuille2.$A$1];[.B476];[$Feuille2.$A$2];[$Feuille2.$A$3];[$Feuille2.$A$4];[.B476];[$Feuille2.$A$5];[$Feuille2.$A$6])" office:value-type="string" office:string-value="(SELECT TIMESTAMP_TO_SEC(TIMESTAMP(&quot;2013-06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8&quot; GROUP EACH BY repository_created_at))">
            <text:p>(SELECT TIMESTAMP_TO_SEC(TIMESTAMP("2013-06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8" GROUP EACH BY repository_created_at))</text:p>
          </table:table-cell>
          <table:table-cell table:formula="of:=MOD([.$H$1]*[.A476];[.$K$1])" office:value-type="float" office:value="525">
            <text:p/>
          </table:table-cell>
          <table:table-cell table:formula="of:=IF([.D476]=[.$H$1];&quot;TRUE&quot;;&quot;&quot;)">
            <text:p/>
          </table:table-cell>
          <table:table-cell table:formula="of:=CONCATENATE(IF([.E476]=&quot;TRUE&quot;;[$Feuille2.$A$14];&quot;&quot;);[.C476];IF([.E477]&lt;&gt;&quot;TRUE&quot;;&quot;, &quot;;&quot;&quot;))" office:value-type="string" office:string-value="(SELECT TIMESTAMP_TO_SEC(TIMESTAMP(&quot;2013-06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8&quot; GROUP EACH BY repository_created_at)), ">
            <text:p>(SELECT TIMESTAMP_TO_SEC(TIMESTAMP("2013-06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6">
            <text:p>476</text:p>
          </table:table-cell>
          <table:table-cell table:style-name="ce1" office:value-type="string">
            <text:p>2013-06-29</text:p>
          </table:table-cell>
          <table:table-cell table:formula="of:=CONCATENATE([$Feuille2.$A$1];[.B477];[$Feuille2.$A$2];[$Feuille2.$A$3];[$Feuille2.$A$4];[.B477];[$Feuille2.$A$5];[$Feuille2.$A$6])" office:value-type="string" office:string-value="(SELECT TIMESTAMP_TO_SEC(TIMESTAMP(&quot;2013-06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9&quot; GROUP EACH BY repository_created_at))">
            <text:p>(SELECT TIMESTAMP_TO_SEC(TIMESTAMP("2013-06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9" GROUP EACH BY repository_created_at))</text:p>
          </table:table-cell>
          <table:table-cell table:formula="of:=MOD([.$H$1]*[.A477];[.$K$1])" office:value-type="float" office:value="532">
            <text:p/>
          </table:table-cell>
          <table:table-cell table:formula="of:=IF([.D477]=[.$H$1];&quot;TRUE&quot;;&quot;&quot;)">
            <text:p/>
          </table:table-cell>
          <table:table-cell table:formula="of:=CONCATENATE(IF([.E477]=&quot;TRUE&quot;;[$Feuille2.$A$14];&quot;&quot;);[.C477];IF([.E478]&lt;&gt;&quot;TRUE&quot;;&quot;, &quot;;&quot;&quot;))" office:value-type="string" office:string-value="(SELECT TIMESTAMP_TO_SEC(TIMESTAMP(&quot;2013-06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29&quot; GROUP EACH BY repository_created_at)), ">
            <text:p>(SELECT TIMESTAMP_TO_SEC(TIMESTAMP("2013-06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7">
            <text:p>477</text:p>
          </table:table-cell>
          <table:table-cell table:style-name="ce1" office:value-type="string">
            <text:p>2013-06-30</text:p>
          </table:table-cell>
          <table:table-cell table:formula="of:=CONCATENATE([$Feuille2.$A$1];[.B478];[$Feuille2.$A$2];[$Feuille2.$A$3];[$Feuille2.$A$4];[.B478];[$Feuille2.$A$5];[$Feuille2.$A$6])" office:value-type="string" office:string-value="(SELECT TIMESTAMP_TO_SEC(TIMESTAMP(&quot;2013-06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30&quot; GROUP EACH BY repository_created_at))">
            <text:p>(SELECT TIMESTAMP_TO_SEC(TIMESTAMP("2013-06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30" GROUP EACH BY repository_created_at))</text:p>
          </table:table-cell>
          <table:table-cell table:formula="of:=MOD([.$H$1]*[.A478];[.$K$1])" office:value-type="float" office:value="539">
            <text:p/>
          </table:table-cell>
          <table:table-cell table:formula="of:=IF([.D478]=[.$H$1];&quot;TRUE&quot;;&quot;&quot;)">
            <text:p/>
          </table:table-cell>
          <table:table-cell table:formula="of:=CONCATENATE(IF([.E478]=&quot;TRUE&quot;;[$Feuille2.$A$14];&quot;&quot;);[.C478];IF([.E479]&lt;&gt;&quot;TRUE&quot;;&quot;, &quot;;&quot;&quot;))" office:value-type="string" office:string-value="(SELECT TIMESTAMP_TO_SEC(TIMESTAMP(&quot;2013-06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6-30&quot; GROUP EACH BY repository_created_at)), ">
            <text:p>(SELECT TIMESTAMP_TO_SEC(TIMESTAMP("2013-06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6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8">
            <text:p>478</text:p>
          </table:table-cell>
          <table:table-cell table:style-name="ce1" office:value-type="string">
            <text:p>2013-07-01</text:p>
          </table:table-cell>
          <table:table-cell table:formula="of:=CONCATENATE([$Feuille2.$A$1];[.B479];[$Feuille2.$A$2];[$Feuille2.$A$3];[$Feuille2.$A$4];[.B479];[$Feuille2.$A$5];[$Feuille2.$A$6])" office:value-type="string" office:string-value="(SELECT TIMESTAMP_TO_SEC(TIMESTAMP(&quot;2013-07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1&quot; GROUP EACH BY repository_created_at))">
            <text:p>(SELECT TIMESTAMP_TO_SEC(TIMESTAMP("2013-07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1" GROUP EACH BY repository_created_at))</text:p>
          </table:table-cell>
          <table:table-cell table:formula="of:=MOD([.$H$1]*[.A479];[.$K$1])" office:value-type="float" office:value="546">
            <text:p/>
          </table:table-cell>
          <table:table-cell table:formula="of:=IF([.D479]=[.$H$1];&quot;TRUE&quot;;&quot;&quot;)">
            <text:p/>
          </table:table-cell>
          <table:table-cell table:formula="of:=CONCATENATE(IF([.E479]=&quot;TRUE&quot;;[$Feuille2.$A$14];&quot;&quot;);[.C479];IF([.E480]&lt;&gt;&quot;TRUE&quot;;&quot;, &quot;;&quot;&quot;))" office:value-type="string" office:string-value="(SELECT TIMESTAMP_TO_SEC(TIMESTAMP(&quot;2013-07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1&quot; GROUP EACH BY repository_created_at)), ">
            <text:p>(SELECT TIMESTAMP_TO_SEC(TIMESTAMP("2013-07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79">
            <text:p>479</text:p>
          </table:table-cell>
          <table:table-cell table:style-name="ce1" office:value-type="string">
            <text:p>2013-07-02</text:p>
          </table:table-cell>
          <table:table-cell table:formula="of:=CONCATENATE([$Feuille2.$A$1];[.B480];[$Feuille2.$A$2];[$Feuille2.$A$3];[$Feuille2.$A$4];[.B480];[$Feuille2.$A$5];[$Feuille2.$A$6])" office:value-type="string" office:string-value="(SELECT TIMESTAMP_TO_SEC(TIMESTAMP(&quot;2013-07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2&quot; GROUP EACH BY repository_created_at))">
            <text:p>(SELECT TIMESTAMP_TO_SEC(TIMESTAMP("2013-07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2" GROUP EACH BY repository_created_at))</text:p>
          </table:table-cell>
          <table:table-cell table:formula="of:=MOD([.$H$1]*[.A480];[.$K$1])" office:value-type="float" office:value="553">
            <text:p/>
          </table:table-cell>
          <table:table-cell table:formula="of:=IF([.D480]=[.$H$1];&quot;TRUE&quot;;&quot;&quot;)">
            <text:p/>
          </table:table-cell>
          <table:table-cell table:formula="of:=CONCATENATE(IF([.E480]=&quot;TRUE&quot;;[$Feuille2.$A$14];&quot;&quot;);[.C480];IF([.E481]&lt;&gt;&quot;TRUE&quot;;&quot;, &quot;;&quot;&quot;))" office:value-type="string" office:string-value="(SELECT TIMESTAMP_TO_SEC(TIMESTAMP(&quot;2013-07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2&quot; GROUP EACH BY repository_created_at)), ">
            <text:p>(SELECT TIMESTAMP_TO_SEC(TIMESTAMP("2013-07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string">
            <text:p>2013-07-03</text:p>
          </table:table-cell>
          <table:table-cell table:formula="of:=CONCATENATE([$Feuille2.$A$1];[.B481];[$Feuille2.$A$2];[$Feuille2.$A$3];[$Feuille2.$A$4];[.B481];[$Feuille2.$A$5];[$Feuille2.$A$6])" office:value-type="string" office:string-value="(SELECT TIMESTAMP_TO_SEC(TIMESTAMP(&quot;2013-07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3&quot; GROUP EACH BY repository_created_at))">
            <text:p>(SELECT TIMESTAMP_TO_SEC(TIMESTAMP("2013-07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3" GROUP EACH BY repository_created_at))</text:p>
          </table:table-cell>
          <table:table-cell table:formula="of:=MOD([.$H$1]*[.A481];[.$K$1])" office:value-type="float" office:value="560">
            <text:p/>
          </table:table-cell>
          <table:table-cell table:formula="of:=IF([.D481]=[.$H$1];&quot;TRUE&quot;;&quot;&quot;)">
            <text:p/>
          </table:table-cell>
          <table:table-cell table:formula="of:=CONCATENATE(IF([.E481]=&quot;TRUE&quot;;[$Feuille2.$A$14];&quot;&quot;);[.C481];IF([.E482]&lt;&gt;&quot;TRUE&quot;;&quot;, &quot;;&quot;&quot;))" office:value-type="string" office:string-value="(SELECT TIMESTAMP_TO_SEC(TIMESTAMP(&quot;2013-07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3&quot; GROUP EACH BY repository_created_at)), ">
            <text:p>(SELECT TIMESTAMP_TO_SEC(TIMESTAMP("2013-07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1">
            <text:p>481</text:p>
          </table:table-cell>
          <table:table-cell table:style-name="ce1" office:value-type="string">
            <text:p>2013-07-04</text:p>
          </table:table-cell>
          <table:table-cell table:formula="of:=CONCATENATE([$Feuille2.$A$1];[.B482];[$Feuille2.$A$2];[$Feuille2.$A$3];[$Feuille2.$A$4];[.B482];[$Feuille2.$A$5];[$Feuille2.$A$6])" office:value-type="string" office:string-value="(SELECT TIMESTAMP_TO_SEC(TIMESTAMP(&quot;2013-07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4&quot; GROUP EACH BY repository_created_at))">
            <text:p>(SELECT TIMESTAMP_TO_SEC(TIMESTAMP("2013-07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4" GROUP EACH BY repository_created_at))</text:p>
          </table:table-cell>
          <table:table-cell table:formula="of:=MOD([.$H$1]*[.A482];[.$K$1])" office:value-type="float" office:value="567">
            <text:p/>
          </table:table-cell>
          <table:table-cell table:formula="of:=IF([.D482]=[.$H$1];&quot;TRUE&quot;;&quot;&quot;)">
            <text:p/>
          </table:table-cell>
          <table:table-cell table:formula="of:=CONCATENATE(IF([.E482]=&quot;TRUE&quot;;[$Feuille2.$A$14];&quot;&quot;);[.C482];IF([.E483]&lt;&gt;&quot;TRUE&quot;;&quot;, &quot;;&quot;&quot;))" office:value-type="string" office:string-value="(SELECT TIMESTAMP_TO_SEC(TIMESTAMP(&quot;2013-07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4&quot; GROUP EACH BY repository_created_at)), ">
            <text:p>(SELECT TIMESTAMP_TO_SEC(TIMESTAMP("2013-07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2">
            <text:p>482</text:p>
          </table:table-cell>
          <table:table-cell table:style-name="ce1" office:value-type="string">
            <text:p>2013-07-05</text:p>
          </table:table-cell>
          <table:table-cell table:formula="of:=CONCATENATE([$Feuille2.$A$1];[.B483];[$Feuille2.$A$2];[$Feuille2.$A$3];[$Feuille2.$A$4];[.B483];[$Feuille2.$A$5];[$Feuille2.$A$6])" office:value-type="string" office:string-value="(SELECT TIMESTAMP_TO_SEC(TIMESTAMP(&quot;2013-07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5&quot; GROUP EACH BY repository_created_at))">
            <text:p>(SELECT TIMESTAMP_TO_SEC(TIMESTAMP("2013-07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5" GROUP EACH BY repository_created_at))</text:p>
          </table:table-cell>
          <table:table-cell table:formula="of:=MOD([.$H$1]*[.A483];[.$K$1])" office:value-type="float" office:value="574">
            <text:p/>
          </table:table-cell>
          <table:table-cell table:formula="of:=IF([.D483]=[.$H$1];&quot;TRUE&quot;;&quot;&quot;)">
            <text:p/>
          </table:table-cell>
          <table:table-cell table:formula="of:=CONCATENATE(IF([.E483]=&quot;TRUE&quot;;[$Feuille2.$A$14];&quot;&quot;);[.C483];IF([.E484]&lt;&gt;&quot;TRUE&quot;;&quot;, &quot;;&quot;&quot;))" office:value-type="string" office:string-value="(SELECT TIMESTAMP_TO_SEC(TIMESTAMP(&quot;2013-07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5&quot; GROUP EACH BY repository_created_at)), ">
            <text:p>(SELECT TIMESTAMP_TO_SEC(TIMESTAMP("2013-07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3">
            <text:p>483</text:p>
          </table:table-cell>
          <table:table-cell table:style-name="ce1" office:value-type="string">
            <text:p>2013-07-06</text:p>
          </table:table-cell>
          <table:table-cell table:formula="of:=CONCATENATE([$Feuille2.$A$1];[.B484];[$Feuille2.$A$2];[$Feuille2.$A$3];[$Feuille2.$A$4];[.B484];[$Feuille2.$A$5];[$Feuille2.$A$6])" office:value-type="string" office:string-value="(SELECT TIMESTAMP_TO_SEC(TIMESTAMP(&quot;2013-07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6&quot; GROUP EACH BY repository_created_at))">
            <text:p>(SELECT TIMESTAMP_TO_SEC(TIMESTAMP("2013-07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6" GROUP EACH BY repository_created_at))</text:p>
          </table:table-cell>
          <table:table-cell table:formula="of:=MOD([.$H$1]*[.A484];[.$K$1])" office:value-type="float" office:value="581">
            <text:p/>
          </table:table-cell>
          <table:table-cell table:formula="of:=IF([.D484]=[.$H$1];&quot;TRUE&quot;;&quot;&quot;)">
            <text:p/>
          </table:table-cell>
          <table:table-cell table:formula="of:=CONCATENATE(IF([.E484]=&quot;TRUE&quot;;[$Feuille2.$A$14];&quot;&quot;);[.C484];IF([.E485]&lt;&gt;&quot;TRUE&quot;;&quot;, &quot;;&quot;&quot;))" office:value-type="string" office:string-value="(SELECT TIMESTAMP_TO_SEC(TIMESTAMP(&quot;2013-07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6&quot; GROUP EACH BY repository_created_at)), ">
            <text:p>(SELECT TIMESTAMP_TO_SEC(TIMESTAMP("2013-07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4">
            <text:p>484</text:p>
          </table:table-cell>
          <table:table-cell table:style-name="ce1" office:value-type="string">
            <text:p>2013-07-07</text:p>
          </table:table-cell>
          <table:table-cell table:formula="of:=CONCATENATE([$Feuille2.$A$1];[.B485];[$Feuille2.$A$2];[$Feuille2.$A$3];[$Feuille2.$A$4];[.B485];[$Feuille2.$A$5];[$Feuille2.$A$6])" office:value-type="string" office:string-value="(SELECT TIMESTAMP_TO_SEC(TIMESTAMP(&quot;2013-07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7&quot; GROUP EACH BY repository_created_at))">
            <text:p>(SELECT TIMESTAMP_TO_SEC(TIMESTAMP("2013-07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7" GROUP EACH BY repository_created_at))</text:p>
          </table:table-cell>
          <table:table-cell table:formula="of:=MOD([.$H$1]*[.A485];[.$K$1])" office:value-type="float" office:value="588">
            <text:p/>
          </table:table-cell>
          <table:table-cell table:formula="of:=IF([.D485]=[.$H$1];&quot;TRUE&quot;;&quot;&quot;)">
            <text:p/>
          </table:table-cell>
          <table:table-cell table:formula="of:=CONCATENATE(IF([.E485]=&quot;TRUE&quot;;[$Feuille2.$A$14];&quot;&quot;);[.C485];IF([.E486]&lt;&gt;&quot;TRUE&quot;;&quot;, &quot;;&quot;&quot;))" office:value-type="string" office:string-value="(SELECT TIMESTAMP_TO_SEC(TIMESTAMP(&quot;2013-07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7&quot; GROUP EACH BY repository_created_at)), ">
            <text:p>(SELECT TIMESTAMP_TO_SEC(TIMESTAMP("2013-07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5">
            <text:p>485</text:p>
          </table:table-cell>
          <table:table-cell table:style-name="ce1" office:value-type="string">
            <text:p>2013-07-08</text:p>
          </table:table-cell>
          <table:table-cell table:formula="of:=CONCATENATE([$Feuille2.$A$1];[.B486];[$Feuille2.$A$2];[$Feuille2.$A$3];[$Feuille2.$A$4];[.B486];[$Feuille2.$A$5];[$Feuille2.$A$6])" office:value-type="string" office:string-value="(SELECT TIMESTAMP_TO_SEC(TIMESTAMP(&quot;2013-07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8&quot; GROUP EACH BY repository_created_at))">
            <text:p>(SELECT TIMESTAMP_TO_SEC(TIMESTAMP("2013-07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8" GROUP EACH BY repository_created_at))</text:p>
          </table:table-cell>
          <table:table-cell table:formula="of:=MOD([.$H$1]*[.A486];[.$K$1])" office:value-type="float" office:value="595">
            <text:p/>
          </table:table-cell>
          <table:table-cell table:formula="of:=IF([.D486]=[.$H$1];&quot;TRUE&quot;;&quot;&quot;)">
            <text:p/>
          </table:table-cell>
          <table:table-cell table:formula="of:=CONCATENATE(IF([.E486]=&quot;TRUE&quot;;[$Feuille2.$A$14];&quot;&quot;);[.C486];IF([.E487]&lt;&gt;&quot;TRUE&quot;;&quot;, &quot;;&quot;&quot;))" office:value-type="string" office:string-value="(SELECT TIMESTAMP_TO_SEC(TIMESTAMP(&quot;2013-07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8&quot; GROUP EACH BY repository_created_at)), ">
            <text:p>(SELECT TIMESTAMP_TO_SEC(TIMESTAMP("2013-07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6">
            <text:p>486</text:p>
          </table:table-cell>
          <table:table-cell table:style-name="ce1" office:value-type="string">
            <text:p>2013-07-09</text:p>
          </table:table-cell>
          <table:table-cell table:formula="of:=CONCATENATE([$Feuille2.$A$1];[.B487];[$Feuille2.$A$2];[$Feuille2.$A$3];[$Feuille2.$A$4];[.B487];[$Feuille2.$A$5];[$Feuille2.$A$6])" office:value-type="string" office:string-value="(SELECT TIMESTAMP_TO_SEC(TIMESTAMP(&quot;2013-07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9&quot; GROUP EACH BY repository_created_at))">
            <text:p>(SELECT TIMESTAMP_TO_SEC(TIMESTAMP("2013-07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9" GROUP EACH BY repository_created_at))</text:p>
          </table:table-cell>
          <table:table-cell table:formula="of:=MOD([.$H$1]*[.A487];[.$K$1])" office:value-type="float" office:value="602">
            <text:p/>
          </table:table-cell>
          <table:table-cell table:formula="of:=IF([.D487]=[.$H$1];&quot;TRUE&quot;;&quot;&quot;)">
            <text:p/>
          </table:table-cell>
          <table:table-cell table:formula="of:=CONCATENATE(IF([.E487]=&quot;TRUE&quot;;[$Feuille2.$A$14];&quot;&quot;);[.C487];IF([.E488]&lt;&gt;&quot;TRUE&quot;;&quot;, &quot;;&quot;&quot;))" office:value-type="string" office:string-value="(SELECT TIMESTAMP_TO_SEC(TIMESTAMP(&quot;2013-07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09&quot; GROUP EACH BY repository_created_at)), ">
            <text:p>(SELECT TIMESTAMP_TO_SEC(TIMESTAMP("2013-07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7">
            <text:p>487</text:p>
          </table:table-cell>
          <table:table-cell table:style-name="ce1" office:value-type="string">
            <text:p>2013-07-10</text:p>
          </table:table-cell>
          <table:table-cell table:formula="of:=CONCATENATE([$Feuille2.$A$1];[.B488];[$Feuille2.$A$2];[$Feuille2.$A$3];[$Feuille2.$A$4];[.B488];[$Feuille2.$A$5];[$Feuille2.$A$6])" office:value-type="string" office:string-value="(SELECT TIMESTAMP_TO_SEC(TIMESTAMP(&quot;2013-07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0&quot; GROUP EACH BY repository_created_at))">
            <text:p>(SELECT TIMESTAMP_TO_SEC(TIMESTAMP("2013-07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0" GROUP EACH BY repository_created_at))</text:p>
          </table:table-cell>
          <table:table-cell table:formula="of:=MOD([.$H$1]*[.A488];[.$K$1])" office:value-type="float" office:value="609">
            <text:p/>
          </table:table-cell>
          <table:table-cell table:formula="of:=IF([.D488]=[.$H$1];&quot;TRUE&quot;;&quot;&quot;)">
            <text:p/>
          </table:table-cell>
          <table:table-cell table:formula="of:=CONCATENATE(IF([.E488]=&quot;TRUE&quot;;[$Feuille2.$A$14];&quot;&quot;);[.C488];IF([.E489]&lt;&gt;&quot;TRUE&quot;;&quot;, &quot;;&quot;&quot;))" office:value-type="string" office:string-value="(SELECT TIMESTAMP_TO_SEC(TIMESTAMP(&quot;2013-07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0&quot; GROUP EACH BY repository_created_at)), ">
            <text:p>(SELECT TIMESTAMP_TO_SEC(TIMESTAMP("2013-07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8">
            <text:p>488</text:p>
          </table:table-cell>
          <table:table-cell table:style-name="ce1" office:value-type="string">
            <text:p>2013-07-11</text:p>
          </table:table-cell>
          <table:table-cell table:formula="of:=CONCATENATE([$Feuille2.$A$1];[.B489];[$Feuille2.$A$2];[$Feuille2.$A$3];[$Feuille2.$A$4];[.B489];[$Feuille2.$A$5];[$Feuille2.$A$6])" office:value-type="string" office:string-value="(SELECT TIMESTAMP_TO_SEC(TIMESTAMP(&quot;2013-07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1&quot; GROUP EACH BY repository_created_at))">
            <text:p>(SELECT TIMESTAMP_TO_SEC(TIMESTAMP("2013-07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1" GROUP EACH BY repository_created_at))</text:p>
          </table:table-cell>
          <table:table-cell table:formula="of:=MOD([.$H$1]*[.A489];[.$K$1])" office:value-type="float" office:value="616">
            <text:p/>
          </table:table-cell>
          <table:table-cell table:formula="of:=IF([.D489]=[.$H$1];&quot;TRUE&quot;;&quot;&quot;)">
            <text:p/>
          </table:table-cell>
          <table:table-cell table:formula="of:=CONCATENATE(IF([.E489]=&quot;TRUE&quot;;[$Feuille2.$A$14];&quot;&quot;);[.C489];IF([.E490]&lt;&gt;&quot;TRUE&quot;;&quot;, &quot;;&quot;&quot;))" office:value-type="string" office:string-value="(SELECT TIMESTAMP_TO_SEC(TIMESTAMP(&quot;2013-07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1&quot; GROUP EACH BY repository_created_at)), ">
            <text:p>(SELECT TIMESTAMP_TO_SEC(TIMESTAMP("2013-07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89">
            <text:p>489</text:p>
          </table:table-cell>
          <table:table-cell table:style-name="ce1" office:value-type="string">
            <text:p>2013-07-12</text:p>
          </table:table-cell>
          <table:table-cell table:formula="of:=CONCATENATE([$Feuille2.$A$1];[.B490];[$Feuille2.$A$2];[$Feuille2.$A$3];[$Feuille2.$A$4];[.B490];[$Feuille2.$A$5];[$Feuille2.$A$6])" office:value-type="string" office:string-value="(SELECT TIMESTAMP_TO_SEC(TIMESTAMP(&quot;2013-07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2&quot; GROUP EACH BY repository_created_at))">
            <text:p>(SELECT TIMESTAMP_TO_SEC(TIMESTAMP("2013-07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2" GROUP EACH BY repository_created_at))</text:p>
          </table:table-cell>
          <table:table-cell table:formula="of:=MOD([.$H$1]*[.A490];[.$K$1])" office:value-type="float" office:value="623">
            <text:p/>
          </table:table-cell>
          <table:table-cell table:formula="of:=IF([.D490]=[.$H$1];&quot;TRUE&quot;;&quot;&quot;)">
            <text:p/>
          </table:table-cell>
          <table:table-cell table:formula="of:=CONCATENATE(IF([.E490]=&quot;TRUE&quot;;[$Feuille2.$A$14];&quot;&quot;);[.C490];IF([.E491]&lt;&gt;&quot;TRUE&quot;;&quot;, &quot;;&quot;&quot;))" office:value-type="string" office:string-value="(SELECT TIMESTAMP_TO_SEC(TIMESTAMP(&quot;2013-07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2&quot; GROUP EACH BY repository_created_at)), ">
            <text:p>(SELECT TIMESTAMP_TO_SEC(TIMESTAMP("2013-07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0">
            <text:p>490</text:p>
          </table:table-cell>
          <table:table-cell table:style-name="ce1" office:value-type="string">
            <text:p>2013-07-13</text:p>
          </table:table-cell>
          <table:table-cell table:formula="of:=CONCATENATE([$Feuille2.$A$1];[.B491];[$Feuille2.$A$2];[$Feuille2.$A$3];[$Feuille2.$A$4];[.B491];[$Feuille2.$A$5];[$Feuille2.$A$6])" office:value-type="string" office:string-value="(SELECT TIMESTAMP_TO_SEC(TIMESTAMP(&quot;2013-07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3&quot; GROUP EACH BY repository_created_at))">
            <text:p>(SELECT TIMESTAMP_TO_SEC(TIMESTAMP("2013-07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3" GROUP EACH BY repository_created_at))</text:p>
          </table:table-cell>
          <table:table-cell table:formula="of:=MOD([.$H$1]*[.A491];[.$K$1])" office:value-type="float" office:value="630">
            <text:p/>
          </table:table-cell>
          <table:table-cell table:formula="of:=IF([.D491]=[.$H$1];&quot;TRUE&quot;;&quot;&quot;)">
            <text:p/>
          </table:table-cell>
          <table:table-cell table:formula="of:=CONCATENATE(IF([.E491]=&quot;TRUE&quot;;[$Feuille2.$A$14];&quot;&quot;);[.C491];IF([.E492]&lt;&gt;&quot;TRUE&quot;;&quot;, &quot;;&quot;&quot;))" office:value-type="string" office:string-value="(SELECT TIMESTAMP_TO_SEC(TIMESTAMP(&quot;2013-07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3&quot; GROUP EACH BY repository_created_at)), ">
            <text:p>(SELECT TIMESTAMP_TO_SEC(TIMESTAMP("2013-07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1">
            <text:p>491</text:p>
          </table:table-cell>
          <table:table-cell table:style-name="ce1" office:value-type="string">
            <text:p>2013-07-14</text:p>
          </table:table-cell>
          <table:table-cell table:formula="of:=CONCATENATE([$Feuille2.$A$1];[.B492];[$Feuille2.$A$2];[$Feuille2.$A$3];[$Feuille2.$A$4];[.B492];[$Feuille2.$A$5];[$Feuille2.$A$6])" office:value-type="string" office:string-value="(SELECT TIMESTAMP_TO_SEC(TIMESTAMP(&quot;2013-07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4&quot; GROUP EACH BY repository_created_at))">
            <text:p>(SELECT TIMESTAMP_TO_SEC(TIMESTAMP("2013-07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4" GROUP EACH BY repository_created_at))</text:p>
          </table:table-cell>
          <table:table-cell table:formula="of:=MOD([.$H$1]*[.A492];[.$K$1])" office:value-type="float" office:value="637">
            <text:p/>
          </table:table-cell>
          <table:table-cell table:formula="of:=IF([.D492]=[.$H$1];&quot;TRUE&quot;;&quot;&quot;)">
            <text:p/>
          </table:table-cell>
          <table:table-cell table:formula="of:=CONCATENATE(IF([.E492]=&quot;TRUE&quot;;[$Feuille2.$A$14];&quot;&quot;);[.C492];IF([.E493]&lt;&gt;&quot;TRUE&quot;;&quot;, &quot;;&quot;&quot;))" office:value-type="string" office:string-value="(SELECT TIMESTAMP_TO_SEC(TIMESTAMP(&quot;2013-07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4&quot; GROUP EACH BY repository_created_at)), ">
            <text:p>(SELECT TIMESTAMP_TO_SEC(TIMESTAMP("2013-07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2">
            <text:p>492</text:p>
          </table:table-cell>
          <table:table-cell table:style-name="ce1" office:value-type="string">
            <text:p>2013-07-15</text:p>
          </table:table-cell>
          <table:table-cell table:formula="of:=CONCATENATE([$Feuille2.$A$1];[.B493];[$Feuille2.$A$2];[$Feuille2.$A$3];[$Feuille2.$A$4];[.B493];[$Feuille2.$A$5];[$Feuille2.$A$6])" office:value-type="string" office:string-value="(SELECT TIMESTAMP_TO_SEC(TIMESTAMP(&quot;2013-07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5&quot; GROUP EACH BY repository_created_at))">
            <text:p>(SELECT TIMESTAMP_TO_SEC(TIMESTAMP("2013-07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5" GROUP EACH BY repository_created_at))</text:p>
          </table:table-cell>
          <table:table-cell table:formula="of:=MOD([.$H$1]*[.A493];[.$K$1])" office:value-type="float" office:value="644">
            <text:p/>
          </table:table-cell>
          <table:table-cell table:formula="of:=IF([.D493]=[.$H$1];&quot;TRUE&quot;;&quot;&quot;)">
            <text:p/>
          </table:table-cell>
          <table:table-cell table:formula="of:=CONCATENATE(IF([.E493]=&quot;TRUE&quot;;[$Feuille2.$A$14];&quot;&quot;);[.C493];IF([.E494]&lt;&gt;&quot;TRUE&quot;;&quot;, &quot;;&quot;&quot;))" office:value-type="string" office:string-value="(SELECT TIMESTAMP_TO_SEC(TIMESTAMP(&quot;2013-07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5&quot; GROUP EACH BY repository_created_at)), ">
            <text:p>(SELECT TIMESTAMP_TO_SEC(TIMESTAMP("2013-07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3">
            <text:p>493</text:p>
          </table:table-cell>
          <table:table-cell table:style-name="ce1" office:value-type="string">
            <text:p>2013-07-16</text:p>
          </table:table-cell>
          <table:table-cell table:formula="of:=CONCATENATE([$Feuille2.$A$1];[.B494];[$Feuille2.$A$2];[$Feuille2.$A$3];[$Feuille2.$A$4];[.B494];[$Feuille2.$A$5];[$Feuille2.$A$6])" office:value-type="string" office:string-value="(SELECT TIMESTAMP_TO_SEC(TIMESTAMP(&quot;2013-07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6&quot; GROUP EACH BY repository_created_at))">
            <text:p>(SELECT TIMESTAMP_TO_SEC(TIMESTAMP("2013-07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6" GROUP EACH BY repository_created_at))</text:p>
          </table:table-cell>
          <table:table-cell table:formula="of:=MOD([.$H$1]*[.A494];[.$K$1])" office:value-type="float" office:value="651">
            <text:p/>
          </table:table-cell>
          <table:table-cell table:formula="of:=IF([.D494]=[.$H$1];&quot;TRUE&quot;;&quot;&quot;)">
            <text:p/>
          </table:table-cell>
          <table:table-cell table:formula="of:=CONCATENATE(IF([.E494]=&quot;TRUE&quot;;[$Feuille2.$A$14];&quot;&quot;);[.C494];IF([.E495]&lt;&gt;&quot;TRUE&quot;;&quot;, &quot;;&quot;&quot;))" office:value-type="string" office:string-value="(SELECT TIMESTAMP_TO_SEC(TIMESTAMP(&quot;2013-07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6&quot; GROUP EACH BY repository_created_at)), ">
            <text:p>(SELECT TIMESTAMP_TO_SEC(TIMESTAMP("2013-07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4">
            <text:p>494</text:p>
          </table:table-cell>
          <table:table-cell table:style-name="ce1" office:value-type="string">
            <text:p>2013-07-17</text:p>
          </table:table-cell>
          <table:table-cell table:formula="of:=CONCATENATE([$Feuille2.$A$1];[.B495];[$Feuille2.$A$2];[$Feuille2.$A$3];[$Feuille2.$A$4];[.B495];[$Feuille2.$A$5];[$Feuille2.$A$6])" office:value-type="string" office:string-value="(SELECT TIMESTAMP_TO_SEC(TIMESTAMP(&quot;2013-07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7&quot; GROUP EACH BY repository_created_at))">
            <text:p>(SELECT TIMESTAMP_TO_SEC(TIMESTAMP("2013-07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7" GROUP EACH BY repository_created_at))</text:p>
          </table:table-cell>
          <table:table-cell table:formula="of:=MOD([.$H$1]*[.A495];[.$K$1])" office:value-type="float" office:value="658">
            <text:p/>
          </table:table-cell>
          <table:table-cell table:formula="of:=IF([.D495]=[.$H$1];&quot;TRUE&quot;;&quot;&quot;)">
            <text:p/>
          </table:table-cell>
          <table:table-cell table:formula="of:=CONCATENATE(IF([.E495]=&quot;TRUE&quot;;[$Feuille2.$A$14];&quot;&quot;);[.C495];IF([.E496]&lt;&gt;&quot;TRUE&quot;;&quot;, &quot;;&quot;&quot;))" office:value-type="string" office:string-value="(SELECT TIMESTAMP_TO_SEC(TIMESTAMP(&quot;2013-07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7&quot; GROUP EACH BY repository_created_at)), ">
            <text:p>(SELECT TIMESTAMP_TO_SEC(TIMESTAMP("2013-07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5">
            <text:p>495</text:p>
          </table:table-cell>
          <table:table-cell table:style-name="ce1" office:value-type="string">
            <text:p>2013-07-18</text:p>
          </table:table-cell>
          <table:table-cell table:formula="of:=CONCATENATE([$Feuille2.$A$1];[.B496];[$Feuille2.$A$2];[$Feuille2.$A$3];[$Feuille2.$A$4];[.B496];[$Feuille2.$A$5];[$Feuille2.$A$6])" office:value-type="string" office:string-value="(SELECT TIMESTAMP_TO_SEC(TIMESTAMP(&quot;2013-07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8&quot; GROUP EACH BY repository_created_at))">
            <text:p>(SELECT TIMESTAMP_TO_SEC(TIMESTAMP("2013-07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8" GROUP EACH BY repository_created_at))</text:p>
          </table:table-cell>
          <table:table-cell table:formula="of:=MOD([.$H$1]*[.A496];[.$K$1])" office:value-type="float" office:value="665">
            <text:p/>
          </table:table-cell>
          <table:table-cell table:formula="of:=IF([.D496]=[.$H$1];&quot;TRUE&quot;;&quot;&quot;)">
            <text:p/>
          </table:table-cell>
          <table:table-cell table:formula="of:=CONCATENATE(IF([.E496]=&quot;TRUE&quot;;[$Feuille2.$A$14];&quot;&quot;);[.C496];IF([.E497]&lt;&gt;&quot;TRUE&quot;;&quot;, &quot;;&quot;&quot;))" office:value-type="string" office:string-value="(SELECT TIMESTAMP_TO_SEC(TIMESTAMP(&quot;2013-07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8&quot; GROUP EACH BY repository_created_at)), ">
            <text:p>(SELECT TIMESTAMP_TO_SEC(TIMESTAMP("2013-07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6">
            <text:p>496</text:p>
          </table:table-cell>
          <table:table-cell table:style-name="ce1" office:value-type="string">
            <text:p>2013-07-19</text:p>
          </table:table-cell>
          <table:table-cell table:formula="of:=CONCATENATE([$Feuille2.$A$1];[.B497];[$Feuille2.$A$2];[$Feuille2.$A$3];[$Feuille2.$A$4];[.B497];[$Feuille2.$A$5];[$Feuille2.$A$6])" office:value-type="string" office:string-value="(SELECT TIMESTAMP_TO_SEC(TIMESTAMP(&quot;2013-07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9&quot; GROUP EACH BY repository_created_at))">
            <text:p>(SELECT TIMESTAMP_TO_SEC(TIMESTAMP("2013-07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9" GROUP EACH BY repository_created_at))</text:p>
          </table:table-cell>
          <table:table-cell table:formula="of:=MOD([.$H$1]*[.A497];[.$K$1])" office:value-type="float" office:value="672">
            <text:p/>
          </table:table-cell>
          <table:table-cell table:formula="of:=IF([.D497]=[.$H$1];&quot;TRUE&quot;;&quot;&quot;)">
            <text:p/>
          </table:table-cell>
          <table:table-cell table:formula="of:=CONCATENATE(IF([.E497]=&quot;TRUE&quot;;[$Feuille2.$A$14];&quot;&quot;);[.C497];IF([.E498]&lt;&gt;&quot;TRUE&quot;;&quot;, &quot;;&quot;&quot;))" office:value-type="string" office:string-value="(SELECT TIMESTAMP_TO_SEC(TIMESTAMP(&quot;2013-07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19&quot; GROUP EACH BY repository_created_at)), ">
            <text:p>(SELECT TIMESTAMP_TO_SEC(TIMESTAMP("2013-07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7">
            <text:p>497</text:p>
          </table:table-cell>
          <table:table-cell table:style-name="ce1" office:value-type="string">
            <text:p>2013-07-20</text:p>
          </table:table-cell>
          <table:table-cell table:formula="of:=CONCATENATE([$Feuille2.$A$1];[.B498];[$Feuille2.$A$2];[$Feuille2.$A$3];[$Feuille2.$A$4];[.B498];[$Feuille2.$A$5];[$Feuille2.$A$6])" office:value-type="string" office:string-value="(SELECT TIMESTAMP_TO_SEC(TIMESTAMP(&quot;2013-07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0&quot; GROUP EACH BY repository_created_at))">
            <text:p>(SELECT TIMESTAMP_TO_SEC(TIMESTAMP("2013-07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0" GROUP EACH BY repository_created_at))</text:p>
          </table:table-cell>
          <table:table-cell table:formula="of:=MOD([.$H$1]*[.A498];[.$K$1])" office:value-type="float" office:value="679">
            <text:p/>
          </table:table-cell>
          <table:table-cell table:formula="of:=IF([.D498]=[.$H$1];&quot;TRUE&quot;;&quot;&quot;)">
            <text:p/>
          </table:table-cell>
          <table:table-cell table:formula="of:=CONCATENATE(IF([.E498]=&quot;TRUE&quot;;[$Feuille2.$A$14];&quot;&quot;);[.C498];IF([.E499]&lt;&gt;&quot;TRUE&quot;;&quot;, &quot;;&quot;&quot;))" office:value-type="string" office:string-value="(SELECT TIMESTAMP_TO_SEC(TIMESTAMP(&quot;2013-07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0&quot; GROUP EACH BY repository_created_at)), ">
            <text:p>(SELECT TIMESTAMP_TO_SEC(TIMESTAMP("2013-07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8">
            <text:p>498</text:p>
          </table:table-cell>
          <table:table-cell table:style-name="ce1" office:value-type="string">
            <text:p>2013-07-21</text:p>
          </table:table-cell>
          <table:table-cell table:formula="of:=CONCATENATE([$Feuille2.$A$1];[.B499];[$Feuille2.$A$2];[$Feuille2.$A$3];[$Feuille2.$A$4];[.B499];[$Feuille2.$A$5];[$Feuille2.$A$6])" office:value-type="string" office:string-value="(SELECT TIMESTAMP_TO_SEC(TIMESTAMP(&quot;2013-07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1&quot; GROUP EACH BY repository_created_at))">
            <text:p>(SELECT TIMESTAMP_TO_SEC(TIMESTAMP("2013-07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1" GROUP EACH BY repository_created_at))</text:p>
          </table:table-cell>
          <table:table-cell table:formula="of:=MOD([.$H$1]*[.A499];[.$K$1])" office:value-type="float" office:value="686">
            <text:p/>
          </table:table-cell>
          <table:table-cell table:formula="of:=IF([.D499]=[.$H$1];&quot;TRUE&quot;;&quot;&quot;)">
            <text:p/>
          </table:table-cell>
          <table:table-cell table:formula="of:=CONCATENATE(IF([.E499]=&quot;TRUE&quot;;[$Feuille2.$A$14];&quot;&quot;);[.C499];IF([.E500]&lt;&gt;&quot;TRUE&quot;;&quot;, &quot;;&quot;&quot;))" office:value-type="string" office:string-value="(SELECT TIMESTAMP_TO_SEC(TIMESTAMP(&quot;2013-07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1&quot; GROUP EACH BY repository_created_at)), ">
            <text:p>(SELECT TIMESTAMP_TO_SEC(TIMESTAMP("2013-07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499">
            <text:p>499</text:p>
          </table:table-cell>
          <table:table-cell table:style-name="ce1" office:value-type="string">
            <text:p>2013-07-22</text:p>
          </table:table-cell>
          <table:table-cell table:formula="of:=CONCATENATE([$Feuille2.$A$1];[.B500];[$Feuille2.$A$2];[$Feuille2.$A$3];[$Feuille2.$A$4];[.B500];[$Feuille2.$A$5];[$Feuille2.$A$6])" office:value-type="string" office:string-value="(SELECT TIMESTAMP_TO_SEC(TIMESTAMP(&quot;2013-07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2&quot; GROUP EACH BY repository_created_at))">
            <text:p>(SELECT TIMESTAMP_TO_SEC(TIMESTAMP("2013-07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2" GROUP EACH BY repository_created_at))</text:p>
          </table:table-cell>
          <table:table-cell table:formula="of:=MOD([.$H$1]*[.A500];[.$K$1])" office:value-type="float" office:value="693">
            <text:p/>
          </table:table-cell>
          <table:table-cell table:formula="of:=IF([.D500]=[.$H$1];&quot;TRUE&quot;;&quot;&quot;)">
            <text:p/>
          </table:table-cell>
          <table:table-cell table:formula="of:=CONCATENATE(IF([.E500]=&quot;TRUE&quot;;[$Feuille2.$A$14];&quot;&quot;);[.C500];IF([.E501]&lt;&gt;&quot;TRUE&quot;;&quot;, &quot;;&quot;&quot;))" office:value-type="string" office:string-value="(SELECT TIMESTAMP_TO_SEC(TIMESTAMP(&quot;2013-07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2&quot; GROUP EACH BY repository_created_at)), ">
            <text:p>(SELECT TIMESTAMP_TO_SEC(TIMESTAMP("2013-07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string">
            <text:p>2013-07-23</text:p>
          </table:table-cell>
          <table:table-cell table:formula="of:=CONCATENATE([$Feuille2.$A$1];[.B501];[$Feuille2.$A$2];[$Feuille2.$A$3];[$Feuille2.$A$4];[.B501];[$Feuille2.$A$5];[$Feuille2.$A$6])" office:value-type="string" office:string-value="(SELECT TIMESTAMP_TO_SEC(TIMESTAMP(&quot;2013-07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3&quot; GROUP EACH BY repository_created_at))">
            <text:p>(SELECT TIMESTAMP_TO_SEC(TIMESTAMP("2013-07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3" GROUP EACH BY repository_created_at))</text:p>
          </table:table-cell>
          <table:table-cell table:formula="of:=MOD([.$H$1]*[.A501];[.$K$1])" office:value-type="float" office:value="0">
            <text:p>0</text:p>
          </table:table-cell>
          <table:table-cell table:formula="of:=IF([.D501]=[.$H$1];&quot;TRUE&quot;;&quot;&quot;)">
            <text:p/>
          </table:table-cell>
          <table:table-cell table:formula="of:=CONCATENATE(IF([.E501]=&quot;TRUE&quot;;[$Feuille2.$A$14];&quot;&quot;);[.C501];IF([.E502]&lt;&gt;&quot;TRUE&quot;;&quot;, &quot;;&quot;&quot;))" office:value-type="string" office:string-value="(SELECT TIMESTAMP_TO_SEC(TIMESTAMP(&quot;2013-07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3&quot; GROUP EACH BY repository_created_at))">
            <text:p>(SELECT TIMESTAMP_TO_SEC(TIMESTAMP("2013-07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3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501">
            <text:p>501</text:p>
          </table:table-cell>
          <table:table-cell table:style-name="ce1" office:value-type="string">
            <text:p>2013-07-24</text:p>
          </table:table-cell>
          <table:table-cell table:formula="of:=CONCATENATE([$Feuille2.$A$1];[.B502];[$Feuille2.$A$2];[$Feuille2.$A$3];[$Feuille2.$A$4];[.B502];[$Feuille2.$A$5];[$Feuille2.$A$6])" office:value-type="string" office:string-value="(SELECT TIMESTAMP_TO_SEC(TIMESTAMP(&quot;2013-07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4&quot; GROUP EACH BY repository_created_at))">
            <text:p>(SELECT TIMESTAMP_TO_SEC(TIMESTAMP("2013-07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4" GROUP EACH BY repository_created_at))</text:p>
          </table:table-cell>
          <table:table-cell table:formula="of:=MOD([.$H$1]*[.A502];[.$K$1])" office:value-type="float" office:value="7">
            <text:p/>
          </table:table-cell>
          <table:table-cell table:formula="of:=IF([.D502]=[.$H$1];&quot;TRUE&quot;;&quot;&quot;)" office:value-type="string" office:string-value="TRUE">
            <text:p>TRUE</text:p>
          </table:table-cell>
          <table:table-cell table:formula="of:=CONCATENATE(IF([.E502]=&quot;TRUE&quot;;[$Feuille2.$A$14];&quot;&quot;);[.C502];IF([.E503]&lt;&gt;&quot;TRUE&quot;;&quot;, &quot;;&quot;&quot;))" office:value-type="string" office:string-value="SELECT * FROM (SELECT TIMESTAMP_TO_SEC(TIMESTAMP(&quot;2013-07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4&quot; GROUP EACH BY repository_created_at)), ">
            <text:p>SELECT * FROM (SELECT TIMESTAMP_TO_SEC(TIMESTAMP("2013-07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2">
            <text:p>502</text:p>
          </table:table-cell>
          <table:table-cell table:style-name="ce1" office:value-type="string">
            <text:p>2013-07-25</text:p>
          </table:table-cell>
          <table:table-cell table:formula="of:=CONCATENATE([$Feuille2.$A$1];[.B503];[$Feuille2.$A$2];[$Feuille2.$A$3];[$Feuille2.$A$4];[.B503];[$Feuille2.$A$5];[$Feuille2.$A$6])" office:value-type="string" office:string-value="(SELECT TIMESTAMP_TO_SEC(TIMESTAMP(&quot;2013-07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5&quot; GROUP EACH BY repository_created_at))">
            <text:p>(SELECT TIMESTAMP_TO_SEC(TIMESTAMP("2013-07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5" GROUP EACH BY repository_created_at))</text:p>
          </table:table-cell>
          <table:table-cell table:formula="of:=MOD([.$H$1]*[.A503];[.$K$1])" office:value-type="float" office:value="14">
            <text:p/>
          </table:table-cell>
          <table:table-cell table:formula="of:=IF([.D503]=[.$H$1];&quot;TRUE&quot;;&quot;&quot;)">
            <text:p/>
          </table:table-cell>
          <table:table-cell table:formula="of:=CONCATENATE(IF([.E503]=&quot;TRUE&quot;;[$Feuille2.$A$14];&quot;&quot;);[.C503];IF([.E504]&lt;&gt;&quot;TRUE&quot;;&quot;, &quot;;&quot;&quot;))" office:value-type="string" office:string-value="(SELECT TIMESTAMP_TO_SEC(TIMESTAMP(&quot;2013-07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5&quot; GROUP EACH BY repository_created_at)), ">
            <text:p>(SELECT TIMESTAMP_TO_SEC(TIMESTAMP("2013-07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3">
            <text:p>503</text:p>
          </table:table-cell>
          <table:table-cell table:style-name="ce1" office:value-type="string">
            <text:p>2013-07-26</text:p>
          </table:table-cell>
          <table:table-cell table:formula="of:=CONCATENATE([$Feuille2.$A$1];[.B504];[$Feuille2.$A$2];[$Feuille2.$A$3];[$Feuille2.$A$4];[.B504];[$Feuille2.$A$5];[$Feuille2.$A$6])" office:value-type="string" office:string-value="(SELECT TIMESTAMP_TO_SEC(TIMESTAMP(&quot;2013-07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6&quot; GROUP EACH BY repository_created_at))">
            <text:p>(SELECT TIMESTAMP_TO_SEC(TIMESTAMP("2013-07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6" GROUP EACH BY repository_created_at))</text:p>
          </table:table-cell>
          <table:table-cell table:formula="of:=MOD([.$H$1]*[.A504];[.$K$1])" office:value-type="float" office:value="21">
            <text:p/>
          </table:table-cell>
          <table:table-cell table:formula="of:=IF([.D504]=[.$H$1];&quot;TRUE&quot;;&quot;&quot;)">
            <text:p/>
          </table:table-cell>
          <table:table-cell table:formula="of:=CONCATENATE(IF([.E504]=&quot;TRUE&quot;;[$Feuille2.$A$14];&quot;&quot;);[.C504];IF([.E505]&lt;&gt;&quot;TRUE&quot;;&quot;, &quot;;&quot;&quot;))" office:value-type="string" office:string-value="(SELECT TIMESTAMP_TO_SEC(TIMESTAMP(&quot;2013-07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6&quot; GROUP EACH BY repository_created_at)), ">
            <text:p>(SELECT TIMESTAMP_TO_SEC(TIMESTAMP("2013-07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4">
            <text:p>504</text:p>
          </table:table-cell>
          <table:table-cell table:style-name="ce1" office:value-type="string">
            <text:p>2013-07-27</text:p>
          </table:table-cell>
          <table:table-cell table:formula="of:=CONCATENATE([$Feuille2.$A$1];[.B505];[$Feuille2.$A$2];[$Feuille2.$A$3];[$Feuille2.$A$4];[.B505];[$Feuille2.$A$5];[$Feuille2.$A$6])" office:value-type="string" office:string-value="(SELECT TIMESTAMP_TO_SEC(TIMESTAMP(&quot;2013-07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7&quot; GROUP EACH BY repository_created_at))">
            <text:p>(SELECT TIMESTAMP_TO_SEC(TIMESTAMP("2013-07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7" GROUP EACH BY repository_created_at))</text:p>
          </table:table-cell>
          <table:table-cell table:formula="of:=MOD([.$H$1]*[.A505];[.$K$1])" office:value-type="float" office:value="28">
            <text:p/>
          </table:table-cell>
          <table:table-cell table:formula="of:=IF([.D505]=[.$H$1];&quot;TRUE&quot;;&quot;&quot;)">
            <text:p/>
          </table:table-cell>
          <table:table-cell table:formula="of:=CONCATENATE(IF([.E505]=&quot;TRUE&quot;;[$Feuille2.$A$14];&quot;&quot;);[.C505];IF([.E506]&lt;&gt;&quot;TRUE&quot;;&quot;, &quot;;&quot;&quot;))" office:value-type="string" office:string-value="(SELECT TIMESTAMP_TO_SEC(TIMESTAMP(&quot;2013-07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7&quot; GROUP EACH BY repository_created_at)), ">
            <text:p>(SELECT TIMESTAMP_TO_SEC(TIMESTAMP("2013-07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5">
            <text:p>505</text:p>
          </table:table-cell>
          <table:table-cell table:style-name="ce1" office:value-type="string">
            <text:p>2013-07-28</text:p>
          </table:table-cell>
          <table:table-cell table:formula="of:=CONCATENATE([$Feuille2.$A$1];[.B506];[$Feuille2.$A$2];[$Feuille2.$A$3];[$Feuille2.$A$4];[.B506];[$Feuille2.$A$5];[$Feuille2.$A$6])" office:value-type="string" office:string-value="(SELECT TIMESTAMP_TO_SEC(TIMESTAMP(&quot;2013-07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8&quot; GROUP EACH BY repository_created_at))">
            <text:p>(SELECT TIMESTAMP_TO_SEC(TIMESTAMP("2013-07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8" GROUP EACH BY repository_created_at))</text:p>
          </table:table-cell>
          <table:table-cell table:formula="of:=MOD([.$H$1]*[.A506];[.$K$1])" office:value-type="float" office:value="35">
            <text:p/>
          </table:table-cell>
          <table:table-cell table:formula="of:=IF([.D506]=[.$H$1];&quot;TRUE&quot;;&quot;&quot;)">
            <text:p/>
          </table:table-cell>
          <table:table-cell table:formula="of:=CONCATENATE(IF([.E506]=&quot;TRUE&quot;;[$Feuille2.$A$14];&quot;&quot;);[.C506];IF([.E507]&lt;&gt;&quot;TRUE&quot;;&quot;, &quot;;&quot;&quot;))" office:value-type="string" office:string-value="(SELECT TIMESTAMP_TO_SEC(TIMESTAMP(&quot;2013-07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8&quot; GROUP EACH BY repository_created_at)), ">
            <text:p>(SELECT TIMESTAMP_TO_SEC(TIMESTAMP("2013-07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6">
            <text:p>506</text:p>
          </table:table-cell>
          <table:table-cell table:style-name="ce1" office:value-type="string">
            <text:p>2013-07-29</text:p>
          </table:table-cell>
          <table:table-cell table:formula="of:=CONCATENATE([$Feuille2.$A$1];[.B507];[$Feuille2.$A$2];[$Feuille2.$A$3];[$Feuille2.$A$4];[.B507];[$Feuille2.$A$5];[$Feuille2.$A$6])" office:value-type="string" office:string-value="(SELECT TIMESTAMP_TO_SEC(TIMESTAMP(&quot;2013-07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9&quot; GROUP EACH BY repository_created_at))">
            <text:p>(SELECT TIMESTAMP_TO_SEC(TIMESTAMP("2013-07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9" GROUP EACH BY repository_created_at))</text:p>
          </table:table-cell>
          <table:table-cell table:formula="of:=MOD([.$H$1]*[.A507];[.$K$1])" office:value-type="float" office:value="42">
            <text:p/>
          </table:table-cell>
          <table:table-cell table:formula="of:=IF([.D507]=[.$H$1];&quot;TRUE&quot;;&quot;&quot;)">
            <text:p/>
          </table:table-cell>
          <table:table-cell table:formula="of:=CONCATENATE(IF([.E507]=&quot;TRUE&quot;;[$Feuille2.$A$14];&quot;&quot;);[.C507];IF([.E508]&lt;&gt;&quot;TRUE&quot;;&quot;, &quot;;&quot;&quot;))" office:value-type="string" office:string-value="(SELECT TIMESTAMP_TO_SEC(TIMESTAMP(&quot;2013-07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29&quot; GROUP EACH BY repository_created_at)), ">
            <text:p>(SELECT TIMESTAMP_TO_SEC(TIMESTAMP("2013-07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7">
            <text:p>507</text:p>
          </table:table-cell>
          <table:table-cell table:style-name="ce1" office:value-type="string">
            <text:p>2013-07-30</text:p>
          </table:table-cell>
          <table:table-cell table:formula="of:=CONCATENATE([$Feuille2.$A$1];[.B508];[$Feuille2.$A$2];[$Feuille2.$A$3];[$Feuille2.$A$4];[.B508];[$Feuille2.$A$5];[$Feuille2.$A$6])" office:value-type="string" office:string-value="(SELECT TIMESTAMP_TO_SEC(TIMESTAMP(&quot;2013-07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30&quot; GROUP EACH BY repository_created_at))">
            <text:p>(SELECT TIMESTAMP_TO_SEC(TIMESTAMP("2013-07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30" GROUP EACH BY repository_created_at))</text:p>
          </table:table-cell>
          <table:table-cell table:formula="of:=MOD([.$H$1]*[.A508];[.$K$1])" office:value-type="float" office:value="49">
            <text:p/>
          </table:table-cell>
          <table:table-cell table:formula="of:=IF([.D508]=[.$H$1];&quot;TRUE&quot;;&quot;&quot;)">
            <text:p/>
          </table:table-cell>
          <table:table-cell table:formula="of:=CONCATENATE(IF([.E508]=&quot;TRUE&quot;;[$Feuille2.$A$14];&quot;&quot;);[.C508];IF([.E509]&lt;&gt;&quot;TRUE&quot;;&quot;, &quot;;&quot;&quot;))" office:value-type="string" office:string-value="(SELECT TIMESTAMP_TO_SEC(TIMESTAMP(&quot;2013-07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30&quot; GROUP EACH BY repository_created_at)), ">
            <text:p>(SELECT TIMESTAMP_TO_SEC(TIMESTAMP("2013-07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8">
            <text:p>508</text:p>
          </table:table-cell>
          <table:table-cell table:style-name="ce1" office:value-type="string">
            <text:p>2013-07-31</text:p>
          </table:table-cell>
          <table:table-cell table:formula="of:=CONCATENATE([$Feuille2.$A$1];[.B509];[$Feuille2.$A$2];[$Feuille2.$A$3];[$Feuille2.$A$4];[.B509];[$Feuille2.$A$5];[$Feuille2.$A$6])" office:value-type="string" office:string-value="(SELECT TIMESTAMP_TO_SEC(TIMESTAMP(&quot;2013-07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31&quot; GROUP EACH BY repository_created_at))">
            <text:p>(SELECT TIMESTAMP_TO_SEC(TIMESTAMP("2013-07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31" GROUP EACH BY repository_created_at))</text:p>
          </table:table-cell>
          <table:table-cell table:formula="of:=MOD([.$H$1]*[.A509];[.$K$1])" office:value-type="float" office:value="56">
            <text:p/>
          </table:table-cell>
          <table:table-cell table:formula="of:=IF([.D509]=[.$H$1];&quot;TRUE&quot;;&quot;&quot;)">
            <text:p/>
          </table:table-cell>
          <table:table-cell table:formula="of:=CONCATENATE(IF([.E509]=&quot;TRUE&quot;;[$Feuille2.$A$14];&quot;&quot;);[.C509];IF([.E510]&lt;&gt;&quot;TRUE&quot;;&quot;, &quot;;&quot;&quot;))" office:value-type="string" office:string-value="(SELECT TIMESTAMP_TO_SEC(TIMESTAMP(&quot;2013-07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7-31&quot; GROUP EACH BY repository_created_at)), ">
            <text:p>(SELECT TIMESTAMP_TO_SEC(TIMESTAMP("2013-07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7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09">
            <text:p>509</text:p>
          </table:table-cell>
          <table:table-cell table:style-name="ce1" office:value-type="string">
            <text:p>2013-08-01</text:p>
          </table:table-cell>
          <table:table-cell table:formula="of:=CONCATENATE([$Feuille2.$A$1];[.B510];[$Feuille2.$A$2];[$Feuille2.$A$3];[$Feuille2.$A$4];[.B510];[$Feuille2.$A$5];[$Feuille2.$A$6])" office:value-type="string" office:string-value="(SELECT TIMESTAMP_TO_SEC(TIMESTAMP(&quot;2013-08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1&quot; GROUP EACH BY repository_created_at))">
            <text:p>(SELECT TIMESTAMP_TO_SEC(TIMESTAMP("2013-08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1" GROUP EACH BY repository_created_at))</text:p>
          </table:table-cell>
          <table:table-cell table:formula="of:=MOD([.$H$1]*[.A510];[.$K$1])" office:value-type="float" office:value="63">
            <text:p/>
          </table:table-cell>
          <table:table-cell table:formula="of:=IF([.D510]=[.$H$1];&quot;TRUE&quot;;&quot;&quot;)">
            <text:p/>
          </table:table-cell>
          <table:table-cell table:formula="of:=CONCATENATE(IF([.E510]=&quot;TRUE&quot;;[$Feuille2.$A$14];&quot;&quot;);[.C510];IF([.E511]&lt;&gt;&quot;TRUE&quot;;&quot;, &quot;;&quot;&quot;))" office:value-type="string" office:string-value="(SELECT TIMESTAMP_TO_SEC(TIMESTAMP(&quot;2013-08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1&quot; GROUP EACH BY repository_created_at)), ">
            <text:p>(SELECT TIMESTAMP_TO_SEC(TIMESTAMP("2013-08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0">
            <text:p>510</text:p>
          </table:table-cell>
          <table:table-cell table:style-name="ce1" office:value-type="string">
            <text:p>2013-08-02</text:p>
          </table:table-cell>
          <table:table-cell table:formula="of:=CONCATENATE([$Feuille2.$A$1];[.B511];[$Feuille2.$A$2];[$Feuille2.$A$3];[$Feuille2.$A$4];[.B511];[$Feuille2.$A$5];[$Feuille2.$A$6])" office:value-type="string" office:string-value="(SELECT TIMESTAMP_TO_SEC(TIMESTAMP(&quot;2013-08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2&quot; GROUP EACH BY repository_created_at))">
            <text:p>(SELECT TIMESTAMP_TO_SEC(TIMESTAMP("2013-08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2" GROUP EACH BY repository_created_at))</text:p>
          </table:table-cell>
          <table:table-cell table:formula="of:=MOD([.$H$1]*[.A511];[.$K$1])" office:value-type="float" office:value="70">
            <text:p/>
          </table:table-cell>
          <table:table-cell table:formula="of:=IF([.D511]=[.$H$1];&quot;TRUE&quot;;&quot;&quot;)">
            <text:p/>
          </table:table-cell>
          <table:table-cell table:formula="of:=CONCATENATE(IF([.E511]=&quot;TRUE&quot;;[$Feuille2.$A$14];&quot;&quot;);[.C511];IF([.E512]&lt;&gt;&quot;TRUE&quot;;&quot;, &quot;;&quot;&quot;))" office:value-type="string" office:string-value="(SELECT TIMESTAMP_TO_SEC(TIMESTAMP(&quot;2013-08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2&quot; GROUP EACH BY repository_created_at)), ">
            <text:p>(SELECT TIMESTAMP_TO_SEC(TIMESTAMP("2013-08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1">
            <text:p>511</text:p>
          </table:table-cell>
          <table:table-cell table:style-name="ce1" office:value-type="string">
            <text:p>2013-08-03</text:p>
          </table:table-cell>
          <table:table-cell table:formula="of:=CONCATENATE([$Feuille2.$A$1];[.B512];[$Feuille2.$A$2];[$Feuille2.$A$3];[$Feuille2.$A$4];[.B512];[$Feuille2.$A$5];[$Feuille2.$A$6])" office:value-type="string" office:string-value="(SELECT TIMESTAMP_TO_SEC(TIMESTAMP(&quot;2013-08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3&quot; GROUP EACH BY repository_created_at))">
            <text:p>(SELECT TIMESTAMP_TO_SEC(TIMESTAMP("2013-08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3" GROUP EACH BY repository_created_at))</text:p>
          </table:table-cell>
          <table:table-cell table:formula="of:=MOD([.$H$1]*[.A512];[.$K$1])" office:value-type="float" office:value="77">
            <text:p/>
          </table:table-cell>
          <table:table-cell table:formula="of:=IF([.D512]=[.$H$1];&quot;TRUE&quot;;&quot;&quot;)">
            <text:p/>
          </table:table-cell>
          <table:table-cell table:formula="of:=CONCATENATE(IF([.E512]=&quot;TRUE&quot;;[$Feuille2.$A$14];&quot;&quot;);[.C512];IF([.E513]&lt;&gt;&quot;TRUE&quot;;&quot;, &quot;;&quot;&quot;))" office:value-type="string" office:string-value="(SELECT TIMESTAMP_TO_SEC(TIMESTAMP(&quot;2013-08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3&quot; GROUP EACH BY repository_created_at)), ">
            <text:p>(SELECT TIMESTAMP_TO_SEC(TIMESTAMP("2013-08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2">
            <text:p>512</text:p>
          </table:table-cell>
          <table:table-cell table:style-name="ce1" office:value-type="string">
            <text:p>2013-08-04</text:p>
          </table:table-cell>
          <table:table-cell table:formula="of:=CONCATENATE([$Feuille2.$A$1];[.B513];[$Feuille2.$A$2];[$Feuille2.$A$3];[$Feuille2.$A$4];[.B513];[$Feuille2.$A$5];[$Feuille2.$A$6])" office:value-type="string" office:string-value="(SELECT TIMESTAMP_TO_SEC(TIMESTAMP(&quot;2013-08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4&quot; GROUP EACH BY repository_created_at))">
            <text:p>(SELECT TIMESTAMP_TO_SEC(TIMESTAMP("2013-08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4" GROUP EACH BY repository_created_at))</text:p>
          </table:table-cell>
          <table:table-cell table:formula="of:=MOD([.$H$1]*[.A513];[.$K$1])" office:value-type="float" office:value="84">
            <text:p/>
          </table:table-cell>
          <table:table-cell table:formula="of:=IF([.D513]=[.$H$1];&quot;TRUE&quot;;&quot;&quot;)">
            <text:p/>
          </table:table-cell>
          <table:table-cell table:formula="of:=CONCATENATE(IF([.E513]=&quot;TRUE&quot;;[$Feuille2.$A$14];&quot;&quot;);[.C513];IF([.E514]&lt;&gt;&quot;TRUE&quot;;&quot;, &quot;;&quot;&quot;))" office:value-type="string" office:string-value="(SELECT TIMESTAMP_TO_SEC(TIMESTAMP(&quot;2013-08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4&quot; GROUP EACH BY repository_created_at)), ">
            <text:p>(SELECT TIMESTAMP_TO_SEC(TIMESTAMP("2013-08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3">
            <text:p>513</text:p>
          </table:table-cell>
          <table:table-cell table:style-name="ce1" office:value-type="string">
            <text:p>2013-08-05</text:p>
          </table:table-cell>
          <table:table-cell table:formula="of:=CONCATENATE([$Feuille2.$A$1];[.B514];[$Feuille2.$A$2];[$Feuille2.$A$3];[$Feuille2.$A$4];[.B514];[$Feuille2.$A$5];[$Feuille2.$A$6])" office:value-type="string" office:string-value="(SELECT TIMESTAMP_TO_SEC(TIMESTAMP(&quot;2013-08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5&quot; GROUP EACH BY repository_created_at))">
            <text:p>(SELECT TIMESTAMP_TO_SEC(TIMESTAMP("2013-08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5" GROUP EACH BY repository_created_at))</text:p>
          </table:table-cell>
          <table:table-cell table:formula="of:=MOD([.$H$1]*[.A514];[.$K$1])" office:value-type="float" office:value="91">
            <text:p/>
          </table:table-cell>
          <table:table-cell table:formula="of:=IF([.D514]=[.$H$1];&quot;TRUE&quot;;&quot;&quot;)">
            <text:p/>
          </table:table-cell>
          <table:table-cell table:formula="of:=CONCATENATE(IF([.E514]=&quot;TRUE&quot;;[$Feuille2.$A$14];&quot;&quot;);[.C514];IF([.E515]&lt;&gt;&quot;TRUE&quot;;&quot;, &quot;;&quot;&quot;))" office:value-type="string" office:string-value="(SELECT TIMESTAMP_TO_SEC(TIMESTAMP(&quot;2013-08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5&quot; GROUP EACH BY repository_created_at)), ">
            <text:p>(SELECT TIMESTAMP_TO_SEC(TIMESTAMP("2013-08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4">
            <text:p>514</text:p>
          </table:table-cell>
          <table:table-cell table:style-name="ce1" office:value-type="string">
            <text:p>2013-08-06</text:p>
          </table:table-cell>
          <table:table-cell table:formula="of:=CONCATENATE([$Feuille2.$A$1];[.B515];[$Feuille2.$A$2];[$Feuille2.$A$3];[$Feuille2.$A$4];[.B515];[$Feuille2.$A$5];[$Feuille2.$A$6])" office:value-type="string" office:string-value="(SELECT TIMESTAMP_TO_SEC(TIMESTAMP(&quot;2013-08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6&quot; GROUP EACH BY repository_created_at))">
            <text:p>(SELECT TIMESTAMP_TO_SEC(TIMESTAMP("2013-08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6" GROUP EACH BY repository_created_at))</text:p>
          </table:table-cell>
          <table:table-cell table:formula="of:=MOD([.$H$1]*[.A515];[.$K$1])" office:value-type="float" office:value="98">
            <text:p/>
          </table:table-cell>
          <table:table-cell table:formula="of:=IF([.D515]=[.$H$1];&quot;TRUE&quot;;&quot;&quot;)">
            <text:p/>
          </table:table-cell>
          <table:table-cell table:formula="of:=CONCATENATE(IF([.E515]=&quot;TRUE&quot;;[$Feuille2.$A$14];&quot;&quot;);[.C515];IF([.E516]&lt;&gt;&quot;TRUE&quot;;&quot;, &quot;;&quot;&quot;))" office:value-type="string" office:string-value="(SELECT TIMESTAMP_TO_SEC(TIMESTAMP(&quot;2013-08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6&quot; GROUP EACH BY repository_created_at)), ">
            <text:p>(SELECT TIMESTAMP_TO_SEC(TIMESTAMP("2013-08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5">
            <text:p>515</text:p>
          </table:table-cell>
          <table:table-cell table:style-name="ce1" office:value-type="string">
            <text:p>2013-08-07</text:p>
          </table:table-cell>
          <table:table-cell table:formula="of:=CONCATENATE([$Feuille2.$A$1];[.B516];[$Feuille2.$A$2];[$Feuille2.$A$3];[$Feuille2.$A$4];[.B516];[$Feuille2.$A$5];[$Feuille2.$A$6])" office:value-type="string" office:string-value="(SELECT TIMESTAMP_TO_SEC(TIMESTAMP(&quot;2013-08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7&quot; GROUP EACH BY repository_created_at))">
            <text:p>(SELECT TIMESTAMP_TO_SEC(TIMESTAMP("2013-08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7" GROUP EACH BY repository_created_at))</text:p>
          </table:table-cell>
          <table:table-cell table:formula="of:=MOD([.$H$1]*[.A516];[.$K$1])" office:value-type="float" office:value="105">
            <text:p/>
          </table:table-cell>
          <table:table-cell table:formula="of:=IF([.D516]=[.$H$1];&quot;TRUE&quot;;&quot;&quot;)">
            <text:p/>
          </table:table-cell>
          <table:table-cell table:formula="of:=CONCATENATE(IF([.E516]=&quot;TRUE&quot;;[$Feuille2.$A$14];&quot;&quot;);[.C516];IF([.E517]&lt;&gt;&quot;TRUE&quot;;&quot;, &quot;;&quot;&quot;))" office:value-type="string" office:string-value="(SELECT TIMESTAMP_TO_SEC(TIMESTAMP(&quot;2013-08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7&quot; GROUP EACH BY repository_created_at)), ">
            <text:p>(SELECT TIMESTAMP_TO_SEC(TIMESTAMP("2013-08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6">
            <text:p>516</text:p>
          </table:table-cell>
          <table:table-cell table:style-name="ce1" office:value-type="string">
            <text:p>2013-08-08</text:p>
          </table:table-cell>
          <table:table-cell table:formula="of:=CONCATENATE([$Feuille2.$A$1];[.B517];[$Feuille2.$A$2];[$Feuille2.$A$3];[$Feuille2.$A$4];[.B517];[$Feuille2.$A$5];[$Feuille2.$A$6])" office:value-type="string" office:string-value="(SELECT TIMESTAMP_TO_SEC(TIMESTAMP(&quot;2013-08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8&quot; GROUP EACH BY repository_created_at))">
            <text:p>(SELECT TIMESTAMP_TO_SEC(TIMESTAMP("2013-08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8" GROUP EACH BY repository_created_at))</text:p>
          </table:table-cell>
          <table:table-cell table:formula="of:=MOD([.$H$1]*[.A517];[.$K$1])" office:value-type="float" office:value="112">
            <text:p/>
          </table:table-cell>
          <table:table-cell table:formula="of:=IF([.D517]=[.$H$1];&quot;TRUE&quot;;&quot;&quot;)">
            <text:p/>
          </table:table-cell>
          <table:table-cell table:formula="of:=CONCATENATE(IF([.E517]=&quot;TRUE&quot;;[$Feuille2.$A$14];&quot;&quot;);[.C517];IF([.E518]&lt;&gt;&quot;TRUE&quot;;&quot;, &quot;;&quot;&quot;))" office:value-type="string" office:string-value="(SELECT TIMESTAMP_TO_SEC(TIMESTAMP(&quot;2013-08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8&quot; GROUP EACH BY repository_created_at)), ">
            <text:p>(SELECT TIMESTAMP_TO_SEC(TIMESTAMP("2013-08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7">
            <text:p>517</text:p>
          </table:table-cell>
          <table:table-cell table:style-name="ce1" office:value-type="string">
            <text:p>2013-08-09</text:p>
          </table:table-cell>
          <table:table-cell table:formula="of:=CONCATENATE([$Feuille2.$A$1];[.B518];[$Feuille2.$A$2];[$Feuille2.$A$3];[$Feuille2.$A$4];[.B518];[$Feuille2.$A$5];[$Feuille2.$A$6])" office:value-type="string" office:string-value="(SELECT TIMESTAMP_TO_SEC(TIMESTAMP(&quot;2013-08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9&quot; GROUP EACH BY repository_created_at))">
            <text:p>(SELECT TIMESTAMP_TO_SEC(TIMESTAMP("2013-08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9" GROUP EACH BY repository_created_at))</text:p>
          </table:table-cell>
          <table:table-cell table:formula="of:=MOD([.$H$1]*[.A518];[.$K$1])" office:value-type="float" office:value="119">
            <text:p/>
          </table:table-cell>
          <table:table-cell table:formula="of:=IF([.D518]=[.$H$1];&quot;TRUE&quot;;&quot;&quot;)">
            <text:p/>
          </table:table-cell>
          <table:table-cell table:formula="of:=CONCATENATE(IF([.E518]=&quot;TRUE&quot;;[$Feuille2.$A$14];&quot;&quot;);[.C518];IF([.E519]&lt;&gt;&quot;TRUE&quot;;&quot;, &quot;;&quot;&quot;))" office:value-type="string" office:string-value="(SELECT TIMESTAMP_TO_SEC(TIMESTAMP(&quot;2013-08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09&quot; GROUP EACH BY repository_created_at)), ">
            <text:p>(SELECT TIMESTAMP_TO_SEC(TIMESTAMP("2013-08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8">
            <text:p>518</text:p>
          </table:table-cell>
          <table:table-cell table:style-name="ce1" office:value-type="string">
            <text:p>2013-08-10</text:p>
          </table:table-cell>
          <table:table-cell table:formula="of:=CONCATENATE([$Feuille2.$A$1];[.B519];[$Feuille2.$A$2];[$Feuille2.$A$3];[$Feuille2.$A$4];[.B519];[$Feuille2.$A$5];[$Feuille2.$A$6])" office:value-type="string" office:string-value="(SELECT TIMESTAMP_TO_SEC(TIMESTAMP(&quot;2013-08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0&quot; GROUP EACH BY repository_created_at))">
            <text:p>(SELECT TIMESTAMP_TO_SEC(TIMESTAMP("2013-08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0" GROUP EACH BY repository_created_at))</text:p>
          </table:table-cell>
          <table:table-cell table:formula="of:=MOD([.$H$1]*[.A519];[.$K$1])" office:value-type="float" office:value="126">
            <text:p/>
          </table:table-cell>
          <table:table-cell table:formula="of:=IF([.D519]=[.$H$1];&quot;TRUE&quot;;&quot;&quot;)">
            <text:p/>
          </table:table-cell>
          <table:table-cell table:formula="of:=CONCATENATE(IF([.E519]=&quot;TRUE&quot;;[$Feuille2.$A$14];&quot;&quot;);[.C519];IF([.E520]&lt;&gt;&quot;TRUE&quot;;&quot;, &quot;;&quot;&quot;))" office:value-type="string" office:string-value="(SELECT TIMESTAMP_TO_SEC(TIMESTAMP(&quot;2013-08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0&quot; GROUP EACH BY repository_created_at)), ">
            <text:p>(SELECT TIMESTAMP_TO_SEC(TIMESTAMP("2013-08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19">
            <text:p>519</text:p>
          </table:table-cell>
          <table:table-cell table:style-name="ce1" office:value-type="string">
            <text:p>2013-08-11</text:p>
          </table:table-cell>
          <table:table-cell table:formula="of:=CONCATENATE([$Feuille2.$A$1];[.B520];[$Feuille2.$A$2];[$Feuille2.$A$3];[$Feuille2.$A$4];[.B520];[$Feuille2.$A$5];[$Feuille2.$A$6])" office:value-type="string" office:string-value="(SELECT TIMESTAMP_TO_SEC(TIMESTAMP(&quot;2013-08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1&quot; GROUP EACH BY repository_created_at))">
            <text:p>(SELECT TIMESTAMP_TO_SEC(TIMESTAMP("2013-08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1" GROUP EACH BY repository_created_at))</text:p>
          </table:table-cell>
          <table:table-cell table:formula="of:=MOD([.$H$1]*[.A520];[.$K$1])" office:value-type="float" office:value="133">
            <text:p/>
          </table:table-cell>
          <table:table-cell table:formula="of:=IF([.D520]=[.$H$1];&quot;TRUE&quot;;&quot;&quot;)">
            <text:p/>
          </table:table-cell>
          <table:table-cell table:formula="of:=CONCATENATE(IF([.E520]=&quot;TRUE&quot;;[$Feuille2.$A$14];&quot;&quot;);[.C520];IF([.E521]&lt;&gt;&quot;TRUE&quot;;&quot;, &quot;;&quot;&quot;))" office:value-type="string" office:string-value="(SELECT TIMESTAMP_TO_SEC(TIMESTAMP(&quot;2013-08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1&quot; GROUP EACH BY repository_created_at)), ">
            <text:p>(SELECT TIMESTAMP_TO_SEC(TIMESTAMP("2013-08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string">
            <text:p>2013-08-12</text:p>
          </table:table-cell>
          <table:table-cell table:formula="of:=CONCATENATE([$Feuille2.$A$1];[.B521];[$Feuille2.$A$2];[$Feuille2.$A$3];[$Feuille2.$A$4];[.B521];[$Feuille2.$A$5];[$Feuille2.$A$6])" office:value-type="string" office:string-value="(SELECT TIMESTAMP_TO_SEC(TIMESTAMP(&quot;2013-08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2&quot; GROUP EACH BY repository_created_at))">
            <text:p>(SELECT TIMESTAMP_TO_SEC(TIMESTAMP("2013-08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2" GROUP EACH BY repository_created_at))</text:p>
          </table:table-cell>
          <table:table-cell table:formula="of:=MOD([.$H$1]*[.A521];[.$K$1])" office:value-type="float" office:value="140">
            <text:p/>
          </table:table-cell>
          <table:table-cell table:formula="of:=IF([.D521]=[.$H$1];&quot;TRUE&quot;;&quot;&quot;)">
            <text:p/>
          </table:table-cell>
          <table:table-cell table:formula="of:=CONCATENATE(IF([.E521]=&quot;TRUE&quot;;[$Feuille2.$A$14];&quot;&quot;);[.C521];IF([.E522]&lt;&gt;&quot;TRUE&quot;;&quot;, &quot;;&quot;&quot;))" office:value-type="string" office:string-value="(SELECT TIMESTAMP_TO_SEC(TIMESTAMP(&quot;2013-08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2&quot; GROUP EACH BY repository_created_at)), ">
            <text:p>(SELECT TIMESTAMP_TO_SEC(TIMESTAMP("2013-08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1">
            <text:p>521</text:p>
          </table:table-cell>
          <table:table-cell table:style-name="ce1" office:value-type="string">
            <text:p>2013-08-13</text:p>
          </table:table-cell>
          <table:table-cell table:formula="of:=CONCATENATE([$Feuille2.$A$1];[.B522];[$Feuille2.$A$2];[$Feuille2.$A$3];[$Feuille2.$A$4];[.B522];[$Feuille2.$A$5];[$Feuille2.$A$6])" office:value-type="string" office:string-value="(SELECT TIMESTAMP_TO_SEC(TIMESTAMP(&quot;2013-08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3&quot; GROUP EACH BY repository_created_at))">
            <text:p>(SELECT TIMESTAMP_TO_SEC(TIMESTAMP("2013-08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3" GROUP EACH BY repository_created_at))</text:p>
          </table:table-cell>
          <table:table-cell table:formula="of:=MOD([.$H$1]*[.A522];[.$K$1])" office:value-type="float" office:value="147">
            <text:p/>
          </table:table-cell>
          <table:table-cell table:formula="of:=IF([.D522]=[.$H$1];&quot;TRUE&quot;;&quot;&quot;)">
            <text:p/>
          </table:table-cell>
          <table:table-cell table:formula="of:=CONCATENATE(IF([.E522]=&quot;TRUE&quot;;[$Feuille2.$A$14];&quot;&quot;);[.C522];IF([.E523]&lt;&gt;&quot;TRUE&quot;;&quot;, &quot;;&quot;&quot;))" office:value-type="string" office:string-value="(SELECT TIMESTAMP_TO_SEC(TIMESTAMP(&quot;2013-08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3&quot; GROUP EACH BY repository_created_at)), ">
            <text:p>(SELECT TIMESTAMP_TO_SEC(TIMESTAMP("2013-08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2">
            <text:p>522</text:p>
          </table:table-cell>
          <table:table-cell table:style-name="ce1" office:value-type="string">
            <text:p>2013-08-14</text:p>
          </table:table-cell>
          <table:table-cell table:formula="of:=CONCATENATE([$Feuille2.$A$1];[.B523];[$Feuille2.$A$2];[$Feuille2.$A$3];[$Feuille2.$A$4];[.B523];[$Feuille2.$A$5];[$Feuille2.$A$6])" office:value-type="string" office:string-value="(SELECT TIMESTAMP_TO_SEC(TIMESTAMP(&quot;2013-08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4&quot; GROUP EACH BY repository_created_at))">
            <text:p>(SELECT TIMESTAMP_TO_SEC(TIMESTAMP("2013-08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4" GROUP EACH BY repository_created_at))</text:p>
          </table:table-cell>
          <table:table-cell table:formula="of:=MOD([.$H$1]*[.A523];[.$K$1])" office:value-type="float" office:value="154">
            <text:p/>
          </table:table-cell>
          <table:table-cell table:formula="of:=IF([.D523]=[.$H$1];&quot;TRUE&quot;;&quot;&quot;)">
            <text:p/>
          </table:table-cell>
          <table:table-cell table:formula="of:=CONCATENATE(IF([.E523]=&quot;TRUE&quot;;[$Feuille2.$A$14];&quot;&quot;);[.C523];IF([.E524]&lt;&gt;&quot;TRUE&quot;;&quot;, &quot;;&quot;&quot;))" office:value-type="string" office:string-value="(SELECT TIMESTAMP_TO_SEC(TIMESTAMP(&quot;2013-08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4&quot; GROUP EACH BY repository_created_at)), ">
            <text:p>(SELECT TIMESTAMP_TO_SEC(TIMESTAMP("2013-08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3">
            <text:p>523</text:p>
          </table:table-cell>
          <table:table-cell table:style-name="ce1" office:value-type="string">
            <text:p>2013-08-15</text:p>
          </table:table-cell>
          <table:table-cell table:formula="of:=CONCATENATE([$Feuille2.$A$1];[.B524];[$Feuille2.$A$2];[$Feuille2.$A$3];[$Feuille2.$A$4];[.B524];[$Feuille2.$A$5];[$Feuille2.$A$6])" office:value-type="string" office:string-value="(SELECT TIMESTAMP_TO_SEC(TIMESTAMP(&quot;2013-08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5&quot; GROUP EACH BY repository_created_at))">
            <text:p>(SELECT TIMESTAMP_TO_SEC(TIMESTAMP("2013-08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5" GROUP EACH BY repository_created_at))</text:p>
          </table:table-cell>
          <table:table-cell table:formula="of:=MOD([.$H$1]*[.A524];[.$K$1])" office:value-type="float" office:value="161">
            <text:p/>
          </table:table-cell>
          <table:table-cell table:formula="of:=IF([.D524]=[.$H$1];&quot;TRUE&quot;;&quot;&quot;)">
            <text:p/>
          </table:table-cell>
          <table:table-cell table:formula="of:=CONCATENATE(IF([.E524]=&quot;TRUE&quot;;[$Feuille2.$A$14];&quot;&quot;);[.C524];IF([.E525]&lt;&gt;&quot;TRUE&quot;;&quot;, &quot;;&quot;&quot;))" office:value-type="string" office:string-value="(SELECT TIMESTAMP_TO_SEC(TIMESTAMP(&quot;2013-08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5&quot; GROUP EACH BY repository_created_at)), ">
            <text:p>(SELECT TIMESTAMP_TO_SEC(TIMESTAMP("2013-08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4">
            <text:p>524</text:p>
          </table:table-cell>
          <table:table-cell table:style-name="ce1" office:value-type="string">
            <text:p>2013-08-16</text:p>
          </table:table-cell>
          <table:table-cell table:formula="of:=CONCATENATE([$Feuille2.$A$1];[.B525];[$Feuille2.$A$2];[$Feuille2.$A$3];[$Feuille2.$A$4];[.B525];[$Feuille2.$A$5];[$Feuille2.$A$6])" office:value-type="string" office:string-value="(SELECT TIMESTAMP_TO_SEC(TIMESTAMP(&quot;2013-08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6&quot; GROUP EACH BY repository_created_at))">
            <text:p>(SELECT TIMESTAMP_TO_SEC(TIMESTAMP("2013-08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6" GROUP EACH BY repository_created_at))</text:p>
          </table:table-cell>
          <table:table-cell table:formula="of:=MOD([.$H$1]*[.A525];[.$K$1])" office:value-type="float" office:value="168">
            <text:p/>
          </table:table-cell>
          <table:table-cell table:formula="of:=IF([.D525]=[.$H$1];&quot;TRUE&quot;;&quot;&quot;)">
            <text:p/>
          </table:table-cell>
          <table:table-cell table:formula="of:=CONCATENATE(IF([.E525]=&quot;TRUE&quot;;[$Feuille2.$A$14];&quot;&quot;);[.C525];IF([.E526]&lt;&gt;&quot;TRUE&quot;;&quot;, &quot;;&quot;&quot;))" office:value-type="string" office:string-value="(SELECT TIMESTAMP_TO_SEC(TIMESTAMP(&quot;2013-08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6&quot; GROUP EACH BY repository_created_at)), ">
            <text:p>(SELECT TIMESTAMP_TO_SEC(TIMESTAMP("2013-08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5">
            <text:p>525</text:p>
          </table:table-cell>
          <table:table-cell table:style-name="ce1" office:value-type="string">
            <text:p>2013-08-17</text:p>
          </table:table-cell>
          <table:table-cell table:formula="of:=CONCATENATE([$Feuille2.$A$1];[.B526];[$Feuille2.$A$2];[$Feuille2.$A$3];[$Feuille2.$A$4];[.B526];[$Feuille2.$A$5];[$Feuille2.$A$6])" office:value-type="string" office:string-value="(SELECT TIMESTAMP_TO_SEC(TIMESTAMP(&quot;2013-08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7&quot; GROUP EACH BY repository_created_at))">
            <text:p>(SELECT TIMESTAMP_TO_SEC(TIMESTAMP("2013-08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7" GROUP EACH BY repository_created_at))</text:p>
          </table:table-cell>
          <table:table-cell table:formula="of:=MOD([.$H$1]*[.A526];[.$K$1])" office:value-type="float" office:value="175">
            <text:p/>
          </table:table-cell>
          <table:table-cell table:formula="of:=IF([.D526]=[.$H$1];&quot;TRUE&quot;;&quot;&quot;)">
            <text:p/>
          </table:table-cell>
          <table:table-cell table:formula="of:=CONCATENATE(IF([.E526]=&quot;TRUE&quot;;[$Feuille2.$A$14];&quot;&quot;);[.C526];IF([.E527]&lt;&gt;&quot;TRUE&quot;;&quot;, &quot;;&quot;&quot;))" office:value-type="string" office:string-value="(SELECT TIMESTAMP_TO_SEC(TIMESTAMP(&quot;2013-08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7&quot; GROUP EACH BY repository_created_at)), ">
            <text:p>(SELECT TIMESTAMP_TO_SEC(TIMESTAMP("2013-08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6">
            <text:p>526</text:p>
          </table:table-cell>
          <table:table-cell table:style-name="ce1" office:value-type="string">
            <text:p>2013-08-18</text:p>
          </table:table-cell>
          <table:table-cell table:formula="of:=CONCATENATE([$Feuille2.$A$1];[.B527];[$Feuille2.$A$2];[$Feuille2.$A$3];[$Feuille2.$A$4];[.B527];[$Feuille2.$A$5];[$Feuille2.$A$6])" office:value-type="string" office:string-value="(SELECT TIMESTAMP_TO_SEC(TIMESTAMP(&quot;2013-08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8&quot; GROUP EACH BY repository_created_at))">
            <text:p>(SELECT TIMESTAMP_TO_SEC(TIMESTAMP("2013-08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8" GROUP EACH BY repository_created_at))</text:p>
          </table:table-cell>
          <table:table-cell table:formula="of:=MOD([.$H$1]*[.A527];[.$K$1])" office:value-type="float" office:value="182">
            <text:p/>
          </table:table-cell>
          <table:table-cell table:formula="of:=IF([.D527]=[.$H$1];&quot;TRUE&quot;;&quot;&quot;)">
            <text:p/>
          </table:table-cell>
          <table:table-cell table:formula="of:=CONCATENATE(IF([.E527]=&quot;TRUE&quot;;[$Feuille2.$A$14];&quot;&quot;);[.C527];IF([.E528]&lt;&gt;&quot;TRUE&quot;;&quot;, &quot;;&quot;&quot;))" office:value-type="string" office:string-value="(SELECT TIMESTAMP_TO_SEC(TIMESTAMP(&quot;2013-08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8&quot; GROUP EACH BY repository_created_at)), ">
            <text:p>(SELECT TIMESTAMP_TO_SEC(TIMESTAMP("2013-08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7">
            <text:p>527</text:p>
          </table:table-cell>
          <table:table-cell table:style-name="ce1" office:value-type="string">
            <text:p>2013-08-19</text:p>
          </table:table-cell>
          <table:table-cell table:formula="of:=CONCATENATE([$Feuille2.$A$1];[.B528];[$Feuille2.$A$2];[$Feuille2.$A$3];[$Feuille2.$A$4];[.B528];[$Feuille2.$A$5];[$Feuille2.$A$6])" office:value-type="string" office:string-value="(SELECT TIMESTAMP_TO_SEC(TIMESTAMP(&quot;2013-08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9&quot; GROUP EACH BY repository_created_at))">
            <text:p>(SELECT TIMESTAMP_TO_SEC(TIMESTAMP("2013-08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9" GROUP EACH BY repository_created_at))</text:p>
          </table:table-cell>
          <table:table-cell table:formula="of:=MOD([.$H$1]*[.A528];[.$K$1])" office:value-type="float" office:value="189">
            <text:p/>
          </table:table-cell>
          <table:table-cell table:formula="of:=IF([.D528]=[.$H$1];&quot;TRUE&quot;;&quot;&quot;)">
            <text:p/>
          </table:table-cell>
          <table:table-cell table:formula="of:=CONCATENATE(IF([.E528]=&quot;TRUE&quot;;[$Feuille2.$A$14];&quot;&quot;);[.C528];IF([.E529]&lt;&gt;&quot;TRUE&quot;;&quot;, &quot;;&quot;&quot;))" office:value-type="string" office:string-value="(SELECT TIMESTAMP_TO_SEC(TIMESTAMP(&quot;2013-08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19&quot; GROUP EACH BY repository_created_at)), ">
            <text:p>(SELECT TIMESTAMP_TO_SEC(TIMESTAMP("2013-08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8">
            <text:p>528</text:p>
          </table:table-cell>
          <table:table-cell table:style-name="ce1" office:value-type="string">
            <text:p>2013-08-20</text:p>
          </table:table-cell>
          <table:table-cell table:formula="of:=CONCATENATE([$Feuille2.$A$1];[.B529];[$Feuille2.$A$2];[$Feuille2.$A$3];[$Feuille2.$A$4];[.B529];[$Feuille2.$A$5];[$Feuille2.$A$6])" office:value-type="string" office:string-value="(SELECT TIMESTAMP_TO_SEC(TIMESTAMP(&quot;2013-08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0&quot; GROUP EACH BY repository_created_at))">
            <text:p>(SELECT TIMESTAMP_TO_SEC(TIMESTAMP("2013-08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0" GROUP EACH BY repository_created_at))</text:p>
          </table:table-cell>
          <table:table-cell table:formula="of:=MOD([.$H$1]*[.A529];[.$K$1])" office:value-type="float" office:value="196">
            <text:p/>
          </table:table-cell>
          <table:table-cell table:formula="of:=IF([.D529]=[.$H$1];&quot;TRUE&quot;;&quot;&quot;)">
            <text:p/>
          </table:table-cell>
          <table:table-cell table:formula="of:=CONCATENATE(IF([.E529]=&quot;TRUE&quot;;[$Feuille2.$A$14];&quot;&quot;);[.C529];IF([.E530]&lt;&gt;&quot;TRUE&quot;;&quot;, &quot;;&quot;&quot;))" office:value-type="string" office:string-value="(SELECT TIMESTAMP_TO_SEC(TIMESTAMP(&quot;2013-08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0&quot; GROUP EACH BY repository_created_at)), ">
            <text:p>(SELECT TIMESTAMP_TO_SEC(TIMESTAMP("2013-08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29">
            <text:p>529</text:p>
          </table:table-cell>
          <table:table-cell table:style-name="ce1" office:value-type="string">
            <text:p>2013-08-21</text:p>
          </table:table-cell>
          <table:table-cell table:formula="of:=CONCATENATE([$Feuille2.$A$1];[.B530];[$Feuille2.$A$2];[$Feuille2.$A$3];[$Feuille2.$A$4];[.B530];[$Feuille2.$A$5];[$Feuille2.$A$6])" office:value-type="string" office:string-value="(SELECT TIMESTAMP_TO_SEC(TIMESTAMP(&quot;2013-08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1&quot; GROUP EACH BY repository_created_at))">
            <text:p>(SELECT TIMESTAMP_TO_SEC(TIMESTAMP("2013-08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1" GROUP EACH BY repository_created_at))</text:p>
          </table:table-cell>
          <table:table-cell table:formula="of:=MOD([.$H$1]*[.A530];[.$K$1])" office:value-type="float" office:value="203">
            <text:p/>
          </table:table-cell>
          <table:table-cell table:formula="of:=IF([.D530]=[.$H$1];&quot;TRUE&quot;;&quot;&quot;)">
            <text:p/>
          </table:table-cell>
          <table:table-cell table:formula="of:=CONCATENATE(IF([.E530]=&quot;TRUE&quot;;[$Feuille2.$A$14];&quot;&quot;);[.C530];IF([.E531]&lt;&gt;&quot;TRUE&quot;;&quot;, &quot;;&quot;&quot;))" office:value-type="string" office:string-value="(SELECT TIMESTAMP_TO_SEC(TIMESTAMP(&quot;2013-08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1&quot; GROUP EACH BY repository_created_at)), ">
            <text:p>(SELECT TIMESTAMP_TO_SEC(TIMESTAMP("2013-08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0">
            <text:p>530</text:p>
          </table:table-cell>
          <table:table-cell table:style-name="ce1" office:value-type="string">
            <text:p>2013-08-22</text:p>
          </table:table-cell>
          <table:table-cell table:formula="of:=CONCATENATE([$Feuille2.$A$1];[.B531];[$Feuille2.$A$2];[$Feuille2.$A$3];[$Feuille2.$A$4];[.B531];[$Feuille2.$A$5];[$Feuille2.$A$6])" office:value-type="string" office:string-value="(SELECT TIMESTAMP_TO_SEC(TIMESTAMP(&quot;2013-08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2&quot; GROUP EACH BY repository_created_at))">
            <text:p>(SELECT TIMESTAMP_TO_SEC(TIMESTAMP("2013-08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2" GROUP EACH BY repository_created_at))</text:p>
          </table:table-cell>
          <table:table-cell table:formula="of:=MOD([.$H$1]*[.A531];[.$K$1])" office:value-type="float" office:value="210">
            <text:p/>
          </table:table-cell>
          <table:table-cell table:formula="of:=IF([.D531]=[.$H$1];&quot;TRUE&quot;;&quot;&quot;)">
            <text:p/>
          </table:table-cell>
          <table:table-cell table:formula="of:=CONCATENATE(IF([.E531]=&quot;TRUE&quot;;[$Feuille2.$A$14];&quot;&quot;);[.C531];IF([.E532]&lt;&gt;&quot;TRUE&quot;;&quot;, &quot;;&quot;&quot;))" office:value-type="string" office:string-value="(SELECT TIMESTAMP_TO_SEC(TIMESTAMP(&quot;2013-08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2&quot; GROUP EACH BY repository_created_at)), ">
            <text:p>(SELECT TIMESTAMP_TO_SEC(TIMESTAMP("2013-08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1">
            <text:p>531</text:p>
          </table:table-cell>
          <table:table-cell table:style-name="ce1" office:value-type="string">
            <text:p>2013-08-23</text:p>
          </table:table-cell>
          <table:table-cell table:formula="of:=CONCATENATE([$Feuille2.$A$1];[.B532];[$Feuille2.$A$2];[$Feuille2.$A$3];[$Feuille2.$A$4];[.B532];[$Feuille2.$A$5];[$Feuille2.$A$6])" office:value-type="string" office:string-value="(SELECT TIMESTAMP_TO_SEC(TIMESTAMP(&quot;2013-08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3&quot; GROUP EACH BY repository_created_at))">
            <text:p>(SELECT TIMESTAMP_TO_SEC(TIMESTAMP("2013-08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3" GROUP EACH BY repository_created_at))</text:p>
          </table:table-cell>
          <table:table-cell table:formula="of:=MOD([.$H$1]*[.A532];[.$K$1])" office:value-type="float" office:value="217">
            <text:p/>
          </table:table-cell>
          <table:table-cell table:formula="of:=IF([.D532]=[.$H$1];&quot;TRUE&quot;;&quot;&quot;)">
            <text:p/>
          </table:table-cell>
          <table:table-cell table:formula="of:=CONCATENATE(IF([.E532]=&quot;TRUE&quot;;[$Feuille2.$A$14];&quot;&quot;);[.C532];IF([.E533]&lt;&gt;&quot;TRUE&quot;;&quot;, &quot;;&quot;&quot;))" office:value-type="string" office:string-value="(SELECT TIMESTAMP_TO_SEC(TIMESTAMP(&quot;2013-08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3&quot; GROUP EACH BY repository_created_at)), ">
            <text:p>(SELECT TIMESTAMP_TO_SEC(TIMESTAMP("2013-08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2">
            <text:p>532</text:p>
          </table:table-cell>
          <table:table-cell table:style-name="ce1" office:value-type="string">
            <text:p>2013-08-24</text:p>
          </table:table-cell>
          <table:table-cell table:formula="of:=CONCATENATE([$Feuille2.$A$1];[.B533];[$Feuille2.$A$2];[$Feuille2.$A$3];[$Feuille2.$A$4];[.B533];[$Feuille2.$A$5];[$Feuille2.$A$6])" office:value-type="string" office:string-value="(SELECT TIMESTAMP_TO_SEC(TIMESTAMP(&quot;2013-08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4&quot; GROUP EACH BY repository_created_at))">
            <text:p>(SELECT TIMESTAMP_TO_SEC(TIMESTAMP("2013-08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4" GROUP EACH BY repository_created_at))</text:p>
          </table:table-cell>
          <table:table-cell table:formula="of:=MOD([.$H$1]*[.A533];[.$K$1])" office:value-type="float" office:value="224">
            <text:p/>
          </table:table-cell>
          <table:table-cell table:formula="of:=IF([.D533]=[.$H$1];&quot;TRUE&quot;;&quot;&quot;)">
            <text:p/>
          </table:table-cell>
          <table:table-cell table:formula="of:=CONCATENATE(IF([.E533]=&quot;TRUE&quot;;[$Feuille2.$A$14];&quot;&quot;);[.C533];IF([.E534]&lt;&gt;&quot;TRUE&quot;;&quot;, &quot;;&quot;&quot;))" office:value-type="string" office:string-value="(SELECT TIMESTAMP_TO_SEC(TIMESTAMP(&quot;2013-08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4&quot; GROUP EACH BY repository_created_at)), ">
            <text:p>(SELECT TIMESTAMP_TO_SEC(TIMESTAMP("2013-08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3">
            <text:p>533</text:p>
          </table:table-cell>
          <table:table-cell table:style-name="ce1" office:value-type="string">
            <text:p>2013-08-25</text:p>
          </table:table-cell>
          <table:table-cell table:formula="of:=CONCATENATE([$Feuille2.$A$1];[.B534];[$Feuille2.$A$2];[$Feuille2.$A$3];[$Feuille2.$A$4];[.B534];[$Feuille2.$A$5];[$Feuille2.$A$6])" office:value-type="string" office:string-value="(SELECT TIMESTAMP_TO_SEC(TIMESTAMP(&quot;2013-08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5&quot; GROUP EACH BY repository_created_at))">
            <text:p>(SELECT TIMESTAMP_TO_SEC(TIMESTAMP("2013-08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5" GROUP EACH BY repository_created_at))</text:p>
          </table:table-cell>
          <table:table-cell table:formula="of:=MOD([.$H$1]*[.A534];[.$K$1])" office:value-type="float" office:value="231">
            <text:p/>
          </table:table-cell>
          <table:table-cell table:formula="of:=IF([.D534]=[.$H$1];&quot;TRUE&quot;;&quot;&quot;)">
            <text:p/>
          </table:table-cell>
          <table:table-cell table:formula="of:=CONCATENATE(IF([.E534]=&quot;TRUE&quot;;[$Feuille2.$A$14];&quot;&quot;);[.C534];IF([.E535]&lt;&gt;&quot;TRUE&quot;;&quot;, &quot;;&quot;&quot;))" office:value-type="string" office:string-value="(SELECT TIMESTAMP_TO_SEC(TIMESTAMP(&quot;2013-08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5&quot; GROUP EACH BY repository_created_at)), ">
            <text:p>(SELECT TIMESTAMP_TO_SEC(TIMESTAMP("2013-08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4">
            <text:p>534</text:p>
          </table:table-cell>
          <table:table-cell table:style-name="ce1" office:value-type="string">
            <text:p>2013-08-26</text:p>
          </table:table-cell>
          <table:table-cell table:formula="of:=CONCATENATE([$Feuille2.$A$1];[.B535];[$Feuille2.$A$2];[$Feuille2.$A$3];[$Feuille2.$A$4];[.B535];[$Feuille2.$A$5];[$Feuille2.$A$6])" office:value-type="string" office:string-value="(SELECT TIMESTAMP_TO_SEC(TIMESTAMP(&quot;2013-08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6&quot; GROUP EACH BY repository_created_at))">
            <text:p>(SELECT TIMESTAMP_TO_SEC(TIMESTAMP("2013-08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6" GROUP EACH BY repository_created_at))</text:p>
          </table:table-cell>
          <table:table-cell table:formula="of:=MOD([.$H$1]*[.A535];[.$K$1])" office:value-type="float" office:value="238">
            <text:p/>
          </table:table-cell>
          <table:table-cell table:formula="of:=IF([.D535]=[.$H$1];&quot;TRUE&quot;;&quot;&quot;)">
            <text:p/>
          </table:table-cell>
          <table:table-cell table:formula="of:=CONCATENATE(IF([.E535]=&quot;TRUE&quot;;[$Feuille2.$A$14];&quot;&quot;);[.C535];IF([.E536]&lt;&gt;&quot;TRUE&quot;;&quot;, &quot;;&quot;&quot;))" office:value-type="string" office:string-value="(SELECT TIMESTAMP_TO_SEC(TIMESTAMP(&quot;2013-08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6&quot; GROUP EACH BY repository_created_at)), ">
            <text:p>(SELECT TIMESTAMP_TO_SEC(TIMESTAMP("2013-08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5">
            <text:p>535</text:p>
          </table:table-cell>
          <table:table-cell table:style-name="ce1" office:value-type="string">
            <text:p>2013-08-27</text:p>
          </table:table-cell>
          <table:table-cell table:formula="of:=CONCATENATE([$Feuille2.$A$1];[.B536];[$Feuille2.$A$2];[$Feuille2.$A$3];[$Feuille2.$A$4];[.B536];[$Feuille2.$A$5];[$Feuille2.$A$6])" office:value-type="string" office:string-value="(SELECT TIMESTAMP_TO_SEC(TIMESTAMP(&quot;2013-08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7&quot; GROUP EACH BY repository_created_at))">
            <text:p>(SELECT TIMESTAMP_TO_SEC(TIMESTAMP("2013-08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7" GROUP EACH BY repository_created_at))</text:p>
          </table:table-cell>
          <table:table-cell table:formula="of:=MOD([.$H$1]*[.A536];[.$K$1])" office:value-type="float" office:value="245">
            <text:p/>
          </table:table-cell>
          <table:table-cell table:formula="of:=IF([.D536]=[.$H$1];&quot;TRUE&quot;;&quot;&quot;)">
            <text:p/>
          </table:table-cell>
          <table:table-cell table:formula="of:=CONCATENATE(IF([.E536]=&quot;TRUE&quot;;[$Feuille2.$A$14];&quot;&quot;);[.C536];IF([.E537]&lt;&gt;&quot;TRUE&quot;;&quot;, &quot;;&quot;&quot;))" office:value-type="string" office:string-value="(SELECT TIMESTAMP_TO_SEC(TIMESTAMP(&quot;2013-08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7&quot; GROUP EACH BY repository_created_at)), ">
            <text:p>(SELECT TIMESTAMP_TO_SEC(TIMESTAMP("2013-08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6">
            <text:p>536</text:p>
          </table:table-cell>
          <table:table-cell table:style-name="ce1" office:value-type="string">
            <text:p>2013-08-28</text:p>
          </table:table-cell>
          <table:table-cell table:formula="of:=CONCATENATE([$Feuille2.$A$1];[.B537];[$Feuille2.$A$2];[$Feuille2.$A$3];[$Feuille2.$A$4];[.B537];[$Feuille2.$A$5];[$Feuille2.$A$6])" office:value-type="string" office:string-value="(SELECT TIMESTAMP_TO_SEC(TIMESTAMP(&quot;2013-08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8&quot; GROUP EACH BY repository_created_at))">
            <text:p>(SELECT TIMESTAMP_TO_SEC(TIMESTAMP("2013-08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8" GROUP EACH BY repository_created_at))</text:p>
          </table:table-cell>
          <table:table-cell table:formula="of:=MOD([.$H$1]*[.A537];[.$K$1])" office:value-type="float" office:value="252">
            <text:p/>
          </table:table-cell>
          <table:table-cell table:formula="of:=IF([.D537]=[.$H$1];&quot;TRUE&quot;;&quot;&quot;)">
            <text:p/>
          </table:table-cell>
          <table:table-cell table:formula="of:=CONCATENATE(IF([.E537]=&quot;TRUE&quot;;[$Feuille2.$A$14];&quot;&quot;);[.C537];IF([.E538]&lt;&gt;&quot;TRUE&quot;;&quot;, &quot;;&quot;&quot;))" office:value-type="string" office:string-value="(SELECT TIMESTAMP_TO_SEC(TIMESTAMP(&quot;2013-08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8&quot; GROUP EACH BY repository_created_at)), ">
            <text:p>(SELECT TIMESTAMP_TO_SEC(TIMESTAMP("2013-08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7">
            <text:p>537</text:p>
          </table:table-cell>
          <table:table-cell table:style-name="ce1" office:value-type="string">
            <text:p>2013-08-29</text:p>
          </table:table-cell>
          <table:table-cell table:formula="of:=CONCATENATE([$Feuille2.$A$1];[.B538];[$Feuille2.$A$2];[$Feuille2.$A$3];[$Feuille2.$A$4];[.B538];[$Feuille2.$A$5];[$Feuille2.$A$6])" office:value-type="string" office:string-value="(SELECT TIMESTAMP_TO_SEC(TIMESTAMP(&quot;2013-08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9&quot; GROUP EACH BY repository_created_at))">
            <text:p>(SELECT TIMESTAMP_TO_SEC(TIMESTAMP("2013-08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9" GROUP EACH BY repository_created_at))</text:p>
          </table:table-cell>
          <table:table-cell table:formula="of:=MOD([.$H$1]*[.A538];[.$K$1])" office:value-type="float" office:value="259">
            <text:p/>
          </table:table-cell>
          <table:table-cell table:formula="of:=IF([.D538]=[.$H$1];&quot;TRUE&quot;;&quot;&quot;)">
            <text:p/>
          </table:table-cell>
          <table:table-cell table:formula="of:=CONCATENATE(IF([.E538]=&quot;TRUE&quot;;[$Feuille2.$A$14];&quot;&quot;);[.C538];IF([.E539]&lt;&gt;&quot;TRUE&quot;;&quot;, &quot;;&quot;&quot;))" office:value-type="string" office:string-value="(SELECT TIMESTAMP_TO_SEC(TIMESTAMP(&quot;2013-08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29&quot; GROUP EACH BY repository_created_at)), ">
            <text:p>(SELECT TIMESTAMP_TO_SEC(TIMESTAMP("2013-08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8">
            <text:p>538</text:p>
          </table:table-cell>
          <table:table-cell table:style-name="ce1" office:value-type="string">
            <text:p>2013-08-30</text:p>
          </table:table-cell>
          <table:table-cell table:formula="of:=CONCATENATE([$Feuille2.$A$1];[.B539];[$Feuille2.$A$2];[$Feuille2.$A$3];[$Feuille2.$A$4];[.B539];[$Feuille2.$A$5];[$Feuille2.$A$6])" office:value-type="string" office:string-value="(SELECT TIMESTAMP_TO_SEC(TIMESTAMP(&quot;2013-08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30&quot; GROUP EACH BY repository_created_at))">
            <text:p>(SELECT TIMESTAMP_TO_SEC(TIMESTAMP("2013-08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30" GROUP EACH BY repository_created_at))</text:p>
          </table:table-cell>
          <table:table-cell table:formula="of:=MOD([.$H$1]*[.A539];[.$K$1])" office:value-type="float" office:value="266">
            <text:p/>
          </table:table-cell>
          <table:table-cell table:formula="of:=IF([.D539]=[.$H$1];&quot;TRUE&quot;;&quot;&quot;)">
            <text:p/>
          </table:table-cell>
          <table:table-cell table:formula="of:=CONCATENATE(IF([.E539]=&quot;TRUE&quot;;[$Feuille2.$A$14];&quot;&quot;);[.C539];IF([.E540]&lt;&gt;&quot;TRUE&quot;;&quot;, &quot;;&quot;&quot;))" office:value-type="string" office:string-value="(SELECT TIMESTAMP_TO_SEC(TIMESTAMP(&quot;2013-08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30&quot; GROUP EACH BY repository_created_at)), ">
            <text:p>(SELECT TIMESTAMP_TO_SEC(TIMESTAMP("2013-08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39">
            <text:p>539</text:p>
          </table:table-cell>
          <table:table-cell table:style-name="ce1" office:value-type="string">
            <text:p>2013-08-31</text:p>
          </table:table-cell>
          <table:table-cell table:formula="of:=CONCATENATE([$Feuille2.$A$1];[.B540];[$Feuille2.$A$2];[$Feuille2.$A$3];[$Feuille2.$A$4];[.B540];[$Feuille2.$A$5];[$Feuille2.$A$6])" office:value-type="string" office:string-value="(SELECT TIMESTAMP_TO_SEC(TIMESTAMP(&quot;2013-08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31&quot; GROUP EACH BY repository_created_at))">
            <text:p>(SELECT TIMESTAMP_TO_SEC(TIMESTAMP("2013-08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31" GROUP EACH BY repository_created_at))</text:p>
          </table:table-cell>
          <table:table-cell table:formula="of:=MOD([.$H$1]*[.A540];[.$K$1])" office:value-type="float" office:value="273">
            <text:p/>
          </table:table-cell>
          <table:table-cell table:formula="of:=IF([.D540]=[.$H$1];&quot;TRUE&quot;;&quot;&quot;)">
            <text:p/>
          </table:table-cell>
          <table:table-cell table:formula="of:=CONCATENATE(IF([.E540]=&quot;TRUE&quot;;[$Feuille2.$A$14];&quot;&quot;);[.C540];IF([.E541]&lt;&gt;&quot;TRUE&quot;;&quot;, &quot;;&quot;&quot;))" office:value-type="string" office:string-value="(SELECT TIMESTAMP_TO_SEC(TIMESTAMP(&quot;2013-08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8-31&quot; GROUP EACH BY repository_created_at)), ">
            <text:p>(SELECT TIMESTAMP_TO_SEC(TIMESTAMP("2013-08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8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string">
            <text:p>2013-09-01</text:p>
          </table:table-cell>
          <table:table-cell table:formula="of:=CONCATENATE([$Feuille2.$A$1];[.B541];[$Feuille2.$A$2];[$Feuille2.$A$3];[$Feuille2.$A$4];[.B541];[$Feuille2.$A$5];[$Feuille2.$A$6])" office:value-type="string" office:string-value="(SELECT TIMESTAMP_TO_SEC(TIMESTAMP(&quot;2013-09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1&quot; GROUP EACH BY repository_created_at))">
            <text:p>(SELECT TIMESTAMP_TO_SEC(TIMESTAMP("2013-09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1" GROUP EACH BY repository_created_at))</text:p>
          </table:table-cell>
          <table:table-cell table:formula="of:=MOD([.$H$1]*[.A541];[.$K$1])" office:value-type="float" office:value="280">
            <text:p/>
          </table:table-cell>
          <table:table-cell table:formula="of:=IF([.D541]=[.$H$1];&quot;TRUE&quot;;&quot;&quot;)">
            <text:p/>
          </table:table-cell>
          <table:table-cell table:formula="of:=CONCATENATE(IF([.E541]=&quot;TRUE&quot;;[$Feuille2.$A$14];&quot;&quot;);[.C541];IF([.E542]&lt;&gt;&quot;TRUE&quot;;&quot;, &quot;;&quot;&quot;))" office:value-type="string" office:string-value="(SELECT TIMESTAMP_TO_SEC(TIMESTAMP(&quot;2013-09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1&quot; GROUP EACH BY repository_created_at)), ">
            <text:p>(SELECT TIMESTAMP_TO_SEC(TIMESTAMP("2013-09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1">
            <text:p>541</text:p>
          </table:table-cell>
          <table:table-cell table:style-name="ce1" office:value-type="string">
            <text:p>2013-09-02</text:p>
          </table:table-cell>
          <table:table-cell table:formula="of:=CONCATENATE([$Feuille2.$A$1];[.B542];[$Feuille2.$A$2];[$Feuille2.$A$3];[$Feuille2.$A$4];[.B542];[$Feuille2.$A$5];[$Feuille2.$A$6])" office:value-type="string" office:string-value="(SELECT TIMESTAMP_TO_SEC(TIMESTAMP(&quot;2013-09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2&quot; GROUP EACH BY repository_created_at))">
            <text:p>(SELECT TIMESTAMP_TO_SEC(TIMESTAMP("2013-09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2" GROUP EACH BY repository_created_at))</text:p>
          </table:table-cell>
          <table:table-cell table:formula="of:=MOD([.$H$1]*[.A542];[.$K$1])" office:value-type="float" office:value="287">
            <text:p/>
          </table:table-cell>
          <table:table-cell table:formula="of:=IF([.D542]=[.$H$1];&quot;TRUE&quot;;&quot;&quot;)">
            <text:p/>
          </table:table-cell>
          <table:table-cell table:formula="of:=CONCATENATE(IF([.E542]=&quot;TRUE&quot;;[$Feuille2.$A$14];&quot;&quot;);[.C542];IF([.E543]&lt;&gt;&quot;TRUE&quot;;&quot;, &quot;;&quot;&quot;))" office:value-type="string" office:string-value="(SELECT TIMESTAMP_TO_SEC(TIMESTAMP(&quot;2013-09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2&quot; GROUP EACH BY repository_created_at)), ">
            <text:p>(SELECT TIMESTAMP_TO_SEC(TIMESTAMP("2013-09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2">
            <text:p>542</text:p>
          </table:table-cell>
          <table:table-cell table:style-name="ce1" office:value-type="string">
            <text:p>2013-09-03</text:p>
          </table:table-cell>
          <table:table-cell table:formula="of:=CONCATENATE([$Feuille2.$A$1];[.B543];[$Feuille2.$A$2];[$Feuille2.$A$3];[$Feuille2.$A$4];[.B543];[$Feuille2.$A$5];[$Feuille2.$A$6])" office:value-type="string" office:string-value="(SELECT TIMESTAMP_TO_SEC(TIMESTAMP(&quot;2013-09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3&quot; GROUP EACH BY repository_created_at))">
            <text:p>(SELECT TIMESTAMP_TO_SEC(TIMESTAMP("2013-09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3" GROUP EACH BY repository_created_at))</text:p>
          </table:table-cell>
          <table:table-cell table:formula="of:=MOD([.$H$1]*[.A543];[.$K$1])" office:value-type="float" office:value="294">
            <text:p/>
          </table:table-cell>
          <table:table-cell table:formula="of:=IF([.D543]=[.$H$1];&quot;TRUE&quot;;&quot;&quot;)">
            <text:p/>
          </table:table-cell>
          <table:table-cell table:formula="of:=CONCATENATE(IF([.E543]=&quot;TRUE&quot;;[$Feuille2.$A$14];&quot;&quot;);[.C543];IF([.E544]&lt;&gt;&quot;TRUE&quot;;&quot;, &quot;;&quot;&quot;))" office:value-type="string" office:string-value="(SELECT TIMESTAMP_TO_SEC(TIMESTAMP(&quot;2013-09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3&quot; GROUP EACH BY repository_created_at)), ">
            <text:p>(SELECT TIMESTAMP_TO_SEC(TIMESTAMP("2013-09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3">
            <text:p>543</text:p>
          </table:table-cell>
          <table:table-cell table:style-name="ce1" office:value-type="string">
            <text:p>2013-09-04</text:p>
          </table:table-cell>
          <table:table-cell table:formula="of:=CONCATENATE([$Feuille2.$A$1];[.B544];[$Feuille2.$A$2];[$Feuille2.$A$3];[$Feuille2.$A$4];[.B544];[$Feuille2.$A$5];[$Feuille2.$A$6])" office:value-type="string" office:string-value="(SELECT TIMESTAMP_TO_SEC(TIMESTAMP(&quot;2013-09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4&quot; GROUP EACH BY repository_created_at))">
            <text:p>(SELECT TIMESTAMP_TO_SEC(TIMESTAMP("2013-09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4" GROUP EACH BY repository_created_at))</text:p>
          </table:table-cell>
          <table:table-cell table:formula="of:=MOD([.$H$1]*[.A544];[.$K$1])" office:value-type="float" office:value="301">
            <text:p/>
          </table:table-cell>
          <table:table-cell table:formula="of:=IF([.D544]=[.$H$1];&quot;TRUE&quot;;&quot;&quot;)">
            <text:p/>
          </table:table-cell>
          <table:table-cell table:formula="of:=CONCATENATE(IF([.E544]=&quot;TRUE&quot;;[$Feuille2.$A$14];&quot;&quot;);[.C544];IF([.E545]&lt;&gt;&quot;TRUE&quot;;&quot;, &quot;;&quot;&quot;))" office:value-type="string" office:string-value="(SELECT TIMESTAMP_TO_SEC(TIMESTAMP(&quot;2013-09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4&quot; GROUP EACH BY repository_created_at)), ">
            <text:p>(SELECT TIMESTAMP_TO_SEC(TIMESTAMP("2013-09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4">
            <text:p>544</text:p>
          </table:table-cell>
          <table:table-cell table:style-name="ce1" office:value-type="string">
            <text:p>2013-09-06</text:p>
          </table:table-cell>
          <table:table-cell table:formula="of:=CONCATENATE([$Feuille2.$A$1];[.B545];[$Feuille2.$A$2];[$Feuille2.$A$3];[$Feuille2.$A$4];[.B545];[$Feuille2.$A$5];[$Feuille2.$A$6])" office:value-type="string" office:string-value="(SELECT TIMESTAMP_TO_SEC(TIMESTAMP(&quot;2013-09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6&quot; GROUP EACH BY repository_created_at))">
            <text:p>(SELECT TIMESTAMP_TO_SEC(TIMESTAMP("2013-09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6" GROUP EACH BY repository_created_at))</text:p>
          </table:table-cell>
          <table:table-cell table:formula="of:=MOD([.$H$1]*[.A545];[.$K$1])" office:value-type="float" office:value="308">
            <text:p/>
          </table:table-cell>
          <table:table-cell table:formula="of:=IF([.D545]=[.$H$1];&quot;TRUE&quot;;&quot;&quot;)">
            <text:p/>
          </table:table-cell>
          <table:table-cell table:formula="of:=CONCATENATE(IF([.E545]=&quot;TRUE&quot;;[$Feuille2.$A$14];&quot;&quot;);[.C545];IF([.E546]&lt;&gt;&quot;TRUE&quot;;&quot;, &quot;;&quot;&quot;))" office:value-type="string" office:string-value="(SELECT TIMESTAMP_TO_SEC(TIMESTAMP(&quot;2013-09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6&quot; GROUP EACH BY repository_created_at)), ">
            <text:p>(SELECT TIMESTAMP_TO_SEC(TIMESTAMP("2013-09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5">
            <text:p>545</text:p>
          </table:table-cell>
          <table:table-cell table:style-name="ce1" office:value-type="string">
            <text:p>2013-09-07</text:p>
          </table:table-cell>
          <table:table-cell table:formula="of:=CONCATENATE([$Feuille2.$A$1];[.B546];[$Feuille2.$A$2];[$Feuille2.$A$3];[$Feuille2.$A$4];[.B546];[$Feuille2.$A$5];[$Feuille2.$A$6])" office:value-type="string" office:string-value="(SELECT TIMESTAMP_TO_SEC(TIMESTAMP(&quot;2013-09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7&quot; GROUP EACH BY repository_created_at))">
            <text:p>(SELECT TIMESTAMP_TO_SEC(TIMESTAMP("2013-09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7" GROUP EACH BY repository_created_at))</text:p>
          </table:table-cell>
          <table:table-cell table:formula="of:=MOD([.$H$1]*[.A546];[.$K$1])" office:value-type="float" office:value="315">
            <text:p/>
          </table:table-cell>
          <table:table-cell table:formula="of:=IF([.D546]=[.$H$1];&quot;TRUE&quot;;&quot;&quot;)">
            <text:p/>
          </table:table-cell>
          <table:table-cell table:formula="of:=CONCATENATE(IF([.E546]=&quot;TRUE&quot;;[$Feuille2.$A$14];&quot;&quot;);[.C546];IF([.E547]&lt;&gt;&quot;TRUE&quot;;&quot;, &quot;;&quot;&quot;))" office:value-type="string" office:string-value="(SELECT TIMESTAMP_TO_SEC(TIMESTAMP(&quot;2013-09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7&quot; GROUP EACH BY repository_created_at)), ">
            <text:p>(SELECT TIMESTAMP_TO_SEC(TIMESTAMP("2013-09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6">
            <text:p>546</text:p>
          </table:table-cell>
          <table:table-cell table:style-name="ce1" office:value-type="string">
            <text:p>2013-09-08</text:p>
          </table:table-cell>
          <table:table-cell table:formula="of:=CONCATENATE([$Feuille2.$A$1];[.B547];[$Feuille2.$A$2];[$Feuille2.$A$3];[$Feuille2.$A$4];[.B547];[$Feuille2.$A$5];[$Feuille2.$A$6])" office:value-type="string" office:string-value="(SELECT TIMESTAMP_TO_SEC(TIMESTAMP(&quot;2013-09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8&quot; GROUP EACH BY repository_created_at))">
            <text:p>(SELECT TIMESTAMP_TO_SEC(TIMESTAMP("2013-09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8" GROUP EACH BY repository_created_at))</text:p>
          </table:table-cell>
          <table:table-cell table:formula="of:=MOD([.$H$1]*[.A547];[.$K$1])" office:value-type="float" office:value="322">
            <text:p/>
          </table:table-cell>
          <table:table-cell table:formula="of:=IF([.D547]=[.$H$1];&quot;TRUE&quot;;&quot;&quot;)">
            <text:p/>
          </table:table-cell>
          <table:table-cell table:formula="of:=CONCATENATE(IF([.E547]=&quot;TRUE&quot;;[$Feuille2.$A$14];&quot;&quot;);[.C547];IF([.E548]&lt;&gt;&quot;TRUE&quot;;&quot;, &quot;;&quot;&quot;))" office:value-type="string" office:string-value="(SELECT TIMESTAMP_TO_SEC(TIMESTAMP(&quot;2013-09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8&quot; GROUP EACH BY repository_created_at)), ">
            <text:p>(SELECT TIMESTAMP_TO_SEC(TIMESTAMP("2013-09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7">
            <text:p>547</text:p>
          </table:table-cell>
          <table:table-cell table:style-name="ce1" office:value-type="string">
            <text:p>2013-09-09</text:p>
          </table:table-cell>
          <table:table-cell table:formula="of:=CONCATENATE([$Feuille2.$A$1];[.B548];[$Feuille2.$A$2];[$Feuille2.$A$3];[$Feuille2.$A$4];[.B548];[$Feuille2.$A$5];[$Feuille2.$A$6])" office:value-type="string" office:string-value="(SELECT TIMESTAMP_TO_SEC(TIMESTAMP(&quot;2013-09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9&quot; GROUP EACH BY repository_created_at))">
            <text:p>(SELECT TIMESTAMP_TO_SEC(TIMESTAMP("2013-09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9" GROUP EACH BY repository_created_at))</text:p>
          </table:table-cell>
          <table:table-cell table:formula="of:=MOD([.$H$1]*[.A548];[.$K$1])" office:value-type="float" office:value="329">
            <text:p/>
          </table:table-cell>
          <table:table-cell table:formula="of:=IF([.D548]=[.$H$1];&quot;TRUE&quot;;&quot;&quot;)">
            <text:p/>
          </table:table-cell>
          <table:table-cell table:formula="of:=CONCATENATE(IF([.E548]=&quot;TRUE&quot;;[$Feuille2.$A$14];&quot;&quot;);[.C548];IF([.E549]&lt;&gt;&quot;TRUE&quot;;&quot;, &quot;;&quot;&quot;))" office:value-type="string" office:string-value="(SELECT TIMESTAMP_TO_SEC(TIMESTAMP(&quot;2013-09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09&quot; GROUP EACH BY repository_created_at)), ">
            <text:p>(SELECT TIMESTAMP_TO_SEC(TIMESTAMP("2013-09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8">
            <text:p>548</text:p>
          </table:table-cell>
          <table:table-cell table:style-name="ce1" office:value-type="string">
            <text:p>2013-09-10</text:p>
          </table:table-cell>
          <table:table-cell table:formula="of:=CONCATENATE([$Feuille2.$A$1];[.B549];[$Feuille2.$A$2];[$Feuille2.$A$3];[$Feuille2.$A$4];[.B549];[$Feuille2.$A$5];[$Feuille2.$A$6])" office:value-type="string" office:string-value="(SELECT TIMESTAMP_TO_SEC(TIMESTAMP(&quot;2013-09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0&quot; GROUP EACH BY repository_created_at))">
            <text:p>(SELECT TIMESTAMP_TO_SEC(TIMESTAMP("2013-09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0" GROUP EACH BY repository_created_at))</text:p>
          </table:table-cell>
          <table:table-cell table:formula="of:=MOD([.$H$1]*[.A549];[.$K$1])" office:value-type="float" office:value="336">
            <text:p/>
          </table:table-cell>
          <table:table-cell table:formula="of:=IF([.D549]=[.$H$1];&quot;TRUE&quot;;&quot;&quot;)">
            <text:p/>
          </table:table-cell>
          <table:table-cell table:formula="of:=CONCATENATE(IF([.E549]=&quot;TRUE&quot;;[$Feuille2.$A$14];&quot;&quot;);[.C549];IF([.E550]&lt;&gt;&quot;TRUE&quot;;&quot;, &quot;;&quot;&quot;))" office:value-type="string" office:string-value="(SELECT TIMESTAMP_TO_SEC(TIMESTAMP(&quot;2013-09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0&quot; GROUP EACH BY repository_created_at)), ">
            <text:p>(SELECT TIMESTAMP_TO_SEC(TIMESTAMP("2013-09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49">
            <text:p>549</text:p>
          </table:table-cell>
          <table:table-cell table:style-name="ce1" office:value-type="string">
            <text:p>2013-09-11</text:p>
          </table:table-cell>
          <table:table-cell table:formula="of:=CONCATENATE([$Feuille2.$A$1];[.B550];[$Feuille2.$A$2];[$Feuille2.$A$3];[$Feuille2.$A$4];[.B550];[$Feuille2.$A$5];[$Feuille2.$A$6])" office:value-type="string" office:string-value="(SELECT TIMESTAMP_TO_SEC(TIMESTAMP(&quot;2013-09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1&quot; GROUP EACH BY repository_created_at))">
            <text:p>(SELECT TIMESTAMP_TO_SEC(TIMESTAMP("2013-09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1" GROUP EACH BY repository_created_at))</text:p>
          </table:table-cell>
          <table:table-cell table:formula="of:=MOD([.$H$1]*[.A550];[.$K$1])" office:value-type="float" office:value="343">
            <text:p/>
          </table:table-cell>
          <table:table-cell table:formula="of:=IF([.D550]=[.$H$1];&quot;TRUE&quot;;&quot;&quot;)">
            <text:p/>
          </table:table-cell>
          <table:table-cell table:formula="of:=CONCATENATE(IF([.E550]=&quot;TRUE&quot;;[$Feuille2.$A$14];&quot;&quot;);[.C550];IF([.E551]&lt;&gt;&quot;TRUE&quot;;&quot;, &quot;;&quot;&quot;))" office:value-type="string" office:string-value="(SELECT TIMESTAMP_TO_SEC(TIMESTAMP(&quot;2013-09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1&quot; GROUP EACH BY repository_created_at)), ">
            <text:p>(SELECT TIMESTAMP_TO_SEC(TIMESTAMP("2013-09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0">
            <text:p>550</text:p>
          </table:table-cell>
          <table:table-cell table:style-name="ce1" office:value-type="string">
            <text:p>2013-09-12</text:p>
          </table:table-cell>
          <table:table-cell table:formula="of:=CONCATENATE([$Feuille2.$A$1];[.B551];[$Feuille2.$A$2];[$Feuille2.$A$3];[$Feuille2.$A$4];[.B551];[$Feuille2.$A$5];[$Feuille2.$A$6])" office:value-type="string" office:string-value="(SELECT TIMESTAMP_TO_SEC(TIMESTAMP(&quot;2013-09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2&quot; GROUP EACH BY repository_created_at))">
            <text:p>(SELECT TIMESTAMP_TO_SEC(TIMESTAMP("2013-09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2" GROUP EACH BY repository_created_at))</text:p>
          </table:table-cell>
          <table:table-cell table:formula="of:=MOD([.$H$1]*[.A551];[.$K$1])" office:value-type="float" office:value="350">
            <text:p/>
          </table:table-cell>
          <table:table-cell table:formula="of:=IF([.D551]=[.$H$1];&quot;TRUE&quot;;&quot;&quot;)">
            <text:p/>
          </table:table-cell>
          <table:table-cell table:formula="of:=CONCATENATE(IF([.E551]=&quot;TRUE&quot;;[$Feuille2.$A$14];&quot;&quot;);[.C551];IF([.E552]&lt;&gt;&quot;TRUE&quot;;&quot;, &quot;;&quot;&quot;))" office:value-type="string" office:string-value="(SELECT TIMESTAMP_TO_SEC(TIMESTAMP(&quot;2013-09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2&quot; GROUP EACH BY repository_created_at)), ">
            <text:p>(SELECT TIMESTAMP_TO_SEC(TIMESTAMP("2013-09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1">
            <text:p>551</text:p>
          </table:table-cell>
          <table:table-cell table:style-name="ce1" office:value-type="string">
            <text:p>2013-09-13</text:p>
          </table:table-cell>
          <table:table-cell table:formula="of:=CONCATENATE([$Feuille2.$A$1];[.B552];[$Feuille2.$A$2];[$Feuille2.$A$3];[$Feuille2.$A$4];[.B552];[$Feuille2.$A$5];[$Feuille2.$A$6])" office:value-type="string" office:string-value="(SELECT TIMESTAMP_TO_SEC(TIMESTAMP(&quot;2013-09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3&quot; GROUP EACH BY repository_created_at))">
            <text:p>(SELECT TIMESTAMP_TO_SEC(TIMESTAMP("2013-09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3" GROUP EACH BY repository_created_at))</text:p>
          </table:table-cell>
          <table:table-cell table:formula="of:=MOD([.$H$1]*[.A552];[.$K$1])" office:value-type="float" office:value="357">
            <text:p/>
          </table:table-cell>
          <table:table-cell table:formula="of:=IF([.D552]=[.$H$1];&quot;TRUE&quot;;&quot;&quot;)">
            <text:p/>
          </table:table-cell>
          <table:table-cell table:formula="of:=CONCATENATE(IF([.E552]=&quot;TRUE&quot;;[$Feuille2.$A$14];&quot;&quot;);[.C552];IF([.E553]&lt;&gt;&quot;TRUE&quot;;&quot;, &quot;;&quot;&quot;))" office:value-type="string" office:string-value="(SELECT TIMESTAMP_TO_SEC(TIMESTAMP(&quot;2013-09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3&quot; GROUP EACH BY repository_created_at)), ">
            <text:p>(SELECT TIMESTAMP_TO_SEC(TIMESTAMP("2013-09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2">
            <text:p>552</text:p>
          </table:table-cell>
          <table:table-cell table:style-name="ce1" office:value-type="string">
            <text:p>2013-09-14</text:p>
          </table:table-cell>
          <table:table-cell table:formula="of:=CONCATENATE([$Feuille2.$A$1];[.B553];[$Feuille2.$A$2];[$Feuille2.$A$3];[$Feuille2.$A$4];[.B553];[$Feuille2.$A$5];[$Feuille2.$A$6])" office:value-type="string" office:string-value="(SELECT TIMESTAMP_TO_SEC(TIMESTAMP(&quot;2013-09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4&quot; GROUP EACH BY repository_created_at))">
            <text:p>(SELECT TIMESTAMP_TO_SEC(TIMESTAMP("2013-09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4" GROUP EACH BY repository_created_at))</text:p>
          </table:table-cell>
          <table:table-cell table:formula="of:=MOD([.$H$1]*[.A553];[.$K$1])" office:value-type="float" office:value="364">
            <text:p/>
          </table:table-cell>
          <table:table-cell table:formula="of:=IF([.D553]=[.$H$1];&quot;TRUE&quot;;&quot;&quot;)">
            <text:p/>
          </table:table-cell>
          <table:table-cell table:formula="of:=CONCATENATE(IF([.E553]=&quot;TRUE&quot;;[$Feuille2.$A$14];&quot;&quot;);[.C553];IF([.E554]&lt;&gt;&quot;TRUE&quot;;&quot;, &quot;;&quot;&quot;))" office:value-type="string" office:string-value="(SELECT TIMESTAMP_TO_SEC(TIMESTAMP(&quot;2013-09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4&quot; GROUP EACH BY repository_created_at)), ">
            <text:p>(SELECT TIMESTAMP_TO_SEC(TIMESTAMP("2013-09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3">
            <text:p>553</text:p>
          </table:table-cell>
          <table:table-cell table:style-name="ce1" office:value-type="string">
            <text:p>2013-09-15</text:p>
          </table:table-cell>
          <table:table-cell table:formula="of:=CONCATENATE([$Feuille2.$A$1];[.B554];[$Feuille2.$A$2];[$Feuille2.$A$3];[$Feuille2.$A$4];[.B554];[$Feuille2.$A$5];[$Feuille2.$A$6])" office:value-type="string" office:string-value="(SELECT TIMESTAMP_TO_SEC(TIMESTAMP(&quot;2013-09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5&quot; GROUP EACH BY repository_created_at))">
            <text:p>(SELECT TIMESTAMP_TO_SEC(TIMESTAMP("2013-09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5" GROUP EACH BY repository_created_at))</text:p>
          </table:table-cell>
          <table:table-cell table:formula="of:=MOD([.$H$1]*[.A554];[.$K$1])" office:value-type="float" office:value="371">
            <text:p/>
          </table:table-cell>
          <table:table-cell table:formula="of:=IF([.D554]=[.$H$1];&quot;TRUE&quot;;&quot;&quot;)">
            <text:p/>
          </table:table-cell>
          <table:table-cell table:formula="of:=CONCATENATE(IF([.E554]=&quot;TRUE&quot;;[$Feuille2.$A$14];&quot;&quot;);[.C554];IF([.E555]&lt;&gt;&quot;TRUE&quot;;&quot;, &quot;;&quot;&quot;))" office:value-type="string" office:string-value="(SELECT TIMESTAMP_TO_SEC(TIMESTAMP(&quot;2013-09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5&quot; GROUP EACH BY repository_created_at)), ">
            <text:p>(SELECT TIMESTAMP_TO_SEC(TIMESTAMP("2013-09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4">
            <text:p>554</text:p>
          </table:table-cell>
          <table:table-cell table:style-name="ce1" office:value-type="string">
            <text:p>2013-09-16</text:p>
          </table:table-cell>
          <table:table-cell table:formula="of:=CONCATENATE([$Feuille2.$A$1];[.B555];[$Feuille2.$A$2];[$Feuille2.$A$3];[$Feuille2.$A$4];[.B555];[$Feuille2.$A$5];[$Feuille2.$A$6])" office:value-type="string" office:string-value="(SELECT TIMESTAMP_TO_SEC(TIMESTAMP(&quot;2013-09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6&quot; GROUP EACH BY repository_created_at))">
            <text:p>(SELECT TIMESTAMP_TO_SEC(TIMESTAMP("2013-09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6" GROUP EACH BY repository_created_at))</text:p>
          </table:table-cell>
          <table:table-cell table:formula="of:=MOD([.$H$1]*[.A555];[.$K$1])" office:value-type="float" office:value="378">
            <text:p/>
          </table:table-cell>
          <table:table-cell table:formula="of:=IF([.D555]=[.$H$1];&quot;TRUE&quot;;&quot;&quot;)">
            <text:p/>
          </table:table-cell>
          <table:table-cell table:formula="of:=CONCATENATE(IF([.E555]=&quot;TRUE&quot;;[$Feuille2.$A$14];&quot;&quot;);[.C555];IF([.E556]&lt;&gt;&quot;TRUE&quot;;&quot;, &quot;;&quot;&quot;))" office:value-type="string" office:string-value="(SELECT TIMESTAMP_TO_SEC(TIMESTAMP(&quot;2013-09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6&quot; GROUP EACH BY repository_created_at)), ">
            <text:p>(SELECT TIMESTAMP_TO_SEC(TIMESTAMP("2013-09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5">
            <text:p>555</text:p>
          </table:table-cell>
          <table:table-cell table:style-name="ce1" office:value-type="string">
            <text:p>2013-09-17</text:p>
          </table:table-cell>
          <table:table-cell table:formula="of:=CONCATENATE([$Feuille2.$A$1];[.B556];[$Feuille2.$A$2];[$Feuille2.$A$3];[$Feuille2.$A$4];[.B556];[$Feuille2.$A$5];[$Feuille2.$A$6])" office:value-type="string" office:string-value="(SELECT TIMESTAMP_TO_SEC(TIMESTAMP(&quot;2013-09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7&quot; GROUP EACH BY repository_created_at))">
            <text:p>(SELECT TIMESTAMP_TO_SEC(TIMESTAMP("2013-09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7" GROUP EACH BY repository_created_at))</text:p>
          </table:table-cell>
          <table:table-cell table:formula="of:=MOD([.$H$1]*[.A556];[.$K$1])" office:value-type="float" office:value="385">
            <text:p/>
          </table:table-cell>
          <table:table-cell table:formula="of:=IF([.D556]=[.$H$1];&quot;TRUE&quot;;&quot;&quot;)">
            <text:p/>
          </table:table-cell>
          <table:table-cell table:formula="of:=CONCATENATE(IF([.E556]=&quot;TRUE&quot;;[$Feuille2.$A$14];&quot;&quot;);[.C556];IF([.E557]&lt;&gt;&quot;TRUE&quot;;&quot;, &quot;;&quot;&quot;))" office:value-type="string" office:string-value="(SELECT TIMESTAMP_TO_SEC(TIMESTAMP(&quot;2013-09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7&quot; GROUP EACH BY repository_created_at)), ">
            <text:p>(SELECT TIMESTAMP_TO_SEC(TIMESTAMP("2013-09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6">
            <text:p>556</text:p>
          </table:table-cell>
          <table:table-cell table:style-name="ce1" office:value-type="string">
            <text:p>2013-09-18</text:p>
          </table:table-cell>
          <table:table-cell table:formula="of:=CONCATENATE([$Feuille2.$A$1];[.B557];[$Feuille2.$A$2];[$Feuille2.$A$3];[$Feuille2.$A$4];[.B557];[$Feuille2.$A$5];[$Feuille2.$A$6])" office:value-type="string" office:string-value="(SELECT TIMESTAMP_TO_SEC(TIMESTAMP(&quot;2013-09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8&quot; GROUP EACH BY repository_created_at))">
            <text:p>(SELECT TIMESTAMP_TO_SEC(TIMESTAMP("2013-09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8" GROUP EACH BY repository_created_at))</text:p>
          </table:table-cell>
          <table:table-cell table:formula="of:=MOD([.$H$1]*[.A557];[.$K$1])" office:value-type="float" office:value="392">
            <text:p/>
          </table:table-cell>
          <table:table-cell table:formula="of:=IF([.D557]=[.$H$1];&quot;TRUE&quot;;&quot;&quot;)">
            <text:p/>
          </table:table-cell>
          <table:table-cell table:formula="of:=CONCATENATE(IF([.E557]=&quot;TRUE&quot;;[$Feuille2.$A$14];&quot;&quot;);[.C557];IF([.E558]&lt;&gt;&quot;TRUE&quot;;&quot;, &quot;;&quot;&quot;))" office:value-type="string" office:string-value="(SELECT TIMESTAMP_TO_SEC(TIMESTAMP(&quot;2013-09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8&quot; GROUP EACH BY repository_created_at)), ">
            <text:p>(SELECT TIMESTAMP_TO_SEC(TIMESTAMP("2013-09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7">
            <text:p>557</text:p>
          </table:table-cell>
          <table:table-cell table:style-name="ce1" office:value-type="string">
            <text:p>2013-09-19</text:p>
          </table:table-cell>
          <table:table-cell table:formula="of:=CONCATENATE([$Feuille2.$A$1];[.B558];[$Feuille2.$A$2];[$Feuille2.$A$3];[$Feuille2.$A$4];[.B558];[$Feuille2.$A$5];[$Feuille2.$A$6])" office:value-type="string" office:string-value="(SELECT TIMESTAMP_TO_SEC(TIMESTAMP(&quot;2013-09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9&quot; GROUP EACH BY repository_created_at))">
            <text:p>(SELECT TIMESTAMP_TO_SEC(TIMESTAMP("2013-09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9" GROUP EACH BY repository_created_at))</text:p>
          </table:table-cell>
          <table:table-cell table:formula="of:=MOD([.$H$1]*[.A558];[.$K$1])" office:value-type="float" office:value="399">
            <text:p/>
          </table:table-cell>
          <table:table-cell table:formula="of:=IF([.D558]=[.$H$1];&quot;TRUE&quot;;&quot;&quot;)">
            <text:p/>
          </table:table-cell>
          <table:table-cell table:formula="of:=CONCATENATE(IF([.E558]=&quot;TRUE&quot;;[$Feuille2.$A$14];&quot;&quot;);[.C558];IF([.E559]&lt;&gt;&quot;TRUE&quot;;&quot;, &quot;;&quot;&quot;))" office:value-type="string" office:string-value="(SELECT TIMESTAMP_TO_SEC(TIMESTAMP(&quot;2013-09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19&quot; GROUP EACH BY repository_created_at)), ">
            <text:p>(SELECT TIMESTAMP_TO_SEC(TIMESTAMP("2013-09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8">
            <text:p>558</text:p>
          </table:table-cell>
          <table:table-cell table:style-name="ce1" office:value-type="string">
            <text:p>2013-09-20</text:p>
          </table:table-cell>
          <table:table-cell table:formula="of:=CONCATENATE([$Feuille2.$A$1];[.B559];[$Feuille2.$A$2];[$Feuille2.$A$3];[$Feuille2.$A$4];[.B559];[$Feuille2.$A$5];[$Feuille2.$A$6])" office:value-type="string" office:string-value="(SELECT TIMESTAMP_TO_SEC(TIMESTAMP(&quot;2013-09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0&quot; GROUP EACH BY repository_created_at))">
            <text:p>(SELECT TIMESTAMP_TO_SEC(TIMESTAMP("2013-09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0" GROUP EACH BY repository_created_at))</text:p>
          </table:table-cell>
          <table:table-cell table:formula="of:=MOD([.$H$1]*[.A559];[.$K$1])" office:value-type="float" office:value="406">
            <text:p/>
          </table:table-cell>
          <table:table-cell table:formula="of:=IF([.D559]=[.$H$1];&quot;TRUE&quot;;&quot;&quot;)">
            <text:p/>
          </table:table-cell>
          <table:table-cell table:formula="of:=CONCATENATE(IF([.E559]=&quot;TRUE&quot;;[$Feuille2.$A$14];&quot;&quot;);[.C559];IF([.E560]&lt;&gt;&quot;TRUE&quot;;&quot;, &quot;;&quot;&quot;))" office:value-type="string" office:string-value="(SELECT TIMESTAMP_TO_SEC(TIMESTAMP(&quot;2013-09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0&quot; GROUP EACH BY repository_created_at)), ">
            <text:p>(SELECT TIMESTAMP_TO_SEC(TIMESTAMP("2013-09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59">
            <text:p>559</text:p>
          </table:table-cell>
          <table:table-cell table:style-name="ce1" office:value-type="string">
            <text:p>2013-09-21</text:p>
          </table:table-cell>
          <table:table-cell table:formula="of:=CONCATENATE([$Feuille2.$A$1];[.B560];[$Feuille2.$A$2];[$Feuille2.$A$3];[$Feuille2.$A$4];[.B560];[$Feuille2.$A$5];[$Feuille2.$A$6])" office:value-type="string" office:string-value="(SELECT TIMESTAMP_TO_SEC(TIMESTAMP(&quot;2013-09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1&quot; GROUP EACH BY repository_created_at))">
            <text:p>(SELECT TIMESTAMP_TO_SEC(TIMESTAMP("2013-09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1" GROUP EACH BY repository_created_at))</text:p>
          </table:table-cell>
          <table:table-cell table:formula="of:=MOD([.$H$1]*[.A560];[.$K$1])" office:value-type="float" office:value="413">
            <text:p/>
          </table:table-cell>
          <table:table-cell table:formula="of:=IF([.D560]=[.$H$1];&quot;TRUE&quot;;&quot;&quot;)">
            <text:p/>
          </table:table-cell>
          <table:table-cell table:formula="of:=CONCATENATE(IF([.E560]=&quot;TRUE&quot;;[$Feuille2.$A$14];&quot;&quot;);[.C560];IF([.E561]&lt;&gt;&quot;TRUE&quot;;&quot;, &quot;;&quot;&quot;))" office:value-type="string" office:string-value="(SELECT TIMESTAMP_TO_SEC(TIMESTAMP(&quot;2013-09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1&quot; GROUP EACH BY repository_created_at)), ">
            <text:p>(SELECT TIMESTAMP_TO_SEC(TIMESTAMP("2013-09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string">
            <text:p>2013-09-22</text:p>
          </table:table-cell>
          <table:table-cell table:formula="of:=CONCATENATE([$Feuille2.$A$1];[.B561];[$Feuille2.$A$2];[$Feuille2.$A$3];[$Feuille2.$A$4];[.B561];[$Feuille2.$A$5];[$Feuille2.$A$6])" office:value-type="string" office:string-value="(SELECT TIMESTAMP_TO_SEC(TIMESTAMP(&quot;2013-09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2&quot; GROUP EACH BY repository_created_at))">
            <text:p>(SELECT TIMESTAMP_TO_SEC(TIMESTAMP("2013-09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2" GROUP EACH BY repository_created_at))</text:p>
          </table:table-cell>
          <table:table-cell table:formula="of:=MOD([.$H$1]*[.A561];[.$K$1])" office:value-type="float" office:value="420">
            <text:p/>
          </table:table-cell>
          <table:table-cell table:formula="of:=IF([.D561]=[.$H$1];&quot;TRUE&quot;;&quot;&quot;)">
            <text:p/>
          </table:table-cell>
          <table:table-cell table:formula="of:=CONCATENATE(IF([.E561]=&quot;TRUE&quot;;[$Feuille2.$A$14];&quot;&quot;);[.C561];IF([.E562]&lt;&gt;&quot;TRUE&quot;;&quot;, &quot;;&quot;&quot;))" office:value-type="string" office:string-value="(SELECT TIMESTAMP_TO_SEC(TIMESTAMP(&quot;2013-09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2&quot; GROUP EACH BY repository_created_at)), ">
            <text:p>(SELECT TIMESTAMP_TO_SEC(TIMESTAMP("2013-09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1">
            <text:p>561</text:p>
          </table:table-cell>
          <table:table-cell table:style-name="ce1" office:value-type="string">
            <text:p>2013-09-23</text:p>
          </table:table-cell>
          <table:table-cell table:formula="of:=CONCATENATE([$Feuille2.$A$1];[.B562];[$Feuille2.$A$2];[$Feuille2.$A$3];[$Feuille2.$A$4];[.B562];[$Feuille2.$A$5];[$Feuille2.$A$6])" office:value-type="string" office:string-value="(SELECT TIMESTAMP_TO_SEC(TIMESTAMP(&quot;2013-09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3&quot; GROUP EACH BY repository_created_at))">
            <text:p>(SELECT TIMESTAMP_TO_SEC(TIMESTAMP("2013-09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3" GROUP EACH BY repository_created_at))</text:p>
          </table:table-cell>
          <table:table-cell table:formula="of:=MOD([.$H$1]*[.A562];[.$K$1])" office:value-type="float" office:value="427">
            <text:p/>
          </table:table-cell>
          <table:table-cell table:formula="of:=IF([.D562]=[.$H$1];&quot;TRUE&quot;;&quot;&quot;)">
            <text:p/>
          </table:table-cell>
          <table:table-cell table:formula="of:=CONCATENATE(IF([.E562]=&quot;TRUE&quot;;[$Feuille2.$A$14];&quot;&quot;);[.C562];IF([.E563]&lt;&gt;&quot;TRUE&quot;;&quot;, &quot;;&quot;&quot;))" office:value-type="string" office:string-value="(SELECT TIMESTAMP_TO_SEC(TIMESTAMP(&quot;2013-09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3&quot; GROUP EACH BY repository_created_at)), ">
            <text:p>(SELECT TIMESTAMP_TO_SEC(TIMESTAMP("2013-09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2">
            <text:p>562</text:p>
          </table:table-cell>
          <table:table-cell table:style-name="ce1" office:value-type="string">
            <text:p>2013-09-24</text:p>
          </table:table-cell>
          <table:table-cell table:formula="of:=CONCATENATE([$Feuille2.$A$1];[.B563];[$Feuille2.$A$2];[$Feuille2.$A$3];[$Feuille2.$A$4];[.B563];[$Feuille2.$A$5];[$Feuille2.$A$6])" office:value-type="string" office:string-value="(SELECT TIMESTAMP_TO_SEC(TIMESTAMP(&quot;2013-09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4&quot; GROUP EACH BY repository_created_at))">
            <text:p>(SELECT TIMESTAMP_TO_SEC(TIMESTAMP("2013-09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4" GROUP EACH BY repository_created_at))</text:p>
          </table:table-cell>
          <table:table-cell table:formula="of:=MOD([.$H$1]*[.A563];[.$K$1])" office:value-type="float" office:value="434">
            <text:p/>
          </table:table-cell>
          <table:table-cell table:formula="of:=IF([.D563]=[.$H$1];&quot;TRUE&quot;;&quot;&quot;)">
            <text:p/>
          </table:table-cell>
          <table:table-cell table:formula="of:=CONCATENATE(IF([.E563]=&quot;TRUE&quot;;[$Feuille2.$A$14];&quot;&quot;);[.C563];IF([.E564]&lt;&gt;&quot;TRUE&quot;;&quot;, &quot;;&quot;&quot;))" office:value-type="string" office:string-value="(SELECT TIMESTAMP_TO_SEC(TIMESTAMP(&quot;2013-09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4&quot; GROUP EACH BY repository_created_at)), ">
            <text:p>(SELECT TIMESTAMP_TO_SEC(TIMESTAMP("2013-09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3">
            <text:p>563</text:p>
          </table:table-cell>
          <table:table-cell table:style-name="ce1" office:value-type="string">
            <text:p>2013-09-25</text:p>
          </table:table-cell>
          <table:table-cell table:formula="of:=CONCATENATE([$Feuille2.$A$1];[.B564];[$Feuille2.$A$2];[$Feuille2.$A$3];[$Feuille2.$A$4];[.B564];[$Feuille2.$A$5];[$Feuille2.$A$6])" office:value-type="string" office:string-value="(SELECT TIMESTAMP_TO_SEC(TIMESTAMP(&quot;2013-09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5&quot; GROUP EACH BY repository_created_at))">
            <text:p>(SELECT TIMESTAMP_TO_SEC(TIMESTAMP("2013-09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5" GROUP EACH BY repository_created_at))</text:p>
          </table:table-cell>
          <table:table-cell table:formula="of:=MOD([.$H$1]*[.A564];[.$K$1])" office:value-type="float" office:value="441">
            <text:p/>
          </table:table-cell>
          <table:table-cell table:formula="of:=IF([.D564]=[.$H$1];&quot;TRUE&quot;;&quot;&quot;)">
            <text:p/>
          </table:table-cell>
          <table:table-cell table:formula="of:=CONCATENATE(IF([.E564]=&quot;TRUE&quot;;[$Feuille2.$A$14];&quot;&quot;);[.C564];IF([.E565]&lt;&gt;&quot;TRUE&quot;;&quot;, &quot;;&quot;&quot;))" office:value-type="string" office:string-value="(SELECT TIMESTAMP_TO_SEC(TIMESTAMP(&quot;2013-09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5&quot; GROUP EACH BY repository_created_at)), ">
            <text:p>(SELECT TIMESTAMP_TO_SEC(TIMESTAMP("2013-09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4">
            <text:p>564</text:p>
          </table:table-cell>
          <table:table-cell table:style-name="ce1" office:value-type="string">
            <text:p>2013-09-26</text:p>
          </table:table-cell>
          <table:table-cell table:formula="of:=CONCATENATE([$Feuille2.$A$1];[.B565];[$Feuille2.$A$2];[$Feuille2.$A$3];[$Feuille2.$A$4];[.B565];[$Feuille2.$A$5];[$Feuille2.$A$6])" office:value-type="string" office:string-value="(SELECT TIMESTAMP_TO_SEC(TIMESTAMP(&quot;2013-09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6&quot; GROUP EACH BY repository_created_at))">
            <text:p>(SELECT TIMESTAMP_TO_SEC(TIMESTAMP("2013-09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6" GROUP EACH BY repository_created_at))</text:p>
          </table:table-cell>
          <table:table-cell table:formula="of:=MOD([.$H$1]*[.A565];[.$K$1])" office:value-type="float" office:value="448">
            <text:p/>
          </table:table-cell>
          <table:table-cell table:formula="of:=IF([.D565]=[.$H$1];&quot;TRUE&quot;;&quot;&quot;)">
            <text:p/>
          </table:table-cell>
          <table:table-cell table:formula="of:=CONCATENATE(IF([.E565]=&quot;TRUE&quot;;[$Feuille2.$A$14];&quot;&quot;);[.C565];IF([.E566]&lt;&gt;&quot;TRUE&quot;;&quot;, &quot;;&quot;&quot;))" office:value-type="string" office:string-value="(SELECT TIMESTAMP_TO_SEC(TIMESTAMP(&quot;2013-09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6&quot; GROUP EACH BY repository_created_at)), ">
            <text:p>(SELECT TIMESTAMP_TO_SEC(TIMESTAMP("2013-09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5">
            <text:p>565</text:p>
          </table:table-cell>
          <table:table-cell table:style-name="ce1" office:value-type="string">
            <text:p>2013-09-27</text:p>
          </table:table-cell>
          <table:table-cell table:formula="of:=CONCATENATE([$Feuille2.$A$1];[.B566];[$Feuille2.$A$2];[$Feuille2.$A$3];[$Feuille2.$A$4];[.B566];[$Feuille2.$A$5];[$Feuille2.$A$6])" office:value-type="string" office:string-value="(SELECT TIMESTAMP_TO_SEC(TIMESTAMP(&quot;2013-09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7&quot; GROUP EACH BY repository_created_at))">
            <text:p>(SELECT TIMESTAMP_TO_SEC(TIMESTAMP("2013-09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7" GROUP EACH BY repository_created_at))</text:p>
          </table:table-cell>
          <table:table-cell table:formula="of:=MOD([.$H$1]*[.A566];[.$K$1])" office:value-type="float" office:value="455">
            <text:p/>
          </table:table-cell>
          <table:table-cell table:formula="of:=IF([.D566]=[.$H$1];&quot;TRUE&quot;;&quot;&quot;)">
            <text:p/>
          </table:table-cell>
          <table:table-cell table:formula="of:=CONCATENATE(IF([.E566]=&quot;TRUE&quot;;[$Feuille2.$A$14];&quot;&quot;);[.C566];IF([.E567]&lt;&gt;&quot;TRUE&quot;;&quot;, &quot;;&quot;&quot;))" office:value-type="string" office:string-value="(SELECT TIMESTAMP_TO_SEC(TIMESTAMP(&quot;2013-09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7&quot; GROUP EACH BY repository_created_at)), ">
            <text:p>(SELECT TIMESTAMP_TO_SEC(TIMESTAMP("2013-09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6">
            <text:p>566</text:p>
          </table:table-cell>
          <table:table-cell table:style-name="ce1" office:value-type="string">
            <text:p>2013-09-28</text:p>
          </table:table-cell>
          <table:table-cell table:formula="of:=CONCATENATE([$Feuille2.$A$1];[.B567];[$Feuille2.$A$2];[$Feuille2.$A$3];[$Feuille2.$A$4];[.B567];[$Feuille2.$A$5];[$Feuille2.$A$6])" office:value-type="string" office:string-value="(SELECT TIMESTAMP_TO_SEC(TIMESTAMP(&quot;2013-09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8&quot; GROUP EACH BY repository_created_at))">
            <text:p>(SELECT TIMESTAMP_TO_SEC(TIMESTAMP("2013-09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8" GROUP EACH BY repository_created_at))</text:p>
          </table:table-cell>
          <table:table-cell table:formula="of:=MOD([.$H$1]*[.A567];[.$K$1])" office:value-type="float" office:value="462">
            <text:p/>
          </table:table-cell>
          <table:table-cell table:formula="of:=IF([.D567]=[.$H$1];&quot;TRUE&quot;;&quot;&quot;)">
            <text:p/>
          </table:table-cell>
          <table:table-cell table:formula="of:=CONCATENATE(IF([.E567]=&quot;TRUE&quot;;[$Feuille2.$A$14];&quot;&quot;);[.C567];IF([.E568]&lt;&gt;&quot;TRUE&quot;;&quot;, &quot;;&quot;&quot;))" office:value-type="string" office:string-value="(SELECT TIMESTAMP_TO_SEC(TIMESTAMP(&quot;2013-09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8&quot; GROUP EACH BY repository_created_at)), ">
            <text:p>(SELECT TIMESTAMP_TO_SEC(TIMESTAMP("2013-09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7">
            <text:p>567</text:p>
          </table:table-cell>
          <table:table-cell table:style-name="ce1" office:value-type="string">
            <text:p>2013-09-29</text:p>
          </table:table-cell>
          <table:table-cell table:formula="of:=CONCATENATE([$Feuille2.$A$1];[.B568];[$Feuille2.$A$2];[$Feuille2.$A$3];[$Feuille2.$A$4];[.B568];[$Feuille2.$A$5];[$Feuille2.$A$6])" office:value-type="string" office:string-value="(SELECT TIMESTAMP_TO_SEC(TIMESTAMP(&quot;2013-09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9&quot; GROUP EACH BY repository_created_at))">
            <text:p>(SELECT TIMESTAMP_TO_SEC(TIMESTAMP("2013-09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9" GROUP EACH BY repository_created_at))</text:p>
          </table:table-cell>
          <table:table-cell table:formula="of:=MOD([.$H$1]*[.A568];[.$K$1])" office:value-type="float" office:value="469">
            <text:p/>
          </table:table-cell>
          <table:table-cell table:formula="of:=IF([.D568]=[.$H$1];&quot;TRUE&quot;;&quot;&quot;)">
            <text:p/>
          </table:table-cell>
          <table:table-cell table:formula="of:=CONCATENATE(IF([.E568]=&quot;TRUE&quot;;[$Feuille2.$A$14];&quot;&quot;);[.C568];IF([.E569]&lt;&gt;&quot;TRUE&quot;;&quot;, &quot;;&quot;&quot;))" office:value-type="string" office:string-value="(SELECT TIMESTAMP_TO_SEC(TIMESTAMP(&quot;2013-09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29&quot; GROUP EACH BY repository_created_at)), ">
            <text:p>(SELECT TIMESTAMP_TO_SEC(TIMESTAMP("2013-09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8">
            <text:p>568</text:p>
          </table:table-cell>
          <table:table-cell table:style-name="ce1" office:value-type="string">
            <text:p>2013-09-30</text:p>
          </table:table-cell>
          <table:table-cell table:formula="of:=CONCATENATE([$Feuille2.$A$1];[.B569];[$Feuille2.$A$2];[$Feuille2.$A$3];[$Feuille2.$A$4];[.B569];[$Feuille2.$A$5];[$Feuille2.$A$6])" office:value-type="string" office:string-value="(SELECT TIMESTAMP_TO_SEC(TIMESTAMP(&quot;2013-09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30&quot; GROUP EACH BY repository_created_at))">
            <text:p>(SELECT TIMESTAMP_TO_SEC(TIMESTAMP("2013-09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30" GROUP EACH BY repository_created_at))</text:p>
          </table:table-cell>
          <table:table-cell table:formula="of:=MOD([.$H$1]*[.A569];[.$K$1])" office:value-type="float" office:value="476">
            <text:p/>
          </table:table-cell>
          <table:table-cell table:formula="of:=IF([.D569]=[.$H$1];&quot;TRUE&quot;;&quot;&quot;)">
            <text:p/>
          </table:table-cell>
          <table:table-cell table:formula="of:=CONCATENATE(IF([.E569]=&quot;TRUE&quot;;[$Feuille2.$A$14];&quot;&quot;);[.C569];IF([.E570]&lt;&gt;&quot;TRUE&quot;;&quot;, &quot;;&quot;&quot;))" office:value-type="string" office:string-value="(SELECT TIMESTAMP_TO_SEC(TIMESTAMP(&quot;2013-09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09-30&quot; GROUP EACH BY repository_created_at)), ">
            <text:p>(SELECT TIMESTAMP_TO_SEC(TIMESTAMP("2013-09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09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69">
            <text:p>569</text:p>
          </table:table-cell>
          <table:table-cell table:style-name="ce1" office:value-type="string">
            <text:p>2013-10-01</text:p>
          </table:table-cell>
          <table:table-cell table:formula="of:=CONCATENATE([$Feuille2.$A$1];[.B570];[$Feuille2.$A$2];[$Feuille2.$A$3];[$Feuille2.$A$4];[.B570];[$Feuille2.$A$5];[$Feuille2.$A$6])" office:value-type="string" office:string-value="(SELECT TIMESTAMP_TO_SEC(TIMESTAMP(&quot;2013-10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1&quot; GROUP EACH BY repository_created_at))">
            <text:p>(SELECT TIMESTAMP_TO_SEC(TIMESTAMP("2013-10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1" GROUP EACH BY repository_created_at))</text:p>
          </table:table-cell>
          <table:table-cell table:formula="of:=MOD([.$H$1]*[.A570];[.$K$1])" office:value-type="float" office:value="483">
            <text:p/>
          </table:table-cell>
          <table:table-cell table:formula="of:=IF([.D570]=[.$H$1];&quot;TRUE&quot;;&quot;&quot;)">
            <text:p/>
          </table:table-cell>
          <table:table-cell table:formula="of:=CONCATENATE(IF([.E570]=&quot;TRUE&quot;;[$Feuille2.$A$14];&quot;&quot;);[.C570];IF([.E571]&lt;&gt;&quot;TRUE&quot;;&quot;, &quot;;&quot;&quot;))" office:value-type="string" office:string-value="(SELECT TIMESTAMP_TO_SEC(TIMESTAMP(&quot;2013-10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1&quot; GROUP EACH BY repository_created_at)), ">
            <text:p>(SELECT TIMESTAMP_TO_SEC(TIMESTAMP("2013-10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0">
            <text:p>570</text:p>
          </table:table-cell>
          <table:table-cell table:style-name="ce1" office:value-type="string">
            <text:p>2013-10-02</text:p>
          </table:table-cell>
          <table:table-cell table:formula="of:=CONCATENATE([$Feuille2.$A$1];[.B571];[$Feuille2.$A$2];[$Feuille2.$A$3];[$Feuille2.$A$4];[.B571];[$Feuille2.$A$5];[$Feuille2.$A$6])" office:value-type="string" office:string-value="(SELECT TIMESTAMP_TO_SEC(TIMESTAMP(&quot;2013-10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2&quot; GROUP EACH BY repository_created_at))">
            <text:p>(SELECT TIMESTAMP_TO_SEC(TIMESTAMP("2013-10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2" GROUP EACH BY repository_created_at))</text:p>
          </table:table-cell>
          <table:table-cell table:formula="of:=MOD([.$H$1]*[.A571];[.$K$1])" office:value-type="float" office:value="490">
            <text:p/>
          </table:table-cell>
          <table:table-cell table:formula="of:=IF([.D571]=[.$H$1];&quot;TRUE&quot;;&quot;&quot;)">
            <text:p/>
          </table:table-cell>
          <table:table-cell table:formula="of:=CONCATENATE(IF([.E571]=&quot;TRUE&quot;;[$Feuille2.$A$14];&quot;&quot;);[.C571];IF([.E572]&lt;&gt;&quot;TRUE&quot;;&quot;, &quot;;&quot;&quot;))" office:value-type="string" office:string-value="(SELECT TIMESTAMP_TO_SEC(TIMESTAMP(&quot;2013-10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2&quot; GROUP EACH BY repository_created_at)), ">
            <text:p>(SELECT TIMESTAMP_TO_SEC(TIMESTAMP("2013-10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1">
            <text:p>571</text:p>
          </table:table-cell>
          <table:table-cell table:style-name="ce1" office:value-type="string">
            <text:p>2013-10-03</text:p>
          </table:table-cell>
          <table:table-cell table:formula="of:=CONCATENATE([$Feuille2.$A$1];[.B572];[$Feuille2.$A$2];[$Feuille2.$A$3];[$Feuille2.$A$4];[.B572];[$Feuille2.$A$5];[$Feuille2.$A$6])" office:value-type="string" office:string-value="(SELECT TIMESTAMP_TO_SEC(TIMESTAMP(&quot;2013-10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3&quot; GROUP EACH BY repository_created_at))">
            <text:p>(SELECT TIMESTAMP_TO_SEC(TIMESTAMP("2013-10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3" GROUP EACH BY repository_created_at))</text:p>
          </table:table-cell>
          <table:table-cell table:formula="of:=MOD([.$H$1]*[.A572];[.$K$1])" office:value-type="float" office:value="497">
            <text:p/>
          </table:table-cell>
          <table:table-cell table:formula="of:=IF([.D572]=[.$H$1];&quot;TRUE&quot;;&quot;&quot;)">
            <text:p/>
          </table:table-cell>
          <table:table-cell table:formula="of:=CONCATENATE(IF([.E572]=&quot;TRUE&quot;;[$Feuille2.$A$14];&quot;&quot;);[.C572];IF([.E573]&lt;&gt;&quot;TRUE&quot;;&quot;, &quot;;&quot;&quot;))" office:value-type="string" office:string-value="(SELECT TIMESTAMP_TO_SEC(TIMESTAMP(&quot;2013-10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3&quot; GROUP EACH BY repository_created_at)), ">
            <text:p>(SELECT TIMESTAMP_TO_SEC(TIMESTAMP("2013-10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2">
            <text:p>572</text:p>
          </table:table-cell>
          <table:table-cell table:style-name="ce1" office:value-type="string">
            <text:p>2013-10-04</text:p>
          </table:table-cell>
          <table:table-cell table:formula="of:=CONCATENATE([$Feuille2.$A$1];[.B573];[$Feuille2.$A$2];[$Feuille2.$A$3];[$Feuille2.$A$4];[.B573];[$Feuille2.$A$5];[$Feuille2.$A$6])" office:value-type="string" office:string-value="(SELECT TIMESTAMP_TO_SEC(TIMESTAMP(&quot;2013-10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4&quot; GROUP EACH BY repository_created_at))">
            <text:p>(SELECT TIMESTAMP_TO_SEC(TIMESTAMP("2013-10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4" GROUP EACH BY repository_created_at))</text:p>
          </table:table-cell>
          <table:table-cell table:formula="of:=MOD([.$H$1]*[.A573];[.$K$1])" office:value-type="float" office:value="504">
            <text:p/>
          </table:table-cell>
          <table:table-cell table:formula="of:=IF([.D573]=[.$H$1];&quot;TRUE&quot;;&quot;&quot;)">
            <text:p/>
          </table:table-cell>
          <table:table-cell table:formula="of:=CONCATENATE(IF([.E573]=&quot;TRUE&quot;;[$Feuille2.$A$14];&quot;&quot;);[.C573];IF([.E574]&lt;&gt;&quot;TRUE&quot;;&quot;, &quot;;&quot;&quot;))" office:value-type="string" office:string-value="(SELECT TIMESTAMP_TO_SEC(TIMESTAMP(&quot;2013-10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4&quot; GROUP EACH BY repository_created_at)), ">
            <text:p>(SELECT TIMESTAMP_TO_SEC(TIMESTAMP("2013-10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3">
            <text:p>573</text:p>
          </table:table-cell>
          <table:table-cell table:style-name="ce1" office:value-type="string">
            <text:p>2013-10-05</text:p>
          </table:table-cell>
          <table:table-cell table:formula="of:=CONCATENATE([$Feuille2.$A$1];[.B574];[$Feuille2.$A$2];[$Feuille2.$A$3];[$Feuille2.$A$4];[.B574];[$Feuille2.$A$5];[$Feuille2.$A$6])" office:value-type="string" office:string-value="(SELECT TIMESTAMP_TO_SEC(TIMESTAMP(&quot;2013-10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5&quot; GROUP EACH BY repository_created_at))">
            <text:p>(SELECT TIMESTAMP_TO_SEC(TIMESTAMP("2013-10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5" GROUP EACH BY repository_created_at))</text:p>
          </table:table-cell>
          <table:table-cell table:formula="of:=MOD([.$H$1]*[.A574];[.$K$1])" office:value-type="float" office:value="511">
            <text:p/>
          </table:table-cell>
          <table:table-cell table:formula="of:=IF([.D574]=[.$H$1];&quot;TRUE&quot;;&quot;&quot;)">
            <text:p/>
          </table:table-cell>
          <table:table-cell table:formula="of:=CONCATENATE(IF([.E574]=&quot;TRUE&quot;;[$Feuille2.$A$14];&quot;&quot;);[.C574];IF([.E575]&lt;&gt;&quot;TRUE&quot;;&quot;, &quot;;&quot;&quot;))" office:value-type="string" office:string-value="(SELECT TIMESTAMP_TO_SEC(TIMESTAMP(&quot;2013-10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5&quot; GROUP EACH BY repository_created_at)), ">
            <text:p>(SELECT TIMESTAMP_TO_SEC(TIMESTAMP("2013-10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4">
            <text:p>574</text:p>
          </table:table-cell>
          <table:table-cell table:style-name="ce1" office:value-type="string">
            <text:p>2013-10-06</text:p>
          </table:table-cell>
          <table:table-cell table:formula="of:=CONCATENATE([$Feuille2.$A$1];[.B575];[$Feuille2.$A$2];[$Feuille2.$A$3];[$Feuille2.$A$4];[.B575];[$Feuille2.$A$5];[$Feuille2.$A$6])" office:value-type="string" office:string-value="(SELECT TIMESTAMP_TO_SEC(TIMESTAMP(&quot;2013-10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6&quot; GROUP EACH BY repository_created_at))">
            <text:p>(SELECT TIMESTAMP_TO_SEC(TIMESTAMP("2013-10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6" GROUP EACH BY repository_created_at))</text:p>
          </table:table-cell>
          <table:table-cell table:formula="of:=MOD([.$H$1]*[.A575];[.$K$1])" office:value-type="float" office:value="518">
            <text:p/>
          </table:table-cell>
          <table:table-cell table:formula="of:=IF([.D575]=[.$H$1];&quot;TRUE&quot;;&quot;&quot;)">
            <text:p/>
          </table:table-cell>
          <table:table-cell table:formula="of:=CONCATENATE(IF([.E575]=&quot;TRUE&quot;;[$Feuille2.$A$14];&quot;&quot;);[.C575];IF([.E576]&lt;&gt;&quot;TRUE&quot;;&quot;, &quot;;&quot;&quot;))" office:value-type="string" office:string-value="(SELECT TIMESTAMP_TO_SEC(TIMESTAMP(&quot;2013-10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6&quot; GROUP EACH BY repository_created_at)), ">
            <text:p>(SELECT TIMESTAMP_TO_SEC(TIMESTAMP("2013-10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5">
            <text:p>575</text:p>
          </table:table-cell>
          <table:table-cell table:style-name="ce1" office:value-type="string">
            <text:p>2013-10-07</text:p>
          </table:table-cell>
          <table:table-cell table:formula="of:=CONCATENATE([$Feuille2.$A$1];[.B576];[$Feuille2.$A$2];[$Feuille2.$A$3];[$Feuille2.$A$4];[.B576];[$Feuille2.$A$5];[$Feuille2.$A$6])" office:value-type="string" office:string-value="(SELECT TIMESTAMP_TO_SEC(TIMESTAMP(&quot;2013-10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7&quot; GROUP EACH BY repository_created_at))">
            <text:p>(SELECT TIMESTAMP_TO_SEC(TIMESTAMP("2013-10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7" GROUP EACH BY repository_created_at))</text:p>
          </table:table-cell>
          <table:table-cell table:formula="of:=MOD([.$H$1]*[.A576];[.$K$1])" office:value-type="float" office:value="525">
            <text:p/>
          </table:table-cell>
          <table:table-cell table:formula="of:=IF([.D576]=[.$H$1];&quot;TRUE&quot;;&quot;&quot;)">
            <text:p/>
          </table:table-cell>
          <table:table-cell table:formula="of:=CONCATENATE(IF([.E576]=&quot;TRUE&quot;;[$Feuille2.$A$14];&quot;&quot;);[.C576];IF([.E577]&lt;&gt;&quot;TRUE&quot;;&quot;, &quot;;&quot;&quot;))" office:value-type="string" office:string-value="(SELECT TIMESTAMP_TO_SEC(TIMESTAMP(&quot;2013-10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7&quot; GROUP EACH BY repository_created_at)), ">
            <text:p>(SELECT TIMESTAMP_TO_SEC(TIMESTAMP("2013-10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6">
            <text:p>576</text:p>
          </table:table-cell>
          <table:table-cell table:style-name="ce1" office:value-type="string">
            <text:p>2013-10-08</text:p>
          </table:table-cell>
          <table:table-cell table:formula="of:=CONCATENATE([$Feuille2.$A$1];[.B577];[$Feuille2.$A$2];[$Feuille2.$A$3];[$Feuille2.$A$4];[.B577];[$Feuille2.$A$5];[$Feuille2.$A$6])" office:value-type="string" office:string-value="(SELECT TIMESTAMP_TO_SEC(TIMESTAMP(&quot;2013-10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8&quot; GROUP EACH BY repository_created_at))">
            <text:p>(SELECT TIMESTAMP_TO_SEC(TIMESTAMP("2013-10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8" GROUP EACH BY repository_created_at))</text:p>
          </table:table-cell>
          <table:table-cell table:formula="of:=MOD([.$H$1]*[.A577];[.$K$1])" office:value-type="float" office:value="532">
            <text:p/>
          </table:table-cell>
          <table:table-cell table:formula="of:=IF([.D577]=[.$H$1];&quot;TRUE&quot;;&quot;&quot;)">
            <text:p/>
          </table:table-cell>
          <table:table-cell table:formula="of:=CONCATENATE(IF([.E577]=&quot;TRUE&quot;;[$Feuille2.$A$14];&quot;&quot;);[.C577];IF([.E578]&lt;&gt;&quot;TRUE&quot;;&quot;, &quot;;&quot;&quot;))" office:value-type="string" office:string-value="(SELECT TIMESTAMP_TO_SEC(TIMESTAMP(&quot;2013-10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8&quot; GROUP EACH BY repository_created_at)), ">
            <text:p>(SELECT TIMESTAMP_TO_SEC(TIMESTAMP("2013-10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7">
            <text:p>577</text:p>
          </table:table-cell>
          <table:table-cell table:style-name="ce1" office:value-type="string">
            <text:p>2013-10-09</text:p>
          </table:table-cell>
          <table:table-cell table:formula="of:=CONCATENATE([$Feuille2.$A$1];[.B578];[$Feuille2.$A$2];[$Feuille2.$A$3];[$Feuille2.$A$4];[.B578];[$Feuille2.$A$5];[$Feuille2.$A$6])" office:value-type="string" office:string-value="(SELECT TIMESTAMP_TO_SEC(TIMESTAMP(&quot;2013-10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9&quot; GROUP EACH BY repository_created_at))">
            <text:p>(SELECT TIMESTAMP_TO_SEC(TIMESTAMP("2013-10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9" GROUP EACH BY repository_created_at))</text:p>
          </table:table-cell>
          <table:table-cell table:formula="of:=MOD([.$H$1]*[.A578];[.$K$1])" office:value-type="float" office:value="539">
            <text:p/>
          </table:table-cell>
          <table:table-cell table:formula="of:=IF([.D578]=[.$H$1];&quot;TRUE&quot;;&quot;&quot;)">
            <text:p/>
          </table:table-cell>
          <table:table-cell table:formula="of:=CONCATENATE(IF([.E578]=&quot;TRUE&quot;;[$Feuille2.$A$14];&quot;&quot;);[.C578];IF([.E579]&lt;&gt;&quot;TRUE&quot;;&quot;, &quot;;&quot;&quot;))" office:value-type="string" office:string-value="(SELECT TIMESTAMP_TO_SEC(TIMESTAMP(&quot;2013-10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09&quot; GROUP EACH BY repository_created_at)), ">
            <text:p>(SELECT TIMESTAMP_TO_SEC(TIMESTAMP("2013-10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8">
            <text:p>578</text:p>
          </table:table-cell>
          <table:table-cell table:style-name="ce1" office:value-type="string">
            <text:p>2013-10-10</text:p>
          </table:table-cell>
          <table:table-cell table:formula="of:=CONCATENATE([$Feuille2.$A$1];[.B579];[$Feuille2.$A$2];[$Feuille2.$A$3];[$Feuille2.$A$4];[.B579];[$Feuille2.$A$5];[$Feuille2.$A$6])" office:value-type="string" office:string-value="(SELECT TIMESTAMP_TO_SEC(TIMESTAMP(&quot;2013-10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0&quot; GROUP EACH BY repository_created_at))">
            <text:p>(SELECT TIMESTAMP_TO_SEC(TIMESTAMP("2013-10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0" GROUP EACH BY repository_created_at))</text:p>
          </table:table-cell>
          <table:table-cell table:formula="of:=MOD([.$H$1]*[.A579];[.$K$1])" office:value-type="float" office:value="546">
            <text:p/>
          </table:table-cell>
          <table:table-cell table:formula="of:=IF([.D579]=[.$H$1];&quot;TRUE&quot;;&quot;&quot;)">
            <text:p/>
          </table:table-cell>
          <table:table-cell table:formula="of:=CONCATENATE(IF([.E579]=&quot;TRUE&quot;;[$Feuille2.$A$14];&quot;&quot;);[.C579];IF([.E580]&lt;&gt;&quot;TRUE&quot;;&quot;, &quot;;&quot;&quot;))" office:value-type="string" office:string-value="(SELECT TIMESTAMP_TO_SEC(TIMESTAMP(&quot;2013-10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0&quot; GROUP EACH BY repository_created_at)), ">
            <text:p>(SELECT TIMESTAMP_TO_SEC(TIMESTAMP("2013-10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79">
            <text:p>579</text:p>
          </table:table-cell>
          <table:table-cell table:style-name="ce1" office:value-type="string">
            <text:p>2013-10-11</text:p>
          </table:table-cell>
          <table:table-cell table:formula="of:=CONCATENATE([$Feuille2.$A$1];[.B580];[$Feuille2.$A$2];[$Feuille2.$A$3];[$Feuille2.$A$4];[.B580];[$Feuille2.$A$5];[$Feuille2.$A$6])" office:value-type="string" office:string-value="(SELECT TIMESTAMP_TO_SEC(TIMESTAMP(&quot;2013-10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1&quot; GROUP EACH BY repository_created_at))">
            <text:p>(SELECT TIMESTAMP_TO_SEC(TIMESTAMP("2013-10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1" GROUP EACH BY repository_created_at))</text:p>
          </table:table-cell>
          <table:table-cell table:formula="of:=MOD([.$H$1]*[.A580];[.$K$1])" office:value-type="float" office:value="553">
            <text:p/>
          </table:table-cell>
          <table:table-cell table:formula="of:=IF([.D580]=[.$H$1];&quot;TRUE&quot;;&quot;&quot;)">
            <text:p/>
          </table:table-cell>
          <table:table-cell table:formula="of:=CONCATENATE(IF([.E580]=&quot;TRUE&quot;;[$Feuille2.$A$14];&quot;&quot;);[.C580];IF([.E581]&lt;&gt;&quot;TRUE&quot;;&quot;, &quot;;&quot;&quot;))" office:value-type="string" office:string-value="(SELECT TIMESTAMP_TO_SEC(TIMESTAMP(&quot;2013-10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1&quot; GROUP EACH BY repository_created_at)), ">
            <text:p>(SELECT TIMESTAMP_TO_SEC(TIMESTAMP("2013-10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string">
            <text:p>2013-10-12</text:p>
          </table:table-cell>
          <table:table-cell table:formula="of:=CONCATENATE([$Feuille2.$A$1];[.B581];[$Feuille2.$A$2];[$Feuille2.$A$3];[$Feuille2.$A$4];[.B581];[$Feuille2.$A$5];[$Feuille2.$A$6])" office:value-type="string" office:string-value="(SELECT TIMESTAMP_TO_SEC(TIMESTAMP(&quot;2013-10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2&quot; GROUP EACH BY repository_created_at))">
            <text:p>(SELECT TIMESTAMP_TO_SEC(TIMESTAMP("2013-10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2" GROUP EACH BY repository_created_at))</text:p>
          </table:table-cell>
          <table:table-cell table:formula="of:=MOD([.$H$1]*[.A581];[.$K$1])" office:value-type="float" office:value="560">
            <text:p/>
          </table:table-cell>
          <table:table-cell table:formula="of:=IF([.D581]=[.$H$1];&quot;TRUE&quot;;&quot;&quot;)">
            <text:p/>
          </table:table-cell>
          <table:table-cell table:formula="of:=CONCATENATE(IF([.E581]=&quot;TRUE&quot;;[$Feuille2.$A$14];&quot;&quot;);[.C581];IF([.E582]&lt;&gt;&quot;TRUE&quot;;&quot;, &quot;;&quot;&quot;))" office:value-type="string" office:string-value="(SELECT TIMESTAMP_TO_SEC(TIMESTAMP(&quot;2013-10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2&quot; GROUP EACH BY repository_created_at)), ">
            <text:p>(SELECT TIMESTAMP_TO_SEC(TIMESTAMP("2013-10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1">
            <text:p>581</text:p>
          </table:table-cell>
          <table:table-cell table:style-name="ce1" office:value-type="string">
            <text:p>2013-10-13</text:p>
          </table:table-cell>
          <table:table-cell table:formula="of:=CONCATENATE([$Feuille2.$A$1];[.B582];[$Feuille2.$A$2];[$Feuille2.$A$3];[$Feuille2.$A$4];[.B582];[$Feuille2.$A$5];[$Feuille2.$A$6])" office:value-type="string" office:string-value="(SELECT TIMESTAMP_TO_SEC(TIMESTAMP(&quot;2013-10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3&quot; GROUP EACH BY repository_created_at))">
            <text:p>(SELECT TIMESTAMP_TO_SEC(TIMESTAMP("2013-10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3" GROUP EACH BY repository_created_at))</text:p>
          </table:table-cell>
          <table:table-cell table:formula="of:=MOD([.$H$1]*[.A582];[.$K$1])" office:value-type="float" office:value="567">
            <text:p/>
          </table:table-cell>
          <table:table-cell table:formula="of:=IF([.D582]=[.$H$1];&quot;TRUE&quot;;&quot;&quot;)">
            <text:p/>
          </table:table-cell>
          <table:table-cell table:formula="of:=CONCATENATE(IF([.E582]=&quot;TRUE&quot;;[$Feuille2.$A$14];&quot;&quot;);[.C582];IF([.E583]&lt;&gt;&quot;TRUE&quot;;&quot;, &quot;;&quot;&quot;))" office:value-type="string" office:string-value="(SELECT TIMESTAMP_TO_SEC(TIMESTAMP(&quot;2013-10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3&quot; GROUP EACH BY repository_created_at)), ">
            <text:p>(SELECT TIMESTAMP_TO_SEC(TIMESTAMP("2013-10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2">
            <text:p>582</text:p>
          </table:table-cell>
          <table:table-cell table:style-name="ce1" office:value-type="string">
            <text:p>2013-10-14</text:p>
          </table:table-cell>
          <table:table-cell table:formula="of:=CONCATENATE([$Feuille2.$A$1];[.B583];[$Feuille2.$A$2];[$Feuille2.$A$3];[$Feuille2.$A$4];[.B583];[$Feuille2.$A$5];[$Feuille2.$A$6])" office:value-type="string" office:string-value="(SELECT TIMESTAMP_TO_SEC(TIMESTAMP(&quot;2013-10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4&quot; GROUP EACH BY repository_created_at))">
            <text:p>(SELECT TIMESTAMP_TO_SEC(TIMESTAMP("2013-10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4" GROUP EACH BY repository_created_at))</text:p>
          </table:table-cell>
          <table:table-cell table:formula="of:=MOD([.$H$1]*[.A583];[.$K$1])" office:value-type="float" office:value="574">
            <text:p/>
          </table:table-cell>
          <table:table-cell table:formula="of:=IF([.D583]=[.$H$1];&quot;TRUE&quot;;&quot;&quot;)">
            <text:p/>
          </table:table-cell>
          <table:table-cell table:formula="of:=CONCATENATE(IF([.E583]=&quot;TRUE&quot;;[$Feuille2.$A$14];&quot;&quot;);[.C583];IF([.E584]&lt;&gt;&quot;TRUE&quot;;&quot;, &quot;;&quot;&quot;))" office:value-type="string" office:string-value="(SELECT TIMESTAMP_TO_SEC(TIMESTAMP(&quot;2013-10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4&quot; GROUP EACH BY repository_created_at)), ">
            <text:p>(SELECT TIMESTAMP_TO_SEC(TIMESTAMP("2013-10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3">
            <text:p>583</text:p>
          </table:table-cell>
          <table:table-cell table:style-name="ce1" office:value-type="string">
            <text:p>2013-10-15</text:p>
          </table:table-cell>
          <table:table-cell table:formula="of:=CONCATENATE([$Feuille2.$A$1];[.B584];[$Feuille2.$A$2];[$Feuille2.$A$3];[$Feuille2.$A$4];[.B584];[$Feuille2.$A$5];[$Feuille2.$A$6])" office:value-type="string" office:string-value="(SELECT TIMESTAMP_TO_SEC(TIMESTAMP(&quot;2013-10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5&quot; GROUP EACH BY repository_created_at))">
            <text:p>(SELECT TIMESTAMP_TO_SEC(TIMESTAMP("2013-10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5" GROUP EACH BY repository_created_at))</text:p>
          </table:table-cell>
          <table:table-cell table:formula="of:=MOD([.$H$1]*[.A584];[.$K$1])" office:value-type="float" office:value="581">
            <text:p/>
          </table:table-cell>
          <table:table-cell table:formula="of:=IF([.D584]=[.$H$1];&quot;TRUE&quot;;&quot;&quot;)">
            <text:p/>
          </table:table-cell>
          <table:table-cell table:formula="of:=CONCATENATE(IF([.E584]=&quot;TRUE&quot;;[$Feuille2.$A$14];&quot;&quot;);[.C584];IF([.E585]&lt;&gt;&quot;TRUE&quot;;&quot;, &quot;;&quot;&quot;))" office:value-type="string" office:string-value="(SELECT TIMESTAMP_TO_SEC(TIMESTAMP(&quot;2013-10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5&quot; GROUP EACH BY repository_created_at)), ">
            <text:p>(SELECT TIMESTAMP_TO_SEC(TIMESTAMP("2013-10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4">
            <text:p>584</text:p>
          </table:table-cell>
          <table:table-cell table:style-name="ce1" office:value-type="string">
            <text:p>2013-10-16</text:p>
          </table:table-cell>
          <table:table-cell table:formula="of:=CONCATENATE([$Feuille2.$A$1];[.B585];[$Feuille2.$A$2];[$Feuille2.$A$3];[$Feuille2.$A$4];[.B585];[$Feuille2.$A$5];[$Feuille2.$A$6])" office:value-type="string" office:string-value="(SELECT TIMESTAMP_TO_SEC(TIMESTAMP(&quot;2013-10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6&quot; GROUP EACH BY repository_created_at))">
            <text:p>(SELECT TIMESTAMP_TO_SEC(TIMESTAMP("2013-10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6" GROUP EACH BY repository_created_at))</text:p>
          </table:table-cell>
          <table:table-cell table:formula="of:=MOD([.$H$1]*[.A585];[.$K$1])" office:value-type="float" office:value="588">
            <text:p/>
          </table:table-cell>
          <table:table-cell table:formula="of:=IF([.D585]=[.$H$1];&quot;TRUE&quot;;&quot;&quot;)">
            <text:p/>
          </table:table-cell>
          <table:table-cell table:formula="of:=CONCATENATE(IF([.E585]=&quot;TRUE&quot;;[$Feuille2.$A$14];&quot;&quot;);[.C585];IF([.E586]&lt;&gt;&quot;TRUE&quot;;&quot;, &quot;;&quot;&quot;))" office:value-type="string" office:string-value="(SELECT TIMESTAMP_TO_SEC(TIMESTAMP(&quot;2013-10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6&quot; GROUP EACH BY repository_created_at)), ">
            <text:p>(SELECT TIMESTAMP_TO_SEC(TIMESTAMP("2013-10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5">
            <text:p>585</text:p>
          </table:table-cell>
          <table:table-cell table:style-name="ce1" office:value-type="string">
            <text:p>2013-10-17</text:p>
          </table:table-cell>
          <table:table-cell table:formula="of:=CONCATENATE([$Feuille2.$A$1];[.B586];[$Feuille2.$A$2];[$Feuille2.$A$3];[$Feuille2.$A$4];[.B586];[$Feuille2.$A$5];[$Feuille2.$A$6])" office:value-type="string" office:string-value="(SELECT TIMESTAMP_TO_SEC(TIMESTAMP(&quot;2013-10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7&quot; GROUP EACH BY repository_created_at))">
            <text:p>(SELECT TIMESTAMP_TO_SEC(TIMESTAMP("2013-10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7" GROUP EACH BY repository_created_at))</text:p>
          </table:table-cell>
          <table:table-cell table:formula="of:=MOD([.$H$1]*[.A586];[.$K$1])" office:value-type="float" office:value="595">
            <text:p/>
          </table:table-cell>
          <table:table-cell table:formula="of:=IF([.D586]=[.$H$1];&quot;TRUE&quot;;&quot;&quot;)">
            <text:p/>
          </table:table-cell>
          <table:table-cell table:formula="of:=CONCATENATE(IF([.E586]=&quot;TRUE&quot;;[$Feuille2.$A$14];&quot;&quot;);[.C586];IF([.E587]&lt;&gt;&quot;TRUE&quot;;&quot;, &quot;;&quot;&quot;))" office:value-type="string" office:string-value="(SELECT TIMESTAMP_TO_SEC(TIMESTAMP(&quot;2013-10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7&quot; GROUP EACH BY repository_created_at)), ">
            <text:p>(SELECT TIMESTAMP_TO_SEC(TIMESTAMP("2013-10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6">
            <text:p>586</text:p>
          </table:table-cell>
          <table:table-cell table:style-name="ce1" office:value-type="string">
            <text:p>2013-10-18</text:p>
          </table:table-cell>
          <table:table-cell table:formula="of:=CONCATENATE([$Feuille2.$A$1];[.B587];[$Feuille2.$A$2];[$Feuille2.$A$3];[$Feuille2.$A$4];[.B587];[$Feuille2.$A$5];[$Feuille2.$A$6])" office:value-type="string" office:string-value="(SELECT TIMESTAMP_TO_SEC(TIMESTAMP(&quot;2013-10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8&quot; GROUP EACH BY repository_created_at))">
            <text:p>(SELECT TIMESTAMP_TO_SEC(TIMESTAMP("2013-10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8" GROUP EACH BY repository_created_at))</text:p>
          </table:table-cell>
          <table:table-cell table:formula="of:=MOD([.$H$1]*[.A587];[.$K$1])" office:value-type="float" office:value="602">
            <text:p/>
          </table:table-cell>
          <table:table-cell table:formula="of:=IF([.D587]=[.$H$1];&quot;TRUE&quot;;&quot;&quot;)">
            <text:p/>
          </table:table-cell>
          <table:table-cell table:formula="of:=CONCATENATE(IF([.E587]=&quot;TRUE&quot;;[$Feuille2.$A$14];&quot;&quot;);[.C587];IF([.E588]&lt;&gt;&quot;TRUE&quot;;&quot;, &quot;;&quot;&quot;))" office:value-type="string" office:string-value="(SELECT TIMESTAMP_TO_SEC(TIMESTAMP(&quot;2013-10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8&quot; GROUP EACH BY repository_created_at)), ">
            <text:p>(SELECT TIMESTAMP_TO_SEC(TIMESTAMP("2013-10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7">
            <text:p>587</text:p>
          </table:table-cell>
          <table:table-cell table:style-name="ce1" office:value-type="string">
            <text:p>2013-10-19</text:p>
          </table:table-cell>
          <table:table-cell table:formula="of:=CONCATENATE([$Feuille2.$A$1];[.B588];[$Feuille2.$A$2];[$Feuille2.$A$3];[$Feuille2.$A$4];[.B588];[$Feuille2.$A$5];[$Feuille2.$A$6])" office:value-type="string" office:string-value="(SELECT TIMESTAMP_TO_SEC(TIMESTAMP(&quot;2013-10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9&quot; GROUP EACH BY repository_created_at))">
            <text:p>(SELECT TIMESTAMP_TO_SEC(TIMESTAMP("2013-10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9" GROUP EACH BY repository_created_at))</text:p>
          </table:table-cell>
          <table:table-cell table:formula="of:=MOD([.$H$1]*[.A588];[.$K$1])" office:value-type="float" office:value="609">
            <text:p/>
          </table:table-cell>
          <table:table-cell table:formula="of:=IF([.D588]=[.$H$1];&quot;TRUE&quot;;&quot;&quot;)">
            <text:p/>
          </table:table-cell>
          <table:table-cell table:formula="of:=CONCATENATE(IF([.E588]=&quot;TRUE&quot;;[$Feuille2.$A$14];&quot;&quot;);[.C588];IF([.E589]&lt;&gt;&quot;TRUE&quot;;&quot;, &quot;;&quot;&quot;))" office:value-type="string" office:string-value="(SELECT TIMESTAMP_TO_SEC(TIMESTAMP(&quot;2013-10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19&quot; GROUP EACH BY repository_created_at)), ">
            <text:p>(SELECT TIMESTAMP_TO_SEC(TIMESTAMP("2013-10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8">
            <text:p>588</text:p>
          </table:table-cell>
          <table:table-cell table:style-name="ce1" office:value-type="string">
            <text:p>2013-10-20</text:p>
          </table:table-cell>
          <table:table-cell table:formula="of:=CONCATENATE([$Feuille2.$A$1];[.B589];[$Feuille2.$A$2];[$Feuille2.$A$3];[$Feuille2.$A$4];[.B589];[$Feuille2.$A$5];[$Feuille2.$A$6])" office:value-type="string" office:string-value="(SELECT TIMESTAMP_TO_SEC(TIMESTAMP(&quot;2013-10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0&quot; GROUP EACH BY repository_created_at))">
            <text:p>(SELECT TIMESTAMP_TO_SEC(TIMESTAMP("2013-10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0" GROUP EACH BY repository_created_at))</text:p>
          </table:table-cell>
          <table:table-cell table:formula="of:=MOD([.$H$1]*[.A589];[.$K$1])" office:value-type="float" office:value="616">
            <text:p/>
          </table:table-cell>
          <table:table-cell table:formula="of:=IF([.D589]=[.$H$1];&quot;TRUE&quot;;&quot;&quot;)">
            <text:p/>
          </table:table-cell>
          <table:table-cell table:formula="of:=CONCATENATE(IF([.E589]=&quot;TRUE&quot;;[$Feuille2.$A$14];&quot;&quot;);[.C589];IF([.E590]&lt;&gt;&quot;TRUE&quot;;&quot;, &quot;;&quot;&quot;))" office:value-type="string" office:string-value="(SELECT TIMESTAMP_TO_SEC(TIMESTAMP(&quot;2013-10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0&quot; GROUP EACH BY repository_created_at)), ">
            <text:p>(SELECT TIMESTAMP_TO_SEC(TIMESTAMP("2013-10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89">
            <text:p>589</text:p>
          </table:table-cell>
          <table:table-cell table:style-name="ce1" office:value-type="string">
            <text:p>2013-10-21</text:p>
          </table:table-cell>
          <table:table-cell table:formula="of:=CONCATENATE([$Feuille2.$A$1];[.B590];[$Feuille2.$A$2];[$Feuille2.$A$3];[$Feuille2.$A$4];[.B590];[$Feuille2.$A$5];[$Feuille2.$A$6])" office:value-type="string" office:string-value="(SELECT TIMESTAMP_TO_SEC(TIMESTAMP(&quot;2013-10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1&quot; GROUP EACH BY repository_created_at))">
            <text:p>(SELECT TIMESTAMP_TO_SEC(TIMESTAMP("2013-10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1" GROUP EACH BY repository_created_at))</text:p>
          </table:table-cell>
          <table:table-cell table:formula="of:=MOD([.$H$1]*[.A590];[.$K$1])" office:value-type="float" office:value="623">
            <text:p/>
          </table:table-cell>
          <table:table-cell table:formula="of:=IF([.D590]=[.$H$1];&quot;TRUE&quot;;&quot;&quot;)">
            <text:p/>
          </table:table-cell>
          <table:table-cell table:formula="of:=CONCATENATE(IF([.E590]=&quot;TRUE&quot;;[$Feuille2.$A$14];&quot;&quot;);[.C590];IF([.E591]&lt;&gt;&quot;TRUE&quot;;&quot;, &quot;;&quot;&quot;))" office:value-type="string" office:string-value="(SELECT TIMESTAMP_TO_SEC(TIMESTAMP(&quot;2013-10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1&quot; GROUP EACH BY repository_created_at)), ">
            <text:p>(SELECT TIMESTAMP_TO_SEC(TIMESTAMP("2013-10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0">
            <text:p>590</text:p>
          </table:table-cell>
          <table:table-cell table:style-name="ce1" office:value-type="string">
            <text:p>2013-10-22</text:p>
          </table:table-cell>
          <table:table-cell table:formula="of:=CONCATENATE([$Feuille2.$A$1];[.B591];[$Feuille2.$A$2];[$Feuille2.$A$3];[$Feuille2.$A$4];[.B591];[$Feuille2.$A$5];[$Feuille2.$A$6])" office:value-type="string" office:string-value="(SELECT TIMESTAMP_TO_SEC(TIMESTAMP(&quot;2013-10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2&quot; GROUP EACH BY repository_created_at))">
            <text:p>(SELECT TIMESTAMP_TO_SEC(TIMESTAMP("2013-10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2" GROUP EACH BY repository_created_at))</text:p>
          </table:table-cell>
          <table:table-cell table:formula="of:=MOD([.$H$1]*[.A591];[.$K$1])" office:value-type="float" office:value="630">
            <text:p/>
          </table:table-cell>
          <table:table-cell table:formula="of:=IF([.D591]=[.$H$1];&quot;TRUE&quot;;&quot;&quot;)">
            <text:p/>
          </table:table-cell>
          <table:table-cell table:formula="of:=CONCATENATE(IF([.E591]=&quot;TRUE&quot;;[$Feuille2.$A$14];&quot;&quot;);[.C591];IF([.E592]&lt;&gt;&quot;TRUE&quot;;&quot;, &quot;;&quot;&quot;))" office:value-type="string" office:string-value="(SELECT TIMESTAMP_TO_SEC(TIMESTAMP(&quot;2013-10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2&quot; GROUP EACH BY repository_created_at)), ">
            <text:p>(SELECT TIMESTAMP_TO_SEC(TIMESTAMP("2013-10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1">
            <text:p>591</text:p>
          </table:table-cell>
          <table:table-cell table:style-name="ce1" office:value-type="string">
            <text:p>2013-10-23</text:p>
          </table:table-cell>
          <table:table-cell table:formula="of:=CONCATENATE([$Feuille2.$A$1];[.B592];[$Feuille2.$A$2];[$Feuille2.$A$3];[$Feuille2.$A$4];[.B592];[$Feuille2.$A$5];[$Feuille2.$A$6])" office:value-type="string" office:string-value="(SELECT TIMESTAMP_TO_SEC(TIMESTAMP(&quot;2013-10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3&quot; GROUP EACH BY repository_created_at))">
            <text:p>(SELECT TIMESTAMP_TO_SEC(TIMESTAMP("2013-10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3" GROUP EACH BY repository_created_at))</text:p>
          </table:table-cell>
          <table:table-cell table:formula="of:=MOD([.$H$1]*[.A592];[.$K$1])" office:value-type="float" office:value="637">
            <text:p/>
          </table:table-cell>
          <table:table-cell table:formula="of:=IF([.D592]=[.$H$1];&quot;TRUE&quot;;&quot;&quot;)">
            <text:p/>
          </table:table-cell>
          <table:table-cell table:formula="of:=CONCATENATE(IF([.E592]=&quot;TRUE&quot;;[$Feuille2.$A$14];&quot;&quot;);[.C592];IF([.E593]&lt;&gt;&quot;TRUE&quot;;&quot;, &quot;;&quot;&quot;))" office:value-type="string" office:string-value="(SELECT TIMESTAMP_TO_SEC(TIMESTAMP(&quot;2013-10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3&quot; GROUP EACH BY repository_created_at)), ">
            <text:p>(SELECT TIMESTAMP_TO_SEC(TIMESTAMP("2013-10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2">
            <text:p>592</text:p>
          </table:table-cell>
          <table:table-cell table:style-name="ce1" office:value-type="string">
            <text:p>2013-10-24</text:p>
          </table:table-cell>
          <table:table-cell table:formula="of:=CONCATENATE([$Feuille2.$A$1];[.B593];[$Feuille2.$A$2];[$Feuille2.$A$3];[$Feuille2.$A$4];[.B593];[$Feuille2.$A$5];[$Feuille2.$A$6])" office:value-type="string" office:string-value="(SELECT TIMESTAMP_TO_SEC(TIMESTAMP(&quot;2013-10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4&quot; GROUP EACH BY repository_created_at))">
            <text:p>(SELECT TIMESTAMP_TO_SEC(TIMESTAMP("2013-10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4" GROUP EACH BY repository_created_at))</text:p>
          </table:table-cell>
          <table:table-cell table:formula="of:=MOD([.$H$1]*[.A593];[.$K$1])" office:value-type="float" office:value="644">
            <text:p/>
          </table:table-cell>
          <table:table-cell table:formula="of:=IF([.D593]=[.$H$1];&quot;TRUE&quot;;&quot;&quot;)">
            <text:p/>
          </table:table-cell>
          <table:table-cell table:formula="of:=CONCATENATE(IF([.E593]=&quot;TRUE&quot;;[$Feuille2.$A$14];&quot;&quot;);[.C593];IF([.E594]&lt;&gt;&quot;TRUE&quot;;&quot;, &quot;;&quot;&quot;))" office:value-type="string" office:string-value="(SELECT TIMESTAMP_TO_SEC(TIMESTAMP(&quot;2013-10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4&quot; GROUP EACH BY repository_created_at)), ">
            <text:p>(SELECT TIMESTAMP_TO_SEC(TIMESTAMP("2013-10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3">
            <text:p>593</text:p>
          </table:table-cell>
          <table:table-cell table:style-name="ce1" office:value-type="string">
            <text:p>2013-10-25</text:p>
          </table:table-cell>
          <table:table-cell table:formula="of:=CONCATENATE([$Feuille2.$A$1];[.B594];[$Feuille2.$A$2];[$Feuille2.$A$3];[$Feuille2.$A$4];[.B594];[$Feuille2.$A$5];[$Feuille2.$A$6])" office:value-type="string" office:string-value="(SELECT TIMESTAMP_TO_SEC(TIMESTAMP(&quot;2013-10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5&quot; GROUP EACH BY repository_created_at))">
            <text:p>(SELECT TIMESTAMP_TO_SEC(TIMESTAMP("2013-10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5" GROUP EACH BY repository_created_at))</text:p>
          </table:table-cell>
          <table:table-cell table:formula="of:=MOD([.$H$1]*[.A594];[.$K$1])" office:value-type="float" office:value="651">
            <text:p/>
          </table:table-cell>
          <table:table-cell table:formula="of:=IF([.D594]=[.$H$1];&quot;TRUE&quot;;&quot;&quot;)">
            <text:p/>
          </table:table-cell>
          <table:table-cell table:formula="of:=CONCATENATE(IF([.E594]=&quot;TRUE&quot;;[$Feuille2.$A$14];&quot;&quot;);[.C594];IF([.E595]&lt;&gt;&quot;TRUE&quot;;&quot;, &quot;;&quot;&quot;))" office:value-type="string" office:string-value="(SELECT TIMESTAMP_TO_SEC(TIMESTAMP(&quot;2013-10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5&quot; GROUP EACH BY repository_created_at)), ">
            <text:p>(SELECT TIMESTAMP_TO_SEC(TIMESTAMP("2013-10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4">
            <text:p>594</text:p>
          </table:table-cell>
          <table:table-cell table:style-name="ce1" office:value-type="string">
            <text:p>2013-10-26</text:p>
          </table:table-cell>
          <table:table-cell table:formula="of:=CONCATENATE([$Feuille2.$A$1];[.B595];[$Feuille2.$A$2];[$Feuille2.$A$3];[$Feuille2.$A$4];[.B595];[$Feuille2.$A$5];[$Feuille2.$A$6])" office:value-type="string" office:string-value="(SELECT TIMESTAMP_TO_SEC(TIMESTAMP(&quot;2013-10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6&quot; GROUP EACH BY repository_created_at))">
            <text:p>(SELECT TIMESTAMP_TO_SEC(TIMESTAMP("2013-10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6" GROUP EACH BY repository_created_at))</text:p>
          </table:table-cell>
          <table:table-cell table:formula="of:=MOD([.$H$1]*[.A595];[.$K$1])" office:value-type="float" office:value="658">
            <text:p/>
          </table:table-cell>
          <table:table-cell table:formula="of:=IF([.D595]=[.$H$1];&quot;TRUE&quot;;&quot;&quot;)">
            <text:p/>
          </table:table-cell>
          <table:table-cell table:formula="of:=CONCATENATE(IF([.E595]=&quot;TRUE&quot;;[$Feuille2.$A$14];&quot;&quot;);[.C595];IF([.E596]&lt;&gt;&quot;TRUE&quot;;&quot;, &quot;;&quot;&quot;))" office:value-type="string" office:string-value="(SELECT TIMESTAMP_TO_SEC(TIMESTAMP(&quot;2013-10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6&quot; GROUP EACH BY repository_created_at)), ">
            <text:p>(SELECT TIMESTAMP_TO_SEC(TIMESTAMP("2013-10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5">
            <text:p>595</text:p>
          </table:table-cell>
          <table:table-cell table:style-name="ce1" office:value-type="string">
            <text:p>2013-10-27</text:p>
          </table:table-cell>
          <table:table-cell table:formula="of:=CONCATENATE([$Feuille2.$A$1];[.B596];[$Feuille2.$A$2];[$Feuille2.$A$3];[$Feuille2.$A$4];[.B596];[$Feuille2.$A$5];[$Feuille2.$A$6])" office:value-type="string" office:string-value="(SELECT TIMESTAMP_TO_SEC(TIMESTAMP(&quot;2013-10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7&quot; GROUP EACH BY repository_created_at))">
            <text:p>(SELECT TIMESTAMP_TO_SEC(TIMESTAMP("2013-10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7" GROUP EACH BY repository_created_at))</text:p>
          </table:table-cell>
          <table:table-cell table:formula="of:=MOD([.$H$1]*[.A596];[.$K$1])" office:value-type="float" office:value="665">
            <text:p/>
          </table:table-cell>
          <table:table-cell table:formula="of:=IF([.D596]=[.$H$1];&quot;TRUE&quot;;&quot;&quot;)">
            <text:p/>
          </table:table-cell>
          <table:table-cell table:formula="of:=CONCATENATE(IF([.E596]=&quot;TRUE&quot;;[$Feuille2.$A$14];&quot;&quot;);[.C596];IF([.E597]&lt;&gt;&quot;TRUE&quot;;&quot;, &quot;;&quot;&quot;))" office:value-type="string" office:string-value="(SELECT TIMESTAMP_TO_SEC(TIMESTAMP(&quot;2013-10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7&quot; GROUP EACH BY repository_created_at)), ">
            <text:p>(SELECT TIMESTAMP_TO_SEC(TIMESTAMP("2013-10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6">
            <text:p>596</text:p>
          </table:table-cell>
          <table:table-cell table:style-name="ce1" office:value-type="string">
            <text:p>2013-10-28</text:p>
          </table:table-cell>
          <table:table-cell table:formula="of:=CONCATENATE([$Feuille2.$A$1];[.B597];[$Feuille2.$A$2];[$Feuille2.$A$3];[$Feuille2.$A$4];[.B597];[$Feuille2.$A$5];[$Feuille2.$A$6])" office:value-type="string" office:string-value="(SELECT TIMESTAMP_TO_SEC(TIMESTAMP(&quot;2013-10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8&quot; GROUP EACH BY repository_created_at))">
            <text:p>(SELECT TIMESTAMP_TO_SEC(TIMESTAMP("2013-10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8" GROUP EACH BY repository_created_at))</text:p>
          </table:table-cell>
          <table:table-cell table:formula="of:=MOD([.$H$1]*[.A597];[.$K$1])" office:value-type="float" office:value="672">
            <text:p/>
          </table:table-cell>
          <table:table-cell table:formula="of:=IF([.D597]=[.$H$1];&quot;TRUE&quot;;&quot;&quot;)">
            <text:p/>
          </table:table-cell>
          <table:table-cell table:formula="of:=CONCATENATE(IF([.E597]=&quot;TRUE&quot;;[$Feuille2.$A$14];&quot;&quot;);[.C597];IF([.E598]&lt;&gt;&quot;TRUE&quot;;&quot;, &quot;;&quot;&quot;))" office:value-type="string" office:string-value="(SELECT TIMESTAMP_TO_SEC(TIMESTAMP(&quot;2013-10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8&quot; GROUP EACH BY repository_created_at)), ">
            <text:p>(SELECT TIMESTAMP_TO_SEC(TIMESTAMP("2013-10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7">
            <text:p>597</text:p>
          </table:table-cell>
          <table:table-cell table:style-name="ce1" office:value-type="string">
            <text:p>2013-10-29</text:p>
          </table:table-cell>
          <table:table-cell table:formula="of:=CONCATENATE([$Feuille2.$A$1];[.B598];[$Feuille2.$A$2];[$Feuille2.$A$3];[$Feuille2.$A$4];[.B598];[$Feuille2.$A$5];[$Feuille2.$A$6])" office:value-type="string" office:string-value="(SELECT TIMESTAMP_TO_SEC(TIMESTAMP(&quot;2013-10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9&quot; GROUP EACH BY repository_created_at))">
            <text:p>(SELECT TIMESTAMP_TO_SEC(TIMESTAMP("2013-10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9" GROUP EACH BY repository_created_at))</text:p>
          </table:table-cell>
          <table:table-cell table:formula="of:=MOD([.$H$1]*[.A598];[.$K$1])" office:value-type="float" office:value="679">
            <text:p/>
          </table:table-cell>
          <table:table-cell table:formula="of:=IF([.D598]=[.$H$1];&quot;TRUE&quot;;&quot;&quot;)">
            <text:p/>
          </table:table-cell>
          <table:table-cell table:formula="of:=CONCATENATE(IF([.E598]=&quot;TRUE&quot;;[$Feuille2.$A$14];&quot;&quot;);[.C598];IF([.E599]&lt;&gt;&quot;TRUE&quot;;&quot;, &quot;;&quot;&quot;))" office:value-type="string" office:string-value="(SELECT TIMESTAMP_TO_SEC(TIMESTAMP(&quot;2013-10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29&quot; GROUP EACH BY repository_created_at)), ">
            <text:p>(SELECT TIMESTAMP_TO_SEC(TIMESTAMP("2013-10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8">
            <text:p>598</text:p>
          </table:table-cell>
          <table:table-cell table:style-name="ce1" office:value-type="string">
            <text:p>2013-10-30</text:p>
          </table:table-cell>
          <table:table-cell table:formula="of:=CONCATENATE([$Feuille2.$A$1];[.B599];[$Feuille2.$A$2];[$Feuille2.$A$3];[$Feuille2.$A$4];[.B599];[$Feuille2.$A$5];[$Feuille2.$A$6])" office:value-type="string" office:string-value="(SELECT TIMESTAMP_TO_SEC(TIMESTAMP(&quot;2013-10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30&quot; GROUP EACH BY repository_created_at))">
            <text:p>(SELECT TIMESTAMP_TO_SEC(TIMESTAMP("2013-10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30" GROUP EACH BY repository_created_at))</text:p>
          </table:table-cell>
          <table:table-cell table:formula="of:=MOD([.$H$1]*[.A599];[.$K$1])" office:value-type="float" office:value="686">
            <text:p/>
          </table:table-cell>
          <table:table-cell table:formula="of:=IF([.D599]=[.$H$1];&quot;TRUE&quot;;&quot;&quot;)">
            <text:p/>
          </table:table-cell>
          <table:table-cell table:formula="of:=CONCATENATE(IF([.E599]=&quot;TRUE&quot;;[$Feuille2.$A$14];&quot;&quot;);[.C599];IF([.E600]&lt;&gt;&quot;TRUE&quot;;&quot;, &quot;;&quot;&quot;))" office:value-type="string" office:string-value="(SELECT TIMESTAMP_TO_SEC(TIMESTAMP(&quot;2013-10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30&quot; GROUP EACH BY repository_created_at)), ">
            <text:p>(SELECT TIMESTAMP_TO_SEC(TIMESTAMP("2013-10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599">
            <text:p>599</text:p>
          </table:table-cell>
          <table:table-cell table:style-name="ce1" office:value-type="string">
            <text:p>2013-10-31</text:p>
          </table:table-cell>
          <table:table-cell table:formula="of:=CONCATENATE([$Feuille2.$A$1];[.B600];[$Feuille2.$A$2];[$Feuille2.$A$3];[$Feuille2.$A$4];[.B600];[$Feuille2.$A$5];[$Feuille2.$A$6])" office:value-type="string" office:string-value="(SELECT TIMESTAMP_TO_SEC(TIMESTAMP(&quot;2013-10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31&quot; GROUP EACH BY repository_created_at))">
            <text:p>(SELECT TIMESTAMP_TO_SEC(TIMESTAMP("2013-10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31" GROUP EACH BY repository_created_at))</text:p>
          </table:table-cell>
          <table:table-cell table:formula="of:=MOD([.$H$1]*[.A600];[.$K$1])" office:value-type="float" office:value="693">
            <text:p/>
          </table:table-cell>
          <table:table-cell table:formula="of:=IF([.D600]=[.$H$1];&quot;TRUE&quot;;&quot;&quot;)">
            <text:p/>
          </table:table-cell>
          <table:table-cell table:formula="of:=CONCATENATE(IF([.E600]=&quot;TRUE&quot;;[$Feuille2.$A$14];&quot;&quot;);[.C600];IF([.E601]&lt;&gt;&quot;TRUE&quot;;&quot;, &quot;;&quot;&quot;))" office:value-type="string" office:string-value="(SELECT TIMESTAMP_TO_SEC(TIMESTAMP(&quot;2013-10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0-31&quot; GROUP EACH BY repository_created_at)), ">
            <text:p>(SELECT TIMESTAMP_TO_SEC(TIMESTAMP("2013-10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0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string">
            <text:p>2013-11-01</text:p>
          </table:table-cell>
          <table:table-cell table:formula="of:=CONCATENATE([$Feuille2.$A$1];[.B601];[$Feuille2.$A$2];[$Feuille2.$A$3];[$Feuille2.$A$4];[.B601];[$Feuille2.$A$5];[$Feuille2.$A$6])" office:value-type="string" office:string-value="(SELECT TIMESTAMP_TO_SEC(TIMESTAMP(&quot;2013-1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1&quot; GROUP EACH BY repository_created_at))">
            <text:p>(SELECT TIMESTAMP_TO_SEC(TIMESTAMP("2013-1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1" GROUP EACH BY repository_created_at))</text:p>
          </table:table-cell>
          <table:table-cell table:formula="of:=MOD([.$H$1]*[.A601];[.$K$1])" office:value-type="float" office:value="0">
            <text:p>0</text:p>
          </table:table-cell>
          <table:table-cell table:formula="of:=IF([.D601]=[.$H$1];&quot;TRUE&quot;;&quot;&quot;)">
            <text:p/>
          </table:table-cell>
          <table:table-cell table:formula="of:=CONCATENATE(IF([.E601]=&quot;TRUE&quot;;[$Feuille2.$A$14];&quot;&quot;);[.C601];IF([.E602]&lt;&gt;&quot;TRUE&quot;;&quot;, &quot;;&quot;&quot;))" office:value-type="string" office:string-value="(SELECT TIMESTAMP_TO_SEC(TIMESTAMP(&quot;2013-1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1&quot; GROUP EACH BY repository_created_at))">
            <text:p>(SELECT TIMESTAMP_TO_SEC(TIMESTAMP("2013-1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1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601">
            <text:p>601</text:p>
          </table:table-cell>
          <table:table-cell table:style-name="ce1" office:value-type="string">
            <text:p>2013-11-02</text:p>
          </table:table-cell>
          <table:table-cell table:formula="of:=CONCATENATE([$Feuille2.$A$1];[.B602];[$Feuille2.$A$2];[$Feuille2.$A$3];[$Feuille2.$A$4];[.B602];[$Feuille2.$A$5];[$Feuille2.$A$6])" office:value-type="string" office:string-value="(SELECT TIMESTAMP_TO_SEC(TIMESTAMP(&quot;2013-1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2&quot; GROUP EACH BY repository_created_at))">
            <text:p>(SELECT TIMESTAMP_TO_SEC(TIMESTAMP("2013-1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2" GROUP EACH BY repository_created_at))</text:p>
          </table:table-cell>
          <table:table-cell table:formula="of:=MOD([.$H$1]*[.A602];[.$K$1])" office:value-type="float" office:value="7">
            <text:p/>
          </table:table-cell>
          <table:table-cell table:formula="of:=IF([.D602]=[.$H$1];&quot;TRUE&quot;;&quot;&quot;)" office:value-type="string" office:string-value="TRUE">
            <text:p>TRUE</text:p>
          </table:table-cell>
          <table:table-cell table:formula="of:=CONCATENATE(IF([.E602]=&quot;TRUE&quot;;[$Feuille2.$A$14];&quot;&quot;);[.C602];IF([.E603]&lt;&gt;&quot;TRUE&quot;;&quot;, &quot;;&quot;&quot;))" office:value-type="string" office:string-value="SELECT * FROM (SELECT TIMESTAMP_TO_SEC(TIMESTAMP(&quot;2013-1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2&quot; GROUP EACH BY repository_created_at)), ">
            <text:p>SELECT * FROM (SELECT TIMESTAMP_TO_SEC(TIMESTAMP("2013-1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2">
            <text:p>602</text:p>
          </table:table-cell>
          <table:table-cell table:style-name="ce1" office:value-type="string">
            <text:p>2013-11-03</text:p>
          </table:table-cell>
          <table:table-cell table:formula="of:=CONCATENATE([$Feuille2.$A$1];[.B603];[$Feuille2.$A$2];[$Feuille2.$A$3];[$Feuille2.$A$4];[.B603];[$Feuille2.$A$5];[$Feuille2.$A$6])" office:value-type="string" office:string-value="(SELECT TIMESTAMP_TO_SEC(TIMESTAMP(&quot;2013-1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3&quot; GROUP EACH BY repository_created_at))">
            <text:p>(SELECT TIMESTAMP_TO_SEC(TIMESTAMP("2013-1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3" GROUP EACH BY repository_created_at))</text:p>
          </table:table-cell>
          <table:table-cell table:formula="of:=MOD([.$H$1]*[.A603];[.$K$1])" office:value-type="float" office:value="14">
            <text:p/>
          </table:table-cell>
          <table:table-cell table:formula="of:=IF([.D603]=[.$H$1];&quot;TRUE&quot;;&quot;&quot;)">
            <text:p/>
          </table:table-cell>
          <table:table-cell table:formula="of:=CONCATENATE(IF([.E603]=&quot;TRUE&quot;;[$Feuille2.$A$14];&quot;&quot;);[.C603];IF([.E604]&lt;&gt;&quot;TRUE&quot;;&quot;, &quot;;&quot;&quot;))" office:value-type="string" office:string-value="(SELECT TIMESTAMP_TO_SEC(TIMESTAMP(&quot;2013-1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3&quot; GROUP EACH BY repository_created_at)), ">
            <text:p>(SELECT TIMESTAMP_TO_SEC(TIMESTAMP("2013-1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3">
            <text:p>603</text:p>
          </table:table-cell>
          <table:table-cell table:style-name="ce1" office:value-type="string">
            <text:p>2013-11-04</text:p>
          </table:table-cell>
          <table:table-cell table:formula="of:=CONCATENATE([$Feuille2.$A$1];[.B604];[$Feuille2.$A$2];[$Feuille2.$A$3];[$Feuille2.$A$4];[.B604];[$Feuille2.$A$5];[$Feuille2.$A$6])" office:value-type="string" office:string-value="(SELECT TIMESTAMP_TO_SEC(TIMESTAMP(&quot;2013-1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4&quot; GROUP EACH BY repository_created_at))">
            <text:p>(SELECT TIMESTAMP_TO_SEC(TIMESTAMP("2013-1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4" GROUP EACH BY repository_created_at))</text:p>
          </table:table-cell>
          <table:table-cell table:formula="of:=MOD([.$H$1]*[.A604];[.$K$1])" office:value-type="float" office:value="21">
            <text:p/>
          </table:table-cell>
          <table:table-cell table:formula="of:=IF([.D604]=[.$H$1];&quot;TRUE&quot;;&quot;&quot;)">
            <text:p/>
          </table:table-cell>
          <table:table-cell table:formula="of:=CONCATENATE(IF([.E604]=&quot;TRUE&quot;;[$Feuille2.$A$14];&quot;&quot;);[.C604];IF([.E605]&lt;&gt;&quot;TRUE&quot;;&quot;, &quot;;&quot;&quot;))" office:value-type="string" office:string-value="(SELECT TIMESTAMP_TO_SEC(TIMESTAMP(&quot;2013-1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4&quot; GROUP EACH BY repository_created_at)), ">
            <text:p>(SELECT TIMESTAMP_TO_SEC(TIMESTAMP("2013-1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4">
            <text:p>604</text:p>
          </table:table-cell>
          <table:table-cell table:style-name="ce1" office:value-type="string">
            <text:p>2013-11-05</text:p>
          </table:table-cell>
          <table:table-cell table:formula="of:=CONCATENATE([$Feuille2.$A$1];[.B605];[$Feuille2.$A$2];[$Feuille2.$A$3];[$Feuille2.$A$4];[.B605];[$Feuille2.$A$5];[$Feuille2.$A$6])" office:value-type="string" office:string-value="(SELECT TIMESTAMP_TO_SEC(TIMESTAMP(&quot;2013-1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5&quot; GROUP EACH BY repository_created_at))">
            <text:p>(SELECT TIMESTAMP_TO_SEC(TIMESTAMP("2013-1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5" GROUP EACH BY repository_created_at))</text:p>
          </table:table-cell>
          <table:table-cell table:formula="of:=MOD([.$H$1]*[.A605];[.$K$1])" office:value-type="float" office:value="28">
            <text:p/>
          </table:table-cell>
          <table:table-cell table:formula="of:=IF([.D605]=[.$H$1];&quot;TRUE&quot;;&quot;&quot;)">
            <text:p/>
          </table:table-cell>
          <table:table-cell table:formula="of:=CONCATENATE(IF([.E605]=&quot;TRUE&quot;;[$Feuille2.$A$14];&quot;&quot;);[.C605];IF([.E606]&lt;&gt;&quot;TRUE&quot;;&quot;, &quot;;&quot;&quot;))" office:value-type="string" office:string-value="(SELECT TIMESTAMP_TO_SEC(TIMESTAMP(&quot;2013-1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5&quot; GROUP EACH BY repository_created_at)), ">
            <text:p>(SELECT TIMESTAMP_TO_SEC(TIMESTAMP("2013-1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5">
            <text:p>605</text:p>
          </table:table-cell>
          <table:table-cell table:style-name="ce1" office:value-type="string">
            <text:p>2013-11-06</text:p>
          </table:table-cell>
          <table:table-cell table:formula="of:=CONCATENATE([$Feuille2.$A$1];[.B606];[$Feuille2.$A$2];[$Feuille2.$A$3];[$Feuille2.$A$4];[.B606];[$Feuille2.$A$5];[$Feuille2.$A$6])" office:value-type="string" office:string-value="(SELECT TIMESTAMP_TO_SEC(TIMESTAMP(&quot;2013-1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6&quot; GROUP EACH BY repository_created_at))">
            <text:p>(SELECT TIMESTAMP_TO_SEC(TIMESTAMP("2013-1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6" GROUP EACH BY repository_created_at))</text:p>
          </table:table-cell>
          <table:table-cell table:formula="of:=MOD([.$H$1]*[.A606];[.$K$1])" office:value-type="float" office:value="35">
            <text:p/>
          </table:table-cell>
          <table:table-cell table:formula="of:=IF([.D606]=[.$H$1];&quot;TRUE&quot;;&quot;&quot;)">
            <text:p/>
          </table:table-cell>
          <table:table-cell table:formula="of:=CONCATENATE(IF([.E606]=&quot;TRUE&quot;;[$Feuille2.$A$14];&quot;&quot;);[.C606];IF([.E607]&lt;&gt;&quot;TRUE&quot;;&quot;, &quot;;&quot;&quot;))" office:value-type="string" office:string-value="(SELECT TIMESTAMP_TO_SEC(TIMESTAMP(&quot;2013-1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6&quot; GROUP EACH BY repository_created_at)), ">
            <text:p>(SELECT TIMESTAMP_TO_SEC(TIMESTAMP("2013-1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6">
            <text:p>606</text:p>
          </table:table-cell>
          <table:table-cell table:style-name="ce1" office:value-type="string">
            <text:p>2013-11-07</text:p>
          </table:table-cell>
          <table:table-cell table:formula="of:=CONCATENATE([$Feuille2.$A$1];[.B607];[$Feuille2.$A$2];[$Feuille2.$A$3];[$Feuille2.$A$4];[.B607];[$Feuille2.$A$5];[$Feuille2.$A$6])" office:value-type="string" office:string-value="(SELECT TIMESTAMP_TO_SEC(TIMESTAMP(&quot;2013-1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7&quot; GROUP EACH BY repository_created_at))">
            <text:p>(SELECT TIMESTAMP_TO_SEC(TIMESTAMP("2013-1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7" GROUP EACH BY repository_created_at))</text:p>
          </table:table-cell>
          <table:table-cell table:formula="of:=MOD([.$H$1]*[.A607];[.$K$1])" office:value-type="float" office:value="42">
            <text:p/>
          </table:table-cell>
          <table:table-cell table:formula="of:=IF([.D607]=[.$H$1];&quot;TRUE&quot;;&quot;&quot;)">
            <text:p/>
          </table:table-cell>
          <table:table-cell table:formula="of:=CONCATENATE(IF([.E607]=&quot;TRUE&quot;;[$Feuille2.$A$14];&quot;&quot;);[.C607];IF([.E608]&lt;&gt;&quot;TRUE&quot;;&quot;, &quot;;&quot;&quot;))" office:value-type="string" office:string-value="(SELECT TIMESTAMP_TO_SEC(TIMESTAMP(&quot;2013-1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7&quot; GROUP EACH BY repository_created_at)), ">
            <text:p>(SELECT TIMESTAMP_TO_SEC(TIMESTAMP("2013-1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7">
            <text:p>607</text:p>
          </table:table-cell>
          <table:table-cell table:style-name="ce1" office:value-type="string">
            <text:p>2013-11-08</text:p>
          </table:table-cell>
          <table:table-cell table:formula="of:=CONCATENATE([$Feuille2.$A$1];[.B608];[$Feuille2.$A$2];[$Feuille2.$A$3];[$Feuille2.$A$4];[.B608];[$Feuille2.$A$5];[$Feuille2.$A$6])" office:value-type="string" office:string-value="(SELECT TIMESTAMP_TO_SEC(TIMESTAMP(&quot;2013-1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8&quot; GROUP EACH BY repository_created_at))">
            <text:p>(SELECT TIMESTAMP_TO_SEC(TIMESTAMP("2013-1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8" GROUP EACH BY repository_created_at))</text:p>
          </table:table-cell>
          <table:table-cell table:formula="of:=MOD([.$H$1]*[.A608];[.$K$1])" office:value-type="float" office:value="49">
            <text:p/>
          </table:table-cell>
          <table:table-cell table:formula="of:=IF([.D608]=[.$H$1];&quot;TRUE&quot;;&quot;&quot;)">
            <text:p/>
          </table:table-cell>
          <table:table-cell table:formula="of:=CONCATENATE(IF([.E608]=&quot;TRUE&quot;;[$Feuille2.$A$14];&quot;&quot;);[.C608];IF([.E609]&lt;&gt;&quot;TRUE&quot;;&quot;, &quot;;&quot;&quot;))" office:value-type="string" office:string-value="(SELECT TIMESTAMP_TO_SEC(TIMESTAMP(&quot;2013-1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8&quot; GROUP EACH BY repository_created_at)), ">
            <text:p>(SELECT TIMESTAMP_TO_SEC(TIMESTAMP("2013-1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8">
            <text:p>608</text:p>
          </table:table-cell>
          <table:table-cell table:style-name="ce1" office:value-type="string">
            <text:p>2013-11-09</text:p>
          </table:table-cell>
          <table:table-cell table:formula="of:=CONCATENATE([$Feuille2.$A$1];[.B609];[$Feuille2.$A$2];[$Feuille2.$A$3];[$Feuille2.$A$4];[.B609];[$Feuille2.$A$5];[$Feuille2.$A$6])" office:value-type="string" office:string-value="(SELECT TIMESTAMP_TO_SEC(TIMESTAMP(&quot;2013-1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9&quot; GROUP EACH BY repository_created_at))">
            <text:p>(SELECT TIMESTAMP_TO_SEC(TIMESTAMP("2013-1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9" GROUP EACH BY repository_created_at))</text:p>
          </table:table-cell>
          <table:table-cell table:formula="of:=MOD([.$H$1]*[.A609];[.$K$1])" office:value-type="float" office:value="56">
            <text:p/>
          </table:table-cell>
          <table:table-cell table:formula="of:=IF([.D609]=[.$H$1];&quot;TRUE&quot;;&quot;&quot;)">
            <text:p/>
          </table:table-cell>
          <table:table-cell table:formula="of:=CONCATENATE(IF([.E609]=&quot;TRUE&quot;;[$Feuille2.$A$14];&quot;&quot;);[.C609];IF([.E610]&lt;&gt;&quot;TRUE&quot;;&quot;, &quot;;&quot;&quot;))" office:value-type="string" office:string-value="(SELECT TIMESTAMP_TO_SEC(TIMESTAMP(&quot;2013-1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09&quot; GROUP EACH BY repository_created_at)), ">
            <text:p>(SELECT TIMESTAMP_TO_SEC(TIMESTAMP("2013-1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09">
            <text:p>609</text:p>
          </table:table-cell>
          <table:table-cell table:style-name="ce1" office:value-type="string">
            <text:p>2013-11-10</text:p>
          </table:table-cell>
          <table:table-cell table:formula="of:=CONCATENATE([$Feuille2.$A$1];[.B610];[$Feuille2.$A$2];[$Feuille2.$A$3];[$Feuille2.$A$4];[.B610];[$Feuille2.$A$5];[$Feuille2.$A$6])" office:value-type="string" office:string-value="(SELECT TIMESTAMP_TO_SEC(TIMESTAMP(&quot;2013-1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0&quot; GROUP EACH BY repository_created_at))">
            <text:p>(SELECT TIMESTAMP_TO_SEC(TIMESTAMP("2013-1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0" GROUP EACH BY repository_created_at))</text:p>
          </table:table-cell>
          <table:table-cell table:formula="of:=MOD([.$H$1]*[.A610];[.$K$1])" office:value-type="float" office:value="63">
            <text:p/>
          </table:table-cell>
          <table:table-cell table:formula="of:=IF([.D610]=[.$H$1];&quot;TRUE&quot;;&quot;&quot;)">
            <text:p/>
          </table:table-cell>
          <table:table-cell table:formula="of:=CONCATENATE(IF([.E610]=&quot;TRUE&quot;;[$Feuille2.$A$14];&quot;&quot;);[.C610];IF([.E611]&lt;&gt;&quot;TRUE&quot;;&quot;, &quot;;&quot;&quot;))" office:value-type="string" office:string-value="(SELECT TIMESTAMP_TO_SEC(TIMESTAMP(&quot;2013-1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0&quot; GROUP EACH BY repository_created_at)), ">
            <text:p>(SELECT TIMESTAMP_TO_SEC(TIMESTAMP("2013-1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0">
            <text:p>610</text:p>
          </table:table-cell>
          <table:table-cell table:style-name="ce1" office:value-type="string">
            <text:p>2013-11-11</text:p>
          </table:table-cell>
          <table:table-cell table:formula="of:=CONCATENATE([$Feuille2.$A$1];[.B611];[$Feuille2.$A$2];[$Feuille2.$A$3];[$Feuille2.$A$4];[.B611];[$Feuille2.$A$5];[$Feuille2.$A$6])" office:value-type="string" office:string-value="(SELECT TIMESTAMP_TO_SEC(TIMESTAMP(&quot;2013-1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1&quot; GROUP EACH BY repository_created_at))">
            <text:p>(SELECT TIMESTAMP_TO_SEC(TIMESTAMP("2013-1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1" GROUP EACH BY repository_created_at))</text:p>
          </table:table-cell>
          <table:table-cell table:formula="of:=MOD([.$H$1]*[.A611];[.$K$1])" office:value-type="float" office:value="70">
            <text:p/>
          </table:table-cell>
          <table:table-cell table:formula="of:=IF([.D611]=[.$H$1];&quot;TRUE&quot;;&quot;&quot;)">
            <text:p/>
          </table:table-cell>
          <table:table-cell table:formula="of:=CONCATENATE(IF([.E611]=&quot;TRUE&quot;;[$Feuille2.$A$14];&quot;&quot;);[.C611];IF([.E612]&lt;&gt;&quot;TRUE&quot;;&quot;, &quot;;&quot;&quot;))" office:value-type="string" office:string-value="(SELECT TIMESTAMP_TO_SEC(TIMESTAMP(&quot;2013-1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1&quot; GROUP EACH BY repository_created_at)), ">
            <text:p>(SELECT TIMESTAMP_TO_SEC(TIMESTAMP("2013-1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1">
            <text:p>611</text:p>
          </table:table-cell>
          <table:table-cell table:style-name="ce1" office:value-type="string">
            <text:p>2013-11-12</text:p>
          </table:table-cell>
          <table:table-cell table:formula="of:=CONCATENATE([$Feuille2.$A$1];[.B612];[$Feuille2.$A$2];[$Feuille2.$A$3];[$Feuille2.$A$4];[.B612];[$Feuille2.$A$5];[$Feuille2.$A$6])" office:value-type="string" office:string-value="(SELECT TIMESTAMP_TO_SEC(TIMESTAMP(&quot;2013-1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2&quot; GROUP EACH BY repository_created_at))">
            <text:p>(SELECT TIMESTAMP_TO_SEC(TIMESTAMP("2013-1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2" GROUP EACH BY repository_created_at))</text:p>
          </table:table-cell>
          <table:table-cell table:formula="of:=MOD([.$H$1]*[.A612];[.$K$1])" office:value-type="float" office:value="77">
            <text:p/>
          </table:table-cell>
          <table:table-cell table:formula="of:=IF([.D612]=[.$H$1];&quot;TRUE&quot;;&quot;&quot;)">
            <text:p/>
          </table:table-cell>
          <table:table-cell table:formula="of:=CONCATENATE(IF([.E612]=&quot;TRUE&quot;;[$Feuille2.$A$14];&quot;&quot;);[.C612];IF([.E613]&lt;&gt;&quot;TRUE&quot;;&quot;, &quot;;&quot;&quot;))" office:value-type="string" office:string-value="(SELECT TIMESTAMP_TO_SEC(TIMESTAMP(&quot;2013-1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2&quot; GROUP EACH BY repository_created_at)), ">
            <text:p>(SELECT TIMESTAMP_TO_SEC(TIMESTAMP("2013-1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2">
            <text:p>612</text:p>
          </table:table-cell>
          <table:table-cell table:style-name="ce1" office:value-type="string">
            <text:p>2013-11-13</text:p>
          </table:table-cell>
          <table:table-cell table:formula="of:=CONCATENATE([$Feuille2.$A$1];[.B613];[$Feuille2.$A$2];[$Feuille2.$A$3];[$Feuille2.$A$4];[.B613];[$Feuille2.$A$5];[$Feuille2.$A$6])" office:value-type="string" office:string-value="(SELECT TIMESTAMP_TO_SEC(TIMESTAMP(&quot;2013-1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3&quot; GROUP EACH BY repository_created_at))">
            <text:p>(SELECT TIMESTAMP_TO_SEC(TIMESTAMP("2013-1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3" GROUP EACH BY repository_created_at))</text:p>
          </table:table-cell>
          <table:table-cell table:formula="of:=MOD([.$H$1]*[.A613];[.$K$1])" office:value-type="float" office:value="84">
            <text:p/>
          </table:table-cell>
          <table:table-cell table:formula="of:=IF([.D613]=[.$H$1];&quot;TRUE&quot;;&quot;&quot;)">
            <text:p/>
          </table:table-cell>
          <table:table-cell table:formula="of:=CONCATENATE(IF([.E613]=&quot;TRUE&quot;;[$Feuille2.$A$14];&quot;&quot;);[.C613];IF([.E614]&lt;&gt;&quot;TRUE&quot;;&quot;, &quot;;&quot;&quot;))" office:value-type="string" office:string-value="(SELECT TIMESTAMP_TO_SEC(TIMESTAMP(&quot;2013-1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3&quot; GROUP EACH BY repository_created_at)), ">
            <text:p>(SELECT TIMESTAMP_TO_SEC(TIMESTAMP("2013-1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3">
            <text:p>613</text:p>
          </table:table-cell>
          <table:table-cell table:style-name="ce1" office:value-type="string">
            <text:p>2013-11-14</text:p>
          </table:table-cell>
          <table:table-cell table:formula="of:=CONCATENATE([$Feuille2.$A$1];[.B614];[$Feuille2.$A$2];[$Feuille2.$A$3];[$Feuille2.$A$4];[.B614];[$Feuille2.$A$5];[$Feuille2.$A$6])" office:value-type="string" office:string-value="(SELECT TIMESTAMP_TO_SEC(TIMESTAMP(&quot;2013-1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4&quot; GROUP EACH BY repository_created_at))">
            <text:p>(SELECT TIMESTAMP_TO_SEC(TIMESTAMP("2013-1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4" GROUP EACH BY repository_created_at))</text:p>
          </table:table-cell>
          <table:table-cell table:formula="of:=MOD([.$H$1]*[.A614];[.$K$1])" office:value-type="float" office:value="91">
            <text:p/>
          </table:table-cell>
          <table:table-cell table:formula="of:=IF([.D614]=[.$H$1];&quot;TRUE&quot;;&quot;&quot;)">
            <text:p/>
          </table:table-cell>
          <table:table-cell table:formula="of:=CONCATENATE(IF([.E614]=&quot;TRUE&quot;;[$Feuille2.$A$14];&quot;&quot;);[.C614];IF([.E615]&lt;&gt;&quot;TRUE&quot;;&quot;, &quot;;&quot;&quot;))" office:value-type="string" office:string-value="(SELECT TIMESTAMP_TO_SEC(TIMESTAMP(&quot;2013-1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4&quot; GROUP EACH BY repository_created_at)), ">
            <text:p>(SELECT TIMESTAMP_TO_SEC(TIMESTAMP("2013-1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4">
            <text:p>614</text:p>
          </table:table-cell>
          <table:table-cell table:style-name="ce1" office:value-type="string">
            <text:p>2013-11-15</text:p>
          </table:table-cell>
          <table:table-cell table:formula="of:=CONCATENATE([$Feuille2.$A$1];[.B615];[$Feuille2.$A$2];[$Feuille2.$A$3];[$Feuille2.$A$4];[.B615];[$Feuille2.$A$5];[$Feuille2.$A$6])" office:value-type="string" office:string-value="(SELECT TIMESTAMP_TO_SEC(TIMESTAMP(&quot;2013-1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5&quot; GROUP EACH BY repository_created_at))">
            <text:p>(SELECT TIMESTAMP_TO_SEC(TIMESTAMP("2013-1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5" GROUP EACH BY repository_created_at))</text:p>
          </table:table-cell>
          <table:table-cell table:formula="of:=MOD([.$H$1]*[.A615];[.$K$1])" office:value-type="float" office:value="98">
            <text:p/>
          </table:table-cell>
          <table:table-cell table:formula="of:=IF([.D615]=[.$H$1];&quot;TRUE&quot;;&quot;&quot;)">
            <text:p/>
          </table:table-cell>
          <table:table-cell table:formula="of:=CONCATENATE(IF([.E615]=&quot;TRUE&quot;;[$Feuille2.$A$14];&quot;&quot;);[.C615];IF([.E616]&lt;&gt;&quot;TRUE&quot;;&quot;, &quot;;&quot;&quot;))" office:value-type="string" office:string-value="(SELECT TIMESTAMP_TO_SEC(TIMESTAMP(&quot;2013-1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5&quot; GROUP EACH BY repository_created_at)), ">
            <text:p>(SELECT TIMESTAMP_TO_SEC(TIMESTAMP("2013-1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5">
            <text:p>615</text:p>
          </table:table-cell>
          <table:table-cell table:style-name="ce1" office:value-type="string">
            <text:p>2013-11-16</text:p>
          </table:table-cell>
          <table:table-cell table:formula="of:=CONCATENATE([$Feuille2.$A$1];[.B616];[$Feuille2.$A$2];[$Feuille2.$A$3];[$Feuille2.$A$4];[.B616];[$Feuille2.$A$5];[$Feuille2.$A$6])" office:value-type="string" office:string-value="(SELECT TIMESTAMP_TO_SEC(TIMESTAMP(&quot;2013-1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6&quot; GROUP EACH BY repository_created_at))">
            <text:p>(SELECT TIMESTAMP_TO_SEC(TIMESTAMP("2013-1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6" GROUP EACH BY repository_created_at))</text:p>
          </table:table-cell>
          <table:table-cell table:formula="of:=MOD([.$H$1]*[.A616];[.$K$1])" office:value-type="float" office:value="105">
            <text:p/>
          </table:table-cell>
          <table:table-cell table:formula="of:=IF([.D616]=[.$H$1];&quot;TRUE&quot;;&quot;&quot;)">
            <text:p/>
          </table:table-cell>
          <table:table-cell table:formula="of:=CONCATENATE(IF([.E616]=&quot;TRUE&quot;;[$Feuille2.$A$14];&quot;&quot;);[.C616];IF([.E617]&lt;&gt;&quot;TRUE&quot;;&quot;, &quot;;&quot;&quot;))" office:value-type="string" office:string-value="(SELECT TIMESTAMP_TO_SEC(TIMESTAMP(&quot;2013-1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6&quot; GROUP EACH BY repository_created_at)), ">
            <text:p>(SELECT TIMESTAMP_TO_SEC(TIMESTAMP("2013-1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6">
            <text:p>616</text:p>
          </table:table-cell>
          <table:table-cell table:style-name="ce1" office:value-type="string">
            <text:p>2013-11-17</text:p>
          </table:table-cell>
          <table:table-cell table:formula="of:=CONCATENATE([$Feuille2.$A$1];[.B617];[$Feuille2.$A$2];[$Feuille2.$A$3];[$Feuille2.$A$4];[.B617];[$Feuille2.$A$5];[$Feuille2.$A$6])" office:value-type="string" office:string-value="(SELECT TIMESTAMP_TO_SEC(TIMESTAMP(&quot;2013-1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7&quot; GROUP EACH BY repository_created_at))">
            <text:p>(SELECT TIMESTAMP_TO_SEC(TIMESTAMP("2013-1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7" GROUP EACH BY repository_created_at))</text:p>
          </table:table-cell>
          <table:table-cell table:formula="of:=MOD([.$H$1]*[.A617];[.$K$1])" office:value-type="float" office:value="112">
            <text:p/>
          </table:table-cell>
          <table:table-cell table:formula="of:=IF([.D617]=[.$H$1];&quot;TRUE&quot;;&quot;&quot;)">
            <text:p/>
          </table:table-cell>
          <table:table-cell table:formula="of:=CONCATENATE(IF([.E617]=&quot;TRUE&quot;;[$Feuille2.$A$14];&quot;&quot;);[.C617];IF([.E618]&lt;&gt;&quot;TRUE&quot;;&quot;, &quot;;&quot;&quot;))" office:value-type="string" office:string-value="(SELECT TIMESTAMP_TO_SEC(TIMESTAMP(&quot;2013-1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7&quot; GROUP EACH BY repository_created_at)), ">
            <text:p>(SELECT TIMESTAMP_TO_SEC(TIMESTAMP("2013-1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7">
            <text:p>617</text:p>
          </table:table-cell>
          <table:table-cell table:style-name="ce1" office:value-type="string">
            <text:p>2013-11-18</text:p>
          </table:table-cell>
          <table:table-cell table:formula="of:=CONCATENATE([$Feuille2.$A$1];[.B618];[$Feuille2.$A$2];[$Feuille2.$A$3];[$Feuille2.$A$4];[.B618];[$Feuille2.$A$5];[$Feuille2.$A$6])" office:value-type="string" office:string-value="(SELECT TIMESTAMP_TO_SEC(TIMESTAMP(&quot;2013-1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8&quot; GROUP EACH BY repository_created_at))">
            <text:p>(SELECT TIMESTAMP_TO_SEC(TIMESTAMP("2013-1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8" GROUP EACH BY repository_created_at))</text:p>
          </table:table-cell>
          <table:table-cell table:formula="of:=MOD([.$H$1]*[.A618];[.$K$1])" office:value-type="float" office:value="119">
            <text:p/>
          </table:table-cell>
          <table:table-cell table:formula="of:=IF([.D618]=[.$H$1];&quot;TRUE&quot;;&quot;&quot;)">
            <text:p/>
          </table:table-cell>
          <table:table-cell table:formula="of:=CONCATENATE(IF([.E618]=&quot;TRUE&quot;;[$Feuille2.$A$14];&quot;&quot;);[.C618];IF([.E619]&lt;&gt;&quot;TRUE&quot;;&quot;, &quot;;&quot;&quot;))" office:value-type="string" office:string-value="(SELECT TIMESTAMP_TO_SEC(TIMESTAMP(&quot;2013-1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8&quot; GROUP EACH BY repository_created_at)), ">
            <text:p>(SELECT TIMESTAMP_TO_SEC(TIMESTAMP("2013-1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8">
            <text:p>618</text:p>
          </table:table-cell>
          <table:table-cell table:style-name="ce1" office:value-type="string">
            <text:p>2013-11-19</text:p>
          </table:table-cell>
          <table:table-cell table:formula="of:=CONCATENATE([$Feuille2.$A$1];[.B619];[$Feuille2.$A$2];[$Feuille2.$A$3];[$Feuille2.$A$4];[.B619];[$Feuille2.$A$5];[$Feuille2.$A$6])" office:value-type="string" office:string-value="(SELECT TIMESTAMP_TO_SEC(TIMESTAMP(&quot;2013-1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9&quot; GROUP EACH BY repository_created_at))">
            <text:p>(SELECT TIMESTAMP_TO_SEC(TIMESTAMP("2013-1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9" GROUP EACH BY repository_created_at))</text:p>
          </table:table-cell>
          <table:table-cell table:formula="of:=MOD([.$H$1]*[.A619];[.$K$1])" office:value-type="float" office:value="126">
            <text:p/>
          </table:table-cell>
          <table:table-cell table:formula="of:=IF([.D619]=[.$H$1];&quot;TRUE&quot;;&quot;&quot;)">
            <text:p/>
          </table:table-cell>
          <table:table-cell table:formula="of:=CONCATENATE(IF([.E619]=&quot;TRUE&quot;;[$Feuille2.$A$14];&quot;&quot;);[.C619];IF([.E620]&lt;&gt;&quot;TRUE&quot;;&quot;, &quot;;&quot;&quot;))" office:value-type="string" office:string-value="(SELECT TIMESTAMP_TO_SEC(TIMESTAMP(&quot;2013-1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19&quot; GROUP EACH BY repository_created_at)), ">
            <text:p>(SELECT TIMESTAMP_TO_SEC(TIMESTAMP("2013-1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19">
            <text:p>619</text:p>
          </table:table-cell>
          <table:table-cell table:style-name="ce1" office:value-type="string">
            <text:p>2013-11-20</text:p>
          </table:table-cell>
          <table:table-cell table:formula="of:=CONCATENATE([$Feuille2.$A$1];[.B620];[$Feuille2.$A$2];[$Feuille2.$A$3];[$Feuille2.$A$4];[.B620];[$Feuille2.$A$5];[$Feuille2.$A$6])" office:value-type="string" office:string-value="(SELECT TIMESTAMP_TO_SEC(TIMESTAMP(&quot;2013-1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0&quot; GROUP EACH BY repository_created_at))">
            <text:p>(SELECT TIMESTAMP_TO_SEC(TIMESTAMP("2013-1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0" GROUP EACH BY repository_created_at))</text:p>
          </table:table-cell>
          <table:table-cell table:formula="of:=MOD([.$H$1]*[.A620];[.$K$1])" office:value-type="float" office:value="133">
            <text:p/>
          </table:table-cell>
          <table:table-cell table:formula="of:=IF([.D620]=[.$H$1];&quot;TRUE&quot;;&quot;&quot;)">
            <text:p/>
          </table:table-cell>
          <table:table-cell table:formula="of:=CONCATENATE(IF([.E620]=&quot;TRUE&quot;;[$Feuille2.$A$14];&quot;&quot;);[.C620];IF([.E621]&lt;&gt;&quot;TRUE&quot;;&quot;, &quot;;&quot;&quot;))" office:value-type="string" office:string-value="(SELECT TIMESTAMP_TO_SEC(TIMESTAMP(&quot;2013-1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0&quot; GROUP EACH BY repository_created_at)), ">
            <text:p>(SELECT TIMESTAMP_TO_SEC(TIMESTAMP("2013-1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string">
            <text:p>2013-11-21</text:p>
          </table:table-cell>
          <table:table-cell table:formula="of:=CONCATENATE([$Feuille2.$A$1];[.B621];[$Feuille2.$A$2];[$Feuille2.$A$3];[$Feuille2.$A$4];[.B621];[$Feuille2.$A$5];[$Feuille2.$A$6])" office:value-type="string" office:string-value="(SELECT TIMESTAMP_TO_SEC(TIMESTAMP(&quot;2013-1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1&quot; GROUP EACH BY repository_created_at))">
            <text:p>(SELECT TIMESTAMP_TO_SEC(TIMESTAMP("2013-1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1" GROUP EACH BY repository_created_at))</text:p>
          </table:table-cell>
          <table:table-cell table:formula="of:=MOD([.$H$1]*[.A621];[.$K$1])" office:value-type="float" office:value="140">
            <text:p/>
          </table:table-cell>
          <table:table-cell table:formula="of:=IF([.D621]=[.$H$1];&quot;TRUE&quot;;&quot;&quot;)">
            <text:p/>
          </table:table-cell>
          <table:table-cell table:formula="of:=CONCATENATE(IF([.E621]=&quot;TRUE&quot;;[$Feuille2.$A$14];&quot;&quot;);[.C621];IF([.E622]&lt;&gt;&quot;TRUE&quot;;&quot;, &quot;;&quot;&quot;))" office:value-type="string" office:string-value="(SELECT TIMESTAMP_TO_SEC(TIMESTAMP(&quot;2013-1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1&quot; GROUP EACH BY repository_created_at)), ">
            <text:p>(SELECT TIMESTAMP_TO_SEC(TIMESTAMP("2013-1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1">
            <text:p>621</text:p>
          </table:table-cell>
          <table:table-cell table:style-name="ce1" office:value-type="string">
            <text:p>2013-11-22</text:p>
          </table:table-cell>
          <table:table-cell table:formula="of:=CONCATENATE([$Feuille2.$A$1];[.B622];[$Feuille2.$A$2];[$Feuille2.$A$3];[$Feuille2.$A$4];[.B622];[$Feuille2.$A$5];[$Feuille2.$A$6])" office:value-type="string" office:string-value="(SELECT TIMESTAMP_TO_SEC(TIMESTAMP(&quot;2013-1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2&quot; GROUP EACH BY repository_created_at))">
            <text:p>(SELECT TIMESTAMP_TO_SEC(TIMESTAMP("2013-1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2" GROUP EACH BY repository_created_at))</text:p>
          </table:table-cell>
          <table:table-cell table:formula="of:=MOD([.$H$1]*[.A622];[.$K$1])" office:value-type="float" office:value="147">
            <text:p/>
          </table:table-cell>
          <table:table-cell table:formula="of:=IF([.D622]=[.$H$1];&quot;TRUE&quot;;&quot;&quot;)">
            <text:p/>
          </table:table-cell>
          <table:table-cell table:formula="of:=CONCATENATE(IF([.E622]=&quot;TRUE&quot;;[$Feuille2.$A$14];&quot;&quot;);[.C622];IF([.E623]&lt;&gt;&quot;TRUE&quot;;&quot;, &quot;;&quot;&quot;))" office:value-type="string" office:string-value="(SELECT TIMESTAMP_TO_SEC(TIMESTAMP(&quot;2013-1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2&quot; GROUP EACH BY repository_created_at)), ">
            <text:p>(SELECT TIMESTAMP_TO_SEC(TIMESTAMP("2013-1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2">
            <text:p>622</text:p>
          </table:table-cell>
          <table:table-cell table:style-name="ce1" office:value-type="string">
            <text:p>2013-11-23</text:p>
          </table:table-cell>
          <table:table-cell table:formula="of:=CONCATENATE([$Feuille2.$A$1];[.B623];[$Feuille2.$A$2];[$Feuille2.$A$3];[$Feuille2.$A$4];[.B623];[$Feuille2.$A$5];[$Feuille2.$A$6])" office:value-type="string" office:string-value="(SELECT TIMESTAMP_TO_SEC(TIMESTAMP(&quot;2013-1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3&quot; GROUP EACH BY repository_created_at))">
            <text:p>(SELECT TIMESTAMP_TO_SEC(TIMESTAMP("2013-1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3" GROUP EACH BY repository_created_at))</text:p>
          </table:table-cell>
          <table:table-cell table:formula="of:=MOD([.$H$1]*[.A623];[.$K$1])" office:value-type="float" office:value="154">
            <text:p/>
          </table:table-cell>
          <table:table-cell table:formula="of:=IF([.D623]=[.$H$1];&quot;TRUE&quot;;&quot;&quot;)">
            <text:p/>
          </table:table-cell>
          <table:table-cell table:formula="of:=CONCATENATE(IF([.E623]=&quot;TRUE&quot;;[$Feuille2.$A$14];&quot;&quot;);[.C623];IF([.E624]&lt;&gt;&quot;TRUE&quot;;&quot;, &quot;;&quot;&quot;))" office:value-type="string" office:string-value="(SELECT TIMESTAMP_TO_SEC(TIMESTAMP(&quot;2013-1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3&quot; GROUP EACH BY repository_created_at)), ">
            <text:p>(SELECT TIMESTAMP_TO_SEC(TIMESTAMP("2013-1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3">
            <text:p>623</text:p>
          </table:table-cell>
          <table:table-cell table:style-name="ce1" office:value-type="string">
            <text:p>2013-11-24</text:p>
          </table:table-cell>
          <table:table-cell table:formula="of:=CONCATENATE([$Feuille2.$A$1];[.B624];[$Feuille2.$A$2];[$Feuille2.$A$3];[$Feuille2.$A$4];[.B624];[$Feuille2.$A$5];[$Feuille2.$A$6])" office:value-type="string" office:string-value="(SELECT TIMESTAMP_TO_SEC(TIMESTAMP(&quot;2013-1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4&quot; GROUP EACH BY repository_created_at))">
            <text:p>(SELECT TIMESTAMP_TO_SEC(TIMESTAMP("2013-1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4" GROUP EACH BY repository_created_at))</text:p>
          </table:table-cell>
          <table:table-cell table:formula="of:=MOD([.$H$1]*[.A624];[.$K$1])" office:value-type="float" office:value="161">
            <text:p/>
          </table:table-cell>
          <table:table-cell table:formula="of:=IF([.D624]=[.$H$1];&quot;TRUE&quot;;&quot;&quot;)">
            <text:p/>
          </table:table-cell>
          <table:table-cell table:formula="of:=CONCATENATE(IF([.E624]=&quot;TRUE&quot;;[$Feuille2.$A$14];&quot;&quot;);[.C624];IF([.E625]&lt;&gt;&quot;TRUE&quot;;&quot;, &quot;;&quot;&quot;))" office:value-type="string" office:string-value="(SELECT TIMESTAMP_TO_SEC(TIMESTAMP(&quot;2013-1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4&quot; GROUP EACH BY repository_created_at)), ">
            <text:p>(SELECT TIMESTAMP_TO_SEC(TIMESTAMP("2013-1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4">
            <text:p>624</text:p>
          </table:table-cell>
          <table:table-cell table:style-name="ce1" office:value-type="string">
            <text:p>2013-11-25</text:p>
          </table:table-cell>
          <table:table-cell table:formula="of:=CONCATENATE([$Feuille2.$A$1];[.B625];[$Feuille2.$A$2];[$Feuille2.$A$3];[$Feuille2.$A$4];[.B625];[$Feuille2.$A$5];[$Feuille2.$A$6])" office:value-type="string" office:string-value="(SELECT TIMESTAMP_TO_SEC(TIMESTAMP(&quot;2013-1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5&quot; GROUP EACH BY repository_created_at))">
            <text:p>(SELECT TIMESTAMP_TO_SEC(TIMESTAMP("2013-1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5" GROUP EACH BY repository_created_at))</text:p>
          </table:table-cell>
          <table:table-cell table:formula="of:=MOD([.$H$1]*[.A625];[.$K$1])" office:value-type="float" office:value="168">
            <text:p/>
          </table:table-cell>
          <table:table-cell table:formula="of:=IF([.D625]=[.$H$1];&quot;TRUE&quot;;&quot;&quot;)">
            <text:p/>
          </table:table-cell>
          <table:table-cell table:formula="of:=CONCATENATE(IF([.E625]=&quot;TRUE&quot;;[$Feuille2.$A$14];&quot;&quot;);[.C625];IF([.E626]&lt;&gt;&quot;TRUE&quot;;&quot;, &quot;;&quot;&quot;))" office:value-type="string" office:string-value="(SELECT TIMESTAMP_TO_SEC(TIMESTAMP(&quot;2013-1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5&quot; GROUP EACH BY repository_created_at)), ">
            <text:p>(SELECT TIMESTAMP_TO_SEC(TIMESTAMP("2013-1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5">
            <text:p>625</text:p>
          </table:table-cell>
          <table:table-cell table:style-name="ce1" office:value-type="string">
            <text:p>2013-11-26</text:p>
          </table:table-cell>
          <table:table-cell table:formula="of:=CONCATENATE([$Feuille2.$A$1];[.B626];[$Feuille2.$A$2];[$Feuille2.$A$3];[$Feuille2.$A$4];[.B626];[$Feuille2.$A$5];[$Feuille2.$A$6])" office:value-type="string" office:string-value="(SELECT TIMESTAMP_TO_SEC(TIMESTAMP(&quot;2013-1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6&quot; GROUP EACH BY repository_created_at))">
            <text:p>(SELECT TIMESTAMP_TO_SEC(TIMESTAMP("2013-1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6" GROUP EACH BY repository_created_at))</text:p>
          </table:table-cell>
          <table:table-cell table:formula="of:=MOD([.$H$1]*[.A626];[.$K$1])" office:value-type="float" office:value="175">
            <text:p/>
          </table:table-cell>
          <table:table-cell table:formula="of:=IF([.D626]=[.$H$1];&quot;TRUE&quot;;&quot;&quot;)">
            <text:p/>
          </table:table-cell>
          <table:table-cell table:formula="of:=CONCATENATE(IF([.E626]=&quot;TRUE&quot;;[$Feuille2.$A$14];&quot;&quot;);[.C626];IF([.E627]&lt;&gt;&quot;TRUE&quot;;&quot;, &quot;;&quot;&quot;))" office:value-type="string" office:string-value="(SELECT TIMESTAMP_TO_SEC(TIMESTAMP(&quot;2013-1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6&quot; GROUP EACH BY repository_created_at)), ">
            <text:p>(SELECT TIMESTAMP_TO_SEC(TIMESTAMP("2013-1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6">
            <text:p>626</text:p>
          </table:table-cell>
          <table:table-cell table:style-name="ce1" office:value-type="string">
            <text:p>2013-11-27</text:p>
          </table:table-cell>
          <table:table-cell table:formula="of:=CONCATENATE([$Feuille2.$A$1];[.B627];[$Feuille2.$A$2];[$Feuille2.$A$3];[$Feuille2.$A$4];[.B627];[$Feuille2.$A$5];[$Feuille2.$A$6])" office:value-type="string" office:string-value="(SELECT TIMESTAMP_TO_SEC(TIMESTAMP(&quot;2013-1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7&quot; GROUP EACH BY repository_created_at))">
            <text:p>(SELECT TIMESTAMP_TO_SEC(TIMESTAMP("2013-1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7" GROUP EACH BY repository_created_at))</text:p>
          </table:table-cell>
          <table:table-cell table:formula="of:=MOD([.$H$1]*[.A627];[.$K$1])" office:value-type="float" office:value="182">
            <text:p/>
          </table:table-cell>
          <table:table-cell table:formula="of:=IF([.D627]=[.$H$1];&quot;TRUE&quot;;&quot;&quot;)">
            <text:p/>
          </table:table-cell>
          <table:table-cell table:formula="of:=CONCATENATE(IF([.E627]=&quot;TRUE&quot;;[$Feuille2.$A$14];&quot;&quot;);[.C627];IF([.E628]&lt;&gt;&quot;TRUE&quot;;&quot;, &quot;;&quot;&quot;))" office:value-type="string" office:string-value="(SELECT TIMESTAMP_TO_SEC(TIMESTAMP(&quot;2013-1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7&quot; GROUP EACH BY repository_created_at)), ">
            <text:p>(SELECT TIMESTAMP_TO_SEC(TIMESTAMP("2013-1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7">
            <text:p>627</text:p>
          </table:table-cell>
          <table:table-cell table:style-name="ce1" office:value-type="string">
            <text:p>2013-11-28</text:p>
          </table:table-cell>
          <table:table-cell table:formula="of:=CONCATENATE([$Feuille2.$A$1];[.B628];[$Feuille2.$A$2];[$Feuille2.$A$3];[$Feuille2.$A$4];[.B628];[$Feuille2.$A$5];[$Feuille2.$A$6])" office:value-type="string" office:string-value="(SELECT TIMESTAMP_TO_SEC(TIMESTAMP(&quot;2013-1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8&quot; GROUP EACH BY repository_created_at))">
            <text:p>(SELECT TIMESTAMP_TO_SEC(TIMESTAMP("2013-1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8" GROUP EACH BY repository_created_at))</text:p>
          </table:table-cell>
          <table:table-cell table:formula="of:=MOD([.$H$1]*[.A628];[.$K$1])" office:value-type="float" office:value="189">
            <text:p/>
          </table:table-cell>
          <table:table-cell table:formula="of:=IF([.D628]=[.$H$1];&quot;TRUE&quot;;&quot;&quot;)">
            <text:p/>
          </table:table-cell>
          <table:table-cell table:formula="of:=CONCATENATE(IF([.E628]=&quot;TRUE&quot;;[$Feuille2.$A$14];&quot;&quot;);[.C628];IF([.E629]&lt;&gt;&quot;TRUE&quot;;&quot;, &quot;;&quot;&quot;))" office:value-type="string" office:string-value="(SELECT TIMESTAMP_TO_SEC(TIMESTAMP(&quot;2013-1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8&quot; GROUP EACH BY repository_created_at)), ">
            <text:p>(SELECT TIMESTAMP_TO_SEC(TIMESTAMP("2013-1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8">
            <text:p>628</text:p>
          </table:table-cell>
          <table:table-cell table:style-name="ce1" office:value-type="string">
            <text:p>2013-11-29</text:p>
          </table:table-cell>
          <table:table-cell table:formula="of:=CONCATENATE([$Feuille2.$A$1];[.B629];[$Feuille2.$A$2];[$Feuille2.$A$3];[$Feuille2.$A$4];[.B629];[$Feuille2.$A$5];[$Feuille2.$A$6])" office:value-type="string" office:string-value="(SELECT TIMESTAMP_TO_SEC(TIMESTAMP(&quot;2013-1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9&quot; GROUP EACH BY repository_created_at))">
            <text:p>(SELECT TIMESTAMP_TO_SEC(TIMESTAMP("2013-1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9" GROUP EACH BY repository_created_at))</text:p>
          </table:table-cell>
          <table:table-cell table:formula="of:=MOD([.$H$1]*[.A629];[.$K$1])" office:value-type="float" office:value="196">
            <text:p/>
          </table:table-cell>
          <table:table-cell table:formula="of:=IF([.D629]=[.$H$1];&quot;TRUE&quot;;&quot;&quot;)">
            <text:p/>
          </table:table-cell>
          <table:table-cell table:formula="of:=CONCATENATE(IF([.E629]=&quot;TRUE&quot;;[$Feuille2.$A$14];&quot;&quot;);[.C629];IF([.E630]&lt;&gt;&quot;TRUE&quot;;&quot;, &quot;;&quot;&quot;))" office:value-type="string" office:string-value="(SELECT TIMESTAMP_TO_SEC(TIMESTAMP(&quot;2013-1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29&quot; GROUP EACH BY repository_created_at)), ">
            <text:p>(SELECT TIMESTAMP_TO_SEC(TIMESTAMP("2013-1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29">
            <text:p>629</text:p>
          </table:table-cell>
          <table:table-cell table:style-name="ce1" office:value-type="string">
            <text:p>2013-11-30</text:p>
          </table:table-cell>
          <table:table-cell table:formula="of:=CONCATENATE([$Feuille2.$A$1];[.B630];[$Feuille2.$A$2];[$Feuille2.$A$3];[$Feuille2.$A$4];[.B630];[$Feuille2.$A$5];[$Feuille2.$A$6])" office:value-type="string" office:string-value="(SELECT TIMESTAMP_TO_SEC(TIMESTAMP(&quot;2013-1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30&quot; GROUP EACH BY repository_created_at))">
            <text:p>(SELECT TIMESTAMP_TO_SEC(TIMESTAMP("2013-1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30" GROUP EACH BY repository_created_at))</text:p>
          </table:table-cell>
          <table:table-cell table:formula="of:=MOD([.$H$1]*[.A630];[.$K$1])" office:value-type="float" office:value="203">
            <text:p/>
          </table:table-cell>
          <table:table-cell table:formula="of:=IF([.D630]=[.$H$1];&quot;TRUE&quot;;&quot;&quot;)">
            <text:p/>
          </table:table-cell>
          <table:table-cell table:formula="of:=CONCATENATE(IF([.E630]=&quot;TRUE&quot;;[$Feuille2.$A$14];&quot;&quot;);[.C630];IF([.E631]&lt;&gt;&quot;TRUE&quot;;&quot;, &quot;;&quot;&quot;))" office:value-type="string" office:string-value="(SELECT TIMESTAMP_TO_SEC(TIMESTAMP(&quot;2013-1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1-30&quot; GROUP EACH BY repository_created_at)), ">
            <text:p>(SELECT TIMESTAMP_TO_SEC(TIMESTAMP("2013-1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1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0">
            <text:p>630</text:p>
          </table:table-cell>
          <table:table-cell table:style-name="ce1" office:value-type="string">
            <text:p>2013-12-01</text:p>
          </table:table-cell>
          <table:table-cell table:formula="of:=CONCATENATE([$Feuille2.$A$1];[.B631];[$Feuille2.$A$2];[$Feuille2.$A$3];[$Feuille2.$A$4];[.B631];[$Feuille2.$A$5];[$Feuille2.$A$6])" office:value-type="string" office:string-value="(SELECT TIMESTAMP_TO_SEC(TIMESTAMP(&quot;2013-1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1&quot; GROUP EACH BY repository_created_at))">
            <text:p>(SELECT TIMESTAMP_TO_SEC(TIMESTAMP("2013-1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1" GROUP EACH BY repository_created_at))</text:p>
          </table:table-cell>
          <table:table-cell table:formula="of:=MOD([.$H$1]*[.A631];[.$K$1])" office:value-type="float" office:value="210">
            <text:p/>
          </table:table-cell>
          <table:table-cell table:formula="of:=IF([.D631]=[.$H$1];&quot;TRUE&quot;;&quot;&quot;)">
            <text:p/>
          </table:table-cell>
          <table:table-cell table:formula="of:=CONCATENATE(IF([.E631]=&quot;TRUE&quot;;[$Feuille2.$A$14];&quot;&quot;);[.C631];IF([.E632]&lt;&gt;&quot;TRUE&quot;;&quot;, &quot;;&quot;&quot;))" office:value-type="string" office:string-value="(SELECT TIMESTAMP_TO_SEC(TIMESTAMP(&quot;2013-1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1&quot; GROUP EACH BY repository_created_at)), ">
            <text:p>(SELECT TIMESTAMP_TO_SEC(TIMESTAMP("2013-1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1">
            <text:p>631</text:p>
          </table:table-cell>
          <table:table-cell table:style-name="ce1" office:value-type="string">
            <text:p>2013-12-02</text:p>
          </table:table-cell>
          <table:table-cell table:formula="of:=CONCATENATE([$Feuille2.$A$1];[.B632];[$Feuille2.$A$2];[$Feuille2.$A$3];[$Feuille2.$A$4];[.B632];[$Feuille2.$A$5];[$Feuille2.$A$6])" office:value-type="string" office:string-value="(SELECT TIMESTAMP_TO_SEC(TIMESTAMP(&quot;2013-1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2&quot; GROUP EACH BY repository_created_at))">
            <text:p>(SELECT TIMESTAMP_TO_SEC(TIMESTAMP("2013-1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2" GROUP EACH BY repository_created_at))</text:p>
          </table:table-cell>
          <table:table-cell table:formula="of:=MOD([.$H$1]*[.A632];[.$K$1])" office:value-type="float" office:value="217">
            <text:p/>
          </table:table-cell>
          <table:table-cell table:formula="of:=IF([.D632]=[.$H$1];&quot;TRUE&quot;;&quot;&quot;)">
            <text:p/>
          </table:table-cell>
          <table:table-cell table:formula="of:=CONCATENATE(IF([.E632]=&quot;TRUE&quot;;[$Feuille2.$A$14];&quot;&quot;);[.C632];IF([.E633]&lt;&gt;&quot;TRUE&quot;;&quot;, &quot;;&quot;&quot;))" office:value-type="string" office:string-value="(SELECT TIMESTAMP_TO_SEC(TIMESTAMP(&quot;2013-1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2&quot; GROUP EACH BY repository_created_at)), ">
            <text:p>(SELECT TIMESTAMP_TO_SEC(TIMESTAMP("2013-1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2">
            <text:p>632</text:p>
          </table:table-cell>
          <table:table-cell table:style-name="ce1" office:value-type="string">
            <text:p>2013-12-03</text:p>
          </table:table-cell>
          <table:table-cell table:formula="of:=CONCATENATE([$Feuille2.$A$1];[.B633];[$Feuille2.$A$2];[$Feuille2.$A$3];[$Feuille2.$A$4];[.B633];[$Feuille2.$A$5];[$Feuille2.$A$6])" office:value-type="string" office:string-value="(SELECT TIMESTAMP_TO_SEC(TIMESTAMP(&quot;2013-1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3&quot; GROUP EACH BY repository_created_at))">
            <text:p>(SELECT TIMESTAMP_TO_SEC(TIMESTAMP("2013-1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3" GROUP EACH BY repository_created_at))</text:p>
          </table:table-cell>
          <table:table-cell table:formula="of:=MOD([.$H$1]*[.A633];[.$K$1])" office:value-type="float" office:value="224">
            <text:p/>
          </table:table-cell>
          <table:table-cell table:formula="of:=IF([.D633]=[.$H$1];&quot;TRUE&quot;;&quot;&quot;)">
            <text:p/>
          </table:table-cell>
          <table:table-cell table:formula="of:=CONCATENATE(IF([.E633]=&quot;TRUE&quot;;[$Feuille2.$A$14];&quot;&quot;);[.C633];IF([.E634]&lt;&gt;&quot;TRUE&quot;;&quot;, &quot;;&quot;&quot;))" office:value-type="string" office:string-value="(SELECT TIMESTAMP_TO_SEC(TIMESTAMP(&quot;2013-1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3&quot; GROUP EACH BY repository_created_at)), ">
            <text:p>(SELECT TIMESTAMP_TO_SEC(TIMESTAMP("2013-1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3">
            <text:p>633</text:p>
          </table:table-cell>
          <table:table-cell table:style-name="ce1" office:value-type="string">
            <text:p>2013-12-04</text:p>
          </table:table-cell>
          <table:table-cell table:formula="of:=CONCATENATE([$Feuille2.$A$1];[.B634];[$Feuille2.$A$2];[$Feuille2.$A$3];[$Feuille2.$A$4];[.B634];[$Feuille2.$A$5];[$Feuille2.$A$6])" office:value-type="string" office:string-value="(SELECT TIMESTAMP_TO_SEC(TIMESTAMP(&quot;2013-1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4&quot; GROUP EACH BY repository_created_at))">
            <text:p>(SELECT TIMESTAMP_TO_SEC(TIMESTAMP("2013-1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4" GROUP EACH BY repository_created_at))</text:p>
          </table:table-cell>
          <table:table-cell table:formula="of:=MOD([.$H$1]*[.A634];[.$K$1])" office:value-type="float" office:value="231">
            <text:p/>
          </table:table-cell>
          <table:table-cell table:formula="of:=IF([.D634]=[.$H$1];&quot;TRUE&quot;;&quot;&quot;)">
            <text:p/>
          </table:table-cell>
          <table:table-cell table:formula="of:=CONCATENATE(IF([.E634]=&quot;TRUE&quot;;[$Feuille2.$A$14];&quot;&quot;);[.C634];IF([.E635]&lt;&gt;&quot;TRUE&quot;;&quot;, &quot;;&quot;&quot;))" office:value-type="string" office:string-value="(SELECT TIMESTAMP_TO_SEC(TIMESTAMP(&quot;2013-1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4&quot; GROUP EACH BY repository_created_at)), ">
            <text:p>(SELECT TIMESTAMP_TO_SEC(TIMESTAMP("2013-1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4">
            <text:p>634</text:p>
          </table:table-cell>
          <table:table-cell table:style-name="ce1" office:value-type="string">
            <text:p>2013-12-05</text:p>
          </table:table-cell>
          <table:table-cell table:formula="of:=CONCATENATE([$Feuille2.$A$1];[.B635];[$Feuille2.$A$2];[$Feuille2.$A$3];[$Feuille2.$A$4];[.B635];[$Feuille2.$A$5];[$Feuille2.$A$6])" office:value-type="string" office:string-value="(SELECT TIMESTAMP_TO_SEC(TIMESTAMP(&quot;2013-1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5&quot; GROUP EACH BY repository_created_at))">
            <text:p>(SELECT TIMESTAMP_TO_SEC(TIMESTAMP("2013-1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5" GROUP EACH BY repository_created_at))</text:p>
          </table:table-cell>
          <table:table-cell table:formula="of:=MOD([.$H$1]*[.A635];[.$K$1])" office:value-type="float" office:value="238">
            <text:p/>
          </table:table-cell>
          <table:table-cell table:formula="of:=IF([.D635]=[.$H$1];&quot;TRUE&quot;;&quot;&quot;)">
            <text:p/>
          </table:table-cell>
          <table:table-cell table:formula="of:=CONCATENATE(IF([.E635]=&quot;TRUE&quot;;[$Feuille2.$A$14];&quot;&quot;);[.C635];IF([.E636]&lt;&gt;&quot;TRUE&quot;;&quot;, &quot;;&quot;&quot;))" office:value-type="string" office:string-value="(SELECT TIMESTAMP_TO_SEC(TIMESTAMP(&quot;2013-1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5&quot; GROUP EACH BY repository_created_at)), ">
            <text:p>(SELECT TIMESTAMP_TO_SEC(TIMESTAMP("2013-1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5">
            <text:p>635</text:p>
          </table:table-cell>
          <table:table-cell table:style-name="ce1" office:value-type="string">
            <text:p>2013-12-06</text:p>
          </table:table-cell>
          <table:table-cell table:formula="of:=CONCATENATE([$Feuille2.$A$1];[.B636];[$Feuille2.$A$2];[$Feuille2.$A$3];[$Feuille2.$A$4];[.B636];[$Feuille2.$A$5];[$Feuille2.$A$6])" office:value-type="string" office:string-value="(SELECT TIMESTAMP_TO_SEC(TIMESTAMP(&quot;2013-1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6&quot; GROUP EACH BY repository_created_at))">
            <text:p>(SELECT TIMESTAMP_TO_SEC(TIMESTAMP("2013-1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6" GROUP EACH BY repository_created_at))</text:p>
          </table:table-cell>
          <table:table-cell table:formula="of:=MOD([.$H$1]*[.A636];[.$K$1])" office:value-type="float" office:value="245">
            <text:p/>
          </table:table-cell>
          <table:table-cell table:formula="of:=IF([.D636]=[.$H$1];&quot;TRUE&quot;;&quot;&quot;)">
            <text:p/>
          </table:table-cell>
          <table:table-cell table:formula="of:=CONCATENATE(IF([.E636]=&quot;TRUE&quot;;[$Feuille2.$A$14];&quot;&quot;);[.C636];IF([.E637]&lt;&gt;&quot;TRUE&quot;;&quot;, &quot;;&quot;&quot;))" office:value-type="string" office:string-value="(SELECT TIMESTAMP_TO_SEC(TIMESTAMP(&quot;2013-1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6&quot; GROUP EACH BY repository_created_at)), ">
            <text:p>(SELECT TIMESTAMP_TO_SEC(TIMESTAMP("2013-1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6">
            <text:p>636</text:p>
          </table:table-cell>
          <table:table-cell table:style-name="ce1" office:value-type="string">
            <text:p>2013-12-07</text:p>
          </table:table-cell>
          <table:table-cell table:formula="of:=CONCATENATE([$Feuille2.$A$1];[.B637];[$Feuille2.$A$2];[$Feuille2.$A$3];[$Feuille2.$A$4];[.B637];[$Feuille2.$A$5];[$Feuille2.$A$6])" office:value-type="string" office:string-value="(SELECT TIMESTAMP_TO_SEC(TIMESTAMP(&quot;2013-1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7&quot; GROUP EACH BY repository_created_at))">
            <text:p>(SELECT TIMESTAMP_TO_SEC(TIMESTAMP("2013-1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7" GROUP EACH BY repository_created_at))</text:p>
          </table:table-cell>
          <table:table-cell table:formula="of:=MOD([.$H$1]*[.A637];[.$K$1])" office:value-type="float" office:value="252">
            <text:p/>
          </table:table-cell>
          <table:table-cell table:formula="of:=IF([.D637]=[.$H$1];&quot;TRUE&quot;;&quot;&quot;)">
            <text:p/>
          </table:table-cell>
          <table:table-cell table:formula="of:=CONCATENATE(IF([.E637]=&quot;TRUE&quot;;[$Feuille2.$A$14];&quot;&quot;);[.C637];IF([.E638]&lt;&gt;&quot;TRUE&quot;;&quot;, &quot;;&quot;&quot;))" office:value-type="string" office:string-value="(SELECT TIMESTAMP_TO_SEC(TIMESTAMP(&quot;2013-1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7&quot; GROUP EACH BY repository_created_at)), ">
            <text:p>(SELECT TIMESTAMP_TO_SEC(TIMESTAMP("2013-1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7">
            <text:p>637</text:p>
          </table:table-cell>
          <table:table-cell table:style-name="ce1" office:value-type="string">
            <text:p>2013-12-08</text:p>
          </table:table-cell>
          <table:table-cell table:formula="of:=CONCATENATE([$Feuille2.$A$1];[.B638];[$Feuille2.$A$2];[$Feuille2.$A$3];[$Feuille2.$A$4];[.B638];[$Feuille2.$A$5];[$Feuille2.$A$6])" office:value-type="string" office:string-value="(SELECT TIMESTAMP_TO_SEC(TIMESTAMP(&quot;2013-1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8&quot; GROUP EACH BY repository_created_at))">
            <text:p>(SELECT TIMESTAMP_TO_SEC(TIMESTAMP("2013-1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8" GROUP EACH BY repository_created_at))</text:p>
          </table:table-cell>
          <table:table-cell table:formula="of:=MOD([.$H$1]*[.A638];[.$K$1])" office:value-type="float" office:value="259">
            <text:p/>
          </table:table-cell>
          <table:table-cell table:formula="of:=IF([.D638]=[.$H$1];&quot;TRUE&quot;;&quot;&quot;)">
            <text:p/>
          </table:table-cell>
          <table:table-cell table:formula="of:=CONCATENATE(IF([.E638]=&quot;TRUE&quot;;[$Feuille2.$A$14];&quot;&quot;);[.C638];IF([.E639]&lt;&gt;&quot;TRUE&quot;;&quot;, &quot;;&quot;&quot;))" office:value-type="string" office:string-value="(SELECT TIMESTAMP_TO_SEC(TIMESTAMP(&quot;2013-1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8&quot; GROUP EACH BY repository_created_at)), ">
            <text:p>(SELECT TIMESTAMP_TO_SEC(TIMESTAMP("2013-1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8">
            <text:p>638</text:p>
          </table:table-cell>
          <table:table-cell table:style-name="ce1" office:value-type="string">
            <text:p>2013-12-09</text:p>
          </table:table-cell>
          <table:table-cell table:formula="of:=CONCATENATE([$Feuille2.$A$1];[.B639];[$Feuille2.$A$2];[$Feuille2.$A$3];[$Feuille2.$A$4];[.B639];[$Feuille2.$A$5];[$Feuille2.$A$6])" office:value-type="string" office:string-value="(SELECT TIMESTAMP_TO_SEC(TIMESTAMP(&quot;2013-1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9&quot; GROUP EACH BY repository_created_at))">
            <text:p>(SELECT TIMESTAMP_TO_SEC(TIMESTAMP("2013-1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9" GROUP EACH BY repository_created_at))</text:p>
          </table:table-cell>
          <table:table-cell table:formula="of:=MOD([.$H$1]*[.A639];[.$K$1])" office:value-type="float" office:value="266">
            <text:p/>
          </table:table-cell>
          <table:table-cell table:formula="of:=IF([.D639]=[.$H$1];&quot;TRUE&quot;;&quot;&quot;)">
            <text:p/>
          </table:table-cell>
          <table:table-cell table:formula="of:=CONCATENATE(IF([.E639]=&quot;TRUE&quot;;[$Feuille2.$A$14];&quot;&quot;);[.C639];IF([.E640]&lt;&gt;&quot;TRUE&quot;;&quot;, &quot;;&quot;&quot;))" office:value-type="string" office:string-value="(SELECT TIMESTAMP_TO_SEC(TIMESTAMP(&quot;2013-1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09&quot; GROUP EACH BY repository_created_at)), ">
            <text:p>(SELECT TIMESTAMP_TO_SEC(TIMESTAMP("2013-1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39">
            <text:p>639</text:p>
          </table:table-cell>
          <table:table-cell table:style-name="ce1" office:value-type="string">
            <text:p>2013-12-10</text:p>
          </table:table-cell>
          <table:table-cell table:formula="of:=CONCATENATE([$Feuille2.$A$1];[.B640];[$Feuille2.$A$2];[$Feuille2.$A$3];[$Feuille2.$A$4];[.B640];[$Feuille2.$A$5];[$Feuille2.$A$6])" office:value-type="string" office:string-value="(SELECT TIMESTAMP_TO_SEC(TIMESTAMP(&quot;2013-1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0&quot; GROUP EACH BY repository_created_at))">
            <text:p>(SELECT TIMESTAMP_TO_SEC(TIMESTAMP("2013-1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0" GROUP EACH BY repository_created_at))</text:p>
          </table:table-cell>
          <table:table-cell table:formula="of:=MOD([.$H$1]*[.A640];[.$K$1])" office:value-type="float" office:value="273">
            <text:p/>
          </table:table-cell>
          <table:table-cell table:formula="of:=IF([.D640]=[.$H$1];&quot;TRUE&quot;;&quot;&quot;)">
            <text:p/>
          </table:table-cell>
          <table:table-cell table:formula="of:=CONCATENATE(IF([.E640]=&quot;TRUE&quot;;[$Feuille2.$A$14];&quot;&quot;);[.C640];IF([.E641]&lt;&gt;&quot;TRUE&quot;;&quot;, &quot;;&quot;&quot;))" office:value-type="string" office:string-value="(SELECT TIMESTAMP_TO_SEC(TIMESTAMP(&quot;2013-1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0&quot; GROUP EACH BY repository_created_at)), ">
            <text:p>(SELECT TIMESTAMP_TO_SEC(TIMESTAMP("2013-1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string">
            <text:p>2013-12-11</text:p>
          </table:table-cell>
          <table:table-cell table:formula="of:=CONCATENATE([$Feuille2.$A$1];[.B641];[$Feuille2.$A$2];[$Feuille2.$A$3];[$Feuille2.$A$4];[.B641];[$Feuille2.$A$5];[$Feuille2.$A$6])" office:value-type="string" office:string-value="(SELECT TIMESTAMP_TO_SEC(TIMESTAMP(&quot;2013-1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1&quot; GROUP EACH BY repository_created_at))">
            <text:p>(SELECT TIMESTAMP_TO_SEC(TIMESTAMP("2013-1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1" GROUP EACH BY repository_created_at))</text:p>
          </table:table-cell>
          <table:table-cell table:formula="of:=MOD([.$H$1]*[.A641];[.$K$1])" office:value-type="float" office:value="280">
            <text:p/>
          </table:table-cell>
          <table:table-cell table:formula="of:=IF([.D641]=[.$H$1];&quot;TRUE&quot;;&quot;&quot;)">
            <text:p/>
          </table:table-cell>
          <table:table-cell table:formula="of:=CONCATENATE(IF([.E641]=&quot;TRUE&quot;;[$Feuille2.$A$14];&quot;&quot;);[.C641];IF([.E642]&lt;&gt;&quot;TRUE&quot;;&quot;, &quot;;&quot;&quot;))" office:value-type="string" office:string-value="(SELECT TIMESTAMP_TO_SEC(TIMESTAMP(&quot;2013-1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1&quot; GROUP EACH BY repository_created_at)), ">
            <text:p>(SELECT TIMESTAMP_TO_SEC(TIMESTAMP("2013-1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1">
            <text:p>641</text:p>
          </table:table-cell>
          <table:table-cell table:style-name="ce1" office:value-type="string">
            <text:p>2013-12-12</text:p>
          </table:table-cell>
          <table:table-cell table:formula="of:=CONCATENATE([$Feuille2.$A$1];[.B642];[$Feuille2.$A$2];[$Feuille2.$A$3];[$Feuille2.$A$4];[.B642];[$Feuille2.$A$5];[$Feuille2.$A$6])" office:value-type="string" office:string-value="(SELECT TIMESTAMP_TO_SEC(TIMESTAMP(&quot;2013-1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2&quot; GROUP EACH BY repository_created_at))">
            <text:p>(SELECT TIMESTAMP_TO_SEC(TIMESTAMP("2013-1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2" GROUP EACH BY repository_created_at))</text:p>
          </table:table-cell>
          <table:table-cell table:formula="of:=MOD([.$H$1]*[.A642];[.$K$1])" office:value-type="float" office:value="287">
            <text:p/>
          </table:table-cell>
          <table:table-cell table:formula="of:=IF([.D642]=[.$H$1];&quot;TRUE&quot;;&quot;&quot;)">
            <text:p/>
          </table:table-cell>
          <table:table-cell table:formula="of:=CONCATENATE(IF([.E642]=&quot;TRUE&quot;;[$Feuille2.$A$14];&quot;&quot;);[.C642];IF([.E643]&lt;&gt;&quot;TRUE&quot;;&quot;, &quot;;&quot;&quot;))" office:value-type="string" office:string-value="(SELECT TIMESTAMP_TO_SEC(TIMESTAMP(&quot;2013-1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2&quot; GROUP EACH BY repository_created_at)), ">
            <text:p>(SELECT TIMESTAMP_TO_SEC(TIMESTAMP("2013-1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2">
            <text:p>642</text:p>
          </table:table-cell>
          <table:table-cell table:style-name="ce1" office:value-type="string">
            <text:p>2013-12-13</text:p>
          </table:table-cell>
          <table:table-cell table:formula="of:=CONCATENATE([$Feuille2.$A$1];[.B643];[$Feuille2.$A$2];[$Feuille2.$A$3];[$Feuille2.$A$4];[.B643];[$Feuille2.$A$5];[$Feuille2.$A$6])" office:value-type="string" office:string-value="(SELECT TIMESTAMP_TO_SEC(TIMESTAMP(&quot;2013-1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3&quot; GROUP EACH BY repository_created_at))">
            <text:p>(SELECT TIMESTAMP_TO_SEC(TIMESTAMP("2013-1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3" GROUP EACH BY repository_created_at))</text:p>
          </table:table-cell>
          <table:table-cell table:formula="of:=MOD([.$H$1]*[.A643];[.$K$1])" office:value-type="float" office:value="294">
            <text:p/>
          </table:table-cell>
          <table:table-cell table:formula="of:=IF([.D643]=[.$H$1];&quot;TRUE&quot;;&quot;&quot;)">
            <text:p/>
          </table:table-cell>
          <table:table-cell table:formula="of:=CONCATENATE(IF([.E643]=&quot;TRUE&quot;;[$Feuille2.$A$14];&quot;&quot;);[.C643];IF([.E644]&lt;&gt;&quot;TRUE&quot;;&quot;, &quot;;&quot;&quot;))" office:value-type="string" office:string-value="(SELECT TIMESTAMP_TO_SEC(TIMESTAMP(&quot;2013-1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3&quot; GROUP EACH BY repository_created_at)), ">
            <text:p>(SELECT TIMESTAMP_TO_SEC(TIMESTAMP("2013-1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3">
            <text:p>643</text:p>
          </table:table-cell>
          <table:table-cell table:style-name="ce1" office:value-type="string">
            <text:p>2013-12-14</text:p>
          </table:table-cell>
          <table:table-cell table:formula="of:=CONCATENATE([$Feuille2.$A$1];[.B644];[$Feuille2.$A$2];[$Feuille2.$A$3];[$Feuille2.$A$4];[.B644];[$Feuille2.$A$5];[$Feuille2.$A$6])" office:value-type="string" office:string-value="(SELECT TIMESTAMP_TO_SEC(TIMESTAMP(&quot;2013-1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4&quot; GROUP EACH BY repository_created_at))">
            <text:p>(SELECT TIMESTAMP_TO_SEC(TIMESTAMP("2013-1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4" GROUP EACH BY repository_created_at))</text:p>
          </table:table-cell>
          <table:table-cell table:formula="of:=MOD([.$H$1]*[.A644];[.$K$1])" office:value-type="float" office:value="301">
            <text:p/>
          </table:table-cell>
          <table:table-cell table:formula="of:=IF([.D644]=[.$H$1];&quot;TRUE&quot;;&quot;&quot;)">
            <text:p/>
          </table:table-cell>
          <table:table-cell table:formula="of:=CONCATENATE(IF([.E644]=&quot;TRUE&quot;;[$Feuille2.$A$14];&quot;&quot;);[.C644];IF([.E645]&lt;&gt;&quot;TRUE&quot;;&quot;, &quot;;&quot;&quot;))" office:value-type="string" office:string-value="(SELECT TIMESTAMP_TO_SEC(TIMESTAMP(&quot;2013-1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4&quot; GROUP EACH BY repository_created_at)), ">
            <text:p>(SELECT TIMESTAMP_TO_SEC(TIMESTAMP("2013-1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4">
            <text:p>644</text:p>
          </table:table-cell>
          <table:table-cell table:style-name="ce1" office:value-type="string">
            <text:p>2013-12-15</text:p>
          </table:table-cell>
          <table:table-cell table:formula="of:=CONCATENATE([$Feuille2.$A$1];[.B645];[$Feuille2.$A$2];[$Feuille2.$A$3];[$Feuille2.$A$4];[.B645];[$Feuille2.$A$5];[$Feuille2.$A$6])" office:value-type="string" office:string-value="(SELECT TIMESTAMP_TO_SEC(TIMESTAMP(&quot;2013-1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5&quot; GROUP EACH BY repository_created_at))">
            <text:p>(SELECT TIMESTAMP_TO_SEC(TIMESTAMP("2013-1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5" GROUP EACH BY repository_created_at))</text:p>
          </table:table-cell>
          <table:table-cell table:formula="of:=MOD([.$H$1]*[.A645];[.$K$1])" office:value-type="float" office:value="308">
            <text:p/>
          </table:table-cell>
          <table:table-cell table:formula="of:=IF([.D645]=[.$H$1];&quot;TRUE&quot;;&quot;&quot;)">
            <text:p/>
          </table:table-cell>
          <table:table-cell table:formula="of:=CONCATENATE(IF([.E645]=&quot;TRUE&quot;;[$Feuille2.$A$14];&quot;&quot;);[.C645];IF([.E646]&lt;&gt;&quot;TRUE&quot;;&quot;, &quot;;&quot;&quot;))" office:value-type="string" office:string-value="(SELECT TIMESTAMP_TO_SEC(TIMESTAMP(&quot;2013-1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5&quot; GROUP EACH BY repository_created_at)), ">
            <text:p>(SELECT TIMESTAMP_TO_SEC(TIMESTAMP("2013-1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5">
            <text:p>645</text:p>
          </table:table-cell>
          <table:table-cell table:style-name="ce1" office:value-type="string">
            <text:p>2013-12-16</text:p>
          </table:table-cell>
          <table:table-cell table:formula="of:=CONCATENATE([$Feuille2.$A$1];[.B646];[$Feuille2.$A$2];[$Feuille2.$A$3];[$Feuille2.$A$4];[.B646];[$Feuille2.$A$5];[$Feuille2.$A$6])" office:value-type="string" office:string-value="(SELECT TIMESTAMP_TO_SEC(TIMESTAMP(&quot;2013-1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6&quot; GROUP EACH BY repository_created_at))">
            <text:p>(SELECT TIMESTAMP_TO_SEC(TIMESTAMP("2013-1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6" GROUP EACH BY repository_created_at))</text:p>
          </table:table-cell>
          <table:table-cell table:formula="of:=MOD([.$H$1]*[.A646];[.$K$1])" office:value-type="float" office:value="315">
            <text:p/>
          </table:table-cell>
          <table:table-cell table:formula="of:=IF([.D646]=[.$H$1];&quot;TRUE&quot;;&quot;&quot;)">
            <text:p/>
          </table:table-cell>
          <table:table-cell table:formula="of:=CONCATENATE(IF([.E646]=&quot;TRUE&quot;;[$Feuille2.$A$14];&quot;&quot;);[.C646];IF([.E647]&lt;&gt;&quot;TRUE&quot;;&quot;, &quot;;&quot;&quot;))" office:value-type="string" office:string-value="(SELECT TIMESTAMP_TO_SEC(TIMESTAMP(&quot;2013-1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6&quot; GROUP EACH BY repository_created_at)), ">
            <text:p>(SELECT TIMESTAMP_TO_SEC(TIMESTAMP("2013-1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6">
            <text:p>646</text:p>
          </table:table-cell>
          <table:table-cell table:style-name="ce1" office:value-type="string">
            <text:p>2013-12-17</text:p>
          </table:table-cell>
          <table:table-cell table:formula="of:=CONCATENATE([$Feuille2.$A$1];[.B647];[$Feuille2.$A$2];[$Feuille2.$A$3];[$Feuille2.$A$4];[.B647];[$Feuille2.$A$5];[$Feuille2.$A$6])" office:value-type="string" office:string-value="(SELECT TIMESTAMP_TO_SEC(TIMESTAMP(&quot;2013-1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7&quot; GROUP EACH BY repository_created_at))">
            <text:p>(SELECT TIMESTAMP_TO_SEC(TIMESTAMP("2013-1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7" GROUP EACH BY repository_created_at))</text:p>
          </table:table-cell>
          <table:table-cell table:formula="of:=MOD([.$H$1]*[.A647];[.$K$1])" office:value-type="float" office:value="322">
            <text:p/>
          </table:table-cell>
          <table:table-cell table:formula="of:=IF([.D647]=[.$H$1];&quot;TRUE&quot;;&quot;&quot;)">
            <text:p/>
          </table:table-cell>
          <table:table-cell table:formula="of:=CONCATENATE(IF([.E647]=&quot;TRUE&quot;;[$Feuille2.$A$14];&quot;&quot;);[.C647];IF([.E648]&lt;&gt;&quot;TRUE&quot;;&quot;, &quot;;&quot;&quot;))" office:value-type="string" office:string-value="(SELECT TIMESTAMP_TO_SEC(TIMESTAMP(&quot;2013-1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7&quot; GROUP EACH BY repository_created_at)), ">
            <text:p>(SELECT TIMESTAMP_TO_SEC(TIMESTAMP("2013-1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7">
            <text:p>647</text:p>
          </table:table-cell>
          <table:table-cell table:style-name="ce1" office:value-type="string">
            <text:p>2013-12-18</text:p>
          </table:table-cell>
          <table:table-cell table:formula="of:=CONCATENATE([$Feuille2.$A$1];[.B648];[$Feuille2.$A$2];[$Feuille2.$A$3];[$Feuille2.$A$4];[.B648];[$Feuille2.$A$5];[$Feuille2.$A$6])" office:value-type="string" office:string-value="(SELECT TIMESTAMP_TO_SEC(TIMESTAMP(&quot;2013-1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8&quot; GROUP EACH BY repository_created_at))">
            <text:p>(SELECT TIMESTAMP_TO_SEC(TIMESTAMP("2013-1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8" GROUP EACH BY repository_created_at))</text:p>
          </table:table-cell>
          <table:table-cell table:formula="of:=MOD([.$H$1]*[.A648];[.$K$1])" office:value-type="float" office:value="329">
            <text:p/>
          </table:table-cell>
          <table:table-cell table:formula="of:=IF([.D648]=[.$H$1];&quot;TRUE&quot;;&quot;&quot;)">
            <text:p/>
          </table:table-cell>
          <table:table-cell table:formula="of:=CONCATENATE(IF([.E648]=&quot;TRUE&quot;;[$Feuille2.$A$14];&quot;&quot;);[.C648];IF([.E649]&lt;&gt;&quot;TRUE&quot;;&quot;, &quot;;&quot;&quot;))" office:value-type="string" office:string-value="(SELECT TIMESTAMP_TO_SEC(TIMESTAMP(&quot;2013-1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8&quot; GROUP EACH BY repository_created_at)), ">
            <text:p>(SELECT TIMESTAMP_TO_SEC(TIMESTAMP("2013-1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8">
            <text:p>648</text:p>
          </table:table-cell>
          <table:table-cell table:style-name="ce1" office:value-type="string">
            <text:p>2013-12-19</text:p>
          </table:table-cell>
          <table:table-cell table:formula="of:=CONCATENATE([$Feuille2.$A$1];[.B649];[$Feuille2.$A$2];[$Feuille2.$A$3];[$Feuille2.$A$4];[.B649];[$Feuille2.$A$5];[$Feuille2.$A$6])" office:value-type="string" office:string-value="(SELECT TIMESTAMP_TO_SEC(TIMESTAMP(&quot;2013-1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9&quot; GROUP EACH BY repository_created_at))">
            <text:p>(SELECT TIMESTAMP_TO_SEC(TIMESTAMP("2013-1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9" GROUP EACH BY repository_created_at))</text:p>
          </table:table-cell>
          <table:table-cell table:formula="of:=MOD([.$H$1]*[.A649];[.$K$1])" office:value-type="float" office:value="336">
            <text:p/>
          </table:table-cell>
          <table:table-cell table:formula="of:=IF([.D649]=[.$H$1];&quot;TRUE&quot;;&quot;&quot;)">
            <text:p/>
          </table:table-cell>
          <table:table-cell table:formula="of:=CONCATENATE(IF([.E649]=&quot;TRUE&quot;;[$Feuille2.$A$14];&quot;&quot;);[.C649];IF([.E650]&lt;&gt;&quot;TRUE&quot;;&quot;, &quot;;&quot;&quot;))" office:value-type="string" office:string-value="(SELECT TIMESTAMP_TO_SEC(TIMESTAMP(&quot;2013-1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19&quot; GROUP EACH BY repository_created_at)), ">
            <text:p>(SELECT TIMESTAMP_TO_SEC(TIMESTAMP("2013-1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49">
            <text:p>649</text:p>
          </table:table-cell>
          <table:table-cell table:style-name="ce1" office:value-type="string">
            <text:p>2013-12-20</text:p>
          </table:table-cell>
          <table:table-cell table:formula="of:=CONCATENATE([$Feuille2.$A$1];[.B650];[$Feuille2.$A$2];[$Feuille2.$A$3];[$Feuille2.$A$4];[.B650];[$Feuille2.$A$5];[$Feuille2.$A$6])" office:value-type="string" office:string-value="(SELECT TIMESTAMP_TO_SEC(TIMESTAMP(&quot;2013-1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0&quot; GROUP EACH BY repository_created_at))">
            <text:p>(SELECT TIMESTAMP_TO_SEC(TIMESTAMP("2013-1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0" GROUP EACH BY repository_created_at))</text:p>
          </table:table-cell>
          <table:table-cell table:formula="of:=MOD([.$H$1]*[.A650];[.$K$1])" office:value-type="float" office:value="343">
            <text:p/>
          </table:table-cell>
          <table:table-cell table:formula="of:=IF([.D650]=[.$H$1];&quot;TRUE&quot;;&quot;&quot;)">
            <text:p/>
          </table:table-cell>
          <table:table-cell table:formula="of:=CONCATENATE(IF([.E650]=&quot;TRUE&quot;;[$Feuille2.$A$14];&quot;&quot;);[.C650];IF([.E651]&lt;&gt;&quot;TRUE&quot;;&quot;, &quot;;&quot;&quot;))" office:value-type="string" office:string-value="(SELECT TIMESTAMP_TO_SEC(TIMESTAMP(&quot;2013-1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0&quot; GROUP EACH BY repository_created_at)), ">
            <text:p>(SELECT TIMESTAMP_TO_SEC(TIMESTAMP("2013-1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0">
            <text:p>650</text:p>
          </table:table-cell>
          <table:table-cell table:style-name="ce1" office:value-type="string">
            <text:p>2013-12-21</text:p>
          </table:table-cell>
          <table:table-cell table:formula="of:=CONCATENATE([$Feuille2.$A$1];[.B651];[$Feuille2.$A$2];[$Feuille2.$A$3];[$Feuille2.$A$4];[.B651];[$Feuille2.$A$5];[$Feuille2.$A$6])" office:value-type="string" office:string-value="(SELECT TIMESTAMP_TO_SEC(TIMESTAMP(&quot;2013-1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1&quot; GROUP EACH BY repository_created_at))">
            <text:p>(SELECT TIMESTAMP_TO_SEC(TIMESTAMP("2013-1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1" GROUP EACH BY repository_created_at))</text:p>
          </table:table-cell>
          <table:table-cell table:formula="of:=MOD([.$H$1]*[.A651];[.$K$1])" office:value-type="float" office:value="350">
            <text:p/>
          </table:table-cell>
          <table:table-cell table:formula="of:=IF([.D651]=[.$H$1];&quot;TRUE&quot;;&quot;&quot;)">
            <text:p/>
          </table:table-cell>
          <table:table-cell table:formula="of:=CONCATENATE(IF([.E651]=&quot;TRUE&quot;;[$Feuille2.$A$14];&quot;&quot;);[.C651];IF([.E652]&lt;&gt;&quot;TRUE&quot;;&quot;, &quot;;&quot;&quot;))" office:value-type="string" office:string-value="(SELECT TIMESTAMP_TO_SEC(TIMESTAMP(&quot;2013-1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1&quot; GROUP EACH BY repository_created_at)), ">
            <text:p>(SELECT TIMESTAMP_TO_SEC(TIMESTAMP("2013-1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1">
            <text:p>651</text:p>
          </table:table-cell>
          <table:table-cell table:style-name="ce1" office:value-type="string">
            <text:p>2013-12-22</text:p>
          </table:table-cell>
          <table:table-cell table:formula="of:=CONCATENATE([$Feuille2.$A$1];[.B652];[$Feuille2.$A$2];[$Feuille2.$A$3];[$Feuille2.$A$4];[.B652];[$Feuille2.$A$5];[$Feuille2.$A$6])" office:value-type="string" office:string-value="(SELECT TIMESTAMP_TO_SEC(TIMESTAMP(&quot;2013-1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2&quot; GROUP EACH BY repository_created_at))">
            <text:p>(SELECT TIMESTAMP_TO_SEC(TIMESTAMP("2013-1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2" GROUP EACH BY repository_created_at))</text:p>
          </table:table-cell>
          <table:table-cell table:formula="of:=MOD([.$H$1]*[.A652];[.$K$1])" office:value-type="float" office:value="357">
            <text:p/>
          </table:table-cell>
          <table:table-cell table:formula="of:=IF([.D652]=[.$H$1];&quot;TRUE&quot;;&quot;&quot;)">
            <text:p/>
          </table:table-cell>
          <table:table-cell table:formula="of:=CONCATENATE(IF([.E652]=&quot;TRUE&quot;;[$Feuille2.$A$14];&quot;&quot;);[.C652];IF([.E653]&lt;&gt;&quot;TRUE&quot;;&quot;, &quot;;&quot;&quot;))" office:value-type="string" office:string-value="(SELECT TIMESTAMP_TO_SEC(TIMESTAMP(&quot;2013-1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2&quot; GROUP EACH BY repository_created_at)), ">
            <text:p>(SELECT TIMESTAMP_TO_SEC(TIMESTAMP("2013-1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2">
            <text:p>652</text:p>
          </table:table-cell>
          <table:table-cell table:style-name="ce1" office:value-type="string">
            <text:p>2013-12-23</text:p>
          </table:table-cell>
          <table:table-cell table:formula="of:=CONCATENATE([$Feuille2.$A$1];[.B653];[$Feuille2.$A$2];[$Feuille2.$A$3];[$Feuille2.$A$4];[.B653];[$Feuille2.$A$5];[$Feuille2.$A$6])" office:value-type="string" office:string-value="(SELECT TIMESTAMP_TO_SEC(TIMESTAMP(&quot;2013-1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3&quot; GROUP EACH BY repository_created_at))">
            <text:p>(SELECT TIMESTAMP_TO_SEC(TIMESTAMP("2013-1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3" GROUP EACH BY repository_created_at))</text:p>
          </table:table-cell>
          <table:table-cell table:formula="of:=MOD([.$H$1]*[.A653];[.$K$1])" office:value-type="float" office:value="364">
            <text:p/>
          </table:table-cell>
          <table:table-cell table:formula="of:=IF([.D653]=[.$H$1];&quot;TRUE&quot;;&quot;&quot;)">
            <text:p/>
          </table:table-cell>
          <table:table-cell table:formula="of:=CONCATENATE(IF([.E653]=&quot;TRUE&quot;;[$Feuille2.$A$14];&quot;&quot;);[.C653];IF([.E654]&lt;&gt;&quot;TRUE&quot;;&quot;, &quot;;&quot;&quot;))" office:value-type="string" office:string-value="(SELECT TIMESTAMP_TO_SEC(TIMESTAMP(&quot;2013-1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3&quot; GROUP EACH BY repository_created_at)), ">
            <text:p>(SELECT TIMESTAMP_TO_SEC(TIMESTAMP("2013-1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3">
            <text:p>653</text:p>
          </table:table-cell>
          <table:table-cell table:style-name="ce1" office:value-type="string">
            <text:p>2013-12-24</text:p>
          </table:table-cell>
          <table:table-cell table:formula="of:=CONCATENATE([$Feuille2.$A$1];[.B654];[$Feuille2.$A$2];[$Feuille2.$A$3];[$Feuille2.$A$4];[.B654];[$Feuille2.$A$5];[$Feuille2.$A$6])" office:value-type="string" office:string-value="(SELECT TIMESTAMP_TO_SEC(TIMESTAMP(&quot;2013-1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4&quot; GROUP EACH BY repository_created_at))">
            <text:p>(SELECT TIMESTAMP_TO_SEC(TIMESTAMP("2013-1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4" GROUP EACH BY repository_created_at))</text:p>
          </table:table-cell>
          <table:table-cell table:formula="of:=MOD([.$H$1]*[.A654];[.$K$1])" office:value-type="float" office:value="371">
            <text:p/>
          </table:table-cell>
          <table:table-cell table:formula="of:=IF([.D654]=[.$H$1];&quot;TRUE&quot;;&quot;&quot;)">
            <text:p/>
          </table:table-cell>
          <table:table-cell table:formula="of:=CONCATENATE(IF([.E654]=&quot;TRUE&quot;;[$Feuille2.$A$14];&quot;&quot;);[.C654];IF([.E655]&lt;&gt;&quot;TRUE&quot;;&quot;, &quot;;&quot;&quot;))" office:value-type="string" office:string-value="(SELECT TIMESTAMP_TO_SEC(TIMESTAMP(&quot;2013-1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4&quot; GROUP EACH BY repository_created_at)), ">
            <text:p>(SELECT TIMESTAMP_TO_SEC(TIMESTAMP("2013-1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4">
            <text:p>654</text:p>
          </table:table-cell>
          <table:table-cell table:style-name="ce1" office:value-type="string">
            <text:p>2013-12-25</text:p>
          </table:table-cell>
          <table:table-cell table:formula="of:=CONCATENATE([$Feuille2.$A$1];[.B655];[$Feuille2.$A$2];[$Feuille2.$A$3];[$Feuille2.$A$4];[.B655];[$Feuille2.$A$5];[$Feuille2.$A$6])" office:value-type="string" office:string-value="(SELECT TIMESTAMP_TO_SEC(TIMESTAMP(&quot;2013-1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5&quot; GROUP EACH BY repository_created_at))">
            <text:p>(SELECT TIMESTAMP_TO_SEC(TIMESTAMP("2013-1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5" GROUP EACH BY repository_created_at))</text:p>
          </table:table-cell>
          <table:table-cell table:formula="of:=MOD([.$H$1]*[.A655];[.$K$1])" office:value-type="float" office:value="378">
            <text:p/>
          </table:table-cell>
          <table:table-cell table:formula="of:=IF([.D655]=[.$H$1];&quot;TRUE&quot;;&quot;&quot;)">
            <text:p/>
          </table:table-cell>
          <table:table-cell table:formula="of:=CONCATENATE(IF([.E655]=&quot;TRUE&quot;;[$Feuille2.$A$14];&quot;&quot;);[.C655];IF([.E656]&lt;&gt;&quot;TRUE&quot;;&quot;, &quot;;&quot;&quot;))" office:value-type="string" office:string-value="(SELECT TIMESTAMP_TO_SEC(TIMESTAMP(&quot;2013-1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5&quot; GROUP EACH BY repository_created_at)), ">
            <text:p>(SELECT TIMESTAMP_TO_SEC(TIMESTAMP("2013-1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5">
            <text:p>655</text:p>
          </table:table-cell>
          <table:table-cell table:style-name="ce1" office:value-type="string">
            <text:p>2013-12-26</text:p>
          </table:table-cell>
          <table:table-cell table:formula="of:=CONCATENATE([$Feuille2.$A$1];[.B656];[$Feuille2.$A$2];[$Feuille2.$A$3];[$Feuille2.$A$4];[.B656];[$Feuille2.$A$5];[$Feuille2.$A$6])" office:value-type="string" office:string-value="(SELECT TIMESTAMP_TO_SEC(TIMESTAMP(&quot;2013-1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6&quot; GROUP EACH BY repository_created_at))">
            <text:p>(SELECT TIMESTAMP_TO_SEC(TIMESTAMP("2013-1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6" GROUP EACH BY repository_created_at))</text:p>
          </table:table-cell>
          <table:table-cell table:formula="of:=MOD([.$H$1]*[.A656];[.$K$1])" office:value-type="float" office:value="385">
            <text:p/>
          </table:table-cell>
          <table:table-cell table:formula="of:=IF([.D656]=[.$H$1];&quot;TRUE&quot;;&quot;&quot;)">
            <text:p/>
          </table:table-cell>
          <table:table-cell table:formula="of:=CONCATENATE(IF([.E656]=&quot;TRUE&quot;;[$Feuille2.$A$14];&quot;&quot;);[.C656];IF([.E657]&lt;&gt;&quot;TRUE&quot;;&quot;, &quot;;&quot;&quot;))" office:value-type="string" office:string-value="(SELECT TIMESTAMP_TO_SEC(TIMESTAMP(&quot;2013-1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6&quot; GROUP EACH BY repository_created_at)), ">
            <text:p>(SELECT TIMESTAMP_TO_SEC(TIMESTAMP("2013-1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6">
            <text:p>656</text:p>
          </table:table-cell>
          <table:table-cell table:style-name="ce1" office:value-type="string">
            <text:p>2013-12-27</text:p>
          </table:table-cell>
          <table:table-cell table:formula="of:=CONCATENATE([$Feuille2.$A$1];[.B657];[$Feuille2.$A$2];[$Feuille2.$A$3];[$Feuille2.$A$4];[.B657];[$Feuille2.$A$5];[$Feuille2.$A$6])" office:value-type="string" office:string-value="(SELECT TIMESTAMP_TO_SEC(TIMESTAMP(&quot;2013-1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7&quot; GROUP EACH BY repository_created_at))">
            <text:p>(SELECT TIMESTAMP_TO_SEC(TIMESTAMP("2013-1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7" GROUP EACH BY repository_created_at))</text:p>
          </table:table-cell>
          <table:table-cell table:formula="of:=MOD([.$H$1]*[.A657];[.$K$1])" office:value-type="float" office:value="392">
            <text:p/>
          </table:table-cell>
          <table:table-cell table:formula="of:=IF([.D657]=[.$H$1];&quot;TRUE&quot;;&quot;&quot;)">
            <text:p/>
          </table:table-cell>
          <table:table-cell table:formula="of:=CONCATENATE(IF([.E657]=&quot;TRUE&quot;;[$Feuille2.$A$14];&quot;&quot;);[.C657];IF([.E658]&lt;&gt;&quot;TRUE&quot;;&quot;, &quot;;&quot;&quot;))" office:value-type="string" office:string-value="(SELECT TIMESTAMP_TO_SEC(TIMESTAMP(&quot;2013-1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7&quot; GROUP EACH BY repository_created_at)), ">
            <text:p>(SELECT TIMESTAMP_TO_SEC(TIMESTAMP("2013-1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7">
            <text:p>657</text:p>
          </table:table-cell>
          <table:table-cell table:style-name="ce1" office:value-type="string">
            <text:p>2013-12-28</text:p>
          </table:table-cell>
          <table:table-cell table:formula="of:=CONCATENATE([$Feuille2.$A$1];[.B658];[$Feuille2.$A$2];[$Feuille2.$A$3];[$Feuille2.$A$4];[.B658];[$Feuille2.$A$5];[$Feuille2.$A$6])" office:value-type="string" office:string-value="(SELECT TIMESTAMP_TO_SEC(TIMESTAMP(&quot;2013-1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8&quot; GROUP EACH BY repository_created_at))">
            <text:p>(SELECT TIMESTAMP_TO_SEC(TIMESTAMP("2013-1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8" GROUP EACH BY repository_created_at))</text:p>
          </table:table-cell>
          <table:table-cell table:formula="of:=MOD([.$H$1]*[.A658];[.$K$1])" office:value-type="float" office:value="399">
            <text:p/>
          </table:table-cell>
          <table:table-cell table:formula="of:=IF([.D658]=[.$H$1];&quot;TRUE&quot;;&quot;&quot;)">
            <text:p/>
          </table:table-cell>
          <table:table-cell table:formula="of:=CONCATENATE(IF([.E658]=&quot;TRUE&quot;;[$Feuille2.$A$14];&quot;&quot;);[.C658];IF([.E659]&lt;&gt;&quot;TRUE&quot;;&quot;, &quot;;&quot;&quot;))" office:value-type="string" office:string-value="(SELECT TIMESTAMP_TO_SEC(TIMESTAMP(&quot;2013-1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8&quot; GROUP EACH BY repository_created_at)), ">
            <text:p>(SELECT TIMESTAMP_TO_SEC(TIMESTAMP("2013-1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8">
            <text:p>658</text:p>
          </table:table-cell>
          <table:table-cell table:style-name="ce1" office:value-type="string">
            <text:p>2013-12-29</text:p>
          </table:table-cell>
          <table:table-cell table:formula="of:=CONCATENATE([$Feuille2.$A$1];[.B659];[$Feuille2.$A$2];[$Feuille2.$A$3];[$Feuille2.$A$4];[.B659];[$Feuille2.$A$5];[$Feuille2.$A$6])" office:value-type="string" office:string-value="(SELECT TIMESTAMP_TO_SEC(TIMESTAMP(&quot;2013-12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9&quot; GROUP EACH BY repository_created_at))">
            <text:p>(SELECT TIMESTAMP_TO_SEC(TIMESTAMP("2013-12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9" GROUP EACH BY repository_created_at))</text:p>
          </table:table-cell>
          <table:table-cell table:formula="of:=MOD([.$H$1]*[.A659];[.$K$1])" office:value-type="float" office:value="406">
            <text:p/>
          </table:table-cell>
          <table:table-cell table:formula="of:=IF([.D659]=[.$H$1];&quot;TRUE&quot;;&quot;&quot;)">
            <text:p/>
          </table:table-cell>
          <table:table-cell table:formula="of:=CONCATENATE(IF([.E659]=&quot;TRUE&quot;;[$Feuille2.$A$14];&quot;&quot;);[.C659];IF([.E660]&lt;&gt;&quot;TRUE&quot;;&quot;, &quot;;&quot;&quot;))" office:value-type="string" office:string-value="(SELECT TIMESTAMP_TO_SEC(TIMESTAMP(&quot;2013-12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29&quot; GROUP EACH BY repository_created_at)), ">
            <text:p>(SELECT TIMESTAMP_TO_SEC(TIMESTAMP("2013-12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59">
            <text:p>659</text:p>
          </table:table-cell>
          <table:table-cell table:style-name="ce1" office:value-type="string">
            <text:p>2013-12-30</text:p>
          </table:table-cell>
          <table:table-cell table:formula="of:=CONCATENATE([$Feuille2.$A$1];[.B660];[$Feuille2.$A$2];[$Feuille2.$A$3];[$Feuille2.$A$4];[.B660];[$Feuille2.$A$5];[$Feuille2.$A$6])" office:value-type="string" office:string-value="(SELECT TIMESTAMP_TO_SEC(TIMESTAMP(&quot;2013-12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30&quot; GROUP EACH BY repository_created_at))">
            <text:p>(SELECT TIMESTAMP_TO_SEC(TIMESTAMP("2013-12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30" GROUP EACH BY repository_created_at))</text:p>
          </table:table-cell>
          <table:table-cell table:formula="of:=MOD([.$H$1]*[.A660];[.$K$1])" office:value-type="float" office:value="413">
            <text:p/>
          </table:table-cell>
          <table:table-cell table:formula="of:=IF([.D660]=[.$H$1];&quot;TRUE&quot;;&quot;&quot;)">
            <text:p/>
          </table:table-cell>
          <table:table-cell table:formula="of:=CONCATENATE(IF([.E660]=&quot;TRUE&quot;;[$Feuille2.$A$14];&quot;&quot;);[.C660];IF([.E661]&lt;&gt;&quot;TRUE&quot;;&quot;, &quot;;&quot;&quot;))" office:value-type="string" office:string-value="(SELECT TIMESTAMP_TO_SEC(TIMESTAMP(&quot;2013-12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30&quot; GROUP EACH BY repository_created_at)), ">
            <text:p>(SELECT TIMESTAMP_TO_SEC(TIMESTAMP("2013-12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string">
            <text:p>2013-12-31</text:p>
          </table:table-cell>
          <table:table-cell table:formula="of:=CONCATENATE([$Feuille2.$A$1];[.B661];[$Feuille2.$A$2];[$Feuille2.$A$3];[$Feuille2.$A$4];[.B661];[$Feuille2.$A$5];[$Feuille2.$A$6])" office:value-type="string" office:string-value="(SELECT TIMESTAMP_TO_SEC(TIMESTAMP(&quot;2013-12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31&quot; GROUP EACH BY repository_created_at))">
            <text:p>(SELECT TIMESTAMP_TO_SEC(TIMESTAMP("2013-12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31" GROUP EACH BY repository_created_at))</text:p>
          </table:table-cell>
          <table:table-cell table:formula="of:=MOD([.$H$1]*[.A661];[.$K$1])" office:value-type="float" office:value="420">
            <text:p/>
          </table:table-cell>
          <table:table-cell table:formula="of:=IF([.D661]=[.$H$1];&quot;TRUE&quot;;&quot;&quot;)">
            <text:p/>
          </table:table-cell>
          <table:table-cell table:formula="of:=CONCATENATE(IF([.E661]=&quot;TRUE&quot;;[$Feuille2.$A$14];&quot;&quot;);[.C661];IF([.E662]&lt;&gt;&quot;TRUE&quot;;&quot;, &quot;;&quot;&quot;))" office:value-type="string" office:string-value="(SELECT TIMESTAMP_TO_SEC(TIMESTAMP(&quot;2013-12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3-12-31&quot; GROUP EACH BY repository_created_at)), ">
            <text:p>(SELECT TIMESTAMP_TO_SEC(TIMESTAMP("2013-12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3-12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1">
            <text:p>661</text:p>
          </table:table-cell>
          <table:table-cell table:style-name="ce1" office:value-type="string">
            <text:p>2014-01-01</text:p>
          </table:table-cell>
          <table:table-cell table:formula="of:=CONCATENATE([$Feuille2.$A$1];[.B662];[$Feuille2.$A$2];[$Feuille2.$A$3];[$Feuille2.$A$4];[.B662];[$Feuille2.$A$5];[$Feuille2.$A$6])" office:value-type="string" office:string-value="(SELECT TIMESTAMP_TO_SEC(TIMESTAMP(&quot;2014-0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1&quot; GROUP EACH BY repository_created_at))">
            <text:p>(SELECT TIMESTAMP_TO_SEC(TIMESTAMP("2014-0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1" GROUP EACH BY repository_created_at))</text:p>
          </table:table-cell>
          <table:table-cell table:formula="of:=MOD([.$H$1]*[.A662];[.$K$1])" office:value-type="float" office:value="427">
            <text:p/>
          </table:table-cell>
          <table:table-cell table:formula="of:=IF([.D662]=[.$H$1];&quot;TRUE&quot;;&quot;&quot;)">
            <text:p/>
          </table:table-cell>
          <table:table-cell table:formula="of:=CONCATENATE(IF([.E662]=&quot;TRUE&quot;;[$Feuille2.$A$14];&quot;&quot;);[.C662];IF([.E663]&lt;&gt;&quot;TRUE&quot;;&quot;, &quot;;&quot;&quot;))" office:value-type="string" office:string-value="(SELECT TIMESTAMP_TO_SEC(TIMESTAMP(&quot;2014-01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1&quot; GROUP EACH BY repository_created_at)), ">
            <text:p>(SELECT TIMESTAMP_TO_SEC(TIMESTAMP("2014-01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2">
            <text:p>662</text:p>
          </table:table-cell>
          <table:table-cell table:style-name="ce1" office:value-type="string">
            <text:p>2014-01-02</text:p>
          </table:table-cell>
          <table:table-cell table:formula="of:=CONCATENATE([$Feuille2.$A$1];[.B663];[$Feuille2.$A$2];[$Feuille2.$A$3];[$Feuille2.$A$4];[.B663];[$Feuille2.$A$5];[$Feuille2.$A$6])" office:value-type="string" office:string-value="(SELECT TIMESTAMP_TO_SEC(TIMESTAMP(&quot;2014-0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2&quot; GROUP EACH BY repository_created_at))">
            <text:p>(SELECT TIMESTAMP_TO_SEC(TIMESTAMP("2014-0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2" GROUP EACH BY repository_created_at))</text:p>
          </table:table-cell>
          <table:table-cell table:formula="of:=MOD([.$H$1]*[.A663];[.$K$1])" office:value-type="float" office:value="434">
            <text:p/>
          </table:table-cell>
          <table:table-cell table:formula="of:=IF([.D663]=[.$H$1];&quot;TRUE&quot;;&quot;&quot;)">
            <text:p/>
          </table:table-cell>
          <table:table-cell table:formula="of:=CONCATENATE(IF([.E663]=&quot;TRUE&quot;;[$Feuille2.$A$14];&quot;&quot;);[.C663];IF([.E664]&lt;&gt;&quot;TRUE&quot;;&quot;, &quot;;&quot;&quot;))" office:value-type="string" office:string-value="(SELECT TIMESTAMP_TO_SEC(TIMESTAMP(&quot;2014-01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2&quot; GROUP EACH BY repository_created_at)), ">
            <text:p>(SELECT TIMESTAMP_TO_SEC(TIMESTAMP("2014-01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3">
            <text:p>663</text:p>
          </table:table-cell>
          <table:table-cell table:style-name="ce1" office:value-type="string">
            <text:p>2014-01-03</text:p>
          </table:table-cell>
          <table:table-cell table:formula="of:=CONCATENATE([$Feuille2.$A$1];[.B664];[$Feuille2.$A$2];[$Feuille2.$A$3];[$Feuille2.$A$4];[.B664];[$Feuille2.$A$5];[$Feuille2.$A$6])" office:value-type="string" office:string-value="(SELECT TIMESTAMP_TO_SEC(TIMESTAMP(&quot;2014-0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3&quot; GROUP EACH BY repository_created_at))">
            <text:p>(SELECT TIMESTAMP_TO_SEC(TIMESTAMP("2014-0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3" GROUP EACH BY repository_created_at))</text:p>
          </table:table-cell>
          <table:table-cell table:formula="of:=MOD([.$H$1]*[.A664];[.$K$1])" office:value-type="float" office:value="441">
            <text:p/>
          </table:table-cell>
          <table:table-cell table:formula="of:=IF([.D664]=[.$H$1];&quot;TRUE&quot;;&quot;&quot;)">
            <text:p/>
          </table:table-cell>
          <table:table-cell table:formula="of:=CONCATENATE(IF([.E664]=&quot;TRUE&quot;;[$Feuille2.$A$14];&quot;&quot;);[.C664];IF([.E665]&lt;&gt;&quot;TRUE&quot;;&quot;, &quot;;&quot;&quot;))" office:value-type="string" office:string-value="(SELECT TIMESTAMP_TO_SEC(TIMESTAMP(&quot;2014-01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3&quot; GROUP EACH BY repository_created_at)), ">
            <text:p>(SELECT TIMESTAMP_TO_SEC(TIMESTAMP("2014-01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4">
            <text:p>664</text:p>
          </table:table-cell>
          <table:table-cell table:style-name="ce1" office:value-type="string">
            <text:p>2014-01-04</text:p>
          </table:table-cell>
          <table:table-cell table:formula="of:=CONCATENATE([$Feuille2.$A$1];[.B665];[$Feuille2.$A$2];[$Feuille2.$A$3];[$Feuille2.$A$4];[.B665];[$Feuille2.$A$5];[$Feuille2.$A$6])" office:value-type="string" office:string-value="(SELECT TIMESTAMP_TO_SEC(TIMESTAMP(&quot;2014-0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4&quot; GROUP EACH BY repository_created_at))">
            <text:p>(SELECT TIMESTAMP_TO_SEC(TIMESTAMP("2014-0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4" GROUP EACH BY repository_created_at))</text:p>
          </table:table-cell>
          <table:table-cell table:formula="of:=MOD([.$H$1]*[.A665];[.$K$1])" office:value-type="float" office:value="448">
            <text:p/>
          </table:table-cell>
          <table:table-cell table:formula="of:=IF([.D665]=[.$H$1];&quot;TRUE&quot;;&quot;&quot;)">
            <text:p/>
          </table:table-cell>
          <table:table-cell table:formula="of:=CONCATENATE(IF([.E665]=&quot;TRUE&quot;;[$Feuille2.$A$14];&quot;&quot;);[.C665];IF([.E666]&lt;&gt;&quot;TRUE&quot;;&quot;, &quot;;&quot;&quot;))" office:value-type="string" office:string-value="(SELECT TIMESTAMP_TO_SEC(TIMESTAMP(&quot;2014-01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4&quot; GROUP EACH BY repository_created_at)), ">
            <text:p>(SELECT TIMESTAMP_TO_SEC(TIMESTAMP("2014-01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5">
            <text:p>665</text:p>
          </table:table-cell>
          <table:table-cell table:style-name="ce1" office:value-type="string">
            <text:p>2014-01-05</text:p>
          </table:table-cell>
          <table:table-cell table:formula="of:=CONCATENATE([$Feuille2.$A$1];[.B666];[$Feuille2.$A$2];[$Feuille2.$A$3];[$Feuille2.$A$4];[.B666];[$Feuille2.$A$5];[$Feuille2.$A$6])" office:value-type="string" office:string-value="(SELECT TIMESTAMP_TO_SEC(TIMESTAMP(&quot;2014-0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5&quot; GROUP EACH BY repository_created_at))">
            <text:p>(SELECT TIMESTAMP_TO_SEC(TIMESTAMP("2014-0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5" GROUP EACH BY repository_created_at))</text:p>
          </table:table-cell>
          <table:table-cell table:formula="of:=MOD([.$H$1]*[.A666];[.$K$1])" office:value-type="float" office:value="455">
            <text:p/>
          </table:table-cell>
          <table:table-cell table:formula="of:=IF([.D666]=[.$H$1];&quot;TRUE&quot;;&quot;&quot;)">
            <text:p/>
          </table:table-cell>
          <table:table-cell table:formula="of:=CONCATENATE(IF([.E666]=&quot;TRUE&quot;;[$Feuille2.$A$14];&quot;&quot;);[.C666];IF([.E667]&lt;&gt;&quot;TRUE&quot;;&quot;, &quot;;&quot;&quot;))" office:value-type="string" office:string-value="(SELECT TIMESTAMP_TO_SEC(TIMESTAMP(&quot;2014-01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5&quot; GROUP EACH BY repository_created_at)), ">
            <text:p>(SELECT TIMESTAMP_TO_SEC(TIMESTAMP("2014-01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6">
            <text:p>666</text:p>
          </table:table-cell>
          <table:table-cell table:style-name="ce1" office:value-type="string">
            <text:p>2014-01-06</text:p>
          </table:table-cell>
          <table:table-cell table:formula="of:=CONCATENATE([$Feuille2.$A$1];[.B667];[$Feuille2.$A$2];[$Feuille2.$A$3];[$Feuille2.$A$4];[.B667];[$Feuille2.$A$5];[$Feuille2.$A$6])" office:value-type="string" office:string-value="(SELECT TIMESTAMP_TO_SEC(TIMESTAMP(&quot;2014-0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6&quot; GROUP EACH BY repository_created_at))">
            <text:p>(SELECT TIMESTAMP_TO_SEC(TIMESTAMP("2014-0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6" GROUP EACH BY repository_created_at))</text:p>
          </table:table-cell>
          <table:table-cell table:formula="of:=MOD([.$H$1]*[.A667];[.$K$1])" office:value-type="float" office:value="462">
            <text:p/>
          </table:table-cell>
          <table:table-cell table:formula="of:=IF([.D667]=[.$H$1];&quot;TRUE&quot;;&quot;&quot;)">
            <text:p/>
          </table:table-cell>
          <table:table-cell table:formula="of:=CONCATENATE(IF([.E667]=&quot;TRUE&quot;;[$Feuille2.$A$14];&quot;&quot;);[.C667];IF([.E668]&lt;&gt;&quot;TRUE&quot;;&quot;, &quot;;&quot;&quot;))" office:value-type="string" office:string-value="(SELECT TIMESTAMP_TO_SEC(TIMESTAMP(&quot;2014-01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6&quot; GROUP EACH BY repository_created_at)), ">
            <text:p>(SELECT TIMESTAMP_TO_SEC(TIMESTAMP("2014-01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7">
            <text:p>667</text:p>
          </table:table-cell>
          <table:table-cell table:style-name="ce1" office:value-type="string">
            <text:p>2014-01-07</text:p>
          </table:table-cell>
          <table:table-cell table:formula="of:=CONCATENATE([$Feuille2.$A$1];[.B668];[$Feuille2.$A$2];[$Feuille2.$A$3];[$Feuille2.$A$4];[.B668];[$Feuille2.$A$5];[$Feuille2.$A$6])" office:value-type="string" office:string-value="(SELECT TIMESTAMP_TO_SEC(TIMESTAMP(&quot;2014-0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7&quot; GROUP EACH BY repository_created_at))">
            <text:p>(SELECT TIMESTAMP_TO_SEC(TIMESTAMP("2014-0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7" GROUP EACH BY repository_created_at))</text:p>
          </table:table-cell>
          <table:table-cell table:formula="of:=MOD([.$H$1]*[.A668];[.$K$1])" office:value-type="float" office:value="469">
            <text:p/>
          </table:table-cell>
          <table:table-cell table:formula="of:=IF([.D668]=[.$H$1];&quot;TRUE&quot;;&quot;&quot;)">
            <text:p/>
          </table:table-cell>
          <table:table-cell table:formula="of:=CONCATENATE(IF([.E668]=&quot;TRUE&quot;;[$Feuille2.$A$14];&quot;&quot;);[.C668];IF([.E669]&lt;&gt;&quot;TRUE&quot;;&quot;, &quot;;&quot;&quot;))" office:value-type="string" office:string-value="(SELECT TIMESTAMP_TO_SEC(TIMESTAMP(&quot;2014-01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7&quot; GROUP EACH BY repository_created_at)), ">
            <text:p>(SELECT TIMESTAMP_TO_SEC(TIMESTAMP("2014-01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8">
            <text:p>668</text:p>
          </table:table-cell>
          <table:table-cell table:style-name="ce1" office:value-type="string">
            <text:p>2014-01-08</text:p>
          </table:table-cell>
          <table:table-cell table:formula="of:=CONCATENATE([$Feuille2.$A$1];[.B669];[$Feuille2.$A$2];[$Feuille2.$A$3];[$Feuille2.$A$4];[.B669];[$Feuille2.$A$5];[$Feuille2.$A$6])" office:value-type="string" office:string-value="(SELECT TIMESTAMP_TO_SEC(TIMESTAMP(&quot;2014-0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8&quot; GROUP EACH BY repository_created_at))">
            <text:p>(SELECT TIMESTAMP_TO_SEC(TIMESTAMP("2014-0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8" GROUP EACH BY repository_created_at))</text:p>
          </table:table-cell>
          <table:table-cell table:formula="of:=MOD([.$H$1]*[.A669];[.$K$1])" office:value-type="float" office:value="476">
            <text:p/>
          </table:table-cell>
          <table:table-cell table:formula="of:=IF([.D669]=[.$H$1];&quot;TRUE&quot;;&quot;&quot;)">
            <text:p/>
          </table:table-cell>
          <table:table-cell table:formula="of:=CONCATENATE(IF([.E669]=&quot;TRUE&quot;;[$Feuille2.$A$14];&quot;&quot;);[.C669];IF([.E670]&lt;&gt;&quot;TRUE&quot;;&quot;, &quot;;&quot;&quot;))" office:value-type="string" office:string-value="(SELECT TIMESTAMP_TO_SEC(TIMESTAMP(&quot;2014-01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8&quot; GROUP EACH BY repository_created_at)), ">
            <text:p>(SELECT TIMESTAMP_TO_SEC(TIMESTAMP("2014-01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69">
            <text:p>669</text:p>
          </table:table-cell>
          <table:table-cell table:style-name="ce1" office:value-type="string">
            <text:p>2014-01-09</text:p>
          </table:table-cell>
          <table:table-cell table:formula="of:=CONCATENATE([$Feuille2.$A$1];[.B670];[$Feuille2.$A$2];[$Feuille2.$A$3];[$Feuille2.$A$4];[.B670];[$Feuille2.$A$5];[$Feuille2.$A$6])" office:value-type="string" office:string-value="(SELECT TIMESTAMP_TO_SEC(TIMESTAMP(&quot;2014-0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9&quot; GROUP EACH BY repository_created_at))">
            <text:p>(SELECT TIMESTAMP_TO_SEC(TIMESTAMP("2014-0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9" GROUP EACH BY repository_created_at))</text:p>
          </table:table-cell>
          <table:table-cell table:formula="of:=MOD([.$H$1]*[.A670];[.$K$1])" office:value-type="float" office:value="483">
            <text:p/>
          </table:table-cell>
          <table:table-cell table:formula="of:=IF([.D670]=[.$H$1];&quot;TRUE&quot;;&quot;&quot;)">
            <text:p/>
          </table:table-cell>
          <table:table-cell table:formula="of:=CONCATENATE(IF([.E670]=&quot;TRUE&quot;;[$Feuille2.$A$14];&quot;&quot;);[.C670];IF([.E671]&lt;&gt;&quot;TRUE&quot;;&quot;, &quot;;&quot;&quot;))" office:value-type="string" office:string-value="(SELECT TIMESTAMP_TO_SEC(TIMESTAMP(&quot;2014-01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09&quot; GROUP EACH BY repository_created_at)), ">
            <text:p>(SELECT TIMESTAMP_TO_SEC(TIMESTAMP("2014-01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0">
            <text:p>670</text:p>
          </table:table-cell>
          <table:table-cell table:style-name="ce1" office:value-type="string">
            <text:p>2014-01-10</text:p>
          </table:table-cell>
          <table:table-cell table:formula="of:=CONCATENATE([$Feuille2.$A$1];[.B671];[$Feuille2.$A$2];[$Feuille2.$A$3];[$Feuille2.$A$4];[.B671];[$Feuille2.$A$5];[$Feuille2.$A$6])" office:value-type="string" office:string-value="(SELECT TIMESTAMP_TO_SEC(TIMESTAMP(&quot;2014-0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0&quot; GROUP EACH BY repository_created_at))">
            <text:p>(SELECT TIMESTAMP_TO_SEC(TIMESTAMP("2014-0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0" GROUP EACH BY repository_created_at))</text:p>
          </table:table-cell>
          <table:table-cell table:formula="of:=MOD([.$H$1]*[.A671];[.$K$1])" office:value-type="float" office:value="490">
            <text:p/>
          </table:table-cell>
          <table:table-cell table:formula="of:=IF([.D671]=[.$H$1];&quot;TRUE&quot;;&quot;&quot;)">
            <text:p/>
          </table:table-cell>
          <table:table-cell table:formula="of:=CONCATENATE(IF([.E671]=&quot;TRUE&quot;;[$Feuille2.$A$14];&quot;&quot;);[.C671];IF([.E672]&lt;&gt;&quot;TRUE&quot;;&quot;, &quot;;&quot;&quot;))" office:value-type="string" office:string-value="(SELECT TIMESTAMP_TO_SEC(TIMESTAMP(&quot;2014-01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0&quot; GROUP EACH BY repository_created_at)), ">
            <text:p>(SELECT TIMESTAMP_TO_SEC(TIMESTAMP("2014-01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1">
            <text:p>671</text:p>
          </table:table-cell>
          <table:table-cell table:style-name="ce1" office:value-type="string">
            <text:p>2014-01-11</text:p>
          </table:table-cell>
          <table:table-cell table:formula="of:=CONCATENATE([$Feuille2.$A$1];[.B672];[$Feuille2.$A$2];[$Feuille2.$A$3];[$Feuille2.$A$4];[.B672];[$Feuille2.$A$5];[$Feuille2.$A$6])" office:value-type="string" office:string-value="(SELECT TIMESTAMP_TO_SEC(TIMESTAMP(&quot;2014-0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1&quot; GROUP EACH BY repository_created_at))">
            <text:p>(SELECT TIMESTAMP_TO_SEC(TIMESTAMP("2014-0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1" GROUP EACH BY repository_created_at))</text:p>
          </table:table-cell>
          <table:table-cell table:formula="of:=MOD([.$H$1]*[.A672];[.$K$1])" office:value-type="float" office:value="497">
            <text:p/>
          </table:table-cell>
          <table:table-cell table:formula="of:=IF([.D672]=[.$H$1];&quot;TRUE&quot;;&quot;&quot;)">
            <text:p/>
          </table:table-cell>
          <table:table-cell table:formula="of:=CONCATENATE(IF([.E672]=&quot;TRUE&quot;;[$Feuille2.$A$14];&quot;&quot;);[.C672];IF([.E673]&lt;&gt;&quot;TRUE&quot;;&quot;, &quot;;&quot;&quot;))" office:value-type="string" office:string-value="(SELECT TIMESTAMP_TO_SEC(TIMESTAMP(&quot;2014-01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1&quot; GROUP EACH BY repository_created_at)), ">
            <text:p>(SELECT TIMESTAMP_TO_SEC(TIMESTAMP("2014-01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2">
            <text:p>672</text:p>
          </table:table-cell>
          <table:table-cell table:style-name="ce1" office:value-type="string">
            <text:p>2014-01-12</text:p>
          </table:table-cell>
          <table:table-cell table:formula="of:=CONCATENATE([$Feuille2.$A$1];[.B673];[$Feuille2.$A$2];[$Feuille2.$A$3];[$Feuille2.$A$4];[.B673];[$Feuille2.$A$5];[$Feuille2.$A$6])" office:value-type="string" office:string-value="(SELECT TIMESTAMP_TO_SEC(TIMESTAMP(&quot;2014-0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2&quot; GROUP EACH BY repository_created_at))">
            <text:p>(SELECT TIMESTAMP_TO_SEC(TIMESTAMP("2014-0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2" GROUP EACH BY repository_created_at))</text:p>
          </table:table-cell>
          <table:table-cell table:formula="of:=MOD([.$H$1]*[.A673];[.$K$1])" office:value-type="float" office:value="504">
            <text:p/>
          </table:table-cell>
          <table:table-cell table:formula="of:=IF([.D673]=[.$H$1];&quot;TRUE&quot;;&quot;&quot;)">
            <text:p/>
          </table:table-cell>
          <table:table-cell table:formula="of:=CONCATENATE(IF([.E673]=&quot;TRUE&quot;;[$Feuille2.$A$14];&quot;&quot;);[.C673];IF([.E674]&lt;&gt;&quot;TRUE&quot;;&quot;, &quot;;&quot;&quot;))" office:value-type="string" office:string-value="(SELECT TIMESTAMP_TO_SEC(TIMESTAMP(&quot;2014-01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2&quot; GROUP EACH BY repository_created_at)), ">
            <text:p>(SELECT TIMESTAMP_TO_SEC(TIMESTAMP("2014-01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3">
            <text:p>673</text:p>
          </table:table-cell>
          <table:table-cell table:style-name="ce1" office:value-type="string">
            <text:p>2014-01-13</text:p>
          </table:table-cell>
          <table:table-cell table:formula="of:=CONCATENATE([$Feuille2.$A$1];[.B674];[$Feuille2.$A$2];[$Feuille2.$A$3];[$Feuille2.$A$4];[.B674];[$Feuille2.$A$5];[$Feuille2.$A$6])" office:value-type="string" office:string-value="(SELECT TIMESTAMP_TO_SEC(TIMESTAMP(&quot;2014-0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3&quot; GROUP EACH BY repository_created_at))">
            <text:p>(SELECT TIMESTAMP_TO_SEC(TIMESTAMP("2014-0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3" GROUP EACH BY repository_created_at))</text:p>
          </table:table-cell>
          <table:table-cell table:formula="of:=MOD([.$H$1]*[.A674];[.$K$1])" office:value-type="float" office:value="511">
            <text:p/>
          </table:table-cell>
          <table:table-cell table:formula="of:=IF([.D674]=[.$H$1];&quot;TRUE&quot;;&quot;&quot;)">
            <text:p/>
          </table:table-cell>
          <table:table-cell table:formula="of:=CONCATENATE(IF([.E674]=&quot;TRUE&quot;;[$Feuille2.$A$14];&quot;&quot;);[.C674];IF([.E675]&lt;&gt;&quot;TRUE&quot;;&quot;, &quot;;&quot;&quot;))" office:value-type="string" office:string-value="(SELECT TIMESTAMP_TO_SEC(TIMESTAMP(&quot;2014-01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3&quot; GROUP EACH BY repository_created_at)), ">
            <text:p>(SELECT TIMESTAMP_TO_SEC(TIMESTAMP("2014-01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4">
            <text:p>674</text:p>
          </table:table-cell>
          <table:table-cell table:style-name="ce1" office:value-type="string">
            <text:p>2014-01-14</text:p>
          </table:table-cell>
          <table:table-cell table:formula="of:=CONCATENATE([$Feuille2.$A$1];[.B675];[$Feuille2.$A$2];[$Feuille2.$A$3];[$Feuille2.$A$4];[.B675];[$Feuille2.$A$5];[$Feuille2.$A$6])" office:value-type="string" office:string-value="(SELECT TIMESTAMP_TO_SEC(TIMESTAMP(&quot;2014-0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4&quot; GROUP EACH BY repository_created_at))">
            <text:p>(SELECT TIMESTAMP_TO_SEC(TIMESTAMP("2014-0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4" GROUP EACH BY repository_created_at))</text:p>
          </table:table-cell>
          <table:table-cell table:formula="of:=MOD([.$H$1]*[.A675];[.$K$1])" office:value-type="float" office:value="518">
            <text:p/>
          </table:table-cell>
          <table:table-cell table:formula="of:=IF([.D675]=[.$H$1];&quot;TRUE&quot;;&quot;&quot;)">
            <text:p/>
          </table:table-cell>
          <table:table-cell table:formula="of:=CONCATENATE(IF([.E675]=&quot;TRUE&quot;;[$Feuille2.$A$14];&quot;&quot;);[.C675];IF([.E676]&lt;&gt;&quot;TRUE&quot;;&quot;, &quot;;&quot;&quot;))" office:value-type="string" office:string-value="(SELECT TIMESTAMP_TO_SEC(TIMESTAMP(&quot;2014-01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4&quot; GROUP EACH BY repository_created_at)), ">
            <text:p>(SELECT TIMESTAMP_TO_SEC(TIMESTAMP("2014-01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5">
            <text:p>675</text:p>
          </table:table-cell>
          <table:table-cell table:style-name="ce1" office:value-type="string">
            <text:p>2014-01-15</text:p>
          </table:table-cell>
          <table:table-cell table:formula="of:=CONCATENATE([$Feuille2.$A$1];[.B676];[$Feuille2.$A$2];[$Feuille2.$A$3];[$Feuille2.$A$4];[.B676];[$Feuille2.$A$5];[$Feuille2.$A$6])" office:value-type="string" office:string-value="(SELECT TIMESTAMP_TO_SEC(TIMESTAMP(&quot;2014-0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5&quot; GROUP EACH BY repository_created_at))">
            <text:p>(SELECT TIMESTAMP_TO_SEC(TIMESTAMP("2014-0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5" GROUP EACH BY repository_created_at))</text:p>
          </table:table-cell>
          <table:table-cell table:formula="of:=MOD([.$H$1]*[.A676];[.$K$1])" office:value-type="float" office:value="525">
            <text:p/>
          </table:table-cell>
          <table:table-cell table:formula="of:=IF([.D676]=[.$H$1];&quot;TRUE&quot;;&quot;&quot;)">
            <text:p/>
          </table:table-cell>
          <table:table-cell table:formula="of:=CONCATENATE(IF([.E676]=&quot;TRUE&quot;;[$Feuille2.$A$14];&quot;&quot;);[.C676];IF([.E677]&lt;&gt;&quot;TRUE&quot;;&quot;, &quot;;&quot;&quot;))" office:value-type="string" office:string-value="(SELECT TIMESTAMP_TO_SEC(TIMESTAMP(&quot;2014-01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5&quot; GROUP EACH BY repository_created_at)), ">
            <text:p>(SELECT TIMESTAMP_TO_SEC(TIMESTAMP("2014-01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6">
            <text:p>676</text:p>
          </table:table-cell>
          <table:table-cell table:style-name="ce1" office:value-type="string">
            <text:p>2014-01-16</text:p>
          </table:table-cell>
          <table:table-cell table:formula="of:=CONCATENATE([$Feuille2.$A$1];[.B677];[$Feuille2.$A$2];[$Feuille2.$A$3];[$Feuille2.$A$4];[.B677];[$Feuille2.$A$5];[$Feuille2.$A$6])" office:value-type="string" office:string-value="(SELECT TIMESTAMP_TO_SEC(TIMESTAMP(&quot;2014-0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6&quot; GROUP EACH BY repository_created_at))">
            <text:p>(SELECT TIMESTAMP_TO_SEC(TIMESTAMP("2014-0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6" GROUP EACH BY repository_created_at))</text:p>
          </table:table-cell>
          <table:table-cell table:formula="of:=MOD([.$H$1]*[.A677];[.$K$1])" office:value-type="float" office:value="532">
            <text:p/>
          </table:table-cell>
          <table:table-cell table:formula="of:=IF([.D677]=[.$H$1];&quot;TRUE&quot;;&quot;&quot;)">
            <text:p/>
          </table:table-cell>
          <table:table-cell table:formula="of:=CONCATENATE(IF([.E677]=&quot;TRUE&quot;;[$Feuille2.$A$14];&quot;&quot;);[.C677];IF([.E678]&lt;&gt;&quot;TRUE&quot;;&quot;, &quot;;&quot;&quot;))" office:value-type="string" office:string-value="(SELECT TIMESTAMP_TO_SEC(TIMESTAMP(&quot;2014-01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6&quot; GROUP EACH BY repository_created_at)), ">
            <text:p>(SELECT TIMESTAMP_TO_SEC(TIMESTAMP("2014-01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7">
            <text:p>677</text:p>
          </table:table-cell>
          <table:table-cell table:style-name="ce1" office:value-type="string">
            <text:p>2014-01-17</text:p>
          </table:table-cell>
          <table:table-cell table:formula="of:=CONCATENATE([$Feuille2.$A$1];[.B678];[$Feuille2.$A$2];[$Feuille2.$A$3];[$Feuille2.$A$4];[.B678];[$Feuille2.$A$5];[$Feuille2.$A$6])" office:value-type="string" office:string-value="(SELECT TIMESTAMP_TO_SEC(TIMESTAMP(&quot;2014-0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7&quot; GROUP EACH BY repository_created_at))">
            <text:p>(SELECT TIMESTAMP_TO_SEC(TIMESTAMP("2014-0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7" GROUP EACH BY repository_created_at))</text:p>
          </table:table-cell>
          <table:table-cell table:formula="of:=MOD([.$H$1]*[.A678];[.$K$1])" office:value-type="float" office:value="539">
            <text:p/>
          </table:table-cell>
          <table:table-cell table:formula="of:=IF([.D678]=[.$H$1];&quot;TRUE&quot;;&quot;&quot;)">
            <text:p/>
          </table:table-cell>
          <table:table-cell table:formula="of:=CONCATENATE(IF([.E678]=&quot;TRUE&quot;;[$Feuille2.$A$14];&quot;&quot;);[.C678];IF([.E679]&lt;&gt;&quot;TRUE&quot;;&quot;, &quot;;&quot;&quot;))" office:value-type="string" office:string-value="(SELECT TIMESTAMP_TO_SEC(TIMESTAMP(&quot;2014-01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7&quot; GROUP EACH BY repository_created_at)), ">
            <text:p>(SELECT TIMESTAMP_TO_SEC(TIMESTAMP("2014-01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8">
            <text:p>678</text:p>
          </table:table-cell>
          <table:table-cell table:style-name="ce1" office:value-type="string">
            <text:p>2014-01-18</text:p>
          </table:table-cell>
          <table:table-cell table:formula="of:=CONCATENATE([$Feuille2.$A$1];[.B679];[$Feuille2.$A$2];[$Feuille2.$A$3];[$Feuille2.$A$4];[.B679];[$Feuille2.$A$5];[$Feuille2.$A$6])" office:value-type="string" office:string-value="(SELECT TIMESTAMP_TO_SEC(TIMESTAMP(&quot;2014-0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8&quot; GROUP EACH BY repository_created_at))">
            <text:p>(SELECT TIMESTAMP_TO_SEC(TIMESTAMP("2014-0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8" GROUP EACH BY repository_created_at))</text:p>
          </table:table-cell>
          <table:table-cell table:formula="of:=MOD([.$H$1]*[.A679];[.$K$1])" office:value-type="float" office:value="546">
            <text:p/>
          </table:table-cell>
          <table:table-cell table:formula="of:=IF([.D679]=[.$H$1];&quot;TRUE&quot;;&quot;&quot;)">
            <text:p/>
          </table:table-cell>
          <table:table-cell table:formula="of:=CONCATENATE(IF([.E679]=&quot;TRUE&quot;;[$Feuille2.$A$14];&quot;&quot;);[.C679];IF([.E680]&lt;&gt;&quot;TRUE&quot;;&quot;, &quot;;&quot;&quot;))" office:value-type="string" office:string-value="(SELECT TIMESTAMP_TO_SEC(TIMESTAMP(&quot;2014-01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8&quot; GROUP EACH BY repository_created_at)), ">
            <text:p>(SELECT TIMESTAMP_TO_SEC(TIMESTAMP("2014-01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79">
            <text:p>679</text:p>
          </table:table-cell>
          <table:table-cell table:style-name="ce1" office:value-type="string">
            <text:p>2014-01-19</text:p>
          </table:table-cell>
          <table:table-cell table:formula="of:=CONCATENATE([$Feuille2.$A$1];[.B680];[$Feuille2.$A$2];[$Feuille2.$A$3];[$Feuille2.$A$4];[.B680];[$Feuille2.$A$5];[$Feuille2.$A$6])" office:value-type="string" office:string-value="(SELECT TIMESTAMP_TO_SEC(TIMESTAMP(&quot;2014-0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9&quot; GROUP EACH BY repository_created_at))">
            <text:p>(SELECT TIMESTAMP_TO_SEC(TIMESTAMP("2014-0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9" GROUP EACH BY repository_created_at))</text:p>
          </table:table-cell>
          <table:table-cell table:formula="of:=MOD([.$H$1]*[.A680];[.$K$1])" office:value-type="float" office:value="553">
            <text:p/>
          </table:table-cell>
          <table:table-cell table:formula="of:=IF([.D680]=[.$H$1];&quot;TRUE&quot;;&quot;&quot;)">
            <text:p/>
          </table:table-cell>
          <table:table-cell table:formula="of:=CONCATENATE(IF([.E680]=&quot;TRUE&quot;;[$Feuille2.$A$14];&quot;&quot;);[.C680];IF([.E681]&lt;&gt;&quot;TRUE&quot;;&quot;, &quot;;&quot;&quot;))" office:value-type="string" office:string-value="(SELECT TIMESTAMP_TO_SEC(TIMESTAMP(&quot;2014-01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19&quot; GROUP EACH BY repository_created_at)), ">
            <text:p>(SELECT TIMESTAMP_TO_SEC(TIMESTAMP("2014-01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string">
            <text:p>2014-01-20</text:p>
          </table:table-cell>
          <table:table-cell table:formula="of:=CONCATENATE([$Feuille2.$A$1];[.B681];[$Feuille2.$A$2];[$Feuille2.$A$3];[$Feuille2.$A$4];[.B681];[$Feuille2.$A$5];[$Feuille2.$A$6])" office:value-type="string" office:string-value="(SELECT TIMESTAMP_TO_SEC(TIMESTAMP(&quot;2014-0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0&quot; GROUP EACH BY repository_created_at))">
            <text:p>(SELECT TIMESTAMP_TO_SEC(TIMESTAMP("2014-0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0" GROUP EACH BY repository_created_at))</text:p>
          </table:table-cell>
          <table:table-cell table:formula="of:=MOD([.$H$1]*[.A681];[.$K$1])" office:value-type="float" office:value="560">
            <text:p/>
          </table:table-cell>
          <table:table-cell table:formula="of:=IF([.D681]=[.$H$1];&quot;TRUE&quot;;&quot;&quot;)">
            <text:p/>
          </table:table-cell>
          <table:table-cell table:formula="of:=CONCATENATE(IF([.E681]=&quot;TRUE&quot;;[$Feuille2.$A$14];&quot;&quot;);[.C681];IF([.E682]&lt;&gt;&quot;TRUE&quot;;&quot;, &quot;;&quot;&quot;))" office:value-type="string" office:string-value="(SELECT TIMESTAMP_TO_SEC(TIMESTAMP(&quot;2014-01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0&quot; GROUP EACH BY repository_created_at)), ">
            <text:p>(SELECT TIMESTAMP_TO_SEC(TIMESTAMP("2014-01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1">
            <text:p>681</text:p>
          </table:table-cell>
          <table:table-cell table:style-name="ce1" office:value-type="string">
            <text:p>2014-01-21</text:p>
          </table:table-cell>
          <table:table-cell table:formula="of:=CONCATENATE([$Feuille2.$A$1];[.B682];[$Feuille2.$A$2];[$Feuille2.$A$3];[$Feuille2.$A$4];[.B682];[$Feuille2.$A$5];[$Feuille2.$A$6])" office:value-type="string" office:string-value="(SELECT TIMESTAMP_TO_SEC(TIMESTAMP(&quot;2014-0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1&quot; GROUP EACH BY repository_created_at))">
            <text:p>(SELECT TIMESTAMP_TO_SEC(TIMESTAMP("2014-0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1" GROUP EACH BY repository_created_at))</text:p>
          </table:table-cell>
          <table:table-cell table:formula="of:=MOD([.$H$1]*[.A682];[.$K$1])" office:value-type="float" office:value="567">
            <text:p/>
          </table:table-cell>
          <table:table-cell table:formula="of:=IF([.D682]=[.$H$1];&quot;TRUE&quot;;&quot;&quot;)">
            <text:p/>
          </table:table-cell>
          <table:table-cell table:formula="of:=CONCATENATE(IF([.E682]=&quot;TRUE&quot;;[$Feuille2.$A$14];&quot;&quot;);[.C682];IF([.E683]&lt;&gt;&quot;TRUE&quot;;&quot;, &quot;;&quot;&quot;))" office:value-type="string" office:string-value="(SELECT TIMESTAMP_TO_SEC(TIMESTAMP(&quot;2014-01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1&quot; GROUP EACH BY repository_created_at)), ">
            <text:p>(SELECT TIMESTAMP_TO_SEC(TIMESTAMP("2014-01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2">
            <text:p>682</text:p>
          </table:table-cell>
          <table:table-cell table:style-name="ce1" office:value-type="string">
            <text:p>2014-01-22</text:p>
          </table:table-cell>
          <table:table-cell table:formula="of:=CONCATENATE([$Feuille2.$A$1];[.B683];[$Feuille2.$A$2];[$Feuille2.$A$3];[$Feuille2.$A$4];[.B683];[$Feuille2.$A$5];[$Feuille2.$A$6])" office:value-type="string" office:string-value="(SELECT TIMESTAMP_TO_SEC(TIMESTAMP(&quot;2014-0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2&quot; GROUP EACH BY repository_created_at))">
            <text:p>(SELECT TIMESTAMP_TO_SEC(TIMESTAMP("2014-0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2" GROUP EACH BY repository_created_at))</text:p>
          </table:table-cell>
          <table:table-cell table:formula="of:=MOD([.$H$1]*[.A683];[.$K$1])" office:value-type="float" office:value="574">
            <text:p/>
          </table:table-cell>
          <table:table-cell table:formula="of:=IF([.D683]=[.$H$1];&quot;TRUE&quot;;&quot;&quot;)">
            <text:p/>
          </table:table-cell>
          <table:table-cell table:formula="of:=CONCATENATE(IF([.E683]=&quot;TRUE&quot;;[$Feuille2.$A$14];&quot;&quot;);[.C683];IF([.E684]&lt;&gt;&quot;TRUE&quot;;&quot;, &quot;;&quot;&quot;))" office:value-type="string" office:string-value="(SELECT TIMESTAMP_TO_SEC(TIMESTAMP(&quot;2014-01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2&quot; GROUP EACH BY repository_created_at)), ">
            <text:p>(SELECT TIMESTAMP_TO_SEC(TIMESTAMP("2014-01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3">
            <text:p>683</text:p>
          </table:table-cell>
          <table:table-cell table:style-name="ce1" office:value-type="string">
            <text:p>2014-01-23</text:p>
          </table:table-cell>
          <table:table-cell table:formula="of:=CONCATENATE([$Feuille2.$A$1];[.B684];[$Feuille2.$A$2];[$Feuille2.$A$3];[$Feuille2.$A$4];[.B684];[$Feuille2.$A$5];[$Feuille2.$A$6])" office:value-type="string" office:string-value="(SELECT TIMESTAMP_TO_SEC(TIMESTAMP(&quot;2014-0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3&quot; GROUP EACH BY repository_created_at))">
            <text:p>(SELECT TIMESTAMP_TO_SEC(TIMESTAMP("2014-0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3" GROUP EACH BY repository_created_at))</text:p>
          </table:table-cell>
          <table:table-cell table:formula="of:=MOD([.$H$1]*[.A684];[.$K$1])" office:value-type="float" office:value="581">
            <text:p/>
          </table:table-cell>
          <table:table-cell table:formula="of:=IF([.D684]=[.$H$1];&quot;TRUE&quot;;&quot;&quot;)">
            <text:p/>
          </table:table-cell>
          <table:table-cell table:formula="of:=CONCATENATE(IF([.E684]=&quot;TRUE&quot;;[$Feuille2.$A$14];&quot;&quot;);[.C684];IF([.E685]&lt;&gt;&quot;TRUE&quot;;&quot;, &quot;;&quot;&quot;))" office:value-type="string" office:string-value="(SELECT TIMESTAMP_TO_SEC(TIMESTAMP(&quot;2014-01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3&quot; GROUP EACH BY repository_created_at)), ">
            <text:p>(SELECT TIMESTAMP_TO_SEC(TIMESTAMP("2014-01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4">
            <text:p>684</text:p>
          </table:table-cell>
          <table:table-cell table:style-name="ce1" office:value-type="string">
            <text:p>2014-01-24</text:p>
          </table:table-cell>
          <table:table-cell table:formula="of:=CONCATENATE([$Feuille2.$A$1];[.B685];[$Feuille2.$A$2];[$Feuille2.$A$3];[$Feuille2.$A$4];[.B685];[$Feuille2.$A$5];[$Feuille2.$A$6])" office:value-type="string" office:string-value="(SELECT TIMESTAMP_TO_SEC(TIMESTAMP(&quot;2014-0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4&quot; GROUP EACH BY repository_created_at))">
            <text:p>(SELECT TIMESTAMP_TO_SEC(TIMESTAMP("2014-0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4" GROUP EACH BY repository_created_at))</text:p>
          </table:table-cell>
          <table:table-cell table:formula="of:=MOD([.$H$1]*[.A685];[.$K$1])" office:value-type="float" office:value="588">
            <text:p/>
          </table:table-cell>
          <table:table-cell table:formula="of:=IF([.D685]=[.$H$1];&quot;TRUE&quot;;&quot;&quot;)">
            <text:p/>
          </table:table-cell>
          <table:table-cell table:formula="of:=CONCATENATE(IF([.E685]=&quot;TRUE&quot;;[$Feuille2.$A$14];&quot;&quot;);[.C685];IF([.E686]&lt;&gt;&quot;TRUE&quot;;&quot;, &quot;;&quot;&quot;))" office:value-type="string" office:string-value="(SELECT TIMESTAMP_TO_SEC(TIMESTAMP(&quot;2014-01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4&quot; GROUP EACH BY repository_created_at)), ">
            <text:p>(SELECT TIMESTAMP_TO_SEC(TIMESTAMP("2014-01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5">
            <text:p>685</text:p>
          </table:table-cell>
          <table:table-cell table:style-name="ce1" office:value-type="string">
            <text:p>2014-01-25</text:p>
          </table:table-cell>
          <table:table-cell table:formula="of:=CONCATENATE([$Feuille2.$A$1];[.B686];[$Feuille2.$A$2];[$Feuille2.$A$3];[$Feuille2.$A$4];[.B686];[$Feuille2.$A$5];[$Feuille2.$A$6])" office:value-type="string" office:string-value="(SELECT TIMESTAMP_TO_SEC(TIMESTAMP(&quot;2014-0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5&quot; GROUP EACH BY repository_created_at))">
            <text:p>(SELECT TIMESTAMP_TO_SEC(TIMESTAMP("2014-0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5" GROUP EACH BY repository_created_at))</text:p>
          </table:table-cell>
          <table:table-cell table:formula="of:=MOD([.$H$1]*[.A686];[.$K$1])" office:value-type="float" office:value="595">
            <text:p/>
          </table:table-cell>
          <table:table-cell table:formula="of:=IF([.D686]=[.$H$1];&quot;TRUE&quot;;&quot;&quot;)">
            <text:p/>
          </table:table-cell>
          <table:table-cell table:formula="of:=CONCATENATE(IF([.E686]=&quot;TRUE&quot;;[$Feuille2.$A$14];&quot;&quot;);[.C686];IF([.E687]&lt;&gt;&quot;TRUE&quot;;&quot;, &quot;;&quot;&quot;))" office:value-type="string" office:string-value="(SELECT TIMESTAMP_TO_SEC(TIMESTAMP(&quot;2014-01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5&quot; GROUP EACH BY repository_created_at)), ">
            <text:p>(SELECT TIMESTAMP_TO_SEC(TIMESTAMP("2014-01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6">
            <text:p>686</text:p>
          </table:table-cell>
          <table:table-cell table:style-name="ce1" office:value-type="string">
            <text:p>2014-01-26</text:p>
          </table:table-cell>
          <table:table-cell table:formula="of:=CONCATENATE([$Feuille2.$A$1];[.B687];[$Feuille2.$A$2];[$Feuille2.$A$3];[$Feuille2.$A$4];[.B687];[$Feuille2.$A$5];[$Feuille2.$A$6])" office:value-type="string" office:string-value="(SELECT TIMESTAMP_TO_SEC(TIMESTAMP(&quot;2014-0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6&quot; GROUP EACH BY repository_created_at))">
            <text:p>(SELECT TIMESTAMP_TO_SEC(TIMESTAMP("2014-0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6" GROUP EACH BY repository_created_at))</text:p>
          </table:table-cell>
          <table:table-cell table:formula="of:=MOD([.$H$1]*[.A687];[.$K$1])" office:value-type="float" office:value="602">
            <text:p/>
          </table:table-cell>
          <table:table-cell table:formula="of:=IF([.D687]=[.$H$1];&quot;TRUE&quot;;&quot;&quot;)">
            <text:p/>
          </table:table-cell>
          <table:table-cell table:formula="of:=CONCATENATE(IF([.E687]=&quot;TRUE&quot;;[$Feuille2.$A$14];&quot;&quot;);[.C687];IF([.E688]&lt;&gt;&quot;TRUE&quot;;&quot;, &quot;;&quot;&quot;))" office:value-type="string" office:string-value="(SELECT TIMESTAMP_TO_SEC(TIMESTAMP(&quot;2014-01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6&quot; GROUP EACH BY repository_created_at)), ">
            <text:p>(SELECT TIMESTAMP_TO_SEC(TIMESTAMP("2014-01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7">
            <text:p>687</text:p>
          </table:table-cell>
          <table:table-cell table:style-name="ce1" office:value-type="string">
            <text:p>2014-01-27</text:p>
          </table:table-cell>
          <table:table-cell table:formula="of:=CONCATENATE([$Feuille2.$A$1];[.B688];[$Feuille2.$A$2];[$Feuille2.$A$3];[$Feuille2.$A$4];[.B688];[$Feuille2.$A$5];[$Feuille2.$A$6])" office:value-type="string" office:string-value="(SELECT TIMESTAMP_TO_SEC(TIMESTAMP(&quot;2014-0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7&quot; GROUP EACH BY repository_created_at))">
            <text:p>(SELECT TIMESTAMP_TO_SEC(TIMESTAMP("2014-0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7" GROUP EACH BY repository_created_at))</text:p>
          </table:table-cell>
          <table:table-cell table:formula="of:=MOD([.$H$1]*[.A688];[.$K$1])" office:value-type="float" office:value="609">
            <text:p/>
          </table:table-cell>
          <table:table-cell table:formula="of:=IF([.D688]=[.$H$1];&quot;TRUE&quot;;&quot;&quot;)">
            <text:p/>
          </table:table-cell>
          <table:table-cell table:formula="of:=CONCATENATE(IF([.E688]=&quot;TRUE&quot;;[$Feuille2.$A$14];&quot;&quot;);[.C688];IF([.E689]&lt;&gt;&quot;TRUE&quot;;&quot;, &quot;;&quot;&quot;))" office:value-type="string" office:string-value="(SELECT TIMESTAMP_TO_SEC(TIMESTAMP(&quot;2014-01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7&quot; GROUP EACH BY repository_created_at)), ">
            <text:p>(SELECT TIMESTAMP_TO_SEC(TIMESTAMP("2014-01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8">
            <text:p>688</text:p>
          </table:table-cell>
          <table:table-cell table:style-name="ce1" office:value-type="string">
            <text:p>2014-01-28</text:p>
          </table:table-cell>
          <table:table-cell table:formula="of:=CONCATENATE([$Feuille2.$A$1];[.B689];[$Feuille2.$A$2];[$Feuille2.$A$3];[$Feuille2.$A$4];[.B689];[$Feuille2.$A$5];[$Feuille2.$A$6])" office:value-type="string" office:string-value="(SELECT TIMESTAMP_TO_SEC(TIMESTAMP(&quot;2014-0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8&quot; GROUP EACH BY repository_created_at))">
            <text:p>(SELECT TIMESTAMP_TO_SEC(TIMESTAMP("2014-0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8" GROUP EACH BY repository_created_at))</text:p>
          </table:table-cell>
          <table:table-cell table:formula="of:=MOD([.$H$1]*[.A689];[.$K$1])" office:value-type="float" office:value="616">
            <text:p/>
          </table:table-cell>
          <table:table-cell table:formula="of:=IF([.D689]=[.$H$1];&quot;TRUE&quot;;&quot;&quot;)">
            <text:p/>
          </table:table-cell>
          <table:table-cell table:formula="of:=CONCATENATE(IF([.E689]=&quot;TRUE&quot;;[$Feuille2.$A$14];&quot;&quot;);[.C689];IF([.E690]&lt;&gt;&quot;TRUE&quot;;&quot;, &quot;;&quot;&quot;))" office:value-type="string" office:string-value="(SELECT TIMESTAMP_TO_SEC(TIMESTAMP(&quot;2014-01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8&quot; GROUP EACH BY repository_created_at)), ">
            <text:p>(SELECT TIMESTAMP_TO_SEC(TIMESTAMP("2014-01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89">
            <text:p>689</text:p>
          </table:table-cell>
          <table:table-cell table:style-name="ce1" office:value-type="string">
            <text:p>2014-01-29</text:p>
          </table:table-cell>
          <table:table-cell table:formula="of:=CONCATENATE([$Feuille2.$A$1];[.B690];[$Feuille2.$A$2];[$Feuille2.$A$3];[$Feuille2.$A$4];[.B690];[$Feuille2.$A$5];[$Feuille2.$A$6])" office:value-type="string" office:string-value="(SELECT TIMESTAMP_TO_SEC(TIMESTAMP(&quot;2014-0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9&quot; GROUP EACH BY repository_created_at))">
            <text:p>(SELECT TIMESTAMP_TO_SEC(TIMESTAMP("2014-0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9" GROUP EACH BY repository_created_at))</text:p>
          </table:table-cell>
          <table:table-cell table:formula="of:=MOD([.$H$1]*[.A690];[.$K$1])" office:value-type="float" office:value="623">
            <text:p/>
          </table:table-cell>
          <table:table-cell table:formula="of:=IF([.D690]=[.$H$1];&quot;TRUE&quot;;&quot;&quot;)">
            <text:p/>
          </table:table-cell>
          <table:table-cell table:formula="of:=CONCATENATE(IF([.E690]=&quot;TRUE&quot;;[$Feuille2.$A$14];&quot;&quot;);[.C690];IF([.E691]&lt;&gt;&quot;TRUE&quot;;&quot;, &quot;;&quot;&quot;))" office:value-type="string" office:string-value="(SELECT TIMESTAMP_TO_SEC(TIMESTAMP(&quot;2014-01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29&quot; GROUP EACH BY repository_created_at)), ">
            <text:p>(SELECT TIMESTAMP_TO_SEC(TIMESTAMP("2014-01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0">
            <text:p>690</text:p>
          </table:table-cell>
          <table:table-cell table:style-name="ce1" office:value-type="string">
            <text:p>2014-01-30</text:p>
          </table:table-cell>
          <table:table-cell table:formula="of:=CONCATENATE([$Feuille2.$A$1];[.B691];[$Feuille2.$A$2];[$Feuille2.$A$3];[$Feuille2.$A$4];[.B691];[$Feuille2.$A$5];[$Feuille2.$A$6])" office:value-type="string" office:string-value="(SELECT TIMESTAMP_TO_SEC(TIMESTAMP(&quot;2014-0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30&quot; GROUP EACH BY repository_created_at))">
            <text:p>(SELECT TIMESTAMP_TO_SEC(TIMESTAMP("2014-0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30" GROUP EACH BY repository_created_at))</text:p>
          </table:table-cell>
          <table:table-cell table:formula="of:=MOD([.$H$1]*[.A691];[.$K$1])" office:value-type="float" office:value="630">
            <text:p/>
          </table:table-cell>
          <table:table-cell table:formula="of:=IF([.D691]=[.$H$1];&quot;TRUE&quot;;&quot;&quot;)">
            <text:p/>
          </table:table-cell>
          <table:table-cell table:formula="of:=CONCATENATE(IF([.E691]=&quot;TRUE&quot;;[$Feuille2.$A$14];&quot;&quot;);[.C691];IF([.E692]&lt;&gt;&quot;TRUE&quot;;&quot;, &quot;;&quot;&quot;))" office:value-type="string" office:string-value="(SELECT TIMESTAMP_TO_SEC(TIMESTAMP(&quot;2014-01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30&quot; GROUP EACH BY repository_created_at)), ">
            <text:p>(SELECT TIMESTAMP_TO_SEC(TIMESTAMP("2014-01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1">
            <text:p>691</text:p>
          </table:table-cell>
          <table:table-cell table:style-name="ce1" office:value-type="string">
            <text:p>2014-01-31</text:p>
          </table:table-cell>
          <table:table-cell table:formula="of:=CONCATENATE([$Feuille2.$A$1];[.B692];[$Feuille2.$A$2];[$Feuille2.$A$3];[$Feuille2.$A$4];[.B692];[$Feuille2.$A$5];[$Feuille2.$A$6])" office:value-type="string" office:string-value="(SELECT TIMESTAMP_TO_SEC(TIMESTAMP(&quot;2014-01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31&quot; GROUP EACH BY repository_created_at))">
            <text:p>(SELECT TIMESTAMP_TO_SEC(TIMESTAMP("2014-01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31" GROUP EACH BY repository_created_at))</text:p>
          </table:table-cell>
          <table:table-cell table:formula="of:=MOD([.$H$1]*[.A692];[.$K$1])" office:value-type="float" office:value="637">
            <text:p/>
          </table:table-cell>
          <table:table-cell table:formula="of:=IF([.D692]=[.$H$1];&quot;TRUE&quot;;&quot;&quot;)">
            <text:p/>
          </table:table-cell>
          <table:table-cell table:formula="of:=CONCATENATE(IF([.E692]=&quot;TRUE&quot;;[$Feuille2.$A$14];&quot;&quot;);[.C692];IF([.E693]&lt;&gt;&quot;TRUE&quot;;&quot;, &quot;;&quot;&quot;))" office:value-type="string" office:string-value="(SELECT TIMESTAMP_TO_SEC(TIMESTAMP(&quot;2014-01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1-31&quot; GROUP EACH BY repository_created_at)), ">
            <text:p>(SELECT TIMESTAMP_TO_SEC(TIMESTAMP("2014-01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1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2">
            <text:p>692</text:p>
          </table:table-cell>
          <table:table-cell table:style-name="ce1" office:value-type="string">
            <text:p>2014-02-01</text:p>
          </table:table-cell>
          <table:table-cell table:formula="of:=CONCATENATE([$Feuille2.$A$1];[.B693];[$Feuille2.$A$2];[$Feuille2.$A$3];[$Feuille2.$A$4];[.B693];[$Feuille2.$A$5];[$Feuille2.$A$6])" office:value-type="string" office:string-value="(SELECT TIMESTAMP_TO_SEC(TIMESTAMP(&quot;2014-0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1&quot; GROUP EACH BY repository_created_at))">
            <text:p>(SELECT TIMESTAMP_TO_SEC(TIMESTAMP("2014-0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1" GROUP EACH BY repository_created_at))</text:p>
          </table:table-cell>
          <table:table-cell table:formula="of:=MOD([.$H$1]*[.A693];[.$K$1])" office:value-type="float" office:value="644">
            <text:p/>
          </table:table-cell>
          <table:table-cell table:formula="of:=IF([.D693]=[.$H$1];&quot;TRUE&quot;;&quot;&quot;)">
            <text:p/>
          </table:table-cell>
          <table:table-cell table:formula="of:=CONCATENATE(IF([.E693]=&quot;TRUE&quot;;[$Feuille2.$A$14];&quot;&quot;);[.C693];IF([.E694]&lt;&gt;&quot;TRUE&quot;;&quot;, &quot;;&quot;&quot;))" office:value-type="string" office:string-value="(SELECT TIMESTAMP_TO_SEC(TIMESTAMP(&quot;2014-02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1&quot; GROUP EACH BY repository_created_at)), ">
            <text:p>(SELECT TIMESTAMP_TO_SEC(TIMESTAMP("2014-02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3">
            <text:p>693</text:p>
          </table:table-cell>
          <table:table-cell table:style-name="ce1" office:value-type="string">
            <text:p>2014-02-02</text:p>
          </table:table-cell>
          <table:table-cell table:formula="of:=CONCATENATE([$Feuille2.$A$1];[.B694];[$Feuille2.$A$2];[$Feuille2.$A$3];[$Feuille2.$A$4];[.B694];[$Feuille2.$A$5];[$Feuille2.$A$6])" office:value-type="string" office:string-value="(SELECT TIMESTAMP_TO_SEC(TIMESTAMP(&quot;2014-0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2&quot; GROUP EACH BY repository_created_at))">
            <text:p>(SELECT TIMESTAMP_TO_SEC(TIMESTAMP("2014-0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2" GROUP EACH BY repository_created_at))</text:p>
          </table:table-cell>
          <table:table-cell table:formula="of:=MOD([.$H$1]*[.A694];[.$K$1])" office:value-type="float" office:value="651">
            <text:p/>
          </table:table-cell>
          <table:table-cell table:formula="of:=IF([.D694]=[.$H$1];&quot;TRUE&quot;;&quot;&quot;)">
            <text:p/>
          </table:table-cell>
          <table:table-cell table:formula="of:=CONCATENATE(IF([.E694]=&quot;TRUE&quot;;[$Feuille2.$A$14];&quot;&quot;);[.C694];IF([.E695]&lt;&gt;&quot;TRUE&quot;;&quot;, &quot;;&quot;&quot;))" office:value-type="string" office:string-value="(SELECT TIMESTAMP_TO_SEC(TIMESTAMP(&quot;2014-02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2&quot; GROUP EACH BY repository_created_at)), ">
            <text:p>(SELECT TIMESTAMP_TO_SEC(TIMESTAMP("2014-02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4">
            <text:p>694</text:p>
          </table:table-cell>
          <table:table-cell table:style-name="ce1" office:value-type="string">
            <text:p>2014-02-03</text:p>
          </table:table-cell>
          <table:table-cell table:formula="of:=CONCATENATE([$Feuille2.$A$1];[.B695];[$Feuille2.$A$2];[$Feuille2.$A$3];[$Feuille2.$A$4];[.B695];[$Feuille2.$A$5];[$Feuille2.$A$6])" office:value-type="string" office:string-value="(SELECT TIMESTAMP_TO_SEC(TIMESTAMP(&quot;2014-0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3&quot; GROUP EACH BY repository_created_at))">
            <text:p>(SELECT TIMESTAMP_TO_SEC(TIMESTAMP("2014-0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3" GROUP EACH BY repository_created_at))</text:p>
          </table:table-cell>
          <table:table-cell table:formula="of:=MOD([.$H$1]*[.A695];[.$K$1])" office:value-type="float" office:value="658">
            <text:p/>
          </table:table-cell>
          <table:table-cell table:formula="of:=IF([.D695]=[.$H$1];&quot;TRUE&quot;;&quot;&quot;)">
            <text:p/>
          </table:table-cell>
          <table:table-cell table:formula="of:=CONCATENATE(IF([.E695]=&quot;TRUE&quot;;[$Feuille2.$A$14];&quot;&quot;);[.C695];IF([.E696]&lt;&gt;&quot;TRUE&quot;;&quot;, &quot;;&quot;&quot;))" office:value-type="string" office:string-value="(SELECT TIMESTAMP_TO_SEC(TIMESTAMP(&quot;2014-02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3&quot; GROUP EACH BY repository_created_at)), ">
            <text:p>(SELECT TIMESTAMP_TO_SEC(TIMESTAMP("2014-02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5">
            <text:p>695</text:p>
          </table:table-cell>
          <table:table-cell table:style-name="ce1" office:value-type="string">
            <text:p>2014-02-04</text:p>
          </table:table-cell>
          <table:table-cell table:formula="of:=CONCATENATE([$Feuille2.$A$1];[.B696];[$Feuille2.$A$2];[$Feuille2.$A$3];[$Feuille2.$A$4];[.B696];[$Feuille2.$A$5];[$Feuille2.$A$6])" office:value-type="string" office:string-value="(SELECT TIMESTAMP_TO_SEC(TIMESTAMP(&quot;2014-0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4&quot; GROUP EACH BY repository_created_at))">
            <text:p>(SELECT TIMESTAMP_TO_SEC(TIMESTAMP("2014-0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4" GROUP EACH BY repository_created_at))</text:p>
          </table:table-cell>
          <table:table-cell table:formula="of:=MOD([.$H$1]*[.A696];[.$K$1])" office:value-type="float" office:value="665">
            <text:p/>
          </table:table-cell>
          <table:table-cell table:formula="of:=IF([.D696]=[.$H$1];&quot;TRUE&quot;;&quot;&quot;)">
            <text:p/>
          </table:table-cell>
          <table:table-cell table:formula="of:=CONCATENATE(IF([.E696]=&quot;TRUE&quot;;[$Feuille2.$A$14];&quot;&quot;);[.C696];IF([.E697]&lt;&gt;&quot;TRUE&quot;;&quot;, &quot;;&quot;&quot;))" office:value-type="string" office:string-value="(SELECT TIMESTAMP_TO_SEC(TIMESTAMP(&quot;2014-02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4&quot; GROUP EACH BY repository_created_at)), ">
            <text:p>(SELECT TIMESTAMP_TO_SEC(TIMESTAMP("2014-02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6">
            <text:p>696</text:p>
          </table:table-cell>
          <table:table-cell table:style-name="ce1" office:value-type="string">
            <text:p>2014-02-05</text:p>
          </table:table-cell>
          <table:table-cell table:formula="of:=CONCATENATE([$Feuille2.$A$1];[.B697];[$Feuille2.$A$2];[$Feuille2.$A$3];[$Feuille2.$A$4];[.B697];[$Feuille2.$A$5];[$Feuille2.$A$6])" office:value-type="string" office:string-value="(SELECT TIMESTAMP_TO_SEC(TIMESTAMP(&quot;2014-0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5&quot; GROUP EACH BY repository_created_at))">
            <text:p>(SELECT TIMESTAMP_TO_SEC(TIMESTAMP("2014-0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5" GROUP EACH BY repository_created_at))</text:p>
          </table:table-cell>
          <table:table-cell table:formula="of:=MOD([.$H$1]*[.A697];[.$K$1])" office:value-type="float" office:value="672">
            <text:p/>
          </table:table-cell>
          <table:table-cell table:formula="of:=IF([.D697]=[.$H$1];&quot;TRUE&quot;;&quot;&quot;)">
            <text:p/>
          </table:table-cell>
          <table:table-cell table:formula="of:=CONCATENATE(IF([.E697]=&quot;TRUE&quot;;[$Feuille2.$A$14];&quot;&quot;);[.C697];IF([.E698]&lt;&gt;&quot;TRUE&quot;;&quot;, &quot;;&quot;&quot;))" office:value-type="string" office:string-value="(SELECT TIMESTAMP_TO_SEC(TIMESTAMP(&quot;2014-02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5&quot; GROUP EACH BY repository_created_at)), ">
            <text:p>(SELECT TIMESTAMP_TO_SEC(TIMESTAMP("2014-02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7">
            <text:p>697</text:p>
          </table:table-cell>
          <table:table-cell table:style-name="ce1" office:value-type="string">
            <text:p>2014-02-06</text:p>
          </table:table-cell>
          <table:table-cell table:formula="of:=CONCATENATE([$Feuille2.$A$1];[.B698];[$Feuille2.$A$2];[$Feuille2.$A$3];[$Feuille2.$A$4];[.B698];[$Feuille2.$A$5];[$Feuille2.$A$6])" office:value-type="string" office:string-value="(SELECT TIMESTAMP_TO_SEC(TIMESTAMP(&quot;2014-0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6&quot; GROUP EACH BY repository_created_at))">
            <text:p>(SELECT TIMESTAMP_TO_SEC(TIMESTAMP("2014-0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6" GROUP EACH BY repository_created_at))</text:p>
          </table:table-cell>
          <table:table-cell table:formula="of:=MOD([.$H$1]*[.A698];[.$K$1])" office:value-type="float" office:value="679">
            <text:p/>
          </table:table-cell>
          <table:table-cell table:formula="of:=IF([.D698]=[.$H$1];&quot;TRUE&quot;;&quot;&quot;)">
            <text:p/>
          </table:table-cell>
          <table:table-cell table:formula="of:=CONCATENATE(IF([.E698]=&quot;TRUE&quot;;[$Feuille2.$A$14];&quot;&quot;);[.C698];IF([.E699]&lt;&gt;&quot;TRUE&quot;;&quot;, &quot;;&quot;&quot;))" office:value-type="string" office:string-value="(SELECT TIMESTAMP_TO_SEC(TIMESTAMP(&quot;2014-02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6&quot; GROUP EACH BY repository_created_at)), ">
            <text:p>(SELECT TIMESTAMP_TO_SEC(TIMESTAMP("2014-02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8">
            <text:p>698</text:p>
          </table:table-cell>
          <table:table-cell table:style-name="ce1" office:value-type="string">
            <text:p>2014-02-07</text:p>
          </table:table-cell>
          <table:table-cell table:formula="of:=CONCATENATE([$Feuille2.$A$1];[.B699];[$Feuille2.$A$2];[$Feuille2.$A$3];[$Feuille2.$A$4];[.B699];[$Feuille2.$A$5];[$Feuille2.$A$6])" office:value-type="string" office:string-value="(SELECT TIMESTAMP_TO_SEC(TIMESTAMP(&quot;2014-0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7&quot; GROUP EACH BY repository_created_at))">
            <text:p>(SELECT TIMESTAMP_TO_SEC(TIMESTAMP("2014-0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7" GROUP EACH BY repository_created_at))</text:p>
          </table:table-cell>
          <table:table-cell table:formula="of:=MOD([.$H$1]*[.A699];[.$K$1])" office:value-type="float" office:value="686">
            <text:p/>
          </table:table-cell>
          <table:table-cell table:formula="of:=IF([.D699]=[.$H$1];&quot;TRUE&quot;;&quot;&quot;)">
            <text:p/>
          </table:table-cell>
          <table:table-cell table:formula="of:=CONCATENATE(IF([.E699]=&quot;TRUE&quot;;[$Feuille2.$A$14];&quot;&quot;);[.C699];IF([.E700]&lt;&gt;&quot;TRUE&quot;;&quot;, &quot;;&quot;&quot;))" office:value-type="string" office:string-value="(SELECT TIMESTAMP_TO_SEC(TIMESTAMP(&quot;2014-02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7&quot; GROUP EACH BY repository_created_at)), ">
            <text:p>(SELECT TIMESTAMP_TO_SEC(TIMESTAMP("2014-02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699">
            <text:p>699</text:p>
          </table:table-cell>
          <table:table-cell table:style-name="ce1" office:value-type="string">
            <text:p>2014-02-08</text:p>
          </table:table-cell>
          <table:table-cell table:formula="of:=CONCATENATE([$Feuille2.$A$1];[.B700];[$Feuille2.$A$2];[$Feuille2.$A$3];[$Feuille2.$A$4];[.B700];[$Feuille2.$A$5];[$Feuille2.$A$6])" office:value-type="string" office:string-value="(SELECT TIMESTAMP_TO_SEC(TIMESTAMP(&quot;2014-0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8&quot; GROUP EACH BY repository_created_at))">
            <text:p>(SELECT TIMESTAMP_TO_SEC(TIMESTAMP("2014-0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8" GROUP EACH BY repository_created_at))</text:p>
          </table:table-cell>
          <table:table-cell table:formula="of:=MOD([.$H$1]*[.A700];[.$K$1])" office:value-type="float" office:value="693">
            <text:p/>
          </table:table-cell>
          <table:table-cell table:formula="of:=IF([.D700]=[.$H$1];&quot;TRUE&quot;;&quot;&quot;)">
            <text:p/>
          </table:table-cell>
          <table:table-cell table:formula="of:=CONCATENATE(IF([.E700]=&quot;TRUE&quot;;[$Feuille2.$A$14];&quot;&quot;);[.C700];IF([.E701]&lt;&gt;&quot;TRUE&quot;;&quot;, &quot;;&quot;&quot;))" office:value-type="string" office:string-value="(SELECT TIMESTAMP_TO_SEC(TIMESTAMP(&quot;2014-02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8&quot; GROUP EACH BY repository_created_at)), ">
            <text:p>(SELECT TIMESTAMP_TO_SEC(TIMESTAMP("2014-02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string">
            <text:p>2014-02-09</text:p>
          </table:table-cell>
          <table:table-cell table:formula="of:=CONCATENATE([$Feuille2.$A$1];[.B701];[$Feuille2.$A$2];[$Feuille2.$A$3];[$Feuille2.$A$4];[.B701];[$Feuille2.$A$5];[$Feuille2.$A$6])" office:value-type="string" office:string-value="(SELECT TIMESTAMP_TO_SEC(TIMESTAMP(&quot;2014-0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9&quot; GROUP EACH BY repository_created_at))">
            <text:p>(SELECT TIMESTAMP_TO_SEC(TIMESTAMP("2014-0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9" GROUP EACH BY repository_created_at))</text:p>
          </table:table-cell>
          <table:table-cell table:formula="of:=MOD([.$H$1]*[.A701];[.$K$1])" office:value-type="float" office:value="0">
            <text:p>0</text:p>
          </table:table-cell>
          <table:table-cell table:formula="of:=IF([.D701]=[.$H$1];&quot;TRUE&quot;;&quot;&quot;)">
            <text:p/>
          </table:table-cell>
          <table:table-cell table:formula="of:=CONCATENATE(IF([.E701]=&quot;TRUE&quot;;[$Feuille2.$A$14];&quot;&quot;);[.C701];IF([.E702]&lt;&gt;&quot;TRUE&quot;;&quot;, &quot;;&quot;&quot;))" office:value-type="string" office:string-value="(SELECT TIMESTAMP_TO_SEC(TIMESTAMP(&quot;2014-02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09&quot; GROUP EACH BY repository_created_at))">
            <text:p>(SELECT TIMESTAMP_TO_SEC(TIMESTAMP("2014-02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09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701">
            <text:p>701</text:p>
          </table:table-cell>
          <table:table-cell table:style-name="ce1" office:value-type="string">
            <text:p>2014-02-10</text:p>
          </table:table-cell>
          <table:table-cell table:formula="of:=CONCATENATE([$Feuille2.$A$1];[.B702];[$Feuille2.$A$2];[$Feuille2.$A$3];[$Feuille2.$A$4];[.B702];[$Feuille2.$A$5];[$Feuille2.$A$6])" office:value-type="string" office:string-value="(SELECT TIMESTAMP_TO_SEC(TIMESTAMP(&quot;2014-0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0&quot; GROUP EACH BY repository_created_at))">
            <text:p>(SELECT TIMESTAMP_TO_SEC(TIMESTAMP("2014-0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0" GROUP EACH BY repository_created_at))</text:p>
          </table:table-cell>
          <table:table-cell table:formula="of:=MOD([.$H$1]*[.A702];[.$K$1])" office:value-type="float" office:value="7">
            <text:p/>
          </table:table-cell>
          <table:table-cell table:formula="of:=IF([.D702]=[.$H$1];&quot;TRUE&quot;;&quot;&quot;)" office:value-type="string" office:string-value="TRUE">
            <text:p>TRUE</text:p>
          </table:table-cell>
          <table:table-cell table:formula="of:=CONCATENATE(IF([.E702]=&quot;TRUE&quot;;[$Feuille2.$A$14];&quot;&quot;);[.C702];IF([.E703]&lt;&gt;&quot;TRUE&quot;;&quot;, &quot;;&quot;&quot;))" office:value-type="string" office:string-value="SELECT * FROM (SELECT TIMESTAMP_TO_SEC(TIMESTAMP(&quot;2014-02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0&quot; GROUP EACH BY repository_created_at)), ">
            <text:p>SELECT * FROM (SELECT TIMESTAMP_TO_SEC(TIMESTAMP("2014-02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2">
            <text:p>702</text:p>
          </table:table-cell>
          <table:table-cell table:style-name="ce1" office:value-type="string">
            <text:p>2014-02-11</text:p>
          </table:table-cell>
          <table:table-cell table:formula="of:=CONCATENATE([$Feuille2.$A$1];[.B703];[$Feuille2.$A$2];[$Feuille2.$A$3];[$Feuille2.$A$4];[.B703];[$Feuille2.$A$5];[$Feuille2.$A$6])" office:value-type="string" office:string-value="(SELECT TIMESTAMP_TO_SEC(TIMESTAMP(&quot;2014-0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1&quot; GROUP EACH BY repository_created_at))">
            <text:p>(SELECT TIMESTAMP_TO_SEC(TIMESTAMP("2014-0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1" GROUP EACH BY repository_created_at))</text:p>
          </table:table-cell>
          <table:table-cell table:formula="of:=MOD([.$H$1]*[.A703];[.$K$1])" office:value-type="float" office:value="14">
            <text:p/>
          </table:table-cell>
          <table:table-cell table:formula="of:=IF([.D703]=[.$H$1];&quot;TRUE&quot;;&quot;&quot;)">
            <text:p/>
          </table:table-cell>
          <table:table-cell table:formula="of:=CONCATENATE(IF([.E703]=&quot;TRUE&quot;;[$Feuille2.$A$14];&quot;&quot;);[.C703];IF([.E704]&lt;&gt;&quot;TRUE&quot;;&quot;, &quot;;&quot;&quot;))" office:value-type="string" office:string-value="(SELECT TIMESTAMP_TO_SEC(TIMESTAMP(&quot;2014-02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1&quot; GROUP EACH BY repository_created_at)), ">
            <text:p>(SELECT TIMESTAMP_TO_SEC(TIMESTAMP("2014-02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3">
            <text:p>703</text:p>
          </table:table-cell>
          <table:table-cell table:style-name="ce1" office:value-type="string">
            <text:p>2014-02-12</text:p>
          </table:table-cell>
          <table:table-cell table:formula="of:=CONCATENATE([$Feuille2.$A$1];[.B704];[$Feuille2.$A$2];[$Feuille2.$A$3];[$Feuille2.$A$4];[.B704];[$Feuille2.$A$5];[$Feuille2.$A$6])" office:value-type="string" office:string-value="(SELECT TIMESTAMP_TO_SEC(TIMESTAMP(&quot;2014-0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2&quot; GROUP EACH BY repository_created_at))">
            <text:p>(SELECT TIMESTAMP_TO_SEC(TIMESTAMP("2014-0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2" GROUP EACH BY repository_created_at))</text:p>
          </table:table-cell>
          <table:table-cell table:formula="of:=MOD([.$H$1]*[.A704];[.$K$1])" office:value-type="float" office:value="21">
            <text:p/>
          </table:table-cell>
          <table:table-cell table:formula="of:=IF([.D704]=[.$H$1];&quot;TRUE&quot;;&quot;&quot;)">
            <text:p/>
          </table:table-cell>
          <table:table-cell table:formula="of:=CONCATENATE(IF([.E704]=&quot;TRUE&quot;;[$Feuille2.$A$14];&quot;&quot;);[.C704];IF([.E705]&lt;&gt;&quot;TRUE&quot;;&quot;, &quot;;&quot;&quot;))" office:value-type="string" office:string-value="(SELECT TIMESTAMP_TO_SEC(TIMESTAMP(&quot;2014-02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2&quot; GROUP EACH BY repository_created_at)), ">
            <text:p>(SELECT TIMESTAMP_TO_SEC(TIMESTAMP("2014-02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4">
            <text:p>704</text:p>
          </table:table-cell>
          <table:table-cell table:style-name="ce1" office:value-type="string">
            <text:p>2014-02-13</text:p>
          </table:table-cell>
          <table:table-cell table:formula="of:=CONCATENATE([$Feuille2.$A$1];[.B705];[$Feuille2.$A$2];[$Feuille2.$A$3];[$Feuille2.$A$4];[.B705];[$Feuille2.$A$5];[$Feuille2.$A$6])" office:value-type="string" office:string-value="(SELECT TIMESTAMP_TO_SEC(TIMESTAMP(&quot;2014-0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3&quot; GROUP EACH BY repository_created_at))">
            <text:p>(SELECT TIMESTAMP_TO_SEC(TIMESTAMP("2014-0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3" GROUP EACH BY repository_created_at))</text:p>
          </table:table-cell>
          <table:table-cell table:formula="of:=MOD([.$H$1]*[.A705];[.$K$1])" office:value-type="float" office:value="28">
            <text:p/>
          </table:table-cell>
          <table:table-cell table:formula="of:=IF([.D705]=[.$H$1];&quot;TRUE&quot;;&quot;&quot;)">
            <text:p/>
          </table:table-cell>
          <table:table-cell table:formula="of:=CONCATENATE(IF([.E705]=&quot;TRUE&quot;;[$Feuille2.$A$14];&quot;&quot;);[.C705];IF([.E706]&lt;&gt;&quot;TRUE&quot;;&quot;, &quot;;&quot;&quot;))" office:value-type="string" office:string-value="(SELECT TIMESTAMP_TO_SEC(TIMESTAMP(&quot;2014-02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3&quot; GROUP EACH BY repository_created_at)), ">
            <text:p>(SELECT TIMESTAMP_TO_SEC(TIMESTAMP("2014-02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5">
            <text:p>705</text:p>
          </table:table-cell>
          <table:table-cell table:style-name="ce1" office:value-type="string">
            <text:p>2014-02-14</text:p>
          </table:table-cell>
          <table:table-cell table:formula="of:=CONCATENATE([$Feuille2.$A$1];[.B706];[$Feuille2.$A$2];[$Feuille2.$A$3];[$Feuille2.$A$4];[.B706];[$Feuille2.$A$5];[$Feuille2.$A$6])" office:value-type="string" office:string-value="(SELECT TIMESTAMP_TO_SEC(TIMESTAMP(&quot;2014-0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4&quot; GROUP EACH BY repository_created_at))">
            <text:p>(SELECT TIMESTAMP_TO_SEC(TIMESTAMP("2014-0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4" GROUP EACH BY repository_created_at))</text:p>
          </table:table-cell>
          <table:table-cell table:formula="of:=MOD([.$H$1]*[.A706];[.$K$1])" office:value-type="float" office:value="35">
            <text:p/>
          </table:table-cell>
          <table:table-cell table:formula="of:=IF([.D706]=[.$H$1];&quot;TRUE&quot;;&quot;&quot;)">
            <text:p/>
          </table:table-cell>
          <table:table-cell table:formula="of:=CONCATENATE(IF([.E706]=&quot;TRUE&quot;;[$Feuille2.$A$14];&quot;&quot;);[.C706];IF([.E707]&lt;&gt;&quot;TRUE&quot;;&quot;, &quot;;&quot;&quot;))" office:value-type="string" office:string-value="(SELECT TIMESTAMP_TO_SEC(TIMESTAMP(&quot;2014-02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4&quot; GROUP EACH BY repository_created_at)), ">
            <text:p>(SELECT TIMESTAMP_TO_SEC(TIMESTAMP("2014-02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6">
            <text:p>706</text:p>
          </table:table-cell>
          <table:table-cell table:style-name="ce1" office:value-type="string">
            <text:p>2014-02-15</text:p>
          </table:table-cell>
          <table:table-cell table:formula="of:=CONCATENATE([$Feuille2.$A$1];[.B707];[$Feuille2.$A$2];[$Feuille2.$A$3];[$Feuille2.$A$4];[.B707];[$Feuille2.$A$5];[$Feuille2.$A$6])" office:value-type="string" office:string-value="(SELECT TIMESTAMP_TO_SEC(TIMESTAMP(&quot;2014-0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5&quot; GROUP EACH BY repository_created_at))">
            <text:p>(SELECT TIMESTAMP_TO_SEC(TIMESTAMP("2014-0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5" GROUP EACH BY repository_created_at))</text:p>
          </table:table-cell>
          <table:table-cell table:formula="of:=MOD([.$H$1]*[.A707];[.$K$1])" office:value-type="float" office:value="42">
            <text:p/>
          </table:table-cell>
          <table:table-cell table:formula="of:=IF([.D707]=[.$H$1];&quot;TRUE&quot;;&quot;&quot;)">
            <text:p/>
          </table:table-cell>
          <table:table-cell table:formula="of:=CONCATENATE(IF([.E707]=&quot;TRUE&quot;;[$Feuille2.$A$14];&quot;&quot;);[.C707];IF([.E708]&lt;&gt;&quot;TRUE&quot;;&quot;, &quot;;&quot;&quot;))" office:value-type="string" office:string-value="(SELECT TIMESTAMP_TO_SEC(TIMESTAMP(&quot;2014-02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5&quot; GROUP EACH BY repository_created_at)), ">
            <text:p>(SELECT TIMESTAMP_TO_SEC(TIMESTAMP("2014-02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7">
            <text:p>707</text:p>
          </table:table-cell>
          <table:table-cell table:style-name="ce1" office:value-type="string">
            <text:p>2014-02-16</text:p>
          </table:table-cell>
          <table:table-cell table:formula="of:=CONCATENATE([$Feuille2.$A$1];[.B708];[$Feuille2.$A$2];[$Feuille2.$A$3];[$Feuille2.$A$4];[.B708];[$Feuille2.$A$5];[$Feuille2.$A$6])" office:value-type="string" office:string-value="(SELECT TIMESTAMP_TO_SEC(TIMESTAMP(&quot;2014-0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6&quot; GROUP EACH BY repository_created_at))">
            <text:p>(SELECT TIMESTAMP_TO_SEC(TIMESTAMP("2014-0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6" GROUP EACH BY repository_created_at))</text:p>
          </table:table-cell>
          <table:table-cell table:formula="of:=MOD([.$H$1]*[.A708];[.$K$1])" office:value-type="float" office:value="49">
            <text:p/>
          </table:table-cell>
          <table:table-cell table:formula="of:=IF([.D708]=[.$H$1];&quot;TRUE&quot;;&quot;&quot;)">
            <text:p/>
          </table:table-cell>
          <table:table-cell table:formula="of:=CONCATENATE(IF([.E708]=&quot;TRUE&quot;;[$Feuille2.$A$14];&quot;&quot;);[.C708];IF([.E709]&lt;&gt;&quot;TRUE&quot;;&quot;, &quot;;&quot;&quot;))" office:value-type="string" office:string-value="(SELECT TIMESTAMP_TO_SEC(TIMESTAMP(&quot;2014-02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6&quot; GROUP EACH BY repository_created_at)), ">
            <text:p>(SELECT TIMESTAMP_TO_SEC(TIMESTAMP("2014-02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8">
            <text:p>708</text:p>
          </table:table-cell>
          <table:table-cell table:style-name="ce1" office:value-type="string">
            <text:p>2014-02-17</text:p>
          </table:table-cell>
          <table:table-cell table:formula="of:=CONCATENATE([$Feuille2.$A$1];[.B709];[$Feuille2.$A$2];[$Feuille2.$A$3];[$Feuille2.$A$4];[.B709];[$Feuille2.$A$5];[$Feuille2.$A$6])" office:value-type="string" office:string-value="(SELECT TIMESTAMP_TO_SEC(TIMESTAMP(&quot;2014-0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7&quot; GROUP EACH BY repository_created_at))">
            <text:p>(SELECT TIMESTAMP_TO_SEC(TIMESTAMP("2014-0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7" GROUP EACH BY repository_created_at))</text:p>
          </table:table-cell>
          <table:table-cell table:formula="of:=MOD([.$H$1]*[.A709];[.$K$1])" office:value-type="float" office:value="56">
            <text:p/>
          </table:table-cell>
          <table:table-cell table:formula="of:=IF([.D709]=[.$H$1];&quot;TRUE&quot;;&quot;&quot;)">
            <text:p/>
          </table:table-cell>
          <table:table-cell table:formula="of:=CONCATENATE(IF([.E709]=&quot;TRUE&quot;;[$Feuille2.$A$14];&quot;&quot;);[.C709];IF([.E710]&lt;&gt;&quot;TRUE&quot;;&quot;, &quot;;&quot;&quot;))" office:value-type="string" office:string-value="(SELECT TIMESTAMP_TO_SEC(TIMESTAMP(&quot;2014-02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7&quot; GROUP EACH BY repository_created_at)), ">
            <text:p>(SELECT TIMESTAMP_TO_SEC(TIMESTAMP("2014-02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09">
            <text:p>709</text:p>
          </table:table-cell>
          <table:table-cell table:style-name="ce1" office:value-type="string">
            <text:p>2014-02-18</text:p>
          </table:table-cell>
          <table:table-cell table:formula="of:=CONCATENATE([$Feuille2.$A$1];[.B710];[$Feuille2.$A$2];[$Feuille2.$A$3];[$Feuille2.$A$4];[.B710];[$Feuille2.$A$5];[$Feuille2.$A$6])" office:value-type="string" office:string-value="(SELECT TIMESTAMP_TO_SEC(TIMESTAMP(&quot;2014-0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8&quot; GROUP EACH BY repository_created_at))">
            <text:p>(SELECT TIMESTAMP_TO_SEC(TIMESTAMP("2014-0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8" GROUP EACH BY repository_created_at))</text:p>
          </table:table-cell>
          <table:table-cell table:formula="of:=MOD([.$H$1]*[.A710];[.$K$1])" office:value-type="float" office:value="63">
            <text:p/>
          </table:table-cell>
          <table:table-cell table:formula="of:=IF([.D710]=[.$H$1];&quot;TRUE&quot;;&quot;&quot;)">
            <text:p/>
          </table:table-cell>
          <table:table-cell table:formula="of:=CONCATENATE(IF([.E710]=&quot;TRUE&quot;;[$Feuille2.$A$14];&quot;&quot;);[.C710];IF([.E711]&lt;&gt;&quot;TRUE&quot;;&quot;, &quot;;&quot;&quot;))" office:value-type="string" office:string-value="(SELECT TIMESTAMP_TO_SEC(TIMESTAMP(&quot;2014-02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8&quot; GROUP EACH BY repository_created_at)), ">
            <text:p>(SELECT TIMESTAMP_TO_SEC(TIMESTAMP("2014-02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0">
            <text:p>710</text:p>
          </table:table-cell>
          <table:table-cell table:style-name="ce1" office:value-type="string">
            <text:p>2014-02-19</text:p>
          </table:table-cell>
          <table:table-cell table:formula="of:=CONCATENATE([$Feuille2.$A$1];[.B711];[$Feuille2.$A$2];[$Feuille2.$A$3];[$Feuille2.$A$4];[.B711];[$Feuille2.$A$5];[$Feuille2.$A$6])" office:value-type="string" office:string-value="(SELECT TIMESTAMP_TO_SEC(TIMESTAMP(&quot;2014-0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9&quot; GROUP EACH BY repository_created_at))">
            <text:p>(SELECT TIMESTAMP_TO_SEC(TIMESTAMP("2014-0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9" GROUP EACH BY repository_created_at))</text:p>
          </table:table-cell>
          <table:table-cell table:formula="of:=MOD([.$H$1]*[.A711];[.$K$1])" office:value-type="float" office:value="70">
            <text:p/>
          </table:table-cell>
          <table:table-cell table:formula="of:=IF([.D711]=[.$H$1];&quot;TRUE&quot;;&quot;&quot;)">
            <text:p/>
          </table:table-cell>
          <table:table-cell table:formula="of:=CONCATENATE(IF([.E711]=&quot;TRUE&quot;;[$Feuille2.$A$14];&quot;&quot;);[.C711];IF([.E712]&lt;&gt;&quot;TRUE&quot;;&quot;, &quot;;&quot;&quot;))" office:value-type="string" office:string-value="(SELECT TIMESTAMP_TO_SEC(TIMESTAMP(&quot;2014-02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19&quot; GROUP EACH BY repository_created_at)), ">
            <text:p>(SELECT TIMESTAMP_TO_SEC(TIMESTAMP("2014-02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1">
            <text:p>711</text:p>
          </table:table-cell>
          <table:table-cell table:style-name="ce1" office:value-type="string">
            <text:p>2014-02-20</text:p>
          </table:table-cell>
          <table:table-cell table:formula="of:=CONCATENATE([$Feuille2.$A$1];[.B712];[$Feuille2.$A$2];[$Feuille2.$A$3];[$Feuille2.$A$4];[.B712];[$Feuille2.$A$5];[$Feuille2.$A$6])" office:value-type="string" office:string-value="(SELECT TIMESTAMP_TO_SEC(TIMESTAMP(&quot;2014-0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0&quot; GROUP EACH BY repository_created_at))">
            <text:p>(SELECT TIMESTAMP_TO_SEC(TIMESTAMP("2014-0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0" GROUP EACH BY repository_created_at))</text:p>
          </table:table-cell>
          <table:table-cell table:formula="of:=MOD([.$H$1]*[.A712];[.$K$1])" office:value-type="float" office:value="77">
            <text:p/>
          </table:table-cell>
          <table:table-cell table:formula="of:=IF([.D712]=[.$H$1];&quot;TRUE&quot;;&quot;&quot;)">
            <text:p/>
          </table:table-cell>
          <table:table-cell table:formula="of:=CONCATENATE(IF([.E712]=&quot;TRUE&quot;;[$Feuille2.$A$14];&quot;&quot;);[.C712];IF([.E713]&lt;&gt;&quot;TRUE&quot;;&quot;, &quot;;&quot;&quot;))" office:value-type="string" office:string-value="(SELECT TIMESTAMP_TO_SEC(TIMESTAMP(&quot;2014-02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0&quot; GROUP EACH BY repository_created_at)), ">
            <text:p>(SELECT TIMESTAMP_TO_SEC(TIMESTAMP("2014-02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2">
            <text:p>712</text:p>
          </table:table-cell>
          <table:table-cell table:style-name="ce1" office:value-type="string">
            <text:p>2014-02-21</text:p>
          </table:table-cell>
          <table:table-cell table:formula="of:=CONCATENATE([$Feuille2.$A$1];[.B713];[$Feuille2.$A$2];[$Feuille2.$A$3];[$Feuille2.$A$4];[.B713];[$Feuille2.$A$5];[$Feuille2.$A$6])" office:value-type="string" office:string-value="(SELECT TIMESTAMP_TO_SEC(TIMESTAMP(&quot;2014-0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1&quot; GROUP EACH BY repository_created_at))">
            <text:p>(SELECT TIMESTAMP_TO_SEC(TIMESTAMP("2014-0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1" GROUP EACH BY repository_created_at))</text:p>
          </table:table-cell>
          <table:table-cell table:formula="of:=MOD([.$H$1]*[.A713];[.$K$1])" office:value-type="float" office:value="84">
            <text:p/>
          </table:table-cell>
          <table:table-cell table:formula="of:=IF([.D713]=[.$H$1];&quot;TRUE&quot;;&quot;&quot;)">
            <text:p/>
          </table:table-cell>
          <table:table-cell table:formula="of:=CONCATENATE(IF([.E713]=&quot;TRUE&quot;;[$Feuille2.$A$14];&quot;&quot;);[.C713];IF([.E714]&lt;&gt;&quot;TRUE&quot;;&quot;, &quot;;&quot;&quot;))" office:value-type="string" office:string-value="(SELECT TIMESTAMP_TO_SEC(TIMESTAMP(&quot;2014-02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1&quot; GROUP EACH BY repository_created_at)), ">
            <text:p>(SELECT TIMESTAMP_TO_SEC(TIMESTAMP("2014-02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3">
            <text:p>713</text:p>
          </table:table-cell>
          <table:table-cell table:style-name="ce1" office:value-type="string">
            <text:p>2014-02-22</text:p>
          </table:table-cell>
          <table:table-cell table:formula="of:=CONCATENATE([$Feuille2.$A$1];[.B714];[$Feuille2.$A$2];[$Feuille2.$A$3];[$Feuille2.$A$4];[.B714];[$Feuille2.$A$5];[$Feuille2.$A$6])" office:value-type="string" office:string-value="(SELECT TIMESTAMP_TO_SEC(TIMESTAMP(&quot;2014-0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2&quot; GROUP EACH BY repository_created_at))">
            <text:p>(SELECT TIMESTAMP_TO_SEC(TIMESTAMP("2014-0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2" GROUP EACH BY repository_created_at))</text:p>
          </table:table-cell>
          <table:table-cell table:formula="of:=MOD([.$H$1]*[.A714];[.$K$1])" office:value-type="float" office:value="91">
            <text:p/>
          </table:table-cell>
          <table:table-cell table:formula="of:=IF([.D714]=[.$H$1];&quot;TRUE&quot;;&quot;&quot;)">
            <text:p/>
          </table:table-cell>
          <table:table-cell table:formula="of:=CONCATENATE(IF([.E714]=&quot;TRUE&quot;;[$Feuille2.$A$14];&quot;&quot;);[.C714];IF([.E715]&lt;&gt;&quot;TRUE&quot;;&quot;, &quot;;&quot;&quot;))" office:value-type="string" office:string-value="(SELECT TIMESTAMP_TO_SEC(TIMESTAMP(&quot;2014-02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2&quot; GROUP EACH BY repository_created_at)), ">
            <text:p>(SELECT TIMESTAMP_TO_SEC(TIMESTAMP("2014-02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4">
            <text:p>714</text:p>
          </table:table-cell>
          <table:table-cell table:style-name="ce1" office:value-type="string">
            <text:p>2014-02-23</text:p>
          </table:table-cell>
          <table:table-cell table:formula="of:=CONCATENATE([$Feuille2.$A$1];[.B715];[$Feuille2.$A$2];[$Feuille2.$A$3];[$Feuille2.$A$4];[.B715];[$Feuille2.$A$5];[$Feuille2.$A$6])" office:value-type="string" office:string-value="(SELECT TIMESTAMP_TO_SEC(TIMESTAMP(&quot;2014-0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3&quot; GROUP EACH BY repository_created_at))">
            <text:p>(SELECT TIMESTAMP_TO_SEC(TIMESTAMP("2014-0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3" GROUP EACH BY repository_created_at))</text:p>
          </table:table-cell>
          <table:table-cell table:formula="of:=MOD([.$H$1]*[.A715];[.$K$1])" office:value-type="float" office:value="98">
            <text:p/>
          </table:table-cell>
          <table:table-cell table:formula="of:=IF([.D715]=[.$H$1];&quot;TRUE&quot;;&quot;&quot;)">
            <text:p/>
          </table:table-cell>
          <table:table-cell table:formula="of:=CONCATENATE(IF([.E715]=&quot;TRUE&quot;;[$Feuille2.$A$14];&quot;&quot;);[.C715];IF([.E716]&lt;&gt;&quot;TRUE&quot;;&quot;, &quot;;&quot;&quot;))" office:value-type="string" office:string-value="(SELECT TIMESTAMP_TO_SEC(TIMESTAMP(&quot;2014-02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3&quot; GROUP EACH BY repository_created_at)), ">
            <text:p>(SELECT TIMESTAMP_TO_SEC(TIMESTAMP("2014-02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5">
            <text:p>715</text:p>
          </table:table-cell>
          <table:table-cell table:style-name="ce1" office:value-type="string">
            <text:p>2014-02-24</text:p>
          </table:table-cell>
          <table:table-cell table:formula="of:=CONCATENATE([$Feuille2.$A$1];[.B716];[$Feuille2.$A$2];[$Feuille2.$A$3];[$Feuille2.$A$4];[.B716];[$Feuille2.$A$5];[$Feuille2.$A$6])" office:value-type="string" office:string-value="(SELECT TIMESTAMP_TO_SEC(TIMESTAMP(&quot;2014-0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4&quot; GROUP EACH BY repository_created_at))">
            <text:p>(SELECT TIMESTAMP_TO_SEC(TIMESTAMP("2014-0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4" GROUP EACH BY repository_created_at))</text:p>
          </table:table-cell>
          <table:table-cell table:formula="of:=MOD([.$H$1]*[.A716];[.$K$1])" office:value-type="float" office:value="105">
            <text:p/>
          </table:table-cell>
          <table:table-cell table:formula="of:=IF([.D716]=[.$H$1];&quot;TRUE&quot;;&quot;&quot;)">
            <text:p/>
          </table:table-cell>
          <table:table-cell table:formula="of:=CONCATENATE(IF([.E716]=&quot;TRUE&quot;;[$Feuille2.$A$14];&quot;&quot;);[.C716];IF([.E717]&lt;&gt;&quot;TRUE&quot;;&quot;, &quot;;&quot;&quot;))" office:value-type="string" office:string-value="(SELECT TIMESTAMP_TO_SEC(TIMESTAMP(&quot;2014-02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4&quot; GROUP EACH BY repository_created_at)), ">
            <text:p>(SELECT TIMESTAMP_TO_SEC(TIMESTAMP("2014-02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6">
            <text:p>716</text:p>
          </table:table-cell>
          <table:table-cell table:style-name="ce1" office:value-type="string">
            <text:p>2014-02-25</text:p>
          </table:table-cell>
          <table:table-cell table:formula="of:=CONCATENATE([$Feuille2.$A$1];[.B717];[$Feuille2.$A$2];[$Feuille2.$A$3];[$Feuille2.$A$4];[.B717];[$Feuille2.$A$5];[$Feuille2.$A$6])" office:value-type="string" office:string-value="(SELECT TIMESTAMP_TO_SEC(TIMESTAMP(&quot;2014-0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5&quot; GROUP EACH BY repository_created_at))">
            <text:p>(SELECT TIMESTAMP_TO_SEC(TIMESTAMP("2014-0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5" GROUP EACH BY repository_created_at))</text:p>
          </table:table-cell>
          <table:table-cell table:formula="of:=MOD([.$H$1]*[.A717];[.$K$1])" office:value-type="float" office:value="112">
            <text:p/>
          </table:table-cell>
          <table:table-cell table:formula="of:=IF([.D717]=[.$H$1];&quot;TRUE&quot;;&quot;&quot;)">
            <text:p/>
          </table:table-cell>
          <table:table-cell table:formula="of:=CONCATENATE(IF([.E717]=&quot;TRUE&quot;;[$Feuille2.$A$14];&quot;&quot;);[.C717];IF([.E718]&lt;&gt;&quot;TRUE&quot;;&quot;, &quot;;&quot;&quot;))" office:value-type="string" office:string-value="(SELECT TIMESTAMP_TO_SEC(TIMESTAMP(&quot;2014-02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5&quot; GROUP EACH BY repository_created_at)), ">
            <text:p>(SELECT TIMESTAMP_TO_SEC(TIMESTAMP("2014-02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7">
            <text:p>717</text:p>
          </table:table-cell>
          <table:table-cell table:style-name="ce1" office:value-type="string">
            <text:p>2014-02-26</text:p>
          </table:table-cell>
          <table:table-cell table:formula="of:=CONCATENATE([$Feuille2.$A$1];[.B718];[$Feuille2.$A$2];[$Feuille2.$A$3];[$Feuille2.$A$4];[.B718];[$Feuille2.$A$5];[$Feuille2.$A$6])" office:value-type="string" office:string-value="(SELECT TIMESTAMP_TO_SEC(TIMESTAMP(&quot;2014-0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6&quot; GROUP EACH BY repository_created_at))">
            <text:p>(SELECT TIMESTAMP_TO_SEC(TIMESTAMP("2014-0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6" GROUP EACH BY repository_created_at))</text:p>
          </table:table-cell>
          <table:table-cell table:formula="of:=MOD([.$H$1]*[.A718];[.$K$1])" office:value-type="float" office:value="119">
            <text:p/>
          </table:table-cell>
          <table:table-cell table:formula="of:=IF([.D718]=[.$H$1];&quot;TRUE&quot;;&quot;&quot;)">
            <text:p/>
          </table:table-cell>
          <table:table-cell table:formula="of:=CONCATENATE(IF([.E718]=&quot;TRUE&quot;;[$Feuille2.$A$14];&quot;&quot;);[.C718];IF([.E719]&lt;&gt;&quot;TRUE&quot;;&quot;, &quot;;&quot;&quot;))" office:value-type="string" office:string-value="(SELECT TIMESTAMP_TO_SEC(TIMESTAMP(&quot;2014-02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6&quot; GROUP EACH BY repository_created_at)), ">
            <text:p>(SELECT TIMESTAMP_TO_SEC(TIMESTAMP("2014-02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8">
            <text:p>718</text:p>
          </table:table-cell>
          <table:table-cell table:style-name="ce1" office:value-type="string">
            <text:p>2014-02-27</text:p>
          </table:table-cell>
          <table:table-cell table:formula="of:=CONCATENATE([$Feuille2.$A$1];[.B719];[$Feuille2.$A$2];[$Feuille2.$A$3];[$Feuille2.$A$4];[.B719];[$Feuille2.$A$5];[$Feuille2.$A$6])" office:value-type="string" office:string-value="(SELECT TIMESTAMP_TO_SEC(TIMESTAMP(&quot;2014-0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7&quot; GROUP EACH BY repository_created_at))">
            <text:p>(SELECT TIMESTAMP_TO_SEC(TIMESTAMP("2014-0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7" GROUP EACH BY repository_created_at))</text:p>
          </table:table-cell>
          <table:table-cell table:formula="of:=MOD([.$H$1]*[.A719];[.$K$1])" office:value-type="float" office:value="126">
            <text:p/>
          </table:table-cell>
          <table:table-cell table:formula="of:=IF([.D719]=[.$H$1];&quot;TRUE&quot;;&quot;&quot;)">
            <text:p/>
          </table:table-cell>
          <table:table-cell table:formula="of:=CONCATENATE(IF([.E719]=&quot;TRUE&quot;;[$Feuille2.$A$14];&quot;&quot;);[.C719];IF([.E720]&lt;&gt;&quot;TRUE&quot;;&quot;, &quot;;&quot;&quot;))" office:value-type="string" office:string-value="(SELECT TIMESTAMP_TO_SEC(TIMESTAMP(&quot;2014-02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7&quot; GROUP EACH BY repository_created_at)), ">
            <text:p>(SELECT TIMESTAMP_TO_SEC(TIMESTAMP("2014-02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19">
            <text:p>719</text:p>
          </table:table-cell>
          <table:table-cell table:style-name="ce1" office:value-type="string">
            <text:p>2014-02-28</text:p>
          </table:table-cell>
          <table:table-cell table:formula="of:=CONCATENATE([$Feuille2.$A$1];[.B720];[$Feuille2.$A$2];[$Feuille2.$A$3];[$Feuille2.$A$4];[.B720];[$Feuille2.$A$5];[$Feuille2.$A$6])" office:value-type="string" office:string-value="(SELECT TIMESTAMP_TO_SEC(TIMESTAMP(&quot;2014-0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8&quot; GROUP EACH BY repository_created_at))">
            <text:p>(SELECT TIMESTAMP_TO_SEC(TIMESTAMP("2014-0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8" GROUP EACH BY repository_created_at))</text:p>
          </table:table-cell>
          <table:table-cell table:formula="of:=MOD([.$H$1]*[.A720];[.$K$1])" office:value-type="float" office:value="133">
            <text:p/>
          </table:table-cell>
          <table:table-cell table:formula="of:=IF([.D720]=[.$H$1];&quot;TRUE&quot;;&quot;&quot;)">
            <text:p/>
          </table:table-cell>
          <table:table-cell table:formula="of:=CONCATENATE(IF([.E720]=&quot;TRUE&quot;;[$Feuille2.$A$14];&quot;&quot;);[.C720];IF([.E721]&lt;&gt;&quot;TRUE&quot;;&quot;, &quot;;&quot;&quot;))" office:value-type="string" office:string-value="(SELECT TIMESTAMP_TO_SEC(TIMESTAMP(&quot;2014-02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2-28&quot; GROUP EACH BY repository_created_at)), ">
            <text:p>(SELECT TIMESTAMP_TO_SEC(TIMESTAMP("2014-02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2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string">
            <text:p>2014-03-01</text:p>
          </table:table-cell>
          <table:table-cell table:formula="of:=CONCATENATE([$Feuille2.$A$1];[.B721];[$Feuille2.$A$2];[$Feuille2.$A$3];[$Feuille2.$A$4];[.B721];[$Feuille2.$A$5];[$Feuille2.$A$6])" office:value-type="string" office:string-value="(SELECT TIMESTAMP_TO_SEC(TIMESTAMP(&quot;2014-03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1&quot; GROUP EACH BY repository_created_at))">
            <text:p>(SELECT TIMESTAMP_TO_SEC(TIMESTAMP("2014-03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1" GROUP EACH BY repository_created_at))</text:p>
          </table:table-cell>
          <table:table-cell table:formula="of:=MOD([.$H$1]*[.A721];[.$K$1])" office:value-type="float" office:value="140">
            <text:p/>
          </table:table-cell>
          <table:table-cell table:formula="of:=IF([.D721]=[.$H$1];&quot;TRUE&quot;;&quot;&quot;)">
            <text:p/>
          </table:table-cell>
          <table:table-cell table:formula="of:=CONCATENATE(IF([.E721]=&quot;TRUE&quot;;[$Feuille2.$A$14];&quot;&quot;);[.C721];IF([.E722]&lt;&gt;&quot;TRUE&quot;;&quot;, &quot;;&quot;&quot;))" office:value-type="string" office:string-value="(SELECT TIMESTAMP_TO_SEC(TIMESTAMP(&quot;2014-03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1&quot; GROUP EACH BY repository_created_at)), ">
            <text:p>(SELECT TIMESTAMP_TO_SEC(TIMESTAMP("2014-03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1">
            <text:p>721</text:p>
          </table:table-cell>
          <table:table-cell table:style-name="ce1" office:value-type="string">
            <text:p>2014-03-02</text:p>
          </table:table-cell>
          <table:table-cell table:formula="of:=CONCATENATE([$Feuille2.$A$1];[.B722];[$Feuille2.$A$2];[$Feuille2.$A$3];[$Feuille2.$A$4];[.B722];[$Feuille2.$A$5];[$Feuille2.$A$6])" office:value-type="string" office:string-value="(SELECT TIMESTAMP_TO_SEC(TIMESTAMP(&quot;2014-03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2&quot; GROUP EACH BY repository_created_at))">
            <text:p>(SELECT TIMESTAMP_TO_SEC(TIMESTAMP("2014-03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2" GROUP EACH BY repository_created_at))</text:p>
          </table:table-cell>
          <table:table-cell table:formula="of:=MOD([.$H$1]*[.A722];[.$K$1])" office:value-type="float" office:value="147">
            <text:p/>
          </table:table-cell>
          <table:table-cell table:formula="of:=IF([.D722]=[.$H$1];&quot;TRUE&quot;;&quot;&quot;)">
            <text:p/>
          </table:table-cell>
          <table:table-cell table:formula="of:=CONCATENATE(IF([.E722]=&quot;TRUE&quot;;[$Feuille2.$A$14];&quot;&quot;);[.C722];IF([.E723]&lt;&gt;&quot;TRUE&quot;;&quot;, &quot;;&quot;&quot;))" office:value-type="string" office:string-value="(SELECT TIMESTAMP_TO_SEC(TIMESTAMP(&quot;2014-03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2&quot; GROUP EACH BY repository_created_at)), ">
            <text:p>(SELECT TIMESTAMP_TO_SEC(TIMESTAMP("2014-03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2">
            <text:p>722</text:p>
          </table:table-cell>
          <table:table-cell table:style-name="ce1" office:value-type="string">
            <text:p>2014-03-03</text:p>
          </table:table-cell>
          <table:table-cell table:formula="of:=CONCATENATE([$Feuille2.$A$1];[.B723];[$Feuille2.$A$2];[$Feuille2.$A$3];[$Feuille2.$A$4];[.B723];[$Feuille2.$A$5];[$Feuille2.$A$6])" office:value-type="string" office:string-value="(SELECT TIMESTAMP_TO_SEC(TIMESTAMP(&quot;2014-03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3&quot; GROUP EACH BY repository_created_at))">
            <text:p>(SELECT TIMESTAMP_TO_SEC(TIMESTAMP("2014-03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3" GROUP EACH BY repository_created_at))</text:p>
          </table:table-cell>
          <table:table-cell table:formula="of:=MOD([.$H$1]*[.A723];[.$K$1])" office:value-type="float" office:value="154">
            <text:p/>
          </table:table-cell>
          <table:table-cell table:formula="of:=IF([.D723]=[.$H$1];&quot;TRUE&quot;;&quot;&quot;)">
            <text:p/>
          </table:table-cell>
          <table:table-cell table:formula="of:=CONCATENATE(IF([.E723]=&quot;TRUE&quot;;[$Feuille2.$A$14];&quot;&quot;);[.C723];IF([.E724]&lt;&gt;&quot;TRUE&quot;;&quot;, &quot;;&quot;&quot;))" office:value-type="string" office:string-value="(SELECT TIMESTAMP_TO_SEC(TIMESTAMP(&quot;2014-03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3&quot; GROUP EACH BY repository_created_at)), ">
            <text:p>(SELECT TIMESTAMP_TO_SEC(TIMESTAMP("2014-03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3">
            <text:p>723</text:p>
          </table:table-cell>
          <table:table-cell table:style-name="ce1" office:value-type="string">
            <text:p>2014-03-04</text:p>
          </table:table-cell>
          <table:table-cell table:formula="of:=CONCATENATE([$Feuille2.$A$1];[.B724];[$Feuille2.$A$2];[$Feuille2.$A$3];[$Feuille2.$A$4];[.B724];[$Feuille2.$A$5];[$Feuille2.$A$6])" office:value-type="string" office:string-value="(SELECT TIMESTAMP_TO_SEC(TIMESTAMP(&quot;2014-03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4&quot; GROUP EACH BY repository_created_at))">
            <text:p>(SELECT TIMESTAMP_TO_SEC(TIMESTAMP("2014-03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4" GROUP EACH BY repository_created_at))</text:p>
          </table:table-cell>
          <table:table-cell table:formula="of:=MOD([.$H$1]*[.A724];[.$K$1])" office:value-type="float" office:value="161">
            <text:p/>
          </table:table-cell>
          <table:table-cell table:formula="of:=IF([.D724]=[.$H$1];&quot;TRUE&quot;;&quot;&quot;)">
            <text:p/>
          </table:table-cell>
          <table:table-cell table:formula="of:=CONCATENATE(IF([.E724]=&quot;TRUE&quot;;[$Feuille2.$A$14];&quot;&quot;);[.C724];IF([.E725]&lt;&gt;&quot;TRUE&quot;;&quot;, &quot;;&quot;&quot;))" office:value-type="string" office:string-value="(SELECT TIMESTAMP_TO_SEC(TIMESTAMP(&quot;2014-03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4&quot; GROUP EACH BY repository_created_at)), ">
            <text:p>(SELECT TIMESTAMP_TO_SEC(TIMESTAMP("2014-03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4">
            <text:p>724</text:p>
          </table:table-cell>
          <table:table-cell table:style-name="ce1" office:value-type="string">
            <text:p>2014-03-05</text:p>
          </table:table-cell>
          <table:table-cell table:formula="of:=CONCATENATE([$Feuille2.$A$1];[.B725];[$Feuille2.$A$2];[$Feuille2.$A$3];[$Feuille2.$A$4];[.B725];[$Feuille2.$A$5];[$Feuille2.$A$6])" office:value-type="string" office:string-value="(SELECT TIMESTAMP_TO_SEC(TIMESTAMP(&quot;2014-03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5&quot; GROUP EACH BY repository_created_at))">
            <text:p>(SELECT TIMESTAMP_TO_SEC(TIMESTAMP("2014-03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5" GROUP EACH BY repository_created_at))</text:p>
          </table:table-cell>
          <table:table-cell table:formula="of:=MOD([.$H$1]*[.A725];[.$K$1])" office:value-type="float" office:value="168">
            <text:p/>
          </table:table-cell>
          <table:table-cell table:formula="of:=IF([.D725]=[.$H$1];&quot;TRUE&quot;;&quot;&quot;)">
            <text:p/>
          </table:table-cell>
          <table:table-cell table:formula="of:=CONCATENATE(IF([.E725]=&quot;TRUE&quot;;[$Feuille2.$A$14];&quot;&quot;);[.C725];IF([.E726]&lt;&gt;&quot;TRUE&quot;;&quot;, &quot;;&quot;&quot;))" office:value-type="string" office:string-value="(SELECT TIMESTAMP_TO_SEC(TIMESTAMP(&quot;2014-03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5&quot; GROUP EACH BY repository_created_at)), ">
            <text:p>(SELECT TIMESTAMP_TO_SEC(TIMESTAMP("2014-03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5">
            <text:p>725</text:p>
          </table:table-cell>
          <table:table-cell table:style-name="ce1" office:value-type="string">
            <text:p>2014-03-06</text:p>
          </table:table-cell>
          <table:table-cell table:formula="of:=CONCATENATE([$Feuille2.$A$1];[.B726];[$Feuille2.$A$2];[$Feuille2.$A$3];[$Feuille2.$A$4];[.B726];[$Feuille2.$A$5];[$Feuille2.$A$6])" office:value-type="string" office:string-value="(SELECT TIMESTAMP_TO_SEC(TIMESTAMP(&quot;2014-03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6&quot; GROUP EACH BY repository_created_at))">
            <text:p>(SELECT TIMESTAMP_TO_SEC(TIMESTAMP("2014-03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6" GROUP EACH BY repository_created_at))</text:p>
          </table:table-cell>
          <table:table-cell table:formula="of:=MOD([.$H$1]*[.A726];[.$K$1])" office:value-type="float" office:value="175">
            <text:p/>
          </table:table-cell>
          <table:table-cell table:formula="of:=IF([.D726]=[.$H$1];&quot;TRUE&quot;;&quot;&quot;)">
            <text:p/>
          </table:table-cell>
          <table:table-cell table:formula="of:=CONCATENATE(IF([.E726]=&quot;TRUE&quot;;[$Feuille2.$A$14];&quot;&quot;);[.C726];IF([.E727]&lt;&gt;&quot;TRUE&quot;;&quot;, &quot;;&quot;&quot;))" office:value-type="string" office:string-value="(SELECT TIMESTAMP_TO_SEC(TIMESTAMP(&quot;2014-03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6&quot; GROUP EACH BY repository_created_at)), ">
            <text:p>(SELECT TIMESTAMP_TO_SEC(TIMESTAMP("2014-03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6">
            <text:p>726</text:p>
          </table:table-cell>
          <table:table-cell table:style-name="ce1" office:value-type="string">
            <text:p>2014-03-07</text:p>
          </table:table-cell>
          <table:table-cell table:formula="of:=CONCATENATE([$Feuille2.$A$1];[.B727];[$Feuille2.$A$2];[$Feuille2.$A$3];[$Feuille2.$A$4];[.B727];[$Feuille2.$A$5];[$Feuille2.$A$6])" office:value-type="string" office:string-value="(SELECT TIMESTAMP_TO_SEC(TIMESTAMP(&quot;2014-03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7&quot; GROUP EACH BY repository_created_at))">
            <text:p>(SELECT TIMESTAMP_TO_SEC(TIMESTAMP("2014-03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7" GROUP EACH BY repository_created_at))</text:p>
          </table:table-cell>
          <table:table-cell table:formula="of:=MOD([.$H$1]*[.A727];[.$K$1])" office:value-type="float" office:value="182">
            <text:p/>
          </table:table-cell>
          <table:table-cell table:formula="of:=IF([.D727]=[.$H$1];&quot;TRUE&quot;;&quot;&quot;)">
            <text:p/>
          </table:table-cell>
          <table:table-cell table:formula="of:=CONCATENATE(IF([.E727]=&quot;TRUE&quot;;[$Feuille2.$A$14];&quot;&quot;);[.C727];IF([.E728]&lt;&gt;&quot;TRUE&quot;;&quot;, &quot;;&quot;&quot;))" office:value-type="string" office:string-value="(SELECT TIMESTAMP_TO_SEC(TIMESTAMP(&quot;2014-03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7&quot; GROUP EACH BY repository_created_at)), ">
            <text:p>(SELECT TIMESTAMP_TO_SEC(TIMESTAMP("2014-03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7">
            <text:p>727</text:p>
          </table:table-cell>
          <table:table-cell table:style-name="ce1" office:value-type="string">
            <text:p>2014-03-08</text:p>
          </table:table-cell>
          <table:table-cell table:formula="of:=CONCATENATE([$Feuille2.$A$1];[.B728];[$Feuille2.$A$2];[$Feuille2.$A$3];[$Feuille2.$A$4];[.B728];[$Feuille2.$A$5];[$Feuille2.$A$6])" office:value-type="string" office:string-value="(SELECT TIMESTAMP_TO_SEC(TIMESTAMP(&quot;2014-03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8&quot; GROUP EACH BY repository_created_at))">
            <text:p>(SELECT TIMESTAMP_TO_SEC(TIMESTAMP("2014-03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8" GROUP EACH BY repository_created_at))</text:p>
          </table:table-cell>
          <table:table-cell table:formula="of:=MOD([.$H$1]*[.A728];[.$K$1])" office:value-type="float" office:value="189">
            <text:p/>
          </table:table-cell>
          <table:table-cell table:formula="of:=IF([.D728]=[.$H$1];&quot;TRUE&quot;;&quot;&quot;)">
            <text:p/>
          </table:table-cell>
          <table:table-cell table:formula="of:=CONCATENATE(IF([.E728]=&quot;TRUE&quot;;[$Feuille2.$A$14];&quot;&quot;);[.C728];IF([.E729]&lt;&gt;&quot;TRUE&quot;;&quot;, &quot;;&quot;&quot;))" office:value-type="string" office:string-value="(SELECT TIMESTAMP_TO_SEC(TIMESTAMP(&quot;2014-03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8&quot; GROUP EACH BY repository_created_at)), ">
            <text:p>(SELECT TIMESTAMP_TO_SEC(TIMESTAMP("2014-03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8">
            <text:p>728</text:p>
          </table:table-cell>
          <table:table-cell table:style-name="ce1" office:value-type="string">
            <text:p>2014-03-09</text:p>
          </table:table-cell>
          <table:table-cell table:formula="of:=CONCATENATE([$Feuille2.$A$1];[.B729];[$Feuille2.$A$2];[$Feuille2.$A$3];[$Feuille2.$A$4];[.B729];[$Feuille2.$A$5];[$Feuille2.$A$6])" office:value-type="string" office:string-value="(SELECT TIMESTAMP_TO_SEC(TIMESTAMP(&quot;2014-03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9&quot; GROUP EACH BY repository_created_at))">
            <text:p>(SELECT TIMESTAMP_TO_SEC(TIMESTAMP("2014-03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9" GROUP EACH BY repository_created_at))</text:p>
          </table:table-cell>
          <table:table-cell table:formula="of:=MOD([.$H$1]*[.A729];[.$K$1])" office:value-type="float" office:value="196">
            <text:p/>
          </table:table-cell>
          <table:table-cell table:formula="of:=IF([.D729]=[.$H$1];&quot;TRUE&quot;;&quot;&quot;)">
            <text:p/>
          </table:table-cell>
          <table:table-cell table:formula="of:=CONCATENATE(IF([.E729]=&quot;TRUE&quot;;[$Feuille2.$A$14];&quot;&quot;);[.C729];IF([.E730]&lt;&gt;&quot;TRUE&quot;;&quot;, &quot;;&quot;&quot;))" office:value-type="string" office:string-value="(SELECT TIMESTAMP_TO_SEC(TIMESTAMP(&quot;2014-03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09&quot; GROUP EACH BY repository_created_at)), ">
            <text:p>(SELECT TIMESTAMP_TO_SEC(TIMESTAMP("2014-03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29">
            <text:p>729</text:p>
          </table:table-cell>
          <table:table-cell table:style-name="ce1" office:value-type="string">
            <text:p>2014-03-10</text:p>
          </table:table-cell>
          <table:table-cell table:formula="of:=CONCATENATE([$Feuille2.$A$1];[.B730];[$Feuille2.$A$2];[$Feuille2.$A$3];[$Feuille2.$A$4];[.B730];[$Feuille2.$A$5];[$Feuille2.$A$6])" office:value-type="string" office:string-value="(SELECT TIMESTAMP_TO_SEC(TIMESTAMP(&quot;2014-03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0&quot; GROUP EACH BY repository_created_at))">
            <text:p>(SELECT TIMESTAMP_TO_SEC(TIMESTAMP("2014-03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0" GROUP EACH BY repository_created_at))</text:p>
          </table:table-cell>
          <table:table-cell table:formula="of:=MOD([.$H$1]*[.A730];[.$K$1])" office:value-type="float" office:value="203">
            <text:p/>
          </table:table-cell>
          <table:table-cell table:formula="of:=IF([.D730]=[.$H$1];&quot;TRUE&quot;;&quot;&quot;)">
            <text:p/>
          </table:table-cell>
          <table:table-cell table:formula="of:=CONCATENATE(IF([.E730]=&quot;TRUE&quot;;[$Feuille2.$A$14];&quot;&quot;);[.C730];IF([.E731]&lt;&gt;&quot;TRUE&quot;;&quot;, &quot;;&quot;&quot;))" office:value-type="string" office:string-value="(SELECT TIMESTAMP_TO_SEC(TIMESTAMP(&quot;2014-03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0&quot; GROUP EACH BY repository_created_at)), ">
            <text:p>(SELECT TIMESTAMP_TO_SEC(TIMESTAMP("2014-03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0">
            <text:p>730</text:p>
          </table:table-cell>
          <table:table-cell table:style-name="ce1" office:value-type="string">
            <text:p>2014-03-11</text:p>
          </table:table-cell>
          <table:table-cell table:formula="of:=CONCATENATE([$Feuille2.$A$1];[.B731];[$Feuille2.$A$2];[$Feuille2.$A$3];[$Feuille2.$A$4];[.B731];[$Feuille2.$A$5];[$Feuille2.$A$6])" office:value-type="string" office:string-value="(SELECT TIMESTAMP_TO_SEC(TIMESTAMP(&quot;2014-03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1&quot; GROUP EACH BY repository_created_at))">
            <text:p>(SELECT TIMESTAMP_TO_SEC(TIMESTAMP("2014-03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1" GROUP EACH BY repository_created_at))</text:p>
          </table:table-cell>
          <table:table-cell table:formula="of:=MOD([.$H$1]*[.A731];[.$K$1])" office:value-type="float" office:value="210">
            <text:p/>
          </table:table-cell>
          <table:table-cell table:formula="of:=IF([.D731]=[.$H$1];&quot;TRUE&quot;;&quot;&quot;)">
            <text:p/>
          </table:table-cell>
          <table:table-cell table:formula="of:=CONCATENATE(IF([.E731]=&quot;TRUE&quot;;[$Feuille2.$A$14];&quot;&quot;);[.C731];IF([.E732]&lt;&gt;&quot;TRUE&quot;;&quot;, &quot;;&quot;&quot;))" office:value-type="string" office:string-value="(SELECT TIMESTAMP_TO_SEC(TIMESTAMP(&quot;2014-03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1&quot; GROUP EACH BY repository_created_at)), ">
            <text:p>(SELECT TIMESTAMP_TO_SEC(TIMESTAMP("2014-03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1">
            <text:p>731</text:p>
          </table:table-cell>
          <table:table-cell table:style-name="ce1" office:value-type="string">
            <text:p>2014-03-12</text:p>
          </table:table-cell>
          <table:table-cell table:formula="of:=CONCATENATE([$Feuille2.$A$1];[.B732];[$Feuille2.$A$2];[$Feuille2.$A$3];[$Feuille2.$A$4];[.B732];[$Feuille2.$A$5];[$Feuille2.$A$6])" office:value-type="string" office:string-value="(SELECT TIMESTAMP_TO_SEC(TIMESTAMP(&quot;2014-03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2&quot; GROUP EACH BY repository_created_at))">
            <text:p>(SELECT TIMESTAMP_TO_SEC(TIMESTAMP("2014-03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2" GROUP EACH BY repository_created_at))</text:p>
          </table:table-cell>
          <table:table-cell table:formula="of:=MOD([.$H$1]*[.A732];[.$K$1])" office:value-type="float" office:value="217">
            <text:p/>
          </table:table-cell>
          <table:table-cell table:formula="of:=IF([.D732]=[.$H$1];&quot;TRUE&quot;;&quot;&quot;)">
            <text:p/>
          </table:table-cell>
          <table:table-cell table:formula="of:=CONCATENATE(IF([.E732]=&quot;TRUE&quot;;[$Feuille2.$A$14];&quot;&quot;);[.C732];IF([.E733]&lt;&gt;&quot;TRUE&quot;;&quot;, &quot;;&quot;&quot;))" office:value-type="string" office:string-value="(SELECT TIMESTAMP_TO_SEC(TIMESTAMP(&quot;2014-03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2&quot; GROUP EACH BY repository_created_at)), ">
            <text:p>(SELECT TIMESTAMP_TO_SEC(TIMESTAMP("2014-03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2">
            <text:p>732</text:p>
          </table:table-cell>
          <table:table-cell table:style-name="ce1" office:value-type="string">
            <text:p>2014-03-13</text:p>
          </table:table-cell>
          <table:table-cell table:formula="of:=CONCATENATE([$Feuille2.$A$1];[.B733];[$Feuille2.$A$2];[$Feuille2.$A$3];[$Feuille2.$A$4];[.B733];[$Feuille2.$A$5];[$Feuille2.$A$6])" office:value-type="string" office:string-value="(SELECT TIMESTAMP_TO_SEC(TIMESTAMP(&quot;2014-03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3&quot; GROUP EACH BY repository_created_at))">
            <text:p>(SELECT TIMESTAMP_TO_SEC(TIMESTAMP("2014-03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3" GROUP EACH BY repository_created_at))</text:p>
          </table:table-cell>
          <table:table-cell table:formula="of:=MOD([.$H$1]*[.A733];[.$K$1])" office:value-type="float" office:value="224">
            <text:p/>
          </table:table-cell>
          <table:table-cell table:formula="of:=IF([.D733]=[.$H$1];&quot;TRUE&quot;;&quot;&quot;)">
            <text:p/>
          </table:table-cell>
          <table:table-cell table:formula="of:=CONCATENATE(IF([.E733]=&quot;TRUE&quot;;[$Feuille2.$A$14];&quot;&quot;);[.C733];IF([.E734]&lt;&gt;&quot;TRUE&quot;;&quot;, &quot;;&quot;&quot;))" office:value-type="string" office:string-value="(SELECT TIMESTAMP_TO_SEC(TIMESTAMP(&quot;2014-03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3&quot; GROUP EACH BY repository_created_at)), ">
            <text:p>(SELECT TIMESTAMP_TO_SEC(TIMESTAMP("2014-03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3">
            <text:p>733</text:p>
          </table:table-cell>
          <table:table-cell table:style-name="ce1" office:value-type="string">
            <text:p>2014-03-14</text:p>
          </table:table-cell>
          <table:table-cell table:formula="of:=CONCATENATE([$Feuille2.$A$1];[.B734];[$Feuille2.$A$2];[$Feuille2.$A$3];[$Feuille2.$A$4];[.B734];[$Feuille2.$A$5];[$Feuille2.$A$6])" office:value-type="string" office:string-value="(SELECT TIMESTAMP_TO_SEC(TIMESTAMP(&quot;2014-03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4&quot; GROUP EACH BY repository_created_at))">
            <text:p>(SELECT TIMESTAMP_TO_SEC(TIMESTAMP("2014-03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4" GROUP EACH BY repository_created_at))</text:p>
          </table:table-cell>
          <table:table-cell table:formula="of:=MOD([.$H$1]*[.A734];[.$K$1])" office:value-type="float" office:value="231">
            <text:p/>
          </table:table-cell>
          <table:table-cell table:formula="of:=IF([.D734]=[.$H$1];&quot;TRUE&quot;;&quot;&quot;)">
            <text:p/>
          </table:table-cell>
          <table:table-cell table:formula="of:=CONCATENATE(IF([.E734]=&quot;TRUE&quot;;[$Feuille2.$A$14];&quot;&quot;);[.C734];IF([.E735]&lt;&gt;&quot;TRUE&quot;;&quot;, &quot;;&quot;&quot;))" office:value-type="string" office:string-value="(SELECT TIMESTAMP_TO_SEC(TIMESTAMP(&quot;2014-03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4&quot; GROUP EACH BY repository_created_at)), ">
            <text:p>(SELECT TIMESTAMP_TO_SEC(TIMESTAMP("2014-03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4">
            <text:p>734</text:p>
          </table:table-cell>
          <table:table-cell table:style-name="ce1" office:value-type="string">
            <text:p>2014-03-15</text:p>
          </table:table-cell>
          <table:table-cell table:formula="of:=CONCATENATE([$Feuille2.$A$1];[.B735];[$Feuille2.$A$2];[$Feuille2.$A$3];[$Feuille2.$A$4];[.B735];[$Feuille2.$A$5];[$Feuille2.$A$6])" office:value-type="string" office:string-value="(SELECT TIMESTAMP_TO_SEC(TIMESTAMP(&quot;2014-03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5&quot; GROUP EACH BY repository_created_at))">
            <text:p>(SELECT TIMESTAMP_TO_SEC(TIMESTAMP("2014-03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5" GROUP EACH BY repository_created_at))</text:p>
          </table:table-cell>
          <table:table-cell table:formula="of:=MOD([.$H$1]*[.A735];[.$K$1])" office:value-type="float" office:value="238">
            <text:p/>
          </table:table-cell>
          <table:table-cell table:formula="of:=IF([.D735]=[.$H$1];&quot;TRUE&quot;;&quot;&quot;)">
            <text:p/>
          </table:table-cell>
          <table:table-cell table:formula="of:=CONCATENATE(IF([.E735]=&quot;TRUE&quot;;[$Feuille2.$A$14];&quot;&quot;);[.C735];IF([.E736]&lt;&gt;&quot;TRUE&quot;;&quot;, &quot;;&quot;&quot;))" office:value-type="string" office:string-value="(SELECT TIMESTAMP_TO_SEC(TIMESTAMP(&quot;2014-03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5&quot; GROUP EACH BY repository_created_at)), ">
            <text:p>(SELECT TIMESTAMP_TO_SEC(TIMESTAMP("2014-03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5">
            <text:p>735</text:p>
          </table:table-cell>
          <table:table-cell table:style-name="ce1" office:value-type="string">
            <text:p>2014-03-16</text:p>
          </table:table-cell>
          <table:table-cell table:formula="of:=CONCATENATE([$Feuille2.$A$1];[.B736];[$Feuille2.$A$2];[$Feuille2.$A$3];[$Feuille2.$A$4];[.B736];[$Feuille2.$A$5];[$Feuille2.$A$6])" office:value-type="string" office:string-value="(SELECT TIMESTAMP_TO_SEC(TIMESTAMP(&quot;2014-03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6&quot; GROUP EACH BY repository_created_at))">
            <text:p>(SELECT TIMESTAMP_TO_SEC(TIMESTAMP("2014-03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6" GROUP EACH BY repository_created_at))</text:p>
          </table:table-cell>
          <table:table-cell table:formula="of:=MOD([.$H$1]*[.A736];[.$K$1])" office:value-type="float" office:value="245">
            <text:p/>
          </table:table-cell>
          <table:table-cell table:formula="of:=IF([.D736]=[.$H$1];&quot;TRUE&quot;;&quot;&quot;)">
            <text:p/>
          </table:table-cell>
          <table:table-cell table:formula="of:=CONCATENATE(IF([.E736]=&quot;TRUE&quot;;[$Feuille2.$A$14];&quot;&quot;);[.C736];IF([.E737]&lt;&gt;&quot;TRUE&quot;;&quot;, &quot;;&quot;&quot;))" office:value-type="string" office:string-value="(SELECT TIMESTAMP_TO_SEC(TIMESTAMP(&quot;2014-03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6&quot; GROUP EACH BY repository_created_at)), ">
            <text:p>(SELECT TIMESTAMP_TO_SEC(TIMESTAMP("2014-03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6">
            <text:p>736</text:p>
          </table:table-cell>
          <table:table-cell table:style-name="ce1" office:value-type="string">
            <text:p>2014-03-17</text:p>
          </table:table-cell>
          <table:table-cell table:formula="of:=CONCATENATE([$Feuille2.$A$1];[.B737];[$Feuille2.$A$2];[$Feuille2.$A$3];[$Feuille2.$A$4];[.B737];[$Feuille2.$A$5];[$Feuille2.$A$6])" office:value-type="string" office:string-value="(SELECT TIMESTAMP_TO_SEC(TIMESTAMP(&quot;2014-03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7&quot; GROUP EACH BY repository_created_at))">
            <text:p>(SELECT TIMESTAMP_TO_SEC(TIMESTAMP("2014-03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7" GROUP EACH BY repository_created_at))</text:p>
          </table:table-cell>
          <table:table-cell table:formula="of:=MOD([.$H$1]*[.A737];[.$K$1])" office:value-type="float" office:value="252">
            <text:p/>
          </table:table-cell>
          <table:table-cell table:formula="of:=IF([.D737]=[.$H$1];&quot;TRUE&quot;;&quot;&quot;)">
            <text:p/>
          </table:table-cell>
          <table:table-cell table:formula="of:=CONCATENATE(IF([.E737]=&quot;TRUE&quot;;[$Feuille2.$A$14];&quot;&quot;);[.C737];IF([.E738]&lt;&gt;&quot;TRUE&quot;;&quot;, &quot;;&quot;&quot;))" office:value-type="string" office:string-value="(SELECT TIMESTAMP_TO_SEC(TIMESTAMP(&quot;2014-03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7&quot; GROUP EACH BY repository_created_at)), ">
            <text:p>(SELECT TIMESTAMP_TO_SEC(TIMESTAMP("2014-03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7">
            <text:p>737</text:p>
          </table:table-cell>
          <table:table-cell table:style-name="ce1" office:value-type="string">
            <text:p>2014-03-18</text:p>
          </table:table-cell>
          <table:table-cell table:formula="of:=CONCATENATE([$Feuille2.$A$1];[.B738];[$Feuille2.$A$2];[$Feuille2.$A$3];[$Feuille2.$A$4];[.B738];[$Feuille2.$A$5];[$Feuille2.$A$6])" office:value-type="string" office:string-value="(SELECT TIMESTAMP_TO_SEC(TIMESTAMP(&quot;2014-03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8&quot; GROUP EACH BY repository_created_at))">
            <text:p>(SELECT TIMESTAMP_TO_SEC(TIMESTAMP("2014-03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8" GROUP EACH BY repository_created_at))</text:p>
          </table:table-cell>
          <table:table-cell table:formula="of:=MOD([.$H$1]*[.A738];[.$K$1])" office:value-type="float" office:value="259">
            <text:p/>
          </table:table-cell>
          <table:table-cell table:formula="of:=IF([.D738]=[.$H$1];&quot;TRUE&quot;;&quot;&quot;)">
            <text:p/>
          </table:table-cell>
          <table:table-cell table:formula="of:=CONCATENATE(IF([.E738]=&quot;TRUE&quot;;[$Feuille2.$A$14];&quot;&quot;);[.C738];IF([.E739]&lt;&gt;&quot;TRUE&quot;;&quot;, &quot;;&quot;&quot;))" office:value-type="string" office:string-value="(SELECT TIMESTAMP_TO_SEC(TIMESTAMP(&quot;2014-03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8&quot; GROUP EACH BY repository_created_at)), ">
            <text:p>(SELECT TIMESTAMP_TO_SEC(TIMESTAMP("2014-03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8">
            <text:p>738</text:p>
          </table:table-cell>
          <table:table-cell table:style-name="ce1" office:value-type="string">
            <text:p>2014-03-19</text:p>
          </table:table-cell>
          <table:table-cell table:formula="of:=CONCATENATE([$Feuille2.$A$1];[.B739];[$Feuille2.$A$2];[$Feuille2.$A$3];[$Feuille2.$A$4];[.B739];[$Feuille2.$A$5];[$Feuille2.$A$6])" office:value-type="string" office:string-value="(SELECT TIMESTAMP_TO_SEC(TIMESTAMP(&quot;2014-03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9&quot; GROUP EACH BY repository_created_at))">
            <text:p>(SELECT TIMESTAMP_TO_SEC(TIMESTAMP("2014-03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9" GROUP EACH BY repository_created_at))</text:p>
          </table:table-cell>
          <table:table-cell table:formula="of:=MOD([.$H$1]*[.A739];[.$K$1])" office:value-type="float" office:value="266">
            <text:p/>
          </table:table-cell>
          <table:table-cell table:formula="of:=IF([.D739]=[.$H$1];&quot;TRUE&quot;;&quot;&quot;)">
            <text:p/>
          </table:table-cell>
          <table:table-cell table:formula="of:=CONCATENATE(IF([.E739]=&quot;TRUE&quot;;[$Feuille2.$A$14];&quot;&quot;);[.C739];IF([.E740]&lt;&gt;&quot;TRUE&quot;;&quot;, &quot;;&quot;&quot;))" office:value-type="string" office:string-value="(SELECT TIMESTAMP_TO_SEC(TIMESTAMP(&quot;2014-03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19&quot; GROUP EACH BY repository_created_at)), ">
            <text:p>(SELECT TIMESTAMP_TO_SEC(TIMESTAMP("2014-03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39">
            <text:p>739</text:p>
          </table:table-cell>
          <table:table-cell table:style-name="ce1" office:value-type="string">
            <text:p>2014-03-20</text:p>
          </table:table-cell>
          <table:table-cell table:formula="of:=CONCATENATE([$Feuille2.$A$1];[.B740];[$Feuille2.$A$2];[$Feuille2.$A$3];[$Feuille2.$A$4];[.B740];[$Feuille2.$A$5];[$Feuille2.$A$6])" office:value-type="string" office:string-value="(SELECT TIMESTAMP_TO_SEC(TIMESTAMP(&quot;2014-03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0&quot; GROUP EACH BY repository_created_at))">
            <text:p>(SELECT TIMESTAMP_TO_SEC(TIMESTAMP("2014-03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0" GROUP EACH BY repository_created_at))</text:p>
          </table:table-cell>
          <table:table-cell table:formula="of:=MOD([.$H$1]*[.A740];[.$K$1])" office:value-type="float" office:value="273">
            <text:p/>
          </table:table-cell>
          <table:table-cell table:formula="of:=IF([.D740]=[.$H$1];&quot;TRUE&quot;;&quot;&quot;)">
            <text:p/>
          </table:table-cell>
          <table:table-cell table:formula="of:=CONCATENATE(IF([.E740]=&quot;TRUE&quot;;[$Feuille2.$A$14];&quot;&quot;);[.C740];IF([.E741]&lt;&gt;&quot;TRUE&quot;;&quot;, &quot;;&quot;&quot;))" office:value-type="string" office:string-value="(SELECT TIMESTAMP_TO_SEC(TIMESTAMP(&quot;2014-03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0&quot; GROUP EACH BY repository_created_at)), ">
            <text:p>(SELECT TIMESTAMP_TO_SEC(TIMESTAMP("2014-03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string">
            <text:p>2014-03-21</text:p>
          </table:table-cell>
          <table:table-cell table:formula="of:=CONCATENATE([$Feuille2.$A$1];[.B741];[$Feuille2.$A$2];[$Feuille2.$A$3];[$Feuille2.$A$4];[.B741];[$Feuille2.$A$5];[$Feuille2.$A$6])" office:value-type="string" office:string-value="(SELECT TIMESTAMP_TO_SEC(TIMESTAMP(&quot;2014-03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1&quot; GROUP EACH BY repository_created_at))">
            <text:p>(SELECT TIMESTAMP_TO_SEC(TIMESTAMP("2014-03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1" GROUP EACH BY repository_created_at))</text:p>
          </table:table-cell>
          <table:table-cell table:formula="of:=MOD([.$H$1]*[.A741];[.$K$1])" office:value-type="float" office:value="280">
            <text:p/>
          </table:table-cell>
          <table:table-cell table:formula="of:=IF([.D741]=[.$H$1];&quot;TRUE&quot;;&quot;&quot;)">
            <text:p/>
          </table:table-cell>
          <table:table-cell table:formula="of:=CONCATENATE(IF([.E741]=&quot;TRUE&quot;;[$Feuille2.$A$14];&quot;&quot;);[.C741];IF([.E742]&lt;&gt;&quot;TRUE&quot;;&quot;, &quot;;&quot;&quot;))" office:value-type="string" office:string-value="(SELECT TIMESTAMP_TO_SEC(TIMESTAMP(&quot;2014-03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1&quot; GROUP EACH BY repository_created_at)), ">
            <text:p>(SELECT TIMESTAMP_TO_SEC(TIMESTAMP("2014-03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1">
            <text:p>741</text:p>
          </table:table-cell>
          <table:table-cell table:style-name="ce1" office:value-type="string">
            <text:p>2014-03-22</text:p>
          </table:table-cell>
          <table:table-cell table:formula="of:=CONCATENATE([$Feuille2.$A$1];[.B742];[$Feuille2.$A$2];[$Feuille2.$A$3];[$Feuille2.$A$4];[.B742];[$Feuille2.$A$5];[$Feuille2.$A$6])" office:value-type="string" office:string-value="(SELECT TIMESTAMP_TO_SEC(TIMESTAMP(&quot;2014-03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2&quot; GROUP EACH BY repository_created_at))">
            <text:p>(SELECT TIMESTAMP_TO_SEC(TIMESTAMP("2014-03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2" GROUP EACH BY repository_created_at))</text:p>
          </table:table-cell>
          <table:table-cell table:formula="of:=MOD([.$H$1]*[.A742];[.$K$1])" office:value-type="float" office:value="287">
            <text:p/>
          </table:table-cell>
          <table:table-cell table:formula="of:=IF([.D742]=[.$H$1];&quot;TRUE&quot;;&quot;&quot;)">
            <text:p/>
          </table:table-cell>
          <table:table-cell table:formula="of:=CONCATENATE(IF([.E742]=&quot;TRUE&quot;;[$Feuille2.$A$14];&quot;&quot;);[.C742];IF([.E743]&lt;&gt;&quot;TRUE&quot;;&quot;, &quot;;&quot;&quot;))" office:value-type="string" office:string-value="(SELECT TIMESTAMP_TO_SEC(TIMESTAMP(&quot;2014-03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2&quot; GROUP EACH BY repository_created_at)), ">
            <text:p>(SELECT TIMESTAMP_TO_SEC(TIMESTAMP("2014-03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2">
            <text:p>742</text:p>
          </table:table-cell>
          <table:table-cell table:style-name="ce1" office:value-type="string">
            <text:p>2014-03-23</text:p>
          </table:table-cell>
          <table:table-cell table:formula="of:=CONCATENATE([$Feuille2.$A$1];[.B743];[$Feuille2.$A$2];[$Feuille2.$A$3];[$Feuille2.$A$4];[.B743];[$Feuille2.$A$5];[$Feuille2.$A$6])" office:value-type="string" office:string-value="(SELECT TIMESTAMP_TO_SEC(TIMESTAMP(&quot;2014-03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3&quot; GROUP EACH BY repository_created_at))">
            <text:p>(SELECT TIMESTAMP_TO_SEC(TIMESTAMP("2014-03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3" GROUP EACH BY repository_created_at))</text:p>
          </table:table-cell>
          <table:table-cell table:formula="of:=MOD([.$H$1]*[.A743];[.$K$1])" office:value-type="float" office:value="294">
            <text:p/>
          </table:table-cell>
          <table:table-cell table:formula="of:=IF([.D743]=[.$H$1];&quot;TRUE&quot;;&quot;&quot;)">
            <text:p/>
          </table:table-cell>
          <table:table-cell table:formula="of:=CONCATENATE(IF([.E743]=&quot;TRUE&quot;;[$Feuille2.$A$14];&quot;&quot;);[.C743];IF([.E744]&lt;&gt;&quot;TRUE&quot;;&quot;, &quot;;&quot;&quot;))" office:value-type="string" office:string-value="(SELECT TIMESTAMP_TO_SEC(TIMESTAMP(&quot;2014-03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3&quot; GROUP EACH BY repository_created_at)), ">
            <text:p>(SELECT TIMESTAMP_TO_SEC(TIMESTAMP("2014-03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3">
            <text:p>743</text:p>
          </table:table-cell>
          <table:table-cell table:style-name="ce1" office:value-type="string">
            <text:p>2014-03-24</text:p>
          </table:table-cell>
          <table:table-cell table:formula="of:=CONCATENATE([$Feuille2.$A$1];[.B744];[$Feuille2.$A$2];[$Feuille2.$A$3];[$Feuille2.$A$4];[.B744];[$Feuille2.$A$5];[$Feuille2.$A$6])" office:value-type="string" office:string-value="(SELECT TIMESTAMP_TO_SEC(TIMESTAMP(&quot;2014-03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4&quot; GROUP EACH BY repository_created_at))">
            <text:p>(SELECT TIMESTAMP_TO_SEC(TIMESTAMP("2014-03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4" GROUP EACH BY repository_created_at))</text:p>
          </table:table-cell>
          <table:table-cell table:formula="of:=MOD([.$H$1]*[.A744];[.$K$1])" office:value-type="float" office:value="301">
            <text:p/>
          </table:table-cell>
          <table:table-cell table:formula="of:=IF([.D744]=[.$H$1];&quot;TRUE&quot;;&quot;&quot;)">
            <text:p/>
          </table:table-cell>
          <table:table-cell table:formula="of:=CONCATENATE(IF([.E744]=&quot;TRUE&quot;;[$Feuille2.$A$14];&quot;&quot;);[.C744];IF([.E745]&lt;&gt;&quot;TRUE&quot;;&quot;, &quot;;&quot;&quot;))" office:value-type="string" office:string-value="(SELECT TIMESTAMP_TO_SEC(TIMESTAMP(&quot;2014-03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4&quot; GROUP EACH BY repository_created_at)), ">
            <text:p>(SELECT TIMESTAMP_TO_SEC(TIMESTAMP("2014-03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4">
            <text:p>744</text:p>
          </table:table-cell>
          <table:table-cell table:style-name="ce1" office:value-type="string">
            <text:p>2014-03-25</text:p>
          </table:table-cell>
          <table:table-cell table:formula="of:=CONCATENATE([$Feuille2.$A$1];[.B745];[$Feuille2.$A$2];[$Feuille2.$A$3];[$Feuille2.$A$4];[.B745];[$Feuille2.$A$5];[$Feuille2.$A$6])" office:value-type="string" office:string-value="(SELECT TIMESTAMP_TO_SEC(TIMESTAMP(&quot;2014-03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5&quot; GROUP EACH BY repository_created_at))">
            <text:p>(SELECT TIMESTAMP_TO_SEC(TIMESTAMP("2014-03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5" GROUP EACH BY repository_created_at))</text:p>
          </table:table-cell>
          <table:table-cell table:formula="of:=MOD([.$H$1]*[.A745];[.$K$1])" office:value-type="float" office:value="308">
            <text:p/>
          </table:table-cell>
          <table:table-cell table:formula="of:=IF([.D745]=[.$H$1];&quot;TRUE&quot;;&quot;&quot;)">
            <text:p/>
          </table:table-cell>
          <table:table-cell table:formula="of:=CONCATENATE(IF([.E745]=&quot;TRUE&quot;;[$Feuille2.$A$14];&quot;&quot;);[.C745];IF([.E746]&lt;&gt;&quot;TRUE&quot;;&quot;, &quot;;&quot;&quot;))" office:value-type="string" office:string-value="(SELECT TIMESTAMP_TO_SEC(TIMESTAMP(&quot;2014-03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5&quot; GROUP EACH BY repository_created_at)), ">
            <text:p>(SELECT TIMESTAMP_TO_SEC(TIMESTAMP("2014-03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5">
            <text:p>745</text:p>
          </table:table-cell>
          <table:table-cell table:style-name="ce1" office:value-type="string">
            <text:p>2014-03-26</text:p>
          </table:table-cell>
          <table:table-cell table:formula="of:=CONCATENATE([$Feuille2.$A$1];[.B746];[$Feuille2.$A$2];[$Feuille2.$A$3];[$Feuille2.$A$4];[.B746];[$Feuille2.$A$5];[$Feuille2.$A$6])" office:value-type="string" office:string-value="(SELECT TIMESTAMP_TO_SEC(TIMESTAMP(&quot;2014-03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6&quot; GROUP EACH BY repository_created_at))">
            <text:p>(SELECT TIMESTAMP_TO_SEC(TIMESTAMP("2014-03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6" GROUP EACH BY repository_created_at))</text:p>
          </table:table-cell>
          <table:table-cell table:formula="of:=MOD([.$H$1]*[.A746];[.$K$1])" office:value-type="float" office:value="315">
            <text:p/>
          </table:table-cell>
          <table:table-cell table:formula="of:=IF([.D746]=[.$H$1];&quot;TRUE&quot;;&quot;&quot;)">
            <text:p/>
          </table:table-cell>
          <table:table-cell table:formula="of:=CONCATENATE(IF([.E746]=&quot;TRUE&quot;;[$Feuille2.$A$14];&quot;&quot;);[.C746];IF([.E747]&lt;&gt;&quot;TRUE&quot;;&quot;, &quot;;&quot;&quot;))" office:value-type="string" office:string-value="(SELECT TIMESTAMP_TO_SEC(TIMESTAMP(&quot;2014-03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6&quot; GROUP EACH BY repository_created_at)), ">
            <text:p>(SELECT TIMESTAMP_TO_SEC(TIMESTAMP("2014-03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6">
            <text:p>746</text:p>
          </table:table-cell>
          <table:table-cell table:style-name="ce1" office:value-type="string">
            <text:p>2014-03-27</text:p>
          </table:table-cell>
          <table:table-cell table:formula="of:=CONCATENATE([$Feuille2.$A$1];[.B747];[$Feuille2.$A$2];[$Feuille2.$A$3];[$Feuille2.$A$4];[.B747];[$Feuille2.$A$5];[$Feuille2.$A$6])" office:value-type="string" office:string-value="(SELECT TIMESTAMP_TO_SEC(TIMESTAMP(&quot;2014-03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7&quot; GROUP EACH BY repository_created_at))">
            <text:p>(SELECT TIMESTAMP_TO_SEC(TIMESTAMP("2014-03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7" GROUP EACH BY repository_created_at))</text:p>
          </table:table-cell>
          <table:table-cell table:formula="of:=MOD([.$H$1]*[.A747];[.$K$1])" office:value-type="float" office:value="322">
            <text:p/>
          </table:table-cell>
          <table:table-cell table:formula="of:=IF([.D747]=[.$H$1];&quot;TRUE&quot;;&quot;&quot;)">
            <text:p/>
          </table:table-cell>
          <table:table-cell table:formula="of:=CONCATENATE(IF([.E747]=&quot;TRUE&quot;;[$Feuille2.$A$14];&quot;&quot;);[.C747];IF([.E748]&lt;&gt;&quot;TRUE&quot;;&quot;, &quot;;&quot;&quot;))" office:value-type="string" office:string-value="(SELECT TIMESTAMP_TO_SEC(TIMESTAMP(&quot;2014-03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7&quot; GROUP EACH BY repository_created_at)), ">
            <text:p>(SELECT TIMESTAMP_TO_SEC(TIMESTAMP("2014-03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7">
            <text:p>747</text:p>
          </table:table-cell>
          <table:table-cell table:style-name="ce1" office:value-type="string">
            <text:p>2014-03-28</text:p>
          </table:table-cell>
          <table:table-cell table:formula="of:=CONCATENATE([$Feuille2.$A$1];[.B748];[$Feuille2.$A$2];[$Feuille2.$A$3];[$Feuille2.$A$4];[.B748];[$Feuille2.$A$5];[$Feuille2.$A$6])" office:value-type="string" office:string-value="(SELECT TIMESTAMP_TO_SEC(TIMESTAMP(&quot;2014-03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8&quot; GROUP EACH BY repository_created_at))">
            <text:p>(SELECT TIMESTAMP_TO_SEC(TIMESTAMP("2014-03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8" GROUP EACH BY repository_created_at))</text:p>
          </table:table-cell>
          <table:table-cell table:formula="of:=MOD([.$H$1]*[.A748];[.$K$1])" office:value-type="float" office:value="329">
            <text:p/>
          </table:table-cell>
          <table:table-cell table:formula="of:=IF([.D748]=[.$H$1];&quot;TRUE&quot;;&quot;&quot;)">
            <text:p/>
          </table:table-cell>
          <table:table-cell table:formula="of:=CONCATENATE(IF([.E748]=&quot;TRUE&quot;;[$Feuille2.$A$14];&quot;&quot;);[.C748];IF([.E749]&lt;&gt;&quot;TRUE&quot;;&quot;, &quot;;&quot;&quot;))" office:value-type="string" office:string-value="(SELECT TIMESTAMP_TO_SEC(TIMESTAMP(&quot;2014-03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8&quot; GROUP EACH BY repository_created_at)), ">
            <text:p>(SELECT TIMESTAMP_TO_SEC(TIMESTAMP("2014-03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8">
            <text:p>748</text:p>
          </table:table-cell>
          <table:table-cell table:style-name="ce1" office:value-type="string">
            <text:p>2014-03-29</text:p>
          </table:table-cell>
          <table:table-cell table:formula="of:=CONCATENATE([$Feuille2.$A$1];[.B749];[$Feuille2.$A$2];[$Feuille2.$A$3];[$Feuille2.$A$4];[.B749];[$Feuille2.$A$5];[$Feuille2.$A$6])" office:value-type="string" office:string-value="(SELECT TIMESTAMP_TO_SEC(TIMESTAMP(&quot;2014-03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9&quot; GROUP EACH BY repository_created_at))">
            <text:p>(SELECT TIMESTAMP_TO_SEC(TIMESTAMP("2014-03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9" GROUP EACH BY repository_created_at))</text:p>
          </table:table-cell>
          <table:table-cell table:formula="of:=MOD([.$H$1]*[.A749];[.$K$1])" office:value-type="float" office:value="336">
            <text:p/>
          </table:table-cell>
          <table:table-cell table:formula="of:=IF([.D749]=[.$H$1];&quot;TRUE&quot;;&quot;&quot;)">
            <text:p/>
          </table:table-cell>
          <table:table-cell table:formula="of:=CONCATENATE(IF([.E749]=&quot;TRUE&quot;;[$Feuille2.$A$14];&quot;&quot;);[.C749];IF([.E750]&lt;&gt;&quot;TRUE&quot;;&quot;, &quot;;&quot;&quot;))" office:value-type="string" office:string-value="(SELECT TIMESTAMP_TO_SEC(TIMESTAMP(&quot;2014-03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29&quot; GROUP EACH BY repository_created_at)), ">
            <text:p>(SELECT TIMESTAMP_TO_SEC(TIMESTAMP("2014-03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49">
            <text:p>749</text:p>
          </table:table-cell>
          <table:table-cell table:style-name="ce1" office:value-type="string">
            <text:p>2014-03-30</text:p>
          </table:table-cell>
          <table:table-cell table:formula="of:=CONCATENATE([$Feuille2.$A$1];[.B750];[$Feuille2.$A$2];[$Feuille2.$A$3];[$Feuille2.$A$4];[.B750];[$Feuille2.$A$5];[$Feuille2.$A$6])" office:value-type="string" office:string-value="(SELECT TIMESTAMP_TO_SEC(TIMESTAMP(&quot;2014-03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30&quot; GROUP EACH BY repository_created_at))">
            <text:p>(SELECT TIMESTAMP_TO_SEC(TIMESTAMP("2014-03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30" GROUP EACH BY repository_created_at))</text:p>
          </table:table-cell>
          <table:table-cell table:formula="of:=MOD([.$H$1]*[.A750];[.$K$1])" office:value-type="float" office:value="343">
            <text:p/>
          </table:table-cell>
          <table:table-cell table:formula="of:=IF([.D750]=[.$H$1];&quot;TRUE&quot;;&quot;&quot;)">
            <text:p/>
          </table:table-cell>
          <table:table-cell table:formula="of:=CONCATENATE(IF([.E750]=&quot;TRUE&quot;;[$Feuille2.$A$14];&quot;&quot;);[.C750];IF([.E751]&lt;&gt;&quot;TRUE&quot;;&quot;, &quot;;&quot;&quot;))" office:value-type="string" office:string-value="(SELECT TIMESTAMP_TO_SEC(TIMESTAMP(&quot;2014-03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30&quot; GROUP EACH BY repository_created_at)), ">
            <text:p>(SELECT TIMESTAMP_TO_SEC(TIMESTAMP("2014-03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0">
            <text:p>750</text:p>
          </table:table-cell>
          <table:table-cell table:style-name="ce1" office:value-type="string">
            <text:p>2014-03-31</text:p>
          </table:table-cell>
          <table:table-cell table:formula="of:=CONCATENATE([$Feuille2.$A$1];[.B751];[$Feuille2.$A$2];[$Feuille2.$A$3];[$Feuille2.$A$4];[.B751];[$Feuille2.$A$5];[$Feuille2.$A$6])" office:value-type="string" office:string-value="(SELECT TIMESTAMP_TO_SEC(TIMESTAMP(&quot;2014-03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31&quot; GROUP EACH BY repository_created_at))">
            <text:p>(SELECT TIMESTAMP_TO_SEC(TIMESTAMP("2014-03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31" GROUP EACH BY repository_created_at))</text:p>
          </table:table-cell>
          <table:table-cell table:formula="of:=MOD([.$H$1]*[.A751];[.$K$1])" office:value-type="float" office:value="350">
            <text:p/>
          </table:table-cell>
          <table:table-cell table:formula="of:=IF([.D751]=[.$H$1];&quot;TRUE&quot;;&quot;&quot;)">
            <text:p/>
          </table:table-cell>
          <table:table-cell table:formula="of:=CONCATENATE(IF([.E751]=&quot;TRUE&quot;;[$Feuille2.$A$14];&quot;&quot;);[.C751];IF([.E752]&lt;&gt;&quot;TRUE&quot;;&quot;, &quot;;&quot;&quot;))" office:value-type="string" office:string-value="(SELECT TIMESTAMP_TO_SEC(TIMESTAMP(&quot;2014-03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3-31&quot; GROUP EACH BY repository_created_at)), ">
            <text:p>(SELECT TIMESTAMP_TO_SEC(TIMESTAMP("2014-03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3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1">
            <text:p>751</text:p>
          </table:table-cell>
          <table:table-cell table:style-name="ce1" office:value-type="string">
            <text:p>2014-04-01</text:p>
          </table:table-cell>
          <table:table-cell table:formula="of:=CONCATENATE([$Feuille2.$A$1];[.B752];[$Feuille2.$A$2];[$Feuille2.$A$3];[$Feuille2.$A$4];[.B752];[$Feuille2.$A$5];[$Feuille2.$A$6])" office:value-type="string" office:string-value="(SELECT TIMESTAMP_TO_SEC(TIMESTAMP(&quot;2014-04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1&quot; GROUP EACH BY repository_created_at))">
            <text:p>(SELECT TIMESTAMP_TO_SEC(TIMESTAMP("2014-04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1" GROUP EACH BY repository_created_at))</text:p>
          </table:table-cell>
          <table:table-cell table:formula="of:=MOD([.$H$1]*[.A752];[.$K$1])" office:value-type="float" office:value="357">
            <text:p/>
          </table:table-cell>
          <table:table-cell table:formula="of:=IF([.D752]=[.$H$1];&quot;TRUE&quot;;&quot;&quot;)">
            <text:p/>
          </table:table-cell>
          <table:table-cell table:formula="of:=CONCATENATE(IF([.E752]=&quot;TRUE&quot;;[$Feuille2.$A$14];&quot;&quot;);[.C752];IF([.E753]&lt;&gt;&quot;TRUE&quot;;&quot;, &quot;;&quot;&quot;))" office:value-type="string" office:string-value="(SELECT TIMESTAMP_TO_SEC(TIMESTAMP(&quot;2014-04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1&quot; GROUP EACH BY repository_created_at)), ">
            <text:p>(SELECT TIMESTAMP_TO_SEC(TIMESTAMP("2014-04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2">
            <text:p>752</text:p>
          </table:table-cell>
          <table:table-cell table:style-name="ce1" office:value-type="string">
            <text:p>2014-04-02</text:p>
          </table:table-cell>
          <table:table-cell table:formula="of:=CONCATENATE([$Feuille2.$A$1];[.B753];[$Feuille2.$A$2];[$Feuille2.$A$3];[$Feuille2.$A$4];[.B753];[$Feuille2.$A$5];[$Feuille2.$A$6])" office:value-type="string" office:string-value="(SELECT TIMESTAMP_TO_SEC(TIMESTAMP(&quot;2014-04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2&quot; GROUP EACH BY repository_created_at))">
            <text:p>(SELECT TIMESTAMP_TO_SEC(TIMESTAMP("2014-04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2" GROUP EACH BY repository_created_at))</text:p>
          </table:table-cell>
          <table:table-cell table:formula="of:=MOD([.$H$1]*[.A753];[.$K$1])" office:value-type="float" office:value="364">
            <text:p/>
          </table:table-cell>
          <table:table-cell table:formula="of:=IF([.D753]=[.$H$1];&quot;TRUE&quot;;&quot;&quot;)">
            <text:p/>
          </table:table-cell>
          <table:table-cell table:formula="of:=CONCATENATE(IF([.E753]=&quot;TRUE&quot;;[$Feuille2.$A$14];&quot;&quot;);[.C753];IF([.E754]&lt;&gt;&quot;TRUE&quot;;&quot;, &quot;;&quot;&quot;))" office:value-type="string" office:string-value="(SELECT TIMESTAMP_TO_SEC(TIMESTAMP(&quot;2014-04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2&quot; GROUP EACH BY repository_created_at)), ">
            <text:p>(SELECT TIMESTAMP_TO_SEC(TIMESTAMP("2014-04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3">
            <text:p>753</text:p>
          </table:table-cell>
          <table:table-cell table:style-name="ce1" office:value-type="string">
            <text:p>2014-04-03</text:p>
          </table:table-cell>
          <table:table-cell table:formula="of:=CONCATENATE([$Feuille2.$A$1];[.B754];[$Feuille2.$A$2];[$Feuille2.$A$3];[$Feuille2.$A$4];[.B754];[$Feuille2.$A$5];[$Feuille2.$A$6])" office:value-type="string" office:string-value="(SELECT TIMESTAMP_TO_SEC(TIMESTAMP(&quot;2014-04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3&quot; GROUP EACH BY repository_created_at))">
            <text:p>(SELECT TIMESTAMP_TO_SEC(TIMESTAMP("2014-04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3" GROUP EACH BY repository_created_at))</text:p>
          </table:table-cell>
          <table:table-cell table:formula="of:=MOD([.$H$1]*[.A754];[.$K$1])" office:value-type="float" office:value="371">
            <text:p/>
          </table:table-cell>
          <table:table-cell table:formula="of:=IF([.D754]=[.$H$1];&quot;TRUE&quot;;&quot;&quot;)">
            <text:p/>
          </table:table-cell>
          <table:table-cell table:formula="of:=CONCATENATE(IF([.E754]=&quot;TRUE&quot;;[$Feuille2.$A$14];&quot;&quot;);[.C754];IF([.E755]&lt;&gt;&quot;TRUE&quot;;&quot;, &quot;;&quot;&quot;))" office:value-type="string" office:string-value="(SELECT TIMESTAMP_TO_SEC(TIMESTAMP(&quot;2014-04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3&quot; GROUP EACH BY repository_created_at)), ">
            <text:p>(SELECT TIMESTAMP_TO_SEC(TIMESTAMP("2014-04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4">
            <text:p>754</text:p>
          </table:table-cell>
          <table:table-cell table:style-name="ce1" office:value-type="string">
            <text:p>2014-04-04</text:p>
          </table:table-cell>
          <table:table-cell table:formula="of:=CONCATENATE([$Feuille2.$A$1];[.B755];[$Feuille2.$A$2];[$Feuille2.$A$3];[$Feuille2.$A$4];[.B755];[$Feuille2.$A$5];[$Feuille2.$A$6])" office:value-type="string" office:string-value="(SELECT TIMESTAMP_TO_SEC(TIMESTAMP(&quot;2014-04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4&quot; GROUP EACH BY repository_created_at))">
            <text:p>(SELECT TIMESTAMP_TO_SEC(TIMESTAMP("2014-04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4" GROUP EACH BY repository_created_at))</text:p>
          </table:table-cell>
          <table:table-cell table:formula="of:=MOD([.$H$1]*[.A755];[.$K$1])" office:value-type="float" office:value="378">
            <text:p/>
          </table:table-cell>
          <table:table-cell table:formula="of:=IF([.D755]=[.$H$1];&quot;TRUE&quot;;&quot;&quot;)">
            <text:p/>
          </table:table-cell>
          <table:table-cell table:formula="of:=CONCATENATE(IF([.E755]=&quot;TRUE&quot;;[$Feuille2.$A$14];&quot;&quot;);[.C755];IF([.E756]&lt;&gt;&quot;TRUE&quot;;&quot;, &quot;;&quot;&quot;))" office:value-type="string" office:string-value="(SELECT TIMESTAMP_TO_SEC(TIMESTAMP(&quot;2014-04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4&quot; GROUP EACH BY repository_created_at)), ">
            <text:p>(SELECT TIMESTAMP_TO_SEC(TIMESTAMP("2014-04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5">
            <text:p>755</text:p>
          </table:table-cell>
          <table:table-cell table:style-name="ce1" office:value-type="string">
            <text:p>2014-04-05</text:p>
          </table:table-cell>
          <table:table-cell table:formula="of:=CONCATENATE([$Feuille2.$A$1];[.B756];[$Feuille2.$A$2];[$Feuille2.$A$3];[$Feuille2.$A$4];[.B756];[$Feuille2.$A$5];[$Feuille2.$A$6])" office:value-type="string" office:string-value="(SELECT TIMESTAMP_TO_SEC(TIMESTAMP(&quot;2014-04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5&quot; GROUP EACH BY repository_created_at))">
            <text:p>(SELECT TIMESTAMP_TO_SEC(TIMESTAMP("2014-04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5" GROUP EACH BY repository_created_at))</text:p>
          </table:table-cell>
          <table:table-cell table:formula="of:=MOD([.$H$1]*[.A756];[.$K$1])" office:value-type="float" office:value="385">
            <text:p/>
          </table:table-cell>
          <table:table-cell table:formula="of:=IF([.D756]=[.$H$1];&quot;TRUE&quot;;&quot;&quot;)">
            <text:p/>
          </table:table-cell>
          <table:table-cell table:formula="of:=CONCATENATE(IF([.E756]=&quot;TRUE&quot;;[$Feuille2.$A$14];&quot;&quot;);[.C756];IF([.E757]&lt;&gt;&quot;TRUE&quot;;&quot;, &quot;;&quot;&quot;))" office:value-type="string" office:string-value="(SELECT TIMESTAMP_TO_SEC(TIMESTAMP(&quot;2014-04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5&quot; GROUP EACH BY repository_created_at)), ">
            <text:p>(SELECT TIMESTAMP_TO_SEC(TIMESTAMP("2014-04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6">
            <text:p>756</text:p>
          </table:table-cell>
          <table:table-cell table:style-name="ce1" office:value-type="string">
            <text:p>2014-04-06</text:p>
          </table:table-cell>
          <table:table-cell table:formula="of:=CONCATENATE([$Feuille2.$A$1];[.B757];[$Feuille2.$A$2];[$Feuille2.$A$3];[$Feuille2.$A$4];[.B757];[$Feuille2.$A$5];[$Feuille2.$A$6])" office:value-type="string" office:string-value="(SELECT TIMESTAMP_TO_SEC(TIMESTAMP(&quot;2014-04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6&quot; GROUP EACH BY repository_created_at))">
            <text:p>(SELECT TIMESTAMP_TO_SEC(TIMESTAMP("2014-04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6" GROUP EACH BY repository_created_at))</text:p>
          </table:table-cell>
          <table:table-cell table:formula="of:=MOD([.$H$1]*[.A757];[.$K$1])" office:value-type="float" office:value="392">
            <text:p/>
          </table:table-cell>
          <table:table-cell table:formula="of:=IF([.D757]=[.$H$1];&quot;TRUE&quot;;&quot;&quot;)">
            <text:p/>
          </table:table-cell>
          <table:table-cell table:formula="of:=CONCATENATE(IF([.E757]=&quot;TRUE&quot;;[$Feuille2.$A$14];&quot;&quot;);[.C757];IF([.E758]&lt;&gt;&quot;TRUE&quot;;&quot;, &quot;;&quot;&quot;))" office:value-type="string" office:string-value="(SELECT TIMESTAMP_TO_SEC(TIMESTAMP(&quot;2014-04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6&quot; GROUP EACH BY repository_created_at)), ">
            <text:p>(SELECT TIMESTAMP_TO_SEC(TIMESTAMP("2014-04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7">
            <text:p>757</text:p>
          </table:table-cell>
          <table:table-cell table:style-name="ce1" office:value-type="string">
            <text:p>2014-04-07</text:p>
          </table:table-cell>
          <table:table-cell table:formula="of:=CONCATENATE([$Feuille2.$A$1];[.B758];[$Feuille2.$A$2];[$Feuille2.$A$3];[$Feuille2.$A$4];[.B758];[$Feuille2.$A$5];[$Feuille2.$A$6])" office:value-type="string" office:string-value="(SELECT TIMESTAMP_TO_SEC(TIMESTAMP(&quot;2014-04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7&quot; GROUP EACH BY repository_created_at))">
            <text:p>(SELECT TIMESTAMP_TO_SEC(TIMESTAMP("2014-04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7" GROUP EACH BY repository_created_at))</text:p>
          </table:table-cell>
          <table:table-cell table:formula="of:=MOD([.$H$1]*[.A758];[.$K$1])" office:value-type="float" office:value="399">
            <text:p/>
          </table:table-cell>
          <table:table-cell table:formula="of:=IF([.D758]=[.$H$1];&quot;TRUE&quot;;&quot;&quot;)">
            <text:p/>
          </table:table-cell>
          <table:table-cell table:formula="of:=CONCATENATE(IF([.E758]=&quot;TRUE&quot;;[$Feuille2.$A$14];&quot;&quot;);[.C758];IF([.E759]&lt;&gt;&quot;TRUE&quot;;&quot;, &quot;;&quot;&quot;))" office:value-type="string" office:string-value="(SELECT TIMESTAMP_TO_SEC(TIMESTAMP(&quot;2014-04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7&quot; GROUP EACH BY repository_created_at)), ">
            <text:p>(SELECT TIMESTAMP_TO_SEC(TIMESTAMP("2014-04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8">
            <text:p>758</text:p>
          </table:table-cell>
          <table:table-cell table:style-name="ce1" office:value-type="string">
            <text:p>2014-04-08</text:p>
          </table:table-cell>
          <table:table-cell table:formula="of:=CONCATENATE([$Feuille2.$A$1];[.B759];[$Feuille2.$A$2];[$Feuille2.$A$3];[$Feuille2.$A$4];[.B759];[$Feuille2.$A$5];[$Feuille2.$A$6])" office:value-type="string" office:string-value="(SELECT TIMESTAMP_TO_SEC(TIMESTAMP(&quot;2014-04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8&quot; GROUP EACH BY repository_created_at))">
            <text:p>(SELECT TIMESTAMP_TO_SEC(TIMESTAMP("2014-04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8" GROUP EACH BY repository_created_at))</text:p>
          </table:table-cell>
          <table:table-cell table:formula="of:=MOD([.$H$1]*[.A759];[.$K$1])" office:value-type="float" office:value="406">
            <text:p/>
          </table:table-cell>
          <table:table-cell table:formula="of:=IF([.D759]=[.$H$1];&quot;TRUE&quot;;&quot;&quot;)">
            <text:p/>
          </table:table-cell>
          <table:table-cell table:formula="of:=CONCATENATE(IF([.E759]=&quot;TRUE&quot;;[$Feuille2.$A$14];&quot;&quot;);[.C759];IF([.E760]&lt;&gt;&quot;TRUE&quot;;&quot;, &quot;;&quot;&quot;))" office:value-type="string" office:string-value="(SELECT TIMESTAMP_TO_SEC(TIMESTAMP(&quot;2014-04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8&quot; GROUP EACH BY repository_created_at)), ">
            <text:p>(SELECT TIMESTAMP_TO_SEC(TIMESTAMP("2014-04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59">
            <text:p>759</text:p>
          </table:table-cell>
          <table:table-cell table:style-name="ce1" office:value-type="string">
            <text:p>2014-04-09</text:p>
          </table:table-cell>
          <table:table-cell table:formula="of:=CONCATENATE([$Feuille2.$A$1];[.B760];[$Feuille2.$A$2];[$Feuille2.$A$3];[$Feuille2.$A$4];[.B760];[$Feuille2.$A$5];[$Feuille2.$A$6])" office:value-type="string" office:string-value="(SELECT TIMESTAMP_TO_SEC(TIMESTAMP(&quot;2014-04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9&quot; GROUP EACH BY repository_created_at))">
            <text:p>(SELECT TIMESTAMP_TO_SEC(TIMESTAMP("2014-04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9" GROUP EACH BY repository_created_at))</text:p>
          </table:table-cell>
          <table:table-cell table:formula="of:=MOD([.$H$1]*[.A760];[.$K$1])" office:value-type="float" office:value="413">
            <text:p/>
          </table:table-cell>
          <table:table-cell table:formula="of:=IF([.D760]=[.$H$1];&quot;TRUE&quot;;&quot;&quot;)">
            <text:p/>
          </table:table-cell>
          <table:table-cell table:formula="of:=CONCATENATE(IF([.E760]=&quot;TRUE&quot;;[$Feuille2.$A$14];&quot;&quot;);[.C760];IF([.E761]&lt;&gt;&quot;TRUE&quot;;&quot;, &quot;;&quot;&quot;))" office:value-type="string" office:string-value="(SELECT TIMESTAMP_TO_SEC(TIMESTAMP(&quot;2014-04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09&quot; GROUP EACH BY repository_created_at)), ">
            <text:p>(SELECT TIMESTAMP_TO_SEC(TIMESTAMP("2014-04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string">
            <text:p>2014-04-10</text:p>
          </table:table-cell>
          <table:table-cell table:formula="of:=CONCATENATE([$Feuille2.$A$1];[.B761];[$Feuille2.$A$2];[$Feuille2.$A$3];[$Feuille2.$A$4];[.B761];[$Feuille2.$A$5];[$Feuille2.$A$6])" office:value-type="string" office:string-value="(SELECT TIMESTAMP_TO_SEC(TIMESTAMP(&quot;2014-04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0&quot; GROUP EACH BY repository_created_at))">
            <text:p>(SELECT TIMESTAMP_TO_SEC(TIMESTAMP("2014-04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0" GROUP EACH BY repository_created_at))</text:p>
          </table:table-cell>
          <table:table-cell table:formula="of:=MOD([.$H$1]*[.A761];[.$K$1])" office:value-type="float" office:value="420">
            <text:p/>
          </table:table-cell>
          <table:table-cell table:formula="of:=IF([.D761]=[.$H$1];&quot;TRUE&quot;;&quot;&quot;)">
            <text:p/>
          </table:table-cell>
          <table:table-cell table:formula="of:=CONCATENATE(IF([.E761]=&quot;TRUE&quot;;[$Feuille2.$A$14];&quot;&quot;);[.C761];IF([.E762]&lt;&gt;&quot;TRUE&quot;;&quot;, &quot;;&quot;&quot;))" office:value-type="string" office:string-value="(SELECT TIMESTAMP_TO_SEC(TIMESTAMP(&quot;2014-04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0&quot; GROUP EACH BY repository_created_at)), ">
            <text:p>(SELECT TIMESTAMP_TO_SEC(TIMESTAMP("2014-04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1">
            <text:p>761</text:p>
          </table:table-cell>
          <table:table-cell table:style-name="ce1" office:value-type="string">
            <text:p>2014-04-11</text:p>
          </table:table-cell>
          <table:table-cell table:formula="of:=CONCATENATE([$Feuille2.$A$1];[.B762];[$Feuille2.$A$2];[$Feuille2.$A$3];[$Feuille2.$A$4];[.B762];[$Feuille2.$A$5];[$Feuille2.$A$6])" office:value-type="string" office:string-value="(SELECT TIMESTAMP_TO_SEC(TIMESTAMP(&quot;2014-04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1&quot; GROUP EACH BY repository_created_at))">
            <text:p>(SELECT TIMESTAMP_TO_SEC(TIMESTAMP("2014-04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1" GROUP EACH BY repository_created_at))</text:p>
          </table:table-cell>
          <table:table-cell table:formula="of:=MOD([.$H$1]*[.A762];[.$K$1])" office:value-type="float" office:value="427">
            <text:p/>
          </table:table-cell>
          <table:table-cell table:formula="of:=IF([.D762]=[.$H$1];&quot;TRUE&quot;;&quot;&quot;)">
            <text:p/>
          </table:table-cell>
          <table:table-cell table:formula="of:=CONCATENATE(IF([.E762]=&quot;TRUE&quot;;[$Feuille2.$A$14];&quot;&quot;);[.C762];IF([.E763]&lt;&gt;&quot;TRUE&quot;;&quot;, &quot;;&quot;&quot;))" office:value-type="string" office:string-value="(SELECT TIMESTAMP_TO_SEC(TIMESTAMP(&quot;2014-04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1&quot; GROUP EACH BY repository_created_at)), ">
            <text:p>(SELECT TIMESTAMP_TO_SEC(TIMESTAMP("2014-04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2">
            <text:p>762</text:p>
          </table:table-cell>
          <table:table-cell table:style-name="ce1" office:value-type="string">
            <text:p>2014-04-12</text:p>
          </table:table-cell>
          <table:table-cell table:formula="of:=CONCATENATE([$Feuille2.$A$1];[.B763];[$Feuille2.$A$2];[$Feuille2.$A$3];[$Feuille2.$A$4];[.B763];[$Feuille2.$A$5];[$Feuille2.$A$6])" office:value-type="string" office:string-value="(SELECT TIMESTAMP_TO_SEC(TIMESTAMP(&quot;2014-04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2&quot; GROUP EACH BY repository_created_at))">
            <text:p>(SELECT TIMESTAMP_TO_SEC(TIMESTAMP("2014-04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2" GROUP EACH BY repository_created_at))</text:p>
          </table:table-cell>
          <table:table-cell table:formula="of:=MOD([.$H$1]*[.A763];[.$K$1])" office:value-type="float" office:value="434">
            <text:p/>
          </table:table-cell>
          <table:table-cell table:formula="of:=IF([.D763]=[.$H$1];&quot;TRUE&quot;;&quot;&quot;)">
            <text:p/>
          </table:table-cell>
          <table:table-cell table:formula="of:=CONCATENATE(IF([.E763]=&quot;TRUE&quot;;[$Feuille2.$A$14];&quot;&quot;);[.C763];IF([.E764]&lt;&gt;&quot;TRUE&quot;;&quot;, &quot;;&quot;&quot;))" office:value-type="string" office:string-value="(SELECT TIMESTAMP_TO_SEC(TIMESTAMP(&quot;2014-04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2&quot; GROUP EACH BY repository_created_at)), ">
            <text:p>(SELECT TIMESTAMP_TO_SEC(TIMESTAMP("2014-04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3">
            <text:p>763</text:p>
          </table:table-cell>
          <table:table-cell table:style-name="ce1" office:value-type="string">
            <text:p>2014-04-13</text:p>
          </table:table-cell>
          <table:table-cell table:formula="of:=CONCATENATE([$Feuille2.$A$1];[.B764];[$Feuille2.$A$2];[$Feuille2.$A$3];[$Feuille2.$A$4];[.B764];[$Feuille2.$A$5];[$Feuille2.$A$6])" office:value-type="string" office:string-value="(SELECT TIMESTAMP_TO_SEC(TIMESTAMP(&quot;2014-04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3&quot; GROUP EACH BY repository_created_at))">
            <text:p>(SELECT TIMESTAMP_TO_SEC(TIMESTAMP("2014-04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3" GROUP EACH BY repository_created_at))</text:p>
          </table:table-cell>
          <table:table-cell table:formula="of:=MOD([.$H$1]*[.A764];[.$K$1])" office:value-type="float" office:value="441">
            <text:p/>
          </table:table-cell>
          <table:table-cell table:formula="of:=IF([.D764]=[.$H$1];&quot;TRUE&quot;;&quot;&quot;)">
            <text:p/>
          </table:table-cell>
          <table:table-cell table:formula="of:=CONCATENATE(IF([.E764]=&quot;TRUE&quot;;[$Feuille2.$A$14];&quot;&quot;);[.C764];IF([.E765]&lt;&gt;&quot;TRUE&quot;;&quot;, &quot;;&quot;&quot;))" office:value-type="string" office:string-value="(SELECT TIMESTAMP_TO_SEC(TIMESTAMP(&quot;2014-04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3&quot; GROUP EACH BY repository_created_at)), ">
            <text:p>(SELECT TIMESTAMP_TO_SEC(TIMESTAMP("2014-04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4">
            <text:p>764</text:p>
          </table:table-cell>
          <table:table-cell table:style-name="ce1" office:value-type="string">
            <text:p>2014-04-14</text:p>
          </table:table-cell>
          <table:table-cell table:formula="of:=CONCATENATE([$Feuille2.$A$1];[.B765];[$Feuille2.$A$2];[$Feuille2.$A$3];[$Feuille2.$A$4];[.B765];[$Feuille2.$A$5];[$Feuille2.$A$6])" office:value-type="string" office:string-value="(SELECT TIMESTAMP_TO_SEC(TIMESTAMP(&quot;2014-04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4&quot; GROUP EACH BY repository_created_at))">
            <text:p>(SELECT TIMESTAMP_TO_SEC(TIMESTAMP("2014-04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4" GROUP EACH BY repository_created_at))</text:p>
          </table:table-cell>
          <table:table-cell table:formula="of:=MOD([.$H$1]*[.A765];[.$K$1])" office:value-type="float" office:value="448">
            <text:p/>
          </table:table-cell>
          <table:table-cell table:formula="of:=IF([.D765]=[.$H$1];&quot;TRUE&quot;;&quot;&quot;)">
            <text:p/>
          </table:table-cell>
          <table:table-cell table:formula="of:=CONCATENATE(IF([.E765]=&quot;TRUE&quot;;[$Feuille2.$A$14];&quot;&quot;);[.C765];IF([.E766]&lt;&gt;&quot;TRUE&quot;;&quot;, &quot;;&quot;&quot;))" office:value-type="string" office:string-value="(SELECT TIMESTAMP_TO_SEC(TIMESTAMP(&quot;2014-04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4&quot; GROUP EACH BY repository_created_at)), ">
            <text:p>(SELECT TIMESTAMP_TO_SEC(TIMESTAMP("2014-04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5">
            <text:p>765</text:p>
          </table:table-cell>
          <table:table-cell table:style-name="ce1" office:value-type="string">
            <text:p>2014-04-15</text:p>
          </table:table-cell>
          <table:table-cell table:formula="of:=CONCATENATE([$Feuille2.$A$1];[.B766];[$Feuille2.$A$2];[$Feuille2.$A$3];[$Feuille2.$A$4];[.B766];[$Feuille2.$A$5];[$Feuille2.$A$6])" office:value-type="string" office:string-value="(SELECT TIMESTAMP_TO_SEC(TIMESTAMP(&quot;2014-04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5&quot; GROUP EACH BY repository_created_at))">
            <text:p>(SELECT TIMESTAMP_TO_SEC(TIMESTAMP("2014-04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5" GROUP EACH BY repository_created_at))</text:p>
          </table:table-cell>
          <table:table-cell table:formula="of:=MOD([.$H$1]*[.A766];[.$K$1])" office:value-type="float" office:value="455">
            <text:p/>
          </table:table-cell>
          <table:table-cell table:formula="of:=IF([.D766]=[.$H$1];&quot;TRUE&quot;;&quot;&quot;)">
            <text:p/>
          </table:table-cell>
          <table:table-cell table:formula="of:=CONCATENATE(IF([.E766]=&quot;TRUE&quot;;[$Feuille2.$A$14];&quot;&quot;);[.C766];IF([.E767]&lt;&gt;&quot;TRUE&quot;;&quot;, &quot;;&quot;&quot;))" office:value-type="string" office:string-value="(SELECT TIMESTAMP_TO_SEC(TIMESTAMP(&quot;2014-04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5&quot; GROUP EACH BY repository_created_at)), ">
            <text:p>(SELECT TIMESTAMP_TO_SEC(TIMESTAMP("2014-04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6">
            <text:p>766</text:p>
          </table:table-cell>
          <table:table-cell table:style-name="ce1" office:value-type="string">
            <text:p>2014-04-16</text:p>
          </table:table-cell>
          <table:table-cell table:formula="of:=CONCATENATE([$Feuille2.$A$1];[.B767];[$Feuille2.$A$2];[$Feuille2.$A$3];[$Feuille2.$A$4];[.B767];[$Feuille2.$A$5];[$Feuille2.$A$6])" office:value-type="string" office:string-value="(SELECT TIMESTAMP_TO_SEC(TIMESTAMP(&quot;2014-04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6&quot; GROUP EACH BY repository_created_at))">
            <text:p>(SELECT TIMESTAMP_TO_SEC(TIMESTAMP("2014-04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6" GROUP EACH BY repository_created_at))</text:p>
          </table:table-cell>
          <table:table-cell table:formula="of:=MOD([.$H$1]*[.A767];[.$K$1])" office:value-type="float" office:value="462">
            <text:p/>
          </table:table-cell>
          <table:table-cell table:formula="of:=IF([.D767]=[.$H$1];&quot;TRUE&quot;;&quot;&quot;)">
            <text:p/>
          </table:table-cell>
          <table:table-cell table:formula="of:=CONCATENATE(IF([.E767]=&quot;TRUE&quot;;[$Feuille2.$A$14];&quot;&quot;);[.C767];IF([.E768]&lt;&gt;&quot;TRUE&quot;;&quot;, &quot;;&quot;&quot;))" office:value-type="string" office:string-value="(SELECT TIMESTAMP_TO_SEC(TIMESTAMP(&quot;2014-04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6&quot; GROUP EACH BY repository_created_at)), ">
            <text:p>(SELECT TIMESTAMP_TO_SEC(TIMESTAMP("2014-04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7">
            <text:p>767</text:p>
          </table:table-cell>
          <table:table-cell table:style-name="ce1" office:value-type="string">
            <text:p>2014-04-17</text:p>
          </table:table-cell>
          <table:table-cell table:formula="of:=CONCATENATE([$Feuille2.$A$1];[.B768];[$Feuille2.$A$2];[$Feuille2.$A$3];[$Feuille2.$A$4];[.B768];[$Feuille2.$A$5];[$Feuille2.$A$6])" office:value-type="string" office:string-value="(SELECT TIMESTAMP_TO_SEC(TIMESTAMP(&quot;2014-04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7&quot; GROUP EACH BY repository_created_at))">
            <text:p>(SELECT TIMESTAMP_TO_SEC(TIMESTAMP("2014-04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7" GROUP EACH BY repository_created_at))</text:p>
          </table:table-cell>
          <table:table-cell table:formula="of:=MOD([.$H$1]*[.A768];[.$K$1])" office:value-type="float" office:value="469">
            <text:p/>
          </table:table-cell>
          <table:table-cell table:formula="of:=IF([.D768]=[.$H$1];&quot;TRUE&quot;;&quot;&quot;)">
            <text:p/>
          </table:table-cell>
          <table:table-cell table:formula="of:=CONCATENATE(IF([.E768]=&quot;TRUE&quot;;[$Feuille2.$A$14];&quot;&quot;);[.C768];IF([.E769]&lt;&gt;&quot;TRUE&quot;;&quot;, &quot;;&quot;&quot;))" office:value-type="string" office:string-value="(SELECT TIMESTAMP_TO_SEC(TIMESTAMP(&quot;2014-04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7&quot; GROUP EACH BY repository_created_at)), ">
            <text:p>(SELECT TIMESTAMP_TO_SEC(TIMESTAMP("2014-04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8">
            <text:p>768</text:p>
          </table:table-cell>
          <table:table-cell table:style-name="ce1" office:value-type="string">
            <text:p>2014-04-18</text:p>
          </table:table-cell>
          <table:table-cell table:formula="of:=CONCATENATE([$Feuille2.$A$1];[.B769];[$Feuille2.$A$2];[$Feuille2.$A$3];[$Feuille2.$A$4];[.B769];[$Feuille2.$A$5];[$Feuille2.$A$6])" office:value-type="string" office:string-value="(SELECT TIMESTAMP_TO_SEC(TIMESTAMP(&quot;2014-04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8&quot; GROUP EACH BY repository_created_at))">
            <text:p>(SELECT TIMESTAMP_TO_SEC(TIMESTAMP("2014-04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8" GROUP EACH BY repository_created_at))</text:p>
          </table:table-cell>
          <table:table-cell table:formula="of:=MOD([.$H$1]*[.A769];[.$K$1])" office:value-type="float" office:value="476">
            <text:p/>
          </table:table-cell>
          <table:table-cell table:formula="of:=IF([.D769]=[.$H$1];&quot;TRUE&quot;;&quot;&quot;)">
            <text:p/>
          </table:table-cell>
          <table:table-cell table:formula="of:=CONCATENATE(IF([.E769]=&quot;TRUE&quot;;[$Feuille2.$A$14];&quot;&quot;);[.C769];IF([.E770]&lt;&gt;&quot;TRUE&quot;;&quot;, &quot;;&quot;&quot;))" office:value-type="string" office:string-value="(SELECT TIMESTAMP_TO_SEC(TIMESTAMP(&quot;2014-04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8&quot; GROUP EACH BY repository_created_at)), ">
            <text:p>(SELECT TIMESTAMP_TO_SEC(TIMESTAMP("2014-04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69">
            <text:p>769</text:p>
          </table:table-cell>
          <table:table-cell table:style-name="ce1" office:value-type="string">
            <text:p>2014-04-19</text:p>
          </table:table-cell>
          <table:table-cell table:formula="of:=CONCATENATE([$Feuille2.$A$1];[.B770];[$Feuille2.$A$2];[$Feuille2.$A$3];[$Feuille2.$A$4];[.B770];[$Feuille2.$A$5];[$Feuille2.$A$6])" office:value-type="string" office:string-value="(SELECT TIMESTAMP_TO_SEC(TIMESTAMP(&quot;2014-04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9&quot; GROUP EACH BY repository_created_at))">
            <text:p>(SELECT TIMESTAMP_TO_SEC(TIMESTAMP("2014-04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9" GROUP EACH BY repository_created_at))</text:p>
          </table:table-cell>
          <table:table-cell table:formula="of:=MOD([.$H$1]*[.A770];[.$K$1])" office:value-type="float" office:value="483">
            <text:p/>
          </table:table-cell>
          <table:table-cell table:formula="of:=IF([.D770]=[.$H$1];&quot;TRUE&quot;;&quot;&quot;)">
            <text:p/>
          </table:table-cell>
          <table:table-cell table:formula="of:=CONCATENATE(IF([.E770]=&quot;TRUE&quot;;[$Feuille2.$A$14];&quot;&quot;);[.C770];IF([.E771]&lt;&gt;&quot;TRUE&quot;;&quot;, &quot;;&quot;&quot;))" office:value-type="string" office:string-value="(SELECT TIMESTAMP_TO_SEC(TIMESTAMP(&quot;2014-04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19&quot; GROUP EACH BY repository_created_at)), ">
            <text:p>(SELECT TIMESTAMP_TO_SEC(TIMESTAMP("2014-04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0">
            <text:p>770</text:p>
          </table:table-cell>
          <table:table-cell table:style-name="ce1" office:value-type="string">
            <text:p>2014-04-20</text:p>
          </table:table-cell>
          <table:table-cell table:formula="of:=CONCATENATE([$Feuille2.$A$1];[.B771];[$Feuille2.$A$2];[$Feuille2.$A$3];[$Feuille2.$A$4];[.B771];[$Feuille2.$A$5];[$Feuille2.$A$6])" office:value-type="string" office:string-value="(SELECT TIMESTAMP_TO_SEC(TIMESTAMP(&quot;2014-04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0&quot; GROUP EACH BY repository_created_at))">
            <text:p>(SELECT TIMESTAMP_TO_SEC(TIMESTAMP("2014-04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0" GROUP EACH BY repository_created_at))</text:p>
          </table:table-cell>
          <table:table-cell table:formula="of:=MOD([.$H$1]*[.A771];[.$K$1])" office:value-type="float" office:value="490">
            <text:p/>
          </table:table-cell>
          <table:table-cell table:formula="of:=IF([.D771]=[.$H$1];&quot;TRUE&quot;;&quot;&quot;)">
            <text:p/>
          </table:table-cell>
          <table:table-cell table:formula="of:=CONCATENATE(IF([.E771]=&quot;TRUE&quot;;[$Feuille2.$A$14];&quot;&quot;);[.C771];IF([.E772]&lt;&gt;&quot;TRUE&quot;;&quot;, &quot;;&quot;&quot;))" office:value-type="string" office:string-value="(SELECT TIMESTAMP_TO_SEC(TIMESTAMP(&quot;2014-04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0&quot; GROUP EACH BY repository_created_at)), ">
            <text:p>(SELECT TIMESTAMP_TO_SEC(TIMESTAMP("2014-04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1">
            <text:p>771</text:p>
          </table:table-cell>
          <table:table-cell table:style-name="ce1" office:value-type="string">
            <text:p>2014-04-21</text:p>
          </table:table-cell>
          <table:table-cell table:formula="of:=CONCATENATE([$Feuille2.$A$1];[.B772];[$Feuille2.$A$2];[$Feuille2.$A$3];[$Feuille2.$A$4];[.B772];[$Feuille2.$A$5];[$Feuille2.$A$6])" office:value-type="string" office:string-value="(SELECT TIMESTAMP_TO_SEC(TIMESTAMP(&quot;2014-04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1&quot; GROUP EACH BY repository_created_at))">
            <text:p>(SELECT TIMESTAMP_TO_SEC(TIMESTAMP("2014-04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1" GROUP EACH BY repository_created_at))</text:p>
          </table:table-cell>
          <table:table-cell table:formula="of:=MOD([.$H$1]*[.A772];[.$K$1])" office:value-type="float" office:value="497">
            <text:p/>
          </table:table-cell>
          <table:table-cell table:formula="of:=IF([.D772]=[.$H$1];&quot;TRUE&quot;;&quot;&quot;)">
            <text:p/>
          </table:table-cell>
          <table:table-cell table:formula="of:=CONCATENATE(IF([.E772]=&quot;TRUE&quot;;[$Feuille2.$A$14];&quot;&quot;);[.C772];IF([.E773]&lt;&gt;&quot;TRUE&quot;;&quot;, &quot;;&quot;&quot;))" office:value-type="string" office:string-value="(SELECT TIMESTAMP_TO_SEC(TIMESTAMP(&quot;2014-04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1&quot; GROUP EACH BY repository_created_at)), ">
            <text:p>(SELECT TIMESTAMP_TO_SEC(TIMESTAMP("2014-04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2">
            <text:p>772</text:p>
          </table:table-cell>
          <table:table-cell table:style-name="ce1" office:value-type="string">
            <text:p>2014-04-22</text:p>
          </table:table-cell>
          <table:table-cell table:formula="of:=CONCATENATE([$Feuille2.$A$1];[.B773];[$Feuille2.$A$2];[$Feuille2.$A$3];[$Feuille2.$A$4];[.B773];[$Feuille2.$A$5];[$Feuille2.$A$6])" office:value-type="string" office:string-value="(SELECT TIMESTAMP_TO_SEC(TIMESTAMP(&quot;2014-04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2&quot; GROUP EACH BY repository_created_at))">
            <text:p>(SELECT TIMESTAMP_TO_SEC(TIMESTAMP("2014-04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2" GROUP EACH BY repository_created_at))</text:p>
          </table:table-cell>
          <table:table-cell table:formula="of:=MOD([.$H$1]*[.A773];[.$K$1])" office:value-type="float" office:value="504">
            <text:p/>
          </table:table-cell>
          <table:table-cell table:formula="of:=IF([.D773]=[.$H$1];&quot;TRUE&quot;;&quot;&quot;)">
            <text:p/>
          </table:table-cell>
          <table:table-cell table:formula="of:=CONCATENATE(IF([.E773]=&quot;TRUE&quot;;[$Feuille2.$A$14];&quot;&quot;);[.C773];IF([.E774]&lt;&gt;&quot;TRUE&quot;;&quot;, &quot;;&quot;&quot;))" office:value-type="string" office:string-value="(SELECT TIMESTAMP_TO_SEC(TIMESTAMP(&quot;2014-04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2&quot; GROUP EACH BY repository_created_at)), ">
            <text:p>(SELECT TIMESTAMP_TO_SEC(TIMESTAMP("2014-04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3">
            <text:p>773</text:p>
          </table:table-cell>
          <table:table-cell table:style-name="ce1" office:value-type="string">
            <text:p>2014-04-23</text:p>
          </table:table-cell>
          <table:table-cell table:formula="of:=CONCATENATE([$Feuille2.$A$1];[.B774];[$Feuille2.$A$2];[$Feuille2.$A$3];[$Feuille2.$A$4];[.B774];[$Feuille2.$A$5];[$Feuille2.$A$6])" office:value-type="string" office:string-value="(SELECT TIMESTAMP_TO_SEC(TIMESTAMP(&quot;2014-04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3&quot; GROUP EACH BY repository_created_at))">
            <text:p>(SELECT TIMESTAMP_TO_SEC(TIMESTAMP("2014-04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3" GROUP EACH BY repository_created_at))</text:p>
          </table:table-cell>
          <table:table-cell table:formula="of:=MOD([.$H$1]*[.A774];[.$K$1])" office:value-type="float" office:value="511">
            <text:p/>
          </table:table-cell>
          <table:table-cell table:formula="of:=IF([.D774]=[.$H$1];&quot;TRUE&quot;;&quot;&quot;)">
            <text:p/>
          </table:table-cell>
          <table:table-cell table:formula="of:=CONCATENATE(IF([.E774]=&quot;TRUE&quot;;[$Feuille2.$A$14];&quot;&quot;);[.C774];IF([.E775]&lt;&gt;&quot;TRUE&quot;;&quot;, &quot;;&quot;&quot;))" office:value-type="string" office:string-value="(SELECT TIMESTAMP_TO_SEC(TIMESTAMP(&quot;2014-04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3&quot; GROUP EACH BY repository_created_at)), ">
            <text:p>(SELECT TIMESTAMP_TO_SEC(TIMESTAMP("2014-04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4">
            <text:p>774</text:p>
          </table:table-cell>
          <table:table-cell table:style-name="ce1" office:value-type="string">
            <text:p>2014-04-24</text:p>
          </table:table-cell>
          <table:table-cell table:formula="of:=CONCATENATE([$Feuille2.$A$1];[.B775];[$Feuille2.$A$2];[$Feuille2.$A$3];[$Feuille2.$A$4];[.B775];[$Feuille2.$A$5];[$Feuille2.$A$6])" office:value-type="string" office:string-value="(SELECT TIMESTAMP_TO_SEC(TIMESTAMP(&quot;2014-04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4&quot; GROUP EACH BY repository_created_at))">
            <text:p>(SELECT TIMESTAMP_TO_SEC(TIMESTAMP("2014-04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4" GROUP EACH BY repository_created_at))</text:p>
          </table:table-cell>
          <table:table-cell table:formula="of:=MOD([.$H$1]*[.A775];[.$K$1])" office:value-type="float" office:value="518">
            <text:p/>
          </table:table-cell>
          <table:table-cell table:formula="of:=IF([.D775]=[.$H$1];&quot;TRUE&quot;;&quot;&quot;)">
            <text:p/>
          </table:table-cell>
          <table:table-cell table:formula="of:=CONCATENATE(IF([.E775]=&quot;TRUE&quot;;[$Feuille2.$A$14];&quot;&quot;);[.C775];IF([.E776]&lt;&gt;&quot;TRUE&quot;;&quot;, &quot;;&quot;&quot;))" office:value-type="string" office:string-value="(SELECT TIMESTAMP_TO_SEC(TIMESTAMP(&quot;2014-04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4&quot; GROUP EACH BY repository_created_at)), ">
            <text:p>(SELECT TIMESTAMP_TO_SEC(TIMESTAMP("2014-04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5">
            <text:p>775</text:p>
          </table:table-cell>
          <table:table-cell table:style-name="ce1" office:value-type="string">
            <text:p>2014-04-25</text:p>
          </table:table-cell>
          <table:table-cell table:formula="of:=CONCATENATE([$Feuille2.$A$1];[.B776];[$Feuille2.$A$2];[$Feuille2.$A$3];[$Feuille2.$A$4];[.B776];[$Feuille2.$A$5];[$Feuille2.$A$6])" office:value-type="string" office:string-value="(SELECT TIMESTAMP_TO_SEC(TIMESTAMP(&quot;2014-04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5&quot; GROUP EACH BY repository_created_at))">
            <text:p>(SELECT TIMESTAMP_TO_SEC(TIMESTAMP("2014-04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5" GROUP EACH BY repository_created_at))</text:p>
          </table:table-cell>
          <table:table-cell table:formula="of:=MOD([.$H$1]*[.A776];[.$K$1])" office:value-type="float" office:value="525">
            <text:p/>
          </table:table-cell>
          <table:table-cell table:formula="of:=IF([.D776]=[.$H$1];&quot;TRUE&quot;;&quot;&quot;)">
            <text:p/>
          </table:table-cell>
          <table:table-cell table:formula="of:=CONCATENATE(IF([.E776]=&quot;TRUE&quot;;[$Feuille2.$A$14];&quot;&quot;);[.C776];IF([.E777]&lt;&gt;&quot;TRUE&quot;;&quot;, &quot;;&quot;&quot;))" office:value-type="string" office:string-value="(SELECT TIMESTAMP_TO_SEC(TIMESTAMP(&quot;2014-04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5&quot; GROUP EACH BY repository_created_at)), ">
            <text:p>(SELECT TIMESTAMP_TO_SEC(TIMESTAMP("2014-04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6">
            <text:p>776</text:p>
          </table:table-cell>
          <table:table-cell table:style-name="ce1" office:value-type="string">
            <text:p>2014-04-26</text:p>
          </table:table-cell>
          <table:table-cell table:formula="of:=CONCATENATE([$Feuille2.$A$1];[.B777];[$Feuille2.$A$2];[$Feuille2.$A$3];[$Feuille2.$A$4];[.B777];[$Feuille2.$A$5];[$Feuille2.$A$6])" office:value-type="string" office:string-value="(SELECT TIMESTAMP_TO_SEC(TIMESTAMP(&quot;2014-04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6&quot; GROUP EACH BY repository_created_at))">
            <text:p>(SELECT TIMESTAMP_TO_SEC(TIMESTAMP("2014-04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6" GROUP EACH BY repository_created_at))</text:p>
          </table:table-cell>
          <table:table-cell table:formula="of:=MOD([.$H$1]*[.A777];[.$K$1])" office:value-type="float" office:value="532">
            <text:p/>
          </table:table-cell>
          <table:table-cell table:formula="of:=IF([.D777]=[.$H$1];&quot;TRUE&quot;;&quot;&quot;)">
            <text:p/>
          </table:table-cell>
          <table:table-cell table:formula="of:=CONCATENATE(IF([.E777]=&quot;TRUE&quot;;[$Feuille2.$A$14];&quot;&quot;);[.C777];IF([.E778]&lt;&gt;&quot;TRUE&quot;;&quot;, &quot;;&quot;&quot;))" office:value-type="string" office:string-value="(SELECT TIMESTAMP_TO_SEC(TIMESTAMP(&quot;2014-04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6&quot; GROUP EACH BY repository_created_at)), ">
            <text:p>(SELECT TIMESTAMP_TO_SEC(TIMESTAMP("2014-04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7">
            <text:p>777</text:p>
          </table:table-cell>
          <table:table-cell table:style-name="ce1" office:value-type="string">
            <text:p>2014-04-27</text:p>
          </table:table-cell>
          <table:table-cell table:formula="of:=CONCATENATE([$Feuille2.$A$1];[.B778];[$Feuille2.$A$2];[$Feuille2.$A$3];[$Feuille2.$A$4];[.B778];[$Feuille2.$A$5];[$Feuille2.$A$6])" office:value-type="string" office:string-value="(SELECT TIMESTAMP_TO_SEC(TIMESTAMP(&quot;2014-04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7&quot; GROUP EACH BY repository_created_at))">
            <text:p>(SELECT TIMESTAMP_TO_SEC(TIMESTAMP("2014-04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7" GROUP EACH BY repository_created_at))</text:p>
          </table:table-cell>
          <table:table-cell table:formula="of:=MOD([.$H$1]*[.A778];[.$K$1])" office:value-type="float" office:value="539">
            <text:p/>
          </table:table-cell>
          <table:table-cell table:formula="of:=IF([.D778]=[.$H$1];&quot;TRUE&quot;;&quot;&quot;)">
            <text:p/>
          </table:table-cell>
          <table:table-cell table:formula="of:=CONCATENATE(IF([.E778]=&quot;TRUE&quot;;[$Feuille2.$A$14];&quot;&quot;);[.C778];IF([.E779]&lt;&gt;&quot;TRUE&quot;;&quot;, &quot;;&quot;&quot;))" office:value-type="string" office:string-value="(SELECT TIMESTAMP_TO_SEC(TIMESTAMP(&quot;2014-04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7&quot; GROUP EACH BY repository_created_at)), ">
            <text:p>(SELECT TIMESTAMP_TO_SEC(TIMESTAMP("2014-04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8">
            <text:p>778</text:p>
          </table:table-cell>
          <table:table-cell table:style-name="ce1" office:value-type="string">
            <text:p>2014-04-28</text:p>
          </table:table-cell>
          <table:table-cell table:formula="of:=CONCATENATE([$Feuille2.$A$1];[.B779];[$Feuille2.$A$2];[$Feuille2.$A$3];[$Feuille2.$A$4];[.B779];[$Feuille2.$A$5];[$Feuille2.$A$6])" office:value-type="string" office:string-value="(SELECT TIMESTAMP_TO_SEC(TIMESTAMP(&quot;2014-04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8&quot; GROUP EACH BY repository_created_at))">
            <text:p>(SELECT TIMESTAMP_TO_SEC(TIMESTAMP("2014-04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8" GROUP EACH BY repository_created_at))</text:p>
          </table:table-cell>
          <table:table-cell table:formula="of:=MOD([.$H$1]*[.A779];[.$K$1])" office:value-type="float" office:value="546">
            <text:p/>
          </table:table-cell>
          <table:table-cell table:formula="of:=IF([.D779]=[.$H$1];&quot;TRUE&quot;;&quot;&quot;)">
            <text:p/>
          </table:table-cell>
          <table:table-cell table:formula="of:=CONCATENATE(IF([.E779]=&quot;TRUE&quot;;[$Feuille2.$A$14];&quot;&quot;);[.C779];IF([.E780]&lt;&gt;&quot;TRUE&quot;;&quot;, &quot;;&quot;&quot;))" office:value-type="string" office:string-value="(SELECT TIMESTAMP_TO_SEC(TIMESTAMP(&quot;2014-04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8&quot; GROUP EACH BY repository_created_at)), ">
            <text:p>(SELECT TIMESTAMP_TO_SEC(TIMESTAMP("2014-04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79">
            <text:p>779</text:p>
          </table:table-cell>
          <table:table-cell table:style-name="ce1" office:value-type="string">
            <text:p>2014-04-29</text:p>
          </table:table-cell>
          <table:table-cell table:formula="of:=CONCATENATE([$Feuille2.$A$1];[.B780];[$Feuille2.$A$2];[$Feuille2.$A$3];[$Feuille2.$A$4];[.B780];[$Feuille2.$A$5];[$Feuille2.$A$6])" office:value-type="string" office:string-value="(SELECT TIMESTAMP_TO_SEC(TIMESTAMP(&quot;2014-04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9&quot; GROUP EACH BY repository_created_at))">
            <text:p>(SELECT TIMESTAMP_TO_SEC(TIMESTAMP("2014-04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9" GROUP EACH BY repository_created_at))</text:p>
          </table:table-cell>
          <table:table-cell table:formula="of:=MOD([.$H$1]*[.A780];[.$K$1])" office:value-type="float" office:value="553">
            <text:p/>
          </table:table-cell>
          <table:table-cell table:formula="of:=IF([.D780]=[.$H$1];&quot;TRUE&quot;;&quot;&quot;)">
            <text:p/>
          </table:table-cell>
          <table:table-cell table:formula="of:=CONCATENATE(IF([.E780]=&quot;TRUE&quot;;[$Feuille2.$A$14];&quot;&quot;);[.C780];IF([.E781]&lt;&gt;&quot;TRUE&quot;;&quot;, &quot;;&quot;&quot;))" office:value-type="string" office:string-value="(SELECT TIMESTAMP_TO_SEC(TIMESTAMP(&quot;2014-04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29&quot; GROUP EACH BY repository_created_at)), ">
            <text:p>(SELECT TIMESTAMP_TO_SEC(TIMESTAMP("2014-04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string">
            <text:p>2014-04-30</text:p>
          </table:table-cell>
          <table:table-cell table:formula="of:=CONCATENATE([$Feuille2.$A$1];[.B781];[$Feuille2.$A$2];[$Feuille2.$A$3];[$Feuille2.$A$4];[.B781];[$Feuille2.$A$5];[$Feuille2.$A$6])" office:value-type="string" office:string-value="(SELECT TIMESTAMP_TO_SEC(TIMESTAMP(&quot;2014-04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30&quot; GROUP EACH BY repository_created_at))">
            <text:p>(SELECT TIMESTAMP_TO_SEC(TIMESTAMP("2014-04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30" GROUP EACH BY repository_created_at))</text:p>
          </table:table-cell>
          <table:table-cell table:formula="of:=MOD([.$H$1]*[.A781];[.$K$1])" office:value-type="float" office:value="560">
            <text:p/>
          </table:table-cell>
          <table:table-cell table:formula="of:=IF([.D781]=[.$H$1];&quot;TRUE&quot;;&quot;&quot;)">
            <text:p/>
          </table:table-cell>
          <table:table-cell table:formula="of:=CONCATENATE(IF([.E781]=&quot;TRUE&quot;;[$Feuille2.$A$14];&quot;&quot;);[.C781];IF([.E782]&lt;&gt;&quot;TRUE&quot;;&quot;, &quot;;&quot;&quot;))" office:value-type="string" office:string-value="(SELECT TIMESTAMP_TO_SEC(TIMESTAMP(&quot;2014-04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4-30&quot; GROUP EACH BY repository_created_at)), ">
            <text:p>(SELECT TIMESTAMP_TO_SEC(TIMESTAMP("2014-04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4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1">
            <text:p>781</text:p>
          </table:table-cell>
          <table:table-cell table:style-name="ce1" office:value-type="string">
            <text:p>2014-05-01</text:p>
          </table:table-cell>
          <table:table-cell table:formula="of:=CONCATENATE([$Feuille2.$A$1];[.B782];[$Feuille2.$A$2];[$Feuille2.$A$3];[$Feuille2.$A$4];[.B782];[$Feuille2.$A$5];[$Feuille2.$A$6])" office:value-type="string" office:string-value="(SELECT TIMESTAMP_TO_SEC(TIMESTAMP(&quot;2014-05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1&quot; GROUP EACH BY repository_created_at))">
            <text:p>(SELECT TIMESTAMP_TO_SEC(TIMESTAMP("2014-05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1" GROUP EACH BY repository_created_at))</text:p>
          </table:table-cell>
          <table:table-cell table:formula="of:=MOD([.$H$1]*[.A782];[.$K$1])" office:value-type="float" office:value="567">
            <text:p/>
          </table:table-cell>
          <table:table-cell table:formula="of:=IF([.D782]=[.$H$1];&quot;TRUE&quot;;&quot;&quot;)">
            <text:p/>
          </table:table-cell>
          <table:table-cell table:formula="of:=CONCATENATE(IF([.E782]=&quot;TRUE&quot;;[$Feuille2.$A$14];&quot;&quot;);[.C782];IF([.E783]&lt;&gt;&quot;TRUE&quot;;&quot;, &quot;;&quot;&quot;))" office:value-type="string" office:string-value="(SELECT TIMESTAMP_TO_SEC(TIMESTAMP(&quot;2014-05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1&quot; GROUP EACH BY repository_created_at)), ">
            <text:p>(SELECT TIMESTAMP_TO_SEC(TIMESTAMP("2014-05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2">
            <text:p>782</text:p>
          </table:table-cell>
          <table:table-cell table:style-name="ce1" office:value-type="string">
            <text:p>2014-05-02</text:p>
          </table:table-cell>
          <table:table-cell table:formula="of:=CONCATENATE([$Feuille2.$A$1];[.B783];[$Feuille2.$A$2];[$Feuille2.$A$3];[$Feuille2.$A$4];[.B783];[$Feuille2.$A$5];[$Feuille2.$A$6])" office:value-type="string" office:string-value="(SELECT TIMESTAMP_TO_SEC(TIMESTAMP(&quot;2014-05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2&quot; GROUP EACH BY repository_created_at))">
            <text:p>(SELECT TIMESTAMP_TO_SEC(TIMESTAMP("2014-05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2" GROUP EACH BY repository_created_at))</text:p>
          </table:table-cell>
          <table:table-cell table:formula="of:=MOD([.$H$1]*[.A783];[.$K$1])" office:value-type="float" office:value="574">
            <text:p/>
          </table:table-cell>
          <table:table-cell table:formula="of:=IF([.D783]=[.$H$1];&quot;TRUE&quot;;&quot;&quot;)">
            <text:p/>
          </table:table-cell>
          <table:table-cell table:formula="of:=CONCATENATE(IF([.E783]=&quot;TRUE&quot;;[$Feuille2.$A$14];&quot;&quot;);[.C783];IF([.E784]&lt;&gt;&quot;TRUE&quot;;&quot;, &quot;;&quot;&quot;))" office:value-type="string" office:string-value="(SELECT TIMESTAMP_TO_SEC(TIMESTAMP(&quot;2014-05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2&quot; GROUP EACH BY repository_created_at)), ">
            <text:p>(SELECT TIMESTAMP_TO_SEC(TIMESTAMP("2014-05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3">
            <text:p>783</text:p>
          </table:table-cell>
          <table:table-cell table:style-name="ce1" office:value-type="string">
            <text:p>2014-05-03</text:p>
          </table:table-cell>
          <table:table-cell table:formula="of:=CONCATENATE([$Feuille2.$A$1];[.B784];[$Feuille2.$A$2];[$Feuille2.$A$3];[$Feuille2.$A$4];[.B784];[$Feuille2.$A$5];[$Feuille2.$A$6])" office:value-type="string" office:string-value="(SELECT TIMESTAMP_TO_SEC(TIMESTAMP(&quot;2014-05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3&quot; GROUP EACH BY repository_created_at))">
            <text:p>(SELECT TIMESTAMP_TO_SEC(TIMESTAMP("2014-05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3" GROUP EACH BY repository_created_at))</text:p>
          </table:table-cell>
          <table:table-cell table:formula="of:=MOD([.$H$1]*[.A784];[.$K$1])" office:value-type="float" office:value="581">
            <text:p/>
          </table:table-cell>
          <table:table-cell table:formula="of:=IF([.D784]=[.$H$1];&quot;TRUE&quot;;&quot;&quot;)">
            <text:p/>
          </table:table-cell>
          <table:table-cell table:formula="of:=CONCATENATE(IF([.E784]=&quot;TRUE&quot;;[$Feuille2.$A$14];&quot;&quot;);[.C784];IF([.E785]&lt;&gt;&quot;TRUE&quot;;&quot;, &quot;;&quot;&quot;))" office:value-type="string" office:string-value="(SELECT TIMESTAMP_TO_SEC(TIMESTAMP(&quot;2014-05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3&quot; GROUP EACH BY repository_created_at)), ">
            <text:p>(SELECT TIMESTAMP_TO_SEC(TIMESTAMP("2014-05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4">
            <text:p>784</text:p>
          </table:table-cell>
          <table:table-cell table:style-name="ce1" office:value-type="string">
            <text:p>2014-05-04</text:p>
          </table:table-cell>
          <table:table-cell table:formula="of:=CONCATENATE([$Feuille2.$A$1];[.B785];[$Feuille2.$A$2];[$Feuille2.$A$3];[$Feuille2.$A$4];[.B785];[$Feuille2.$A$5];[$Feuille2.$A$6])" office:value-type="string" office:string-value="(SELECT TIMESTAMP_TO_SEC(TIMESTAMP(&quot;2014-05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4&quot; GROUP EACH BY repository_created_at))">
            <text:p>(SELECT TIMESTAMP_TO_SEC(TIMESTAMP("2014-05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4" GROUP EACH BY repository_created_at))</text:p>
          </table:table-cell>
          <table:table-cell table:formula="of:=MOD([.$H$1]*[.A785];[.$K$1])" office:value-type="float" office:value="588">
            <text:p/>
          </table:table-cell>
          <table:table-cell table:formula="of:=IF([.D785]=[.$H$1];&quot;TRUE&quot;;&quot;&quot;)">
            <text:p/>
          </table:table-cell>
          <table:table-cell table:formula="of:=CONCATENATE(IF([.E785]=&quot;TRUE&quot;;[$Feuille2.$A$14];&quot;&quot;);[.C785];IF([.E786]&lt;&gt;&quot;TRUE&quot;;&quot;, &quot;;&quot;&quot;))" office:value-type="string" office:string-value="(SELECT TIMESTAMP_TO_SEC(TIMESTAMP(&quot;2014-05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4&quot; GROUP EACH BY repository_created_at)), ">
            <text:p>(SELECT TIMESTAMP_TO_SEC(TIMESTAMP("2014-05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5">
            <text:p>785</text:p>
          </table:table-cell>
          <table:table-cell table:style-name="ce1" office:value-type="string">
            <text:p>2014-05-05</text:p>
          </table:table-cell>
          <table:table-cell table:formula="of:=CONCATENATE([$Feuille2.$A$1];[.B786];[$Feuille2.$A$2];[$Feuille2.$A$3];[$Feuille2.$A$4];[.B786];[$Feuille2.$A$5];[$Feuille2.$A$6])" office:value-type="string" office:string-value="(SELECT TIMESTAMP_TO_SEC(TIMESTAMP(&quot;2014-05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5&quot; GROUP EACH BY repository_created_at))">
            <text:p>(SELECT TIMESTAMP_TO_SEC(TIMESTAMP("2014-05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5" GROUP EACH BY repository_created_at))</text:p>
          </table:table-cell>
          <table:table-cell table:formula="of:=MOD([.$H$1]*[.A786];[.$K$1])" office:value-type="float" office:value="595">
            <text:p/>
          </table:table-cell>
          <table:table-cell table:formula="of:=IF([.D786]=[.$H$1];&quot;TRUE&quot;;&quot;&quot;)">
            <text:p/>
          </table:table-cell>
          <table:table-cell table:formula="of:=CONCATENATE(IF([.E786]=&quot;TRUE&quot;;[$Feuille2.$A$14];&quot;&quot;);[.C786];IF([.E787]&lt;&gt;&quot;TRUE&quot;;&quot;, &quot;;&quot;&quot;))" office:value-type="string" office:string-value="(SELECT TIMESTAMP_TO_SEC(TIMESTAMP(&quot;2014-05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5&quot; GROUP EACH BY repository_created_at)), ">
            <text:p>(SELECT TIMESTAMP_TO_SEC(TIMESTAMP("2014-05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6">
            <text:p>786</text:p>
          </table:table-cell>
          <table:table-cell table:style-name="ce1" office:value-type="string">
            <text:p>2014-05-06</text:p>
          </table:table-cell>
          <table:table-cell table:formula="of:=CONCATENATE([$Feuille2.$A$1];[.B787];[$Feuille2.$A$2];[$Feuille2.$A$3];[$Feuille2.$A$4];[.B787];[$Feuille2.$A$5];[$Feuille2.$A$6])" office:value-type="string" office:string-value="(SELECT TIMESTAMP_TO_SEC(TIMESTAMP(&quot;2014-05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6&quot; GROUP EACH BY repository_created_at))">
            <text:p>(SELECT TIMESTAMP_TO_SEC(TIMESTAMP("2014-05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6" GROUP EACH BY repository_created_at))</text:p>
          </table:table-cell>
          <table:table-cell table:formula="of:=MOD([.$H$1]*[.A787];[.$K$1])" office:value-type="float" office:value="602">
            <text:p/>
          </table:table-cell>
          <table:table-cell table:formula="of:=IF([.D787]=[.$H$1];&quot;TRUE&quot;;&quot;&quot;)">
            <text:p/>
          </table:table-cell>
          <table:table-cell table:formula="of:=CONCATENATE(IF([.E787]=&quot;TRUE&quot;;[$Feuille2.$A$14];&quot;&quot;);[.C787];IF([.E788]&lt;&gt;&quot;TRUE&quot;;&quot;, &quot;;&quot;&quot;))" office:value-type="string" office:string-value="(SELECT TIMESTAMP_TO_SEC(TIMESTAMP(&quot;2014-05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6&quot; GROUP EACH BY repository_created_at)), ">
            <text:p>(SELECT TIMESTAMP_TO_SEC(TIMESTAMP("2014-05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7">
            <text:p>787</text:p>
          </table:table-cell>
          <table:table-cell table:style-name="ce1" office:value-type="string">
            <text:p>2014-05-07</text:p>
          </table:table-cell>
          <table:table-cell table:formula="of:=CONCATENATE([$Feuille2.$A$1];[.B788];[$Feuille2.$A$2];[$Feuille2.$A$3];[$Feuille2.$A$4];[.B788];[$Feuille2.$A$5];[$Feuille2.$A$6])" office:value-type="string" office:string-value="(SELECT TIMESTAMP_TO_SEC(TIMESTAMP(&quot;2014-05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7&quot; GROUP EACH BY repository_created_at))">
            <text:p>(SELECT TIMESTAMP_TO_SEC(TIMESTAMP("2014-05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7" GROUP EACH BY repository_created_at))</text:p>
          </table:table-cell>
          <table:table-cell table:formula="of:=MOD([.$H$1]*[.A788];[.$K$1])" office:value-type="float" office:value="609">
            <text:p/>
          </table:table-cell>
          <table:table-cell table:formula="of:=IF([.D788]=[.$H$1];&quot;TRUE&quot;;&quot;&quot;)">
            <text:p/>
          </table:table-cell>
          <table:table-cell table:formula="of:=CONCATENATE(IF([.E788]=&quot;TRUE&quot;;[$Feuille2.$A$14];&quot;&quot;);[.C788];IF([.E789]&lt;&gt;&quot;TRUE&quot;;&quot;, &quot;;&quot;&quot;))" office:value-type="string" office:string-value="(SELECT TIMESTAMP_TO_SEC(TIMESTAMP(&quot;2014-05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7&quot; GROUP EACH BY repository_created_at)), ">
            <text:p>(SELECT TIMESTAMP_TO_SEC(TIMESTAMP("2014-05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8">
            <text:p>788</text:p>
          </table:table-cell>
          <table:table-cell table:style-name="ce1" office:value-type="string">
            <text:p>2014-05-08</text:p>
          </table:table-cell>
          <table:table-cell table:formula="of:=CONCATENATE([$Feuille2.$A$1];[.B789];[$Feuille2.$A$2];[$Feuille2.$A$3];[$Feuille2.$A$4];[.B789];[$Feuille2.$A$5];[$Feuille2.$A$6])" office:value-type="string" office:string-value="(SELECT TIMESTAMP_TO_SEC(TIMESTAMP(&quot;2014-05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8&quot; GROUP EACH BY repository_created_at))">
            <text:p>(SELECT TIMESTAMP_TO_SEC(TIMESTAMP("2014-05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8" GROUP EACH BY repository_created_at))</text:p>
          </table:table-cell>
          <table:table-cell table:formula="of:=MOD([.$H$1]*[.A789];[.$K$1])" office:value-type="float" office:value="616">
            <text:p/>
          </table:table-cell>
          <table:table-cell table:formula="of:=IF([.D789]=[.$H$1];&quot;TRUE&quot;;&quot;&quot;)">
            <text:p/>
          </table:table-cell>
          <table:table-cell table:formula="of:=CONCATENATE(IF([.E789]=&quot;TRUE&quot;;[$Feuille2.$A$14];&quot;&quot;);[.C789];IF([.E790]&lt;&gt;&quot;TRUE&quot;;&quot;, &quot;;&quot;&quot;))" office:value-type="string" office:string-value="(SELECT TIMESTAMP_TO_SEC(TIMESTAMP(&quot;2014-05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8&quot; GROUP EACH BY repository_created_at)), ">
            <text:p>(SELECT TIMESTAMP_TO_SEC(TIMESTAMP("2014-05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89">
            <text:p>789</text:p>
          </table:table-cell>
          <table:table-cell table:style-name="ce1" office:value-type="string">
            <text:p>2014-05-09</text:p>
          </table:table-cell>
          <table:table-cell table:formula="of:=CONCATENATE([$Feuille2.$A$1];[.B790];[$Feuille2.$A$2];[$Feuille2.$A$3];[$Feuille2.$A$4];[.B790];[$Feuille2.$A$5];[$Feuille2.$A$6])" office:value-type="string" office:string-value="(SELECT TIMESTAMP_TO_SEC(TIMESTAMP(&quot;2014-05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9&quot; GROUP EACH BY repository_created_at))">
            <text:p>(SELECT TIMESTAMP_TO_SEC(TIMESTAMP("2014-05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9" GROUP EACH BY repository_created_at))</text:p>
          </table:table-cell>
          <table:table-cell table:formula="of:=MOD([.$H$1]*[.A790];[.$K$1])" office:value-type="float" office:value="623">
            <text:p/>
          </table:table-cell>
          <table:table-cell table:formula="of:=IF([.D790]=[.$H$1];&quot;TRUE&quot;;&quot;&quot;)">
            <text:p/>
          </table:table-cell>
          <table:table-cell table:formula="of:=CONCATENATE(IF([.E790]=&quot;TRUE&quot;;[$Feuille2.$A$14];&quot;&quot;);[.C790];IF([.E791]&lt;&gt;&quot;TRUE&quot;;&quot;, &quot;;&quot;&quot;))" office:value-type="string" office:string-value="(SELECT TIMESTAMP_TO_SEC(TIMESTAMP(&quot;2014-05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09&quot; GROUP EACH BY repository_created_at)), ">
            <text:p>(SELECT TIMESTAMP_TO_SEC(TIMESTAMP("2014-05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0">
            <text:p>790</text:p>
          </table:table-cell>
          <table:table-cell table:style-name="ce1" office:value-type="string">
            <text:p>2014-05-10</text:p>
          </table:table-cell>
          <table:table-cell table:formula="of:=CONCATENATE([$Feuille2.$A$1];[.B791];[$Feuille2.$A$2];[$Feuille2.$A$3];[$Feuille2.$A$4];[.B791];[$Feuille2.$A$5];[$Feuille2.$A$6])" office:value-type="string" office:string-value="(SELECT TIMESTAMP_TO_SEC(TIMESTAMP(&quot;2014-05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0&quot; GROUP EACH BY repository_created_at))">
            <text:p>(SELECT TIMESTAMP_TO_SEC(TIMESTAMP("2014-05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0" GROUP EACH BY repository_created_at))</text:p>
          </table:table-cell>
          <table:table-cell table:formula="of:=MOD([.$H$1]*[.A791];[.$K$1])" office:value-type="float" office:value="630">
            <text:p/>
          </table:table-cell>
          <table:table-cell table:formula="of:=IF([.D791]=[.$H$1];&quot;TRUE&quot;;&quot;&quot;)">
            <text:p/>
          </table:table-cell>
          <table:table-cell table:formula="of:=CONCATENATE(IF([.E791]=&quot;TRUE&quot;;[$Feuille2.$A$14];&quot;&quot;);[.C791];IF([.E792]&lt;&gt;&quot;TRUE&quot;;&quot;, &quot;;&quot;&quot;))" office:value-type="string" office:string-value="(SELECT TIMESTAMP_TO_SEC(TIMESTAMP(&quot;2014-05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0&quot; GROUP EACH BY repository_created_at)), ">
            <text:p>(SELECT TIMESTAMP_TO_SEC(TIMESTAMP("2014-05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1">
            <text:p>791</text:p>
          </table:table-cell>
          <table:table-cell table:style-name="ce1" office:value-type="string">
            <text:p>2014-05-11</text:p>
          </table:table-cell>
          <table:table-cell table:formula="of:=CONCATENATE([$Feuille2.$A$1];[.B792];[$Feuille2.$A$2];[$Feuille2.$A$3];[$Feuille2.$A$4];[.B792];[$Feuille2.$A$5];[$Feuille2.$A$6])" office:value-type="string" office:string-value="(SELECT TIMESTAMP_TO_SEC(TIMESTAMP(&quot;2014-05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1&quot; GROUP EACH BY repository_created_at))">
            <text:p>(SELECT TIMESTAMP_TO_SEC(TIMESTAMP("2014-05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1" GROUP EACH BY repository_created_at))</text:p>
          </table:table-cell>
          <table:table-cell table:formula="of:=MOD([.$H$1]*[.A792];[.$K$1])" office:value-type="float" office:value="637">
            <text:p/>
          </table:table-cell>
          <table:table-cell table:formula="of:=IF([.D792]=[.$H$1];&quot;TRUE&quot;;&quot;&quot;)">
            <text:p/>
          </table:table-cell>
          <table:table-cell table:formula="of:=CONCATENATE(IF([.E792]=&quot;TRUE&quot;;[$Feuille2.$A$14];&quot;&quot;);[.C792];IF([.E793]&lt;&gt;&quot;TRUE&quot;;&quot;, &quot;;&quot;&quot;))" office:value-type="string" office:string-value="(SELECT TIMESTAMP_TO_SEC(TIMESTAMP(&quot;2014-05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1&quot; GROUP EACH BY repository_created_at)), ">
            <text:p>(SELECT TIMESTAMP_TO_SEC(TIMESTAMP("2014-05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2">
            <text:p>792</text:p>
          </table:table-cell>
          <table:table-cell table:style-name="ce1" office:value-type="string">
            <text:p>2014-05-12</text:p>
          </table:table-cell>
          <table:table-cell table:formula="of:=CONCATENATE([$Feuille2.$A$1];[.B793];[$Feuille2.$A$2];[$Feuille2.$A$3];[$Feuille2.$A$4];[.B793];[$Feuille2.$A$5];[$Feuille2.$A$6])" office:value-type="string" office:string-value="(SELECT TIMESTAMP_TO_SEC(TIMESTAMP(&quot;2014-05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2&quot; GROUP EACH BY repository_created_at))">
            <text:p>(SELECT TIMESTAMP_TO_SEC(TIMESTAMP("2014-05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2" GROUP EACH BY repository_created_at))</text:p>
          </table:table-cell>
          <table:table-cell table:formula="of:=MOD([.$H$1]*[.A793];[.$K$1])" office:value-type="float" office:value="644">
            <text:p/>
          </table:table-cell>
          <table:table-cell table:formula="of:=IF([.D793]=[.$H$1];&quot;TRUE&quot;;&quot;&quot;)">
            <text:p/>
          </table:table-cell>
          <table:table-cell table:formula="of:=CONCATENATE(IF([.E793]=&quot;TRUE&quot;;[$Feuille2.$A$14];&quot;&quot;);[.C793];IF([.E794]&lt;&gt;&quot;TRUE&quot;;&quot;, &quot;;&quot;&quot;))" office:value-type="string" office:string-value="(SELECT TIMESTAMP_TO_SEC(TIMESTAMP(&quot;2014-05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2&quot; GROUP EACH BY repository_created_at)), ">
            <text:p>(SELECT TIMESTAMP_TO_SEC(TIMESTAMP("2014-05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3">
            <text:p>793</text:p>
          </table:table-cell>
          <table:table-cell table:style-name="ce1" office:value-type="string">
            <text:p>2014-05-13</text:p>
          </table:table-cell>
          <table:table-cell table:formula="of:=CONCATENATE([$Feuille2.$A$1];[.B794];[$Feuille2.$A$2];[$Feuille2.$A$3];[$Feuille2.$A$4];[.B794];[$Feuille2.$A$5];[$Feuille2.$A$6])" office:value-type="string" office:string-value="(SELECT TIMESTAMP_TO_SEC(TIMESTAMP(&quot;2014-05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3&quot; GROUP EACH BY repository_created_at))">
            <text:p>(SELECT TIMESTAMP_TO_SEC(TIMESTAMP("2014-05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3" GROUP EACH BY repository_created_at))</text:p>
          </table:table-cell>
          <table:table-cell table:formula="of:=MOD([.$H$1]*[.A794];[.$K$1])" office:value-type="float" office:value="651">
            <text:p/>
          </table:table-cell>
          <table:table-cell table:formula="of:=IF([.D794]=[.$H$1];&quot;TRUE&quot;;&quot;&quot;)">
            <text:p/>
          </table:table-cell>
          <table:table-cell table:formula="of:=CONCATENATE(IF([.E794]=&quot;TRUE&quot;;[$Feuille2.$A$14];&quot;&quot;);[.C794];IF([.E795]&lt;&gt;&quot;TRUE&quot;;&quot;, &quot;;&quot;&quot;))" office:value-type="string" office:string-value="(SELECT TIMESTAMP_TO_SEC(TIMESTAMP(&quot;2014-05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3&quot; GROUP EACH BY repository_created_at)), ">
            <text:p>(SELECT TIMESTAMP_TO_SEC(TIMESTAMP("2014-05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4">
            <text:p>794</text:p>
          </table:table-cell>
          <table:table-cell table:style-name="ce1" office:value-type="string">
            <text:p>2014-05-14</text:p>
          </table:table-cell>
          <table:table-cell table:formula="of:=CONCATENATE([$Feuille2.$A$1];[.B795];[$Feuille2.$A$2];[$Feuille2.$A$3];[$Feuille2.$A$4];[.B795];[$Feuille2.$A$5];[$Feuille2.$A$6])" office:value-type="string" office:string-value="(SELECT TIMESTAMP_TO_SEC(TIMESTAMP(&quot;2014-05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4&quot; GROUP EACH BY repository_created_at))">
            <text:p>(SELECT TIMESTAMP_TO_SEC(TIMESTAMP("2014-05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4" GROUP EACH BY repository_created_at))</text:p>
          </table:table-cell>
          <table:table-cell table:formula="of:=MOD([.$H$1]*[.A795];[.$K$1])" office:value-type="float" office:value="658">
            <text:p/>
          </table:table-cell>
          <table:table-cell table:formula="of:=IF([.D795]=[.$H$1];&quot;TRUE&quot;;&quot;&quot;)">
            <text:p/>
          </table:table-cell>
          <table:table-cell table:formula="of:=CONCATENATE(IF([.E795]=&quot;TRUE&quot;;[$Feuille2.$A$14];&quot;&quot;);[.C795];IF([.E796]&lt;&gt;&quot;TRUE&quot;;&quot;, &quot;;&quot;&quot;))" office:value-type="string" office:string-value="(SELECT TIMESTAMP_TO_SEC(TIMESTAMP(&quot;2014-05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4&quot; GROUP EACH BY repository_created_at)), ">
            <text:p>(SELECT TIMESTAMP_TO_SEC(TIMESTAMP("2014-05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5">
            <text:p>795</text:p>
          </table:table-cell>
          <table:table-cell table:style-name="ce1" office:value-type="string">
            <text:p>2014-05-15</text:p>
          </table:table-cell>
          <table:table-cell table:formula="of:=CONCATENATE([$Feuille2.$A$1];[.B796];[$Feuille2.$A$2];[$Feuille2.$A$3];[$Feuille2.$A$4];[.B796];[$Feuille2.$A$5];[$Feuille2.$A$6])" office:value-type="string" office:string-value="(SELECT TIMESTAMP_TO_SEC(TIMESTAMP(&quot;2014-05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5&quot; GROUP EACH BY repository_created_at))">
            <text:p>(SELECT TIMESTAMP_TO_SEC(TIMESTAMP("2014-05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5" GROUP EACH BY repository_created_at))</text:p>
          </table:table-cell>
          <table:table-cell table:formula="of:=MOD([.$H$1]*[.A796];[.$K$1])" office:value-type="float" office:value="665">
            <text:p/>
          </table:table-cell>
          <table:table-cell table:formula="of:=IF([.D796]=[.$H$1];&quot;TRUE&quot;;&quot;&quot;)">
            <text:p/>
          </table:table-cell>
          <table:table-cell table:formula="of:=CONCATENATE(IF([.E796]=&quot;TRUE&quot;;[$Feuille2.$A$14];&quot;&quot;);[.C796];IF([.E797]&lt;&gt;&quot;TRUE&quot;;&quot;, &quot;;&quot;&quot;))" office:value-type="string" office:string-value="(SELECT TIMESTAMP_TO_SEC(TIMESTAMP(&quot;2014-05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5&quot; GROUP EACH BY repository_created_at)), ">
            <text:p>(SELECT TIMESTAMP_TO_SEC(TIMESTAMP("2014-05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6">
            <text:p>796</text:p>
          </table:table-cell>
          <table:table-cell table:style-name="ce1" office:value-type="string">
            <text:p>2014-05-16</text:p>
          </table:table-cell>
          <table:table-cell table:formula="of:=CONCATENATE([$Feuille2.$A$1];[.B797];[$Feuille2.$A$2];[$Feuille2.$A$3];[$Feuille2.$A$4];[.B797];[$Feuille2.$A$5];[$Feuille2.$A$6])" office:value-type="string" office:string-value="(SELECT TIMESTAMP_TO_SEC(TIMESTAMP(&quot;2014-05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6&quot; GROUP EACH BY repository_created_at))">
            <text:p>(SELECT TIMESTAMP_TO_SEC(TIMESTAMP("2014-05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6" GROUP EACH BY repository_created_at))</text:p>
          </table:table-cell>
          <table:table-cell table:formula="of:=MOD([.$H$1]*[.A797];[.$K$1])" office:value-type="float" office:value="672">
            <text:p/>
          </table:table-cell>
          <table:table-cell table:formula="of:=IF([.D797]=[.$H$1];&quot;TRUE&quot;;&quot;&quot;)">
            <text:p/>
          </table:table-cell>
          <table:table-cell table:formula="of:=CONCATENATE(IF([.E797]=&quot;TRUE&quot;;[$Feuille2.$A$14];&quot;&quot;);[.C797];IF([.E798]&lt;&gt;&quot;TRUE&quot;;&quot;, &quot;;&quot;&quot;))" office:value-type="string" office:string-value="(SELECT TIMESTAMP_TO_SEC(TIMESTAMP(&quot;2014-05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6&quot; GROUP EACH BY repository_created_at)), ">
            <text:p>(SELECT TIMESTAMP_TO_SEC(TIMESTAMP("2014-05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7">
            <text:p>797</text:p>
          </table:table-cell>
          <table:table-cell table:style-name="ce1" office:value-type="string">
            <text:p>2014-05-17</text:p>
          </table:table-cell>
          <table:table-cell table:formula="of:=CONCATENATE([$Feuille2.$A$1];[.B798];[$Feuille2.$A$2];[$Feuille2.$A$3];[$Feuille2.$A$4];[.B798];[$Feuille2.$A$5];[$Feuille2.$A$6])" office:value-type="string" office:string-value="(SELECT TIMESTAMP_TO_SEC(TIMESTAMP(&quot;2014-05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7&quot; GROUP EACH BY repository_created_at))">
            <text:p>(SELECT TIMESTAMP_TO_SEC(TIMESTAMP("2014-05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7" GROUP EACH BY repository_created_at))</text:p>
          </table:table-cell>
          <table:table-cell table:formula="of:=MOD([.$H$1]*[.A798];[.$K$1])" office:value-type="float" office:value="679">
            <text:p/>
          </table:table-cell>
          <table:table-cell table:formula="of:=IF([.D798]=[.$H$1];&quot;TRUE&quot;;&quot;&quot;)">
            <text:p/>
          </table:table-cell>
          <table:table-cell table:formula="of:=CONCATENATE(IF([.E798]=&quot;TRUE&quot;;[$Feuille2.$A$14];&quot;&quot;);[.C798];IF([.E799]&lt;&gt;&quot;TRUE&quot;;&quot;, &quot;;&quot;&quot;))" office:value-type="string" office:string-value="(SELECT TIMESTAMP_TO_SEC(TIMESTAMP(&quot;2014-05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7&quot; GROUP EACH BY repository_created_at)), ">
            <text:p>(SELECT TIMESTAMP_TO_SEC(TIMESTAMP("2014-05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8">
            <text:p>798</text:p>
          </table:table-cell>
          <table:table-cell table:style-name="ce1" office:value-type="string">
            <text:p>2014-05-18</text:p>
          </table:table-cell>
          <table:table-cell table:formula="of:=CONCATENATE([$Feuille2.$A$1];[.B799];[$Feuille2.$A$2];[$Feuille2.$A$3];[$Feuille2.$A$4];[.B799];[$Feuille2.$A$5];[$Feuille2.$A$6])" office:value-type="string" office:string-value="(SELECT TIMESTAMP_TO_SEC(TIMESTAMP(&quot;2014-05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8&quot; GROUP EACH BY repository_created_at))">
            <text:p>(SELECT TIMESTAMP_TO_SEC(TIMESTAMP("2014-05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8" GROUP EACH BY repository_created_at))</text:p>
          </table:table-cell>
          <table:table-cell table:formula="of:=MOD([.$H$1]*[.A799];[.$K$1])" office:value-type="float" office:value="686">
            <text:p/>
          </table:table-cell>
          <table:table-cell table:formula="of:=IF([.D799]=[.$H$1];&quot;TRUE&quot;;&quot;&quot;)">
            <text:p/>
          </table:table-cell>
          <table:table-cell table:formula="of:=CONCATENATE(IF([.E799]=&quot;TRUE&quot;;[$Feuille2.$A$14];&quot;&quot;);[.C799];IF([.E800]&lt;&gt;&quot;TRUE&quot;;&quot;, &quot;;&quot;&quot;))" office:value-type="string" office:string-value="(SELECT TIMESTAMP_TO_SEC(TIMESTAMP(&quot;2014-05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8&quot; GROUP EACH BY repository_created_at)), ">
            <text:p>(SELECT TIMESTAMP_TO_SEC(TIMESTAMP("2014-05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799">
            <text:p>799</text:p>
          </table:table-cell>
          <table:table-cell table:style-name="ce1" office:value-type="string">
            <text:p>2014-05-19</text:p>
          </table:table-cell>
          <table:table-cell table:formula="of:=CONCATENATE([$Feuille2.$A$1];[.B800];[$Feuille2.$A$2];[$Feuille2.$A$3];[$Feuille2.$A$4];[.B800];[$Feuille2.$A$5];[$Feuille2.$A$6])" office:value-type="string" office:string-value="(SELECT TIMESTAMP_TO_SEC(TIMESTAMP(&quot;2014-05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9&quot; GROUP EACH BY repository_created_at))">
            <text:p>(SELECT TIMESTAMP_TO_SEC(TIMESTAMP("2014-05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9" GROUP EACH BY repository_created_at))</text:p>
          </table:table-cell>
          <table:table-cell table:formula="of:=MOD([.$H$1]*[.A800];[.$K$1])" office:value-type="float" office:value="693">
            <text:p/>
          </table:table-cell>
          <table:table-cell table:formula="of:=IF([.D800]=[.$H$1];&quot;TRUE&quot;;&quot;&quot;)">
            <text:p/>
          </table:table-cell>
          <table:table-cell table:formula="of:=CONCATENATE(IF([.E800]=&quot;TRUE&quot;;[$Feuille2.$A$14];&quot;&quot;);[.C800];IF([.E801]&lt;&gt;&quot;TRUE&quot;;&quot;, &quot;;&quot;&quot;))" office:value-type="string" office:string-value="(SELECT TIMESTAMP_TO_SEC(TIMESTAMP(&quot;2014-05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19&quot; GROUP EACH BY repository_created_at)), ">
            <text:p>(SELECT TIMESTAMP_TO_SEC(TIMESTAMP("2014-05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string">
            <text:p>2014-05-20</text:p>
          </table:table-cell>
          <table:table-cell table:formula="of:=CONCATENATE([$Feuille2.$A$1];[.B801];[$Feuille2.$A$2];[$Feuille2.$A$3];[$Feuille2.$A$4];[.B801];[$Feuille2.$A$5];[$Feuille2.$A$6])" office:value-type="string" office:string-value="(SELECT TIMESTAMP_TO_SEC(TIMESTAMP(&quot;2014-05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0&quot; GROUP EACH BY repository_created_at))">
            <text:p>(SELECT TIMESTAMP_TO_SEC(TIMESTAMP("2014-05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0" GROUP EACH BY repository_created_at))</text:p>
          </table:table-cell>
          <table:table-cell table:formula="of:=MOD([.$H$1]*[.A801];[.$K$1])" office:value-type="float" office:value="0">
            <text:p>0</text:p>
          </table:table-cell>
          <table:table-cell table:formula="of:=IF([.D801]=[.$H$1];&quot;TRUE&quot;;&quot;&quot;)">
            <text:p/>
          </table:table-cell>
          <table:table-cell table:formula="of:=CONCATENATE(IF([.E801]=&quot;TRUE&quot;;[$Feuille2.$A$14];&quot;&quot;);[.C801];IF([.E802]&lt;&gt;&quot;TRUE&quot;;&quot;, &quot;;&quot;&quot;))" office:value-type="string" office:string-value="(SELECT TIMESTAMP_TO_SEC(TIMESTAMP(&quot;2014-05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0&quot; GROUP EACH BY repository_created_at))">
            <text:p>(SELECT TIMESTAMP_TO_SEC(TIMESTAMP("2014-05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0" GROUP EACH BY repository_created_at))</text:p>
          </table:table-cell>
          <table:table-cell table:number-columns-repeated="15"/>
        </table:table-row>
        <table:table-row table:style-name="ro2">
          <table:table-cell office:value-type="float" office:value="801">
            <text:p>801</text:p>
          </table:table-cell>
          <table:table-cell table:style-name="ce1" office:value-type="string">
            <text:p>2014-05-21</text:p>
          </table:table-cell>
          <table:table-cell table:formula="of:=CONCATENATE([$Feuille2.$A$1];[.B802];[$Feuille2.$A$2];[$Feuille2.$A$3];[$Feuille2.$A$4];[.B802];[$Feuille2.$A$5];[$Feuille2.$A$6])" office:value-type="string" office:string-value="(SELECT TIMESTAMP_TO_SEC(TIMESTAMP(&quot;2014-05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1&quot; GROUP EACH BY repository_created_at))">
            <text:p>(SELECT TIMESTAMP_TO_SEC(TIMESTAMP("2014-05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1" GROUP EACH BY repository_created_at))</text:p>
          </table:table-cell>
          <table:table-cell table:formula="of:=MOD([.$H$1]*[.A802];[.$K$1])" office:value-type="float" office:value="7">
            <text:p/>
          </table:table-cell>
          <table:table-cell table:formula="of:=IF([.D802]=[.$H$1];&quot;TRUE&quot;;&quot;&quot;)" office:value-type="string" office:string-value="TRUE">
            <text:p>TRUE</text:p>
          </table:table-cell>
          <table:table-cell table:formula="of:=CONCATENATE(IF([.E802]=&quot;TRUE&quot;;[$Feuille2.$A$14];&quot;&quot;);[.C802];IF([.E803]&lt;&gt;&quot;TRUE&quot;;&quot;, &quot;;&quot;&quot;))" office:value-type="string" office:string-value="SELECT * FROM (SELECT TIMESTAMP_TO_SEC(TIMESTAMP(&quot;2014-05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1&quot; GROUP EACH BY repository_created_at)), ">
            <text:p>SELECT * FROM (SELECT TIMESTAMP_TO_SEC(TIMESTAMP("2014-05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2">
            <text:p>802</text:p>
          </table:table-cell>
          <table:table-cell table:style-name="ce1" office:value-type="string">
            <text:p>2014-05-22</text:p>
          </table:table-cell>
          <table:table-cell table:formula="of:=CONCATENATE([$Feuille2.$A$1];[.B803];[$Feuille2.$A$2];[$Feuille2.$A$3];[$Feuille2.$A$4];[.B803];[$Feuille2.$A$5];[$Feuille2.$A$6])" office:value-type="string" office:string-value="(SELECT TIMESTAMP_TO_SEC(TIMESTAMP(&quot;2014-05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2&quot; GROUP EACH BY repository_created_at))">
            <text:p>(SELECT TIMESTAMP_TO_SEC(TIMESTAMP("2014-05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2" GROUP EACH BY repository_created_at))</text:p>
          </table:table-cell>
          <table:table-cell table:formula="of:=MOD([.$H$1]*[.A803];[.$K$1])" office:value-type="float" office:value="14">
            <text:p/>
          </table:table-cell>
          <table:table-cell table:formula="of:=IF([.D803]=[.$H$1];&quot;TRUE&quot;;&quot;&quot;)">
            <text:p/>
          </table:table-cell>
          <table:table-cell table:formula="of:=CONCATENATE(IF([.E803]=&quot;TRUE&quot;;[$Feuille2.$A$14];&quot;&quot;);[.C803];IF([.E804]&lt;&gt;&quot;TRUE&quot;;&quot;, &quot;;&quot;&quot;))" office:value-type="string" office:string-value="(SELECT TIMESTAMP_TO_SEC(TIMESTAMP(&quot;2014-05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2&quot; GROUP EACH BY repository_created_at)), ">
            <text:p>(SELECT TIMESTAMP_TO_SEC(TIMESTAMP("2014-05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3">
            <text:p>803</text:p>
          </table:table-cell>
          <table:table-cell table:style-name="ce1" office:value-type="string">
            <text:p>2014-05-23</text:p>
          </table:table-cell>
          <table:table-cell table:formula="of:=CONCATENATE([$Feuille2.$A$1];[.B804];[$Feuille2.$A$2];[$Feuille2.$A$3];[$Feuille2.$A$4];[.B804];[$Feuille2.$A$5];[$Feuille2.$A$6])" office:value-type="string" office:string-value="(SELECT TIMESTAMP_TO_SEC(TIMESTAMP(&quot;2014-05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3&quot; GROUP EACH BY repository_created_at))">
            <text:p>(SELECT TIMESTAMP_TO_SEC(TIMESTAMP("2014-05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3" GROUP EACH BY repository_created_at))</text:p>
          </table:table-cell>
          <table:table-cell table:formula="of:=MOD([.$H$1]*[.A804];[.$K$1])" office:value-type="float" office:value="21">
            <text:p/>
          </table:table-cell>
          <table:table-cell table:formula="of:=IF([.D804]=[.$H$1];&quot;TRUE&quot;;&quot;&quot;)">
            <text:p/>
          </table:table-cell>
          <table:table-cell table:formula="of:=CONCATENATE(IF([.E804]=&quot;TRUE&quot;;[$Feuille2.$A$14];&quot;&quot;);[.C804];IF([.E805]&lt;&gt;&quot;TRUE&quot;;&quot;, &quot;;&quot;&quot;))" office:value-type="string" office:string-value="(SELECT TIMESTAMP_TO_SEC(TIMESTAMP(&quot;2014-05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3&quot; GROUP EACH BY repository_created_at)), ">
            <text:p>(SELECT TIMESTAMP_TO_SEC(TIMESTAMP("2014-05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4">
            <text:p>804</text:p>
          </table:table-cell>
          <table:table-cell table:style-name="ce1" office:value-type="string">
            <text:p>2014-05-24</text:p>
          </table:table-cell>
          <table:table-cell table:formula="of:=CONCATENATE([$Feuille2.$A$1];[.B805];[$Feuille2.$A$2];[$Feuille2.$A$3];[$Feuille2.$A$4];[.B805];[$Feuille2.$A$5];[$Feuille2.$A$6])" office:value-type="string" office:string-value="(SELECT TIMESTAMP_TO_SEC(TIMESTAMP(&quot;2014-05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4&quot; GROUP EACH BY repository_created_at))">
            <text:p>(SELECT TIMESTAMP_TO_SEC(TIMESTAMP("2014-05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4" GROUP EACH BY repository_created_at))</text:p>
          </table:table-cell>
          <table:table-cell table:formula="of:=MOD([.$H$1]*[.A805];[.$K$1])" office:value-type="float" office:value="28">
            <text:p/>
          </table:table-cell>
          <table:table-cell table:formula="of:=IF([.D805]=[.$H$1];&quot;TRUE&quot;;&quot;&quot;)">
            <text:p/>
          </table:table-cell>
          <table:table-cell table:formula="of:=CONCATENATE(IF([.E805]=&quot;TRUE&quot;;[$Feuille2.$A$14];&quot;&quot;);[.C805];IF([.E806]&lt;&gt;&quot;TRUE&quot;;&quot;, &quot;;&quot;&quot;))" office:value-type="string" office:string-value="(SELECT TIMESTAMP_TO_SEC(TIMESTAMP(&quot;2014-05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4&quot; GROUP EACH BY repository_created_at)), ">
            <text:p>(SELECT TIMESTAMP_TO_SEC(TIMESTAMP("2014-05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5">
            <text:p>805</text:p>
          </table:table-cell>
          <table:table-cell table:style-name="ce1" office:value-type="string">
            <text:p>2014-05-25</text:p>
          </table:table-cell>
          <table:table-cell table:formula="of:=CONCATENATE([$Feuille2.$A$1];[.B806];[$Feuille2.$A$2];[$Feuille2.$A$3];[$Feuille2.$A$4];[.B806];[$Feuille2.$A$5];[$Feuille2.$A$6])" office:value-type="string" office:string-value="(SELECT TIMESTAMP_TO_SEC(TIMESTAMP(&quot;2014-05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5&quot; GROUP EACH BY repository_created_at))">
            <text:p>(SELECT TIMESTAMP_TO_SEC(TIMESTAMP("2014-05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5" GROUP EACH BY repository_created_at))</text:p>
          </table:table-cell>
          <table:table-cell table:formula="of:=MOD([.$H$1]*[.A806];[.$K$1])" office:value-type="float" office:value="35">
            <text:p/>
          </table:table-cell>
          <table:table-cell table:formula="of:=IF([.D806]=[.$H$1];&quot;TRUE&quot;;&quot;&quot;)">
            <text:p/>
          </table:table-cell>
          <table:table-cell table:formula="of:=CONCATENATE(IF([.E806]=&quot;TRUE&quot;;[$Feuille2.$A$14];&quot;&quot;);[.C806];IF([.E807]&lt;&gt;&quot;TRUE&quot;;&quot;, &quot;;&quot;&quot;))" office:value-type="string" office:string-value="(SELECT TIMESTAMP_TO_SEC(TIMESTAMP(&quot;2014-05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5&quot; GROUP EACH BY repository_created_at)), ">
            <text:p>(SELECT TIMESTAMP_TO_SEC(TIMESTAMP("2014-05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6">
            <text:p>806</text:p>
          </table:table-cell>
          <table:table-cell table:style-name="ce1" office:value-type="string">
            <text:p>2014-05-26</text:p>
          </table:table-cell>
          <table:table-cell table:formula="of:=CONCATENATE([$Feuille2.$A$1];[.B807];[$Feuille2.$A$2];[$Feuille2.$A$3];[$Feuille2.$A$4];[.B807];[$Feuille2.$A$5];[$Feuille2.$A$6])" office:value-type="string" office:string-value="(SELECT TIMESTAMP_TO_SEC(TIMESTAMP(&quot;2014-05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6&quot; GROUP EACH BY repository_created_at))">
            <text:p>(SELECT TIMESTAMP_TO_SEC(TIMESTAMP("2014-05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6" GROUP EACH BY repository_created_at))</text:p>
          </table:table-cell>
          <table:table-cell table:formula="of:=MOD([.$H$1]*[.A807];[.$K$1])" office:value-type="float" office:value="42">
            <text:p/>
          </table:table-cell>
          <table:table-cell table:formula="of:=IF([.D807]=[.$H$1];&quot;TRUE&quot;;&quot;&quot;)">
            <text:p/>
          </table:table-cell>
          <table:table-cell table:formula="of:=CONCATENATE(IF([.E807]=&quot;TRUE&quot;;[$Feuille2.$A$14];&quot;&quot;);[.C807];IF([.E808]&lt;&gt;&quot;TRUE&quot;;&quot;, &quot;;&quot;&quot;))" office:value-type="string" office:string-value="(SELECT TIMESTAMP_TO_SEC(TIMESTAMP(&quot;2014-05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6&quot; GROUP EACH BY repository_created_at)), ">
            <text:p>(SELECT TIMESTAMP_TO_SEC(TIMESTAMP("2014-05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7">
            <text:p>807</text:p>
          </table:table-cell>
          <table:table-cell table:style-name="ce1" office:value-type="string">
            <text:p>2014-05-27</text:p>
          </table:table-cell>
          <table:table-cell table:formula="of:=CONCATENATE([$Feuille2.$A$1];[.B808];[$Feuille2.$A$2];[$Feuille2.$A$3];[$Feuille2.$A$4];[.B808];[$Feuille2.$A$5];[$Feuille2.$A$6])" office:value-type="string" office:string-value="(SELECT TIMESTAMP_TO_SEC(TIMESTAMP(&quot;2014-05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7&quot; GROUP EACH BY repository_created_at))">
            <text:p>(SELECT TIMESTAMP_TO_SEC(TIMESTAMP("2014-05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7" GROUP EACH BY repository_created_at))</text:p>
          </table:table-cell>
          <table:table-cell table:formula="of:=MOD([.$H$1]*[.A808];[.$K$1])" office:value-type="float" office:value="49">
            <text:p/>
          </table:table-cell>
          <table:table-cell table:formula="of:=IF([.D808]=[.$H$1];&quot;TRUE&quot;;&quot;&quot;)">
            <text:p/>
          </table:table-cell>
          <table:table-cell table:formula="of:=CONCATENATE(IF([.E808]=&quot;TRUE&quot;;[$Feuille2.$A$14];&quot;&quot;);[.C808];IF([.E809]&lt;&gt;&quot;TRUE&quot;;&quot;, &quot;;&quot;&quot;))" office:value-type="string" office:string-value="(SELECT TIMESTAMP_TO_SEC(TIMESTAMP(&quot;2014-05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7&quot; GROUP EACH BY repository_created_at)), ">
            <text:p>(SELECT TIMESTAMP_TO_SEC(TIMESTAMP("2014-05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8">
            <text:p>808</text:p>
          </table:table-cell>
          <table:table-cell table:style-name="ce1" office:value-type="string">
            <text:p>2014-05-28</text:p>
          </table:table-cell>
          <table:table-cell table:formula="of:=CONCATENATE([$Feuille2.$A$1];[.B809];[$Feuille2.$A$2];[$Feuille2.$A$3];[$Feuille2.$A$4];[.B809];[$Feuille2.$A$5];[$Feuille2.$A$6])" office:value-type="string" office:string-value="(SELECT TIMESTAMP_TO_SEC(TIMESTAMP(&quot;2014-05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8&quot; GROUP EACH BY repository_created_at))">
            <text:p>(SELECT TIMESTAMP_TO_SEC(TIMESTAMP("2014-05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8" GROUP EACH BY repository_created_at))</text:p>
          </table:table-cell>
          <table:table-cell table:formula="of:=MOD([.$H$1]*[.A809];[.$K$1])" office:value-type="float" office:value="56">
            <text:p/>
          </table:table-cell>
          <table:table-cell table:formula="of:=IF([.D809]=[.$H$1];&quot;TRUE&quot;;&quot;&quot;)">
            <text:p/>
          </table:table-cell>
          <table:table-cell table:formula="of:=CONCATENATE(IF([.E809]=&quot;TRUE&quot;;[$Feuille2.$A$14];&quot;&quot;);[.C809];IF([.E810]&lt;&gt;&quot;TRUE&quot;;&quot;, &quot;;&quot;&quot;))" office:value-type="string" office:string-value="(SELECT TIMESTAMP_TO_SEC(TIMESTAMP(&quot;2014-05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8&quot; GROUP EACH BY repository_created_at)), ">
            <text:p>(SELECT TIMESTAMP_TO_SEC(TIMESTAMP("2014-05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09">
            <text:p>809</text:p>
          </table:table-cell>
          <table:table-cell table:style-name="ce1" office:value-type="string">
            <text:p>2014-05-29</text:p>
          </table:table-cell>
          <table:table-cell table:formula="of:=CONCATENATE([$Feuille2.$A$1];[.B810];[$Feuille2.$A$2];[$Feuille2.$A$3];[$Feuille2.$A$4];[.B810];[$Feuille2.$A$5];[$Feuille2.$A$6])" office:value-type="string" office:string-value="(SELECT TIMESTAMP_TO_SEC(TIMESTAMP(&quot;2014-05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9&quot; GROUP EACH BY repository_created_at))">
            <text:p>(SELECT TIMESTAMP_TO_SEC(TIMESTAMP("2014-05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9" GROUP EACH BY repository_created_at))</text:p>
          </table:table-cell>
          <table:table-cell table:formula="of:=MOD([.$H$1]*[.A810];[.$K$1])" office:value-type="float" office:value="63">
            <text:p/>
          </table:table-cell>
          <table:table-cell table:formula="of:=IF([.D810]=[.$H$1];&quot;TRUE&quot;;&quot;&quot;)">
            <text:p/>
          </table:table-cell>
          <table:table-cell table:formula="of:=CONCATENATE(IF([.E810]=&quot;TRUE&quot;;[$Feuille2.$A$14];&quot;&quot;);[.C810];IF([.E811]&lt;&gt;&quot;TRUE&quot;;&quot;, &quot;;&quot;&quot;))" office:value-type="string" office:string-value="(SELECT TIMESTAMP_TO_SEC(TIMESTAMP(&quot;2014-05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29&quot; GROUP EACH BY repository_created_at)), ">
            <text:p>(SELECT TIMESTAMP_TO_SEC(TIMESTAMP("2014-05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0">
            <text:p>810</text:p>
          </table:table-cell>
          <table:table-cell table:style-name="ce1" office:value-type="string">
            <text:p>2014-05-30</text:p>
          </table:table-cell>
          <table:table-cell table:formula="of:=CONCATENATE([$Feuille2.$A$1];[.B811];[$Feuille2.$A$2];[$Feuille2.$A$3];[$Feuille2.$A$4];[.B811];[$Feuille2.$A$5];[$Feuille2.$A$6])" office:value-type="string" office:string-value="(SELECT TIMESTAMP_TO_SEC(TIMESTAMP(&quot;2014-05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30&quot; GROUP EACH BY repository_created_at))">
            <text:p>(SELECT TIMESTAMP_TO_SEC(TIMESTAMP("2014-05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30" GROUP EACH BY repository_created_at))</text:p>
          </table:table-cell>
          <table:table-cell table:formula="of:=MOD([.$H$1]*[.A811];[.$K$1])" office:value-type="float" office:value="70">
            <text:p/>
          </table:table-cell>
          <table:table-cell table:formula="of:=IF([.D811]=[.$H$1];&quot;TRUE&quot;;&quot;&quot;)">
            <text:p/>
          </table:table-cell>
          <table:table-cell table:formula="of:=CONCATENATE(IF([.E811]=&quot;TRUE&quot;;[$Feuille2.$A$14];&quot;&quot;);[.C811];IF([.E812]&lt;&gt;&quot;TRUE&quot;;&quot;, &quot;;&quot;&quot;))" office:value-type="string" office:string-value="(SELECT TIMESTAMP_TO_SEC(TIMESTAMP(&quot;2014-05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30&quot; GROUP EACH BY repository_created_at)), ">
            <text:p>(SELECT TIMESTAMP_TO_SEC(TIMESTAMP("2014-05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1">
            <text:p>811</text:p>
          </table:table-cell>
          <table:table-cell table:style-name="ce1" office:value-type="string">
            <text:p>2014-05-31</text:p>
          </table:table-cell>
          <table:table-cell table:formula="of:=CONCATENATE([$Feuille2.$A$1];[.B812];[$Feuille2.$A$2];[$Feuille2.$A$3];[$Feuille2.$A$4];[.B812];[$Feuille2.$A$5];[$Feuille2.$A$6])" office:value-type="string" office:string-value="(SELECT TIMESTAMP_TO_SEC(TIMESTAMP(&quot;2014-05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31&quot; GROUP EACH BY repository_created_at))">
            <text:p>(SELECT TIMESTAMP_TO_SEC(TIMESTAMP("2014-05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31" GROUP EACH BY repository_created_at))</text:p>
          </table:table-cell>
          <table:table-cell table:formula="of:=MOD([.$H$1]*[.A812];[.$K$1])" office:value-type="float" office:value="77">
            <text:p/>
          </table:table-cell>
          <table:table-cell table:formula="of:=IF([.D812]=[.$H$1];&quot;TRUE&quot;;&quot;&quot;)">
            <text:p/>
          </table:table-cell>
          <table:table-cell table:formula="of:=CONCATENATE(IF([.E812]=&quot;TRUE&quot;;[$Feuille2.$A$14];&quot;&quot;);[.C812];IF([.E813]&lt;&gt;&quot;TRUE&quot;;&quot;, &quot;;&quot;&quot;))" office:value-type="string" office:string-value="(SELECT TIMESTAMP_TO_SEC(TIMESTAMP(&quot;2014-05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5-31&quot; GROUP EACH BY repository_created_at)), ">
            <text:p>(SELECT TIMESTAMP_TO_SEC(TIMESTAMP("2014-05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5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2">
            <text:p>812</text:p>
          </table:table-cell>
          <table:table-cell table:style-name="ce1" office:value-type="string">
            <text:p>2014-06-01</text:p>
          </table:table-cell>
          <table:table-cell table:formula="of:=CONCATENATE([$Feuille2.$A$1];[.B813];[$Feuille2.$A$2];[$Feuille2.$A$3];[$Feuille2.$A$4];[.B813];[$Feuille2.$A$5];[$Feuille2.$A$6])" office:value-type="string" office:string-value="(SELECT TIMESTAMP_TO_SEC(TIMESTAMP(&quot;2014-06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1&quot; GROUP EACH BY repository_created_at))">
            <text:p>(SELECT TIMESTAMP_TO_SEC(TIMESTAMP("2014-06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1" GROUP EACH BY repository_created_at))</text:p>
          </table:table-cell>
          <table:table-cell table:formula="of:=MOD([.$H$1]*[.A813];[.$K$1])" office:value-type="float" office:value="84">
            <text:p/>
          </table:table-cell>
          <table:table-cell table:formula="of:=IF([.D813]=[.$H$1];&quot;TRUE&quot;;&quot;&quot;)">
            <text:p/>
          </table:table-cell>
          <table:table-cell table:formula="of:=CONCATENATE(IF([.E813]=&quot;TRUE&quot;;[$Feuille2.$A$14];&quot;&quot;);[.C813];IF([.E814]&lt;&gt;&quot;TRUE&quot;;&quot;, &quot;;&quot;&quot;))" office:value-type="string" office:string-value="(SELECT TIMESTAMP_TO_SEC(TIMESTAMP(&quot;2014-06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1&quot; GROUP EACH BY repository_created_at)), ">
            <text:p>(SELECT TIMESTAMP_TO_SEC(TIMESTAMP("2014-06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3">
            <text:p>813</text:p>
          </table:table-cell>
          <table:table-cell table:style-name="ce1" office:value-type="string">
            <text:p>2014-06-02</text:p>
          </table:table-cell>
          <table:table-cell table:formula="of:=CONCATENATE([$Feuille2.$A$1];[.B814];[$Feuille2.$A$2];[$Feuille2.$A$3];[$Feuille2.$A$4];[.B814];[$Feuille2.$A$5];[$Feuille2.$A$6])" office:value-type="string" office:string-value="(SELECT TIMESTAMP_TO_SEC(TIMESTAMP(&quot;2014-06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2&quot; GROUP EACH BY repository_created_at))">
            <text:p>(SELECT TIMESTAMP_TO_SEC(TIMESTAMP("2014-06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2" GROUP EACH BY repository_created_at))</text:p>
          </table:table-cell>
          <table:table-cell table:formula="of:=MOD([.$H$1]*[.A814];[.$K$1])" office:value-type="float" office:value="91">
            <text:p/>
          </table:table-cell>
          <table:table-cell table:formula="of:=IF([.D814]=[.$H$1];&quot;TRUE&quot;;&quot;&quot;)">
            <text:p/>
          </table:table-cell>
          <table:table-cell table:formula="of:=CONCATENATE(IF([.E814]=&quot;TRUE&quot;;[$Feuille2.$A$14];&quot;&quot;);[.C814];IF([.E815]&lt;&gt;&quot;TRUE&quot;;&quot;, &quot;;&quot;&quot;))" office:value-type="string" office:string-value="(SELECT TIMESTAMP_TO_SEC(TIMESTAMP(&quot;2014-06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2&quot; GROUP EACH BY repository_created_at)), ">
            <text:p>(SELECT TIMESTAMP_TO_SEC(TIMESTAMP("2014-06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4">
            <text:p>814</text:p>
          </table:table-cell>
          <table:table-cell table:style-name="ce1" office:value-type="string">
            <text:p>2014-06-03</text:p>
          </table:table-cell>
          <table:table-cell table:formula="of:=CONCATENATE([$Feuille2.$A$1];[.B815];[$Feuille2.$A$2];[$Feuille2.$A$3];[$Feuille2.$A$4];[.B815];[$Feuille2.$A$5];[$Feuille2.$A$6])" office:value-type="string" office:string-value="(SELECT TIMESTAMP_TO_SEC(TIMESTAMP(&quot;2014-06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3&quot; GROUP EACH BY repository_created_at))">
            <text:p>(SELECT TIMESTAMP_TO_SEC(TIMESTAMP("2014-06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3" GROUP EACH BY repository_created_at))</text:p>
          </table:table-cell>
          <table:table-cell table:formula="of:=MOD([.$H$1]*[.A815];[.$K$1])" office:value-type="float" office:value="98">
            <text:p/>
          </table:table-cell>
          <table:table-cell table:formula="of:=IF([.D815]=[.$H$1];&quot;TRUE&quot;;&quot;&quot;)">
            <text:p/>
          </table:table-cell>
          <table:table-cell table:formula="of:=CONCATENATE(IF([.E815]=&quot;TRUE&quot;;[$Feuille2.$A$14];&quot;&quot;);[.C815];IF([.E816]&lt;&gt;&quot;TRUE&quot;;&quot;, &quot;;&quot;&quot;))" office:value-type="string" office:string-value="(SELECT TIMESTAMP_TO_SEC(TIMESTAMP(&quot;2014-06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3&quot; GROUP EACH BY repository_created_at)), ">
            <text:p>(SELECT TIMESTAMP_TO_SEC(TIMESTAMP("2014-06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5">
            <text:p>815</text:p>
          </table:table-cell>
          <table:table-cell table:style-name="ce1" office:value-type="string">
            <text:p>2014-06-04</text:p>
          </table:table-cell>
          <table:table-cell table:formula="of:=CONCATENATE([$Feuille2.$A$1];[.B816];[$Feuille2.$A$2];[$Feuille2.$A$3];[$Feuille2.$A$4];[.B816];[$Feuille2.$A$5];[$Feuille2.$A$6])" office:value-type="string" office:string-value="(SELECT TIMESTAMP_TO_SEC(TIMESTAMP(&quot;2014-06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4&quot; GROUP EACH BY repository_created_at))">
            <text:p>(SELECT TIMESTAMP_TO_SEC(TIMESTAMP("2014-06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4" GROUP EACH BY repository_created_at))</text:p>
          </table:table-cell>
          <table:table-cell table:formula="of:=MOD([.$H$1]*[.A816];[.$K$1])" office:value-type="float" office:value="105">
            <text:p/>
          </table:table-cell>
          <table:table-cell table:formula="of:=IF([.D816]=[.$H$1];&quot;TRUE&quot;;&quot;&quot;)">
            <text:p/>
          </table:table-cell>
          <table:table-cell table:formula="of:=CONCATENATE(IF([.E816]=&quot;TRUE&quot;;[$Feuille2.$A$14];&quot;&quot;);[.C816];IF([.E817]&lt;&gt;&quot;TRUE&quot;;&quot;, &quot;;&quot;&quot;))" office:value-type="string" office:string-value="(SELECT TIMESTAMP_TO_SEC(TIMESTAMP(&quot;2014-06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4&quot; GROUP EACH BY repository_created_at)), ">
            <text:p>(SELECT TIMESTAMP_TO_SEC(TIMESTAMP("2014-06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6">
            <text:p>816</text:p>
          </table:table-cell>
          <table:table-cell table:style-name="ce1" office:value-type="string">
            <text:p>2014-06-05</text:p>
          </table:table-cell>
          <table:table-cell table:formula="of:=CONCATENATE([$Feuille2.$A$1];[.B817];[$Feuille2.$A$2];[$Feuille2.$A$3];[$Feuille2.$A$4];[.B817];[$Feuille2.$A$5];[$Feuille2.$A$6])" office:value-type="string" office:string-value="(SELECT TIMESTAMP_TO_SEC(TIMESTAMP(&quot;2014-06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5&quot; GROUP EACH BY repository_created_at))">
            <text:p>(SELECT TIMESTAMP_TO_SEC(TIMESTAMP("2014-06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5" GROUP EACH BY repository_created_at))</text:p>
          </table:table-cell>
          <table:table-cell table:formula="of:=MOD([.$H$1]*[.A817];[.$K$1])" office:value-type="float" office:value="112">
            <text:p/>
          </table:table-cell>
          <table:table-cell table:formula="of:=IF([.D817]=[.$H$1];&quot;TRUE&quot;;&quot;&quot;)">
            <text:p/>
          </table:table-cell>
          <table:table-cell table:formula="of:=CONCATENATE(IF([.E817]=&quot;TRUE&quot;;[$Feuille2.$A$14];&quot;&quot;);[.C817];IF([.E818]&lt;&gt;&quot;TRUE&quot;;&quot;, &quot;;&quot;&quot;))" office:value-type="string" office:string-value="(SELECT TIMESTAMP_TO_SEC(TIMESTAMP(&quot;2014-06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5&quot; GROUP EACH BY repository_created_at)), ">
            <text:p>(SELECT TIMESTAMP_TO_SEC(TIMESTAMP("2014-06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7">
            <text:p>817</text:p>
          </table:table-cell>
          <table:table-cell table:style-name="ce1" office:value-type="string">
            <text:p>2014-06-06</text:p>
          </table:table-cell>
          <table:table-cell table:formula="of:=CONCATENATE([$Feuille2.$A$1];[.B818];[$Feuille2.$A$2];[$Feuille2.$A$3];[$Feuille2.$A$4];[.B818];[$Feuille2.$A$5];[$Feuille2.$A$6])" office:value-type="string" office:string-value="(SELECT TIMESTAMP_TO_SEC(TIMESTAMP(&quot;2014-06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6&quot; GROUP EACH BY repository_created_at))">
            <text:p>(SELECT TIMESTAMP_TO_SEC(TIMESTAMP("2014-06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6" GROUP EACH BY repository_created_at))</text:p>
          </table:table-cell>
          <table:table-cell table:formula="of:=MOD([.$H$1]*[.A818];[.$K$1])" office:value-type="float" office:value="119">
            <text:p/>
          </table:table-cell>
          <table:table-cell table:formula="of:=IF([.D818]=[.$H$1];&quot;TRUE&quot;;&quot;&quot;)">
            <text:p/>
          </table:table-cell>
          <table:table-cell table:formula="of:=CONCATENATE(IF([.E818]=&quot;TRUE&quot;;[$Feuille2.$A$14];&quot;&quot;);[.C818];IF([.E819]&lt;&gt;&quot;TRUE&quot;;&quot;, &quot;;&quot;&quot;))" office:value-type="string" office:string-value="(SELECT TIMESTAMP_TO_SEC(TIMESTAMP(&quot;2014-06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6&quot; GROUP EACH BY repository_created_at)), ">
            <text:p>(SELECT TIMESTAMP_TO_SEC(TIMESTAMP("2014-06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8">
            <text:p>818</text:p>
          </table:table-cell>
          <table:table-cell table:style-name="ce1" office:value-type="string">
            <text:p>2014-06-07</text:p>
          </table:table-cell>
          <table:table-cell table:formula="of:=CONCATENATE([$Feuille2.$A$1];[.B819];[$Feuille2.$A$2];[$Feuille2.$A$3];[$Feuille2.$A$4];[.B819];[$Feuille2.$A$5];[$Feuille2.$A$6])" office:value-type="string" office:string-value="(SELECT TIMESTAMP_TO_SEC(TIMESTAMP(&quot;2014-06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7&quot; GROUP EACH BY repository_created_at))">
            <text:p>(SELECT TIMESTAMP_TO_SEC(TIMESTAMP("2014-06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7" GROUP EACH BY repository_created_at))</text:p>
          </table:table-cell>
          <table:table-cell table:formula="of:=MOD([.$H$1]*[.A819];[.$K$1])" office:value-type="float" office:value="126">
            <text:p/>
          </table:table-cell>
          <table:table-cell table:formula="of:=IF([.D819]=[.$H$1];&quot;TRUE&quot;;&quot;&quot;)">
            <text:p/>
          </table:table-cell>
          <table:table-cell table:formula="of:=CONCATENATE(IF([.E819]=&quot;TRUE&quot;;[$Feuille2.$A$14];&quot;&quot;);[.C819];IF([.E820]&lt;&gt;&quot;TRUE&quot;;&quot;, &quot;;&quot;&quot;))" office:value-type="string" office:string-value="(SELECT TIMESTAMP_TO_SEC(TIMESTAMP(&quot;2014-06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7&quot; GROUP EACH BY repository_created_at)), ">
            <text:p>(SELECT TIMESTAMP_TO_SEC(TIMESTAMP("2014-06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19">
            <text:p>819</text:p>
          </table:table-cell>
          <table:table-cell table:style-name="ce1" office:value-type="string">
            <text:p>2014-06-08</text:p>
          </table:table-cell>
          <table:table-cell table:formula="of:=CONCATENATE([$Feuille2.$A$1];[.B820];[$Feuille2.$A$2];[$Feuille2.$A$3];[$Feuille2.$A$4];[.B820];[$Feuille2.$A$5];[$Feuille2.$A$6])" office:value-type="string" office:string-value="(SELECT TIMESTAMP_TO_SEC(TIMESTAMP(&quot;2014-06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8&quot; GROUP EACH BY repository_created_at))">
            <text:p>(SELECT TIMESTAMP_TO_SEC(TIMESTAMP("2014-06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8" GROUP EACH BY repository_created_at))</text:p>
          </table:table-cell>
          <table:table-cell table:formula="of:=MOD([.$H$1]*[.A820];[.$K$1])" office:value-type="float" office:value="133">
            <text:p/>
          </table:table-cell>
          <table:table-cell table:formula="of:=IF([.D820]=[.$H$1];&quot;TRUE&quot;;&quot;&quot;)">
            <text:p/>
          </table:table-cell>
          <table:table-cell table:formula="of:=CONCATENATE(IF([.E820]=&quot;TRUE&quot;;[$Feuille2.$A$14];&quot;&quot;);[.C820];IF([.E821]&lt;&gt;&quot;TRUE&quot;;&quot;, &quot;;&quot;&quot;))" office:value-type="string" office:string-value="(SELECT TIMESTAMP_TO_SEC(TIMESTAMP(&quot;2014-06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8&quot; GROUP EACH BY repository_created_at)), ">
            <text:p>(SELECT TIMESTAMP_TO_SEC(TIMESTAMP("2014-06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string">
            <text:p>2014-06-09</text:p>
          </table:table-cell>
          <table:table-cell table:formula="of:=CONCATENATE([$Feuille2.$A$1];[.B821];[$Feuille2.$A$2];[$Feuille2.$A$3];[$Feuille2.$A$4];[.B821];[$Feuille2.$A$5];[$Feuille2.$A$6])" office:value-type="string" office:string-value="(SELECT TIMESTAMP_TO_SEC(TIMESTAMP(&quot;2014-06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9&quot; GROUP EACH BY repository_created_at))">
            <text:p>(SELECT TIMESTAMP_TO_SEC(TIMESTAMP("2014-06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9" GROUP EACH BY repository_created_at))</text:p>
          </table:table-cell>
          <table:table-cell table:formula="of:=MOD([.$H$1]*[.A821];[.$K$1])" office:value-type="float" office:value="140">
            <text:p/>
          </table:table-cell>
          <table:table-cell table:formula="of:=IF([.D821]=[.$H$1];&quot;TRUE&quot;;&quot;&quot;)">
            <text:p/>
          </table:table-cell>
          <table:table-cell table:formula="of:=CONCATENATE(IF([.E821]=&quot;TRUE&quot;;[$Feuille2.$A$14];&quot;&quot;);[.C821];IF([.E822]&lt;&gt;&quot;TRUE&quot;;&quot;, &quot;;&quot;&quot;))" office:value-type="string" office:string-value="(SELECT TIMESTAMP_TO_SEC(TIMESTAMP(&quot;2014-06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09&quot; GROUP EACH BY repository_created_at)), ">
            <text:p>(SELECT TIMESTAMP_TO_SEC(TIMESTAMP("2014-06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1">
            <text:p>821</text:p>
          </table:table-cell>
          <table:table-cell table:style-name="ce1" office:value-type="string">
            <text:p>2014-06-10</text:p>
          </table:table-cell>
          <table:table-cell table:formula="of:=CONCATENATE([$Feuille2.$A$1];[.B822];[$Feuille2.$A$2];[$Feuille2.$A$3];[$Feuille2.$A$4];[.B822];[$Feuille2.$A$5];[$Feuille2.$A$6])" office:value-type="string" office:string-value="(SELECT TIMESTAMP_TO_SEC(TIMESTAMP(&quot;2014-06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0&quot; GROUP EACH BY repository_created_at))">
            <text:p>(SELECT TIMESTAMP_TO_SEC(TIMESTAMP("2014-06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0" GROUP EACH BY repository_created_at))</text:p>
          </table:table-cell>
          <table:table-cell table:formula="of:=MOD([.$H$1]*[.A822];[.$K$1])" office:value-type="float" office:value="147">
            <text:p/>
          </table:table-cell>
          <table:table-cell table:formula="of:=IF([.D822]=[.$H$1];&quot;TRUE&quot;;&quot;&quot;)">
            <text:p/>
          </table:table-cell>
          <table:table-cell table:formula="of:=CONCATENATE(IF([.E822]=&quot;TRUE&quot;;[$Feuille2.$A$14];&quot;&quot;);[.C822];IF([.E823]&lt;&gt;&quot;TRUE&quot;;&quot;, &quot;;&quot;&quot;))" office:value-type="string" office:string-value="(SELECT TIMESTAMP_TO_SEC(TIMESTAMP(&quot;2014-06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0&quot; GROUP EACH BY repository_created_at)), ">
            <text:p>(SELECT TIMESTAMP_TO_SEC(TIMESTAMP("2014-06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2">
            <text:p>822</text:p>
          </table:table-cell>
          <table:table-cell table:style-name="ce1" office:value-type="string">
            <text:p>2014-06-11</text:p>
          </table:table-cell>
          <table:table-cell table:formula="of:=CONCATENATE([$Feuille2.$A$1];[.B823];[$Feuille2.$A$2];[$Feuille2.$A$3];[$Feuille2.$A$4];[.B823];[$Feuille2.$A$5];[$Feuille2.$A$6])" office:value-type="string" office:string-value="(SELECT TIMESTAMP_TO_SEC(TIMESTAMP(&quot;2014-06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1&quot; GROUP EACH BY repository_created_at))">
            <text:p>(SELECT TIMESTAMP_TO_SEC(TIMESTAMP("2014-06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1" GROUP EACH BY repository_created_at))</text:p>
          </table:table-cell>
          <table:table-cell table:formula="of:=MOD([.$H$1]*[.A823];[.$K$1])" office:value-type="float" office:value="154">
            <text:p/>
          </table:table-cell>
          <table:table-cell table:formula="of:=IF([.D823]=[.$H$1];&quot;TRUE&quot;;&quot;&quot;)">
            <text:p/>
          </table:table-cell>
          <table:table-cell table:formula="of:=CONCATENATE(IF([.E823]=&quot;TRUE&quot;;[$Feuille2.$A$14];&quot;&quot;);[.C823];IF([.E824]&lt;&gt;&quot;TRUE&quot;;&quot;, &quot;;&quot;&quot;))" office:value-type="string" office:string-value="(SELECT TIMESTAMP_TO_SEC(TIMESTAMP(&quot;2014-06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1&quot; GROUP EACH BY repository_created_at)), ">
            <text:p>(SELECT TIMESTAMP_TO_SEC(TIMESTAMP("2014-06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3">
            <text:p>823</text:p>
          </table:table-cell>
          <table:table-cell table:style-name="ce1" office:value-type="string">
            <text:p>2014-06-12</text:p>
          </table:table-cell>
          <table:table-cell table:formula="of:=CONCATENATE([$Feuille2.$A$1];[.B824];[$Feuille2.$A$2];[$Feuille2.$A$3];[$Feuille2.$A$4];[.B824];[$Feuille2.$A$5];[$Feuille2.$A$6])" office:value-type="string" office:string-value="(SELECT TIMESTAMP_TO_SEC(TIMESTAMP(&quot;2014-06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2&quot; GROUP EACH BY repository_created_at))">
            <text:p>(SELECT TIMESTAMP_TO_SEC(TIMESTAMP("2014-06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2" GROUP EACH BY repository_created_at))</text:p>
          </table:table-cell>
          <table:table-cell table:formula="of:=MOD([.$H$1]*[.A824];[.$K$1])" office:value-type="float" office:value="161">
            <text:p/>
          </table:table-cell>
          <table:table-cell table:formula="of:=IF([.D824]=[.$H$1];&quot;TRUE&quot;;&quot;&quot;)">
            <text:p/>
          </table:table-cell>
          <table:table-cell table:formula="of:=CONCATENATE(IF([.E824]=&quot;TRUE&quot;;[$Feuille2.$A$14];&quot;&quot;);[.C824];IF([.E825]&lt;&gt;&quot;TRUE&quot;;&quot;, &quot;;&quot;&quot;))" office:value-type="string" office:string-value="(SELECT TIMESTAMP_TO_SEC(TIMESTAMP(&quot;2014-06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2&quot; GROUP EACH BY repository_created_at)), ">
            <text:p>(SELECT TIMESTAMP_TO_SEC(TIMESTAMP("2014-06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4">
            <text:p>824</text:p>
          </table:table-cell>
          <table:table-cell table:style-name="ce1" office:value-type="string">
            <text:p>2014-06-13</text:p>
          </table:table-cell>
          <table:table-cell table:formula="of:=CONCATENATE([$Feuille2.$A$1];[.B825];[$Feuille2.$A$2];[$Feuille2.$A$3];[$Feuille2.$A$4];[.B825];[$Feuille2.$A$5];[$Feuille2.$A$6])" office:value-type="string" office:string-value="(SELECT TIMESTAMP_TO_SEC(TIMESTAMP(&quot;2014-06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3&quot; GROUP EACH BY repository_created_at))">
            <text:p>(SELECT TIMESTAMP_TO_SEC(TIMESTAMP("2014-06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3" GROUP EACH BY repository_created_at))</text:p>
          </table:table-cell>
          <table:table-cell table:formula="of:=MOD([.$H$1]*[.A825];[.$K$1])" office:value-type="float" office:value="168">
            <text:p/>
          </table:table-cell>
          <table:table-cell table:formula="of:=IF([.D825]=[.$H$1];&quot;TRUE&quot;;&quot;&quot;)">
            <text:p/>
          </table:table-cell>
          <table:table-cell table:formula="of:=CONCATENATE(IF([.E825]=&quot;TRUE&quot;;[$Feuille2.$A$14];&quot;&quot;);[.C825];IF([.E826]&lt;&gt;&quot;TRUE&quot;;&quot;, &quot;;&quot;&quot;))" office:value-type="string" office:string-value="(SELECT TIMESTAMP_TO_SEC(TIMESTAMP(&quot;2014-06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3&quot; GROUP EACH BY repository_created_at)), ">
            <text:p>(SELECT TIMESTAMP_TO_SEC(TIMESTAMP("2014-06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5">
            <text:p>825</text:p>
          </table:table-cell>
          <table:table-cell table:style-name="ce1" office:value-type="string">
            <text:p>2014-06-14</text:p>
          </table:table-cell>
          <table:table-cell table:formula="of:=CONCATENATE([$Feuille2.$A$1];[.B826];[$Feuille2.$A$2];[$Feuille2.$A$3];[$Feuille2.$A$4];[.B826];[$Feuille2.$A$5];[$Feuille2.$A$6])" office:value-type="string" office:string-value="(SELECT TIMESTAMP_TO_SEC(TIMESTAMP(&quot;2014-06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4&quot; GROUP EACH BY repository_created_at))">
            <text:p>(SELECT TIMESTAMP_TO_SEC(TIMESTAMP("2014-06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4" GROUP EACH BY repository_created_at))</text:p>
          </table:table-cell>
          <table:table-cell table:formula="of:=MOD([.$H$1]*[.A826];[.$K$1])" office:value-type="float" office:value="175">
            <text:p/>
          </table:table-cell>
          <table:table-cell table:formula="of:=IF([.D826]=[.$H$1];&quot;TRUE&quot;;&quot;&quot;)">
            <text:p/>
          </table:table-cell>
          <table:table-cell table:formula="of:=CONCATENATE(IF([.E826]=&quot;TRUE&quot;;[$Feuille2.$A$14];&quot;&quot;);[.C826];IF([.E827]&lt;&gt;&quot;TRUE&quot;;&quot;, &quot;;&quot;&quot;))" office:value-type="string" office:string-value="(SELECT TIMESTAMP_TO_SEC(TIMESTAMP(&quot;2014-06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4&quot; GROUP EACH BY repository_created_at)), ">
            <text:p>(SELECT TIMESTAMP_TO_SEC(TIMESTAMP("2014-06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6">
            <text:p>826</text:p>
          </table:table-cell>
          <table:table-cell table:style-name="ce1" office:value-type="string">
            <text:p>2014-06-15</text:p>
          </table:table-cell>
          <table:table-cell table:formula="of:=CONCATENATE([$Feuille2.$A$1];[.B827];[$Feuille2.$A$2];[$Feuille2.$A$3];[$Feuille2.$A$4];[.B827];[$Feuille2.$A$5];[$Feuille2.$A$6])" office:value-type="string" office:string-value="(SELECT TIMESTAMP_TO_SEC(TIMESTAMP(&quot;2014-06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5&quot; GROUP EACH BY repository_created_at))">
            <text:p>(SELECT TIMESTAMP_TO_SEC(TIMESTAMP("2014-06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5" GROUP EACH BY repository_created_at))</text:p>
          </table:table-cell>
          <table:table-cell table:formula="of:=MOD([.$H$1]*[.A827];[.$K$1])" office:value-type="float" office:value="182">
            <text:p/>
          </table:table-cell>
          <table:table-cell table:formula="of:=IF([.D827]=[.$H$1];&quot;TRUE&quot;;&quot;&quot;)">
            <text:p/>
          </table:table-cell>
          <table:table-cell table:formula="of:=CONCATENATE(IF([.E827]=&quot;TRUE&quot;;[$Feuille2.$A$14];&quot;&quot;);[.C827];IF([.E828]&lt;&gt;&quot;TRUE&quot;;&quot;, &quot;;&quot;&quot;))" office:value-type="string" office:string-value="(SELECT TIMESTAMP_TO_SEC(TIMESTAMP(&quot;2014-06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5&quot; GROUP EACH BY repository_created_at)), ">
            <text:p>(SELECT TIMESTAMP_TO_SEC(TIMESTAMP("2014-06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7">
            <text:p>827</text:p>
          </table:table-cell>
          <table:table-cell table:style-name="ce1" office:value-type="string">
            <text:p>2014-06-16</text:p>
          </table:table-cell>
          <table:table-cell table:formula="of:=CONCATENATE([$Feuille2.$A$1];[.B828];[$Feuille2.$A$2];[$Feuille2.$A$3];[$Feuille2.$A$4];[.B828];[$Feuille2.$A$5];[$Feuille2.$A$6])" office:value-type="string" office:string-value="(SELECT TIMESTAMP_TO_SEC(TIMESTAMP(&quot;2014-06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6&quot; GROUP EACH BY repository_created_at))">
            <text:p>(SELECT TIMESTAMP_TO_SEC(TIMESTAMP("2014-06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6" GROUP EACH BY repository_created_at))</text:p>
          </table:table-cell>
          <table:table-cell table:formula="of:=MOD([.$H$1]*[.A828];[.$K$1])" office:value-type="float" office:value="189">
            <text:p/>
          </table:table-cell>
          <table:table-cell table:formula="of:=IF([.D828]=[.$H$1];&quot;TRUE&quot;;&quot;&quot;)">
            <text:p/>
          </table:table-cell>
          <table:table-cell table:formula="of:=CONCATENATE(IF([.E828]=&quot;TRUE&quot;;[$Feuille2.$A$14];&quot;&quot;);[.C828];IF([.E829]&lt;&gt;&quot;TRUE&quot;;&quot;, &quot;;&quot;&quot;))" office:value-type="string" office:string-value="(SELECT TIMESTAMP_TO_SEC(TIMESTAMP(&quot;2014-06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6&quot; GROUP EACH BY repository_created_at)), ">
            <text:p>(SELECT TIMESTAMP_TO_SEC(TIMESTAMP("2014-06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8">
            <text:p>828</text:p>
          </table:table-cell>
          <table:table-cell table:style-name="ce1" office:value-type="string">
            <text:p>2014-06-17</text:p>
          </table:table-cell>
          <table:table-cell table:formula="of:=CONCATENATE([$Feuille2.$A$1];[.B829];[$Feuille2.$A$2];[$Feuille2.$A$3];[$Feuille2.$A$4];[.B829];[$Feuille2.$A$5];[$Feuille2.$A$6])" office:value-type="string" office:string-value="(SELECT TIMESTAMP_TO_SEC(TIMESTAMP(&quot;2014-06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7&quot; GROUP EACH BY repository_created_at))">
            <text:p>(SELECT TIMESTAMP_TO_SEC(TIMESTAMP("2014-06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7" GROUP EACH BY repository_created_at))</text:p>
          </table:table-cell>
          <table:table-cell table:formula="of:=MOD([.$H$1]*[.A829];[.$K$1])" office:value-type="float" office:value="196">
            <text:p/>
          </table:table-cell>
          <table:table-cell table:formula="of:=IF([.D829]=[.$H$1];&quot;TRUE&quot;;&quot;&quot;)">
            <text:p/>
          </table:table-cell>
          <table:table-cell table:formula="of:=CONCATENATE(IF([.E829]=&quot;TRUE&quot;;[$Feuille2.$A$14];&quot;&quot;);[.C829];IF([.E830]&lt;&gt;&quot;TRUE&quot;;&quot;, &quot;;&quot;&quot;))" office:value-type="string" office:string-value="(SELECT TIMESTAMP_TO_SEC(TIMESTAMP(&quot;2014-06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7&quot; GROUP EACH BY repository_created_at)), ">
            <text:p>(SELECT TIMESTAMP_TO_SEC(TIMESTAMP("2014-06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29">
            <text:p>829</text:p>
          </table:table-cell>
          <table:table-cell table:style-name="ce1" office:value-type="string">
            <text:p>2014-06-18</text:p>
          </table:table-cell>
          <table:table-cell table:formula="of:=CONCATENATE([$Feuille2.$A$1];[.B830];[$Feuille2.$A$2];[$Feuille2.$A$3];[$Feuille2.$A$4];[.B830];[$Feuille2.$A$5];[$Feuille2.$A$6])" office:value-type="string" office:string-value="(SELECT TIMESTAMP_TO_SEC(TIMESTAMP(&quot;2014-06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8&quot; GROUP EACH BY repository_created_at))">
            <text:p>(SELECT TIMESTAMP_TO_SEC(TIMESTAMP("2014-06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8" GROUP EACH BY repository_created_at))</text:p>
          </table:table-cell>
          <table:table-cell table:formula="of:=MOD([.$H$1]*[.A830];[.$K$1])" office:value-type="float" office:value="203">
            <text:p/>
          </table:table-cell>
          <table:table-cell table:formula="of:=IF([.D830]=[.$H$1];&quot;TRUE&quot;;&quot;&quot;)">
            <text:p/>
          </table:table-cell>
          <table:table-cell table:formula="of:=CONCATENATE(IF([.E830]=&quot;TRUE&quot;;[$Feuille2.$A$14];&quot;&quot;);[.C830];IF([.E831]&lt;&gt;&quot;TRUE&quot;;&quot;, &quot;;&quot;&quot;))" office:value-type="string" office:string-value="(SELECT TIMESTAMP_TO_SEC(TIMESTAMP(&quot;2014-06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8&quot; GROUP EACH BY repository_created_at)), ">
            <text:p>(SELECT TIMESTAMP_TO_SEC(TIMESTAMP("2014-06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0">
            <text:p>830</text:p>
          </table:table-cell>
          <table:table-cell table:style-name="ce1" office:value-type="string">
            <text:p>2014-06-19</text:p>
          </table:table-cell>
          <table:table-cell table:formula="of:=CONCATENATE([$Feuille2.$A$1];[.B831];[$Feuille2.$A$2];[$Feuille2.$A$3];[$Feuille2.$A$4];[.B831];[$Feuille2.$A$5];[$Feuille2.$A$6])" office:value-type="string" office:string-value="(SELECT TIMESTAMP_TO_SEC(TIMESTAMP(&quot;2014-06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9&quot; GROUP EACH BY repository_created_at))">
            <text:p>(SELECT TIMESTAMP_TO_SEC(TIMESTAMP("2014-06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9" GROUP EACH BY repository_created_at))</text:p>
          </table:table-cell>
          <table:table-cell table:formula="of:=MOD([.$H$1]*[.A831];[.$K$1])" office:value-type="float" office:value="210">
            <text:p/>
          </table:table-cell>
          <table:table-cell table:formula="of:=IF([.D831]=[.$H$1];&quot;TRUE&quot;;&quot;&quot;)">
            <text:p/>
          </table:table-cell>
          <table:table-cell table:formula="of:=CONCATENATE(IF([.E831]=&quot;TRUE&quot;;[$Feuille2.$A$14];&quot;&quot;);[.C831];IF([.E832]&lt;&gt;&quot;TRUE&quot;;&quot;, &quot;;&quot;&quot;))" office:value-type="string" office:string-value="(SELECT TIMESTAMP_TO_SEC(TIMESTAMP(&quot;2014-06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19&quot; GROUP EACH BY repository_created_at)), ">
            <text:p>(SELECT TIMESTAMP_TO_SEC(TIMESTAMP("2014-06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1">
            <text:p>831</text:p>
          </table:table-cell>
          <table:table-cell table:style-name="ce1" office:value-type="string">
            <text:p>2014-06-20</text:p>
          </table:table-cell>
          <table:table-cell table:formula="of:=CONCATENATE([$Feuille2.$A$1];[.B832];[$Feuille2.$A$2];[$Feuille2.$A$3];[$Feuille2.$A$4];[.B832];[$Feuille2.$A$5];[$Feuille2.$A$6])" office:value-type="string" office:string-value="(SELECT TIMESTAMP_TO_SEC(TIMESTAMP(&quot;2014-06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0&quot; GROUP EACH BY repository_created_at))">
            <text:p>(SELECT TIMESTAMP_TO_SEC(TIMESTAMP("2014-06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0" GROUP EACH BY repository_created_at))</text:p>
          </table:table-cell>
          <table:table-cell table:formula="of:=MOD([.$H$1]*[.A832];[.$K$1])" office:value-type="float" office:value="217">
            <text:p/>
          </table:table-cell>
          <table:table-cell table:formula="of:=IF([.D832]=[.$H$1];&quot;TRUE&quot;;&quot;&quot;)">
            <text:p/>
          </table:table-cell>
          <table:table-cell table:formula="of:=CONCATENATE(IF([.E832]=&quot;TRUE&quot;;[$Feuille2.$A$14];&quot;&quot;);[.C832];IF([.E833]&lt;&gt;&quot;TRUE&quot;;&quot;, &quot;;&quot;&quot;))" office:value-type="string" office:string-value="(SELECT TIMESTAMP_TO_SEC(TIMESTAMP(&quot;2014-06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0&quot; GROUP EACH BY repository_created_at)), ">
            <text:p>(SELECT TIMESTAMP_TO_SEC(TIMESTAMP("2014-06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2">
            <text:p>832</text:p>
          </table:table-cell>
          <table:table-cell table:style-name="ce1" office:value-type="string">
            <text:p>2014-06-21</text:p>
          </table:table-cell>
          <table:table-cell table:formula="of:=CONCATENATE([$Feuille2.$A$1];[.B833];[$Feuille2.$A$2];[$Feuille2.$A$3];[$Feuille2.$A$4];[.B833];[$Feuille2.$A$5];[$Feuille2.$A$6])" office:value-type="string" office:string-value="(SELECT TIMESTAMP_TO_SEC(TIMESTAMP(&quot;2014-06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1&quot; GROUP EACH BY repository_created_at))">
            <text:p>(SELECT TIMESTAMP_TO_SEC(TIMESTAMP("2014-06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1" GROUP EACH BY repository_created_at))</text:p>
          </table:table-cell>
          <table:table-cell table:formula="of:=MOD([.$H$1]*[.A833];[.$K$1])" office:value-type="float" office:value="224">
            <text:p/>
          </table:table-cell>
          <table:table-cell table:formula="of:=IF([.D833]=[.$H$1];&quot;TRUE&quot;;&quot;&quot;)">
            <text:p/>
          </table:table-cell>
          <table:table-cell table:formula="of:=CONCATENATE(IF([.E833]=&quot;TRUE&quot;;[$Feuille2.$A$14];&quot;&quot;);[.C833];IF([.E834]&lt;&gt;&quot;TRUE&quot;;&quot;, &quot;;&quot;&quot;))" office:value-type="string" office:string-value="(SELECT TIMESTAMP_TO_SEC(TIMESTAMP(&quot;2014-06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1&quot; GROUP EACH BY repository_created_at)), ">
            <text:p>(SELECT TIMESTAMP_TO_SEC(TIMESTAMP("2014-06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3">
            <text:p>833</text:p>
          </table:table-cell>
          <table:table-cell table:style-name="ce1" office:value-type="string">
            <text:p>2014-06-22</text:p>
          </table:table-cell>
          <table:table-cell table:formula="of:=CONCATENATE([$Feuille2.$A$1];[.B834];[$Feuille2.$A$2];[$Feuille2.$A$3];[$Feuille2.$A$4];[.B834];[$Feuille2.$A$5];[$Feuille2.$A$6])" office:value-type="string" office:string-value="(SELECT TIMESTAMP_TO_SEC(TIMESTAMP(&quot;2014-06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2&quot; GROUP EACH BY repository_created_at))">
            <text:p>(SELECT TIMESTAMP_TO_SEC(TIMESTAMP("2014-06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2" GROUP EACH BY repository_created_at))</text:p>
          </table:table-cell>
          <table:table-cell table:formula="of:=MOD([.$H$1]*[.A834];[.$K$1])" office:value-type="float" office:value="231">
            <text:p/>
          </table:table-cell>
          <table:table-cell table:formula="of:=IF([.D834]=[.$H$1];&quot;TRUE&quot;;&quot;&quot;)">
            <text:p/>
          </table:table-cell>
          <table:table-cell table:formula="of:=CONCATENATE(IF([.E834]=&quot;TRUE&quot;;[$Feuille2.$A$14];&quot;&quot;);[.C834];IF([.E835]&lt;&gt;&quot;TRUE&quot;;&quot;, &quot;;&quot;&quot;))" office:value-type="string" office:string-value="(SELECT TIMESTAMP_TO_SEC(TIMESTAMP(&quot;2014-06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2&quot; GROUP EACH BY repository_created_at)), ">
            <text:p>(SELECT TIMESTAMP_TO_SEC(TIMESTAMP("2014-06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4">
            <text:p>834</text:p>
          </table:table-cell>
          <table:table-cell table:style-name="ce1" office:value-type="string">
            <text:p>2014-06-23</text:p>
          </table:table-cell>
          <table:table-cell table:formula="of:=CONCATENATE([$Feuille2.$A$1];[.B835];[$Feuille2.$A$2];[$Feuille2.$A$3];[$Feuille2.$A$4];[.B835];[$Feuille2.$A$5];[$Feuille2.$A$6])" office:value-type="string" office:string-value="(SELECT TIMESTAMP_TO_SEC(TIMESTAMP(&quot;2014-06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3&quot; GROUP EACH BY repository_created_at))">
            <text:p>(SELECT TIMESTAMP_TO_SEC(TIMESTAMP("2014-06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3" GROUP EACH BY repository_created_at))</text:p>
          </table:table-cell>
          <table:table-cell table:formula="of:=MOD([.$H$1]*[.A835];[.$K$1])" office:value-type="float" office:value="238">
            <text:p/>
          </table:table-cell>
          <table:table-cell table:formula="of:=IF([.D835]=[.$H$1];&quot;TRUE&quot;;&quot;&quot;)">
            <text:p/>
          </table:table-cell>
          <table:table-cell table:formula="of:=CONCATENATE(IF([.E835]=&quot;TRUE&quot;;[$Feuille2.$A$14];&quot;&quot;);[.C835];IF([.E836]&lt;&gt;&quot;TRUE&quot;;&quot;, &quot;;&quot;&quot;))" office:value-type="string" office:string-value="(SELECT TIMESTAMP_TO_SEC(TIMESTAMP(&quot;2014-06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3&quot; GROUP EACH BY repository_created_at)), ">
            <text:p>(SELECT TIMESTAMP_TO_SEC(TIMESTAMP("2014-06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5">
            <text:p>835</text:p>
          </table:table-cell>
          <table:table-cell table:style-name="ce1" office:value-type="string">
            <text:p>2014-06-24</text:p>
          </table:table-cell>
          <table:table-cell table:formula="of:=CONCATENATE([$Feuille2.$A$1];[.B836];[$Feuille2.$A$2];[$Feuille2.$A$3];[$Feuille2.$A$4];[.B836];[$Feuille2.$A$5];[$Feuille2.$A$6])" office:value-type="string" office:string-value="(SELECT TIMESTAMP_TO_SEC(TIMESTAMP(&quot;2014-06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4&quot; GROUP EACH BY repository_created_at))">
            <text:p>(SELECT TIMESTAMP_TO_SEC(TIMESTAMP("2014-06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4" GROUP EACH BY repository_created_at))</text:p>
          </table:table-cell>
          <table:table-cell table:formula="of:=MOD([.$H$1]*[.A836];[.$K$1])" office:value-type="float" office:value="245">
            <text:p/>
          </table:table-cell>
          <table:table-cell table:formula="of:=IF([.D836]=[.$H$1];&quot;TRUE&quot;;&quot;&quot;)">
            <text:p/>
          </table:table-cell>
          <table:table-cell table:formula="of:=CONCATENATE(IF([.E836]=&quot;TRUE&quot;;[$Feuille2.$A$14];&quot;&quot;);[.C836];IF([.E837]&lt;&gt;&quot;TRUE&quot;;&quot;, &quot;;&quot;&quot;))" office:value-type="string" office:string-value="(SELECT TIMESTAMP_TO_SEC(TIMESTAMP(&quot;2014-06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4&quot; GROUP EACH BY repository_created_at)), ">
            <text:p>(SELECT TIMESTAMP_TO_SEC(TIMESTAMP("2014-06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6">
            <text:p>836</text:p>
          </table:table-cell>
          <table:table-cell table:style-name="ce1" office:value-type="string">
            <text:p>2014-06-25</text:p>
          </table:table-cell>
          <table:table-cell table:formula="of:=CONCATENATE([$Feuille2.$A$1];[.B837];[$Feuille2.$A$2];[$Feuille2.$A$3];[$Feuille2.$A$4];[.B837];[$Feuille2.$A$5];[$Feuille2.$A$6])" office:value-type="string" office:string-value="(SELECT TIMESTAMP_TO_SEC(TIMESTAMP(&quot;2014-06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5&quot; GROUP EACH BY repository_created_at))">
            <text:p>(SELECT TIMESTAMP_TO_SEC(TIMESTAMP("2014-06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5" GROUP EACH BY repository_created_at))</text:p>
          </table:table-cell>
          <table:table-cell table:formula="of:=MOD([.$H$1]*[.A837];[.$K$1])" office:value-type="float" office:value="252">
            <text:p/>
          </table:table-cell>
          <table:table-cell table:formula="of:=IF([.D837]=[.$H$1];&quot;TRUE&quot;;&quot;&quot;)">
            <text:p/>
          </table:table-cell>
          <table:table-cell table:formula="of:=CONCATENATE(IF([.E837]=&quot;TRUE&quot;;[$Feuille2.$A$14];&quot;&quot;);[.C837];IF([.E838]&lt;&gt;&quot;TRUE&quot;;&quot;, &quot;;&quot;&quot;))" office:value-type="string" office:string-value="(SELECT TIMESTAMP_TO_SEC(TIMESTAMP(&quot;2014-06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5&quot; GROUP EACH BY repository_created_at)), ">
            <text:p>(SELECT TIMESTAMP_TO_SEC(TIMESTAMP("2014-06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7">
            <text:p>837</text:p>
          </table:table-cell>
          <table:table-cell table:style-name="ce1" office:value-type="string">
            <text:p>2014-06-26</text:p>
          </table:table-cell>
          <table:table-cell table:formula="of:=CONCATENATE([$Feuille2.$A$1];[.B838];[$Feuille2.$A$2];[$Feuille2.$A$3];[$Feuille2.$A$4];[.B838];[$Feuille2.$A$5];[$Feuille2.$A$6])" office:value-type="string" office:string-value="(SELECT TIMESTAMP_TO_SEC(TIMESTAMP(&quot;2014-06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6&quot; GROUP EACH BY repository_created_at))">
            <text:p>(SELECT TIMESTAMP_TO_SEC(TIMESTAMP("2014-06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6" GROUP EACH BY repository_created_at))</text:p>
          </table:table-cell>
          <table:table-cell table:formula="of:=MOD([.$H$1]*[.A838];[.$K$1])" office:value-type="float" office:value="259">
            <text:p/>
          </table:table-cell>
          <table:table-cell table:formula="of:=IF([.D838]=[.$H$1];&quot;TRUE&quot;;&quot;&quot;)">
            <text:p/>
          </table:table-cell>
          <table:table-cell table:formula="of:=CONCATENATE(IF([.E838]=&quot;TRUE&quot;;[$Feuille2.$A$14];&quot;&quot;);[.C838];IF([.E839]&lt;&gt;&quot;TRUE&quot;;&quot;, &quot;;&quot;&quot;))" office:value-type="string" office:string-value="(SELECT TIMESTAMP_TO_SEC(TIMESTAMP(&quot;2014-06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6&quot; GROUP EACH BY repository_created_at)), ">
            <text:p>(SELECT TIMESTAMP_TO_SEC(TIMESTAMP("2014-06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8">
            <text:p>838</text:p>
          </table:table-cell>
          <table:table-cell table:style-name="ce1" office:value-type="string">
            <text:p>2014-06-27</text:p>
          </table:table-cell>
          <table:table-cell table:formula="of:=CONCATENATE([$Feuille2.$A$1];[.B839];[$Feuille2.$A$2];[$Feuille2.$A$3];[$Feuille2.$A$4];[.B839];[$Feuille2.$A$5];[$Feuille2.$A$6])" office:value-type="string" office:string-value="(SELECT TIMESTAMP_TO_SEC(TIMESTAMP(&quot;2014-06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7&quot; GROUP EACH BY repository_created_at))">
            <text:p>(SELECT TIMESTAMP_TO_SEC(TIMESTAMP("2014-06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7" GROUP EACH BY repository_created_at))</text:p>
          </table:table-cell>
          <table:table-cell table:formula="of:=MOD([.$H$1]*[.A839];[.$K$1])" office:value-type="float" office:value="266">
            <text:p/>
          </table:table-cell>
          <table:table-cell table:formula="of:=IF([.D839]=[.$H$1];&quot;TRUE&quot;;&quot;&quot;)">
            <text:p/>
          </table:table-cell>
          <table:table-cell table:formula="of:=CONCATENATE(IF([.E839]=&quot;TRUE&quot;;[$Feuille2.$A$14];&quot;&quot;);[.C839];IF([.E840]&lt;&gt;&quot;TRUE&quot;;&quot;, &quot;;&quot;&quot;))" office:value-type="string" office:string-value="(SELECT TIMESTAMP_TO_SEC(TIMESTAMP(&quot;2014-06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7&quot; GROUP EACH BY repository_created_at)), ">
            <text:p>(SELECT TIMESTAMP_TO_SEC(TIMESTAMP("2014-06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39">
            <text:p>839</text:p>
          </table:table-cell>
          <table:table-cell table:style-name="ce1" office:value-type="string">
            <text:p>2014-06-28</text:p>
          </table:table-cell>
          <table:table-cell table:formula="of:=CONCATENATE([$Feuille2.$A$1];[.B840];[$Feuille2.$A$2];[$Feuille2.$A$3];[$Feuille2.$A$4];[.B840];[$Feuille2.$A$5];[$Feuille2.$A$6])" office:value-type="string" office:string-value="(SELECT TIMESTAMP_TO_SEC(TIMESTAMP(&quot;2014-06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8&quot; GROUP EACH BY repository_created_at))">
            <text:p>(SELECT TIMESTAMP_TO_SEC(TIMESTAMP("2014-06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8" GROUP EACH BY repository_created_at))</text:p>
          </table:table-cell>
          <table:table-cell table:formula="of:=MOD([.$H$1]*[.A840];[.$K$1])" office:value-type="float" office:value="273">
            <text:p/>
          </table:table-cell>
          <table:table-cell table:formula="of:=IF([.D840]=[.$H$1];&quot;TRUE&quot;;&quot;&quot;)">
            <text:p/>
          </table:table-cell>
          <table:table-cell table:formula="of:=CONCATENATE(IF([.E840]=&quot;TRUE&quot;;[$Feuille2.$A$14];&quot;&quot;);[.C840];IF([.E841]&lt;&gt;&quot;TRUE&quot;;&quot;, &quot;;&quot;&quot;))" office:value-type="string" office:string-value="(SELECT TIMESTAMP_TO_SEC(TIMESTAMP(&quot;2014-06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8&quot; GROUP EACH BY repository_created_at)), ">
            <text:p>(SELECT TIMESTAMP_TO_SEC(TIMESTAMP("2014-06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string">
            <text:p>2014-06-29</text:p>
          </table:table-cell>
          <table:table-cell table:formula="of:=CONCATENATE([$Feuille2.$A$1];[.B841];[$Feuille2.$A$2];[$Feuille2.$A$3];[$Feuille2.$A$4];[.B841];[$Feuille2.$A$5];[$Feuille2.$A$6])" office:value-type="string" office:string-value="(SELECT TIMESTAMP_TO_SEC(TIMESTAMP(&quot;2014-06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9&quot; GROUP EACH BY repository_created_at))">
            <text:p>(SELECT TIMESTAMP_TO_SEC(TIMESTAMP("2014-06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9" GROUP EACH BY repository_created_at))</text:p>
          </table:table-cell>
          <table:table-cell table:formula="of:=MOD([.$H$1]*[.A841];[.$K$1])" office:value-type="float" office:value="280">
            <text:p/>
          </table:table-cell>
          <table:table-cell table:formula="of:=IF([.D841]=[.$H$1];&quot;TRUE&quot;;&quot;&quot;)">
            <text:p/>
          </table:table-cell>
          <table:table-cell table:formula="of:=CONCATENATE(IF([.E841]=&quot;TRUE&quot;;[$Feuille2.$A$14];&quot;&quot;);[.C841];IF([.E842]&lt;&gt;&quot;TRUE&quot;;&quot;, &quot;;&quot;&quot;))" office:value-type="string" office:string-value="(SELECT TIMESTAMP_TO_SEC(TIMESTAMP(&quot;2014-06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29&quot; GROUP EACH BY repository_created_at)), ">
            <text:p>(SELECT TIMESTAMP_TO_SEC(TIMESTAMP("2014-06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1">
            <text:p>841</text:p>
          </table:table-cell>
          <table:table-cell table:style-name="ce1" office:value-type="string">
            <text:p>2014-06-30</text:p>
          </table:table-cell>
          <table:table-cell table:formula="of:=CONCATENATE([$Feuille2.$A$1];[.B842];[$Feuille2.$A$2];[$Feuille2.$A$3];[$Feuille2.$A$4];[.B842];[$Feuille2.$A$5];[$Feuille2.$A$6])" office:value-type="string" office:string-value="(SELECT TIMESTAMP_TO_SEC(TIMESTAMP(&quot;2014-06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30&quot; GROUP EACH BY repository_created_at))">
            <text:p>(SELECT TIMESTAMP_TO_SEC(TIMESTAMP("2014-06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30" GROUP EACH BY repository_created_at))</text:p>
          </table:table-cell>
          <table:table-cell table:formula="of:=MOD([.$H$1]*[.A842];[.$K$1])" office:value-type="float" office:value="287">
            <text:p/>
          </table:table-cell>
          <table:table-cell table:formula="of:=IF([.D842]=[.$H$1];&quot;TRUE&quot;;&quot;&quot;)">
            <text:p/>
          </table:table-cell>
          <table:table-cell table:formula="of:=CONCATENATE(IF([.E842]=&quot;TRUE&quot;;[$Feuille2.$A$14];&quot;&quot;);[.C842];IF([.E843]&lt;&gt;&quot;TRUE&quot;;&quot;, &quot;;&quot;&quot;))" office:value-type="string" office:string-value="(SELECT TIMESTAMP_TO_SEC(TIMESTAMP(&quot;2014-06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6-30&quot; GROUP EACH BY repository_created_at)), ">
            <text:p>(SELECT TIMESTAMP_TO_SEC(TIMESTAMP("2014-06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6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2">
            <text:p>842</text:p>
          </table:table-cell>
          <table:table-cell table:style-name="ce1" office:value-type="string">
            <text:p>2014-07-01</text:p>
          </table:table-cell>
          <table:table-cell table:formula="of:=CONCATENATE([$Feuille2.$A$1];[.B843];[$Feuille2.$A$2];[$Feuille2.$A$3];[$Feuille2.$A$4];[.B843];[$Feuille2.$A$5];[$Feuille2.$A$6])" office:value-type="string" office:string-value="(SELECT TIMESTAMP_TO_SEC(TIMESTAMP(&quot;2014-07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1&quot; GROUP EACH BY repository_created_at))">
            <text:p>(SELECT TIMESTAMP_TO_SEC(TIMESTAMP("2014-07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1" GROUP EACH BY repository_created_at))</text:p>
          </table:table-cell>
          <table:table-cell table:formula="of:=MOD([.$H$1]*[.A843];[.$K$1])" office:value-type="float" office:value="294">
            <text:p/>
          </table:table-cell>
          <table:table-cell table:formula="of:=IF([.D843]=[.$H$1];&quot;TRUE&quot;;&quot;&quot;)">
            <text:p/>
          </table:table-cell>
          <table:table-cell table:formula="of:=CONCATENATE(IF([.E843]=&quot;TRUE&quot;;[$Feuille2.$A$14];&quot;&quot;);[.C843];IF([.E844]&lt;&gt;&quot;TRUE&quot;;&quot;, &quot;;&quot;&quot;))" office:value-type="string" office:string-value="(SELECT TIMESTAMP_TO_SEC(TIMESTAMP(&quot;2014-07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1&quot; GROUP EACH BY repository_created_at)), ">
            <text:p>(SELECT TIMESTAMP_TO_SEC(TIMESTAMP("2014-07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3">
            <text:p>843</text:p>
          </table:table-cell>
          <table:table-cell table:style-name="ce1" office:value-type="string">
            <text:p>2014-07-02</text:p>
          </table:table-cell>
          <table:table-cell table:formula="of:=CONCATENATE([$Feuille2.$A$1];[.B844];[$Feuille2.$A$2];[$Feuille2.$A$3];[$Feuille2.$A$4];[.B844];[$Feuille2.$A$5];[$Feuille2.$A$6])" office:value-type="string" office:string-value="(SELECT TIMESTAMP_TO_SEC(TIMESTAMP(&quot;2014-07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2&quot; GROUP EACH BY repository_created_at))">
            <text:p>(SELECT TIMESTAMP_TO_SEC(TIMESTAMP("2014-07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2" GROUP EACH BY repository_created_at))</text:p>
          </table:table-cell>
          <table:table-cell table:formula="of:=MOD([.$H$1]*[.A844];[.$K$1])" office:value-type="float" office:value="301">
            <text:p/>
          </table:table-cell>
          <table:table-cell table:formula="of:=IF([.D844]=[.$H$1];&quot;TRUE&quot;;&quot;&quot;)">
            <text:p/>
          </table:table-cell>
          <table:table-cell table:formula="of:=CONCATENATE(IF([.E844]=&quot;TRUE&quot;;[$Feuille2.$A$14];&quot;&quot;);[.C844];IF([.E845]&lt;&gt;&quot;TRUE&quot;;&quot;, &quot;;&quot;&quot;))" office:value-type="string" office:string-value="(SELECT TIMESTAMP_TO_SEC(TIMESTAMP(&quot;2014-07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2&quot; GROUP EACH BY repository_created_at)), ">
            <text:p>(SELECT TIMESTAMP_TO_SEC(TIMESTAMP("2014-07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4">
            <text:p>844</text:p>
          </table:table-cell>
          <table:table-cell table:style-name="ce1" office:value-type="string">
            <text:p>2014-07-03</text:p>
          </table:table-cell>
          <table:table-cell table:formula="of:=CONCATENATE([$Feuille2.$A$1];[.B845];[$Feuille2.$A$2];[$Feuille2.$A$3];[$Feuille2.$A$4];[.B845];[$Feuille2.$A$5];[$Feuille2.$A$6])" office:value-type="string" office:string-value="(SELECT TIMESTAMP_TO_SEC(TIMESTAMP(&quot;2014-07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3&quot; GROUP EACH BY repository_created_at))">
            <text:p>(SELECT TIMESTAMP_TO_SEC(TIMESTAMP("2014-07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3" GROUP EACH BY repository_created_at))</text:p>
          </table:table-cell>
          <table:table-cell table:formula="of:=MOD([.$H$1]*[.A845];[.$K$1])" office:value-type="float" office:value="308">
            <text:p/>
          </table:table-cell>
          <table:table-cell table:formula="of:=IF([.D845]=[.$H$1];&quot;TRUE&quot;;&quot;&quot;)">
            <text:p/>
          </table:table-cell>
          <table:table-cell table:formula="of:=CONCATENATE(IF([.E845]=&quot;TRUE&quot;;[$Feuille2.$A$14];&quot;&quot;);[.C845];IF([.E846]&lt;&gt;&quot;TRUE&quot;;&quot;, &quot;;&quot;&quot;))" office:value-type="string" office:string-value="(SELECT TIMESTAMP_TO_SEC(TIMESTAMP(&quot;2014-07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3&quot; GROUP EACH BY repository_created_at)), ">
            <text:p>(SELECT TIMESTAMP_TO_SEC(TIMESTAMP("2014-07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5">
            <text:p>845</text:p>
          </table:table-cell>
          <table:table-cell table:style-name="ce1" office:value-type="string">
            <text:p>2014-07-04</text:p>
          </table:table-cell>
          <table:table-cell table:formula="of:=CONCATENATE([$Feuille2.$A$1];[.B846];[$Feuille2.$A$2];[$Feuille2.$A$3];[$Feuille2.$A$4];[.B846];[$Feuille2.$A$5];[$Feuille2.$A$6])" office:value-type="string" office:string-value="(SELECT TIMESTAMP_TO_SEC(TIMESTAMP(&quot;2014-07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4&quot; GROUP EACH BY repository_created_at))">
            <text:p>(SELECT TIMESTAMP_TO_SEC(TIMESTAMP("2014-07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4" GROUP EACH BY repository_created_at))</text:p>
          </table:table-cell>
          <table:table-cell table:formula="of:=MOD([.$H$1]*[.A846];[.$K$1])" office:value-type="float" office:value="315">
            <text:p/>
          </table:table-cell>
          <table:table-cell table:formula="of:=IF([.D846]=[.$H$1];&quot;TRUE&quot;;&quot;&quot;)">
            <text:p/>
          </table:table-cell>
          <table:table-cell table:formula="of:=CONCATENATE(IF([.E846]=&quot;TRUE&quot;;[$Feuille2.$A$14];&quot;&quot;);[.C846];IF([.E847]&lt;&gt;&quot;TRUE&quot;;&quot;, &quot;;&quot;&quot;))" office:value-type="string" office:string-value="(SELECT TIMESTAMP_TO_SEC(TIMESTAMP(&quot;2014-07-0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4&quot; GROUP EACH BY repository_created_at)), ">
            <text:p>(SELECT TIMESTAMP_TO_SEC(TIMESTAMP("2014-07-0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6">
            <text:p>846</text:p>
          </table:table-cell>
          <table:table-cell table:style-name="ce1" office:value-type="string">
            <text:p>2014-07-05</text:p>
          </table:table-cell>
          <table:table-cell table:formula="of:=CONCATENATE([$Feuille2.$A$1];[.B847];[$Feuille2.$A$2];[$Feuille2.$A$3];[$Feuille2.$A$4];[.B847];[$Feuille2.$A$5];[$Feuille2.$A$6])" office:value-type="string" office:string-value="(SELECT TIMESTAMP_TO_SEC(TIMESTAMP(&quot;2014-07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5&quot; GROUP EACH BY repository_created_at))">
            <text:p>(SELECT TIMESTAMP_TO_SEC(TIMESTAMP("2014-07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5" GROUP EACH BY repository_created_at))</text:p>
          </table:table-cell>
          <table:table-cell table:formula="of:=MOD([.$H$1]*[.A847];[.$K$1])" office:value-type="float" office:value="322">
            <text:p/>
          </table:table-cell>
          <table:table-cell table:formula="of:=IF([.D847]=[.$H$1];&quot;TRUE&quot;;&quot;&quot;)">
            <text:p/>
          </table:table-cell>
          <table:table-cell table:formula="of:=CONCATENATE(IF([.E847]=&quot;TRUE&quot;;[$Feuille2.$A$14];&quot;&quot;);[.C847];IF([.E848]&lt;&gt;&quot;TRUE&quot;;&quot;, &quot;;&quot;&quot;))" office:value-type="string" office:string-value="(SELECT TIMESTAMP_TO_SEC(TIMESTAMP(&quot;2014-07-0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5&quot; GROUP EACH BY repository_created_at)), ">
            <text:p>(SELECT TIMESTAMP_TO_SEC(TIMESTAMP("2014-07-0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7">
            <text:p>847</text:p>
          </table:table-cell>
          <table:table-cell table:style-name="ce1" office:value-type="string">
            <text:p>2014-07-06</text:p>
          </table:table-cell>
          <table:table-cell table:formula="of:=CONCATENATE([$Feuille2.$A$1];[.B848];[$Feuille2.$A$2];[$Feuille2.$A$3];[$Feuille2.$A$4];[.B848];[$Feuille2.$A$5];[$Feuille2.$A$6])" office:value-type="string" office:string-value="(SELECT TIMESTAMP_TO_SEC(TIMESTAMP(&quot;2014-07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6&quot; GROUP EACH BY repository_created_at))">
            <text:p>(SELECT TIMESTAMP_TO_SEC(TIMESTAMP("2014-07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6" GROUP EACH BY repository_created_at))</text:p>
          </table:table-cell>
          <table:table-cell table:formula="of:=MOD([.$H$1]*[.A848];[.$K$1])" office:value-type="float" office:value="329">
            <text:p/>
          </table:table-cell>
          <table:table-cell table:formula="of:=IF([.D848]=[.$H$1];&quot;TRUE&quot;;&quot;&quot;)">
            <text:p/>
          </table:table-cell>
          <table:table-cell table:formula="of:=CONCATENATE(IF([.E848]=&quot;TRUE&quot;;[$Feuille2.$A$14];&quot;&quot;);[.C848];IF([.E849]&lt;&gt;&quot;TRUE&quot;;&quot;, &quot;;&quot;&quot;))" office:value-type="string" office:string-value="(SELECT TIMESTAMP_TO_SEC(TIMESTAMP(&quot;2014-07-0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6&quot; GROUP EACH BY repository_created_at)), ">
            <text:p>(SELECT TIMESTAMP_TO_SEC(TIMESTAMP("2014-07-0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8">
            <text:p>848</text:p>
          </table:table-cell>
          <table:table-cell table:style-name="ce1" office:value-type="string">
            <text:p>2014-07-07</text:p>
          </table:table-cell>
          <table:table-cell table:formula="of:=CONCATENATE([$Feuille2.$A$1];[.B849];[$Feuille2.$A$2];[$Feuille2.$A$3];[$Feuille2.$A$4];[.B849];[$Feuille2.$A$5];[$Feuille2.$A$6])" office:value-type="string" office:string-value="(SELECT TIMESTAMP_TO_SEC(TIMESTAMP(&quot;2014-07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7&quot; GROUP EACH BY repository_created_at))">
            <text:p>(SELECT TIMESTAMP_TO_SEC(TIMESTAMP("2014-07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7" GROUP EACH BY repository_created_at))</text:p>
          </table:table-cell>
          <table:table-cell table:formula="of:=MOD([.$H$1]*[.A849];[.$K$1])" office:value-type="float" office:value="336">
            <text:p/>
          </table:table-cell>
          <table:table-cell table:formula="of:=IF([.D849]=[.$H$1];&quot;TRUE&quot;;&quot;&quot;)">
            <text:p/>
          </table:table-cell>
          <table:table-cell table:formula="of:=CONCATENATE(IF([.E849]=&quot;TRUE&quot;;[$Feuille2.$A$14];&quot;&quot;);[.C849];IF([.E850]&lt;&gt;&quot;TRUE&quot;;&quot;, &quot;;&quot;&quot;))" office:value-type="string" office:string-value="(SELECT TIMESTAMP_TO_SEC(TIMESTAMP(&quot;2014-07-0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7&quot; GROUP EACH BY repository_created_at)), ">
            <text:p>(SELECT TIMESTAMP_TO_SEC(TIMESTAMP("2014-07-0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49">
            <text:p>849</text:p>
          </table:table-cell>
          <table:table-cell table:style-name="ce1" office:value-type="string">
            <text:p>2014-07-08</text:p>
          </table:table-cell>
          <table:table-cell table:formula="of:=CONCATENATE([$Feuille2.$A$1];[.B850];[$Feuille2.$A$2];[$Feuille2.$A$3];[$Feuille2.$A$4];[.B850];[$Feuille2.$A$5];[$Feuille2.$A$6])" office:value-type="string" office:string-value="(SELECT TIMESTAMP_TO_SEC(TIMESTAMP(&quot;2014-07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8&quot; GROUP EACH BY repository_created_at))">
            <text:p>(SELECT TIMESTAMP_TO_SEC(TIMESTAMP("2014-07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8" GROUP EACH BY repository_created_at))</text:p>
          </table:table-cell>
          <table:table-cell table:formula="of:=MOD([.$H$1]*[.A850];[.$K$1])" office:value-type="float" office:value="343">
            <text:p/>
          </table:table-cell>
          <table:table-cell table:formula="of:=IF([.D850]=[.$H$1];&quot;TRUE&quot;;&quot;&quot;)">
            <text:p/>
          </table:table-cell>
          <table:table-cell table:formula="of:=CONCATENATE(IF([.E850]=&quot;TRUE&quot;;[$Feuille2.$A$14];&quot;&quot;);[.C850];IF([.E851]&lt;&gt;&quot;TRUE&quot;;&quot;, &quot;;&quot;&quot;))" office:value-type="string" office:string-value="(SELECT TIMESTAMP_TO_SEC(TIMESTAMP(&quot;2014-07-0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8&quot; GROUP EACH BY repository_created_at)), ">
            <text:p>(SELECT TIMESTAMP_TO_SEC(TIMESTAMP("2014-07-0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0">
            <text:p>850</text:p>
          </table:table-cell>
          <table:table-cell table:style-name="ce1" office:value-type="string">
            <text:p>2014-07-09</text:p>
          </table:table-cell>
          <table:table-cell table:formula="of:=CONCATENATE([$Feuille2.$A$1];[.B851];[$Feuille2.$A$2];[$Feuille2.$A$3];[$Feuille2.$A$4];[.B851];[$Feuille2.$A$5];[$Feuille2.$A$6])" office:value-type="string" office:string-value="(SELECT TIMESTAMP_TO_SEC(TIMESTAMP(&quot;2014-07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9&quot; GROUP EACH BY repository_created_at))">
            <text:p>(SELECT TIMESTAMP_TO_SEC(TIMESTAMP("2014-07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9" GROUP EACH BY repository_created_at))</text:p>
          </table:table-cell>
          <table:table-cell table:formula="of:=MOD([.$H$1]*[.A851];[.$K$1])" office:value-type="float" office:value="350">
            <text:p/>
          </table:table-cell>
          <table:table-cell table:formula="of:=IF([.D851]=[.$H$1];&quot;TRUE&quot;;&quot;&quot;)">
            <text:p/>
          </table:table-cell>
          <table:table-cell table:formula="of:=CONCATENATE(IF([.E851]=&quot;TRUE&quot;;[$Feuille2.$A$14];&quot;&quot;);[.C851];IF([.E852]&lt;&gt;&quot;TRUE&quot;;&quot;, &quot;;&quot;&quot;))" office:value-type="string" office:string-value="(SELECT TIMESTAMP_TO_SEC(TIMESTAMP(&quot;2014-07-0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09&quot; GROUP EACH BY repository_created_at)), ">
            <text:p>(SELECT TIMESTAMP_TO_SEC(TIMESTAMP("2014-07-0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0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1">
            <text:p>851</text:p>
          </table:table-cell>
          <table:table-cell table:style-name="ce1" office:value-type="string">
            <text:p>2014-07-10</text:p>
          </table:table-cell>
          <table:table-cell table:formula="of:=CONCATENATE([$Feuille2.$A$1];[.B852];[$Feuille2.$A$2];[$Feuille2.$A$3];[$Feuille2.$A$4];[.B852];[$Feuille2.$A$5];[$Feuille2.$A$6])" office:value-type="string" office:string-value="(SELECT TIMESTAMP_TO_SEC(TIMESTAMP(&quot;2014-07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0&quot; GROUP EACH BY repository_created_at))">
            <text:p>(SELECT TIMESTAMP_TO_SEC(TIMESTAMP("2014-07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0" GROUP EACH BY repository_created_at))</text:p>
          </table:table-cell>
          <table:table-cell table:formula="of:=MOD([.$H$1]*[.A852];[.$K$1])" office:value-type="float" office:value="357">
            <text:p/>
          </table:table-cell>
          <table:table-cell table:formula="of:=IF([.D852]=[.$H$1];&quot;TRUE&quot;;&quot;&quot;)">
            <text:p/>
          </table:table-cell>
          <table:table-cell table:formula="of:=CONCATENATE(IF([.E852]=&quot;TRUE&quot;;[$Feuille2.$A$14];&quot;&quot;);[.C852];IF([.E853]&lt;&gt;&quot;TRUE&quot;;&quot;, &quot;;&quot;&quot;))" office:value-type="string" office:string-value="(SELECT TIMESTAMP_TO_SEC(TIMESTAMP(&quot;2014-07-1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0&quot; GROUP EACH BY repository_created_at)), ">
            <text:p>(SELECT TIMESTAMP_TO_SEC(TIMESTAMP("2014-07-1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2">
            <text:p>852</text:p>
          </table:table-cell>
          <table:table-cell table:style-name="ce1" office:value-type="string">
            <text:p>2014-07-11</text:p>
          </table:table-cell>
          <table:table-cell table:formula="of:=CONCATENATE([$Feuille2.$A$1];[.B853];[$Feuille2.$A$2];[$Feuille2.$A$3];[$Feuille2.$A$4];[.B853];[$Feuille2.$A$5];[$Feuille2.$A$6])" office:value-type="string" office:string-value="(SELECT TIMESTAMP_TO_SEC(TIMESTAMP(&quot;2014-07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1&quot; GROUP EACH BY repository_created_at))">
            <text:p>(SELECT TIMESTAMP_TO_SEC(TIMESTAMP("2014-07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1" GROUP EACH BY repository_created_at))</text:p>
          </table:table-cell>
          <table:table-cell table:formula="of:=MOD([.$H$1]*[.A853];[.$K$1])" office:value-type="float" office:value="364">
            <text:p/>
          </table:table-cell>
          <table:table-cell table:formula="of:=IF([.D853]=[.$H$1];&quot;TRUE&quot;;&quot;&quot;)">
            <text:p/>
          </table:table-cell>
          <table:table-cell table:formula="of:=CONCATENATE(IF([.E853]=&quot;TRUE&quot;;[$Feuille2.$A$14];&quot;&quot;);[.C853];IF([.E854]&lt;&gt;&quot;TRUE&quot;;&quot;, &quot;;&quot;&quot;))" office:value-type="string" office:string-value="(SELECT TIMESTAMP_TO_SEC(TIMESTAMP(&quot;2014-07-1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1&quot; GROUP EACH BY repository_created_at)), ">
            <text:p>(SELECT TIMESTAMP_TO_SEC(TIMESTAMP("2014-07-1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3">
            <text:p>853</text:p>
          </table:table-cell>
          <table:table-cell table:style-name="ce1" office:value-type="string">
            <text:p>2014-07-12</text:p>
          </table:table-cell>
          <table:table-cell table:formula="of:=CONCATENATE([$Feuille2.$A$1];[.B854];[$Feuille2.$A$2];[$Feuille2.$A$3];[$Feuille2.$A$4];[.B854];[$Feuille2.$A$5];[$Feuille2.$A$6])" office:value-type="string" office:string-value="(SELECT TIMESTAMP_TO_SEC(TIMESTAMP(&quot;2014-07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2&quot; GROUP EACH BY repository_created_at))">
            <text:p>(SELECT TIMESTAMP_TO_SEC(TIMESTAMP("2014-07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2" GROUP EACH BY repository_created_at))</text:p>
          </table:table-cell>
          <table:table-cell table:formula="of:=MOD([.$H$1]*[.A854];[.$K$1])" office:value-type="float" office:value="371">
            <text:p/>
          </table:table-cell>
          <table:table-cell table:formula="of:=IF([.D854]=[.$H$1];&quot;TRUE&quot;;&quot;&quot;)">
            <text:p/>
          </table:table-cell>
          <table:table-cell table:formula="of:=CONCATENATE(IF([.E854]=&quot;TRUE&quot;;[$Feuille2.$A$14];&quot;&quot;);[.C854];IF([.E855]&lt;&gt;&quot;TRUE&quot;;&quot;, &quot;;&quot;&quot;))" office:value-type="string" office:string-value="(SELECT TIMESTAMP_TO_SEC(TIMESTAMP(&quot;2014-07-1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2&quot; GROUP EACH BY repository_created_at)), ">
            <text:p>(SELECT TIMESTAMP_TO_SEC(TIMESTAMP("2014-07-1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4">
            <text:p>854</text:p>
          </table:table-cell>
          <table:table-cell table:style-name="ce1" office:value-type="string">
            <text:p>2014-07-13</text:p>
          </table:table-cell>
          <table:table-cell table:formula="of:=CONCATENATE([$Feuille2.$A$1];[.B855];[$Feuille2.$A$2];[$Feuille2.$A$3];[$Feuille2.$A$4];[.B855];[$Feuille2.$A$5];[$Feuille2.$A$6])" office:value-type="string" office:string-value="(SELECT TIMESTAMP_TO_SEC(TIMESTAMP(&quot;2014-07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3&quot; GROUP EACH BY repository_created_at))">
            <text:p>(SELECT TIMESTAMP_TO_SEC(TIMESTAMP("2014-07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3" GROUP EACH BY repository_created_at))</text:p>
          </table:table-cell>
          <table:table-cell table:formula="of:=MOD([.$H$1]*[.A855];[.$K$1])" office:value-type="float" office:value="378">
            <text:p/>
          </table:table-cell>
          <table:table-cell table:formula="of:=IF([.D855]=[.$H$1];&quot;TRUE&quot;;&quot;&quot;)">
            <text:p/>
          </table:table-cell>
          <table:table-cell table:formula="of:=CONCATENATE(IF([.E855]=&quot;TRUE&quot;;[$Feuille2.$A$14];&quot;&quot;);[.C855];IF([.E856]&lt;&gt;&quot;TRUE&quot;;&quot;, &quot;;&quot;&quot;))" office:value-type="string" office:string-value="(SELECT TIMESTAMP_TO_SEC(TIMESTAMP(&quot;2014-07-1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3&quot; GROUP EACH BY repository_created_at)), ">
            <text:p>(SELECT TIMESTAMP_TO_SEC(TIMESTAMP("2014-07-1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5">
            <text:p>855</text:p>
          </table:table-cell>
          <table:table-cell table:style-name="ce1" office:value-type="string">
            <text:p>2014-07-14</text:p>
          </table:table-cell>
          <table:table-cell table:formula="of:=CONCATENATE([$Feuille2.$A$1];[.B856];[$Feuille2.$A$2];[$Feuille2.$A$3];[$Feuille2.$A$4];[.B856];[$Feuille2.$A$5];[$Feuille2.$A$6])" office:value-type="string" office:string-value="(SELECT TIMESTAMP_TO_SEC(TIMESTAMP(&quot;2014-07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4&quot; GROUP EACH BY repository_created_at))">
            <text:p>(SELECT TIMESTAMP_TO_SEC(TIMESTAMP("2014-07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4" GROUP EACH BY repository_created_at))</text:p>
          </table:table-cell>
          <table:table-cell table:formula="of:=MOD([.$H$1]*[.A856];[.$K$1])" office:value-type="float" office:value="385">
            <text:p/>
          </table:table-cell>
          <table:table-cell table:formula="of:=IF([.D856]=[.$H$1];&quot;TRUE&quot;;&quot;&quot;)">
            <text:p/>
          </table:table-cell>
          <table:table-cell table:formula="of:=CONCATENATE(IF([.E856]=&quot;TRUE&quot;;[$Feuille2.$A$14];&quot;&quot;);[.C856];IF([.E857]&lt;&gt;&quot;TRUE&quot;;&quot;, &quot;;&quot;&quot;))" office:value-type="string" office:string-value="(SELECT TIMESTAMP_TO_SEC(TIMESTAMP(&quot;2014-07-1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4&quot; GROUP EACH BY repository_created_at)), ">
            <text:p>(SELECT TIMESTAMP_TO_SEC(TIMESTAMP("2014-07-1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6">
            <text:p>856</text:p>
          </table:table-cell>
          <table:table-cell table:style-name="ce1" office:value-type="string">
            <text:p>2014-07-15</text:p>
          </table:table-cell>
          <table:table-cell table:formula="of:=CONCATENATE([$Feuille2.$A$1];[.B857];[$Feuille2.$A$2];[$Feuille2.$A$3];[$Feuille2.$A$4];[.B857];[$Feuille2.$A$5];[$Feuille2.$A$6])" office:value-type="string" office:string-value="(SELECT TIMESTAMP_TO_SEC(TIMESTAMP(&quot;2014-07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5&quot; GROUP EACH BY repository_created_at))">
            <text:p>(SELECT TIMESTAMP_TO_SEC(TIMESTAMP("2014-07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5" GROUP EACH BY repository_created_at))</text:p>
          </table:table-cell>
          <table:table-cell table:formula="of:=MOD([.$H$1]*[.A857];[.$K$1])" office:value-type="float" office:value="392">
            <text:p/>
          </table:table-cell>
          <table:table-cell table:formula="of:=IF([.D857]=[.$H$1];&quot;TRUE&quot;;&quot;&quot;)">
            <text:p/>
          </table:table-cell>
          <table:table-cell table:formula="of:=CONCATENATE(IF([.E857]=&quot;TRUE&quot;;[$Feuille2.$A$14];&quot;&quot;);[.C857];IF([.E858]&lt;&gt;&quot;TRUE&quot;;&quot;, &quot;;&quot;&quot;))" office:value-type="string" office:string-value="(SELECT TIMESTAMP_TO_SEC(TIMESTAMP(&quot;2014-07-1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5&quot; GROUP EACH BY repository_created_at)), ">
            <text:p>(SELECT TIMESTAMP_TO_SEC(TIMESTAMP("2014-07-1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7">
            <text:p>857</text:p>
          </table:table-cell>
          <table:table-cell table:style-name="ce1" office:value-type="string">
            <text:p>2014-07-16</text:p>
          </table:table-cell>
          <table:table-cell table:formula="of:=CONCATENATE([$Feuille2.$A$1];[.B858];[$Feuille2.$A$2];[$Feuille2.$A$3];[$Feuille2.$A$4];[.B858];[$Feuille2.$A$5];[$Feuille2.$A$6])" office:value-type="string" office:string-value="(SELECT TIMESTAMP_TO_SEC(TIMESTAMP(&quot;2014-07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6&quot; GROUP EACH BY repository_created_at))">
            <text:p>(SELECT TIMESTAMP_TO_SEC(TIMESTAMP("2014-07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6" GROUP EACH BY repository_created_at))</text:p>
          </table:table-cell>
          <table:table-cell table:formula="of:=MOD([.$H$1]*[.A858];[.$K$1])" office:value-type="float" office:value="399">
            <text:p/>
          </table:table-cell>
          <table:table-cell table:formula="of:=IF([.D858]=[.$H$1];&quot;TRUE&quot;;&quot;&quot;)">
            <text:p/>
          </table:table-cell>
          <table:table-cell table:formula="of:=CONCATENATE(IF([.E858]=&quot;TRUE&quot;;[$Feuille2.$A$14];&quot;&quot;);[.C858];IF([.E859]&lt;&gt;&quot;TRUE&quot;;&quot;, &quot;;&quot;&quot;))" office:value-type="string" office:string-value="(SELECT TIMESTAMP_TO_SEC(TIMESTAMP(&quot;2014-07-1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6&quot; GROUP EACH BY repository_created_at)), ">
            <text:p>(SELECT TIMESTAMP_TO_SEC(TIMESTAMP("2014-07-1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8">
            <text:p>858</text:p>
          </table:table-cell>
          <table:table-cell table:style-name="ce1" office:value-type="string">
            <text:p>2014-07-17</text:p>
          </table:table-cell>
          <table:table-cell table:formula="of:=CONCATENATE([$Feuille2.$A$1];[.B859];[$Feuille2.$A$2];[$Feuille2.$A$3];[$Feuille2.$A$4];[.B859];[$Feuille2.$A$5];[$Feuille2.$A$6])" office:value-type="string" office:string-value="(SELECT TIMESTAMP_TO_SEC(TIMESTAMP(&quot;2014-07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7&quot; GROUP EACH BY repository_created_at))">
            <text:p>(SELECT TIMESTAMP_TO_SEC(TIMESTAMP("2014-07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7" GROUP EACH BY repository_created_at))</text:p>
          </table:table-cell>
          <table:table-cell table:formula="of:=MOD([.$H$1]*[.A859];[.$K$1])" office:value-type="float" office:value="406">
            <text:p/>
          </table:table-cell>
          <table:table-cell table:formula="of:=IF([.D859]=[.$H$1];&quot;TRUE&quot;;&quot;&quot;)">
            <text:p/>
          </table:table-cell>
          <table:table-cell table:formula="of:=CONCATENATE(IF([.E859]=&quot;TRUE&quot;;[$Feuille2.$A$14];&quot;&quot;);[.C859];IF([.E860]&lt;&gt;&quot;TRUE&quot;;&quot;, &quot;;&quot;&quot;))" office:value-type="string" office:string-value="(SELECT TIMESTAMP_TO_SEC(TIMESTAMP(&quot;2014-07-1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7&quot; GROUP EACH BY repository_created_at)), ">
            <text:p>(SELECT TIMESTAMP_TO_SEC(TIMESTAMP("2014-07-1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59">
            <text:p>859</text:p>
          </table:table-cell>
          <table:table-cell table:style-name="ce1" office:value-type="string">
            <text:p>2014-07-18</text:p>
          </table:table-cell>
          <table:table-cell table:formula="of:=CONCATENATE([$Feuille2.$A$1];[.B860];[$Feuille2.$A$2];[$Feuille2.$A$3];[$Feuille2.$A$4];[.B860];[$Feuille2.$A$5];[$Feuille2.$A$6])" office:value-type="string" office:string-value="(SELECT TIMESTAMP_TO_SEC(TIMESTAMP(&quot;2014-07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8&quot; GROUP EACH BY repository_created_at))">
            <text:p>(SELECT TIMESTAMP_TO_SEC(TIMESTAMP("2014-07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8" GROUP EACH BY repository_created_at))</text:p>
          </table:table-cell>
          <table:table-cell table:formula="of:=MOD([.$H$1]*[.A860];[.$K$1])" office:value-type="float" office:value="413">
            <text:p/>
          </table:table-cell>
          <table:table-cell table:formula="of:=IF([.D860]=[.$H$1];&quot;TRUE&quot;;&quot;&quot;)">
            <text:p/>
          </table:table-cell>
          <table:table-cell table:formula="of:=CONCATENATE(IF([.E860]=&quot;TRUE&quot;;[$Feuille2.$A$14];&quot;&quot;);[.C860];IF([.E861]&lt;&gt;&quot;TRUE&quot;;&quot;, &quot;;&quot;&quot;))" office:value-type="string" office:string-value="(SELECT TIMESTAMP_TO_SEC(TIMESTAMP(&quot;2014-07-1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8&quot; GROUP EACH BY repository_created_at)), ">
            <text:p>(SELECT TIMESTAMP_TO_SEC(TIMESTAMP("2014-07-1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string">
            <text:p>2014-07-19</text:p>
          </table:table-cell>
          <table:table-cell table:formula="of:=CONCATENATE([$Feuille2.$A$1];[.B861];[$Feuille2.$A$2];[$Feuille2.$A$3];[$Feuille2.$A$4];[.B861];[$Feuille2.$A$5];[$Feuille2.$A$6])" office:value-type="string" office:string-value="(SELECT TIMESTAMP_TO_SEC(TIMESTAMP(&quot;2014-07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9&quot; GROUP EACH BY repository_created_at))">
            <text:p>(SELECT TIMESTAMP_TO_SEC(TIMESTAMP("2014-07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9" GROUP EACH BY repository_created_at))</text:p>
          </table:table-cell>
          <table:table-cell table:formula="of:=MOD([.$H$1]*[.A861];[.$K$1])" office:value-type="float" office:value="420">
            <text:p/>
          </table:table-cell>
          <table:table-cell table:formula="of:=IF([.D861]=[.$H$1];&quot;TRUE&quot;;&quot;&quot;)">
            <text:p/>
          </table:table-cell>
          <table:table-cell table:formula="of:=CONCATENATE(IF([.E861]=&quot;TRUE&quot;;[$Feuille2.$A$14];&quot;&quot;);[.C861];IF([.E862]&lt;&gt;&quot;TRUE&quot;;&quot;, &quot;;&quot;&quot;))" office:value-type="string" office:string-value="(SELECT TIMESTAMP_TO_SEC(TIMESTAMP(&quot;2014-07-1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19&quot; GROUP EACH BY repository_created_at)), ">
            <text:p>(SELECT TIMESTAMP_TO_SEC(TIMESTAMP("2014-07-1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1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1">
            <text:p>861</text:p>
          </table:table-cell>
          <table:table-cell table:style-name="ce1" office:value-type="string">
            <text:p>2014-07-20</text:p>
          </table:table-cell>
          <table:table-cell table:formula="of:=CONCATENATE([$Feuille2.$A$1];[.B862];[$Feuille2.$A$2];[$Feuille2.$A$3];[$Feuille2.$A$4];[.B862];[$Feuille2.$A$5];[$Feuille2.$A$6])" office:value-type="string" office:string-value="(SELECT TIMESTAMP_TO_SEC(TIMESTAMP(&quot;2014-07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0&quot; GROUP EACH BY repository_created_at))">
            <text:p>(SELECT TIMESTAMP_TO_SEC(TIMESTAMP("2014-07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0" GROUP EACH BY repository_created_at))</text:p>
          </table:table-cell>
          <table:table-cell table:formula="of:=MOD([.$H$1]*[.A862];[.$K$1])" office:value-type="float" office:value="427">
            <text:p/>
          </table:table-cell>
          <table:table-cell table:formula="of:=IF([.D862]=[.$H$1];&quot;TRUE&quot;;&quot;&quot;)">
            <text:p/>
          </table:table-cell>
          <table:table-cell table:formula="of:=CONCATENATE(IF([.E862]=&quot;TRUE&quot;;[$Feuille2.$A$14];&quot;&quot;);[.C862];IF([.E863]&lt;&gt;&quot;TRUE&quot;;&quot;, &quot;;&quot;&quot;))" office:value-type="string" office:string-value="(SELECT TIMESTAMP_TO_SEC(TIMESTAMP(&quot;2014-07-2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0&quot; GROUP EACH BY repository_created_at)), ">
            <text:p>(SELECT TIMESTAMP_TO_SEC(TIMESTAMP("2014-07-2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2">
            <text:p>862</text:p>
          </table:table-cell>
          <table:table-cell table:style-name="ce1" office:value-type="string">
            <text:p>2014-07-21</text:p>
          </table:table-cell>
          <table:table-cell table:formula="of:=CONCATENATE([$Feuille2.$A$1];[.B863];[$Feuille2.$A$2];[$Feuille2.$A$3];[$Feuille2.$A$4];[.B863];[$Feuille2.$A$5];[$Feuille2.$A$6])" office:value-type="string" office:string-value="(SELECT TIMESTAMP_TO_SEC(TIMESTAMP(&quot;2014-07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1&quot; GROUP EACH BY repository_created_at))">
            <text:p>(SELECT TIMESTAMP_TO_SEC(TIMESTAMP("2014-07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1" GROUP EACH BY repository_created_at))</text:p>
          </table:table-cell>
          <table:table-cell table:formula="of:=MOD([.$H$1]*[.A863];[.$K$1])" office:value-type="float" office:value="434">
            <text:p/>
          </table:table-cell>
          <table:table-cell table:formula="of:=IF([.D863]=[.$H$1];&quot;TRUE&quot;;&quot;&quot;)">
            <text:p/>
          </table:table-cell>
          <table:table-cell table:formula="of:=CONCATENATE(IF([.E863]=&quot;TRUE&quot;;[$Feuille2.$A$14];&quot;&quot;);[.C863];IF([.E864]&lt;&gt;&quot;TRUE&quot;;&quot;, &quot;;&quot;&quot;))" office:value-type="string" office:string-value="(SELECT TIMESTAMP_TO_SEC(TIMESTAMP(&quot;2014-07-2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1&quot; GROUP EACH BY repository_created_at)), ">
            <text:p>(SELECT TIMESTAMP_TO_SEC(TIMESTAMP("2014-07-2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3">
            <text:p>863</text:p>
          </table:table-cell>
          <table:table-cell table:style-name="ce1" office:value-type="string">
            <text:p>2014-07-22</text:p>
          </table:table-cell>
          <table:table-cell table:formula="of:=CONCATENATE([$Feuille2.$A$1];[.B864];[$Feuille2.$A$2];[$Feuille2.$A$3];[$Feuille2.$A$4];[.B864];[$Feuille2.$A$5];[$Feuille2.$A$6])" office:value-type="string" office:string-value="(SELECT TIMESTAMP_TO_SEC(TIMESTAMP(&quot;2014-07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2&quot; GROUP EACH BY repository_created_at))">
            <text:p>(SELECT TIMESTAMP_TO_SEC(TIMESTAMP("2014-07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2" GROUP EACH BY repository_created_at))</text:p>
          </table:table-cell>
          <table:table-cell table:formula="of:=MOD([.$H$1]*[.A864];[.$K$1])" office:value-type="float" office:value="441">
            <text:p/>
          </table:table-cell>
          <table:table-cell table:formula="of:=IF([.D864]=[.$H$1];&quot;TRUE&quot;;&quot;&quot;)">
            <text:p/>
          </table:table-cell>
          <table:table-cell table:formula="of:=CONCATENATE(IF([.E864]=&quot;TRUE&quot;;[$Feuille2.$A$14];&quot;&quot;);[.C864];IF([.E865]&lt;&gt;&quot;TRUE&quot;;&quot;, &quot;;&quot;&quot;))" office:value-type="string" office:string-value="(SELECT TIMESTAMP_TO_SEC(TIMESTAMP(&quot;2014-07-2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2&quot; GROUP EACH BY repository_created_at)), ">
            <text:p>(SELECT TIMESTAMP_TO_SEC(TIMESTAMP("2014-07-2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4">
            <text:p>864</text:p>
          </table:table-cell>
          <table:table-cell table:style-name="ce1" office:value-type="string">
            <text:p>2014-07-23</text:p>
          </table:table-cell>
          <table:table-cell table:formula="of:=CONCATENATE([$Feuille2.$A$1];[.B865];[$Feuille2.$A$2];[$Feuille2.$A$3];[$Feuille2.$A$4];[.B865];[$Feuille2.$A$5];[$Feuille2.$A$6])" office:value-type="string" office:string-value="(SELECT TIMESTAMP_TO_SEC(TIMESTAMP(&quot;2014-07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3&quot; GROUP EACH BY repository_created_at))">
            <text:p>(SELECT TIMESTAMP_TO_SEC(TIMESTAMP("2014-07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3" GROUP EACH BY repository_created_at))</text:p>
          </table:table-cell>
          <table:table-cell table:formula="of:=MOD([.$H$1]*[.A865];[.$K$1])" office:value-type="float" office:value="448">
            <text:p/>
          </table:table-cell>
          <table:table-cell table:formula="of:=IF([.D865]=[.$H$1];&quot;TRUE&quot;;&quot;&quot;)">
            <text:p/>
          </table:table-cell>
          <table:table-cell table:formula="of:=CONCATENATE(IF([.E865]=&quot;TRUE&quot;;[$Feuille2.$A$14];&quot;&quot;);[.C865];IF([.E866]&lt;&gt;&quot;TRUE&quot;;&quot;, &quot;;&quot;&quot;))" office:value-type="string" office:string-value="(SELECT TIMESTAMP_TO_SEC(TIMESTAMP(&quot;2014-07-2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3&quot; GROUP EACH BY repository_created_at)), ">
            <text:p>(SELECT TIMESTAMP_TO_SEC(TIMESTAMP("2014-07-2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3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5">
            <text:p>865</text:p>
          </table:table-cell>
          <table:table-cell table:style-name="ce1" office:value-type="string">
            <text:p>2014-07-24</text:p>
          </table:table-cell>
          <table:table-cell table:formula="of:=CONCATENATE([$Feuille2.$A$1];[.B866];[$Feuille2.$A$2];[$Feuille2.$A$3];[$Feuille2.$A$4];[.B866];[$Feuille2.$A$5];[$Feuille2.$A$6])" office:value-type="string" office:string-value="(SELECT TIMESTAMP_TO_SEC(TIMESTAMP(&quot;2014-07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4&quot; GROUP EACH BY repository_created_at))">
            <text:p>(SELECT TIMESTAMP_TO_SEC(TIMESTAMP("2014-07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4" GROUP EACH BY repository_created_at))</text:p>
          </table:table-cell>
          <table:table-cell table:formula="of:=MOD([.$H$1]*[.A866];[.$K$1])" office:value-type="float" office:value="455">
            <text:p/>
          </table:table-cell>
          <table:table-cell table:formula="of:=IF([.D866]=[.$H$1];&quot;TRUE&quot;;&quot;&quot;)">
            <text:p/>
          </table:table-cell>
          <table:table-cell table:formula="of:=CONCATENATE(IF([.E866]=&quot;TRUE&quot;;[$Feuille2.$A$14];&quot;&quot;);[.C866];IF([.E867]&lt;&gt;&quot;TRUE&quot;;&quot;, &quot;;&quot;&quot;))" office:value-type="string" office:string-value="(SELECT TIMESTAMP_TO_SEC(TIMESTAMP(&quot;2014-07-24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4&quot; GROUP EACH BY repository_created_at)), ">
            <text:p>(SELECT TIMESTAMP_TO_SEC(TIMESTAMP("2014-07-24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4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6">
            <text:p>866</text:p>
          </table:table-cell>
          <table:table-cell table:style-name="ce1" office:value-type="string">
            <text:p>2014-07-25</text:p>
          </table:table-cell>
          <table:table-cell table:formula="of:=CONCATENATE([$Feuille2.$A$1];[.B867];[$Feuille2.$A$2];[$Feuille2.$A$3];[$Feuille2.$A$4];[.B867];[$Feuille2.$A$5];[$Feuille2.$A$6])" office:value-type="string" office:string-value="(SELECT TIMESTAMP_TO_SEC(TIMESTAMP(&quot;2014-07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5&quot; GROUP EACH BY repository_created_at))">
            <text:p>(SELECT TIMESTAMP_TO_SEC(TIMESTAMP("2014-07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5" GROUP EACH BY repository_created_at))</text:p>
          </table:table-cell>
          <table:table-cell table:formula="of:=MOD([.$H$1]*[.A867];[.$K$1])" office:value-type="float" office:value="462">
            <text:p/>
          </table:table-cell>
          <table:table-cell table:formula="of:=IF([.D867]=[.$H$1];&quot;TRUE&quot;;&quot;&quot;)">
            <text:p/>
          </table:table-cell>
          <table:table-cell table:formula="of:=CONCATENATE(IF([.E867]=&quot;TRUE&quot;;[$Feuille2.$A$14];&quot;&quot;);[.C867];IF([.E868]&lt;&gt;&quot;TRUE&quot;;&quot;, &quot;;&quot;&quot;))" office:value-type="string" office:string-value="(SELECT TIMESTAMP_TO_SEC(TIMESTAMP(&quot;2014-07-25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5&quot; GROUP EACH BY repository_created_at)), ">
            <text:p>(SELECT TIMESTAMP_TO_SEC(TIMESTAMP("2014-07-25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5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7">
            <text:p>867</text:p>
          </table:table-cell>
          <table:table-cell table:style-name="ce1" office:value-type="string">
            <text:p>2014-07-26</text:p>
          </table:table-cell>
          <table:table-cell table:formula="of:=CONCATENATE([$Feuille2.$A$1];[.B868];[$Feuille2.$A$2];[$Feuille2.$A$3];[$Feuille2.$A$4];[.B868];[$Feuille2.$A$5];[$Feuille2.$A$6])" office:value-type="string" office:string-value="(SELECT TIMESTAMP_TO_SEC(TIMESTAMP(&quot;2014-07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6&quot; GROUP EACH BY repository_created_at))">
            <text:p>(SELECT TIMESTAMP_TO_SEC(TIMESTAMP("2014-07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6" GROUP EACH BY repository_created_at))</text:p>
          </table:table-cell>
          <table:table-cell table:formula="of:=MOD([.$H$1]*[.A868];[.$K$1])" office:value-type="float" office:value="469">
            <text:p/>
          </table:table-cell>
          <table:table-cell table:formula="of:=IF([.D868]=[.$H$1];&quot;TRUE&quot;;&quot;&quot;)">
            <text:p/>
          </table:table-cell>
          <table:table-cell table:formula="of:=CONCATENATE(IF([.E868]=&quot;TRUE&quot;;[$Feuille2.$A$14];&quot;&quot;);[.C868];IF([.E869]&lt;&gt;&quot;TRUE&quot;;&quot;, &quot;;&quot;&quot;))" office:value-type="string" office:string-value="(SELECT TIMESTAMP_TO_SEC(TIMESTAMP(&quot;2014-07-26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6&quot; GROUP EACH BY repository_created_at)), ">
            <text:p>(SELECT TIMESTAMP_TO_SEC(TIMESTAMP("2014-07-26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6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8">
            <text:p>868</text:p>
          </table:table-cell>
          <table:table-cell table:style-name="ce1" office:value-type="string">
            <text:p>2014-07-27</text:p>
          </table:table-cell>
          <table:table-cell table:formula="of:=CONCATENATE([$Feuille2.$A$1];[.B869];[$Feuille2.$A$2];[$Feuille2.$A$3];[$Feuille2.$A$4];[.B869];[$Feuille2.$A$5];[$Feuille2.$A$6])" office:value-type="string" office:string-value="(SELECT TIMESTAMP_TO_SEC(TIMESTAMP(&quot;2014-07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7&quot; GROUP EACH BY repository_created_at))">
            <text:p>(SELECT TIMESTAMP_TO_SEC(TIMESTAMP("2014-07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7" GROUP EACH BY repository_created_at))</text:p>
          </table:table-cell>
          <table:table-cell table:formula="of:=MOD([.$H$1]*[.A869];[.$K$1])" office:value-type="float" office:value="476">
            <text:p/>
          </table:table-cell>
          <table:table-cell table:formula="of:=IF([.D869]=[.$H$1];&quot;TRUE&quot;;&quot;&quot;)">
            <text:p/>
          </table:table-cell>
          <table:table-cell table:formula="of:=CONCATENATE(IF([.E869]=&quot;TRUE&quot;;[$Feuille2.$A$14];&quot;&quot;);[.C869];IF([.E870]&lt;&gt;&quot;TRUE&quot;;&quot;, &quot;;&quot;&quot;))" office:value-type="string" office:string-value="(SELECT TIMESTAMP_TO_SEC(TIMESTAMP(&quot;2014-07-27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7&quot; GROUP EACH BY repository_created_at)), ">
            <text:p>(SELECT TIMESTAMP_TO_SEC(TIMESTAMP("2014-07-27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7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69">
            <text:p>869</text:p>
          </table:table-cell>
          <table:table-cell table:style-name="ce1" office:value-type="string">
            <text:p>2014-07-28</text:p>
          </table:table-cell>
          <table:table-cell table:formula="of:=CONCATENATE([$Feuille2.$A$1];[.B870];[$Feuille2.$A$2];[$Feuille2.$A$3];[$Feuille2.$A$4];[.B870];[$Feuille2.$A$5];[$Feuille2.$A$6])" office:value-type="string" office:string-value="(SELECT TIMESTAMP_TO_SEC(TIMESTAMP(&quot;2014-07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8&quot; GROUP EACH BY repository_created_at))">
            <text:p>(SELECT TIMESTAMP_TO_SEC(TIMESTAMP("2014-07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8" GROUP EACH BY repository_created_at))</text:p>
          </table:table-cell>
          <table:table-cell table:formula="of:=MOD([.$H$1]*[.A870];[.$K$1])" office:value-type="float" office:value="483">
            <text:p/>
          </table:table-cell>
          <table:table-cell table:formula="of:=IF([.D870]=[.$H$1];&quot;TRUE&quot;;&quot;&quot;)">
            <text:p/>
          </table:table-cell>
          <table:table-cell table:formula="of:=CONCATENATE(IF([.E870]=&quot;TRUE&quot;;[$Feuille2.$A$14];&quot;&quot;);[.C870];IF([.E871]&lt;&gt;&quot;TRUE&quot;;&quot;, &quot;;&quot;&quot;))" office:value-type="string" office:string-value="(SELECT TIMESTAMP_TO_SEC(TIMESTAMP(&quot;2014-07-28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8&quot; GROUP EACH BY repository_created_at)), ">
            <text:p>(SELECT TIMESTAMP_TO_SEC(TIMESTAMP("2014-07-28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8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0">
            <text:p>870</text:p>
          </table:table-cell>
          <table:table-cell table:style-name="ce1" office:value-type="string">
            <text:p>2014-07-29</text:p>
          </table:table-cell>
          <table:table-cell table:formula="of:=CONCATENATE([$Feuille2.$A$1];[.B871];[$Feuille2.$A$2];[$Feuille2.$A$3];[$Feuille2.$A$4];[.B871];[$Feuille2.$A$5];[$Feuille2.$A$6])" office:value-type="string" office:string-value="(SELECT TIMESTAMP_TO_SEC(TIMESTAMP(&quot;2014-07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9&quot; GROUP EACH BY repository_created_at))">
            <text:p>(SELECT TIMESTAMP_TO_SEC(TIMESTAMP("2014-07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9" GROUP EACH BY repository_created_at))</text:p>
          </table:table-cell>
          <table:table-cell table:formula="of:=MOD([.$H$1]*[.A871];[.$K$1])" office:value-type="float" office:value="490">
            <text:p/>
          </table:table-cell>
          <table:table-cell table:formula="of:=IF([.D871]=[.$H$1];&quot;TRUE&quot;;&quot;&quot;)">
            <text:p/>
          </table:table-cell>
          <table:table-cell table:formula="of:=CONCATENATE(IF([.E871]=&quot;TRUE&quot;;[$Feuille2.$A$14];&quot;&quot;);[.C871];IF([.E872]&lt;&gt;&quot;TRUE&quot;;&quot;, &quot;;&quot;&quot;))" office:value-type="string" office:string-value="(SELECT TIMESTAMP_TO_SEC(TIMESTAMP(&quot;2014-07-29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29&quot; GROUP EACH BY repository_created_at)), ">
            <text:p>(SELECT TIMESTAMP_TO_SEC(TIMESTAMP("2014-07-29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29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1">
            <text:p>871</text:p>
          </table:table-cell>
          <table:table-cell table:style-name="ce1" office:value-type="string">
            <text:p>2014-07-30</text:p>
          </table:table-cell>
          <table:table-cell table:formula="of:=CONCATENATE([$Feuille2.$A$1];[.B872];[$Feuille2.$A$2];[$Feuille2.$A$3];[$Feuille2.$A$4];[.B872];[$Feuille2.$A$5];[$Feuille2.$A$6])" office:value-type="string" office:string-value="(SELECT TIMESTAMP_TO_SEC(TIMESTAMP(&quot;2014-07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30&quot; GROUP EACH BY repository_created_at))">
            <text:p>(SELECT TIMESTAMP_TO_SEC(TIMESTAMP("2014-07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30" GROUP EACH BY repository_created_at))</text:p>
          </table:table-cell>
          <table:table-cell table:formula="of:=MOD([.$H$1]*[.A872];[.$K$1])" office:value-type="float" office:value="497">
            <text:p/>
          </table:table-cell>
          <table:table-cell table:formula="of:=IF([.D872]=[.$H$1];&quot;TRUE&quot;;&quot;&quot;)">
            <text:p/>
          </table:table-cell>
          <table:table-cell table:formula="of:=CONCATENATE(IF([.E872]=&quot;TRUE&quot;;[$Feuille2.$A$14];&quot;&quot;);[.C872];IF([.E873]&lt;&gt;&quot;TRUE&quot;;&quot;, &quot;;&quot;&quot;))" office:value-type="string" office:string-value="(SELECT TIMESTAMP_TO_SEC(TIMESTAMP(&quot;2014-07-30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30&quot; GROUP EACH BY repository_created_at)), ">
            <text:p>(SELECT TIMESTAMP_TO_SEC(TIMESTAMP("2014-07-30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30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2">
            <text:p>872</text:p>
          </table:table-cell>
          <table:table-cell table:style-name="ce1" office:value-type="string">
            <text:p>2014-07-31</text:p>
          </table:table-cell>
          <table:table-cell table:formula="of:=CONCATENATE([$Feuille2.$A$1];[.B873];[$Feuille2.$A$2];[$Feuille2.$A$3];[$Feuille2.$A$4];[.B873];[$Feuille2.$A$5];[$Feuille2.$A$6])" office:value-type="string" office:string-value="(SELECT TIMESTAMP_TO_SEC(TIMESTAMP(&quot;2014-07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31&quot; GROUP EACH BY repository_created_at))">
            <text:p>(SELECT TIMESTAMP_TO_SEC(TIMESTAMP("2014-07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31" GROUP EACH BY repository_created_at))</text:p>
          </table:table-cell>
          <table:table-cell table:formula="of:=MOD([.$H$1]*[.A873];[.$K$1])" office:value-type="float" office:value="504">
            <text:p/>
          </table:table-cell>
          <table:table-cell table:formula="of:=IF([.D873]=[.$H$1];&quot;TRUE&quot;;&quot;&quot;)">
            <text:p/>
          </table:table-cell>
          <table:table-cell table:formula="of:=CONCATENATE(IF([.E873]=&quot;TRUE&quot;;[$Feuille2.$A$14];&quot;&quot;);[.C873];IF([.E874]&lt;&gt;&quot;TRUE&quot;;&quot;, &quot;;&quot;&quot;))" office:value-type="string" office:string-value="(SELECT TIMESTAMP_TO_SEC(TIMESTAMP(&quot;2014-07-3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7-31&quot; GROUP EACH BY repository_created_at)), ">
            <text:p>(SELECT TIMESTAMP_TO_SEC(TIMESTAMP("2014-07-3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7-3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3">
            <text:p>873</text:p>
          </table:table-cell>
          <table:table-cell table:style-name="ce1" office:value-type="string">
            <text:p>2014-08-01</text:p>
          </table:table-cell>
          <table:table-cell table:formula="of:=CONCATENATE([$Feuille2.$A$1];[.B874];[$Feuille2.$A$2];[$Feuille2.$A$3];[$Feuille2.$A$4];[.B874];[$Feuille2.$A$5];[$Feuille2.$A$6])" office:value-type="string" office:string-value="(SELECT TIMESTAMP_TO_SEC(TIMESTAMP(&quot;2014-08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8-01&quot; GROUP EACH BY repository_created_at))">
            <text:p>(SELECT TIMESTAMP_TO_SEC(TIMESTAMP("2014-08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8-01" GROUP EACH BY repository_created_at))</text:p>
          </table:table-cell>
          <table:table-cell table:formula="of:=MOD([.$H$1]*[.A874];[.$K$1])" office:value-type="float" office:value="511">
            <text:p/>
          </table:table-cell>
          <table:table-cell table:formula="of:=IF([.D874]=[.$H$1];&quot;TRUE&quot;;&quot;&quot;)">
            <text:p/>
          </table:table-cell>
          <table:table-cell table:formula="of:=CONCATENATE(IF([.E874]=&quot;TRUE&quot;;[$Feuille2.$A$14];&quot;&quot;);[.C874];IF([.E875]&lt;&gt;&quot;TRUE&quot;;&quot;, &quot;;&quot;&quot;))" office:value-type="string" office:string-value="(SELECT TIMESTAMP_TO_SEC(TIMESTAMP(&quot;2014-08-01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8-01&quot; GROUP EACH BY repository_created_at)), ">
            <text:p>(SELECT TIMESTAMP_TO_SEC(TIMESTAMP("2014-08-01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8-01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4">
            <text:p>874</text:p>
          </table:table-cell>
          <table:table-cell table:style-name="ce1" office:value-type="string">
            <text:p>2014-08-02</text:p>
          </table:table-cell>
          <table:table-cell table:formula="of:=CONCATENATE([$Feuille2.$A$1];[.B875];[$Feuille2.$A$2];[$Feuille2.$A$3];[$Feuille2.$A$4];[.B875];[$Feuille2.$A$5];[$Feuille2.$A$6])" office:value-type="string" office:string-value="(SELECT TIMESTAMP_TO_SEC(TIMESTAMP(&quot;2014-08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8-02&quot; GROUP EACH BY repository_created_at))">
            <text:p>(SELECT TIMESTAMP_TO_SEC(TIMESTAMP("2014-08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8-02" GROUP EACH BY repository_created_at))</text:p>
          </table:table-cell>
          <table:table-cell table:formula="of:=MOD([.$H$1]*[.A875];[.$K$1])" office:value-type="float" office:value="518">
            <text:p/>
          </table:table-cell>
          <table:table-cell table:formula="of:=IF([.D875]=[.$H$1];&quot;TRUE&quot;;&quot;&quot;)">
            <text:p/>
          </table:table-cell>
          <table:table-cell table:formula="of:=CONCATENATE(IF([.E875]=&quot;TRUE&quot;;[$Feuille2.$A$14];&quot;&quot;);[.C875];IF([.E876]&lt;&gt;&quot;TRUE&quot;;&quot;, &quot;;&quot;&quot;))" office:value-type="string" office:string-value="(SELECT TIMESTAMP_TO_SEC(TIMESTAMP(&quot;2014-08-02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8-02&quot; GROUP EACH BY repository_created_at)), ">
            <text:p>(SELECT TIMESTAMP_TO_SEC(TIMESTAMP("2014-08-02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8-02" GROUP EACH BY repository_created_at)), </text:p>
          </table:table-cell>
          <table:table-cell table:number-columns-repeated="15"/>
        </table:table-row>
        <table:table-row table:style-name="ro2">
          <table:table-cell office:value-type="float" office:value="875">
            <text:p>875</text:p>
          </table:table-cell>
          <table:table-cell table:style-name="ce1" office:value-type="string">
            <text:p>2014-08-03</text:p>
          </table:table-cell>
          <table:table-cell table:formula="of:=CONCATENATE([$Feuille2.$A$1];[.B876];[$Feuille2.$A$2];[$Feuille2.$A$3];[$Feuille2.$A$4];[.B876];[$Feuille2.$A$5];[$Feuille2.$A$6])" office:value-type="string" office:string-value="(SELECT TIMESTAMP_TO_SEC(TIMESTAMP(&quot;2014-08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8-03&quot; GROUP EACH BY repository_created_at))">
            <text:p>(SELECT TIMESTAMP_TO_SEC(TIMESTAMP("2014-08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8-03" GROUP EACH BY repository_created_at))</text:p>
          </table:table-cell>
          <table:table-cell table:formula="of:=MOD([.$H$1]*[.A876];[.$K$1])" office:value-type="float" office:value="525">
            <text:p/>
          </table:table-cell>
          <table:table-cell table:formula="of:=IF([.D876]=[.$H$1];&quot;TRUE&quot;;&quot;&quot;)">
            <text:p/>
          </table:table-cell>
          <table:table-cell table:formula="of:=CONCATENATE(IF([.E876]=&quot;TRUE&quot;;[$Feuille2.$A$14];&quot;&quot;);[.C876];IF([.E877]&lt;&gt;&quot;TRUE&quot;;&quot;, &quot;;&quot;&quot;))" office:value-type="string" office:string-value="(SELECT TIMESTAMP_TO_SEC(TIMESTAMP(&quot;2014-08-03&quot;))  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&quot;2014-08-03&quot; GROUP EACH BY repository_created_at)), ">
            <text:p>(SELECT TIMESTAMP_TO_SEC(TIMESTAMP("2014-08-03")) <text:s/>as TimeDate, SUM(repo_size) as gitHubSize FROM( SELECT MAX(repository_size) as repo_size FROM (SELECT LEFT(created_at, 10) as created_at, repository_size, TIMESTAMP_TO_SEC(TIMESTAMP(repository_created_at)) as repository_created_at FROM [githubarchive:github.timeline]) WHERE created_at &lt; "2014-08-03" GROUP EACH BY repository_created_at)), </text:p>
          </table:table-cell>
          <table:table-cell table:number-columns-repeated="15"/>
        </table:table-row>
        <table:table-row table:style-name="ro2">
          <table:table-cell table:number-columns-repeated="4"/>
          <table:table-cell/>
          <table:table-cell table:number-columns-repeated="16"/>
        </table:table-row>
        <table:table-row table:style-name="ro2" table:number-rows-repeated="1047698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 office:value-type="string">
            <text:p>(SELECT TIMESTAMP_TO_SEC(TIMESTAMP("</text:p>
          </table:table-cell>
        </table:table-row>
        <table:table-row table:style-name="ro1">
          <table:table-cell office:value-type="string">
            <text:p>")) <text:s/>as TimeDate, SUM(repo_size) as gitHubSize FROM( SELECT MAX(repository_size) as repo_size FROM</text:p>
          </table:table-cell>
        </table:table-row>
        <table:table-row table:style-name="ro3">
          <table:table-cell office:value-type="string">
            <text:p><text:s/>(SELECT LEFT(created_at, 10) as created_at, repository_size, TIMESTAMP_TO_SEC(TIMESTAMP(repository_created_at)) as repository_created_at FROM [githubarchive:github.timeline])</text:p>
          </table:table-cell>
        </table:table-row>
        <table:table-row table:style-name="ro1">
          <table:table-cell office:value-type="string">
            <text:p><text:s/>WHERE created_at &lt; "</text:p>
          </table:table-cell>
        </table:table-row>
        <table:table-row table:style-name="ro1">
          <table:table-cell office:value-type="string">
            <text:p>" GROUP EACH BY repository_created_at</text:p>
          </table:table-cell>
        </table:table-row>
        <table:table-row table:style-name="ro2">
          <table:table-cell office:value-type="string">
            <text:p>))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SELECT DISTINCT created_at FROM</text:p>
          </table:table-cell>
        </table:table-row>
        <table:table-row table:style-name="ro3">
          <table:table-cell office:value-type="string">
            <text:p>(SELECT created_at FROM [githubarchive:github.timeline])</text:p>
          </table:table-cell>
        </table:table-row>
        <table:table-row table:style-name="ro3">
          <table:table-cell office:value-type="string">
            <text:p>ORDER BY created_at ASC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SELECT * FRO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000-00-00T09:30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21:33:29.261000000</meta:creation-date>
    <dc:date>2014-08-08T10:10:28</dc:date>
    <meta:editing-duration>PT44M28S</meta:editing-duration>
    <meta:editing-cycles>14</meta:editing-cycles>
    <meta:generator>LibreOffice/4.0.2.2$Linux_X86_64 LibreOffice_project/400m0$Build-2</meta:generator>
    <dc:creator>Emmanuelle Parnet</dc:creator>
    <meta:document-statistic meta:table-count="2" meta:cell-count="5280" meta:object-count="0"/>
  </office:meta>
</office:document-meta>
</file>